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041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18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2cm"/>
    </style:style>
    <style:style style:name="co20" style:family="table-column">
      <style:table-column-properties fo:break-before="auto" style:column-width="1.579cm"/>
    </style:style>
    <style:style style:name="co21" style:family="table-column">
      <style:table-column-properties fo:break-before="auto" style:column-width="1.688cm"/>
    </style:style>
    <style:style style:name="co22" style:family="table-column">
      <style:table-column-properties fo:break-before="auto" style:column-width="2.981cm"/>
    </style:style>
    <style:style style:name="co23" style:family="table-column">
      <style:table-column-properties fo:break-before="auto" style:column-width="2.921cm"/>
    </style:style>
    <style:style style:name="co24" style:family="table-column">
      <style:table-column-properties fo:break-before="auto" style:column-width="0.919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2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1_gc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column table:style-name="co13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column table:style-name="co13" table:default-cell-style-name="ce2"/>
        <table:table-column table:style-name="co14" table:number-columns-repeated="4" table:default-cell-style-name="ce2"/>
        <table:table-column table:style-name="co1" table:default-cell-style-name="Default"/>
        <table:table-column table:style-name="co14" table:default-cell-style-name="ce2"/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R0</text:p>
          </table:table-cell>
          <table:covered-table-cell table:number-columns-repeated="6"/>
          <table:table-cell table:style-name="ce4" office:value-type="string" calcext:value-type="string" table:number-columns-spanned="7" table:number-rows-spanned="1">
            <text:p>R1</text:p>
          </table:table-cell>
          <table:covered-table-cell table:number-columns-repeated="6"/>
          <table:table-cell table:style-name="ce4" office:value-type="string" calcext:value-type="string" table:number-columns-spanned="7" table:number-rows-spanned="1">
            <text:p>R1+R2</text:p>
          </table:table-cell>
          <table:covered-table-cell table:number-columns-repeated="6"/>
          <table:table-cell table:style-name="ce4" office:value-type="string" calcext:value-type="string" table:number-columns-spanned="7" table:number-rows-spanned="1">
            <text:p>iterated</text:p>
          </table:table-cell>
          <table:covered-table-cell table:number-columns-repeated="6"/>
          <table:table-cell table:style-name="ce4" office:value-type="string" calcext:value-type="string" table:number-columns-spanned="5" table:number-rows-spanned="1">
            <text:p>R0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1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R1+R2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It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C time</text:p>
          </table:table-cell>
          <table:table-cell office:value-type="string" calcext:value-type="string">
            <text:p>R time</text:p>
          </table:table-cell>
          <table:table-cell office:value-type="string" calcext:value-type="string">
            <text:p>Conv time</text:p>
          </table:table-cell>
          <table:table-cell office:value-type="string" calcext:value-type="string">
            <text:p>|iter|</text:p>
          </table:table-cell>
          <table:table-cell office:value-type="string" calcext:value-type="string">
            <text:p>|R1|</text:p>
          </table:table-cell>
          <table:table-cell office:value-type="string" calcext:value-type="string">
            <text:p>|R2|</text:p>
          </table:table-cell>
          <table:table-cell office:value-type="string" calcext:value-type="string">
            <text:p>|R|</text:p>
          </table:table-cell>
          <table:table-cell office:value-type="string" calcext:value-type="string">
            <text:p>C time</text:p>
          </table:table-cell>
          <table:table-cell office:value-type="string" calcext:value-type="string">
            <text:p>R time</text:p>
          </table:table-cell>
          <table:table-cell office:value-type="string" calcext:value-type="string">
            <text:p>Conv time</text:p>
          </table:table-cell>
          <table:table-cell office:value-type="string" calcext:value-type="string">
            <text:p>|iter|</text:p>
          </table:table-cell>
          <table:table-cell office:value-type="string" calcext:value-type="string">
            <text:p>|R1|</text:p>
          </table:table-cell>
          <table:table-cell office:value-type="string" calcext:value-type="string">
            <text:p>|R2|</text:p>
          </table:table-cell>
          <table:table-cell office:value-type="string" calcext:value-type="string">
            <text:p>|R|</text:p>
          </table:table-cell>
          <table:table-cell office:value-type="string" calcext:value-type="string">
            <text:p>C time</text:p>
          </table:table-cell>
          <table:table-cell office:value-type="string" calcext:value-type="string">
            <text:p>R time</text:p>
          </table:table-cell>
          <table:table-cell office:value-type="string" calcext:value-type="string">
            <text:p>Conv time</text:p>
          </table:table-cell>
          <table:table-cell office:value-type="string" calcext:value-type="string">
            <text:p>|iter|</text:p>
          </table:table-cell>
          <table:table-cell office:value-type="string" calcext:value-type="string">
            <text:p>|R1|</text:p>
          </table:table-cell>
          <table:table-cell office:value-type="string" calcext:value-type="string">
            <text:p>|R2|</text:p>
          </table:table-cell>
          <table:table-cell office:value-type="string" calcext:value-type="string">
            <text:p>|R|</text:p>
          </table:table-cell>
          <table:table-cell office:value-type="string" calcext:value-type="string">
            <text:p>C time</text:p>
          </table:table-cell>
          <table:table-cell office:value-type="string" calcext:value-type="string">
            <text:p>R time</text:p>
          </table:table-cell>
          <table:table-cell office:value-type="string" calcext:value-type="string">
            <text:p>Conv time</text:p>
          </table:table-cell>
          <table:table-cell office:value-type="string" calcext:value-type="string">
            <text:p>|iter|</text:p>
          </table:table-cell>
          <table:table-cell office:value-type="string" calcext:value-type="string">
            <text:p>|R1|</text:p>
          </table:table-cell>
          <table:table-cell office:value-type="string" calcext:value-type="string">
            <text:p>|R2|</text:p>
          </table:table-cell>
          <table:table-cell office:value-type="string" calcext:value-type="string">
            <text:p>|R|</text:p>
          </table:table-cell>
          <table:table-cell/>
          <table:table-cell office:value-type="string" calcext:value-type="string">
            <text:p>|R|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t(s)</text:p>
          </table:table-cell>
          <table:table-cell table:style-name="Default"/>
          <table:table-cell office:value-type="string" calcext:value-type="string">
            <text:p>|R|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t(s)</text:p>
          </table:table-cell>
          <table:table-cell table:style-name="Default"/>
          <table:table-cell office:value-type="string" calcext:value-type="string">
            <text:p>|R|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t(s)</text:p>
          </table:table-cell>
          <table:table-cell table:style-name="Default"/>
          <table:table-cell office:value-type="string" calcext:value-type="string">
            <text:p>|R|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t(s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FullIns_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2*[.C3]/([.B3]*([.B3]-1))" office:value-type="float" office:value="0.22988505747126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K3]=0;&quot;&quot;;1)">
            <text:p/>
          </table:table-cell>
          <table:table-cell table:formula="of:=IF([.AG3]=1;[.K3];&quot;&quot;)">
            <text:p/>
          </table:table-cell>
          <table:table-cell table:formula="of:=IF([.AG3]=1;[.B3];&quot;&quot;)">
            <text:p/>
          </table:table-cell>
          <table:table-cell table:formula="of:=IF([.AG3]=1;[.AH3]*100/[.AI3];&quot;&quot;)">
            <text:p/>
          </table:table-cell>
          <table:table-cell table:formula="of:=IF([.AG3]=1;[.E3]+[.F3]+[.G3];&quot;&quot;)">
            <text:p/>
          </table:table-cell>
          <table:table-cell table:formula="of:=IF([.R3]=0;&quot;&quot;;1)">
            <text:p/>
          </table:table-cell>
          <table:table-cell table:formula="of:=IF([.AL3]=1;[.R3];&quot;&quot;)">
            <text:p/>
          </table:table-cell>
          <table:table-cell table:formula="of:=IF([.AL3]=1;[.B3];&quot;&quot;)">
            <text:p/>
          </table:table-cell>
          <table:table-cell table:formula="of:=IF([.AL3]=1;[.AM3]*100/[.AN3];&quot;&quot;)">
            <text:p/>
          </table:table-cell>
          <table:table-cell table:formula="of:=IF([.AL3]=1;[.L3]+[.M3]+[.N3];&quot;&quot;)">
            <text:p/>
          </table:table-cell>
          <table:table-cell table:formula="of:=IF([.Y3]=0;&quot;&quot;;1)" office:value-type="float" office:value="1" calcext:value-type="float">
            <text:p>1.0</text:p>
          </table:table-cell>
          <table:table-cell table:formula="of:=IF([.AQ3]=1;[.Y3];&quot;&quot;)" office:value-type="float" office:value="13" calcext:value-type="float">
            <text:p>13.0</text:p>
          </table:table-cell>
          <table:table-cell table:formula="of:=IF([.AQ3]=1;[.B3];&quot;&quot;)" office:value-type="float" office:value="30" calcext:value-type="float">
            <text:p>30.0</text:p>
          </table:table-cell>
          <table:table-cell table:formula="of:=IF([.AQ3]=1;[.AR3]*100/[.AS3];&quot;&quot;)" office:value-type="float" office:value="43.3333333333333" calcext:value-type="float">
            <text:p>43.3</text:p>
          </table:table-cell>
          <table:table-cell table:formula="of:=IF([.AQ3]=1;[.S3]+[.T3]+[.U3];&quot;&quot;)" office:value-type="float" office:value="0" calcext:value-type="float">
            <text:p>0.0</text:p>
          </table:table-cell>
          <table:table-cell table:formula="of:=IF([.AF3]=0;&quot;&quot;;1)" office:value-type="float" office:value="1" calcext:value-type="float">
            <text:p>1.0</text:p>
          </table:table-cell>
          <table:table-cell table:formula="of:=IF([.AV3]=1;[.AF3];&quot;&quot;)" office:value-type="float" office:value="15" calcext:value-type="float">
            <text:p>15.0</text:p>
          </table:table-cell>
          <table:table-cell table:formula="of:=IF([.AV3]=1;[.B3];&quot;&quot;)" office:value-type="float" office:value="30" calcext:value-type="float">
            <text:p>30.0</text:p>
          </table:table-cell>
          <table:table-cell table:formula="of:=IF([.AV3]=1;[.AW3]*100/[.AX3];&quot;&quot;)" office:value-type="float" office:value="50" calcext:value-type="float">
            <text:p>50.0</text:p>
          </table:table-cell>
          <table:table-cell table:formula="of:=IF([.AV3]=1;[.Z3]+[.AA3]+[.AB3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FullIns_4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table:formula="of:=2*[.C4]/([.B4]*([.B4]-1))" office:value-type="float" office:value="0.138616175783076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K4]=0;&quot;&quot;;1)">
            <text:p/>
          </table:table-cell>
          <table:table-cell table:formula="of:=IF([.AG4]=1;[.K4];&quot;&quot;)">
            <text:p/>
          </table:table-cell>
          <table:table-cell table:formula="of:=IF([.AG4]=1;[.B4];&quot;&quot;)">
            <text:p/>
          </table:table-cell>
          <table:table-cell table:formula="of:=IF([.AG4]=1;[.AH4]*100/[.AI4];&quot;&quot;)">
            <text:p/>
          </table:table-cell>
          <table:table-cell table:formula="of:=IF([.AG4]=1;[.E4]+[.F4]+[.G4];&quot;&quot;)">
            <text:p/>
          </table:table-cell>
          <table:table-cell table:formula="of:=IF([.R4]=0;&quot;&quot;;1)">
            <text:p/>
          </table:table-cell>
          <table:table-cell table:formula="of:=IF([.AL4]=1;[.R4];&quot;&quot;)">
            <text:p/>
          </table:table-cell>
          <table:table-cell table:formula="of:=IF([.AL4]=1;[.B4];&quot;&quot;)">
            <text:p/>
          </table:table-cell>
          <table:table-cell table:formula="of:=IF([.AL4]=1;[.AM4]*100/[.AN4];&quot;&quot;)">
            <text:p/>
          </table:table-cell>
          <table:table-cell table:formula="of:=IF([.AL4]=1;[.L4]+[.M4]+[.N4];&quot;&quot;)">
            <text:p/>
          </table:table-cell>
          <table:table-cell table:formula="of:=IF([.Y4]=0;&quot;&quot;;1)" office:value-type="float" office:value="1" calcext:value-type="float">
            <text:p>1.0</text:p>
          </table:table-cell>
          <table:table-cell table:formula="of:=IF([.AQ4]=1;[.Y4];&quot;&quot;)" office:value-type="float" office:value="56" calcext:value-type="float">
            <text:p>56.0</text:p>
          </table:table-cell>
          <table:table-cell table:formula="of:=IF([.AQ4]=1;[.B4];&quot;&quot;)" office:value-type="float" office:value="93" calcext:value-type="float">
            <text:p>93.0</text:p>
          </table:table-cell>
          <table:table-cell table:formula="of:=IF([.AQ4]=1;[.AR4]*100/[.AS4];&quot;&quot;)" office:value-type="float" office:value="60.2150537634409" calcext:value-type="float">
            <text:p>60.2</text:p>
          </table:table-cell>
          <table:table-cell table:formula="of:=IF([.AQ4]=1;[.S4]+[.T4]+[.U4];&quot;&quot;)" office:value-type="float" office:value="0" calcext:value-type="float">
            <text:p>0.0</text:p>
          </table:table-cell>
          <table:table-cell table:formula="of:=IF([.AF4]=0;&quot;&quot;;1)" office:value-type="float" office:value="1" calcext:value-type="float">
            <text:p>1.0</text:p>
          </table:table-cell>
          <table:table-cell table:formula="of:=IF([.AV4]=1;[.AF4];&quot;&quot;)" office:value-type="float" office:value="58" calcext:value-type="float">
            <text:p>58.0</text:p>
          </table:table-cell>
          <table:table-cell table:formula="of:=IF([.AV4]=1;[.B4];&quot;&quot;)" office:value-type="float" office:value="93" calcext:value-type="float">
            <text:p>93.0</text:p>
          </table:table-cell>
          <table:table-cell table:formula="of:=IF([.AV4]=1;[.AW4]*100/[.AX4];&quot;&quot;)" office:value-type="float" office:value="62.3655913978495" calcext:value-type="float">
            <text:p>62.4</text:p>
          </table:table-cell>
          <table:table-cell table:formula="of:=IF([.AV4]=1;[.Z4]+[.AA4]+[.AB4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FullIns_5</text:p>
          </table:table-cell>
          <table:table-cell office:value-type="float" office:value="282" calcext:value-type="float">
            <text:p>282</text:p>
          </table:table-cell>
          <table:table-cell office:value-type="float" office:value="3247" calcext:value-type="float">
            <text:p>3247</text:p>
          </table:table-cell>
          <table:table-cell table:formula="of:=2*[.C5]/([.B5]*([.B5]-1))" office:value-type="float" office:value="0.0819514903712678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formula="of:=IF([.K5]=0;&quot;&quot;;1)">
            <text:p/>
          </table:table-cell>
          <table:table-cell table:formula="of:=IF([.AG5]=1;[.K5];&quot;&quot;)">
            <text:p/>
          </table:table-cell>
          <table:table-cell table:formula="of:=IF([.AG5]=1;[.B5];&quot;&quot;)">
            <text:p/>
          </table:table-cell>
          <table:table-cell table:formula="of:=IF([.AG5]=1;[.AH5]*100/[.AI5];&quot;&quot;)">
            <text:p/>
          </table:table-cell>
          <table:table-cell table:formula="of:=IF([.AG5]=1;[.E5]+[.F5]+[.G5];&quot;&quot;)">
            <text:p/>
          </table:table-cell>
          <table:table-cell table:formula="of:=IF([.R5]=0;&quot;&quot;;1)">
            <text:p/>
          </table:table-cell>
          <table:table-cell table:formula="of:=IF([.AL5]=1;[.R5];&quot;&quot;)">
            <text:p/>
          </table:table-cell>
          <table:table-cell table:formula="of:=IF([.AL5]=1;[.B5];&quot;&quot;)">
            <text:p/>
          </table:table-cell>
          <table:table-cell table:formula="of:=IF([.AL5]=1;[.AM5]*100/[.AN5];&quot;&quot;)">
            <text:p/>
          </table:table-cell>
          <table:table-cell table:formula="of:=IF([.AL5]=1;[.L5]+[.M5]+[.N5];&quot;&quot;)">
            <text:p/>
          </table:table-cell>
          <table:table-cell table:formula="of:=IF([.Y5]=0;&quot;&quot;;1)" office:value-type="float" office:value="1" calcext:value-type="float">
            <text:p>1.0</text:p>
          </table:table-cell>
          <table:table-cell table:formula="of:=IF([.AQ5]=1;[.Y5];&quot;&quot;)" office:value-type="float" office:value="205" calcext:value-type="float">
            <text:p>205.0</text:p>
          </table:table-cell>
          <table:table-cell table:formula="of:=IF([.AQ5]=1;[.B5];&quot;&quot;)" office:value-type="float" office:value="282" calcext:value-type="float">
            <text:p>282.0</text:p>
          </table:table-cell>
          <table:table-cell table:formula="of:=IF([.AQ5]=1;[.AR5]*100/[.AS5];&quot;&quot;)" office:value-type="float" office:value="72.6950354609929" calcext:value-type="float">
            <text:p>72.7</text:p>
          </table:table-cell>
          <table:table-cell table:formula="of:=IF([.AQ5]=1;[.S5]+[.T5]+[.U5];&quot;&quot;)" office:value-type="float" office:value="0.04" calcext:value-type="float">
            <text:p>0.0</text:p>
          </table:table-cell>
          <table:table-cell table:formula="of:=IF([.AF5]=0;&quot;&quot;;1)" office:value-type="float" office:value="1" calcext:value-type="float">
            <text:p>1.0</text:p>
          </table:table-cell>
          <table:table-cell table:formula="of:=IF([.AV5]=1;[.AF5];&quot;&quot;)" office:value-type="float" office:value="207" calcext:value-type="float">
            <text:p>207.0</text:p>
          </table:table-cell>
          <table:table-cell table:formula="of:=IF([.AV5]=1;[.B5];&quot;&quot;)" office:value-type="float" office:value="282" calcext:value-type="float">
            <text:p>282.0</text:p>
          </table:table-cell>
          <table:table-cell table:formula="of:=IF([.AV5]=1;[.AW5]*100/[.AX5];&quot;&quot;)" office:value-type="float" office:value="73.4042553191489" calcext:value-type="float">
            <text:p>73.4</text:p>
          </table:table-cell>
          <table:table-cell table:formula="of:=IF([.AV5]=1;[.Z5]+[.AA5]+[.AB5];&quot;&quot;)" office:value-type="float" office:value="0.05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Insertions_4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table:formula="of:=2*[.C6]/([.B6]*([.B6]-1))" office:value-type="float" office:value="0.104929895974672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6]=0;&quot;&quot;;1)">
            <text:p/>
          </table:table-cell>
          <table:table-cell table:formula="of:=IF([.AG6]=1;[.K6];&quot;&quot;)">
            <text:p/>
          </table:table-cell>
          <table:table-cell table:formula="of:=IF([.AG6]=1;[.B6];&quot;&quot;)">
            <text:p/>
          </table:table-cell>
          <table:table-cell table:formula="of:=IF([.AG6]=1;[.AH6]*100/[.AI6];&quot;&quot;)">
            <text:p/>
          </table:table-cell>
          <table:table-cell table:formula="of:=IF([.AG6]=1;[.E6]+[.F6]+[.G6];&quot;&quot;)">
            <text:p/>
          </table:table-cell>
          <table:table-cell table:formula="of:=IF([.R6]=0;&quot;&quot;;1)">
            <text:p/>
          </table:table-cell>
          <table:table-cell table:formula="of:=IF([.AL6]=1;[.R6];&quot;&quot;)">
            <text:p/>
          </table:table-cell>
          <table:table-cell table:formula="of:=IF([.AL6]=1;[.B6];&quot;&quot;)">
            <text:p/>
          </table:table-cell>
          <table:table-cell table:formula="of:=IF([.AL6]=1;[.AM6]*100/[.AN6];&quot;&quot;)">
            <text:p/>
          </table:table-cell>
          <table:table-cell table:formula="of:=IF([.AL6]=1;[.L6]+[.M6]+[.N6];&quot;&quot;)">
            <text:p/>
          </table:table-cell>
          <table:table-cell table:formula="of:=IF([.Y6]=0;&quot;&quot;;1)">
            <text:p/>
          </table:table-cell>
          <table:table-cell table:formula="of:=IF([.AQ6]=1;[.Y6];&quot;&quot;)">
            <text:p/>
          </table:table-cell>
          <table:table-cell table:formula="of:=IF([.AQ6]=1;[.B6];&quot;&quot;)">
            <text:p/>
          </table:table-cell>
          <table:table-cell table:formula="of:=IF([.AQ6]=1;[.AR6]*100/[.AS6];&quot;&quot;)">
            <text:p/>
          </table:table-cell>
          <table:table-cell table:formula="of:=IF([.AQ6]=1;[.S6]+[.T6]+[.U6];&quot;&quot;)">
            <text:p/>
          </table:table-cell>
          <table:table-cell table:formula="of:=IF([.AF6]=0;&quot;&quot;;1)">
            <text:p/>
          </table:table-cell>
          <table:table-cell table:formula="of:=IF([.AV6]=1;[.AF6];&quot;&quot;)">
            <text:p/>
          </table:table-cell>
          <table:table-cell table:formula="of:=IF([.AV6]=1;[.B6];&quot;&quot;)">
            <text:p/>
          </table:table-cell>
          <table:table-cell table:formula="of:=IF([.AV6]=1;[.AW6]*100/[.AX6];&quot;&quot;)">
            <text:p/>
          </table:table-cell>
          <table:table-cell table:formula="of:=IF([.AV6]=1;[.Z6]+[.AA6]+[.AB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Insertions_5</text:p>
          </table:table-cell>
          <table:table-cell office:value-type="float" office:value="202" calcext:value-type="float">
            <text:p>202</text:p>
          </table:table-cell>
          <table:table-cell office:value-type="float" office:value="1227" calcext:value-type="float">
            <text:p>1227</text:p>
          </table:table-cell>
          <table:table-cell table:formula="of:=2*[.C7]/([.B7]*([.B7]-1))" office:value-type="float" office:value="0.0604403723954485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7]=0;&quot;&quot;;1)">
            <text:p/>
          </table:table-cell>
          <table:table-cell table:formula="of:=IF([.AG7]=1;[.K7];&quot;&quot;)">
            <text:p/>
          </table:table-cell>
          <table:table-cell table:formula="of:=IF([.AG7]=1;[.B7];&quot;&quot;)">
            <text:p/>
          </table:table-cell>
          <table:table-cell table:formula="of:=IF([.AG7]=1;[.AH7]*100/[.AI7];&quot;&quot;)">
            <text:p/>
          </table:table-cell>
          <table:table-cell table:formula="of:=IF([.AG7]=1;[.E7]+[.F7]+[.G7];&quot;&quot;)">
            <text:p/>
          </table:table-cell>
          <table:table-cell table:formula="of:=IF([.R7]=0;&quot;&quot;;1)">
            <text:p/>
          </table:table-cell>
          <table:table-cell table:formula="of:=IF([.AL7]=1;[.R7];&quot;&quot;)">
            <text:p/>
          </table:table-cell>
          <table:table-cell table:formula="of:=IF([.AL7]=1;[.B7];&quot;&quot;)">
            <text:p/>
          </table:table-cell>
          <table:table-cell table:formula="of:=IF([.AL7]=1;[.AM7]*100/[.AN7];&quot;&quot;)">
            <text:p/>
          </table:table-cell>
          <table:table-cell table:formula="of:=IF([.AL7]=1;[.L7]+[.M7]+[.N7];&quot;&quot;)">
            <text:p/>
          </table:table-cell>
          <table:table-cell table:formula="of:=IF([.Y7]=0;&quot;&quot;;1)">
            <text:p/>
          </table:table-cell>
          <table:table-cell table:formula="of:=IF([.AQ7]=1;[.Y7];&quot;&quot;)">
            <text:p/>
          </table:table-cell>
          <table:table-cell table:formula="of:=IF([.AQ7]=1;[.B7];&quot;&quot;)">
            <text:p/>
          </table:table-cell>
          <table:table-cell table:formula="of:=IF([.AQ7]=1;[.AR7]*100/[.AS7];&quot;&quot;)">
            <text:p/>
          </table:table-cell>
          <table:table-cell table:formula="of:=IF([.AQ7]=1;[.S7]+[.T7]+[.U7];&quot;&quot;)">
            <text:p/>
          </table:table-cell>
          <table:table-cell table:formula="of:=IF([.AF7]=0;&quot;&quot;;1)">
            <text:p/>
          </table:table-cell>
          <table:table-cell table:formula="of:=IF([.AV7]=1;[.AF7];&quot;&quot;)">
            <text:p/>
          </table:table-cell>
          <table:table-cell table:formula="of:=IF([.AV7]=1;[.B7];&quot;&quot;)">
            <text:p/>
          </table:table-cell>
          <table:table-cell table:formula="of:=IF([.AV7]=1;[.AW7]*100/[.AX7];&quot;&quot;)">
            <text:p/>
          </table:table-cell>
          <table:table-cell table:formula="of:=IF([.AV7]=1;[.Z7]+[.AA7]+[.AB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-Insertions_6</text:p>
          </table:table-cell>
          <table:table-cell office:value-type="float" office:value="607" calcext:value-type="float">
            <text:p>607</text:p>
          </table:table-cell>
          <table:table-cell office:value-type="float" office:value="6337" calcext:value-type="float">
            <text:p>6337</text:p>
          </table:table-cell>
          <table:table-cell table:formula="of:=2*[.C8]/([.B8]*([.B8]-1))" office:value-type="float" office:value="0.0344550105751926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8]=0;&quot;&quot;;1)">
            <text:p/>
          </table:table-cell>
          <table:table-cell table:formula="of:=IF([.AG8]=1;[.K8];&quot;&quot;)">
            <text:p/>
          </table:table-cell>
          <table:table-cell table:formula="of:=IF([.AG8]=1;[.B8];&quot;&quot;)">
            <text:p/>
          </table:table-cell>
          <table:table-cell table:formula="of:=IF([.AG8]=1;[.AH8]*100/[.AI8];&quot;&quot;)">
            <text:p/>
          </table:table-cell>
          <table:table-cell table:formula="of:=IF([.AG8]=1;[.E8]+[.F8]+[.G8];&quot;&quot;)">
            <text:p/>
          </table:table-cell>
          <table:table-cell table:formula="of:=IF([.R8]=0;&quot;&quot;;1)">
            <text:p/>
          </table:table-cell>
          <table:table-cell table:formula="of:=IF([.AL8]=1;[.R8];&quot;&quot;)">
            <text:p/>
          </table:table-cell>
          <table:table-cell table:formula="of:=IF([.AL8]=1;[.B8];&quot;&quot;)">
            <text:p/>
          </table:table-cell>
          <table:table-cell table:formula="of:=IF([.AL8]=1;[.AM8]*100/[.AN8];&quot;&quot;)">
            <text:p/>
          </table:table-cell>
          <table:table-cell table:formula="of:=IF([.AL8]=1;[.L8]+[.M8]+[.N8];&quot;&quot;)">
            <text:p/>
          </table:table-cell>
          <table:table-cell table:formula="of:=IF([.Y8]=0;&quot;&quot;;1)">
            <text:p/>
          </table:table-cell>
          <table:table-cell table:formula="of:=IF([.AQ8]=1;[.Y8];&quot;&quot;)">
            <text:p/>
          </table:table-cell>
          <table:table-cell table:formula="of:=IF([.AQ8]=1;[.B8];&quot;&quot;)">
            <text:p/>
          </table:table-cell>
          <table:table-cell table:formula="of:=IF([.AQ8]=1;[.AR8]*100/[.AS8];&quot;&quot;)">
            <text:p/>
          </table:table-cell>
          <table:table-cell table:formula="of:=IF([.AQ8]=1;[.S8]+[.T8]+[.U8];&quot;&quot;)">
            <text:p/>
          </table:table-cell>
          <table:table-cell table:formula="of:=IF([.AF8]=0;&quot;&quot;;1)">
            <text:p/>
          </table:table-cell>
          <table:table-cell table:formula="of:=IF([.AV8]=1;[.AF8];&quot;&quot;)">
            <text:p/>
          </table:table-cell>
          <table:table-cell table:formula="of:=IF([.AV8]=1;[.B8];&quot;&quot;)">
            <text:p/>
          </table:table-cell>
          <table:table-cell table:formula="of:=IF([.AV8]=1;[.AW8]*100/[.AX8];&quot;&quot;)">
            <text:p/>
          </table:table-cell>
          <table:table-cell table:formula="of:=IF([.AV8]=1;[.Z8]+[.AA8]+[.AB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FullIns_3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table:formula="of:=2*[.C9]/([.B9]*([.B9]-1))" office:value-type="float" office:value="0.1515837104072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IF([.K9]=0;&quot;&quot;;1)">
            <text:p/>
          </table:table-cell>
          <table:table-cell table:formula="of:=IF([.AG9]=1;[.K9];&quot;&quot;)">
            <text:p/>
          </table:table-cell>
          <table:table-cell table:formula="of:=IF([.AG9]=1;[.B9];&quot;&quot;)">
            <text:p/>
          </table:table-cell>
          <table:table-cell table:formula="of:=IF([.AG9]=1;[.AH9]*100/[.AI9];&quot;&quot;)">
            <text:p/>
          </table:table-cell>
          <table:table-cell table:formula="of:=IF([.AG9]=1;[.E9]+[.F9]+[.G9];&quot;&quot;)">
            <text:p/>
          </table:table-cell>
          <table:table-cell table:formula="of:=IF([.R9]=0;&quot;&quot;;1)">
            <text:p/>
          </table:table-cell>
          <table:table-cell table:formula="of:=IF([.AL9]=1;[.R9];&quot;&quot;)">
            <text:p/>
          </table:table-cell>
          <table:table-cell table:formula="of:=IF([.AL9]=1;[.B9];&quot;&quot;)">
            <text:p/>
          </table:table-cell>
          <table:table-cell table:formula="of:=IF([.AL9]=1;[.AM9]*100/[.AN9];&quot;&quot;)">
            <text:p/>
          </table:table-cell>
          <table:table-cell table:formula="of:=IF([.AL9]=1;[.L9]+[.M9]+[.N9];&quot;&quot;)">
            <text:p/>
          </table:table-cell>
          <table:table-cell table:formula="of:=IF([.Y9]=0;&quot;&quot;;1)" office:value-type="float" office:value="1" calcext:value-type="float">
            <text:p>1.0</text:p>
          </table:table-cell>
          <table:table-cell table:formula="of:=IF([.AQ9]=1;[.Y9];&quot;&quot;)" office:value-type="float" office:value="18" calcext:value-type="float">
            <text:p>18.0</text:p>
          </table:table-cell>
          <table:table-cell table:formula="of:=IF([.AQ9]=1;[.B9];&quot;&quot;)" office:value-type="float" office:value="52" calcext:value-type="float">
            <text:p>52.0</text:p>
          </table:table-cell>
          <table:table-cell table:formula="of:=IF([.AQ9]=1;[.AR9]*100/[.AS9];&quot;&quot;)" office:value-type="float" office:value="34.6153846153846" calcext:value-type="float">
            <text:p>34.6</text:p>
          </table:table-cell>
          <table:table-cell table:formula="of:=IF([.AQ9]=1;[.S9]+[.T9]+[.U9];&quot;&quot;)" office:value-type="float" office:value="0" calcext:value-type="float">
            <text:p>0.0</text:p>
          </table:table-cell>
          <table:table-cell table:formula="of:=IF([.AF9]=0;&quot;&quot;;1)" office:value-type="float" office:value="1" calcext:value-type="float">
            <text:p>1.0</text:p>
          </table:table-cell>
          <table:table-cell table:formula="of:=IF([.AV9]=1;[.AF9];&quot;&quot;)" office:value-type="float" office:value="43" calcext:value-type="float">
            <text:p>43.0</text:p>
          </table:table-cell>
          <table:table-cell table:formula="of:=IF([.AV9]=1;[.B9];&quot;&quot;)" office:value-type="float" office:value="52" calcext:value-type="float">
            <text:p>52.0</text:p>
          </table:table-cell>
          <table:table-cell table:formula="of:=IF([.AV9]=1;[.AW9]*100/[.AX9];&quot;&quot;)" office:value-type="float" office:value="82.6923076923077" calcext:value-type="float">
            <text:p>82.7</text:p>
          </table:table-cell>
          <table:table-cell table:formula="of:=IF([.AV9]=1;[.Z9]+[.AA9]+[.AB9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FullIns_4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table:formula="of:=2*[.C10]/([.B10]*([.B10]-1))" office:value-type="float" office:value="0.0724760797639274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formula="of:=IF([.K10]=0;&quot;&quot;;1)">
            <text:p/>
          </table:table-cell>
          <table:table-cell table:formula="of:=IF([.AG10]=1;[.K10];&quot;&quot;)">
            <text:p/>
          </table:table-cell>
          <table:table-cell table:formula="of:=IF([.AG10]=1;[.B10];&quot;&quot;)">
            <text:p/>
          </table:table-cell>
          <table:table-cell table:formula="of:=IF([.AG10]=1;[.AH10]*100/[.AI10];&quot;&quot;)">
            <text:p/>
          </table:table-cell>
          <table:table-cell table:formula="of:=IF([.AG10]=1;[.E10]+[.F10]+[.G10];&quot;&quot;)">
            <text:p/>
          </table:table-cell>
          <table:table-cell table:formula="of:=IF([.R10]=0;&quot;&quot;;1)">
            <text:p/>
          </table:table-cell>
          <table:table-cell table:formula="of:=IF([.AL10]=1;[.R10];&quot;&quot;)">
            <text:p/>
          </table:table-cell>
          <table:table-cell table:formula="of:=IF([.AL10]=1;[.B10];&quot;&quot;)">
            <text:p/>
          </table:table-cell>
          <table:table-cell table:formula="of:=IF([.AL10]=1;[.AM10]*100/[.AN10];&quot;&quot;)">
            <text:p/>
          </table:table-cell>
          <table:table-cell table:formula="of:=IF([.AL10]=1;[.L10]+[.M10]+[.N10];&quot;&quot;)">
            <text:p/>
          </table:table-cell>
          <table:table-cell table:formula="of:=IF([.Y10]=0;&quot;&quot;;1)" office:value-type="float" office:value="1" calcext:value-type="float">
            <text:p>1.0</text:p>
          </table:table-cell>
          <table:table-cell table:formula="of:=IF([.AQ10]=1;[.Y10];&quot;&quot;)" office:value-type="float" office:value="106" calcext:value-type="float">
            <text:p>106.0</text:p>
          </table:table-cell>
          <table:table-cell table:formula="of:=IF([.AQ10]=1;[.B10];&quot;&quot;)" office:value-type="float" office:value="212" calcext:value-type="float">
            <text:p>212.0</text:p>
          </table:table-cell>
          <table:table-cell table:formula="of:=IF([.AQ10]=1;[.AR10]*100/[.AS10];&quot;&quot;)" office:value-type="float" office:value="50" calcext:value-type="float">
            <text:p>50.0</text:p>
          </table:table-cell>
          <table:table-cell table:formula="of:=IF([.AQ10]=1;[.S10]+[.T10]+[.U10];&quot;&quot;)" office:value-type="float" office:value="0.02" calcext:value-type="float">
            <text:p>0.0</text:p>
          </table:table-cell>
          <table:table-cell table:formula="of:=IF([.AF10]=0;&quot;&quot;;1)" office:value-type="float" office:value="1" calcext:value-type="float">
            <text:p>1.0</text:p>
          </table:table-cell>
          <table:table-cell table:formula="of:=IF([.AV10]=1;[.AF10];&quot;&quot;)" office:value-type="float" office:value="171" calcext:value-type="float">
            <text:p>171.0</text:p>
          </table:table-cell>
          <table:table-cell table:formula="of:=IF([.AV10]=1;[.B10];&quot;&quot;)" office:value-type="float" office:value="212" calcext:value-type="float">
            <text:p>212.0</text:p>
          </table:table-cell>
          <table:table-cell table:formula="of:=IF([.AV10]=1;[.AW10]*100/[.AX10];&quot;&quot;)" office:value-type="float" office:value="80.6603773584906" calcext:value-type="float">
            <text:p>80.7</text:p>
          </table:table-cell>
          <table:table-cell table:formula="of:=IF([.AV10]=1;[.Z10]+[.AA10]+[.AB10];&quot;&quot;)" office:value-type="float" office:value="0.03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FullIns_5</text:p>
          </table:table-cell>
          <table:table-cell office:value-type="float" office:value="852" calcext:value-type="float">
            <text:p>852</text:p>
          </table:table-cell>
          <table:table-cell office:value-type="float" office:value="12201" calcext:value-type="float">
            <text:p>12201</text:p>
          </table:table-cell>
          <table:table-cell table:formula="of:=2*[.C11]/([.B11]*([.B11]-1))" office:value-type="float" office:value="0.0336555171215306" calcext:value-type="float">
            <text:p>0.0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763" calcext:value-type="float">
            <text:p>763</text:p>
          </table:table-cell>
          <table:table-cell table:formula="of:=IF([.K11]=0;&quot;&quot;;1)">
            <text:p/>
          </table:table-cell>
          <table:table-cell table:formula="of:=IF([.AG11]=1;[.K11];&quot;&quot;)">
            <text:p/>
          </table:table-cell>
          <table:table-cell table:formula="of:=IF([.AG11]=1;[.B11];&quot;&quot;)">
            <text:p/>
          </table:table-cell>
          <table:table-cell table:formula="of:=IF([.AG11]=1;[.AH11]*100/[.AI11];&quot;&quot;)">
            <text:p/>
          </table:table-cell>
          <table:table-cell table:formula="of:=IF([.AG11]=1;[.E11]+[.F11]+[.G11];&quot;&quot;)">
            <text:p/>
          </table:table-cell>
          <table:table-cell table:formula="of:=IF([.R11]=0;&quot;&quot;;1)">
            <text:p/>
          </table:table-cell>
          <table:table-cell table:formula="of:=IF([.AL11]=1;[.R11];&quot;&quot;)">
            <text:p/>
          </table:table-cell>
          <table:table-cell table:formula="of:=IF([.AL11]=1;[.B11];&quot;&quot;)">
            <text:p/>
          </table:table-cell>
          <table:table-cell table:formula="of:=IF([.AL11]=1;[.AM11]*100/[.AN11];&quot;&quot;)">
            <text:p/>
          </table:table-cell>
          <table:table-cell table:formula="of:=IF([.AL11]=1;[.L11]+[.M11]+[.N11];&quot;&quot;)">
            <text:p/>
          </table:table-cell>
          <table:table-cell table:formula="of:=IF([.Y11]=0;&quot;&quot;;1)" office:value-type="float" office:value="1" calcext:value-type="float">
            <text:p>1.0</text:p>
          </table:table-cell>
          <table:table-cell table:formula="of:=IF([.AQ11]=1;[.Y11];&quot;&quot;)" office:value-type="float" office:value="530" calcext:value-type="float">
            <text:p>530.0</text:p>
          </table:table-cell>
          <table:table-cell table:formula="of:=IF([.AQ11]=1;[.B11];&quot;&quot;)" office:value-type="float" office:value="852" calcext:value-type="float">
            <text:p>852.0</text:p>
          </table:table-cell>
          <table:table-cell table:formula="of:=IF([.AQ11]=1;[.AR11]*100/[.AS11];&quot;&quot;)" office:value-type="float" office:value="62.2065727699531" calcext:value-type="float">
            <text:p>62.2</text:p>
          </table:table-cell>
          <table:table-cell table:formula="of:=IF([.AQ11]=1;[.S11]+[.T11]+[.U11];&quot;&quot;)" office:value-type="float" office:value="0.25" calcext:value-type="float">
            <text:p>0.3</text:p>
          </table:table-cell>
          <table:table-cell table:formula="of:=IF([.AF11]=0;&quot;&quot;;1)" office:value-type="float" office:value="1" calcext:value-type="float">
            <text:p>1.0</text:p>
          </table:table-cell>
          <table:table-cell table:formula="of:=IF([.AV11]=1;[.AF11];&quot;&quot;)" office:value-type="float" office:value="763" calcext:value-type="float">
            <text:p>763.0</text:p>
          </table:table-cell>
          <table:table-cell table:formula="of:=IF([.AV11]=1;[.B11];&quot;&quot;)" office:value-type="float" office:value="852" calcext:value-type="float">
            <text:p>852.0</text:p>
          </table:table-cell>
          <table:table-cell table:formula="of:=IF([.AV11]=1;[.AW11]*100/[.AX11];&quot;&quot;)" office:value-type="float" office:value="89.5539906103286" calcext:value-type="float">
            <text:p>89.6</text:p>
          </table:table-cell>
          <table:table-cell table:formula="of:=IF([.AV11]=1;[.Z11]+[.AA11]+[.AB11];&quot;&quot;)" office:value-type="float" office:value="0.28" calcext:value-type="float">
            <text:p>0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Insertions_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formula="of:=2*[.C12]/([.B12]*([.B12]-1))" office:value-type="float" office:value="0.108108108108108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]=0;&quot;&quot;;1)">
            <text:p/>
          </table:table-cell>
          <table:table-cell table:formula="of:=IF([.AG12]=1;[.K12];&quot;&quot;)">
            <text:p/>
          </table:table-cell>
          <table:table-cell table:formula="of:=IF([.AG12]=1;[.B12];&quot;&quot;)">
            <text:p/>
          </table:table-cell>
          <table:table-cell table:formula="of:=IF([.AG12]=1;[.AH12]*100/[.AI12];&quot;&quot;)">
            <text:p/>
          </table:table-cell>
          <table:table-cell table:formula="of:=IF([.AG12]=1;[.E12]+[.F12]+[.G12];&quot;&quot;)">
            <text:p/>
          </table:table-cell>
          <table:table-cell table:formula="of:=IF([.R12]=0;&quot;&quot;;1)">
            <text:p/>
          </table:table-cell>
          <table:table-cell table:formula="of:=IF([.AL12]=1;[.R12];&quot;&quot;)">
            <text:p/>
          </table:table-cell>
          <table:table-cell table:formula="of:=IF([.AL12]=1;[.B12];&quot;&quot;)">
            <text:p/>
          </table:table-cell>
          <table:table-cell table:formula="of:=IF([.AL12]=1;[.AM12]*100/[.AN12];&quot;&quot;)">
            <text:p/>
          </table:table-cell>
          <table:table-cell table:formula="of:=IF([.AL12]=1;[.L12]+[.M12]+[.N12];&quot;&quot;)">
            <text:p/>
          </table:table-cell>
          <table:table-cell table:formula="of:=IF([.Y12]=0;&quot;&quot;;1)">
            <text:p/>
          </table:table-cell>
          <table:table-cell table:formula="of:=IF([.AQ12]=1;[.Y12];&quot;&quot;)">
            <text:p/>
          </table:table-cell>
          <table:table-cell table:formula="of:=IF([.AQ12]=1;[.B12];&quot;&quot;)">
            <text:p/>
          </table:table-cell>
          <table:table-cell table:formula="of:=IF([.AQ12]=1;[.AR12]*100/[.AS12];&quot;&quot;)">
            <text:p/>
          </table:table-cell>
          <table:table-cell table:formula="of:=IF([.AQ12]=1;[.S12]+[.T12]+[.U12];&quot;&quot;)">
            <text:p/>
          </table:table-cell>
          <table:table-cell table:formula="of:=IF([.AF12]=0;&quot;&quot;;1)">
            <text:p/>
          </table:table-cell>
          <table:table-cell table:formula="of:=IF([.AV12]=1;[.AF12];&quot;&quot;)">
            <text:p/>
          </table:table-cell>
          <table:table-cell table:formula="of:=IF([.AV12]=1;[.B12];&quot;&quot;)">
            <text:p/>
          </table:table-cell>
          <table:table-cell table:formula="of:=IF([.AV12]=1;[.AW12]*100/[.AX12];&quot;&quot;)">
            <text:p/>
          </table:table-cell>
          <table:table-cell table:formula="of:=IF([.AV12]=1;[.Z12]+[.AA12]+[.AB1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Insertions_4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table:formula="of:=2*[.C13]/([.B13]*([.B13]-1))" office:value-type="float" office:value="0.0490658443678578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]=0;&quot;&quot;;1)">
            <text:p/>
          </table:table-cell>
          <table:table-cell table:formula="of:=IF([.AG13]=1;[.K13];&quot;&quot;)">
            <text:p/>
          </table:table-cell>
          <table:table-cell table:formula="of:=IF([.AG13]=1;[.B13];&quot;&quot;)">
            <text:p/>
          </table:table-cell>
          <table:table-cell table:formula="of:=IF([.AG13]=1;[.AH13]*100/[.AI13];&quot;&quot;)">
            <text:p/>
          </table:table-cell>
          <table:table-cell table:formula="of:=IF([.AG13]=1;[.E13]+[.F13]+[.G13];&quot;&quot;)">
            <text:p/>
          </table:table-cell>
          <table:table-cell table:formula="of:=IF([.R13]=0;&quot;&quot;;1)">
            <text:p/>
          </table:table-cell>
          <table:table-cell table:formula="of:=IF([.AL13]=1;[.R13];&quot;&quot;)">
            <text:p/>
          </table:table-cell>
          <table:table-cell table:formula="of:=IF([.AL13]=1;[.B13];&quot;&quot;)">
            <text:p/>
          </table:table-cell>
          <table:table-cell table:formula="of:=IF([.AL13]=1;[.AM13]*100/[.AN13];&quot;&quot;)">
            <text:p/>
          </table:table-cell>
          <table:table-cell table:formula="of:=IF([.AL13]=1;[.L13]+[.M13]+[.N13];&quot;&quot;)">
            <text:p/>
          </table:table-cell>
          <table:table-cell table:formula="of:=IF([.Y13]=0;&quot;&quot;;1)">
            <text:p/>
          </table:table-cell>
          <table:table-cell table:formula="of:=IF([.AQ13]=1;[.Y13];&quot;&quot;)">
            <text:p/>
          </table:table-cell>
          <table:table-cell table:formula="of:=IF([.AQ13]=1;[.B13];&quot;&quot;)">
            <text:p/>
          </table:table-cell>
          <table:table-cell table:formula="of:=IF([.AQ13]=1;[.AR13]*100/[.AS13];&quot;&quot;)">
            <text:p/>
          </table:table-cell>
          <table:table-cell table:formula="of:=IF([.AQ13]=1;[.S13]+[.T13]+[.U13];&quot;&quot;)">
            <text:p/>
          </table:table-cell>
          <table:table-cell table:formula="of:=IF([.AF13]=0;&quot;&quot;;1)">
            <text:p/>
          </table:table-cell>
          <table:table-cell table:formula="of:=IF([.AV13]=1;[.AF13];&quot;&quot;)">
            <text:p/>
          </table:table-cell>
          <table:table-cell table:formula="of:=IF([.AV13]=1;[.B13];&quot;&quot;)">
            <text:p/>
          </table:table-cell>
          <table:table-cell table:formula="of:=IF([.AV13]=1;[.AW13]*100/[.AX13];&quot;&quot;)">
            <text:p/>
          </table:table-cell>
          <table:table-cell table:formula="of:=IF([.AV13]=1;[.Z13]+[.AA13]+[.AB1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-Insertions_5</text:p>
          </table:table-cell>
          <table:table-cell office:value-type="float" office:value="597" calcext:value-type="float">
            <text:p>597</text:p>
          </table:table-cell>
          <table:table-cell office:value-type="float" office:value="3936" calcext:value-type="float">
            <text:p>3936</text:p>
          </table:table-cell>
          <table:table-cell table:formula="of:=2*[.C14]/([.B14]*([.B14]-1))" office:value-type="float" office:value="0.0221240430339618" calcext:value-type="float">
            <text:p>0.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]=0;&quot;&quot;;1)">
            <text:p/>
          </table:table-cell>
          <table:table-cell table:formula="of:=IF([.AG14]=1;[.K14];&quot;&quot;)">
            <text:p/>
          </table:table-cell>
          <table:table-cell table:formula="of:=IF([.AG14]=1;[.B14];&quot;&quot;)">
            <text:p/>
          </table:table-cell>
          <table:table-cell table:formula="of:=IF([.AG14]=1;[.AH14]*100/[.AI14];&quot;&quot;)">
            <text:p/>
          </table:table-cell>
          <table:table-cell table:formula="of:=IF([.AG14]=1;[.E14]+[.F14]+[.G14];&quot;&quot;)">
            <text:p/>
          </table:table-cell>
          <table:table-cell table:formula="of:=IF([.R14]=0;&quot;&quot;;1)">
            <text:p/>
          </table:table-cell>
          <table:table-cell table:formula="of:=IF([.AL14]=1;[.R14];&quot;&quot;)">
            <text:p/>
          </table:table-cell>
          <table:table-cell table:formula="of:=IF([.AL14]=1;[.B14];&quot;&quot;)">
            <text:p/>
          </table:table-cell>
          <table:table-cell table:formula="of:=IF([.AL14]=1;[.AM14]*100/[.AN14];&quot;&quot;)">
            <text:p/>
          </table:table-cell>
          <table:table-cell table:formula="of:=IF([.AL14]=1;[.L14]+[.M14]+[.N14];&quot;&quot;)">
            <text:p/>
          </table:table-cell>
          <table:table-cell table:formula="of:=IF([.Y14]=0;&quot;&quot;;1)">
            <text:p/>
          </table:table-cell>
          <table:table-cell table:formula="of:=IF([.AQ14]=1;[.Y14];&quot;&quot;)">
            <text:p/>
          </table:table-cell>
          <table:table-cell table:formula="of:=IF([.AQ14]=1;[.B14];&quot;&quot;)">
            <text:p/>
          </table:table-cell>
          <table:table-cell table:formula="of:=IF([.AQ14]=1;[.AR14]*100/[.AS14];&quot;&quot;)">
            <text:p/>
          </table:table-cell>
          <table:table-cell table:formula="of:=IF([.AQ14]=1;[.S14]+[.T14]+[.U14];&quot;&quot;)">
            <text:p/>
          </table:table-cell>
          <table:table-cell table:formula="of:=IF([.AF14]=0;&quot;&quot;;1)">
            <text:p/>
          </table:table-cell>
          <table:table-cell table:formula="of:=IF([.AV14]=1;[.AF14];&quot;&quot;)">
            <text:p/>
          </table:table-cell>
          <table:table-cell table:formula="of:=IF([.AV14]=1;[.B14];&quot;&quot;)">
            <text:p/>
          </table:table-cell>
          <table:table-cell table:formula="of:=IF([.AV14]=1;[.AW14]*100/[.AX14];&quot;&quot;)">
            <text:p/>
          </table:table-cell>
          <table:table-cell table:formula="of:=IF([.AV14]=1;[.Z14]+[.AA14]+[.AB1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FullIns_3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formula="of:=2*[.C15]/([.B15]*([.B15]-1))" office:value-type="float" office:value="0.109493670886076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formula="of:=IF([.K15]=0;&quot;&quot;;1)" office:value-type="float" office:value="1" calcext:value-type="float">
            <text:p>1</text:p>
          </table:table-cell>
          <table:table-cell table:formula="of:=IF([.AG15]=1;[.K15];&quot;&quot;)" office:value-type="float" office:value="4" calcext:value-type="float">
            <text:p>4.0</text:p>
          </table:table-cell>
          <table:table-cell table:formula="of:=IF([.AG15]=1;[.B15];&quot;&quot;)" office:value-type="float" office:value="80" calcext:value-type="float">
            <text:p>80.0</text:p>
          </table:table-cell>
          <table:table-cell table:formula="of:=IF([.AG15]=1;[.AH15]*100/[.AI15];&quot;&quot;)" office:value-type="float" office:value="5" calcext:value-type="float">
            <text:p>5.0</text:p>
          </table:table-cell>
          <table:table-cell table:formula="of:=IF([.AG15]=1;[.E15]+[.F15]+[.G15];&quot;&quot;)" office:value-type="float" office:value="0" calcext:value-type="float">
            <text:p>0.0</text:p>
          </table:table-cell>
          <table:table-cell table:formula="of:=IF([.R15]=0;&quot;&quot;;1)" office:value-type="float" office:value="1" calcext:value-type="float">
            <text:p>1.0</text:p>
          </table:table-cell>
          <table:table-cell table:formula="of:=IF([.AL15]=1;[.R15];&quot;&quot;)" office:value-type="float" office:value="4" calcext:value-type="float">
            <text:p>4.0</text:p>
          </table:table-cell>
          <table:table-cell table:formula="of:=IF([.AL15]=1;[.B15];&quot;&quot;)" office:value-type="float" office:value="80" calcext:value-type="float">
            <text:p>80.0</text:p>
          </table:table-cell>
          <table:table-cell table:formula="of:=IF([.AL15]=1;[.AM15]*100/[.AN15];&quot;&quot;)" office:value-type="float" office:value="5" calcext:value-type="float">
            <text:p>5.0</text:p>
          </table:table-cell>
          <table:table-cell table:formula="of:=IF([.AL15]=1;[.L15]+[.M15]+[.N15];&quot;&quot;)" office:value-type="float" office:value="0" calcext:value-type="float">
            <text:p>0.0</text:p>
          </table:table-cell>
          <table:table-cell table:formula="of:=IF([.Y15]=0;&quot;&quot;;1)" office:value-type="float" office:value="1" calcext:value-type="float">
            <text:p>1.0</text:p>
          </table:table-cell>
          <table:table-cell table:formula="of:=IF([.AQ15]=1;[.Y15];&quot;&quot;)" office:value-type="float" office:value="25" calcext:value-type="float">
            <text:p>25.0</text:p>
          </table:table-cell>
          <table:table-cell table:formula="of:=IF([.AQ15]=1;[.B15];&quot;&quot;)" office:value-type="float" office:value="80" calcext:value-type="float">
            <text:p>80.0</text:p>
          </table:table-cell>
          <table:table-cell table:formula="of:=IF([.AQ15]=1;[.AR15]*100/[.AS15];&quot;&quot;)" office:value-type="float" office:value="31.25" calcext:value-type="float">
            <text:p>31.3</text:p>
          </table:table-cell>
          <table:table-cell table:formula="of:=IF([.AQ15]=1;[.S15]+[.T15]+[.U15];&quot;&quot;)" office:value-type="float" office:value="0" calcext:value-type="float">
            <text:p>0.0</text:p>
          </table:table-cell>
          <table:table-cell table:formula="of:=IF([.AF15]=0;&quot;&quot;;1)" office:value-type="float" office:value="1" calcext:value-type="float">
            <text:p>1.0</text:p>
          </table:table-cell>
          <table:table-cell table:formula="of:=IF([.AV15]=1;[.AF15];&quot;&quot;)" office:value-type="float" office:value="69" calcext:value-type="float">
            <text:p>69.0</text:p>
          </table:table-cell>
          <table:table-cell table:formula="of:=IF([.AV15]=1;[.B15];&quot;&quot;)" office:value-type="float" office:value="80" calcext:value-type="float">
            <text:p>80.0</text:p>
          </table:table-cell>
          <table:table-cell table:formula="of:=IF([.AV15]=1;[.AW15]*100/[.AX15];&quot;&quot;)" office:value-type="float" office:value="86.25" calcext:value-type="float">
            <text:p>86.3</text:p>
          </table:table-cell>
          <table:table-cell table:formula="of:=IF([.AV15]=1;[.Z15]+[.AA15]+[.AB15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FullIns_4</text:p>
          </table:table-cell>
          <table:table-cell office:value-type="float" office:value="405" calcext:value-type="float">
            <text:p>405</text:p>
          </table:table-cell>
          <table:table-cell office:value-type="float" office:value="3524" calcext:value-type="float">
            <text:p>3524</text:p>
          </table:table-cell>
          <table:table-cell table:formula="of:=2*[.C16]/([.B16]*([.B16]-1))" office:value-type="float" office:value="0.0430754186529764" calcext:value-type="float">
            <text:p>0.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formula="of:=IF([.K16]=0;&quot;&quot;;1)">
            <text:p/>
          </table:table-cell>
          <table:table-cell table:formula="of:=IF([.AG16]=1;[.K16];&quot;&quot;)">
            <text:p/>
          </table:table-cell>
          <table:table-cell table:formula="of:=IF([.AG16]=1;[.B16];&quot;&quot;)">
            <text:p/>
          </table:table-cell>
          <table:table-cell table:formula="of:=IF([.AG16]=1;[.AH16]*100/[.AI16];&quot;&quot;)">
            <text:p/>
          </table:table-cell>
          <table:table-cell table:formula="of:=IF([.AG16]=1;[.E16]+[.F16]+[.G16];&quot;&quot;)">
            <text:p/>
          </table:table-cell>
          <table:table-cell table:formula="of:=IF([.R16]=0;&quot;&quot;;1)">
            <text:p/>
          </table:table-cell>
          <table:table-cell table:formula="of:=IF([.AL16]=1;[.R16];&quot;&quot;)">
            <text:p/>
          </table:table-cell>
          <table:table-cell table:formula="of:=IF([.AL16]=1;[.B16];&quot;&quot;)">
            <text:p/>
          </table:table-cell>
          <table:table-cell table:formula="of:=IF([.AL16]=1;[.AM16]*100/[.AN16];&quot;&quot;)">
            <text:p/>
          </table:table-cell>
          <table:table-cell table:formula="of:=IF([.AL16]=1;[.L16]+[.M16]+[.N16];&quot;&quot;)">
            <text:p/>
          </table:table-cell>
          <table:table-cell table:formula="of:=IF([.Y16]=0;&quot;&quot;;1)" office:value-type="float" office:value="1" calcext:value-type="float">
            <text:p>1.0</text:p>
          </table:table-cell>
          <table:table-cell table:formula="of:=IF([.AQ16]=1;[.Y16];&quot;&quot;)" office:value-type="float" office:value="172" calcext:value-type="float">
            <text:p>172.0</text:p>
          </table:table-cell>
          <table:table-cell table:formula="of:=IF([.AQ16]=1;[.B16];&quot;&quot;)" office:value-type="float" office:value="405" calcext:value-type="float">
            <text:p>405.0</text:p>
          </table:table-cell>
          <table:table-cell table:formula="of:=IF([.AQ16]=1;[.AR16]*100/[.AS16];&quot;&quot;)" office:value-type="float" office:value="42.4691358024691" calcext:value-type="float">
            <text:p>42.5</text:p>
          </table:table-cell>
          <table:table-cell table:formula="of:=IF([.AQ16]=1;[.S16]+[.T16]+[.U16];&quot;&quot;)" office:value-type="float" office:value="0.07" calcext:value-type="float">
            <text:p>0.1</text:p>
          </table:table-cell>
          <table:table-cell table:formula="of:=IF([.AF16]=0;&quot;&quot;;1)" office:value-type="float" office:value="1" calcext:value-type="float">
            <text:p>1.0</text:p>
          </table:table-cell>
          <table:table-cell table:formula="of:=IF([.AV16]=1;[.AF16];&quot;&quot;)" office:value-type="float" office:value="362" calcext:value-type="float">
            <text:p>362.0</text:p>
          </table:table-cell>
          <table:table-cell table:formula="of:=IF([.AV16]=1;[.B16];&quot;&quot;)" office:value-type="float" office:value="405" calcext:value-type="float">
            <text:p>405.0</text:p>
          </table:table-cell>
          <table:table-cell table:formula="of:=IF([.AV16]=1;[.AW16]*100/[.AX16];&quot;&quot;)" office:value-type="float" office:value="89.3827160493827" calcext:value-type="float">
            <text:p>89.4</text:p>
          </table:table-cell>
          <table:table-cell table:formula="of:=IF([.AV16]=1;[.Z16]+[.AA16]+[.AB16];&quot;&quot;)" office:value-type="float" office:value="0.09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FullIns_5</text:p>
          </table:table-cell>
          <table:table-cell office:value-type="float" office:value="2030" calcext:value-type="float">
            <text:p>2030</text:p>
          </table:table-cell>
          <table:table-cell office:value-type="float" office:value="33751" calcext:value-type="float">
            <text:p>33751</text:p>
          </table:table-cell>
          <table:table-cell table:formula="of:=2*[.C17]/([.B17]*([.B17]-1))" office:value-type="float" office:value="0.0163884754799253" calcext:value-type="float">
            <text:p>0.0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.27" calcext:value-type="float">
            <text:p>0.27</text:p>
          </table:table-cell>
          <table:table-cell office:value-type="float" office:value="1.33" calcext:value-type="float">
            <text:p>1.33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table:formula="of:=IF([.K17]=0;&quot;&quot;;1)">
            <text:p/>
          </table:table-cell>
          <table:table-cell table:formula="of:=IF([.AG17]=1;[.K17];&quot;&quot;)">
            <text:p/>
          </table:table-cell>
          <table:table-cell table:formula="of:=IF([.AG17]=1;[.B17];&quot;&quot;)">
            <text:p/>
          </table:table-cell>
          <table:table-cell table:formula="of:=IF([.AG17]=1;[.AH17]*100/[.AI17];&quot;&quot;)">
            <text:p/>
          </table:table-cell>
          <table:table-cell table:formula="of:=IF([.AG17]=1;[.E17]+[.F17]+[.G17];&quot;&quot;)">
            <text:p/>
          </table:table-cell>
          <table:table-cell table:formula="of:=IF([.R17]=0;&quot;&quot;;1)">
            <text:p/>
          </table:table-cell>
          <table:table-cell table:formula="of:=IF([.AL17]=1;[.R17];&quot;&quot;)">
            <text:p/>
          </table:table-cell>
          <table:table-cell table:formula="of:=IF([.AL17]=1;[.B17];&quot;&quot;)">
            <text:p/>
          </table:table-cell>
          <table:table-cell table:formula="of:=IF([.AL17]=1;[.AM17]*100/[.AN17];&quot;&quot;)">
            <text:p/>
          </table:table-cell>
          <table:table-cell table:formula="of:=IF([.AL17]=1;[.L17]+[.M17]+[.N17];&quot;&quot;)">
            <text:p/>
          </table:table-cell>
          <table:table-cell table:formula="of:=IF([.Y17]=0;&quot;&quot;;1)" office:value-type="float" office:value="1" calcext:value-type="float">
            <text:p>1.0</text:p>
          </table:table-cell>
          <table:table-cell table:formula="of:=IF([.AQ17]=1;[.Y17];&quot;&quot;)" office:value-type="float" office:value="1093" calcext:value-type="float">
            <text:p>1093.0</text:p>
          </table:table-cell>
          <table:table-cell table:formula="of:=IF([.AQ17]=1;[.B17];&quot;&quot;)" office:value-type="float" office:value="2030" calcext:value-type="float">
            <text:p>2030.0</text:p>
          </table:table-cell>
          <table:table-cell table:formula="of:=IF([.AQ17]=1;[.AR17]*100/[.AS17];&quot;&quot;)" office:value-type="float" office:value="53.8423645320197" calcext:value-type="float">
            <text:p>53.8</text:p>
          </table:table-cell>
          <table:table-cell table:formula="of:=IF([.AQ17]=1;[.S17]+[.T17]+[.U17];&quot;&quot;)" office:value-type="float" office:value="1.25" calcext:value-type="float">
            <text:p>1.3</text:p>
          </table:table-cell>
          <table:table-cell table:formula="of:=IF([.AF17]=0;&quot;&quot;;1)" office:value-type="float" office:value="1" calcext:value-type="float">
            <text:p>1.0</text:p>
          </table:table-cell>
          <table:table-cell table:formula="of:=IF([.AV17]=1;[.AF17];&quot;&quot;)" office:value-type="float" office:value="1927" calcext:value-type="float">
            <text:p>1927.0</text:p>
          </table:table-cell>
          <table:table-cell table:formula="of:=IF([.AV17]=1;[.B17];&quot;&quot;)" office:value-type="float" office:value="2030" calcext:value-type="float">
            <text:p>2030.0</text:p>
          </table:table-cell>
          <table:table-cell table:formula="of:=IF([.AV17]=1;[.AW17]*100/[.AX17];&quot;&quot;)" office:value-type="float" office:value="94.9261083743842" calcext:value-type="float">
            <text:p>94.9</text:p>
          </table:table-cell>
          <table:table-cell table:formula="of:=IF([.AV17]=1;[.Z17]+[.AA17]+[.AB17];&quot;&quot;)" office:value-type="float" office:value="1.62" calcext:value-type="float">
            <text:p>1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Insertions_3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formula="of:=2*[.C18]/([.B18]*([.B18]-1))" office:value-type="float" office:value="0.0714285714285714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]=0;&quot;&quot;;1)">
            <text:p/>
          </table:table-cell>
          <table:table-cell table:formula="of:=IF([.AG18]=1;[.K18];&quot;&quot;)">
            <text:p/>
          </table:table-cell>
          <table:table-cell table:formula="of:=IF([.AG18]=1;[.B18];&quot;&quot;)">
            <text:p/>
          </table:table-cell>
          <table:table-cell table:formula="of:=IF([.AG18]=1;[.AH18]*100/[.AI18];&quot;&quot;)">
            <text:p/>
          </table:table-cell>
          <table:table-cell table:formula="of:=IF([.AG18]=1;[.E18]+[.F18]+[.G18];&quot;&quot;)">
            <text:p/>
          </table:table-cell>
          <table:table-cell table:formula="of:=IF([.R18]=0;&quot;&quot;;1)">
            <text:p/>
          </table:table-cell>
          <table:table-cell table:formula="of:=IF([.AL18]=1;[.R18];&quot;&quot;)">
            <text:p/>
          </table:table-cell>
          <table:table-cell table:formula="of:=IF([.AL18]=1;[.B18];&quot;&quot;)">
            <text:p/>
          </table:table-cell>
          <table:table-cell table:formula="of:=IF([.AL18]=1;[.AM18]*100/[.AN18];&quot;&quot;)">
            <text:p/>
          </table:table-cell>
          <table:table-cell table:formula="of:=IF([.AL18]=1;[.L18]+[.M18]+[.N18];&quot;&quot;)">
            <text:p/>
          </table:table-cell>
          <table:table-cell table:formula="of:=IF([.Y18]=0;&quot;&quot;;1)">
            <text:p/>
          </table:table-cell>
          <table:table-cell table:formula="of:=IF([.AQ18]=1;[.Y18];&quot;&quot;)">
            <text:p/>
          </table:table-cell>
          <table:table-cell table:formula="of:=IF([.AQ18]=1;[.B18];&quot;&quot;)">
            <text:p/>
          </table:table-cell>
          <table:table-cell table:formula="of:=IF([.AQ18]=1;[.AR18]*100/[.AS18];&quot;&quot;)">
            <text:p/>
          </table:table-cell>
          <table:table-cell table:formula="of:=IF([.AQ18]=1;[.S18]+[.T18]+[.U18];&quot;&quot;)">
            <text:p/>
          </table:table-cell>
          <table:table-cell table:formula="of:=IF([.AF18]=0;&quot;&quot;;1)">
            <text:p/>
          </table:table-cell>
          <table:table-cell table:formula="of:=IF([.AV18]=1;[.AF18];&quot;&quot;)">
            <text:p/>
          </table:table-cell>
          <table:table-cell table:formula="of:=IF([.AV18]=1;[.B18];&quot;&quot;)">
            <text:p/>
          </table:table-cell>
          <table:table-cell table:formula="of:=IF([.AV18]=1;[.AW18]*100/[.AX18];&quot;&quot;)">
            <text:p/>
          </table:table-cell>
          <table:table-cell table:formula="of:=IF([.AV18]=1;[.Z18]+[.AA18]+[.AB1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Insertions_4</text:p>
          </table:table-cell>
          <table:table-cell office:value-type="float" office:value="281" calcext:value-type="float">
            <text:p>281</text:p>
          </table:table-cell>
          <table:table-cell office:value-type="float" office:value="1046" calcext:value-type="float">
            <text:p>1046</text:p>
          </table:table-cell>
          <table:table-cell table:formula="of:=2*[.C19]/([.B19]*([.B19]-1))" office:value-type="float" office:value="0.0265887137773259" calcext:value-type="float">
            <text:p>0.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9]=0;&quot;&quot;;1)">
            <text:p/>
          </table:table-cell>
          <table:table-cell table:formula="of:=IF([.AG19]=1;[.K19];&quot;&quot;)">
            <text:p/>
          </table:table-cell>
          <table:table-cell table:formula="of:=IF([.AG19]=1;[.B19];&quot;&quot;)">
            <text:p/>
          </table:table-cell>
          <table:table-cell table:formula="of:=IF([.AG19]=1;[.AH19]*100/[.AI19];&quot;&quot;)">
            <text:p/>
          </table:table-cell>
          <table:table-cell table:formula="of:=IF([.AG19]=1;[.E19]+[.F19]+[.G19];&quot;&quot;)">
            <text:p/>
          </table:table-cell>
          <table:table-cell table:formula="of:=IF([.R19]=0;&quot;&quot;;1)">
            <text:p/>
          </table:table-cell>
          <table:table-cell table:formula="of:=IF([.AL19]=1;[.R19];&quot;&quot;)">
            <text:p/>
          </table:table-cell>
          <table:table-cell table:formula="of:=IF([.AL19]=1;[.B19];&quot;&quot;)">
            <text:p/>
          </table:table-cell>
          <table:table-cell table:formula="of:=IF([.AL19]=1;[.AM19]*100/[.AN19];&quot;&quot;)">
            <text:p/>
          </table:table-cell>
          <table:table-cell table:formula="of:=IF([.AL19]=1;[.L19]+[.M19]+[.N19];&quot;&quot;)">
            <text:p/>
          </table:table-cell>
          <table:table-cell table:formula="of:=IF([.Y19]=0;&quot;&quot;;1)">
            <text:p/>
          </table:table-cell>
          <table:table-cell table:formula="of:=IF([.AQ19]=1;[.Y19];&quot;&quot;)">
            <text:p/>
          </table:table-cell>
          <table:table-cell table:formula="of:=IF([.AQ19]=1;[.B19];&quot;&quot;)">
            <text:p/>
          </table:table-cell>
          <table:table-cell table:formula="of:=IF([.AQ19]=1;[.AR19]*100/[.AS19];&quot;&quot;)">
            <text:p/>
          </table:table-cell>
          <table:table-cell table:formula="of:=IF([.AQ19]=1;[.S19]+[.T19]+[.U19];&quot;&quot;)">
            <text:p/>
          </table:table-cell>
          <table:table-cell table:formula="of:=IF([.AF19]=0;&quot;&quot;;1)">
            <text:p/>
          </table:table-cell>
          <table:table-cell table:formula="of:=IF([.AV19]=1;[.AF19];&quot;&quot;)">
            <text:p/>
          </table:table-cell>
          <table:table-cell table:formula="of:=IF([.AV19]=1;[.B19];&quot;&quot;)">
            <text:p/>
          </table:table-cell>
          <table:table-cell table:formula="of:=IF([.AV19]=1;[.AW19]*100/[.AX19];&quot;&quot;)">
            <text:p/>
          </table:table-cell>
          <table:table-cell table:formula="of:=IF([.AV19]=1;[.Z19]+[.AA19]+[.AB1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-Insertions_5</text:p>
          </table:table-cell>
          <table:table-cell office:value-type="float" office:value="1406" calcext:value-type="float">
            <text:p>1406</text:p>
          </table:table-cell>
          <table:table-cell office:value-type="float" office:value="9695" calcext:value-type="float">
            <text:p>9695</text:p>
          </table:table-cell>
          <table:table-cell table:formula="of:=2*[.C20]/([.B20]*([.B20]-1))" office:value-type="float" office:value="0.00981558445503004" calcext:value-type="float">
            <text:p>0.0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0]=0;&quot;&quot;;1)">
            <text:p/>
          </table:table-cell>
          <table:table-cell table:formula="of:=IF([.AG20]=1;[.K20];&quot;&quot;)">
            <text:p/>
          </table:table-cell>
          <table:table-cell table:formula="of:=IF([.AG20]=1;[.B20];&quot;&quot;)">
            <text:p/>
          </table:table-cell>
          <table:table-cell table:formula="of:=IF([.AG20]=1;[.AH20]*100/[.AI20];&quot;&quot;)">
            <text:p/>
          </table:table-cell>
          <table:table-cell table:formula="of:=IF([.AG20]=1;[.E20]+[.F20]+[.G20];&quot;&quot;)">
            <text:p/>
          </table:table-cell>
          <table:table-cell table:formula="of:=IF([.R20]=0;&quot;&quot;;1)">
            <text:p/>
          </table:table-cell>
          <table:table-cell table:formula="of:=IF([.AL20]=1;[.R20];&quot;&quot;)">
            <text:p/>
          </table:table-cell>
          <table:table-cell table:formula="of:=IF([.AL20]=1;[.B20];&quot;&quot;)">
            <text:p/>
          </table:table-cell>
          <table:table-cell table:formula="of:=IF([.AL20]=1;[.AM20]*100/[.AN20];&quot;&quot;)">
            <text:p/>
          </table:table-cell>
          <table:table-cell table:formula="of:=IF([.AL20]=1;[.L20]+[.M20]+[.N20];&quot;&quot;)">
            <text:p/>
          </table:table-cell>
          <table:table-cell table:formula="of:=IF([.Y20]=0;&quot;&quot;;1)">
            <text:p/>
          </table:table-cell>
          <table:table-cell table:formula="of:=IF([.AQ20]=1;[.Y20];&quot;&quot;)">
            <text:p/>
          </table:table-cell>
          <table:table-cell table:formula="of:=IF([.AQ20]=1;[.B20];&quot;&quot;)">
            <text:p/>
          </table:table-cell>
          <table:table-cell table:formula="of:=IF([.AQ20]=1;[.AR20]*100/[.AS20];&quot;&quot;)">
            <text:p/>
          </table:table-cell>
          <table:table-cell table:formula="of:=IF([.AQ20]=1;[.S20]+[.T20]+[.U20];&quot;&quot;)">
            <text:p/>
          </table:table-cell>
          <table:table-cell table:formula="of:=IF([.AF20]=0;&quot;&quot;;1)">
            <text:p/>
          </table:table-cell>
          <table:table-cell table:formula="of:=IF([.AV20]=1;[.AF20];&quot;&quot;)">
            <text:p/>
          </table:table-cell>
          <table:table-cell table:formula="of:=IF([.AV20]=1;[.B20];&quot;&quot;)">
            <text:p/>
          </table:table-cell>
          <table:table-cell table:formula="of:=IF([.AV20]=1;[.AW20]*100/[.AX20];&quot;&quot;)">
            <text:p/>
          </table:table-cell>
          <table:table-cell table:formula="of:=IF([.AV20]=1;[.Z20]+[.AA20]+[.AB2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-FullIns_3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table:formula="of:=2*[.C21]/([.B21]*([.B21]-1))" office:value-type="float" office:value="0.0839931687626145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table:formula="of:=IF([.K21]=0;&quot;&quot;;1)" office:value-type="float" office:value="1" calcext:value-type="float">
            <text:p>1</text:p>
          </table:table-cell>
          <table:table-cell table:formula="of:=IF([.AG21]=1;[.K21];&quot;&quot;)" office:value-type="float" office:value="22" calcext:value-type="float">
            <text:p>22.0</text:p>
          </table:table-cell>
          <table:table-cell table:formula="of:=IF([.AG21]=1;[.B21];&quot;&quot;)" office:value-type="float" office:value="114" calcext:value-type="float">
            <text:p>114.0</text:p>
          </table:table-cell>
          <table:table-cell table:formula="of:=IF([.AG21]=1;[.AH21]*100/[.AI21];&quot;&quot;)" office:value-type="float" office:value="19.2982456140351" calcext:value-type="float">
            <text:p>19.3</text:p>
          </table:table-cell>
          <table:table-cell table:formula="of:=IF([.AG21]=1;[.E21]+[.F21]+[.G21];&quot;&quot;)" office:value-type="float" office:value="0" calcext:value-type="float">
            <text:p>0.0</text:p>
          </table:table-cell>
          <table:table-cell table:formula="of:=IF([.R21]=0;&quot;&quot;;1)" office:value-type="float" office:value="1" calcext:value-type="float">
            <text:p>1.0</text:p>
          </table:table-cell>
          <table:table-cell table:formula="of:=IF([.AL21]=1;[.R21];&quot;&quot;)" office:value-type="float" office:value="22" calcext:value-type="float">
            <text:p>22.0</text:p>
          </table:table-cell>
          <table:table-cell table:formula="of:=IF([.AL21]=1;[.B21];&quot;&quot;)" office:value-type="float" office:value="114" calcext:value-type="float">
            <text:p>114.0</text:p>
          </table:table-cell>
          <table:table-cell table:formula="of:=IF([.AL21]=1;[.AM21]*100/[.AN21];&quot;&quot;)" office:value-type="float" office:value="19.2982456140351" calcext:value-type="float">
            <text:p>19.3</text:p>
          </table:table-cell>
          <table:table-cell table:formula="of:=IF([.AL21]=1;[.L21]+[.M21]+[.N21];&quot;&quot;)" office:value-type="float" office:value="0" calcext:value-type="float">
            <text:p>0.0</text:p>
          </table:table-cell>
          <table:table-cell table:formula="of:=IF([.Y21]=0;&quot;&quot;;1)" office:value-type="float" office:value="1" calcext:value-type="float">
            <text:p>1.0</text:p>
          </table:table-cell>
          <table:table-cell table:formula="of:=IF([.AQ21]=1;[.Y21];&quot;&quot;)" office:value-type="float" office:value="42" calcext:value-type="float">
            <text:p>42.0</text:p>
          </table:table-cell>
          <table:table-cell table:formula="of:=IF([.AQ21]=1;[.B21];&quot;&quot;)" office:value-type="float" office:value="114" calcext:value-type="float">
            <text:p>114.0</text:p>
          </table:table-cell>
          <table:table-cell table:formula="of:=IF([.AQ21]=1;[.AR21]*100/[.AS21];&quot;&quot;)" office:value-type="float" office:value="36.8421052631579" calcext:value-type="float">
            <text:p>36.8</text:p>
          </table:table-cell>
          <table:table-cell table:formula="of:=IF([.AQ21]=1;[.S21]+[.T21]+[.U21];&quot;&quot;)" office:value-type="float" office:value="0.02" calcext:value-type="float">
            <text:p>0.0</text:p>
          </table:table-cell>
          <table:table-cell table:formula="of:=IF([.AF21]=0;&quot;&quot;;1)" office:value-type="float" office:value="1" calcext:value-type="float">
            <text:p>1.0</text:p>
          </table:table-cell>
          <table:table-cell table:formula="of:=IF([.AV21]=1;[.AF21];&quot;&quot;)" office:value-type="float" office:value="101" calcext:value-type="float">
            <text:p>101.0</text:p>
          </table:table-cell>
          <table:table-cell table:formula="of:=IF([.AV21]=1;[.B21];&quot;&quot;)" office:value-type="float" office:value="114" calcext:value-type="float">
            <text:p>114.0</text:p>
          </table:table-cell>
          <table:table-cell table:formula="of:=IF([.AV21]=1;[.AW21]*100/[.AX21];&quot;&quot;)" office:value-type="float" office:value="88.5964912280702" calcext:value-type="float">
            <text:p>88.6</text:p>
          </table:table-cell>
          <table:table-cell table:formula="of:=IF([.AV21]=1;[.Z21]+[.AA21]+[.AB21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-FullIns_4</text:p>
          </table:table-cell>
          <table:table-cell office:value-type="float" office:value="690" calcext:value-type="float">
            <text:p>690</text:p>
          </table:table-cell>
          <table:table-cell office:value-type="float" office:value="6650" calcext:value-type="float">
            <text:p>6650</text:p>
          </table:table-cell>
          <table:table-cell table:formula="of:=2*[.C22]/([.B22]*([.B22]-1))" office:value-type="float" office:value="0.0279758524221199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" calcext:value-type="float">
            <text:p>637</text:p>
          </table:table-cell>
          <table:table-cell office:value-type="float" office:value="16" calcext:value-type="float">
            <text:p>16</text:p>
          </table:table-cell>
          <table:table-cell office:value-type="float" office:value="653" calcext:value-type="float">
            <text:p>653</text:p>
          </table:table-cell>
          <table:table-cell table:formula="of:=IF([.K22]=0;&quot;&quot;;1)">
            <text:p/>
          </table:table-cell>
          <table:table-cell table:formula="of:=IF([.AG22]=1;[.K22];&quot;&quot;)">
            <text:p/>
          </table:table-cell>
          <table:table-cell table:formula="of:=IF([.AG22]=1;[.B22];&quot;&quot;)">
            <text:p/>
          </table:table-cell>
          <table:table-cell table:formula="of:=IF([.AG22]=1;[.AH22]*100/[.AI22];&quot;&quot;)">
            <text:p/>
          </table:table-cell>
          <table:table-cell table:formula="of:=IF([.AG22]=1;[.E22]+[.F22]+[.G22];&quot;&quot;)">
            <text:p/>
          </table:table-cell>
          <table:table-cell table:formula="of:=IF([.R22]=0;&quot;&quot;;1)">
            <text:p/>
          </table:table-cell>
          <table:table-cell table:formula="of:=IF([.AL22]=1;[.R22];&quot;&quot;)">
            <text:p/>
          </table:table-cell>
          <table:table-cell table:formula="of:=IF([.AL22]=1;[.B22];&quot;&quot;)">
            <text:p/>
          </table:table-cell>
          <table:table-cell table:formula="of:=IF([.AL22]=1;[.AM22]*100/[.AN22];&quot;&quot;)">
            <text:p/>
          </table:table-cell>
          <table:table-cell table:formula="of:=IF([.AL22]=1;[.L22]+[.M22]+[.N22];&quot;&quot;)">
            <text:p/>
          </table:table-cell>
          <table:table-cell table:formula="of:=IF([.Y22]=0;&quot;&quot;;1)" office:value-type="float" office:value="1" calcext:value-type="float">
            <text:p>1.0</text:p>
          </table:table-cell>
          <table:table-cell table:formula="of:=IF([.AQ22]=1;[.Y22];&quot;&quot;)" office:value-type="float" office:value="254" calcext:value-type="float">
            <text:p>254.0</text:p>
          </table:table-cell>
          <table:table-cell table:formula="of:=IF([.AQ22]=1;[.B22];&quot;&quot;)" office:value-type="float" office:value="690" calcext:value-type="float">
            <text:p>690.0</text:p>
          </table:table-cell>
          <table:table-cell table:formula="of:=IF([.AQ22]=1;[.AR22]*100/[.AS22];&quot;&quot;)" office:value-type="float" office:value="36.8115942028985" calcext:value-type="float">
            <text:p>36.8</text:p>
          </table:table-cell>
          <table:table-cell table:formula="of:=IF([.AQ22]=1;[.S22]+[.T22]+[.U22];&quot;&quot;)" office:value-type="float" office:value="0.21" calcext:value-type="float">
            <text:p>0.2</text:p>
          </table:table-cell>
          <table:table-cell table:formula="of:=IF([.AF22]=0;&quot;&quot;;1)" office:value-type="float" office:value="1" calcext:value-type="float">
            <text:p>1.0</text:p>
          </table:table-cell>
          <table:table-cell table:formula="of:=IF([.AV22]=1;[.AF22];&quot;&quot;)" office:value-type="float" office:value="653" calcext:value-type="float">
            <text:p>653.0</text:p>
          </table:table-cell>
          <table:table-cell table:formula="of:=IF([.AV22]=1;[.B22];&quot;&quot;)" office:value-type="float" office:value="690" calcext:value-type="float">
            <text:p>690.0</text:p>
          </table:table-cell>
          <table:table-cell table:formula="of:=IF([.AV22]=1;[.AW22]*100/[.AX22];&quot;&quot;)" office:value-type="float" office:value="94.6376811594203" calcext:value-type="float">
            <text:p>94.6</text:p>
          </table:table-cell>
          <table:table-cell table:formula="of:=IF([.AV22]=1;[.Z22]+[.AA22]+[.AB22];&quot;&quot;)" office:value-type="float" office:value="0.3" calcext:value-type="float">
            <text:p>0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-FullIns_5</text:p>
          </table:table-cell>
          <table:table-cell office:value-type="float" office:value="4146" calcext:value-type="float">
            <text:p>4146</text:p>
          </table:table-cell>
          <table:table-cell office:value-type="float" office:value="77305" calcext:value-type="float">
            <text:p>77305</text:p>
          </table:table-cell>
          <table:table-cell table:formula="of:=2*[.C23]/([.B23]*([.B23]-1))" office:value-type="float" office:value="0.00899671053588646" calcext:value-type="float">
            <text:p>0.0</text:p>
          </table:table-cell>
          <table:table-cell office:value-type="float" office:value="0.84" calcext:value-type="float">
            <text:p>0.84</text:p>
          </table:table-cell>
          <table:table-cell office:value-type="float" office:value="2.45" calcext:value-type="float">
            <text:p>2.4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.05" calcext:value-type="float">
            <text:p>6.0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4.08" calcext:value-type="float">
            <text:p>4.08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0.81" calcext:value-type="float">
            <text:p>0.81</text:p>
          </table:table-cell>
          <table:table-cell office:value-type="float" office:value="6.47" calcext:value-type="float">
            <text:p>6.47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4025" calcext:value-type="float">
            <text:p>4025</text:p>
          </table:table-cell>
          <table:table-cell office:value-type="float" office:value="8" calcext:value-type="float">
            <text:p>8</text:p>
          </table:table-cell>
          <table:table-cell office:value-type="float" office:value="4033" calcext:value-type="float">
            <text:p>4033</text:p>
          </table:table-cell>
          <table:table-cell table:formula="of:=IF([.K23]=0;&quot;&quot;;1)">
            <text:p/>
          </table:table-cell>
          <table:table-cell table:formula="of:=IF([.AG23]=1;[.K23];&quot;&quot;)">
            <text:p/>
          </table:table-cell>
          <table:table-cell table:formula="of:=IF([.AG23]=1;[.B23];&quot;&quot;)">
            <text:p/>
          </table:table-cell>
          <table:table-cell table:formula="of:=IF([.AG23]=1;[.AH23]*100/[.AI23];&quot;&quot;)">
            <text:p/>
          </table:table-cell>
          <table:table-cell table:formula="of:=IF([.AG23]=1;[.E23]+[.F23]+[.G23];&quot;&quot;)">
            <text:p/>
          </table:table-cell>
          <table:table-cell table:formula="of:=IF([.R23]=0;&quot;&quot;;1)">
            <text:p/>
          </table:table-cell>
          <table:table-cell table:formula="of:=IF([.AL23]=1;[.R23];&quot;&quot;)">
            <text:p/>
          </table:table-cell>
          <table:table-cell table:formula="of:=IF([.AL23]=1;[.B23];&quot;&quot;)">
            <text:p/>
          </table:table-cell>
          <table:table-cell table:formula="of:=IF([.AL23]=1;[.AM23]*100/[.AN23];&quot;&quot;)">
            <text:p/>
          </table:table-cell>
          <table:table-cell table:formula="of:=IF([.AL23]=1;[.L23]+[.M23]+[.N23];&quot;&quot;)">
            <text:p/>
          </table:table-cell>
          <table:table-cell table:formula="of:=IF([.Y23]=0;&quot;&quot;;1)" office:value-type="float" office:value="1" calcext:value-type="float">
            <text:p>1.0</text:p>
          </table:table-cell>
          <table:table-cell table:formula="of:=IF([.AQ23]=1;[.Y23];&quot;&quot;)" office:value-type="float" office:value="1960" calcext:value-type="float">
            <text:p>1960.0</text:p>
          </table:table-cell>
          <table:table-cell table:formula="of:=IF([.AQ23]=1;[.B23];&quot;&quot;)" office:value-type="float" office:value="4146" calcext:value-type="float">
            <text:p>4146.0</text:p>
          </table:table-cell>
          <table:table-cell table:formula="of:=IF([.AQ23]=1;[.AR23]*100/[.AS23];&quot;&quot;)" office:value-type="float" office:value="47.2744814278823" calcext:value-type="float">
            <text:p>47.3</text:p>
          </table:table-cell>
          <table:table-cell table:formula="of:=IF([.AQ23]=1;[.S23]+[.T23]+[.U23];&quot;&quot;)" office:value-type="float" office:value="5.15" calcext:value-type="float">
            <text:p>5.2</text:p>
          </table:table-cell>
          <table:table-cell table:formula="of:=IF([.AF23]=0;&quot;&quot;;1)" office:value-type="float" office:value="1" calcext:value-type="float">
            <text:p>1.0</text:p>
          </table:table-cell>
          <table:table-cell table:formula="of:=IF([.AV23]=1;[.AF23];&quot;&quot;)" office:value-type="float" office:value="4033" calcext:value-type="float">
            <text:p>4033.0</text:p>
          </table:table-cell>
          <table:table-cell table:formula="of:=IF([.AV23]=1;[.B23];&quot;&quot;)" office:value-type="float" office:value="4146" calcext:value-type="float">
            <text:p>4146.0</text:p>
          </table:table-cell>
          <table:table-cell table:formula="of:=IF([.AV23]=1;[.AW23]*100/[.AX23];&quot;&quot;)" office:value-type="float" office:value="97.2744814278823" calcext:value-type="float">
            <text:p>97.3</text:p>
          </table:table-cell>
          <table:table-cell table:formula="of:=IF([.AV23]=1;[.Z23]+[.AA23]+[.AB23];&quot;&quot;)" office:value-type="float" office:value="7.35" calcext:value-type="float">
            <text:p>7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-Insertions_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table:formula="of:=2*[.C24]/([.B24]*([.B24]-1))" office:value-type="float" office:value="0.050632911392405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4]=0;&quot;&quot;;1)">
            <text:p/>
          </table:table-cell>
          <table:table-cell table:formula="of:=IF([.AG24]=1;[.K24];&quot;&quot;)">
            <text:p/>
          </table:table-cell>
          <table:table-cell table:formula="of:=IF([.AG24]=1;[.B24];&quot;&quot;)">
            <text:p/>
          </table:table-cell>
          <table:table-cell table:formula="of:=IF([.AG24]=1;[.AH24]*100/[.AI24];&quot;&quot;)">
            <text:p/>
          </table:table-cell>
          <table:table-cell table:formula="of:=IF([.AG24]=1;[.E24]+[.F24]+[.G24];&quot;&quot;)">
            <text:p/>
          </table:table-cell>
          <table:table-cell table:formula="of:=IF([.R24]=0;&quot;&quot;;1)">
            <text:p/>
          </table:table-cell>
          <table:table-cell table:formula="of:=IF([.AL24]=1;[.R24];&quot;&quot;)">
            <text:p/>
          </table:table-cell>
          <table:table-cell table:formula="of:=IF([.AL24]=1;[.B24];&quot;&quot;)">
            <text:p/>
          </table:table-cell>
          <table:table-cell table:formula="of:=IF([.AL24]=1;[.AM24]*100/[.AN24];&quot;&quot;)">
            <text:p/>
          </table:table-cell>
          <table:table-cell table:formula="of:=IF([.AL24]=1;[.L24]+[.M24]+[.N24];&quot;&quot;)">
            <text:p/>
          </table:table-cell>
          <table:table-cell table:formula="of:=IF([.Y24]=0;&quot;&quot;;1)">
            <text:p/>
          </table:table-cell>
          <table:table-cell table:formula="of:=IF([.AQ24]=1;[.Y24];&quot;&quot;)">
            <text:p/>
          </table:table-cell>
          <table:table-cell table:formula="of:=IF([.AQ24]=1;[.B24];&quot;&quot;)">
            <text:p/>
          </table:table-cell>
          <table:table-cell table:formula="of:=IF([.AQ24]=1;[.AR24]*100/[.AS24];&quot;&quot;)">
            <text:p/>
          </table:table-cell>
          <table:table-cell table:formula="of:=IF([.AQ24]=1;[.S24]+[.T24]+[.U24];&quot;&quot;)">
            <text:p/>
          </table:table-cell>
          <table:table-cell table:formula="of:=IF([.AF24]=0;&quot;&quot;;1)">
            <text:p/>
          </table:table-cell>
          <table:table-cell table:formula="of:=IF([.AV24]=1;[.AF24];&quot;&quot;)">
            <text:p/>
          </table:table-cell>
          <table:table-cell table:formula="of:=IF([.AV24]=1;[.B24];&quot;&quot;)">
            <text:p/>
          </table:table-cell>
          <table:table-cell table:formula="of:=IF([.AV24]=1;[.AW24]*100/[.AX24];&quot;&quot;)">
            <text:p/>
          </table:table-cell>
          <table:table-cell table:formula="of:=IF([.AV24]=1;[.Z24]+[.AA24]+[.AB2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-Insertions_4</text:p>
          </table:table-cell>
          <table:table-cell office:value-type="float" office:value="475" calcext:value-type="float">
            <text:p>475</text:p>
          </table:table-cell>
          <table:table-cell office:value-type="float" office:value="1795" calcext:value-type="float">
            <text:p>1795</text:p>
          </table:table-cell>
          <table:table-cell table:formula="of:=2*[.C25]/([.B25]*([.B25]-1))" office:value-type="float" office:value="0.0159449256051521" calcext:value-type="float">
            <text:p>0.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5]=0;&quot;&quot;;1)">
            <text:p/>
          </table:table-cell>
          <table:table-cell table:formula="of:=IF([.AG25]=1;[.K25];&quot;&quot;)">
            <text:p/>
          </table:table-cell>
          <table:table-cell table:formula="of:=IF([.AG25]=1;[.B25];&quot;&quot;)">
            <text:p/>
          </table:table-cell>
          <table:table-cell table:formula="of:=IF([.AG25]=1;[.AH25]*100/[.AI25];&quot;&quot;)">
            <text:p/>
          </table:table-cell>
          <table:table-cell table:formula="of:=IF([.AG25]=1;[.E25]+[.F25]+[.G25];&quot;&quot;)">
            <text:p/>
          </table:table-cell>
          <table:table-cell table:formula="of:=IF([.R25]=0;&quot;&quot;;1)">
            <text:p/>
          </table:table-cell>
          <table:table-cell table:formula="of:=IF([.AL25]=1;[.R25];&quot;&quot;)">
            <text:p/>
          </table:table-cell>
          <table:table-cell table:formula="of:=IF([.AL25]=1;[.B25];&quot;&quot;)">
            <text:p/>
          </table:table-cell>
          <table:table-cell table:formula="of:=IF([.AL25]=1;[.AM25]*100/[.AN25];&quot;&quot;)">
            <text:p/>
          </table:table-cell>
          <table:table-cell table:formula="of:=IF([.AL25]=1;[.L25]+[.M25]+[.N25];&quot;&quot;)">
            <text:p/>
          </table:table-cell>
          <table:table-cell table:formula="of:=IF([.Y25]=0;&quot;&quot;;1)">
            <text:p/>
          </table:table-cell>
          <table:table-cell table:formula="of:=IF([.AQ25]=1;[.Y25];&quot;&quot;)">
            <text:p/>
          </table:table-cell>
          <table:table-cell table:formula="of:=IF([.AQ25]=1;[.B25];&quot;&quot;)">
            <text:p/>
          </table:table-cell>
          <table:table-cell table:formula="of:=IF([.AQ25]=1;[.AR25]*100/[.AS25];&quot;&quot;)">
            <text:p/>
          </table:table-cell>
          <table:table-cell table:formula="of:=IF([.AQ25]=1;[.S25]+[.T25]+[.U25];&quot;&quot;)">
            <text:p/>
          </table:table-cell>
          <table:table-cell table:formula="of:=IF([.AF25]=0;&quot;&quot;;1)">
            <text:p/>
          </table:table-cell>
          <table:table-cell table:formula="of:=IF([.AV25]=1;[.AF25];&quot;&quot;)">
            <text:p/>
          </table:table-cell>
          <table:table-cell table:formula="of:=IF([.AV25]=1;[.B25];&quot;&quot;)">
            <text:p/>
          </table:table-cell>
          <table:table-cell table:formula="of:=IF([.AV25]=1;[.AW25]*100/[.AX25];&quot;&quot;)">
            <text:p/>
          </table:table-cell>
          <table:table-cell table:formula="of:=IF([.AV25]=1;[.Z25]+[.AA25]+[.AB2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5-FullIns_3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table:formula="of:=2*[.C26]/([.B26]*([.B26]-1))" office:value-type="float" office:value="0.0672268907563025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table:formula="of:=IF([.K26]=0;&quot;&quot;;1)" office:value-type="float" office:value="1" calcext:value-type="float">
            <text:p>1</text:p>
          </table:table-cell>
          <table:table-cell table:formula="of:=IF([.AG26]=1;[.K26];&quot;&quot;)" office:value-type="float" office:value="38" calcext:value-type="float">
            <text:p>38.0</text:p>
          </table:table-cell>
          <table:table-cell table:formula="of:=IF([.AG26]=1;[.B26];&quot;&quot;)" office:value-type="float" office:value="154" calcext:value-type="float">
            <text:p>154.0</text:p>
          </table:table-cell>
          <table:table-cell table:formula="of:=IF([.AG26]=1;[.AH26]*100/[.AI26];&quot;&quot;)" office:value-type="float" office:value="24.6753246753247" calcext:value-type="float">
            <text:p>24.7</text:p>
          </table:table-cell>
          <table:table-cell table:formula="of:=IF([.AG26]=1;[.E26]+[.F26]+[.G26];&quot;&quot;)" office:value-type="float" office:value="0.02" calcext:value-type="float">
            <text:p>0.0</text:p>
          </table:table-cell>
          <table:table-cell table:formula="of:=IF([.R26]=0;&quot;&quot;;1)" office:value-type="float" office:value="1" calcext:value-type="float">
            <text:p>1.0</text:p>
          </table:table-cell>
          <table:table-cell table:formula="of:=IF([.AL26]=1;[.R26];&quot;&quot;)" office:value-type="float" office:value="38" calcext:value-type="float">
            <text:p>38.0</text:p>
          </table:table-cell>
          <table:table-cell table:formula="of:=IF([.AL26]=1;[.B26];&quot;&quot;)" office:value-type="float" office:value="154" calcext:value-type="float">
            <text:p>154.0</text:p>
          </table:table-cell>
          <table:table-cell table:formula="of:=IF([.AL26]=1;[.AM26]*100/[.AN26];&quot;&quot;)" office:value-type="float" office:value="24.6753246753247" calcext:value-type="float">
            <text:p>24.7</text:p>
          </table:table-cell>
          <table:table-cell table:formula="of:=IF([.AL26]=1;[.L26]+[.M26]+[.N26];&quot;&quot;)" office:value-type="float" office:value="0.01" calcext:value-type="float">
            <text:p>0.0</text:p>
          </table:table-cell>
          <table:table-cell table:formula="of:=IF([.Y26]=0;&quot;&quot;;1)" office:value-type="float" office:value="1" calcext:value-type="float">
            <text:p>1.0</text:p>
          </table:table-cell>
          <table:table-cell table:formula="of:=IF([.AQ26]=1;[.Y26];&quot;&quot;)" office:value-type="float" office:value="77" calcext:value-type="float">
            <text:p>77.0</text:p>
          </table:table-cell>
          <table:table-cell table:formula="of:=IF([.AQ26]=1;[.B26];&quot;&quot;)" office:value-type="float" office:value="154" calcext:value-type="float">
            <text:p>154.0</text:p>
          </table:table-cell>
          <table:table-cell table:formula="of:=IF([.AQ26]=1;[.AR26]*100/[.AS26];&quot;&quot;)" office:value-type="float" office:value="50" calcext:value-type="float">
            <text:p>50.0</text:p>
          </table:table-cell>
          <table:table-cell table:formula="of:=IF([.AQ26]=1;[.S26]+[.T26]+[.U26];&quot;&quot;)" office:value-type="float" office:value="0.01" calcext:value-type="float">
            <text:p>0.0</text:p>
          </table:table-cell>
          <table:table-cell table:formula="of:=IF([.AF26]=0;&quot;&quot;;1)" office:value-type="float" office:value="1" calcext:value-type="float">
            <text:p>1.0</text:p>
          </table:table-cell>
          <table:table-cell table:formula="of:=IF([.AV26]=1;[.AF26];&quot;&quot;)" office:value-type="float" office:value="139" calcext:value-type="float">
            <text:p>139.0</text:p>
          </table:table-cell>
          <table:table-cell table:formula="of:=IF([.AV26]=1;[.B26];&quot;&quot;)" office:value-type="float" office:value="154" calcext:value-type="float">
            <text:p>154.0</text:p>
          </table:table-cell>
          <table:table-cell table:formula="of:=IF([.AV26]=1;[.AW26]*100/[.AX26];&quot;&quot;)" office:value-type="float" office:value="90.2597402597403" calcext:value-type="float">
            <text:p>90.3</text:p>
          </table:table-cell>
          <table:table-cell table:formula="of:=IF([.AV26]=1;[.Z26]+[.AA26]+[.AB26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5-FullIns_4</text:p>
          </table:table-cell>
          <table:table-cell office:value-type="float" office:value="1085" calcext:value-type="float">
            <text:p>1085</text:p>
          </table:table-cell>
          <table:table-cell office:value-type="float" office:value="11395" calcext:value-type="float">
            <text:p>11395</text:p>
          </table:table-cell>
          <table:table-cell table:formula="of:=2*[.C27]/([.B27]*([.B27]-1))" office:value-type="float" office:value="0.0193769449215229" calcext:value-type="float">
            <text:p>0.0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8" calcext:value-type="float">
            <text:p>0.08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1023" calcext:value-type="float">
            <text:p>1023</text:p>
          </table:table-cell>
          <table:table-cell office:value-type="float" office:value="19" calcext:value-type="float">
            <text:p>19</text:p>
          </table:table-cell>
          <table:table-cell office:value-type="float" office:value="1042" calcext:value-type="float">
            <text:p>1042</text:p>
          </table:table-cell>
          <table:table-cell table:formula="of:=IF([.K27]=0;&quot;&quot;;1)" office:value-type="float" office:value="1" calcext:value-type="float">
            <text:p>1</text:p>
          </table:table-cell>
          <table:table-cell table:formula="of:=IF([.AG27]=1;[.K27];&quot;&quot;)" office:value-type="float" office:value="4" calcext:value-type="float">
            <text:p>4.0</text:p>
          </table:table-cell>
          <table:table-cell table:formula="of:=IF([.AG27]=1;[.B27];&quot;&quot;)" office:value-type="float" office:value="1085" calcext:value-type="float">
            <text:p>1085.0</text:p>
          </table:table-cell>
          <table:table-cell table:formula="of:=IF([.AG27]=1;[.AH27]*100/[.AI27];&quot;&quot;)" office:value-type="float" office:value="0.368663594470046" calcext:value-type="float">
            <text:p>0.4</text:p>
          </table:table-cell>
          <table:table-cell table:formula="of:=IF([.AG27]=1;[.E27]+[.F27]+[.G27];&quot;&quot;)" office:value-type="float" office:value="0.24" calcext:value-type="float">
            <text:p>0.2</text:p>
          </table:table-cell>
          <table:table-cell table:formula="of:=IF([.R27]=0;&quot;&quot;;1)" office:value-type="float" office:value="1" calcext:value-type="float">
            <text:p>1.0</text:p>
          </table:table-cell>
          <table:table-cell table:formula="of:=IF([.AL27]=1;[.R27];&quot;&quot;)" office:value-type="float" office:value="4" calcext:value-type="float">
            <text:p>4.0</text:p>
          </table:table-cell>
          <table:table-cell table:formula="of:=IF([.AL27]=1;[.B27];&quot;&quot;)" office:value-type="float" office:value="1085" calcext:value-type="float">
            <text:p>1085.0</text:p>
          </table:table-cell>
          <table:table-cell table:formula="of:=IF([.AL27]=1;[.AM27]*100/[.AN27];&quot;&quot;)" office:value-type="float" office:value="0.368663594470046" calcext:value-type="float">
            <text:p>0.4</text:p>
          </table:table-cell>
          <table:table-cell table:formula="of:=IF([.AL27]=1;[.L27]+[.M27]+[.N27];&quot;&quot;)" office:value-type="float" office:value="0.53" calcext:value-type="float">
            <text:p>0.5</text:p>
          </table:table-cell>
          <table:table-cell table:formula="of:=IF([.Y27]=0;&quot;&quot;;1)" office:value-type="float" office:value="1" calcext:value-type="float">
            <text:p>1.0</text:p>
          </table:table-cell>
          <table:table-cell table:formula="of:=IF([.AQ27]=1;[.Y27];&quot;&quot;)" office:value-type="float" office:value="352" calcext:value-type="float">
            <text:p>352.0</text:p>
          </table:table-cell>
          <table:table-cell table:formula="of:=IF([.AQ27]=1;[.B27];&quot;&quot;)" office:value-type="float" office:value="1085" calcext:value-type="float">
            <text:p>1085.0</text:p>
          </table:table-cell>
          <table:table-cell table:formula="of:=IF([.AQ27]=1;[.AR27]*100/[.AS27];&quot;&quot;)" office:value-type="float" office:value="32.4423963133641" calcext:value-type="float">
            <text:p>32.4</text:p>
          </table:table-cell>
          <table:table-cell table:formula="of:=IF([.AQ27]=1;[.S27]+[.T27]+[.U27];&quot;&quot;)" office:value-type="float" office:value="0.49" calcext:value-type="float">
            <text:p>0.5</text:p>
          </table:table-cell>
          <table:table-cell table:formula="of:=IF([.AF27]=0;&quot;&quot;;1)" office:value-type="float" office:value="1" calcext:value-type="float">
            <text:p>1.0</text:p>
          </table:table-cell>
          <table:table-cell table:formula="of:=IF([.AV27]=1;[.AF27];&quot;&quot;)" office:value-type="float" office:value="1042" calcext:value-type="float">
            <text:p>1042.0</text:p>
          </table:table-cell>
          <table:table-cell table:formula="of:=IF([.AV27]=1;[.B27];&quot;&quot;)" office:value-type="float" office:value="1085" calcext:value-type="float">
            <text:p>1085.0</text:p>
          </table:table-cell>
          <table:table-cell table:formula="of:=IF([.AV27]=1;[.AW27]*100/[.AX27];&quot;&quot;)" office:value-type="float" office:value="96.036866359447" calcext:value-type="float">
            <text:p>96.0</text:p>
          </table:table-cell>
          <table:table-cell table:formula="of:=IF([.AV27]=1;[.Z27]+[.AA27]+[.AB27];&quot;&quot;)" office:value-type="float" office:value="0.83" calcext:value-type="float">
            <text:p>0.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38" calcext:value-type="float">
            <text:p>138</text:p>
          </table:table-cell>
          <table:table-cell office:value-type="float" office:value="493" calcext:value-type="float">
            <text:p>493</text:p>
          </table:table-cell>
          <table:table-cell table:formula="of:=2*[.C28]/([.B28]*([.B28]-1))" office:value-type="float" office:value="0.0521527557389189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IF([.K28]=0;&quot;&quot;;1)" office:value-type="float" office:value="1" calcext:value-type="float">
            <text:p>1</text:p>
          </table:table-cell>
          <table:table-cell table:formula="of:=IF([.AG28]=1;[.K28];&quot;&quot;)" office:value-type="float" office:value="113" calcext:value-type="float">
            <text:p>113.0</text:p>
          </table:table-cell>
          <table:table-cell table:formula="of:=IF([.AG28]=1;[.B28];&quot;&quot;)" office:value-type="float" office:value="138" calcext:value-type="float">
            <text:p>138.0</text:p>
          </table:table-cell>
          <table:table-cell table:formula="of:=IF([.AG28]=1;[.AH28]*100/[.AI28];&quot;&quot;)" office:value-type="float" office:value="81.8840579710145" calcext:value-type="float">
            <text:p>81.9</text:p>
          </table:table-cell>
          <table:table-cell table:formula="of:=IF([.AG28]=1;[.E28]+[.F28]+[.G28];&quot;&quot;)" office:value-type="float" office:value="0.01" calcext:value-type="float">
            <text:p>0.0</text:p>
          </table:table-cell>
          <table:table-cell table:formula="of:=IF([.R28]=0;&quot;&quot;;1)" office:value-type="float" office:value="1" calcext:value-type="float">
            <text:p>1.0</text:p>
          </table:table-cell>
          <table:table-cell table:formula="of:=IF([.AL28]=1;[.R28];&quot;&quot;)" office:value-type="float" office:value="113" calcext:value-type="float">
            <text:p>113.0</text:p>
          </table:table-cell>
          <table:table-cell table:formula="of:=IF([.AL28]=1;[.B28];&quot;&quot;)" office:value-type="float" office:value="138" calcext:value-type="float">
            <text:p>138.0</text:p>
          </table:table-cell>
          <table:table-cell table:formula="of:=IF([.AL28]=1;[.AM28]*100/[.AN28];&quot;&quot;)" office:value-type="float" office:value="81.8840579710145" calcext:value-type="float">
            <text:p>81.9</text:p>
          </table:table-cell>
          <table:table-cell table:formula="of:=IF([.AL28]=1;[.L28]+[.M28]+[.N28];&quot;&quot;)" office:value-type="float" office:value="0.01" calcext:value-type="float">
            <text:p>0.0</text:p>
          </table:table-cell>
          <table:table-cell table:formula="of:=IF([.Y28]=0;&quot;&quot;;1)" office:value-type="float" office:value="1" calcext:value-type="float">
            <text:p>1.0</text:p>
          </table:table-cell>
          <table:table-cell table:formula="of:=IF([.AQ28]=1;[.Y28];&quot;&quot;)" office:value-type="float" office:value="113" calcext:value-type="float">
            <text:p>113.0</text:p>
          </table:table-cell>
          <table:table-cell table:formula="of:=IF([.AQ28]=1;[.B28];&quot;&quot;)" office:value-type="float" office:value="138" calcext:value-type="float">
            <text:p>138.0</text:p>
          </table:table-cell>
          <table:table-cell table:formula="of:=IF([.AQ28]=1;[.AR28]*100/[.AS28];&quot;&quot;)" office:value-type="float" office:value="81.8840579710145" calcext:value-type="float">
            <text:p>81.9</text:p>
          </table:table-cell>
          <table:table-cell table:formula="of:=IF([.AQ28]=1;[.S28]+[.T28]+[.U28];&quot;&quot;)" office:value-type="float" office:value="0.01" calcext:value-type="float">
            <text:p>0.0</text:p>
          </table:table-cell>
          <table:table-cell table:formula="of:=IF([.AF28]=0;&quot;&quot;;1)" office:value-type="float" office:value="1" calcext:value-type="float">
            <text:p>1.0</text:p>
          </table:table-cell>
          <table:table-cell table:formula="of:=IF([.AV28]=1;[.AF28];&quot;&quot;)" office:value-type="float" office:value="127" calcext:value-type="float">
            <text:p>127.0</text:p>
          </table:table-cell>
          <table:table-cell table:formula="of:=IF([.AV28]=1;[.B28];&quot;&quot;)" office:value-type="float" office:value="138" calcext:value-type="float">
            <text:p>138.0</text:p>
          </table:table-cell>
          <table:table-cell table:formula="of:=IF([.AV28]=1;[.AW28]*100/[.AX28];&quot;&quot;)" office:value-type="float" office:value="92.0289855072464" calcext:value-type="float">
            <text:p>92.0</text:p>
          </table:table-cell>
          <table:table-cell table:formula="of:=IF([.AV28]=1;[.Z28]+[.AA28]+[.AB28];&quot;&quot;)" office:value-type="float" office:value="0.02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table:formula="of:=2*[.C29]/([.B29]*([.B29]-1))" office:value-type="float" office:value="0.108527131782946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formula="of:=IF([.K29]=0;&quot;&quot;;1)" office:value-type="float" office:value="1" calcext:value-type="float">
            <text:p>1</text:p>
          </table:table-cell>
          <table:table-cell table:formula="of:=IF([.AG29]=1;[.K29];&quot;&quot;)" office:value-type="float" office:value="62" calcext:value-type="float">
            <text:p>62.0</text:p>
          </table:table-cell>
          <table:table-cell table:formula="of:=IF([.AG29]=1;[.B29];&quot;&quot;)" office:value-type="float" office:value="87" calcext:value-type="float">
            <text:p>87.0</text:p>
          </table:table-cell>
          <table:table-cell table:formula="of:=IF([.AG29]=1;[.AH29]*100/[.AI29];&quot;&quot;)" office:value-type="float" office:value="71.264367816092" calcext:value-type="float">
            <text:p>71.3</text:p>
          </table:table-cell>
          <table:table-cell table:formula="of:=IF([.AG29]=1;[.E29]+[.F29]+[.G29];&quot;&quot;)" office:value-type="float" office:value="0" calcext:value-type="float">
            <text:p>0.0</text:p>
          </table:table-cell>
          <table:table-cell table:formula="of:=IF([.R29]=0;&quot;&quot;;1)" office:value-type="float" office:value="1" calcext:value-type="float">
            <text:p>1.0</text:p>
          </table:table-cell>
          <table:table-cell table:formula="of:=IF([.AL29]=1;[.R29];&quot;&quot;)" office:value-type="float" office:value="62" calcext:value-type="float">
            <text:p>62.0</text:p>
          </table:table-cell>
          <table:table-cell table:formula="of:=IF([.AL29]=1;[.B29];&quot;&quot;)" office:value-type="float" office:value="87" calcext:value-type="float">
            <text:p>87.0</text:p>
          </table:table-cell>
          <table:table-cell table:formula="of:=IF([.AL29]=1;[.AM29]*100/[.AN29];&quot;&quot;)" office:value-type="float" office:value="71.264367816092" calcext:value-type="float">
            <text:p>71.3</text:p>
          </table:table-cell>
          <table:table-cell table:formula="of:=IF([.AL29]=1;[.L29]+[.M29]+[.N29];&quot;&quot;)" office:value-type="float" office:value="0.01" calcext:value-type="float">
            <text:p>0.0</text:p>
          </table:table-cell>
          <table:table-cell table:formula="of:=IF([.Y29]=0;&quot;&quot;;1)" office:value-type="float" office:value="1" calcext:value-type="float">
            <text:p>1.0</text:p>
          </table:table-cell>
          <table:table-cell table:formula="of:=IF([.AQ29]=1;[.Y29];&quot;&quot;)" office:value-type="float" office:value="62" calcext:value-type="float">
            <text:p>62.0</text:p>
          </table:table-cell>
          <table:table-cell table:formula="of:=IF([.AQ29]=1;[.B29];&quot;&quot;)" office:value-type="float" office:value="87" calcext:value-type="float">
            <text:p>87.0</text:p>
          </table:table-cell>
          <table:table-cell table:formula="of:=IF([.AQ29]=1;[.AR29]*100/[.AS29];&quot;&quot;)" office:value-type="float" office:value="71.264367816092" calcext:value-type="float">
            <text:p>71.3</text:p>
          </table:table-cell>
          <table:table-cell table:formula="of:=IF([.AQ29]=1;[.S29]+[.T29]+[.U29];&quot;&quot;)" office:value-type="float" office:value="0.01" calcext:value-type="float">
            <text:p>0.0</text:p>
          </table:table-cell>
          <table:table-cell table:formula="of:=IF([.AF29]=0;&quot;&quot;;1)" office:value-type="float" office:value="1" calcext:value-type="float">
            <text:p>1.0</text:p>
          </table:table-cell>
          <table:table-cell table:formula="of:=IF([.AV29]=1;[.AF29];&quot;&quot;)" office:value-type="float" office:value="76" calcext:value-type="float">
            <text:p>76.0</text:p>
          </table:table-cell>
          <table:table-cell table:formula="of:=IF([.AV29]=1;[.B29];&quot;&quot;)" office:value-type="float" office:value="87" calcext:value-type="float">
            <text:p>87.0</text:p>
          </table:table-cell>
          <table:table-cell table:formula="of:=IF([.AV29]=1;[.AW29]*100/[.AX29];&quot;&quot;)" office:value-type="float" office:value="87.3563218390805" calcext:value-type="float">
            <text:p>87.4</text:p>
          </table:table-cell>
          <table:table-cell table:formula="of:=IF([.AV29]=1;[.Z29]+[.AA29]+[.AB29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61" calcext:value-type="float">
            <text:p>561</text:p>
          </table:table-cell>
          <table:table-cell office:value-type="float" office:value="1628" calcext:value-type="float">
            <text:p>1628</text:p>
          </table:table-cell>
          <table:table-cell table:formula="of:=2*[.C30]/([.B30]*([.B30]-1))" office:value-type="float" office:value="0.0103641456582633" calcext:value-type="float">
            <text:p>0.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  <table:table-cell office:value-type="float" office:value="492" calcext:value-type="float">
            <text:p>492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548" calcext:value-type="float">
            <text:p>548</text:p>
          </table:table-cell>
          <table:table-cell table:formula="of:=IF([.K30]=0;&quot;&quot;;1)" office:value-type="float" office:value="1" calcext:value-type="float">
            <text:p>1</text:p>
          </table:table-cell>
          <table:table-cell table:formula="of:=IF([.AG30]=1;[.K30];&quot;&quot;)" office:value-type="float" office:value="492" calcext:value-type="float">
            <text:p>492.0</text:p>
          </table:table-cell>
          <table:table-cell table:formula="of:=IF([.AG30]=1;[.B30];&quot;&quot;)" office:value-type="float" office:value="561" calcext:value-type="float">
            <text:p>561.0</text:p>
          </table:table-cell>
          <table:table-cell table:formula="of:=IF([.AG30]=1;[.AH30]*100/[.AI30];&quot;&quot;)" office:value-type="float" office:value="87.7005347593583" calcext:value-type="float">
            <text:p>87.7</text:p>
          </table:table-cell>
          <table:table-cell table:formula="of:=IF([.AG30]=1;[.E30]+[.F30]+[.G30];&quot;&quot;)" office:value-type="float" office:value="0.04" calcext:value-type="float">
            <text:p>0.0</text:p>
          </table:table-cell>
          <table:table-cell table:formula="of:=IF([.R30]=0;&quot;&quot;;1)" office:value-type="float" office:value="1" calcext:value-type="float">
            <text:p>1.0</text:p>
          </table:table-cell>
          <table:table-cell table:formula="of:=IF([.AL30]=1;[.R30];&quot;&quot;)" office:value-type="float" office:value="492" calcext:value-type="float">
            <text:p>492.0</text:p>
          </table:table-cell>
          <table:table-cell table:formula="of:=IF([.AL30]=1;[.B30];&quot;&quot;)" office:value-type="float" office:value="561" calcext:value-type="float">
            <text:p>561.0</text:p>
          </table:table-cell>
          <table:table-cell table:formula="of:=IF([.AL30]=1;[.AM30]*100/[.AN30];&quot;&quot;)" office:value-type="float" office:value="87.7005347593583" calcext:value-type="float">
            <text:p>87.7</text:p>
          </table:table-cell>
          <table:table-cell table:formula="of:=IF([.AL30]=1;[.L30]+[.M30]+[.N30];&quot;&quot;)" office:value-type="float" office:value="0.05" calcext:value-type="float">
            <text:p>0.1</text:p>
          </table:table-cell>
          <table:table-cell table:formula="of:=IF([.Y30]=0;&quot;&quot;;1)" office:value-type="float" office:value="1" calcext:value-type="float">
            <text:p>1.0</text:p>
          </table:table-cell>
          <table:table-cell table:formula="of:=IF([.AQ30]=1;[.Y30];&quot;&quot;)" office:value-type="float" office:value="492" calcext:value-type="float">
            <text:p>492.0</text:p>
          </table:table-cell>
          <table:table-cell table:formula="of:=IF([.AQ30]=1;[.B30];&quot;&quot;)" office:value-type="float" office:value="561" calcext:value-type="float">
            <text:p>561.0</text:p>
          </table:table-cell>
          <table:table-cell table:formula="of:=IF([.AQ30]=1;[.AR30]*100/[.AS30];&quot;&quot;)" office:value-type="float" office:value="87.7005347593583" calcext:value-type="float">
            <text:p>87.7</text:p>
          </table:table-cell>
          <table:table-cell table:formula="of:=IF([.AQ30]=1;[.S30]+[.T30]+[.U30];&quot;&quot;)" office:value-type="float" office:value="0.07" calcext:value-type="float">
            <text:p>0.1</text:p>
          </table:table-cell>
          <table:table-cell table:formula="of:=IF([.AF30]=0;&quot;&quot;;1)" office:value-type="float" office:value="1" calcext:value-type="float">
            <text:p>1.0</text:p>
          </table:table-cell>
          <table:table-cell table:formula="of:=IF([.AV30]=1;[.AF30];&quot;&quot;)" office:value-type="float" office:value="548" calcext:value-type="float">
            <text:p>548.0</text:p>
          </table:table-cell>
          <table:table-cell table:formula="of:=IF([.AV30]=1;[.B30];&quot;&quot;)" office:value-type="float" office:value="561" calcext:value-type="float">
            <text:p>561.0</text:p>
          </table:table-cell>
          <table:table-cell table:formula="of:=IF([.AV30]=1;[.AW30]*100/[.AX30];&quot;&quot;)" office:value-type="float" office:value="97.6827094474153" calcext:value-type="float">
            <text:p>97.7</text:p>
          </table:table-cell>
          <table:table-cell table:formula="of:=IF([.AV30]=1;[.Z30]+[.AA30]+[.AB30];&quot;&quot;)" office:value-type="float" office:value="0.09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uck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table:formula="of:=2*[.C31]/([.B31]*([.B31]-1))" office:value-type="float" office:value="0.111440207330618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IF([.K31]=0;&quot;&quot;;1)" office:value-type="float" office:value="1" calcext:value-type="float">
            <text:p>1</text:p>
          </table:table-cell>
          <table:table-cell table:formula="of:=IF([.AG31]=1;[.K31];&quot;&quot;)" office:value-type="float" office:value="56" calcext:value-type="float">
            <text:p>56.0</text:p>
          </table:table-cell>
          <table:table-cell table:formula="of:=IF([.AG31]=1;[.B31];&quot;&quot;)" office:value-type="float" office:value="74" calcext:value-type="float">
            <text:p>74.0</text:p>
          </table:table-cell>
          <table:table-cell table:formula="of:=IF([.AG31]=1;[.AH31]*100/[.AI31];&quot;&quot;)" office:value-type="float" office:value="75.6756756756757" calcext:value-type="float">
            <text:p>75.7</text:p>
          </table:table-cell>
          <table:table-cell table:formula="of:=IF([.AG31]=1;[.E31]+[.F31]+[.G31];&quot;&quot;)" office:value-type="float" office:value="0" calcext:value-type="float">
            <text:p>0.0</text:p>
          </table:table-cell>
          <table:table-cell table:formula="of:=IF([.R31]=0;&quot;&quot;;1)" office:value-type="float" office:value="1" calcext:value-type="float">
            <text:p>1.0</text:p>
          </table:table-cell>
          <table:table-cell table:formula="of:=IF([.AL31]=1;[.R31];&quot;&quot;)" office:value-type="float" office:value="56" calcext:value-type="float">
            <text:p>56.0</text:p>
          </table:table-cell>
          <table:table-cell table:formula="of:=IF([.AL31]=1;[.B31];&quot;&quot;)" office:value-type="float" office:value="74" calcext:value-type="float">
            <text:p>74.0</text:p>
          </table:table-cell>
          <table:table-cell table:formula="of:=IF([.AL31]=1;[.AM31]*100/[.AN31];&quot;&quot;)" office:value-type="float" office:value="75.6756756756757" calcext:value-type="float">
            <text:p>75.7</text:p>
          </table:table-cell>
          <table:table-cell table:formula="of:=IF([.AL31]=1;[.L31]+[.M31]+[.N31];&quot;&quot;)" office:value-type="float" office:value="0" calcext:value-type="float">
            <text:p>0.0</text:p>
          </table:table-cell>
          <table:table-cell table:formula="of:=IF([.Y31]=0;&quot;&quot;;1)" office:value-type="float" office:value="1" calcext:value-type="float">
            <text:p>1.0</text:p>
          </table:table-cell>
          <table:table-cell table:formula="of:=IF([.AQ31]=1;[.Y31];&quot;&quot;)" office:value-type="float" office:value="56" calcext:value-type="float">
            <text:p>56.0</text:p>
          </table:table-cell>
          <table:table-cell table:formula="of:=IF([.AQ31]=1;[.B31];&quot;&quot;)" office:value-type="float" office:value="74" calcext:value-type="float">
            <text:p>74.0</text:p>
          </table:table-cell>
          <table:table-cell table:formula="of:=IF([.AQ31]=1;[.AR31]*100/[.AS31];&quot;&quot;)" office:value-type="float" office:value="75.6756756756757" calcext:value-type="float">
            <text:p>75.7</text:p>
          </table:table-cell>
          <table:table-cell table:formula="of:=IF([.AQ31]=1;[.S31]+[.T31]+[.U31];&quot;&quot;)" office:value-type="float" office:value="0.01" calcext:value-type="float">
            <text:p>0.0</text:p>
          </table:table-cell>
          <table:table-cell table:formula="of:=IF([.AF31]=0;&quot;&quot;;1)" office:value-type="float" office:value="1" calcext:value-type="float">
            <text:p>1.0</text:p>
          </table:table-cell>
          <table:table-cell table:formula="of:=IF([.AV31]=1;[.AF31];&quot;&quot;)" office:value-type="float" office:value="63" calcext:value-type="float">
            <text:p>63.0</text:p>
          </table:table-cell>
          <table:table-cell table:formula="of:=IF([.AV31]=1;[.B31];&quot;&quot;)" office:value-type="float" office:value="74" calcext:value-type="float">
            <text:p>74.0</text:p>
          </table:table-cell>
          <table:table-cell table:formula="of:=IF([.AV31]=1;[.AW31]*100/[.AX31];&quot;&quot;)" office:value-type="float" office:value="85.1351351351351" calcext:value-type="float">
            <text:p>85.1</text:p>
          </table:table-cell>
          <table:table-cell table:formula="of:=IF([.AV31]=1;[.Z31]+[.AA31]+[.AB31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table:formula="of:=2*[.C32]/([.B32]*([.B32]-1))" office:value-type="float" office:value="0.080379746835443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IF([.K32]=0;&quot;&quot;;1)" office:value-type="float" office:value="1" calcext:value-type="float">
            <text:p>1</text:p>
          </table:table-cell>
          <table:table-cell table:formula="of:=IF([.AG32]=1;[.K32];&quot;&quot;)" office:value-type="float" office:value="58" calcext:value-type="float">
            <text:p>58.0</text:p>
          </table:table-cell>
          <table:table-cell table:formula="of:=IF([.AG32]=1;[.B32];&quot;&quot;)" office:value-type="float" office:value="80" calcext:value-type="float">
            <text:p>80.0</text:p>
          </table:table-cell>
          <table:table-cell table:formula="of:=IF([.AG32]=1;[.AH32]*100/[.AI32];&quot;&quot;)" office:value-type="float" office:value="72.5" calcext:value-type="float">
            <text:p>72.5</text:p>
          </table:table-cell>
          <table:table-cell table:formula="of:=IF([.AG32]=1;[.E32]+[.F32]+[.G32];&quot;&quot;)" office:value-type="float" office:value="0" calcext:value-type="float">
            <text:p>0.0</text:p>
          </table:table-cell>
          <table:table-cell table:formula="of:=IF([.R32]=0;&quot;&quot;;1)" office:value-type="float" office:value="1" calcext:value-type="float">
            <text:p>1.0</text:p>
          </table:table-cell>
          <table:table-cell table:formula="of:=IF([.AL32]=1;[.R32];&quot;&quot;)" office:value-type="float" office:value="58" calcext:value-type="float">
            <text:p>58.0</text:p>
          </table:table-cell>
          <table:table-cell table:formula="of:=IF([.AL32]=1;[.B32];&quot;&quot;)" office:value-type="float" office:value="80" calcext:value-type="float">
            <text:p>80.0</text:p>
          </table:table-cell>
          <table:table-cell table:formula="of:=IF([.AL32]=1;[.AM32]*100/[.AN32];&quot;&quot;)" office:value-type="float" office:value="72.5" calcext:value-type="float">
            <text:p>72.5</text:p>
          </table:table-cell>
          <table:table-cell table:formula="of:=IF([.AL32]=1;[.L32]+[.M32]+[.N32];&quot;&quot;)" office:value-type="float" office:value="0" calcext:value-type="float">
            <text:p>0.0</text:p>
          </table:table-cell>
          <table:table-cell table:formula="of:=IF([.Y32]=0;&quot;&quot;;1)" office:value-type="float" office:value="1" calcext:value-type="float">
            <text:p>1.0</text:p>
          </table:table-cell>
          <table:table-cell table:formula="of:=IF([.AQ32]=1;[.Y32];&quot;&quot;)" office:value-type="float" office:value="58" calcext:value-type="float">
            <text:p>58.0</text:p>
          </table:table-cell>
          <table:table-cell table:formula="of:=IF([.AQ32]=1;[.B32];&quot;&quot;)" office:value-type="float" office:value="80" calcext:value-type="float">
            <text:p>80.0</text:p>
          </table:table-cell>
          <table:table-cell table:formula="of:=IF([.AQ32]=1;[.AR32]*100/[.AS32];&quot;&quot;)" office:value-type="float" office:value="72.5" calcext:value-type="float">
            <text:p>72.5</text:p>
          </table:table-cell>
          <table:table-cell table:formula="of:=IF([.AQ32]=1;[.S32]+[.T32]+[.U32];&quot;&quot;)" office:value-type="float" office:value="0" calcext:value-type="float">
            <text:p>0.0</text:p>
          </table:table-cell>
          <table:table-cell table:formula="of:=IF([.AF32]=0;&quot;&quot;;1)" office:value-type="float" office:value="1" calcext:value-type="float">
            <text:p>1.0</text:p>
          </table:table-cell>
          <table:table-cell table:formula="of:=IF([.AV32]=1;[.AF32];&quot;&quot;)" office:value-type="float" office:value="70" calcext:value-type="float">
            <text:p>70.0</text:p>
          </table:table-cell>
          <table:table-cell table:formula="of:=IF([.AV32]=1;[.B32];&quot;&quot;)" office:value-type="float" office:value="80" calcext:value-type="float">
            <text:p>80.0</text:p>
          </table:table-cell>
          <table:table-cell table:formula="of:=IF([.AV32]=1;[.AW32]*100/[.AX32];&quot;&quot;)" office:value-type="float" office:value="87.5" calcext:value-type="float">
            <text:p>87.5</text:p>
          </table:table-cell>
          <table:table-cell table:formula="of:=IF([.AV32]=1;[.Z32]+[.AA32]+[.AB32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ames120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table:formula="of:=2*[.C33]/([.B33]*([.B33]-1))" office:value-type="float" office:value="0.0893557422969188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formula="of:=IF([.K33]=0;&quot;&quot;;1)" office:value-type="float" office:value="1" calcext:value-type="float">
            <text:p>1</text:p>
          </table:table-cell>
          <table:table-cell table:formula="of:=IF([.AG33]=1;[.K33];&quot;&quot;)" office:value-type="float" office:value="6" calcext:value-type="float">
            <text:p>6.0</text:p>
          </table:table-cell>
          <table:table-cell table:formula="of:=IF([.AG33]=1;[.B33];&quot;&quot;)" office:value-type="float" office:value="120" calcext:value-type="float">
            <text:p>120.0</text:p>
          </table:table-cell>
          <table:table-cell table:formula="of:=IF([.AG33]=1;[.AH33]*100/[.AI33];&quot;&quot;)" office:value-type="float" office:value="5" calcext:value-type="float">
            <text:p>5.0</text:p>
          </table:table-cell>
          <table:table-cell table:formula="of:=IF([.AG33]=1;[.E33]+[.F33]+[.G33];&quot;&quot;)" office:value-type="float" office:value="0.01" calcext:value-type="float">
            <text:p>0.0</text:p>
          </table:table-cell>
          <table:table-cell table:formula="of:=IF([.R33]=0;&quot;&quot;;1)" office:value-type="float" office:value="1" calcext:value-type="float">
            <text:p>1.0</text:p>
          </table:table-cell>
          <table:table-cell table:formula="of:=IF([.AL33]=1;[.R33];&quot;&quot;)" office:value-type="float" office:value="6" calcext:value-type="float">
            <text:p>6.0</text:p>
          </table:table-cell>
          <table:table-cell table:formula="of:=IF([.AL33]=1;[.B33];&quot;&quot;)" office:value-type="float" office:value="120" calcext:value-type="float">
            <text:p>120.0</text:p>
          </table:table-cell>
          <table:table-cell table:formula="of:=IF([.AL33]=1;[.AM33]*100/[.AN33];&quot;&quot;)" office:value-type="float" office:value="5" calcext:value-type="float">
            <text:p>5.0</text:p>
          </table:table-cell>
          <table:table-cell table:formula="of:=IF([.AL33]=1;[.L33]+[.M33]+[.N33];&quot;&quot;)" office:value-type="float" office:value="0.02" calcext:value-type="float">
            <text:p>0.0</text:p>
          </table:table-cell>
          <table:table-cell table:formula="of:=IF([.Y33]=0;&quot;&quot;;1)" office:value-type="float" office:value="1" calcext:value-type="float">
            <text:p>1.0</text:p>
          </table:table-cell>
          <table:table-cell table:formula="of:=IF([.AQ33]=1;[.Y33];&quot;&quot;)" office:value-type="float" office:value="6" calcext:value-type="float">
            <text:p>6.0</text:p>
          </table:table-cell>
          <table:table-cell table:formula="of:=IF([.AQ33]=1;[.B33];&quot;&quot;)" office:value-type="float" office:value="120" calcext:value-type="float">
            <text:p>120.0</text:p>
          </table:table-cell>
          <table:table-cell table:formula="of:=IF([.AQ33]=1;[.AR33]*100/[.AS33];&quot;&quot;)" office:value-type="float" office:value="5" calcext:value-type="float">
            <text:p>5.0</text:p>
          </table:table-cell>
          <table:table-cell table:formula="of:=IF([.AQ33]=1;[.S33]+[.T33]+[.U33];&quot;&quot;)" office:value-type="float" office:value="0.02" calcext:value-type="float">
            <text:p>0.0</text:p>
          </table:table-cell>
          <table:table-cell table:formula="of:=IF([.AF33]=0;&quot;&quot;;1)" office:value-type="float" office:value="1" calcext:value-type="float">
            <text:p>1.0</text:p>
          </table:table-cell>
          <table:table-cell table:formula="of:=IF([.AV33]=1;[.AF33];&quot;&quot;)" office:value-type="float" office:value="111" calcext:value-type="float">
            <text:p>111.0</text:p>
          </table:table-cell>
          <table:table-cell table:formula="of:=IF([.AV33]=1;[.B33];&quot;&quot;)" office:value-type="float" office:value="120" calcext:value-type="float">
            <text:p>120.0</text:p>
          </table:table-cell>
          <table:table-cell table:formula="of:=IF([.AV33]=1;[.AW33]*100/[.AX33];&quot;&quot;)" office:value-type="float" office:value="92.5" calcext:value-type="float">
            <text:p>92.5</text:p>
          </table:table-cell>
          <table:table-cell table:formula="of:=IF([.AV33]=1;[.Z33]+[.AA33]+[.AB33];&quot;&quot;)" office:value-type="float" office:value="0.06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bb313GPIA</text:p>
          </table:table-cell>
          <table:table-cell office:value-type="float" office:value="1557" calcext:value-type="float">
            <text:p>1557</text:p>
          </table:table-cell>
          <table:table-cell office:value-type="float" office:value="53356" calcext:value-type="float">
            <text:p>53356</text:p>
          </table:table-cell>
          <table:table-cell table:formula="of:=2*[.C34]/([.B34]*([.B34]-1))" office:value-type="float" office:value="0.0440468701758209" calcext:value-type="float">
            <text:p>0.0</text:p>
          </table:table-cell>
          <table:table-cell office:value-type="float" office:value="1.19" calcext:value-type="float">
            <text:p>1.19</text:p>
          </table:table-cell>
          <table:table-cell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office:value-type="float" office:value="1.35" calcext:value-type="float">
            <text:p>1.35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1" calcext:value-type="float">
            <text:p>1.31</text:p>
          </table:table-cell>
          <table:table-cell office:value-type="float" office:value="2.2" calcext:value-type="float">
            <text:p>2.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666" calcext:value-type="float">
            <text:p>666</text:p>
          </table:table-cell>
          <table:table-cell office:value-type="float" office:value="1.17" calcext:value-type="float">
            <text:p>1.17</text:p>
          </table:table-cell>
          <table:table-cell office:value-type="float" office:value="3.17" calcext:value-type="float">
            <text:p>3.17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table:formula="of:=IF([.K34]=0;&quot;&quot;;1)" office:value-type="float" office:value="1" calcext:value-type="float">
            <text:p>1</text:p>
          </table:table-cell>
          <table:table-cell table:formula="of:=IF([.AG34]=1;[.K34];&quot;&quot;)" office:value-type="float" office:value="5" calcext:value-type="float">
            <text:p>5.0</text:p>
          </table:table-cell>
          <table:table-cell table:formula="of:=IF([.AG34]=1;[.B34];&quot;&quot;)" office:value-type="float" office:value="1557" calcext:value-type="float">
            <text:p>1557.0</text:p>
          </table:table-cell>
          <table:table-cell table:formula="of:=IF([.AG34]=1;[.AH34]*100/[.AI34];&quot;&quot;)" office:value-type="float" office:value="0.321130378933847" calcext:value-type="float">
            <text:p>0.3</text:p>
          </table:table-cell>
          <table:table-cell table:formula="of:=IF([.AG34]=1;[.E34]+[.F34]+[.G34];&quot;&quot;)" office:value-type="float" office:value="1.67" calcext:value-type="float">
            <text:p>1.7</text:p>
          </table:table-cell>
          <table:table-cell table:formula="of:=IF([.R34]=0;&quot;&quot;;1)" office:value-type="float" office:value="1" calcext:value-type="float">
            <text:p>1.0</text:p>
          </table:table-cell>
          <table:table-cell table:formula="of:=IF([.AL34]=1;[.R34];&quot;&quot;)" office:value-type="float" office:value="5" calcext:value-type="float">
            <text:p>5.0</text:p>
          </table:table-cell>
          <table:table-cell table:formula="of:=IF([.AL34]=1;[.B34];&quot;&quot;)" office:value-type="float" office:value="1557" calcext:value-type="float">
            <text:p>1557.0</text:p>
          </table:table-cell>
          <table:table-cell table:formula="of:=IF([.AL34]=1;[.AM34]*100/[.AN34];&quot;&quot;)" office:value-type="float" office:value="0.321130378933847" calcext:value-type="float">
            <text:p>0.3</text:p>
          </table:table-cell>
          <table:table-cell table:formula="of:=IF([.AL34]=1;[.L34]+[.M34]+[.N34];&quot;&quot;)" office:value-type="float" office:value="2.61" calcext:value-type="float">
            <text:p>2.6</text:p>
          </table:table-cell>
          <table:table-cell table:formula="of:=IF([.Y34]=0;&quot;&quot;;1)" office:value-type="float" office:value="1" calcext:value-type="float">
            <text:p>1.0</text:p>
          </table:table-cell>
          <table:table-cell table:formula="of:=IF([.AQ34]=1;[.Y34];&quot;&quot;)" office:value-type="float" office:value="666" calcext:value-type="float">
            <text:p>666.0</text:p>
          </table:table-cell>
          <table:table-cell table:formula="of:=IF([.AQ34]=1;[.B34];&quot;&quot;)" office:value-type="float" office:value="1557" calcext:value-type="float">
            <text:p>1557.0</text:p>
          </table:table-cell>
          <table:table-cell table:formula="of:=IF([.AQ34]=1;[.AR34]*100/[.AS34];&quot;&quot;)" office:value-type="float" office:value="42.7745664739884" calcext:value-type="float">
            <text:p>42.8</text:p>
          </table:table-cell>
          <table:table-cell table:formula="of:=IF([.AQ34]=1;[.S34]+[.T34]+[.U34];&quot;&quot;)" office:value-type="float" office:value="3.54" calcext:value-type="float">
            <text:p>3.5</text:p>
          </table:table-cell>
          <table:table-cell table:formula="of:=IF([.AF34]=0;&quot;&quot;;1)" office:value-type="float" office:value="1" calcext:value-type="float">
            <text:p>1.0</text:p>
          </table:table-cell>
          <table:table-cell table:formula="of:=IF([.AV34]=1;[.AF34];&quot;&quot;)" office:value-type="float" office:value="704" calcext:value-type="float">
            <text:p>704.0</text:p>
          </table:table-cell>
          <table:table-cell table:formula="of:=IF([.AV34]=1;[.B34];&quot;&quot;)" office:value-type="float" office:value="1557" calcext:value-type="float">
            <text:p>1557.0</text:p>
          </table:table-cell>
          <table:table-cell table:formula="of:=IF([.AV34]=1;[.AW34]*100/[.AX34];&quot;&quot;)" office:value-type="float" office:value="45.2151573538857" calcext:value-type="float">
            <text:p>45.2</text:p>
          </table:table-cell>
          <table:table-cell table:formula="of:=IF([.AV34]=1;[.Z34]+[.AA34]+[.AB34];&quot;&quot;)" office:value-type="float" office:value="4.37" calcext:value-type="float">
            <text:p>4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sh331GPIA</text:p>
          </table:table-cell>
          <table:table-cell office:value-type="float" office:value="662" calcext:value-type="float">
            <text:p>662</text:p>
          </table:table-cell>
          <table:table-cell office:value-type="float" office:value="4181" calcext:value-type="float">
            <text:p>4181</text:p>
          </table:table-cell>
          <table:table-cell table:formula="of:=2*[.C35]/([.B35]*([.B35]-1))" office:value-type="float" office:value="0.0191095611793904" calcext:value-type="float">
            <text:p>0.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35]=0;&quot;&quot;;1)" office:value-type="float" office:value="1" calcext:value-type="float">
            <text:p>1</text:p>
          </table:table-cell>
          <table:table-cell table:formula="of:=IF([.AG35]=1;[.K35];&quot;&quot;)" office:value-type="float" office:value="1" calcext:value-type="float">
            <text:p>1.0</text:p>
          </table:table-cell>
          <table:table-cell table:formula="of:=IF([.AG35]=1;[.B35];&quot;&quot;)" office:value-type="float" office:value="662" calcext:value-type="float">
            <text:p>662.0</text:p>
          </table:table-cell>
          <table:table-cell table:formula="of:=IF([.AG35]=1;[.AH35]*100/[.AI35];&quot;&quot;)" office:value-type="float" office:value="0.151057401812689" calcext:value-type="float">
            <text:p>0.2</text:p>
          </table:table-cell>
          <table:table-cell table:formula="of:=IF([.AG35]=1;[.E35]+[.F35]+[.G35];&quot;&quot;)" office:value-type="float" office:value="0.08" calcext:value-type="float">
            <text:p>0.1</text:p>
          </table:table-cell>
          <table:table-cell table:formula="of:=IF([.R35]=0;&quot;&quot;;1)" office:value-type="float" office:value="1" calcext:value-type="float">
            <text:p>1.0</text:p>
          </table:table-cell>
          <table:table-cell table:formula="of:=IF([.AL35]=1;[.R35];&quot;&quot;)" office:value-type="float" office:value="1" calcext:value-type="float">
            <text:p>1.0</text:p>
          </table:table-cell>
          <table:table-cell table:formula="of:=IF([.AL35]=1;[.B35];&quot;&quot;)" office:value-type="float" office:value="662" calcext:value-type="float">
            <text:p>662.0</text:p>
          </table:table-cell>
          <table:table-cell table:formula="of:=IF([.AL35]=1;[.AM35]*100/[.AN35];&quot;&quot;)" office:value-type="float" office:value="0.151057401812689" calcext:value-type="float">
            <text:p>0.2</text:p>
          </table:table-cell>
          <table:table-cell table:formula="of:=IF([.AL35]=1;[.L35]+[.M35]+[.N35];&quot;&quot;)" office:value-type="float" office:value="0.21" calcext:value-type="float">
            <text:p>0.2</text:p>
          </table:table-cell>
          <table:table-cell table:formula="of:=IF([.Y35]=0;&quot;&quot;;1)" office:value-type="float" office:value="1" calcext:value-type="float">
            <text:p>1.0</text:p>
          </table:table-cell>
          <table:table-cell table:formula="of:=IF([.AQ35]=1;[.Y35];&quot;&quot;)" office:value-type="float" office:value="1" calcext:value-type="float">
            <text:p>1.0</text:p>
          </table:table-cell>
          <table:table-cell table:formula="of:=IF([.AQ35]=1;[.B35];&quot;&quot;)" office:value-type="float" office:value="662" calcext:value-type="float">
            <text:p>662.0</text:p>
          </table:table-cell>
          <table:table-cell table:formula="of:=IF([.AQ35]=1;[.AR35]*100/[.AS35];&quot;&quot;)" office:value-type="float" office:value="0.151057401812689" calcext:value-type="float">
            <text:p>0.2</text:p>
          </table:table-cell>
          <table:table-cell table:formula="of:=IF([.AQ35]=1;[.S35]+[.T35]+[.U35];&quot;&quot;)" office:value-type="float" office:value="0.23" calcext:value-type="float">
            <text:p>0.2</text:p>
          </table:table-cell>
          <table:table-cell table:formula="of:=IF([.AF35]=0;&quot;&quot;;1)" office:value-type="float" office:value="1" calcext:value-type="float">
            <text:p>1.0</text:p>
          </table:table-cell>
          <table:table-cell table:formula="of:=IF([.AV35]=1;[.AF35];&quot;&quot;)" office:value-type="float" office:value="1" calcext:value-type="float">
            <text:p>1.0</text:p>
          </table:table-cell>
          <table:table-cell table:formula="of:=IF([.AV35]=1;[.B35];&quot;&quot;)" office:value-type="float" office:value="662" calcext:value-type="float">
            <text:p>662.0</text:p>
          </table:table-cell>
          <table:table-cell table:formula="of:=IF([.AV35]=1;[.AW35]*100/[.AX35];&quot;&quot;)" office:value-type="float" office:value="0.151057401812689" calcext:value-type="float">
            <text:p>0.2</text:p>
          </table:table-cell>
          <table:table-cell table:formula="of:=IF([.AV35]=1;[.Z35]+[.AA35]+[.AB35];&quot;&quot;)" office:value-type="float" office:value="0.36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sh608GPIA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table:formula="of:=2*[.C36]/([.B36]*([.B36]-1))" office:value-type="float" office:value="0.0106183669049166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17" calcext:value-type="float">
            <text:p>1.1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36]=0;&quot;&quot;;1)" office:value-type="float" office:value="1" calcext:value-type="float">
            <text:p>1</text:p>
          </table:table-cell>
          <table:table-cell table:formula="of:=IF([.AG36]=1;[.K36];&quot;&quot;)" office:value-type="float" office:value="1" calcext:value-type="float">
            <text:p>1.0</text:p>
          </table:table-cell>
          <table:table-cell table:formula="of:=IF([.AG36]=1;[.B36];&quot;&quot;)" office:value-type="float" office:value="1216" calcext:value-type="float">
            <text:p>1216.0</text:p>
          </table:table-cell>
          <table:table-cell table:formula="of:=IF([.AG36]=1;[.AH36]*100/[.AI36];&quot;&quot;)" office:value-type="float" office:value="0.0822368421052632" calcext:value-type="float">
            <text:p>0.1</text:p>
          </table:table-cell>
          <table:table-cell table:formula="of:=IF([.AG36]=1;[.E36]+[.F36]+[.G36];&quot;&quot;)" office:value-type="float" office:value="0.26" calcext:value-type="float">
            <text:p>0.3</text:p>
          </table:table-cell>
          <table:table-cell table:formula="of:=IF([.R36]=0;&quot;&quot;;1)" office:value-type="float" office:value="1" calcext:value-type="float">
            <text:p>1.0</text:p>
          </table:table-cell>
          <table:table-cell table:formula="of:=IF([.AL36]=1;[.R36];&quot;&quot;)" office:value-type="float" office:value="1" calcext:value-type="float">
            <text:p>1.0</text:p>
          </table:table-cell>
          <table:table-cell table:formula="of:=IF([.AL36]=1;[.B36];&quot;&quot;)" office:value-type="float" office:value="1216" calcext:value-type="float">
            <text:p>1216.0</text:p>
          </table:table-cell>
          <table:table-cell table:formula="of:=IF([.AL36]=1;[.AM36]*100/[.AN36];&quot;&quot;)" office:value-type="float" office:value="0.0822368421052632" calcext:value-type="float">
            <text:p>0.1</text:p>
          </table:table-cell>
          <table:table-cell table:formula="of:=IF([.AL36]=1;[.L36]+[.M36]+[.N36];&quot;&quot;)" office:value-type="float" office:value="0.64" calcext:value-type="float">
            <text:p>0.6</text:p>
          </table:table-cell>
          <table:table-cell table:formula="of:=IF([.Y36]=0;&quot;&quot;;1)" office:value-type="float" office:value="1" calcext:value-type="float">
            <text:p>1.0</text:p>
          </table:table-cell>
          <table:table-cell table:formula="of:=IF([.AQ36]=1;[.Y36];&quot;&quot;)" office:value-type="float" office:value="1" calcext:value-type="float">
            <text:p>1.0</text:p>
          </table:table-cell>
          <table:table-cell table:formula="of:=IF([.AQ36]=1;[.B36];&quot;&quot;)" office:value-type="float" office:value="1216" calcext:value-type="float">
            <text:p>1216.0</text:p>
          </table:table-cell>
          <table:table-cell table:formula="of:=IF([.AQ36]=1;[.AR36]*100/[.AS36];&quot;&quot;)" office:value-type="float" office:value="0.0822368421052632" calcext:value-type="float">
            <text:p>0.1</text:p>
          </table:table-cell>
          <table:table-cell table:formula="of:=IF([.AQ36]=1;[.S36]+[.T36]+[.U36];&quot;&quot;)" office:value-type="float" office:value="0.71" calcext:value-type="float">
            <text:p>0.7</text:p>
          </table:table-cell>
          <table:table-cell table:formula="of:=IF([.AF36]=0;&quot;&quot;;1)" office:value-type="float" office:value="1" calcext:value-type="float">
            <text:p>1.0</text:p>
          </table:table-cell>
          <table:table-cell table:formula="of:=IF([.AV36]=1;[.AF36];&quot;&quot;)" office:value-type="float" office:value="1" calcext:value-type="float">
            <text:p>1.0</text:p>
          </table:table-cell>
          <table:table-cell table:formula="of:=IF([.AV36]=1;[.B36];&quot;&quot;)" office:value-type="float" office:value="1216" calcext:value-type="float">
            <text:p>1216.0</text:p>
          </table:table-cell>
          <table:table-cell table:formula="of:=IF([.AV36]=1;[.AW36]*100/[.AX36];&quot;&quot;)" office:value-type="float" office:value="0.0822368421052632" calcext:value-type="float">
            <text:p>0.1</text:p>
          </table:table-cell>
          <table:table-cell table:formula="of:=IF([.AV36]=1;[.Z36]+[.AA36]+[.AB36];&quot;&quot;)" office:value-type="float" office:value="1.26" calcext:value-type="float">
            <text:p>1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sh958GPIA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table:formula="of:=2*[.C37]/([.B37]*([.B37]-1))" office:value-type="float" office:value="0.00681685626604599" calcext:value-type="float">
            <text:p>0.0</text:p>
          </table:table-cell>
          <table:table-cell office:value-type="float" office:value="0.13" calcext:value-type="float">
            <text:p>0.13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38" calcext:value-type="float">
            <text:p>1.3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1.58" calcext:value-type="float">
            <text:p>1.5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37]=0;&quot;&quot;;1)" office:value-type="float" office:value="1" calcext:value-type="float">
            <text:p>1</text:p>
          </table:table-cell>
          <table:table-cell table:formula="of:=IF([.AG37]=1;[.K37];&quot;&quot;)" office:value-type="float" office:value="1" calcext:value-type="float">
            <text:p>1.0</text:p>
          </table:table-cell>
          <table:table-cell table:formula="of:=IF([.AG37]=1;[.B37];&quot;&quot;)" office:value-type="float" office:value="1916" calcext:value-type="float">
            <text:p>1916.0</text:p>
          </table:table-cell>
          <table:table-cell table:formula="of:=IF([.AG37]=1;[.AH37]*100/[.AI37];&quot;&quot;)" office:value-type="float" office:value="0.0521920668058455" calcext:value-type="float">
            <text:p>0.1</text:p>
          </table:table-cell>
          <table:table-cell table:formula="of:=IF([.AG37]=1;[.E37]+[.F37]+[.G37];&quot;&quot;)" office:value-type="float" office:value="0.64" calcext:value-type="float">
            <text:p>0.6</text:p>
          </table:table-cell>
          <table:table-cell table:formula="of:=IF([.R37]=0;&quot;&quot;;1)" office:value-type="float" office:value="1" calcext:value-type="float">
            <text:p>1.0</text:p>
          </table:table-cell>
          <table:table-cell table:formula="of:=IF([.AL37]=1;[.R37];&quot;&quot;)" office:value-type="float" office:value="1" calcext:value-type="float">
            <text:p>1.0</text:p>
          </table:table-cell>
          <table:table-cell table:formula="of:=IF([.AL37]=1;[.B37];&quot;&quot;)" office:value-type="float" office:value="1916" calcext:value-type="float">
            <text:p>1916.0</text:p>
          </table:table-cell>
          <table:table-cell table:formula="of:=IF([.AL37]=1;[.AM37]*100/[.AN37];&quot;&quot;)" office:value-type="float" office:value="0.0521920668058455" calcext:value-type="float">
            <text:p>0.1</text:p>
          </table:table-cell>
          <table:table-cell table:formula="of:=IF([.AL37]=1;[.L37]+[.M37]+[.N37];&quot;&quot;)" office:value-type="float" office:value="1.54" calcext:value-type="float">
            <text:p>1.5</text:p>
          </table:table-cell>
          <table:table-cell table:formula="of:=IF([.Y37]=0;&quot;&quot;;1)" office:value-type="float" office:value="1" calcext:value-type="float">
            <text:p>1.0</text:p>
          </table:table-cell>
          <table:table-cell table:formula="of:=IF([.AQ37]=1;[.Y37];&quot;&quot;)" office:value-type="float" office:value="1" calcext:value-type="float">
            <text:p>1.0</text:p>
          </table:table-cell>
          <table:table-cell table:formula="of:=IF([.AQ37]=1;[.B37];&quot;&quot;)" office:value-type="float" office:value="1916" calcext:value-type="float">
            <text:p>1916.0</text:p>
          </table:table-cell>
          <table:table-cell table:formula="of:=IF([.AQ37]=1;[.AR37]*100/[.AS37];&quot;&quot;)" office:value-type="float" office:value="0.0521920668058455" calcext:value-type="float">
            <text:p>0.1</text:p>
          </table:table-cell>
          <table:table-cell table:formula="of:=IF([.AQ37]=1;[.S37]+[.T37]+[.U37];&quot;&quot;)" office:value-type="float" office:value="1.77" calcext:value-type="float">
            <text:p>1.8</text:p>
          </table:table-cell>
          <table:table-cell table:formula="of:=IF([.AF37]=0;&quot;&quot;;1)" office:value-type="float" office:value="1" calcext:value-type="float">
            <text:p>1.0</text:p>
          </table:table-cell>
          <table:table-cell table:formula="of:=IF([.AV37]=1;[.AF37];&quot;&quot;)" office:value-type="float" office:value="1" calcext:value-type="float">
            <text:p>1.0</text:p>
          </table:table-cell>
          <table:table-cell table:formula="of:=IF([.AV37]=1;[.B37];&quot;&quot;)" office:value-type="float" office:value="1916" calcext:value-type="float">
            <text:p>1916.0</text:p>
          </table:table-cell>
          <table:table-cell table:formula="of:=IF([.AV37]=1;[.AW37]*100/[.AX37];&quot;&quot;)" office:value-type="float" office:value="0.0521920668058455" calcext:value-type="float">
            <text:p>0.1</text:p>
          </table:table-cell>
          <table:table-cell table:formula="of:=IF([.AV37]=1;[.Z37]+[.AA37]+[.AB37];&quot;&quot;)" office:value-type="float" office:value="3.11" calcext:value-type="float">
            <text:p>3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ill199GPIA</text:p>
          </table:table-cell>
          <table:table-cell office:value-type="float" office:value="701" calcext:value-type="float">
            <text:p>701</text:p>
          </table:table-cell>
          <table:table-cell office:value-type="float" office:value="6772" calcext:value-type="float">
            <text:p>6772</text:p>
          </table:table-cell>
          <table:table-cell table:formula="of:=2*[.C38]/([.B38]*([.B38]-1))" office:value-type="float" office:value="0.0276013857754229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K38]=0;&quot;&quot;;1)" office:value-type="float" office:value="1" calcext:value-type="float">
            <text:p>1</text:p>
          </table:table-cell>
          <table:table-cell table:formula="of:=IF([.AG38]=1;[.K38];&quot;&quot;)" office:value-type="float" office:value="1" calcext:value-type="float">
            <text:p>1.0</text:p>
          </table:table-cell>
          <table:table-cell table:formula="of:=IF([.AG38]=1;[.B38];&quot;&quot;)" office:value-type="float" office:value="701" calcext:value-type="float">
            <text:p>701.0</text:p>
          </table:table-cell>
          <table:table-cell table:formula="of:=IF([.AG38]=1;[.AH38]*100/[.AI38];&quot;&quot;)" office:value-type="float" office:value="0.14265335235378" calcext:value-type="float">
            <text:p>0.1</text:p>
          </table:table-cell>
          <table:table-cell table:formula="of:=IF([.AG38]=1;[.E38]+[.F38]+[.G38];&quot;&quot;)" office:value-type="float" office:value="0.13" calcext:value-type="float">
            <text:p>0.1</text:p>
          </table:table-cell>
          <table:table-cell table:formula="of:=IF([.R38]=0;&quot;&quot;;1)" office:value-type="float" office:value="1" calcext:value-type="float">
            <text:p>1.0</text:p>
          </table:table-cell>
          <table:table-cell table:formula="of:=IF([.AL38]=1;[.R38];&quot;&quot;)" office:value-type="float" office:value="1" calcext:value-type="float">
            <text:p>1.0</text:p>
          </table:table-cell>
          <table:table-cell table:formula="of:=IF([.AL38]=1;[.B38];&quot;&quot;)" office:value-type="float" office:value="701" calcext:value-type="float">
            <text:p>701.0</text:p>
          </table:table-cell>
          <table:table-cell table:formula="of:=IF([.AL38]=1;[.AM38]*100/[.AN38];&quot;&quot;)" office:value-type="float" office:value="0.14265335235378" calcext:value-type="float">
            <text:p>0.1</text:p>
          </table:table-cell>
          <table:table-cell table:formula="of:=IF([.AL38]=1;[.L38]+[.M38]+[.N38];&quot;&quot;)" office:value-type="float" office:value="0.27" calcext:value-type="float">
            <text:p>0.3</text:p>
          </table:table-cell>
          <table:table-cell table:formula="of:=IF([.Y38]=0;&quot;&quot;;1)" office:value-type="float" office:value="1" calcext:value-type="float">
            <text:p>1.0</text:p>
          </table:table-cell>
          <table:table-cell table:formula="of:=IF([.AQ38]=1;[.Y38];&quot;&quot;)" office:value-type="float" office:value="41" calcext:value-type="float">
            <text:p>41.0</text:p>
          </table:table-cell>
          <table:table-cell table:formula="of:=IF([.AQ38]=1;[.B38];&quot;&quot;)" office:value-type="float" office:value="701" calcext:value-type="float">
            <text:p>701.0</text:p>
          </table:table-cell>
          <table:table-cell table:formula="of:=IF([.AQ38]=1;[.AR38]*100/[.AS38];&quot;&quot;)" office:value-type="float" office:value="5.84878744650499" calcext:value-type="float">
            <text:p>5.8</text:p>
          </table:table-cell>
          <table:table-cell table:formula="of:=IF([.AQ38]=1;[.S38]+[.T38]+[.U38];&quot;&quot;)" office:value-type="float" office:value="0.31" calcext:value-type="float">
            <text:p>0.3</text:p>
          </table:table-cell>
          <table:table-cell table:formula="of:=IF([.AF38]=0;&quot;&quot;;1)" office:value-type="float" office:value="1" calcext:value-type="float">
            <text:p>1.0</text:p>
          </table:table-cell>
          <table:table-cell table:formula="of:=IF([.AV38]=1;[.AF38];&quot;&quot;)" office:value-type="float" office:value="41" calcext:value-type="float">
            <text:p>41.0</text:p>
          </table:table-cell>
          <table:table-cell table:formula="of:=IF([.AV38]=1;[.B38];&quot;&quot;)" office:value-type="float" office:value="701" calcext:value-type="float">
            <text:p>701.0</text:p>
          </table:table-cell>
          <table:table-cell table:formula="of:=IF([.AV38]=1;[.AW38]*100/[.AX38];&quot;&quot;)" office:value-type="float" office:value="5.84878744650499" calcext:value-type="float">
            <text:p>5.8</text:p>
          </table:table-cell>
          <table:table-cell table:formula="of:=IF([.AV38]=1;[.Z38]+[.AA38]+[.AB38];&quot;&quot;)" office:value-type="float" office:value="0.51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2000" calcext:value-type="float">
            <text:p>2000</text:p>
          </table:table-cell>
          <table:table-cell office:value-type="float" office:value="999836" calcext:value-type="float">
            <text:p>999836</text:p>
          </table:table-cell>
          <table:table-cell table:formula="of:=2*[.C39]/([.B39]*([.B39]-1))" office:value-type="float" office:value="0.500168084042021" calcext:value-type="float">
            <text:p>0.5</text:p>
          </table:table-cell>
          <table:table-cell office:value-type="float" office:value="219.63" calcext:value-type="float">
            <text:p>219.63</text:p>
          </table:table-cell>
          <table:table-cell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56" calcext:value-type="float">
            <text:p>245.56</text:p>
          </table:table-cell>
          <table:table-cell office:value-type="float" office:value="5.66" calcext:value-type="float">
            <text:p>5.66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03" calcext:value-type="float">
            <text:p>278.03</text:p>
          </table:table-cell>
          <table:table-cell office:value-type="float" office:value="130.44" calcext:value-type="float">
            <text:p>130.44</text:p>
          </table:table-cell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79" calcext:value-type="float">
            <text:p>233.7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39]=0;&quot;&quot;;1)">
            <text:p/>
          </table:table-cell>
          <table:table-cell table:formula="of:=IF([.AG39]=1;[.K39];&quot;&quot;)">
            <text:p/>
          </table:table-cell>
          <table:table-cell table:formula="of:=IF([.AG39]=1;[.B39];&quot;&quot;)">
            <text:p/>
          </table:table-cell>
          <table:table-cell table:formula="of:=IF([.AG39]=1;[.AH39]*100/[.AI39];&quot;&quot;)">
            <text:p/>
          </table:table-cell>
          <table:table-cell table:formula="of:=IF([.AG39]=1;[.E39]+[.F39]+[.G39];&quot;&quot;)">
            <text:p/>
          </table:table-cell>
          <table:table-cell table:formula="of:=IF([.R39]=0;&quot;&quot;;1)">
            <text:p/>
          </table:table-cell>
          <table:table-cell table:formula="of:=IF([.AL39]=1;[.R39];&quot;&quot;)">
            <text:p/>
          </table:table-cell>
          <table:table-cell table:formula="of:=IF([.AL39]=1;[.B39];&quot;&quot;)">
            <text:p/>
          </table:table-cell>
          <table:table-cell table:formula="of:=IF([.AL39]=1;[.AM39]*100/[.AN39];&quot;&quot;)">
            <text:p/>
          </table:table-cell>
          <table:table-cell table:formula="of:=IF([.AL39]=1;[.L39]+[.M39]+[.N39];&quot;&quot;)">
            <text:p/>
          </table:table-cell>
          <table:table-cell table:formula="of:=IF([.Y39]=0;&quot;&quot;;1)">
            <text:p/>
          </table:table-cell>
          <table:table-cell table:formula="of:=IF([.AQ39]=1;[.Y39];&quot;&quot;)">
            <text:p/>
          </table:table-cell>
          <table:table-cell table:formula="of:=IF([.AQ39]=1;[.B39];&quot;&quot;)">
            <text:p/>
          </table:table-cell>
          <table:table-cell table:formula="of:=IF([.AQ39]=1;[.AR39]*100/[.AS39];&quot;&quot;)">
            <text:p/>
          </table:table-cell>
          <table:table-cell table:formula="of:=IF([.AQ39]=1;[.S39]+[.T39]+[.U39];&quot;&quot;)">
            <text:p/>
          </table:table-cell>
          <table:table-cell table:formula="of:=IF([.AF39]=0;&quot;&quot;;1)">
            <text:p/>
          </table:table-cell>
          <table:table-cell table:formula="of:=IF([.AV39]=1;[.AF39];&quot;&quot;)">
            <text:p/>
          </table:table-cell>
          <table:table-cell table:formula="of:=IF([.AV39]=1;[.B39];&quot;&quot;)">
            <text:p/>
          </table:table-cell>
          <table:table-cell table:formula="of:=IF([.AV39]=1;[.AW39]*100/[.AX39];&quot;&quot;)">
            <text:p/>
          </table:table-cell>
          <table:table-cell table:formula="of:=IF([.AV39]=1;[.Z39]+[.AA39]+[.AB3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2000.9</text:p>
          </table:table-cell>
          <table:table-cell office:value-type="float" office:value="2000" calcext:value-type="float">
            <text:p>2000</text:p>
          </table:table-cell>
          <table:table-cell office:value-type="float" office:value="1799532" calcext:value-type="float">
            <text:p>1799532</text:p>
          </table:table-cell>
          <table:table-cell table:formula="of:=2*[.C40]/([.B40]*([.B40]-1))" office:value-type="float" office:value="0.900216108054027" calcext:value-type="float">
            <text:p>0.9</text:p>
          </table:table-cell>
          <table:table-cell office:value-type="float" office:value="5464.95" calcext:value-type="float">
            <text:p>5464.95</text:p>
          </table:table-cell>
          <table:table-cell office:value-type="float" office:value="8.21" calcext:value-type="float">
            <text:p>8.21</text:p>
          </table:table-cell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0.04" calcext:value-type="float">
            <text:p>5560.04</text:p>
          </table:table-cell>
          <table:table-cell office:value-type="float" office:value="30.16" calcext:value-type="float">
            <text:p>30.16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5.69" calcext:value-type="float">
            <text:p>6355.69</text:p>
          </table:table-cell>
          <table:table-cell office:value-type="float" office:value="523.01" calcext:value-type="float">
            <text:p>523.0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8.97" calcext:value-type="float">
            <text:p>5148.97</text:p>
          </table:table-cell>
          <table:table-cell office:value-type="float" office:value="433.1" calcext:value-type="float">
            <text:p>433.1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0]=0;&quot;&quot;;1)">
            <text:p/>
          </table:table-cell>
          <table:table-cell table:formula="of:=IF([.AG40]=1;[.K40];&quot;&quot;)">
            <text:p/>
          </table:table-cell>
          <table:table-cell table:formula="of:=IF([.AG40]=1;[.B40];&quot;&quot;)">
            <text:p/>
          </table:table-cell>
          <table:table-cell table:formula="of:=IF([.AG40]=1;[.AH40]*100/[.AI40];&quot;&quot;)">
            <text:p/>
          </table:table-cell>
          <table:table-cell table:formula="of:=IF([.AG40]=1;[.E40]+[.F40]+[.G40];&quot;&quot;)">
            <text:p/>
          </table:table-cell>
          <table:table-cell table:formula="of:=IF([.R40]=0;&quot;&quot;;1)">
            <text:p/>
          </table:table-cell>
          <table:table-cell table:formula="of:=IF([.AL40]=1;[.R40];&quot;&quot;)">
            <text:p/>
          </table:table-cell>
          <table:table-cell table:formula="of:=IF([.AL40]=1;[.B40];&quot;&quot;)">
            <text:p/>
          </table:table-cell>
          <table:table-cell table:formula="of:=IF([.AL40]=1;[.AM40]*100/[.AN40];&quot;&quot;)">
            <text:p/>
          </table:table-cell>
          <table:table-cell table:formula="of:=IF([.AL40]=1;[.L40]+[.M40]+[.N40];&quot;&quot;)">
            <text:p/>
          </table:table-cell>
          <table:table-cell table:formula="of:=IF([.Y40]=0;&quot;&quot;;1)">
            <text:p/>
          </table:table-cell>
          <table:table-cell table:formula="of:=IF([.AQ40]=1;[.Y40];&quot;&quot;)">
            <text:p/>
          </table:table-cell>
          <table:table-cell table:formula="of:=IF([.AQ40]=1;[.B40];&quot;&quot;)">
            <text:p/>
          </table:table-cell>
          <table:table-cell table:formula="of:=IF([.AQ40]=1;[.AR40]*100/[.AS40];&quot;&quot;)">
            <text:p/>
          </table:table-cell>
          <table:table-cell table:formula="of:=IF([.AQ40]=1;[.S40]+[.T40]+[.U40];&quot;&quot;)">
            <text:p/>
          </table:table-cell>
          <table:table-cell table:formula="of:=IF([.AF40]=0;&quot;&quot;;1)">
            <text:p/>
          </table:table-cell>
          <table:table-cell table:formula="of:=IF([.AV40]=1;[.AF40];&quot;&quot;)">
            <text:p/>
          </table:table-cell>
          <table:table-cell table:formula="of:=IF([.AV40]=1;[.B40];&quot;&quot;)">
            <text:p/>
          </table:table-cell>
          <table:table-cell table:formula="of:=IF([.AV40]=1;[.AW40]*100/[.AX40];&quot;&quot;)">
            <text:p/>
          </table:table-cell>
          <table:table-cell table:formula="of:=IF([.AV40]=1;[.Z40]+[.AA40]+[.AB4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4000" calcext:value-type="float">
            <text:p>4000</text:p>
          </table:table-cell>
          <table:table-cell office:value-type="float" office:value="4000268" calcext:value-type="float">
            <text:p>4000268</text:p>
          </table:table-cell>
          <table:table-cell table:formula="of:=2*[.C41]/([.B41]*([.B41]-1))" office:value-type="float" office:value="0.500158539634909" calcext:value-type="float">
            <text:p>0.5</text:p>
          </table:table-cell>
          <table:table-cell office:value-type="float" office:value="2219.12" calcext:value-type="float">
            <text:p>2219.12</text:p>
          </table:table-cell>
          <table:table-cell office:value-type="float" office:value="11.86" calcext:value-type="float">
            <text:p>11.86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8.07" calcext:value-type="float">
            <text:p>2228.07</text:p>
          </table:table-cell>
          <table:table-cell office:value-type="float" office:value="32.66" calcext:value-type="float">
            <text:p>32.66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3.99" calcext:value-type="float">
            <text:p>2283.99</text:p>
          </table:table-cell>
          <table:table-cell office:value-type="float" office:value="1604.71" calcext:value-type="float">
            <text:p>1604.71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3.04" calcext:value-type="float">
            <text:p>1753.04</text:p>
          </table:table-cell>
          <table:table-cell office:value-type="float" office:value="1270.73" calcext:value-type="float">
            <text:p>1270.73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1]=0;&quot;&quot;;1)">
            <text:p/>
          </table:table-cell>
          <table:table-cell table:formula="of:=IF([.AG41]=1;[.K41];&quot;&quot;)">
            <text:p/>
          </table:table-cell>
          <table:table-cell table:formula="of:=IF([.AG41]=1;[.B41];&quot;&quot;)">
            <text:p/>
          </table:table-cell>
          <table:table-cell table:formula="of:=IF([.AG41]=1;[.AH41]*100/[.AI41];&quot;&quot;)">
            <text:p/>
          </table:table-cell>
          <table:table-cell table:formula="of:=IF([.AG41]=1;[.E41]+[.F41]+[.G41];&quot;&quot;)">
            <text:p/>
          </table:table-cell>
          <table:table-cell table:formula="of:=IF([.R41]=0;&quot;&quot;;1)">
            <text:p/>
          </table:table-cell>
          <table:table-cell table:formula="of:=IF([.AL41]=1;[.R41];&quot;&quot;)">
            <text:p/>
          </table:table-cell>
          <table:table-cell table:formula="of:=IF([.AL41]=1;[.B41];&quot;&quot;)">
            <text:p/>
          </table:table-cell>
          <table:table-cell table:formula="of:=IF([.AL41]=1;[.AM41]*100/[.AN41];&quot;&quot;)">
            <text:p/>
          </table:table-cell>
          <table:table-cell table:formula="of:=IF([.AL41]=1;[.L41]+[.M41]+[.N41];&quot;&quot;)">
            <text:p/>
          </table:table-cell>
          <table:table-cell table:formula="of:=IF([.Y41]=0;&quot;&quot;;1)">
            <text:p/>
          </table:table-cell>
          <table:table-cell table:formula="of:=IF([.AQ41]=1;[.Y41];&quot;&quot;)">
            <text:p/>
          </table:table-cell>
          <table:table-cell table:formula="of:=IF([.AQ41]=1;[.B41];&quot;&quot;)">
            <text:p/>
          </table:table-cell>
          <table:table-cell table:formula="of:=IF([.AQ41]=1;[.AR41]*100/[.AS41];&quot;&quot;)">
            <text:p/>
          </table:table-cell>
          <table:table-cell table:formula="of:=IF([.AQ41]=1;[.S41]+[.T41]+[.U41];&quot;&quot;)">
            <text:p/>
          </table:table-cell>
          <table:table-cell table:formula="of:=IF([.AF41]=0;&quot;&quot;;1)">
            <text:p/>
          </table:table-cell>
          <table:table-cell table:formula="of:=IF([.AV41]=1;[.AF41];&quot;&quot;)">
            <text:p/>
          </table:table-cell>
          <table:table-cell table:formula="of:=IF([.AV41]=1;[.B41];&quot;&quot;)">
            <text:p/>
          </table:table-cell>
          <table:table-cell table:formula="of:=IF([.AV41]=1;[.AW41]*100/[.AX41];&quot;&quot;)">
            <text:p/>
          </table:table-cell>
          <table:table-cell table:formula="of:=IF([.AV41]=1;[.Z41]+[.AA41]+[.AB4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25.1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formula="of:=2*[.C42]/([.B42]*([.B42]-1))" office:value-type="float" office:value="0.0949677419354839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2]=0;&quot;&quot;;1)">
            <text:p/>
          </table:table-cell>
          <table:table-cell table:formula="of:=IF([.AG42]=1;[.K42];&quot;&quot;)">
            <text:p/>
          </table:table-cell>
          <table:table-cell table:formula="of:=IF([.AG42]=1;[.B42];&quot;&quot;)">
            <text:p/>
          </table:table-cell>
          <table:table-cell table:formula="of:=IF([.AG42]=1;[.AH42]*100/[.AI42];&quot;&quot;)">
            <text:p/>
          </table:table-cell>
          <table:table-cell table:formula="of:=IF([.AG42]=1;[.E42]+[.F42]+[.G42];&quot;&quot;)">
            <text:p/>
          </table:table-cell>
          <table:table-cell table:formula="of:=IF([.R42]=0;&quot;&quot;;1)">
            <text:p/>
          </table:table-cell>
          <table:table-cell table:formula="of:=IF([.AL42]=1;[.R42];&quot;&quot;)">
            <text:p/>
          </table:table-cell>
          <table:table-cell table:formula="of:=IF([.AL42]=1;[.B42];&quot;&quot;)">
            <text:p/>
          </table:table-cell>
          <table:table-cell table:formula="of:=IF([.AL42]=1;[.AM42]*100/[.AN42];&quot;&quot;)">
            <text:p/>
          </table:table-cell>
          <table:table-cell table:formula="of:=IF([.AL42]=1;[.L42]+[.M42]+[.N42];&quot;&quot;)">
            <text:p/>
          </table:table-cell>
          <table:table-cell table:formula="of:=IF([.Y42]=0;&quot;&quot;;1)">
            <text:p/>
          </table:table-cell>
          <table:table-cell table:formula="of:=IF([.AQ42]=1;[.Y42];&quot;&quot;)">
            <text:p/>
          </table:table-cell>
          <table:table-cell table:formula="of:=IF([.AQ42]=1;[.B42];&quot;&quot;)">
            <text:p/>
          </table:table-cell>
          <table:table-cell table:formula="of:=IF([.AQ42]=1;[.AR42]*100/[.AS42];&quot;&quot;)">
            <text:p/>
          </table:table-cell>
          <table:table-cell table:formula="of:=IF([.AQ42]=1;[.S42]+[.T42]+[.U42];&quot;&quot;)">
            <text:p/>
          </table:table-cell>
          <table:table-cell table:formula="of:=IF([.AF42]=0;&quot;&quot;;1)">
            <text:p/>
          </table:table-cell>
          <table:table-cell table:formula="of:=IF([.AV42]=1;[.AF42];&quot;&quot;)">
            <text:p/>
          </table:table-cell>
          <table:table-cell table:formula="of:=IF([.AV42]=1;[.B42];&quot;&quot;)">
            <text:p/>
          </table:table-cell>
          <table:table-cell table:formula="of:=IF([.AV42]=1;[.AW42]*100/[.AX42];&quot;&quot;)">
            <text:p/>
          </table:table-cell>
          <table:table-cell table:formula="of:=IF([.AV42]=1;[.Z42]+[.AA42]+[.AB4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25.5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formula="of:=2*[.C43]/([.B43]*([.B43]-1))" office:value-type="float" office:value="0.502064516129032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3]=0;&quot;&quot;;1)">
            <text:p/>
          </table:table-cell>
          <table:table-cell table:formula="of:=IF([.AG43]=1;[.K43];&quot;&quot;)">
            <text:p/>
          </table:table-cell>
          <table:table-cell table:formula="of:=IF([.AG43]=1;[.B43];&quot;&quot;)">
            <text:p/>
          </table:table-cell>
          <table:table-cell table:formula="of:=IF([.AG43]=1;[.AH43]*100/[.AI43];&quot;&quot;)">
            <text:p/>
          </table:table-cell>
          <table:table-cell table:formula="of:=IF([.AG43]=1;[.E43]+[.F43]+[.G43];&quot;&quot;)">
            <text:p/>
          </table:table-cell>
          <table:table-cell table:formula="of:=IF([.R43]=0;&quot;&quot;;1)">
            <text:p/>
          </table:table-cell>
          <table:table-cell table:formula="of:=IF([.AL43]=1;[.R43];&quot;&quot;)">
            <text:p/>
          </table:table-cell>
          <table:table-cell table:formula="of:=IF([.AL43]=1;[.B43];&quot;&quot;)">
            <text:p/>
          </table:table-cell>
          <table:table-cell table:formula="of:=IF([.AL43]=1;[.AM43]*100/[.AN43];&quot;&quot;)">
            <text:p/>
          </table:table-cell>
          <table:table-cell table:formula="of:=IF([.AL43]=1;[.L43]+[.M43]+[.N43];&quot;&quot;)">
            <text:p/>
          </table:table-cell>
          <table:table-cell table:formula="of:=IF([.Y43]=0;&quot;&quot;;1)">
            <text:p/>
          </table:table-cell>
          <table:table-cell table:formula="of:=IF([.AQ43]=1;[.Y43];&quot;&quot;)">
            <text:p/>
          </table:table-cell>
          <table:table-cell table:formula="of:=IF([.AQ43]=1;[.B43];&quot;&quot;)">
            <text:p/>
          </table:table-cell>
          <table:table-cell table:formula="of:=IF([.AQ43]=1;[.AR43]*100/[.AS43];&quot;&quot;)">
            <text:p/>
          </table:table-cell>
          <table:table-cell table:formula="of:=IF([.AQ43]=1;[.S43]+[.T43]+[.U43];&quot;&quot;)">
            <text:p/>
          </table:table-cell>
          <table:table-cell table:formula="of:=IF([.AF43]=0;&quot;&quot;;1)">
            <text:p/>
          </table:table-cell>
          <table:table-cell table:formula="of:=IF([.AV43]=1;[.AF43];&quot;&quot;)">
            <text:p/>
          </table:table-cell>
          <table:table-cell table:formula="of:=IF([.AV43]=1;[.B43];&quot;&quot;)">
            <text:p/>
          </table:table-cell>
          <table:table-cell table:formula="of:=IF([.AV43]=1;[.AW43]*100/[.AX43];&quot;&quot;)">
            <text:p/>
          </table:table-cell>
          <table:table-cell table:formula="of:=IF([.AV43]=1;[.Z43]+[.AA43]+[.AB4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25.9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formula="of:=2*[.C44]/([.B44]*([.B44]-1))" office:value-type="float" office:value="0.898193548387097" calcext:value-type="float">
            <text:p>0.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4]=0;&quot;&quot;;1)">
            <text:p/>
          </table:table-cell>
          <table:table-cell table:formula="of:=IF([.AG44]=1;[.K44];&quot;&quot;)">
            <text:p/>
          </table:table-cell>
          <table:table-cell table:formula="of:=IF([.AG44]=1;[.B44];&quot;&quot;)">
            <text:p/>
          </table:table-cell>
          <table:table-cell table:formula="of:=IF([.AG44]=1;[.AH44]*100/[.AI44];&quot;&quot;)">
            <text:p/>
          </table:table-cell>
          <table:table-cell table:formula="of:=IF([.AG44]=1;[.E44]+[.F44]+[.G44];&quot;&quot;)">
            <text:p/>
          </table:table-cell>
          <table:table-cell table:formula="of:=IF([.R44]=0;&quot;&quot;;1)">
            <text:p/>
          </table:table-cell>
          <table:table-cell table:formula="of:=IF([.AL44]=1;[.R44];&quot;&quot;)">
            <text:p/>
          </table:table-cell>
          <table:table-cell table:formula="of:=IF([.AL44]=1;[.B44];&quot;&quot;)">
            <text:p/>
          </table:table-cell>
          <table:table-cell table:formula="of:=IF([.AL44]=1;[.AM44]*100/[.AN44];&quot;&quot;)">
            <text:p/>
          </table:table-cell>
          <table:table-cell table:formula="of:=IF([.AL44]=1;[.L44]+[.M44]+[.N44];&quot;&quot;)">
            <text:p/>
          </table:table-cell>
          <table:table-cell table:formula="of:=IF([.Y44]=0;&quot;&quot;;1)">
            <text:p/>
          </table:table-cell>
          <table:table-cell table:formula="of:=IF([.AQ44]=1;[.Y44];&quot;&quot;)">
            <text:p/>
          </table:table-cell>
          <table:table-cell table:formula="of:=IF([.AQ44]=1;[.B44];&quot;&quot;)">
            <text:p/>
          </table:table-cell>
          <table:table-cell table:formula="of:=IF([.AQ44]=1;[.AR44]*100/[.AS44];&quot;&quot;)">
            <text:p/>
          </table:table-cell>
          <table:table-cell table:formula="of:=IF([.AQ44]=1;[.S44]+[.T44]+[.U44];&quot;&quot;)">
            <text:p/>
          </table:table-cell>
          <table:table-cell table:formula="of:=IF([.AF44]=0;&quot;&quot;;1)">
            <text:p/>
          </table:table-cell>
          <table:table-cell table:formula="of:=IF([.AV44]=1;[.AF44];&quot;&quot;)">
            <text:p/>
          </table:table-cell>
          <table:table-cell table:formula="of:=IF([.AV44]=1;[.B44];&quot;&quot;)">
            <text:p/>
          </table:table-cell>
          <table:table-cell table:formula="of:=IF([.AV44]=1;[.AW44]*100/[.AX44];&quot;&quot;)">
            <text:p/>
          </table:table-cell>
          <table:table-cell table:formula="of:=IF([.AV44]=1;[.Z44]+[.AA44]+[.AB4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table:formula="of:=2*[.C45]/([.B45]*([.B45]-1))" office:value-type="float" office:value="0.103389558232932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5]=0;&quot;&quot;;1)">
            <text:p/>
          </table:table-cell>
          <table:table-cell table:formula="of:=IF([.AG45]=1;[.K45];&quot;&quot;)">
            <text:p/>
          </table:table-cell>
          <table:table-cell table:formula="of:=IF([.AG45]=1;[.B45];&quot;&quot;)">
            <text:p/>
          </table:table-cell>
          <table:table-cell table:formula="of:=IF([.AG45]=1;[.AH45]*100/[.AI45];&quot;&quot;)">
            <text:p/>
          </table:table-cell>
          <table:table-cell table:formula="of:=IF([.AG45]=1;[.E45]+[.F45]+[.G45];&quot;&quot;)">
            <text:p/>
          </table:table-cell>
          <table:table-cell table:formula="of:=IF([.R45]=0;&quot;&quot;;1)">
            <text:p/>
          </table:table-cell>
          <table:table-cell table:formula="of:=IF([.AL45]=1;[.R45];&quot;&quot;)">
            <text:p/>
          </table:table-cell>
          <table:table-cell table:formula="of:=IF([.AL45]=1;[.B45];&quot;&quot;)">
            <text:p/>
          </table:table-cell>
          <table:table-cell table:formula="of:=IF([.AL45]=1;[.AM45]*100/[.AN45];&quot;&quot;)">
            <text:p/>
          </table:table-cell>
          <table:table-cell table:formula="of:=IF([.AL45]=1;[.L45]+[.M45]+[.N45];&quot;&quot;)">
            <text:p/>
          </table:table-cell>
          <table:table-cell table:formula="of:=IF([.Y45]=0;&quot;&quot;;1)">
            <text:p/>
          </table:table-cell>
          <table:table-cell table:formula="of:=IF([.AQ45]=1;[.Y45];&quot;&quot;)">
            <text:p/>
          </table:table-cell>
          <table:table-cell table:formula="of:=IF([.AQ45]=1;[.B45];&quot;&quot;)">
            <text:p/>
          </table:table-cell>
          <table:table-cell table:formula="of:=IF([.AQ45]=1;[.AR45]*100/[.AS45];&quot;&quot;)">
            <text:p/>
          </table:table-cell>
          <table:table-cell table:formula="of:=IF([.AQ45]=1;[.S45]+[.T45]+[.U45];&quot;&quot;)">
            <text:p/>
          </table:table-cell>
          <table:table-cell table:formula="of:=IF([.AF45]=0;&quot;&quot;;1)">
            <text:p/>
          </table:table-cell>
          <table:table-cell table:formula="of:=IF([.AV45]=1;[.AF45];&quot;&quot;)">
            <text:p/>
          </table:table-cell>
          <table:table-cell table:formula="of:=IF([.AV45]=1;[.B45];&quot;&quot;)">
            <text:p/>
          </table:table-cell>
          <table:table-cell table:formula="of:=IF([.AV45]=1;[.AW45]*100/[.AX45];&quot;&quot;)">
            <text:p/>
          </table:table-cell>
          <table:table-cell table:formula="of:=IF([.AV45]=1;[.Z45]+[.AA45]+[.AB4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table:formula="of:=2*[.C46]/([.B46]*([.B46]-1))" office:value-type="float" office:value="0.503389558232932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6]=0;&quot;&quot;;1)">
            <text:p/>
          </table:table-cell>
          <table:table-cell table:formula="of:=IF([.AG46]=1;[.K46];&quot;&quot;)">
            <text:p/>
          </table:table-cell>
          <table:table-cell table:formula="of:=IF([.AG46]=1;[.B46];&quot;&quot;)">
            <text:p/>
          </table:table-cell>
          <table:table-cell table:formula="of:=IF([.AG46]=1;[.AH46]*100/[.AI46];&quot;&quot;)">
            <text:p/>
          </table:table-cell>
          <table:table-cell table:formula="of:=IF([.AG46]=1;[.E46]+[.F46]+[.G46];&quot;&quot;)">
            <text:p/>
          </table:table-cell>
          <table:table-cell table:formula="of:=IF([.R46]=0;&quot;&quot;;1)">
            <text:p/>
          </table:table-cell>
          <table:table-cell table:formula="of:=IF([.AL46]=1;[.R46];&quot;&quot;)">
            <text:p/>
          </table:table-cell>
          <table:table-cell table:formula="of:=IF([.AL46]=1;[.B46];&quot;&quot;)">
            <text:p/>
          </table:table-cell>
          <table:table-cell table:formula="of:=IF([.AL46]=1;[.AM46]*100/[.AN46];&quot;&quot;)">
            <text:p/>
          </table:table-cell>
          <table:table-cell table:formula="of:=IF([.AL46]=1;[.L46]+[.M46]+[.N46];&quot;&quot;)">
            <text:p/>
          </table:table-cell>
          <table:table-cell table:formula="of:=IF([.Y46]=0;&quot;&quot;;1)">
            <text:p/>
          </table:table-cell>
          <table:table-cell table:formula="of:=IF([.AQ46]=1;[.Y46];&quot;&quot;)">
            <text:p/>
          </table:table-cell>
          <table:table-cell table:formula="of:=IF([.AQ46]=1;[.B46];&quot;&quot;)">
            <text:p/>
          </table:table-cell>
          <table:table-cell table:formula="of:=IF([.AQ46]=1;[.AR46]*100/[.AS46];&quot;&quot;)">
            <text:p/>
          </table:table-cell>
          <table:table-cell table:formula="of:=IF([.AQ46]=1;[.S46]+[.T46]+[.U46];&quot;&quot;)">
            <text:p/>
          </table:table-cell>
          <table:table-cell table:formula="of:=IF([.AF46]=0;&quot;&quot;;1)">
            <text:p/>
          </table:table-cell>
          <table:table-cell table:formula="of:=IF([.AV46]=1;[.AF46];&quot;&quot;)">
            <text:p/>
          </table:table-cell>
          <table:table-cell table:formula="of:=IF([.AV46]=1;[.B46];&quot;&quot;)">
            <text:p/>
          </table:table-cell>
          <table:table-cell table:formula="of:=IF([.AV46]=1;[.AW46]*100/[.AX46];&quot;&quot;)">
            <text:p/>
          </table:table-cell>
          <table:table-cell table:formula="of:=IF([.AV46]=1;[.Z46]+[.AA46]+[.AB4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250.9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table:formula="of:=2*[.C47]/([.B47]*([.B47]-1))" office:value-type="float" office:value="0.896289156626506" calcext:value-type="float">
            <text:p>0.9</text:p>
          </table:table-cell>
          <table:table-cell office:value-type="float" office:value="9.39" calcext:value-type="float">
            <text:p>9.3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5" calcext:value-type="float">
            <text:p>7.45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7]=0;&quot;&quot;;1)">
            <text:p/>
          </table:table-cell>
          <table:table-cell table:formula="of:=IF([.AG47]=1;[.K47];&quot;&quot;)">
            <text:p/>
          </table:table-cell>
          <table:table-cell table:formula="of:=IF([.AG47]=1;[.B47];&quot;&quot;)">
            <text:p/>
          </table:table-cell>
          <table:table-cell table:formula="of:=IF([.AG47]=1;[.AH47]*100/[.AI47];&quot;&quot;)">
            <text:p/>
          </table:table-cell>
          <table:table-cell table:formula="of:=IF([.AG47]=1;[.E47]+[.F47]+[.G47];&quot;&quot;)">
            <text:p/>
          </table:table-cell>
          <table:table-cell table:formula="of:=IF([.R47]=0;&quot;&quot;;1)">
            <text:p/>
          </table:table-cell>
          <table:table-cell table:formula="of:=IF([.AL47]=1;[.R47];&quot;&quot;)">
            <text:p/>
          </table:table-cell>
          <table:table-cell table:formula="of:=IF([.AL47]=1;[.B47];&quot;&quot;)">
            <text:p/>
          </table:table-cell>
          <table:table-cell table:formula="of:=IF([.AL47]=1;[.AM47]*100/[.AN47];&quot;&quot;)">
            <text:p/>
          </table:table-cell>
          <table:table-cell table:formula="of:=IF([.AL47]=1;[.L47]+[.M47]+[.N47];&quot;&quot;)">
            <text:p/>
          </table:table-cell>
          <table:table-cell table:formula="of:=IF([.Y47]=0;&quot;&quot;;1)">
            <text:p/>
          </table:table-cell>
          <table:table-cell table:formula="of:=IF([.AQ47]=1;[.Y47];&quot;&quot;)">
            <text:p/>
          </table:table-cell>
          <table:table-cell table:formula="of:=IF([.AQ47]=1;[.B47];&quot;&quot;)">
            <text:p/>
          </table:table-cell>
          <table:table-cell table:formula="of:=IF([.AQ47]=1;[.AR47]*100/[.AS47];&quot;&quot;)">
            <text:p/>
          </table:table-cell>
          <table:table-cell table:formula="of:=IF([.AQ47]=1;[.S47]+[.T47]+[.U47];&quot;&quot;)">
            <text:p/>
          </table:table-cell>
          <table:table-cell table:formula="of:=IF([.AF47]=0;&quot;&quot;;1)">
            <text:p/>
          </table:table-cell>
          <table:table-cell table:formula="of:=IF([.AV47]=1;[.AF47];&quot;&quot;)">
            <text:p/>
          </table:table-cell>
          <table:table-cell table:formula="of:=IF([.AV47]=1;[.B47];&quot;&quot;)">
            <text:p/>
          </table:table-cell>
          <table:table-cell table:formula="of:=IF([.AV47]=1;[.AW47]*100/[.AX47];&quot;&quot;)">
            <text:p/>
          </table:table-cell>
          <table:table-cell table:formula="of:=IF([.AV47]=1;[.Z47]+[.AA47]+[.AB4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table:formula="of:=2*[.C48]/([.B48]*([.B48]-1))" office:value-type="float" office:value="0.0998637274549098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8]=0;&quot;&quot;;1)">
            <text:p/>
          </table:table-cell>
          <table:table-cell table:formula="of:=IF([.AG48]=1;[.K48];&quot;&quot;)">
            <text:p/>
          </table:table-cell>
          <table:table-cell table:formula="of:=IF([.AG48]=1;[.B48];&quot;&quot;)">
            <text:p/>
          </table:table-cell>
          <table:table-cell table:formula="of:=IF([.AG48]=1;[.AH48]*100/[.AI48];&quot;&quot;)">
            <text:p/>
          </table:table-cell>
          <table:table-cell table:formula="of:=IF([.AG48]=1;[.E48]+[.F48]+[.G48];&quot;&quot;)">
            <text:p/>
          </table:table-cell>
          <table:table-cell table:formula="of:=IF([.R48]=0;&quot;&quot;;1)">
            <text:p/>
          </table:table-cell>
          <table:table-cell table:formula="of:=IF([.AL48]=1;[.R48];&quot;&quot;)">
            <text:p/>
          </table:table-cell>
          <table:table-cell table:formula="of:=IF([.AL48]=1;[.B48];&quot;&quot;)">
            <text:p/>
          </table:table-cell>
          <table:table-cell table:formula="of:=IF([.AL48]=1;[.AM48]*100/[.AN48];&quot;&quot;)">
            <text:p/>
          </table:table-cell>
          <table:table-cell table:formula="of:=IF([.AL48]=1;[.L48]+[.M48]+[.N48];&quot;&quot;)">
            <text:p/>
          </table:table-cell>
          <table:table-cell table:formula="of:=IF([.Y48]=0;&quot;&quot;;1)">
            <text:p/>
          </table:table-cell>
          <table:table-cell table:formula="of:=IF([.AQ48]=1;[.Y48];&quot;&quot;)">
            <text:p/>
          </table:table-cell>
          <table:table-cell table:formula="of:=IF([.AQ48]=1;[.B48];&quot;&quot;)">
            <text:p/>
          </table:table-cell>
          <table:table-cell table:formula="of:=IF([.AQ48]=1;[.AR48]*100/[.AS48];&quot;&quot;)">
            <text:p/>
          </table:table-cell>
          <table:table-cell table:formula="of:=IF([.AQ48]=1;[.S48]+[.T48]+[.U48];&quot;&quot;)">
            <text:p/>
          </table:table-cell>
          <table:table-cell table:formula="of:=IF([.AF48]=0;&quot;&quot;;1)">
            <text:p/>
          </table:table-cell>
          <table:table-cell table:formula="of:=IF([.AV48]=1;[.AF48];&quot;&quot;)">
            <text:p/>
          </table:table-cell>
          <table:table-cell table:formula="of:=IF([.AV48]=1;[.B48];&quot;&quot;)">
            <text:p/>
          </table:table-cell>
          <table:table-cell table:formula="of:=IF([.AV48]=1;[.AW48]*100/[.AX48];&quot;&quot;)">
            <text:p/>
          </table:table-cell>
          <table:table-cell table:formula="of:=IF([.AV48]=1;[.Z48]+[.AA48]+[.AB4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table:formula="of:=2*[.C49]/([.B49]*([.B49]-1))" office:value-type="float" office:value="0.501995991983968" calcext:value-type="float">
            <text:p>0.5</text:p>
          </table:table-cell>
          <table:table-cell office:value-type="float" office:value="4.15" calcext:value-type="float">
            <text:p>4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49]=0;&quot;&quot;;1)">
            <text:p/>
          </table:table-cell>
          <table:table-cell table:formula="of:=IF([.AG49]=1;[.K49];&quot;&quot;)">
            <text:p/>
          </table:table-cell>
          <table:table-cell table:formula="of:=IF([.AG49]=1;[.B49];&quot;&quot;)">
            <text:p/>
          </table:table-cell>
          <table:table-cell table:formula="of:=IF([.AG49]=1;[.AH49]*100/[.AI49];&quot;&quot;)">
            <text:p/>
          </table:table-cell>
          <table:table-cell table:formula="of:=IF([.AG49]=1;[.E49]+[.F49]+[.G49];&quot;&quot;)">
            <text:p/>
          </table:table-cell>
          <table:table-cell table:formula="of:=IF([.R49]=0;&quot;&quot;;1)">
            <text:p/>
          </table:table-cell>
          <table:table-cell table:formula="of:=IF([.AL49]=1;[.R49];&quot;&quot;)">
            <text:p/>
          </table:table-cell>
          <table:table-cell table:formula="of:=IF([.AL49]=1;[.B49];&quot;&quot;)">
            <text:p/>
          </table:table-cell>
          <table:table-cell table:formula="of:=IF([.AL49]=1;[.AM49]*100/[.AN49];&quot;&quot;)">
            <text:p/>
          </table:table-cell>
          <table:table-cell table:formula="of:=IF([.AL49]=1;[.L49]+[.M49]+[.N49];&quot;&quot;)">
            <text:p/>
          </table:table-cell>
          <table:table-cell table:formula="of:=IF([.Y49]=0;&quot;&quot;;1)">
            <text:p/>
          </table:table-cell>
          <table:table-cell table:formula="of:=IF([.AQ49]=1;[.Y49];&quot;&quot;)">
            <text:p/>
          </table:table-cell>
          <table:table-cell table:formula="of:=IF([.AQ49]=1;[.B49];&quot;&quot;)">
            <text:p/>
          </table:table-cell>
          <table:table-cell table:formula="of:=IF([.AQ49]=1;[.AR49]*100/[.AS49];&quot;&quot;)">
            <text:p/>
          </table:table-cell>
          <table:table-cell table:formula="of:=IF([.AQ49]=1;[.S49]+[.T49]+[.U49];&quot;&quot;)">
            <text:p/>
          </table:table-cell>
          <table:table-cell table:formula="of:=IF([.AF49]=0;&quot;&quot;;1)">
            <text:p/>
          </table:table-cell>
          <table:table-cell table:formula="of:=IF([.AV49]=1;[.AF49];&quot;&quot;)">
            <text:p/>
          </table:table-cell>
          <table:table-cell table:formula="of:=IF([.AV49]=1;[.B49];&quot;&quot;)">
            <text:p/>
          </table:table-cell>
          <table:table-cell table:formula="of:=IF([.AV49]=1;[.AW49]*100/[.AX49];&quot;&quot;)">
            <text:p/>
          </table:table-cell>
          <table:table-cell table:formula="of:=IF([.AV49]=1;[.Z49]+[.AA49]+[.AB4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500" calcext:value-type="float">
            <text:p>500</text:p>
          </table:table-cell>
          <table:table-cell office:value-type="float" office:value="112437" calcext:value-type="float">
            <text:p>112437</text:p>
          </table:table-cell>
          <table:table-cell table:formula="of:=2*[.C50]/([.B50]*([.B50]-1))" office:value-type="float" office:value="0.901298597194389" calcext:value-type="float">
            <text:p>0.9</text:p>
          </table:table-cell>
          <table:table-cell office:value-type="float" office:value="85.95" calcext:value-type="float">
            <text:p>85.95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51" calcext:value-type="float">
            <text:p>84.51</text:p>
          </table:table-cell>
          <table:table-cell office:value-type="float" office:value="1.06" calcext:value-type="float">
            <text:p>1.0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.25" calcext:value-type="float">
            <text:p>3.25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3" calcext:value-type="float">
            <text:p>66.63</text:p>
          </table:table-cell>
          <table:table-cell office:value-type="float" office:value="2.44" calcext:value-type="float">
            <text:p>2.44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0]=0;&quot;&quot;;1)">
            <text:p/>
          </table:table-cell>
          <table:table-cell table:formula="of:=IF([.AG50]=1;[.K50];&quot;&quot;)">
            <text:p/>
          </table:table-cell>
          <table:table-cell table:formula="of:=IF([.AG50]=1;[.B50];&quot;&quot;)">
            <text:p/>
          </table:table-cell>
          <table:table-cell table:formula="of:=IF([.AG50]=1;[.AH50]*100/[.AI50];&quot;&quot;)">
            <text:p/>
          </table:table-cell>
          <table:table-cell table:formula="of:=IF([.AG50]=1;[.E50]+[.F50]+[.G50];&quot;&quot;)">
            <text:p/>
          </table:table-cell>
          <table:table-cell table:formula="of:=IF([.R50]=0;&quot;&quot;;1)">
            <text:p/>
          </table:table-cell>
          <table:table-cell table:formula="of:=IF([.AL50]=1;[.R50];&quot;&quot;)">
            <text:p/>
          </table:table-cell>
          <table:table-cell table:formula="of:=IF([.AL50]=1;[.B50];&quot;&quot;)">
            <text:p/>
          </table:table-cell>
          <table:table-cell table:formula="of:=IF([.AL50]=1;[.AM50]*100/[.AN50];&quot;&quot;)">
            <text:p/>
          </table:table-cell>
          <table:table-cell table:formula="of:=IF([.AL50]=1;[.L50]+[.M50]+[.N50];&quot;&quot;)">
            <text:p/>
          </table:table-cell>
          <table:table-cell table:formula="of:=IF([.Y50]=0;&quot;&quot;;1)">
            <text:p/>
          </table:table-cell>
          <table:table-cell table:formula="of:=IF([.AQ50]=1;[.Y50];&quot;&quot;)">
            <text:p/>
          </table:table-cell>
          <table:table-cell table:formula="of:=IF([.AQ50]=1;[.B50];&quot;&quot;)">
            <text:p/>
          </table:table-cell>
          <table:table-cell table:formula="of:=IF([.AQ50]=1;[.AR50]*100/[.AS50];&quot;&quot;)">
            <text:p/>
          </table:table-cell>
          <table:table-cell table:formula="of:=IF([.AQ50]=1;[.S50]+[.T50]+[.U50];&quot;&quot;)">
            <text:p/>
          </table:table-cell>
          <table:table-cell table:formula="of:=IF([.AF50]=0;&quot;&quot;;1)">
            <text:p/>
          </table:table-cell>
          <table:table-cell table:formula="of:=IF([.AV50]=1;[.AF50];&quot;&quot;)">
            <text:p/>
          </table:table-cell>
          <table:table-cell table:formula="of:=IF([.AV50]=1;[.B50];&quot;&quot;)">
            <text:p/>
          </table:table-cell>
          <table:table-cell table:formula="of:=IF([.AV50]=1;[.AW50]*100/[.AX50];&quot;&quot;)">
            <text:p/>
          </table:table-cell>
          <table:table-cell table:formula="of:=IF([.AV50]=1;[.Z50]+[.AA50]+[.AB5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table:formula="of:=2*[.C51]/([.B51]*([.B51]-1))" office:value-type="float" office:value="0.0993573573573574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1]=0;&quot;&quot;;1)">
            <text:p/>
          </table:table-cell>
          <table:table-cell table:formula="of:=IF([.AG51]=1;[.K51];&quot;&quot;)">
            <text:p/>
          </table:table-cell>
          <table:table-cell table:formula="of:=IF([.AG51]=1;[.B51];&quot;&quot;)">
            <text:p/>
          </table:table-cell>
          <table:table-cell table:formula="of:=IF([.AG51]=1;[.AH51]*100/[.AI51];&quot;&quot;)">
            <text:p/>
          </table:table-cell>
          <table:table-cell table:formula="of:=IF([.AG51]=1;[.E51]+[.F51]+[.G51];&quot;&quot;)">
            <text:p/>
          </table:table-cell>
          <table:table-cell table:formula="of:=IF([.R51]=0;&quot;&quot;;1)">
            <text:p/>
          </table:table-cell>
          <table:table-cell table:formula="of:=IF([.AL51]=1;[.R51];&quot;&quot;)">
            <text:p/>
          </table:table-cell>
          <table:table-cell table:formula="of:=IF([.AL51]=1;[.B51];&quot;&quot;)">
            <text:p/>
          </table:table-cell>
          <table:table-cell table:formula="of:=IF([.AL51]=1;[.AM51]*100/[.AN51];&quot;&quot;)">
            <text:p/>
          </table:table-cell>
          <table:table-cell table:formula="of:=IF([.AL51]=1;[.L51]+[.M51]+[.N51];&quot;&quot;)">
            <text:p/>
          </table:table-cell>
          <table:table-cell table:formula="of:=IF([.Y51]=0;&quot;&quot;;1)">
            <text:p/>
          </table:table-cell>
          <table:table-cell table:formula="of:=IF([.AQ51]=1;[.Y51];&quot;&quot;)">
            <text:p/>
          </table:table-cell>
          <table:table-cell table:formula="of:=IF([.AQ51]=1;[.B51];&quot;&quot;)">
            <text:p/>
          </table:table-cell>
          <table:table-cell table:formula="of:=IF([.AQ51]=1;[.AR51]*100/[.AS51];&quot;&quot;)">
            <text:p/>
          </table:table-cell>
          <table:table-cell table:formula="of:=IF([.AQ51]=1;[.S51]+[.T51]+[.U51];&quot;&quot;)">
            <text:p/>
          </table:table-cell>
          <table:table-cell table:formula="of:=IF([.AF51]=0;&quot;&quot;;1)">
            <text:p/>
          </table:table-cell>
          <table:table-cell table:formula="of:=IF([.AV51]=1;[.AF51];&quot;&quot;)">
            <text:p/>
          </table:table-cell>
          <table:table-cell table:formula="of:=IF([.AV51]=1;[.B51];&quot;&quot;)">
            <text:p/>
          </table:table-cell>
          <table:table-cell table:formula="of:=IF([.AV51]=1;[.AW51]*100/[.AX51];&quot;&quot;)">
            <text:p/>
          </table:table-cell>
          <table:table-cell table:formula="of:=IF([.AV51]=1;[.Z51]+[.AA51]+[.AB5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table:formula="of:=2*[.C52]/([.B52]*([.B52]-1))" office:value-type="float" office:value="0.500152152152152" calcext:value-type="float">
            <text:p>0.5</text:p>
          </table:table-cell>
          <table:table-cell office:value-type="float" office:value="32.97" calcext:value-type="float">
            <text:p>32.97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float" office:value="1.28" calcext:value-type="float">
            <text:p>1.28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1.97" calcext:value-type="float">
            <text:p>11.97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6" calcext:value-type="float">
            <text:p>23.46</text:p>
          </table:table-cell>
          <table:table-cell office:value-type="float" office:value="9.13" calcext:value-type="float">
            <text:p>9.13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2]=0;&quot;&quot;;1)">
            <text:p/>
          </table:table-cell>
          <table:table-cell table:formula="of:=IF([.AG52]=1;[.K52];&quot;&quot;)">
            <text:p/>
          </table:table-cell>
          <table:table-cell table:formula="of:=IF([.AG52]=1;[.B52];&quot;&quot;)">
            <text:p/>
          </table:table-cell>
          <table:table-cell table:formula="of:=IF([.AG52]=1;[.AH52]*100/[.AI52];&quot;&quot;)">
            <text:p/>
          </table:table-cell>
          <table:table-cell table:formula="of:=IF([.AG52]=1;[.E52]+[.F52]+[.G52];&quot;&quot;)">
            <text:p/>
          </table:table-cell>
          <table:table-cell table:formula="of:=IF([.R52]=0;&quot;&quot;;1)">
            <text:p/>
          </table:table-cell>
          <table:table-cell table:formula="of:=IF([.AL52]=1;[.R52];&quot;&quot;)">
            <text:p/>
          </table:table-cell>
          <table:table-cell table:formula="of:=IF([.AL52]=1;[.B52];&quot;&quot;)">
            <text:p/>
          </table:table-cell>
          <table:table-cell table:formula="of:=IF([.AL52]=1;[.AM52]*100/[.AN52];&quot;&quot;)">
            <text:p/>
          </table:table-cell>
          <table:table-cell table:formula="of:=IF([.AL52]=1;[.L52]+[.M52]+[.N52];&quot;&quot;)">
            <text:p/>
          </table:table-cell>
          <table:table-cell table:formula="of:=IF([.Y52]=0;&quot;&quot;;1)">
            <text:p/>
          </table:table-cell>
          <table:table-cell table:formula="of:=IF([.AQ52]=1;[.Y52];&quot;&quot;)">
            <text:p/>
          </table:table-cell>
          <table:table-cell table:formula="of:=IF([.AQ52]=1;[.B52];&quot;&quot;)">
            <text:p/>
          </table:table-cell>
          <table:table-cell table:formula="of:=IF([.AQ52]=1;[.AR52]*100/[.AS52];&quot;&quot;)">
            <text:p/>
          </table:table-cell>
          <table:table-cell table:formula="of:=IF([.AQ52]=1;[.S52]+[.T52]+[.U52];&quot;&quot;)">
            <text:p/>
          </table:table-cell>
          <table:table-cell table:formula="of:=IF([.AF52]=0;&quot;&quot;;1)">
            <text:p/>
          </table:table-cell>
          <table:table-cell table:formula="of:=IF([.AV52]=1;[.AF52];&quot;&quot;)">
            <text:p/>
          </table:table-cell>
          <table:table-cell table:formula="of:=IF([.AV52]=1;[.B52];&quot;&quot;)">
            <text:p/>
          </table:table-cell>
          <table:table-cell table:formula="of:=IF([.AV52]=1;[.AW52]*100/[.AX52];&quot;&quot;)">
            <text:p/>
          </table:table-cell>
          <table:table-cell table:formula="of:=IF([.AV52]=1;[.Z52]+[.AA52]+[.AB5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table:formula="of:=2*[.C53]/([.B53]*([.B53]-1))" office:value-type="float" office:value="0.899797797797798" calcext:value-type="float">
            <text:p>0.9</text:p>
          </table:table-cell>
          <table:table-cell office:value-type="float" office:value="696.59" calcext:value-type="float">
            <text:p>696.59</text:p>
          </table:table-cell>
          <table:table-cell office:value-type="float" office:value="1.1" calcext:value-type="float">
            <text:p>1.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.46" calcext:value-type="float">
            <text:p>689.46</text:p>
          </table:table-cell>
          <table:table-cell office:value-type="float" office:value="6.02" calcext:value-type="float">
            <text:p>6.02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.33" calcext:value-type="float">
            <text:p>719.33</text:p>
          </table:table-cell>
          <table:table-cell office:value-type="float" office:value="40.29" calcext:value-type="float">
            <text:p>40.29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.57" calcext:value-type="float">
            <text:p>527.57</text:p>
          </table:table-cell>
          <table:table-cell office:value-type="float" office:value="31.18" calcext:value-type="float">
            <text:p>31.18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3]=0;&quot;&quot;;1)">
            <text:p/>
          </table:table-cell>
          <table:table-cell table:formula="of:=IF([.AG53]=1;[.K53];&quot;&quot;)">
            <text:p/>
          </table:table-cell>
          <table:table-cell table:formula="of:=IF([.AG53]=1;[.B53];&quot;&quot;)">
            <text:p/>
          </table:table-cell>
          <table:table-cell table:formula="of:=IF([.AG53]=1;[.AH53]*100/[.AI53];&quot;&quot;)">
            <text:p/>
          </table:table-cell>
          <table:table-cell table:formula="of:=IF([.AG53]=1;[.E53]+[.F53]+[.G53];&quot;&quot;)">
            <text:p/>
          </table:table-cell>
          <table:table-cell table:formula="of:=IF([.R53]=0;&quot;&quot;;1)">
            <text:p/>
          </table:table-cell>
          <table:table-cell table:formula="of:=IF([.AL53]=1;[.R53];&quot;&quot;)">
            <text:p/>
          </table:table-cell>
          <table:table-cell table:formula="of:=IF([.AL53]=1;[.B53];&quot;&quot;)">
            <text:p/>
          </table:table-cell>
          <table:table-cell table:formula="of:=IF([.AL53]=1;[.AM53]*100/[.AN53];&quot;&quot;)">
            <text:p/>
          </table:table-cell>
          <table:table-cell table:formula="of:=IF([.AL53]=1;[.L53]+[.M53]+[.N53];&quot;&quot;)">
            <text:p/>
          </table:table-cell>
          <table:table-cell table:formula="of:=IF([.Y53]=0;&quot;&quot;;1)">
            <text:p/>
          </table:table-cell>
          <table:table-cell table:formula="of:=IF([.AQ53]=1;[.Y53];&quot;&quot;)">
            <text:p/>
          </table:table-cell>
          <table:table-cell table:formula="of:=IF([.AQ53]=1;[.B53];&quot;&quot;)">
            <text:p/>
          </table:table-cell>
          <table:table-cell table:formula="of:=IF([.AQ53]=1;[.AR53]*100/[.AS53];&quot;&quot;)">
            <text:p/>
          </table:table-cell>
          <table:table-cell table:formula="of:=IF([.AQ53]=1;[.S53]+[.T53]+[.U53];&quot;&quot;)">
            <text:p/>
          </table:table-cell>
          <table:table-cell table:formula="of:=IF([.AF53]=0;&quot;&quot;;1)">
            <text:p/>
          </table:table-cell>
          <table:table-cell table:formula="of:=IF([.AV53]=1;[.AF53];&quot;&quot;)">
            <text:p/>
          </table:table-cell>
          <table:table-cell table:formula="of:=IF([.AV53]=1;[.B53];&quot;&quot;)">
            <text:p/>
          </table:table-cell>
          <table:table-cell table:formula="of:=IF([.AV53]=1;[.AW53]*100/[.AX53];&quot;&quot;)">
            <text:p/>
          </table:table-cell>
          <table:table-cell table:formula="of:=IF([.AV53]=1;[.Z53]+[.AA53]+[.AB5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500" calcext:value-type="float">
            <text:p>500</text:p>
          </table:table-cell>
          <table:table-cell office:value-type="float" office:value="121275" calcext:value-type="float">
            <text:p>121275</text:p>
          </table:table-cell>
          <table:table-cell table:formula="of:=2*[.C54]/([.B54]*([.B54]-1))" office:value-type="float" office:value="0.972144288577154" calcext:value-type="float">
            <text:p>1.0</text:p>
          </table:table-cell>
          <table:table-cell office:value-type="float" office:value="325.06" calcext:value-type="float">
            <text:p>325.0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.75" calcext:value-type="float">
            <text:p>316.75</text:p>
          </table:table-cell>
          <table:table-cell office:value-type="float" office:value="1.48" calcext:value-type="float">
            <text:p>1.48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97" calcext:value-type="float">
            <text:p>205.97</text:p>
          </table:table-cell>
          <table:table-cell office:value-type="float" office:value="1763.54" calcext:value-type="float">
            <text:p>1763.5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37.51" calcext:value-type="float">
            <text:p>237.51</text:p>
          </table:table-cell>
          <table:table-cell office:value-type="float" office:value="2014.39" calcext:value-type="float">
            <text:p>2014.39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IF([.K54]=0;&quot;&quot;;1)">
            <text:p/>
          </table:table-cell>
          <table:table-cell table:formula="of:=IF([.AG54]=1;[.K54];&quot;&quot;)">
            <text:p/>
          </table:table-cell>
          <table:table-cell table:formula="of:=IF([.AG54]=1;[.B54];&quot;&quot;)">
            <text:p/>
          </table:table-cell>
          <table:table-cell table:formula="of:=IF([.AG54]=1;[.AH54]*100/[.AI54];&quot;&quot;)">
            <text:p/>
          </table:table-cell>
          <table:table-cell table:formula="of:=IF([.AG54]=1;[.E54]+[.F54]+[.G54];&quot;&quot;)">
            <text:p/>
          </table:table-cell>
          <table:table-cell table:formula="of:=IF([.R54]=0;&quot;&quot;;1)">
            <text:p/>
          </table:table-cell>
          <table:table-cell table:formula="of:=IF([.AL54]=1;[.R54];&quot;&quot;)">
            <text:p/>
          </table:table-cell>
          <table:table-cell table:formula="of:=IF([.AL54]=1;[.B54];&quot;&quot;)">
            <text:p/>
          </table:table-cell>
          <table:table-cell table:formula="of:=IF([.AL54]=1;[.AM54]*100/[.AN54];&quot;&quot;)">
            <text:p/>
          </table:table-cell>
          <table:table-cell table:formula="of:=IF([.AL54]=1;[.L54]+[.M54]+[.N54];&quot;&quot;)">
            <text:p/>
          </table:table-cell>
          <table:table-cell table:formula="of:=IF([.Y54]=0;&quot;&quot;;1)" office:value-type="float" office:value="1" calcext:value-type="float">
            <text:p>1.0</text:p>
          </table:table-cell>
          <table:table-cell table:formula="of:=IF([.AQ54]=1;[.Y54];&quot;&quot;)" office:value-type="float" office:value="184" calcext:value-type="float">
            <text:p>184.0</text:p>
          </table:table-cell>
          <table:table-cell table:formula="of:=IF([.AQ54]=1;[.B54];&quot;&quot;)" office:value-type="float" office:value="500" calcext:value-type="float">
            <text:p>500.0</text:p>
          </table:table-cell>
          <table:table-cell table:formula="of:=IF([.AQ54]=1;[.AR54]*100/[.AS54];&quot;&quot;)" office:value-type="float" office:value="36.8" calcext:value-type="float">
            <text:p>36.8</text:p>
          </table:table-cell>
          <table:table-cell table:formula="of:=IF([.AQ54]=1;[.S54]+[.T54]+[.U54];&quot;&quot;)" office:value-type="float" office:value="1969.55" calcext:value-type="float">
            <text:p>1969.6</text:p>
          </table:table-cell>
          <table:table-cell table:formula="of:=IF([.AF54]=0;&quot;&quot;;1)" office:value-type="float" office:value="1" calcext:value-type="float">
            <text:p>1.0</text:p>
          </table:table-cell>
          <table:table-cell table:formula="of:=IF([.AV54]=1;[.AF54];&quot;&quot;)" office:value-type="float" office:value="211" calcext:value-type="float">
            <text:p>211.0</text:p>
          </table:table-cell>
          <table:table-cell table:formula="of:=IF([.AV54]=1;[.B54];&quot;&quot;)" office:value-type="float" office:value="500" calcext:value-type="float">
            <text:p>500.0</text:p>
          </table:table-cell>
          <table:table-cell table:formula="of:=IF([.AV54]=1;[.AW54]*100/[.AX54];&quot;&quot;)" office:value-type="float" office:value="42.2" calcext:value-type="float">
            <text:p>42.2</text:p>
          </table:table-cell>
          <table:table-cell table:formula="of:=IF([.AV54]=1;[.Z54]+[.AA54]+[.AB54];&quot;&quot;)" office:value-type="float" office:value="2251.95" calcext:value-type="float">
            <text:p>2252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R500.1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table:formula="of:=2*[.C55]/([.B55]*([.B55]-1))" office:value-type="float" office:value="0.028496993987976" calcext:value-type="float">
            <text:p>0.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0.04" calcext:value-type="float">
            <text:p>0.0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 office:value-type="float" office:value="488" calcext:value-type="float">
            <text:p>488</text:p>
          </table:table-cell>
          <table:table-cell table:formula="of:=IF([.K55]=0;&quot;&quot;;1)" office:value-type="float" office:value="1" calcext:value-type="float">
            <text:p>1</text:p>
          </table:table-cell>
          <table:table-cell table:formula="of:=IF([.AG55]=1;[.K55];&quot;&quot;)" office:value-type="float" office:value="150" calcext:value-type="float">
            <text:p>150.0</text:p>
          </table:table-cell>
          <table:table-cell table:formula="of:=IF([.AG55]=1;[.B55];&quot;&quot;)" office:value-type="float" office:value="500" calcext:value-type="float">
            <text:p>500.0</text:p>
          </table:table-cell>
          <table:table-cell table:formula="of:=IF([.AG55]=1;[.AH55]*100/[.AI55];&quot;&quot;)" office:value-type="float" office:value="30" calcext:value-type="float">
            <text:p>30.0</text:p>
          </table:table-cell>
          <table:table-cell table:formula="of:=IF([.AG55]=1;[.E55]+[.F55]+[.G55];&quot;&quot;)" office:value-type="float" office:value="0.12" calcext:value-type="float">
            <text:p>0.1</text:p>
          </table:table-cell>
          <table:table-cell table:formula="of:=IF([.R55]=0;&quot;&quot;;1)" office:value-type="float" office:value="1" calcext:value-type="float">
            <text:p>1.0</text:p>
          </table:table-cell>
          <table:table-cell table:formula="of:=IF([.AL55]=1;[.R55];&quot;&quot;)" office:value-type="float" office:value="150" calcext:value-type="float">
            <text:p>150.0</text:p>
          </table:table-cell>
          <table:table-cell table:formula="of:=IF([.AL55]=1;[.B55];&quot;&quot;)" office:value-type="float" office:value="500" calcext:value-type="float">
            <text:p>500.0</text:p>
          </table:table-cell>
          <table:table-cell table:formula="of:=IF([.AL55]=1;[.AM55]*100/[.AN55];&quot;&quot;)" office:value-type="float" office:value="30" calcext:value-type="float">
            <text:p>30.0</text:p>
          </table:table-cell>
          <table:table-cell table:formula="of:=IF([.AL55]=1;[.L55]+[.M55]+[.N55];&quot;&quot;)" office:value-type="float" office:value="0.19" calcext:value-type="float">
            <text:p>0.2</text:p>
          </table:table-cell>
          <table:table-cell table:formula="of:=IF([.Y55]=0;&quot;&quot;;1)" office:value-type="float" office:value="1" calcext:value-type="float">
            <text:p>1.0</text:p>
          </table:table-cell>
          <table:table-cell table:formula="of:=IF([.AQ55]=1;[.Y55];&quot;&quot;)" office:value-type="float" office:value="151" calcext:value-type="float">
            <text:p>151.0</text:p>
          </table:table-cell>
          <table:table-cell table:formula="of:=IF([.AQ55]=1;[.B55];&quot;&quot;)" office:value-type="float" office:value="500" calcext:value-type="float">
            <text:p>500.0</text:p>
          </table:table-cell>
          <table:table-cell table:formula="of:=IF([.AQ55]=1;[.AR55]*100/[.AS55];&quot;&quot;)" office:value-type="float" office:value="30.2" calcext:value-type="float">
            <text:p>30.2</text:p>
          </table:table-cell>
          <table:table-cell table:formula="of:=IF([.AQ55]=1;[.S55]+[.T55]+[.U55];&quot;&quot;)" office:value-type="float" office:value="0.27" calcext:value-type="float">
            <text:p>0.3</text:p>
          </table:table-cell>
          <table:table-cell table:formula="of:=IF([.AF55]=0;&quot;&quot;;1)" office:value-type="float" office:value="1" calcext:value-type="float">
            <text:p>1.0</text:p>
          </table:table-cell>
          <table:table-cell table:formula="of:=IF([.AV55]=1;[.AF55];&quot;&quot;)" office:value-type="float" office:value="488" calcext:value-type="float">
            <text:p>488.0</text:p>
          </table:table-cell>
          <table:table-cell table:formula="of:=IF([.AV55]=1;[.B55];&quot;&quot;)" office:value-type="float" office:value="500" calcext:value-type="float">
            <text:p>500.0</text:p>
          </table:table-cell>
          <table:table-cell table:formula="of:=IF([.AV55]=1;[.AW55]*100/[.AX55];&quot;&quot;)" office:value-type="float" office:value="97.6" calcext:value-type="float">
            <text:p>97.6</text:p>
          </table:table-cell>
          <table:table-cell table:formula="of:=IF([.AV55]=1;[.Z55]+[.AA55]+[.AB55];&quot;&quot;)" office:value-type="float" office:value="0.41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JR500.5</text:p>
          </table:table-cell>
          <table:table-cell office:value-type="float" office:value="500" calcext:value-type="float">
            <text:p>500</text:p>
          </table:table-cell>
          <table:table-cell office:value-type="float" office:value="58862" calcext:value-type="float">
            <text:p>58862</text:p>
          </table:table-cell>
          <table:table-cell table:formula="of:=2*[.C56]/([.B56]*([.B56]-1))" office:value-type="float" office:value="0.471839679358717" calcext:value-type="float">
            <text:p>0.5</text:p>
          </table:table-cell>
          <table:table-cell office:value-type="float" office:value="89.72" calcext:value-type="float">
            <text:p>89.72</text:p>
          </table:table-cell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71" calcext:value-type="float">
            <text:p>89.71</text:p>
          </table:table-cell>
          <table:table-cell office:value-type="float" office:value="2.28" calcext:value-type="float">
            <text:p>2.28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2.95" calcext:value-type="float">
            <text:p>102.95</text:p>
          </table:table-cell>
          <table:table-cell office:value-type="float" office:value="3.08" calcext:value-type="float">
            <text:p>3.08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.63" calcext:value-type="float">
            <text:p>70.63</text:p>
          </table:table-cell>
          <table:table-cell office:value-type="float" office:value="6.45" calcext:value-type="float">
            <text:p>6.45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[.K56]=0;&quot;&quot;;1)" office:value-type="float" office:value="1" calcext:value-type="float">
            <text:p>1</text:p>
          </table:table-cell>
          <table:table-cell table:formula="of:=IF([.AG56]=1;[.K56];&quot;&quot;)" office:value-type="float" office:value="10" calcext:value-type="float">
            <text:p>10.0</text:p>
          </table:table-cell>
          <table:table-cell table:formula="of:=IF([.AG56]=1;[.B56];&quot;&quot;)" office:value-type="float" office:value="500" calcext:value-type="float">
            <text:p>500.0</text:p>
          </table:table-cell>
          <table:table-cell table:formula="of:=IF([.AG56]=1;[.AH56]*100/[.AI56];&quot;&quot;)" office:value-type="float" office:value="2" calcext:value-type="float">
            <text:p>2.0</text:p>
          </table:table-cell>
          <table:table-cell table:formula="of:=IF([.AG56]=1;[.E56]+[.F56]+[.G56];&quot;&quot;)" office:value-type="float" office:value="90.97" calcext:value-type="float">
            <text:p>91.0</text:p>
          </table:table-cell>
          <table:table-cell table:formula="of:=IF([.R56]=0;&quot;&quot;;1)" office:value-type="float" office:value="1" calcext:value-type="float">
            <text:p>1.0</text:p>
          </table:table-cell>
          <table:table-cell table:formula="of:=IF([.AL56]=1;[.R56];&quot;&quot;)" office:value-type="float" office:value="10" calcext:value-type="float">
            <text:p>10.0</text:p>
          </table:table-cell>
          <table:table-cell table:formula="of:=IF([.AL56]=1;[.B56];&quot;&quot;)" office:value-type="float" office:value="500" calcext:value-type="float">
            <text:p>500.0</text:p>
          </table:table-cell>
          <table:table-cell table:formula="of:=IF([.AL56]=1;[.AM56]*100/[.AN56];&quot;&quot;)" office:value-type="float" office:value="2" calcext:value-type="float">
            <text:p>2.0</text:p>
          </table:table-cell>
          <table:table-cell table:formula="of:=IF([.AL56]=1;[.L56]+[.M56]+[.N56];&quot;&quot;)" office:value-type="float" office:value="92.07" calcext:value-type="float">
            <text:p>92.1</text:p>
          </table:table-cell>
          <table:table-cell table:formula="of:=IF([.Y56]=0;&quot;&quot;;1)" office:value-type="float" office:value="1" calcext:value-type="float">
            <text:p>1.0</text:p>
          </table:table-cell>
          <table:table-cell table:formula="of:=IF([.AQ56]=1;[.Y56];&quot;&quot;)" office:value-type="float" office:value="11" calcext:value-type="float">
            <text:p>11.0</text:p>
          </table:table-cell>
          <table:table-cell table:formula="of:=IF([.AQ56]=1;[.B56];&quot;&quot;)" office:value-type="float" office:value="500" calcext:value-type="float">
            <text:p>500.0</text:p>
          </table:table-cell>
          <table:table-cell table:formula="of:=IF([.AQ56]=1;[.AR56]*100/[.AS56];&quot;&quot;)" office:value-type="float" office:value="2.2" calcext:value-type="float">
            <text:p>2.2</text:p>
          </table:table-cell>
          <table:table-cell table:formula="of:=IF([.AQ56]=1;[.S56]+[.T56]+[.U56];&quot;&quot;)" office:value-type="float" office:value="106.11" calcext:value-type="float">
            <text:p>106.1</text:p>
          </table:table-cell>
          <table:table-cell table:formula="of:=IF([.AF56]=0;&quot;&quot;;1)" office:value-type="float" office:value="1" calcext:value-type="float">
            <text:p>1.0</text:p>
          </table:table-cell>
          <table:table-cell table:formula="of:=IF([.AV56]=1;[.AF56];&quot;&quot;)" office:value-type="float" office:value="14" calcext:value-type="float">
            <text:p>14.0</text:p>
          </table:table-cell>
          <table:table-cell table:formula="of:=IF([.AV56]=1;[.B56];&quot;&quot;)" office:value-type="float" office:value="500" calcext:value-type="float">
            <text:p>500.0</text:p>
          </table:table-cell>
          <table:table-cell table:formula="of:=IF([.AV56]=1;[.AW56]*100/[.AX56];&quot;&quot;)" office:value-type="float" office:value="2.8" calcext:value-type="float">
            <text:p>2.8</text:p>
          </table:table-cell>
          <table:table-cell table:formula="of:=IF([.AV56]=1;[.Z56]+[.AA56]+[.AB56];&quot;&quot;)" office:value-type="float" office:value="77.14" calcext:value-type="float">
            <text:p>77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300_20_0</text:p>
          </table:table-cell>
          <table:table-cell office:value-type="float" office:value="300" calcext:value-type="float">
            <text:p>300</text:p>
          </table:table-cell>
          <table:table-cell office:value-type="float" office:value="21375" calcext:value-type="float">
            <text:p>21375</text:p>
          </table:table-cell>
          <table:table-cell table:formula="of:=2*[.C57]/([.B57]*([.B57]-1))" office:value-type="float" office:value="0.476588628762542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7]=0;&quot;&quot;;1)">
            <text:p/>
          </table:table-cell>
          <table:table-cell table:formula="of:=IF([.AG57]=1;[.K57];&quot;&quot;)">
            <text:p/>
          </table:table-cell>
          <table:table-cell table:formula="of:=IF([.AG57]=1;[.B57];&quot;&quot;)">
            <text:p/>
          </table:table-cell>
          <table:table-cell table:formula="of:=IF([.AG57]=1;[.AH57]*100/[.AI57];&quot;&quot;)">
            <text:p/>
          </table:table-cell>
          <table:table-cell table:formula="of:=IF([.AG57]=1;[.E57]+[.F57]+[.G57];&quot;&quot;)">
            <text:p/>
          </table:table-cell>
          <table:table-cell table:formula="of:=IF([.R57]=0;&quot;&quot;;1)">
            <text:p/>
          </table:table-cell>
          <table:table-cell table:formula="of:=IF([.AL57]=1;[.R57];&quot;&quot;)">
            <text:p/>
          </table:table-cell>
          <table:table-cell table:formula="of:=IF([.AL57]=1;[.B57];&quot;&quot;)">
            <text:p/>
          </table:table-cell>
          <table:table-cell table:formula="of:=IF([.AL57]=1;[.AM57]*100/[.AN57];&quot;&quot;)">
            <text:p/>
          </table:table-cell>
          <table:table-cell table:formula="of:=IF([.AL57]=1;[.L57]+[.M57]+[.N57];&quot;&quot;)">
            <text:p/>
          </table:table-cell>
          <table:table-cell table:formula="of:=IF([.Y57]=0;&quot;&quot;;1)">
            <text:p/>
          </table:table-cell>
          <table:table-cell table:formula="of:=IF([.AQ57]=1;[.Y57];&quot;&quot;)">
            <text:p/>
          </table:table-cell>
          <table:table-cell table:formula="of:=IF([.AQ57]=1;[.B57];&quot;&quot;)">
            <text:p/>
          </table:table-cell>
          <table:table-cell table:formula="of:=IF([.AQ57]=1;[.AR57]*100/[.AS57];&quot;&quot;)">
            <text:p/>
          </table:table-cell>
          <table:table-cell table:formula="of:=IF([.AQ57]=1;[.S57]+[.T57]+[.U57];&quot;&quot;)">
            <text:p/>
          </table:table-cell>
          <table:table-cell table:formula="of:=IF([.AF57]=0;&quot;&quot;;1)">
            <text:p/>
          </table:table-cell>
          <table:table-cell table:formula="of:=IF([.AV57]=1;[.AF57];&quot;&quot;)">
            <text:p/>
          </table:table-cell>
          <table:table-cell table:formula="of:=IF([.AV57]=1;[.B57];&quot;&quot;)">
            <text:p/>
          </table:table-cell>
          <table:table-cell table:formula="of:=IF([.AV57]=1;[.AW57]*100/[.AX57];&quot;&quot;)">
            <text:p/>
          </table:table-cell>
          <table:table-cell table:formula="of:=IF([.AV57]=1;[.Z57]+[.AA57]+[.AB5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300_26_0</text:p>
          </table:table-cell>
          <table:table-cell office:value-type="float" office:value="300" calcext:value-type="float">
            <text:p>300</text:p>
          </table:table-cell>
          <table:table-cell office:value-type="float" office:value="21633" calcext:value-type="float">
            <text:p>21633</text:p>
          </table:table-cell>
          <table:table-cell table:formula="of:=2*[.C58]/([.B58]*([.B58]-1))" office:value-type="float" office:value="0.482341137123746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8]=0;&quot;&quot;;1)">
            <text:p/>
          </table:table-cell>
          <table:table-cell table:formula="of:=IF([.AG58]=1;[.K58];&quot;&quot;)">
            <text:p/>
          </table:table-cell>
          <table:table-cell table:formula="of:=IF([.AG58]=1;[.B58];&quot;&quot;)">
            <text:p/>
          </table:table-cell>
          <table:table-cell table:formula="of:=IF([.AG58]=1;[.AH58]*100/[.AI58];&quot;&quot;)">
            <text:p/>
          </table:table-cell>
          <table:table-cell table:formula="of:=IF([.AG58]=1;[.E58]+[.F58]+[.G58];&quot;&quot;)">
            <text:p/>
          </table:table-cell>
          <table:table-cell table:formula="of:=IF([.R58]=0;&quot;&quot;;1)">
            <text:p/>
          </table:table-cell>
          <table:table-cell table:formula="of:=IF([.AL58]=1;[.R58];&quot;&quot;)">
            <text:p/>
          </table:table-cell>
          <table:table-cell table:formula="of:=IF([.AL58]=1;[.B58];&quot;&quot;)">
            <text:p/>
          </table:table-cell>
          <table:table-cell table:formula="of:=IF([.AL58]=1;[.AM58]*100/[.AN58];&quot;&quot;)">
            <text:p/>
          </table:table-cell>
          <table:table-cell table:formula="of:=IF([.AL58]=1;[.L58]+[.M58]+[.N58];&quot;&quot;)">
            <text:p/>
          </table:table-cell>
          <table:table-cell table:formula="of:=IF([.Y58]=0;&quot;&quot;;1)">
            <text:p/>
          </table:table-cell>
          <table:table-cell table:formula="of:=IF([.AQ58]=1;[.Y58];&quot;&quot;)">
            <text:p/>
          </table:table-cell>
          <table:table-cell table:formula="of:=IF([.AQ58]=1;[.B58];&quot;&quot;)">
            <text:p/>
          </table:table-cell>
          <table:table-cell table:formula="of:=IF([.AQ58]=1;[.AR58]*100/[.AS58];&quot;&quot;)">
            <text:p/>
          </table:table-cell>
          <table:table-cell table:formula="of:=IF([.AQ58]=1;[.S58]+[.T58]+[.U58];&quot;&quot;)">
            <text:p/>
          </table:table-cell>
          <table:table-cell table:formula="of:=IF([.AF58]=0;&quot;&quot;;1)">
            <text:p/>
          </table:table-cell>
          <table:table-cell table:formula="of:=IF([.AV58]=1;[.AF58];&quot;&quot;)">
            <text:p/>
          </table:table-cell>
          <table:table-cell table:formula="of:=IF([.AV58]=1;[.B58];&quot;&quot;)">
            <text:p/>
          </table:table-cell>
          <table:table-cell table:formula="of:=IF([.AV58]=1;[.AW58]*100/[.AX58];&quot;&quot;)">
            <text:p/>
          </table:table-cell>
          <table:table-cell table:formula="of:=IF([.AV58]=1;[.Z58]+[.AA58]+[.AB5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300" calcext:value-type="float">
            <text:p>300</text:p>
          </table:table-cell>
          <table:table-cell office:value-type="float" office:value="21695" calcext:value-type="float">
            <text:p>21695</text:p>
          </table:table-cell>
          <table:table-cell table:formula="of:=2*[.C59]/([.B59]*([.B59]-1))" office:value-type="float" office:value="0.483723522853958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59]=0;&quot;&quot;;1)">
            <text:p/>
          </table:table-cell>
          <table:table-cell table:formula="of:=IF([.AG59]=1;[.K59];&quot;&quot;)">
            <text:p/>
          </table:table-cell>
          <table:table-cell table:formula="of:=IF([.AG59]=1;[.B59];&quot;&quot;)">
            <text:p/>
          </table:table-cell>
          <table:table-cell table:formula="of:=IF([.AG59]=1;[.AH59]*100/[.AI59];&quot;&quot;)">
            <text:p/>
          </table:table-cell>
          <table:table-cell table:formula="of:=IF([.AG59]=1;[.E59]+[.F59]+[.G59];&quot;&quot;)">
            <text:p/>
          </table:table-cell>
          <table:table-cell table:formula="of:=IF([.R59]=0;&quot;&quot;;1)">
            <text:p/>
          </table:table-cell>
          <table:table-cell table:formula="of:=IF([.AL59]=1;[.R59];&quot;&quot;)">
            <text:p/>
          </table:table-cell>
          <table:table-cell table:formula="of:=IF([.AL59]=1;[.B59];&quot;&quot;)">
            <text:p/>
          </table:table-cell>
          <table:table-cell table:formula="of:=IF([.AL59]=1;[.AM59]*100/[.AN59];&quot;&quot;)">
            <text:p/>
          </table:table-cell>
          <table:table-cell table:formula="of:=IF([.AL59]=1;[.L59]+[.M59]+[.N59];&quot;&quot;)">
            <text:p/>
          </table:table-cell>
          <table:table-cell table:formula="of:=IF([.Y59]=0;&quot;&quot;;1)">
            <text:p/>
          </table:table-cell>
          <table:table-cell table:formula="of:=IF([.AQ59]=1;[.Y59];&quot;&quot;)">
            <text:p/>
          </table:table-cell>
          <table:table-cell table:formula="of:=IF([.AQ59]=1;[.B59];&quot;&quot;)">
            <text:p/>
          </table:table-cell>
          <table:table-cell table:formula="of:=IF([.AQ59]=1;[.AR59]*100/[.AS59];&quot;&quot;)">
            <text:p/>
          </table:table-cell>
          <table:table-cell table:formula="of:=IF([.AQ59]=1;[.S59]+[.T59]+[.U59];&quot;&quot;)">
            <text:p/>
          </table:table-cell>
          <table:table-cell table:formula="of:=IF([.AF59]=0;&quot;&quot;;1)">
            <text:p/>
          </table:table-cell>
          <table:table-cell table:formula="of:=IF([.AV59]=1;[.AF59];&quot;&quot;)">
            <text:p/>
          </table:table-cell>
          <table:table-cell table:formula="of:=IF([.AV59]=1;[.B59];&quot;&quot;)">
            <text:p/>
          </table:table-cell>
          <table:table-cell table:formula="of:=IF([.AV59]=1;[.AW59]*100/[.AX59];&quot;&quot;)">
            <text:p/>
          </table:table-cell>
          <table:table-cell table:formula="of:=IF([.AV59]=1;[.Z59]+[.AA59]+[.AB5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000" calcext:value-type="float">
            <text:p>245000</text:p>
          </table:table-cell>
          <table:table-cell table:formula="of:=2*[.C60]/([.B60]*([.B60]-1))" office:value-type="float" office:value="0.490490490490491" calcext:value-type="float">
            <text:p>0.5</text:p>
          </table:table-cell>
          <table:table-cell office:value-type="float" office:value="29.09" calcext:value-type="float">
            <text:p>29.0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71" calcext:value-type="float">
            <text:p>28.71</text:p>
          </table:table-cell>
          <table:table-cell office:value-type="float" office:value="1.25" calcext:value-type="float">
            <text:p>1.25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5" calcext:value-type="float">
            <text:p>29.45</text:p>
          </table:table-cell>
          <table:table-cell office:value-type="float" office:value="11.45" calcext:value-type="float">
            <text:p>11.45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3" calcext:value-type="float">
            <text:p>21.63</text:p>
          </table:table-cell>
          <table:table-cell office:value-type="float" office:value="8.96" calcext:value-type="float">
            <text:p>8.96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60]=0;&quot;&quot;;1)">
            <text:p/>
          </table:table-cell>
          <table:table-cell table:formula="of:=IF([.AG60]=1;[.K60];&quot;&quot;)">
            <text:p/>
          </table:table-cell>
          <table:table-cell table:formula="of:=IF([.AG60]=1;[.B60];&quot;&quot;)">
            <text:p/>
          </table:table-cell>
          <table:table-cell table:formula="of:=IF([.AG60]=1;[.AH60]*100/[.AI60];&quot;&quot;)">
            <text:p/>
          </table:table-cell>
          <table:table-cell table:formula="of:=IF([.AG60]=1;[.E60]+[.F60]+[.G60];&quot;&quot;)">
            <text:p/>
          </table:table-cell>
          <table:table-cell table:formula="of:=IF([.R60]=0;&quot;&quot;;1)">
            <text:p/>
          </table:table-cell>
          <table:table-cell table:formula="of:=IF([.AL60]=1;[.R60];&quot;&quot;)">
            <text:p/>
          </table:table-cell>
          <table:table-cell table:formula="of:=IF([.AL60]=1;[.B60];&quot;&quot;)">
            <text:p/>
          </table:table-cell>
          <table:table-cell table:formula="of:=IF([.AL60]=1;[.AM60]*100/[.AN60];&quot;&quot;)">
            <text:p/>
          </table:table-cell>
          <table:table-cell table:formula="of:=IF([.AL60]=1;[.L60]+[.M60]+[.N60];&quot;&quot;)">
            <text:p/>
          </table:table-cell>
          <table:table-cell table:formula="of:=IF([.Y60]=0;&quot;&quot;;1)">
            <text:p/>
          </table:table-cell>
          <table:table-cell table:formula="of:=IF([.AQ60]=1;[.Y60];&quot;&quot;)">
            <text:p/>
          </table:table-cell>
          <table:table-cell table:formula="of:=IF([.AQ60]=1;[.B60];&quot;&quot;)">
            <text:p/>
          </table:table-cell>
          <table:table-cell table:formula="of:=IF([.AQ60]=1;[.AR60]*100/[.AS60];&quot;&quot;)">
            <text:p/>
          </table:table-cell>
          <table:table-cell table:formula="of:=IF([.AQ60]=1;[.S60]+[.T60]+[.U60];&quot;&quot;)">
            <text:p/>
          </table:table-cell>
          <table:table-cell table:formula="of:=IF([.AF60]=0;&quot;&quot;;1)">
            <text:p/>
          </table:table-cell>
          <table:table-cell table:formula="of:=IF([.AV60]=1;[.AF60];&quot;&quot;)">
            <text:p/>
          </table:table-cell>
          <table:table-cell table:formula="of:=IF([.AV60]=1;[.B60];&quot;&quot;)">
            <text:p/>
          </table:table-cell>
          <table:table-cell table:formula="of:=IF([.AV60]=1;[.AW60]*100/[.AX60];&quot;&quot;)">
            <text:p/>
          </table:table-cell>
          <table:table-cell table:formula="of:=IF([.AV60]=1;[.Z60]+[.AA60]+[.AB6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830" calcext:value-type="float">
            <text:p>245830</text:p>
          </table:table-cell>
          <table:table-cell table:formula="of:=2*[.C61]/([.B61]*([.B61]-1))" office:value-type="float" office:value="0.492152152152152" calcext:value-type="float">
            <text:p>0.5</text:p>
          </table:table-cell>
          <table:table-cell office:value-type="float" office:value="30.32" calcext:value-type="float">
            <text:p>30.32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03" calcext:value-type="float">
            <text:p>3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1" calcext:value-type="float">
            <text:p>29.71</text:p>
          </table:table-cell>
          <table:table-cell office:value-type="float" office:value="11.4" calcext:value-type="float">
            <text:p>11.4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float" office:value="8.89" calcext:value-type="float">
            <text:p>8.8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61]=0;&quot;&quot;;1)">
            <text:p/>
          </table:table-cell>
          <table:table-cell table:formula="of:=IF([.AG61]=1;[.K61];&quot;&quot;)">
            <text:p/>
          </table:table-cell>
          <table:table-cell table:formula="of:=IF([.AG61]=1;[.B61];&quot;&quot;)">
            <text:p/>
          </table:table-cell>
          <table:table-cell table:formula="of:=IF([.AG61]=1;[.AH61]*100/[.AI61];&quot;&quot;)">
            <text:p/>
          </table:table-cell>
          <table:table-cell table:formula="of:=IF([.AG61]=1;[.E61]+[.F61]+[.G61];&quot;&quot;)">
            <text:p/>
          </table:table-cell>
          <table:table-cell table:formula="of:=IF([.R61]=0;&quot;&quot;;1)">
            <text:p/>
          </table:table-cell>
          <table:table-cell table:formula="of:=IF([.AL61]=1;[.R61];&quot;&quot;)">
            <text:p/>
          </table:table-cell>
          <table:table-cell table:formula="of:=IF([.AL61]=1;[.B61];&quot;&quot;)">
            <text:p/>
          </table:table-cell>
          <table:table-cell table:formula="of:=IF([.AL61]=1;[.AM61]*100/[.AN61];&quot;&quot;)">
            <text:p/>
          </table:table-cell>
          <table:table-cell table:formula="of:=IF([.AL61]=1;[.L61]+[.M61]+[.N61];&quot;&quot;)">
            <text:p/>
          </table:table-cell>
          <table:table-cell table:formula="of:=IF([.Y61]=0;&quot;&quot;;1)">
            <text:p/>
          </table:table-cell>
          <table:table-cell table:formula="of:=IF([.AQ61]=1;[.Y61];&quot;&quot;)">
            <text:p/>
          </table:table-cell>
          <table:table-cell table:formula="of:=IF([.AQ61]=1;[.B61];&quot;&quot;)">
            <text:p/>
          </table:table-cell>
          <table:table-cell table:formula="of:=IF([.AQ61]=1;[.AR61]*100/[.AS61];&quot;&quot;)">
            <text:p/>
          </table:table-cell>
          <table:table-cell table:formula="of:=IF([.AQ61]=1;[.S61]+[.T61]+[.U61];&quot;&quot;)">
            <text:p/>
          </table:table-cell>
          <table:table-cell table:formula="of:=IF([.AF61]=0;&quot;&quot;;1)">
            <text:p/>
          </table:table-cell>
          <table:table-cell table:formula="of:=IF([.AV61]=1;[.AF61];&quot;&quot;)">
            <text:p/>
          </table:table-cell>
          <table:table-cell table:formula="of:=IF([.AV61]=1;[.B61];&quot;&quot;)">
            <text:p/>
          </table:table-cell>
          <table:table-cell table:formula="of:=IF([.AV61]=1;[.AW61]*100/[.AX61];&quot;&quot;)">
            <text:p/>
          </table:table-cell>
          <table:table-cell table:formula="of:=IF([.AV61]=1;[.Z61]+[.AA61]+[.AB6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00" calcext:value-type="float">
            <text:p>1000</text:p>
          </table:table-cell>
          <table:table-cell office:value-type="float" office:value="246708" calcext:value-type="float">
            <text:p>246708</text:p>
          </table:table-cell>
          <table:table-cell table:formula="of:=2*[.C62]/([.B62]*([.B62]-1))" office:value-type="float" office:value="0.49390990990991" calcext:value-type="float">
            <text:p>0.5</text:p>
          </table:table-cell>
          <table:table-cell office:value-type="float" office:value="30.87" calcext:value-type="float">
            <text:p>30.87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  <table:table-cell office:value-type="float" office:value="1.27" calcext:value-type="float">
            <text:p>1.2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06" calcext:value-type="float">
            <text:p>30.06</text:p>
          </table:table-cell>
          <table:table-cell office:value-type="float" office:value="11.69" calcext:value-type="float">
            <text:p>11.69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7" calcext:value-type="float">
            <text:p>22.27</text:p>
          </table:table-cell>
          <table:table-cell office:value-type="float" office:value="8.95" calcext:value-type="float">
            <text:p>8.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62]=0;&quot;&quot;;1)">
            <text:p/>
          </table:table-cell>
          <table:table-cell table:formula="of:=IF([.AG62]=1;[.K62];&quot;&quot;)">
            <text:p/>
          </table:table-cell>
          <table:table-cell table:formula="of:=IF([.AG62]=1;[.B62];&quot;&quot;)">
            <text:p/>
          </table:table-cell>
          <table:table-cell table:formula="of:=IF([.AG62]=1;[.AH62]*100/[.AI62];&quot;&quot;)">
            <text:p/>
          </table:table-cell>
          <table:table-cell table:formula="of:=IF([.AG62]=1;[.E62]+[.F62]+[.G62];&quot;&quot;)">
            <text:p/>
          </table:table-cell>
          <table:table-cell table:formula="of:=IF([.R62]=0;&quot;&quot;;1)">
            <text:p/>
          </table:table-cell>
          <table:table-cell table:formula="of:=IF([.AL62]=1;[.R62];&quot;&quot;)">
            <text:p/>
          </table:table-cell>
          <table:table-cell table:formula="of:=IF([.AL62]=1;[.B62];&quot;&quot;)">
            <text:p/>
          </table:table-cell>
          <table:table-cell table:formula="of:=IF([.AL62]=1;[.AM62]*100/[.AN62];&quot;&quot;)">
            <text:p/>
          </table:table-cell>
          <table:table-cell table:formula="of:=IF([.AL62]=1;[.L62]+[.M62]+[.N62];&quot;&quot;)">
            <text:p/>
          </table:table-cell>
          <table:table-cell table:formula="of:=IF([.Y62]=0;&quot;&quot;;1)">
            <text:p/>
          </table:table-cell>
          <table:table-cell table:formula="of:=IF([.AQ62]=1;[.Y62];&quot;&quot;)">
            <text:p/>
          </table:table-cell>
          <table:table-cell table:formula="of:=IF([.AQ62]=1;[.B62];&quot;&quot;)">
            <text:p/>
          </table:table-cell>
          <table:table-cell table:formula="of:=IF([.AQ62]=1;[.AR62]*100/[.AS62];&quot;&quot;)">
            <text:p/>
          </table:table-cell>
          <table:table-cell table:formula="of:=IF([.AQ62]=1;[.S62]+[.T62]+[.U62];&quot;&quot;)">
            <text:p/>
          </table:table-cell>
          <table:table-cell table:formula="of:=IF([.AF62]=0;&quot;&quot;;1)">
            <text:p/>
          </table:table-cell>
          <table:table-cell table:formula="of:=IF([.AV62]=1;[.AF62];&quot;&quot;)">
            <text:p/>
          </table:table-cell>
          <table:table-cell table:formula="of:=IF([.AV62]=1;[.B62];&quot;&quot;)">
            <text:p/>
          </table:table-cell>
          <table:table-cell table:formula="of:=IF([.AV62]=1;[.AW62]*100/[.AX62];&quot;&quot;)">
            <text:p/>
          </table:table-cell>
          <table:table-cell table:formula="of:=IF([.AV62]=1;[.Z62]+[.AA62]+[.AB6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496" calcext:value-type="float">
            <text:p>496</text:p>
          </table:table-cell>
          <table:table-cell office:value-type="float" office:value="11654" calcext:value-type="float">
            <text:p>11654</text:p>
          </table:table-cell>
          <table:table-cell table:formula="of:=2*[.C63]/([.B63]*([.B63]-1))" office:value-type="float" office:value="0.0949332029977191" calcext:value-type="float">
            <text:p>0.1</text:p>
          </table:table-cell>
          <table:table-cell office:value-type="float" office:value="4.03" calcext:value-type="float">
            <text:p>4.03</text:p>
          </table:table-cell>
          <table:table-cell office:value-type="float" office:value="6.48" calcext:value-type="float">
            <text:p>6.4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4.03" calcext:value-type="float">
            <text:p>4.03</text:p>
          </table:table-cell>
          <table:table-cell office:value-type="float" office:value="6.51" calcext:value-type="float">
            <text:p>6.5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4.13" calcext:value-type="float">
            <text:p>4.13</text:p>
          </table:table-cell>
          <table:table-cell office:value-type="float" office:value="6.73" calcext:value-type="float">
            <text:p>6.7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398" calcext:value-type="float">
            <text:p>398</text:p>
          </table:table-cell>
          <table:table-cell office:value-type="float" office:value="3.34" calcext:value-type="float">
            <text:p>3.34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table:formula="of:=IF([.K63]=0;&quot;&quot;;1)" office:value-type="float" office:value="1" calcext:value-type="float">
            <text:p>1</text:p>
          </table:table-cell>
          <table:table-cell table:formula="of:=IF([.AG63]=1;[.K63];&quot;&quot;)" office:value-type="float" office:value="397" calcext:value-type="float">
            <text:p>397.0</text:p>
          </table:table-cell>
          <table:table-cell table:formula="of:=IF([.AG63]=1;[.B63];&quot;&quot;)" office:value-type="float" office:value="496" calcext:value-type="float">
            <text:p>496.0</text:p>
          </table:table-cell>
          <table:table-cell table:formula="of:=IF([.AG63]=1;[.AH63]*100/[.AI63];&quot;&quot;)" office:value-type="float" office:value="80.0403225806452" calcext:value-type="float">
            <text:p>80.0</text:p>
          </table:table-cell>
          <table:table-cell table:formula="of:=IF([.AG63]=1;[.E63]+[.F63]+[.G63];&quot;&quot;)" office:value-type="float" office:value="10.52" calcext:value-type="float">
            <text:p>10.5</text:p>
          </table:table-cell>
          <table:table-cell table:formula="of:=IF([.R63]=0;&quot;&quot;;1)" office:value-type="float" office:value="1" calcext:value-type="float">
            <text:p>1.0</text:p>
          </table:table-cell>
          <table:table-cell table:formula="of:=IF([.AL63]=1;[.R63];&quot;&quot;)" office:value-type="float" office:value="397" calcext:value-type="float">
            <text:p>397.0</text:p>
          </table:table-cell>
          <table:table-cell table:formula="of:=IF([.AL63]=1;[.B63];&quot;&quot;)" office:value-type="float" office:value="496" calcext:value-type="float">
            <text:p>496.0</text:p>
          </table:table-cell>
          <table:table-cell table:formula="of:=IF([.AL63]=1;[.AM63]*100/[.AN63];&quot;&quot;)" office:value-type="float" office:value="80.0403225806452" calcext:value-type="float">
            <text:p>80.0</text:p>
          </table:table-cell>
          <table:table-cell table:formula="of:=IF([.AL63]=1;[.L63]+[.M63]+[.N63];&quot;&quot;)" office:value-type="float" office:value="10.55" calcext:value-type="float">
            <text:p>10.6</text:p>
          </table:table-cell>
          <table:table-cell table:formula="of:=IF([.Y63]=0;&quot;&quot;;1)" office:value-type="float" office:value="1" calcext:value-type="float">
            <text:p>1.0</text:p>
          </table:table-cell>
          <table:table-cell table:formula="of:=IF([.AQ63]=1;[.Y63];&quot;&quot;)" office:value-type="float" office:value="398" calcext:value-type="float">
            <text:p>398.0</text:p>
          </table:table-cell>
          <table:table-cell table:formula="of:=IF([.AQ63]=1;[.B63];&quot;&quot;)" office:value-type="float" office:value="496" calcext:value-type="float">
            <text:p>496.0</text:p>
          </table:table-cell>
          <table:table-cell table:formula="of:=IF([.AQ63]=1;[.AR63]*100/[.AS63];&quot;&quot;)" office:value-type="float" office:value="80.241935483871" calcext:value-type="float">
            <text:p>80.2</text:p>
          </table:table-cell>
          <table:table-cell table:formula="of:=IF([.AQ63]=1;[.S63]+[.T63]+[.U63];&quot;&quot;)" office:value-type="float" office:value="10.87" calcext:value-type="float">
            <text:p>10.9</text:p>
          </table:table-cell>
          <table:table-cell table:formula="of:=IF([.AF63]=0;&quot;&quot;;1)" office:value-type="float" office:value="1" calcext:value-type="float">
            <text:p>1.0</text:p>
          </table:table-cell>
          <table:table-cell table:formula="of:=IF([.AV63]=1;[.AF63];&quot;&quot;)" office:value-type="float" office:value="431" calcext:value-type="float">
            <text:p>431.0</text:p>
          </table:table-cell>
          <table:table-cell table:formula="of:=IF([.AV63]=1;[.B63];&quot;&quot;)" office:value-type="float" office:value="496" calcext:value-type="float">
            <text:p>496.0</text:p>
          </table:table-cell>
          <table:table-cell table:formula="of:=IF([.AV63]=1;[.AW63]*100/[.AX63];&quot;&quot;)" office:value-type="float" office:value="86.8951612903226" calcext:value-type="float">
            <text:p>86.9</text:p>
          </table:table-cell>
          <table:table-cell table:formula="of:=IF([.AV63]=1;[.Z63]+[.AA63]+[.AB63];&quot;&quot;)" office:value-type="float" office:value="9.73" calcext:value-type="float">
            <text:p>9.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451" calcext:value-type="float">
            <text:p>451</text:p>
          </table:table-cell>
          <table:table-cell office:value-type="float" office:value="8691" calcext:value-type="float">
            <text:p>8691</text:p>
          </table:table-cell>
          <table:table-cell table:formula="of:=2*[.C64]/([.B64]*([.B64]-1))" office:value-type="float" office:value="0.0856467110125647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0.98" calcext:value-type="float">
            <text:p>0.98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317" calcext:value-type="float">
            <text:p>31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office:value-type="float" office:value="365" calcext:value-type="float">
            <text:p>365</text:p>
          </table:table-cell>
          <table:table-cell table:formula="of:=IF([.K64]=0;&quot;&quot;;1)" office:value-type="float" office:value="1" calcext:value-type="float">
            <text:p>1</text:p>
          </table:table-cell>
          <table:table-cell table:formula="of:=IF([.AG64]=1;[.K64];&quot;&quot;)" office:value-type="float" office:value="313" calcext:value-type="float">
            <text:p>313.0</text:p>
          </table:table-cell>
          <table:table-cell table:formula="of:=IF([.AG64]=1;[.B64];&quot;&quot;)" office:value-type="float" office:value="451" calcext:value-type="float">
            <text:p>451.0</text:p>
          </table:table-cell>
          <table:table-cell table:formula="of:=IF([.AG64]=1;[.AH64]*100/[.AI64];&quot;&quot;)" office:value-type="float" office:value="69.4013303769401" calcext:value-type="float">
            <text:p>69.4</text:p>
          </table:table-cell>
          <table:table-cell table:formula="of:=IF([.AG64]=1;[.E64]+[.F64]+[.G64];&quot;&quot;)" office:value-type="float" office:value="1.57" calcext:value-type="float">
            <text:p>1.6</text:p>
          </table:table-cell>
          <table:table-cell table:formula="of:=IF([.R64]=0;&quot;&quot;;1)" office:value-type="float" office:value="1" calcext:value-type="float">
            <text:p>1.0</text:p>
          </table:table-cell>
          <table:table-cell table:formula="of:=IF([.AL64]=1;[.R64];&quot;&quot;)" office:value-type="float" office:value="313" calcext:value-type="float">
            <text:p>313.0</text:p>
          </table:table-cell>
          <table:table-cell table:formula="of:=IF([.AL64]=1;[.B64];&quot;&quot;)" office:value-type="float" office:value="451" calcext:value-type="float">
            <text:p>451.0</text:p>
          </table:table-cell>
          <table:table-cell table:formula="of:=IF([.AL64]=1;[.AM64]*100/[.AN64];&quot;&quot;)" office:value-type="float" office:value="69.4013303769401" calcext:value-type="float">
            <text:p>69.4</text:p>
          </table:table-cell>
          <table:table-cell table:formula="of:=IF([.AL64]=1;[.L64]+[.M64]+[.N64];&quot;&quot;)" office:value-type="float" office:value="1.71" calcext:value-type="float">
            <text:p>1.7</text:p>
          </table:table-cell>
          <table:table-cell table:formula="of:=IF([.Y64]=0;&quot;&quot;;1)" office:value-type="float" office:value="1" calcext:value-type="float">
            <text:p>1.0</text:p>
          </table:table-cell>
          <table:table-cell table:formula="of:=IF([.AQ64]=1;[.Y64];&quot;&quot;)" office:value-type="float" office:value="317" calcext:value-type="float">
            <text:p>317.0</text:p>
          </table:table-cell>
          <table:table-cell table:formula="of:=IF([.AQ64]=1;[.B64];&quot;&quot;)" office:value-type="float" office:value="451" calcext:value-type="float">
            <text:p>451.0</text:p>
          </table:table-cell>
          <table:table-cell table:formula="of:=IF([.AQ64]=1;[.AR64]*100/[.AS64];&quot;&quot;)" office:value-type="float" office:value="70.2882483370288" calcext:value-type="float">
            <text:p>70.3</text:p>
          </table:table-cell>
          <table:table-cell table:formula="of:=IF([.AQ64]=1;[.S64]+[.T64]+[.U64];&quot;&quot;)" office:value-type="float" office:value="1.75" calcext:value-type="float">
            <text:p>1.8</text:p>
          </table:table-cell>
          <table:table-cell table:formula="of:=IF([.AF64]=0;&quot;&quot;;1)" office:value-type="float" office:value="1" calcext:value-type="float">
            <text:p>1.0</text:p>
          </table:table-cell>
          <table:table-cell table:formula="of:=IF([.AV64]=1;[.AF64];&quot;&quot;)" office:value-type="float" office:value="365" calcext:value-type="float">
            <text:p>365.0</text:p>
          </table:table-cell>
          <table:table-cell table:formula="of:=IF([.AV64]=1;[.B64];&quot;&quot;)" office:value-type="float" office:value="451" calcext:value-type="float">
            <text:p>451.0</text:p>
          </table:table-cell>
          <table:table-cell table:formula="of:=IF([.AV64]=1;[.AW64]*100/[.AX64];&quot;&quot;)" office:value-type="float" office:value="80.9312638580931" calcext:value-type="float">
            <text:p>80.9</text:p>
          </table:table-cell>
          <table:table-cell table:formula="of:=IF([.AV64]=1;[.Z64]+[.AA64]+[.AB64];&quot;&quot;)" office:value-type="float" office:value="1.63" calcext:value-type="float">
            <text:p>1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425" calcext:value-type="float">
            <text:p>425</text:p>
          </table:table-cell>
          <table:table-cell office:value-type="float" office:value="8688" calcext:value-type="float">
            <text:p>8688</text:p>
          </table:table-cell>
          <table:table-cell table:formula="of:=2*[.C65]/([.B65]*([.B65]-1))" office:value-type="float" office:value="0.096426193118757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0.9" calcext:value-type="float">
            <text:p>0.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291" calcext:value-type="float">
            <text:p>291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float" office:value="339" calcext:value-type="float">
            <text:p>339</text:p>
          </table:table-cell>
          <table:table-cell table:formula="of:=IF([.K65]=0;&quot;&quot;;1)" office:value-type="float" office:value="1" calcext:value-type="float">
            <text:p>1</text:p>
          </table:table-cell>
          <table:table-cell table:formula="of:=IF([.AG65]=1;[.K65];&quot;&quot;)" office:value-type="float" office:value="289" calcext:value-type="float">
            <text:p>289.0</text:p>
          </table:table-cell>
          <table:table-cell table:formula="of:=IF([.AG65]=1;[.B65];&quot;&quot;)" office:value-type="float" office:value="425" calcext:value-type="float">
            <text:p>425.0</text:p>
          </table:table-cell>
          <table:table-cell table:formula="of:=IF([.AG65]=1;[.AH65]*100/[.AI65];&quot;&quot;)" office:value-type="float" office:value="68" calcext:value-type="float">
            <text:p>68.0</text:p>
          </table:table-cell>
          <table:table-cell table:formula="of:=IF([.AG65]=1;[.E65]+[.F65]+[.G65];&quot;&quot;)" office:value-type="float" office:value="1.52" calcext:value-type="float">
            <text:p>1.5</text:p>
          </table:table-cell>
          <table:table-cell table:formula="of:=IF([.R65]=0;&quot;&quot;;1)" office:value-type="float" office:value="1" calcext:value-type="float">
            <text:p>1.0</text:p>
          </table:table-cell>
          <table:table-cell table:formula="of:=IF([.AL65]=1;[.R65];&quot;&quot;)" office:value-type="float" office:value="289" calcext:value-type="float">
            <text:p>289.0</text:p>
          </table:table-cell>
          <table:table-cell table:formula="of:=IF([.AL65]=1;[.B65];&quot;&quot;)" office:value-type="float" office:value="425" calcext:value-type="float">
            <text:p>425.0</text:p>
          </table:table-cell>
          <table:table-cell table:formula="of:=IF([.AL65]=1;[.AM65]*100/[.AN65];&quot;&quot;)" office:value-type="float" office:value="68" calcext:value-type="float">
            <text:p>68.0</text:p>
          </table:table-cell>
          <table:table-cell table:formula="of:=IF([.AL65]=1;[.L65]+[.M65]+[.N65];&quot;&quot;)" office:value-type="float" office:value="1.6" calcext:value-type="float">
            <text:p>1.6</text:p>
          </table:table-cell>
          <table:table-cell table:formula="of:=IF([.Y65]=0;&quot;&quot;;1)" office:value-type="float" office:value="1" calcext:value-type="float">
            <text:p>1.0</text:p>
          </table:table-cell>
          <table:table-cell table:formula="of:=IF([.AQ65]=1;[.Y65];&quot;&quot;)" office:value-type="float" office:value="291" calcext:value-type="float">
            <text:p>291.0</text:p>
          </table:table-cell>
          <table:table-cell table:formula="of:=IF([.AQ65]=1;[.B65];&quot;&quot;)" office:value-type="float" office:value="425" calcext:value-type="float">
            <text:p>425.0</text:p>
          </table:table-cell>
          <table:table-cell table:formula="of:=IF([.AQ65]=1;[.AR65]*100/[.AS65];&quot;&quot;)" office:value-type="float" office:value="68.4705882352941" calcext:value-type="float">
            <text:p>68.5</text:p>
          </table:table-cell>
          <table:table-cell table:formula="of:=IF([.AQ65]=1;[.S65]+[.T65]+[.U65];&quot;&quot;)" office:value-type="float" office:value="1.78" calcext:value-type="float">
            <text:p>1.8</text:p>
          </table:table-cell>
          <table:table-cell table:formula="of:=IF([.AF65]=0;&quot;&quot;;1)" office:value-type="float" office:value="1" calcext:value-type="float">
            <text:p>1.0</text:p>
          </table:table-cell>
          <table:table-cell table:formula="of:=IF([.AV65]=1;[.AF65];&quot;&quot;)" office:value-type="float" office:value="339" calcext:value-type="float">
            <text:p>339.0</text:p>
          </table:table-cell>
          <table:table-cell table:formula="of:=IF([.AV65]=1;[.B65];&quot;&quot;)" office:value-type="float" office:value="425" calcext:value-type="float">
            <text:p>425.0</text:p>
          </table:table-cell>
          <table:table-cell table:formula="of:=IF([.AV65]=1;[.AW65]*100/[.AX65];&quot;&quot;)" office:value-type="float" office:value="79.7647058823529" calcext:value-type="float">
            <text:p>79.8</text:p>
          </table:table-cell>
          <table:table-cell table:formula="of:=IF([.AV65]=1;[.Z65]+[.AA65]+[.AB65];&quot;&quot;)" office:value-type="float" office:value="1.6" calcext:value-type="float">
            <text:p>1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20a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2*[.C66]/([.B66]*([.B66]-1))" office:value-type="float" office:value="0.19473684210526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K66]=0;&quot;&quot;;1)" office:value-type="float" office:value="1" calcext:value-type="float">
            <text:p>1</text:p>
          </table:table-cell>
          <table:table-cell table:formula="of:=IF([.AG66]=1;[.K66];&quot;&quot;)" office:value-type="float" office:value="12" calcext:value-type="float">
            <text:p>12.0</text:p>
          </table:table-cell>
          <table:table-cell table:formula="of:=IF([.AG66]=1;[.B66];&quot;&quot;)" office:value-type="float" office:value="20" calcext:value-type="float">
            <text:p>20.0</text:p>
          </table:table-cell>
          <table:table-cell table:formula="of:=IF([.AG66]=1;[.AH66]*100/[.AI66];&quot;&quot;)" office:value-type="float" office:value="60" calcext:value-type="float">
            <text:p>60.0</text:p>
          </table:table-cell>
          <table:table-cell table:formula="of:=IF([.AG66]=1;[.E66]+[.F66]+[.G66];&quot;&quot;)" office:value-type="float" office:value="0" calcext:value-type="float">
            <text:p>0.0</text:p>
          </table:table-cell>
          <table:table-cell table:formula="of:=IF([.R66]=0;&quot;&quot;;1)" office:value-type="float" office:value="1" calcext:value-type="float">
            <text:p>1.0</text:p>
          </table:table-cell>
          <table:table-cell table:formula="of:=IF([.AL66]=1;[.R66];&quot;&quot;)" office:value-type="float" office:value="12" calcext:value-type="float">
            <text:p>12.0</text:p>
          </table:table-cell>
          <table:table-cell table:formula="of:=IF([.AL66]=1;[.B66];&quot;&quot;)" office:value-type="float" office:value="20" calcext:value-type="float">
            <text:p>20.0</text:p>
          </table:table-cell>
          <table:table-cell table:formula="of:=IF([.AL66]=1;[.AM66]*100/[.AN66];&quot;&quot;)" office:value-type="float" office:value="60" calcext:value-type="float">
            <text:p>60.0</text:p>
          </table:table-cell>
          <table:table-cell table:formula="of:=IF([.AL66]=1;[.L66]+[.M66]+[.N66];&quot;&quot;)" office:value-type="float" office:value="0" calcext:value-type="float">
            <text:p>0.0</text:p>
          </table:table-cell>
          <table:table-cell table:formula="of:=IF([.Y66]=0;&quot;&quot;;1)" office:value-type="float" office:value="1" calcext:value-type="float">
            <text:p>1.0</text:p>
          </table:table-cell>
          <table:table-cell table:formula="of:=IF([.AQ66]=1;[.Y66];&quot;&quot;)" office:value-type="float" office:value="13" calcext:value-type="float">
            <text:p>13.0</text:p>
          </table:table-cell>
          <table:table-cell table:formula="of:=IF([.AQ66]=1;[.B66];&quot;&quot;)" office:value-type="float" office:value="20" calcext:value-type="float">
            <text:p>20.0</text:p>
          </table:table-cell>
          <table:table-cell table:formula="of:=IF([.AQ66]=1;[.AR66]*100/[.AS66];&quot;&quot;)" office:value-type="float" office:value="65" calcext:value-type="float">
            <text:p>65.0</text:p>
          </table:table-cell>
          <table:table-cell table:formula="of:=IF([.AQ66]=1;[.S66]+[.T66]+[.U66];&quot;&quot;)" office:value-type="float" office:value="0" calcext:value-type="float">
            <text:p>0.0</text:p>
          </table:table-cell>
          <table:table-cell table:formula="of:=IF([.AF66]=0;&quot;&quot;;1)" office:value-type="float" office:value="1" calcext:value-type="float">
            <text:p>1.0</text:p>
          </table:table-cell>
          <table:table-cell table:formula="of:=IF([.AV66]=1;[.AF66];&quot;&quot;)" office:value-type="float" office:value="15" calcext:value-type="float">
            <text:p>15.0</text:p>
          </table:table-cell>
          <table:table-cell table:formula="of:=IF([.AV66]=1;[.B66];&quot;&quot;)" office:value-type="float" office:value="20" calcext:value-type="float">
            <text:p>20.0</text:p>
          </table:table-cell>
          <table:table-cell table:formula="of:=IF([.AV66]=1;[.AW66]*100/[.AX66];&quot;&quot;)" office:value-type="float" office:value="75" calcext:value-type="float">
            <text:p>75.0</text:p>
          </table:table-cell>
          <table:table-cell table:formula="of:=IF([.AV66]=1;[.Z66]+[.AA66]+[.AB66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20b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2*[.C67]/([.B67]*([.B67]-1))" office:value-type="float" office:value="0.16842105263157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K67]=0;&quot;&quot;;1)" office:value-type="float" office:value="1" calcext:value-type="float">
            <text:p>1</text:p>
          </table:table-cell>
          <table:table-cell table:formula="of:=IF([.AG67]=1;[.K67];&quot;&quot;)" office:value-type="float" office:value="8" calcext:value-type="float">
            <text:p>8.0</text:p>
          </table:table-cell>
          <table:table-cell table:formula="of:=IF([.AG67]=1;[.B67];&quot;&quot;)" office:value-type="float" office:value="20" calcext:value-type="float">
            <text:p>20.0</text:p>
          </table:table-cell>
          <table:table-cell table:formula="of:=IF([.AG67]=1;[.AH67]*100/[.AI67];&quot;&quot;)" office:value-type="float" office:value="40" calcext:value-type="float">
            <text:p>40.0</text:p>
          </table:table-cell>
          <table:table-cell table:formula="of:=IF([.AG67]=1;[.E67]+[.F67]+[.G67];&quot;&quot;)" office:value-type="float" office:value="0" calcext:value-type="float">
            <text:p>0.0</text:p>
          </table:table-cell>
          <table:table-cell table:formula="of:=IF([.R67]=0;&quot;&quot;;1)" office:value-type="float" office:value="1" calcext:value-type="float">
            <text:p>1.0</text:p>
          </table:table-cell>
          <table:table-cell table:formula="of:=IF([.AL67]=1;[.R67];&quot;&quot;)" office:value-type="float" office:value="8" calcext:value-type="float">
            <text:p>8.0</text:p>
          </table:table-cell>
          <table:table-cell table:formula="of:=IF([.AL67]=1;[.B67];&quot;&quot;)" office:value-type="float" office:value="20" calcext:value-type="float">
            <text:p>20.0</text:p>
          </table:table-cell>
          <table:table-cell table:formula="of:=IF([.AL67]=1;[.AM67]*100/[.AN67];&quot;&quot;)" office:value-type="float" office:value="40" calcext:value-type="float">
            <text:p>40.0</text:p>
          </table:table-cell>
          <table:table-cell table:formula="of:=IF([.AL67]=1;[.L67]+[.M67]+[.N67];&quot;&quot;)" office:value-type="float" office:value="0" calcext:value-type="float">
            <text:p>0.0</text:p>
          </table:table-cell>
          <table:table-cell table:formula="of:=IF([.Y67]=0;&quot;&quot;;1)" office:value-type="float" office:value="1" calcext:value-type="float">
            <text:p>1.0</text:p>
          </table:table-cell>
          <table:table-cell table:formula="of:=IF([.AQ67]=1;[.Y67];&quot;&quot;)" office:value-type="float" office:value="8" calcext:value-type="float">
            <text:p>8.0</text:p>
          </table:table-cell>
          <table:table-cell table:formula="of:=IF([.AQ67]=1;[.B67];&quot;&quot;)" office:value-type="float" office:value="20" calcext:value-type="float">
            <text:p>20.0</text:p>
          </table:table-cell>
          <table:table-cell table:formula="of:=IF([.AQ67]=1;[.AR67]*100/[.AS67];&quot;&quot;)" office:value-type="float" office:value="40" calcext:value-type="float">
            <text:p>40.0</text:p>
          </table:table-cell>
          <table:table-cell table:formula="of:=IF([.AQ67]=1;[.S67]+[.T67]+[.U67];&quot;&quot;)" office:value-type="float" office:value="0" calcext:value-type="float">
            <text:p>0.0</text:p>
          </table:table-cell>
          <table:table-cell table:formula="of:=IF([.AF67]=0;&quot;&quot;;1)" office:value-type="float" office:value="1" calcext:value-type="float">
            <text:p>1.0</text:p>
          </table:table-cell>
          <table:table-cell table:formula="of:=IF([.AV67]=1;[.AF67];&quot;&quot;)" office:value-type="float" office:value="12" calcext:value-type="float">
            <text:p>12.0</text:p>
          </table:table-cell>
          <table:table-cell table:formula="of:=IF([.AV67]=1;[.B67];&quot;&quot;)" office:value-type="float" office:value="20" calcext:value-type="float">
            <text:p>20.0</text:p>
          </table:table-cell>
          <table:table-cell table:formula="of:=IF([.AV67]=1;[.AW67]*100/[.AX67];&quot;&quot;)" office:value-type="float" office:value="60" calcext:value-type="float">
            <text:p>60.0</text:p>
          </table:table-cell>
          <table:table-cell table:formula="of:=IF([.AV67]=1;[.Z67]+[.AA67]+[.AB67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2*[.C68]/([.B68]*([.B68]-1))" office:value-type="float" office:value="0.105263157894737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K68]=0;&quot;&quot;;1)" office:value-type="float" office:value="1" calcext:value-type="float">
            <text:p>1</text:p>
          </table:table-cell>
          <table:table-cell table:formula="of:=IF([.AG68]=1;[.K68];&quot;&quot;)" office:value-type="float" office:value="15" calcext:value-type="float">
            <text:p>15.0</text:p>
          </table:table-cell>
          <table:table-cell table:formula="of:=IF([.AG68]=1;[.B68];&quot;&quot;)" office:value-type="float" office:value="20" calcext:value-type="float">
            <text:p>20.0</text:p>
          </table:table-cell>
          <table:table-cell table:formula="of:=IF([.AG68]=1;[.AH68]*100/[.AI68];&quot;&quot;)" office:value-type="float" office:value="75" calcext:value-type="float">
            <text:p>75.0</text:p>
          </table:table-cell>
          <table:table-cell table:formula="of:=IF([.AG68]=1;[.E68]+[.F68]+[.G68];&quot;&quot;)" office:value-type="float" office:value="0" calcext:value-type="float">
            <text:p>0.0</text:p>
          </table:table-cell>
          <table:table-cell table:formula="of:=IF([.R68]=0;&quot;&quot;;1)" office:value-type="float" office:value="1" calcext:value-type="float">
            <text:p>1.0</text:p>
          </table:table-cell>
          <table:table-cell table:formula="of:=IF([.AL68]=1;[.R68];&quot;&quot;)" office:value-type="float" office:value="15" calcext:value-type="float">
            <text:p>15.0</text:p>
          </table:table-cell>
          <table:table-cell table:formula="of:=IF([.AL68]=1;[.B68];&quot;&quot;)" office:value-type="float" office:value="20" calcext:value-type="float">
            <text:p>20.0</text:p>
          </table:table-cell>
          <table:table-cell table:formula="of:=IF([.AL68]=1;[.AM68]*100/[.AN68];&quot;&quot;)" office:value-type="float" office:value="75" calcext:value-type="float">
            <text:p>75.0</text:p>
          </table:table-cell>
          <table:table-cell table:formula="of:=IF([.AL68]=1;[.L68]+[.M68]+[.N68];&quot;&quot;)" office:value-type="float" office:value="0" calcext:value-type="float">
            <text:p>0.0</text:p>
          </table:table-cell>
          <table:table-cell table:formula="of:=IF([.Y68]=0;&quot;&quot;;1)" office:value-type="float" office:value="1" calcext:value-type="float">
            <text:p>1.0</text:p>
          </table:table-cell>
          <table:table-cell table:formula="of:=IF([.AQ68]=1;[.Y68];&quot;&quot;)" office:value-type="float" office:value="15" calcext:value-type="float">
            <text:p>15.0</text:p>
          </table:table-cell>
          <table:table-cell table:formula="of:=IF([.AQ68]=1;[.B68];&quot;&quot;)" office:value-type="float" office:value="20" calcext:value-type="float">
            <text:p>20.0</text:p>
          </table:table-cell>
          <table:table-cell table:formula="of:=IF([.AQ68]=1;[.AR68]*100/[.AS68];&quot;&quot;)" office:value-type="float" office:value="75" calcext:value-type="float">
            <text:p>75.0</text:p>
          </table:table-cell>
          <table:table-cell table:formula="of:=IF([.AQ68]=1;[.S68]+[.T68]+[.U68];&quot;&quot;)" office:value-type="float" office:value="0" calcext:value-type="float">
            <text:p>0.0</text:p>
          </table:table-cell>
          <table:table-cell table:formula="of:=IF([.AF68]=0;&quot;&quot;;1)" office:value-type="float" office:value="1" calcext:value-type="float">
            <text:p>1.0</text:p>
          </table:table-cell>
          <table:table-cell table:formula="of:=IF([.AV68]=1;[.AF68];&quot;&quot;)" office:value-type="float" office:value="15" calcext:value-type="float">
            <text:p>15.0</text:p>
          </table:table-cell>
          <table:table-cell table:formula="of:=IF([.AV68]=1;[.B68];&quot;&quot;)" office:value-type="float" office:value="20" calcext:value-type="float">
            <text:p>20.0</text:p>
          </table:table-cell>
          <table:table-cell table:formula="of:=IF([.AV68]=1;[.AW68]*100/[.AX68];&quot;&quot;)" office:value-type="float" office:value="75" calcext:value-type="float">
            <text:p>75.0</text:p>
          </table:table-cell>
          <table:table-cell table:formula="of:=IF([.AV68]=1;[.Z68]+[.AA68]+[.AB68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30a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formula="of:=2*[.C69]/([.B69]*([.B69]-1))" office:value-type="float" office:value="0.18620689655172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IF([.K69]=0;&quot;&quot;;1)" office:value-type="float" office:value="1" calcext:value-type="float">
            <text:p>1</text:p>
          </table:table-cell>
          <table:table-cell table:formula="of:=IF([.AG69]=1;[.K69];&quot;&quot;)" office:value-type="float" office:value="14" calcext:value-type="float">
            <text:p>14.0</text:p>
          </table:table-cell>
          <table:table-cell table:formula="of:=IF([.AG69]=1;[.B69];&quot;&quot;)" office:value-type="float" office:value="30" calcext:value-type="float">
            <text:p>30.0</text:p>
          </table:table-cell>
          <table:table-cell table:formula="of:=IF([.AG69]=1;[.AH69]*100/[.AI69];&quot;&quot;)" office:value-type="float" office:value="46.6666666666667" calcext:value-type="float">
            <text:p>46.7</text:p>
          </table:table-cell>
          <table:table-cell table:formula="of:=IF([.AG69]=1;[.E69]+[.F69]+[.G69];&quot;&quot;)" office:value-type="float" office:value="0" calcext:value-type="float">
            <text:p>0.0</text:p>
          </table:table-cell>
          <table:table-cell table:formula="of:=IF([.R69]=0;&quot;&quot;;1)" office:value-type="float" office:value="1" calcext:value-type="float">
            <text:p>1.0</text:p>
          </table:table-cell>
          <table:table-cell table:formula="of:=IF([.AL69]=1;[.R69];&quot;&quot;)" office:value-type="float" office:value="14" calcext:value-type="float">
            <text:p>14.0</text:p>
          </table:table-cell>
          <table:table-cell table:formula="of:=IF([.AL69]=1;[.B69];&quot;&quot;)" office:value-type="float" office:value="30" calcext:value-type="float">
            <text:p>30.0</text:p>
          </table:table-cell>
          <table:table-cell table:formula="of:=IF([.AL69]=1;[.AM69]*100/[.AN69];&quot;&quot;)" office:value-type="float" office:value="46.6666666666667" calcext:value-type="float">
            <text:p>46.7</text:p>
          </table:table-cell>
          <table:table-cell table:formula="of:=IF([.AL69]=1;[.L69]+[.M69]+[.N69];&quot;&quot;)" office:value-type="float" office:value="0" calcext:value-type="float">
            <text:p>0.0</text:p>
          </table:table-cell>
          <table:table-cell table:formula="of:=IF([.Y69]=0;&quot;&quot;;1)" office:value-type="float" office:value="1" calcext:value-type="float">
            <text:p>1.0</text:p>
          </table:table-cell>
          <table:table-cell table:formula="of:=IF([.AQ69]=1;[.Y69];&quot;&quot;)" office:value-type="float" office:value="14" calcext:value-type="float">
            <text:p>14.0</text:p>
          </table:table-cell>
          <table:table-cell table:formula="of:=IF([.AQ69]=1;[.B69];&quot;&quot;)" office:value-type="float" office:value="30" calcext:value-type="float">
            <text:p>30.0</text:p>
          </table:table-cell>
          <table:table-cell table:formula="of:=IF([.AQ69]=1;[.AR69]*100/[.AS69];&quot;&quot;)" office:value-type="float" office:value="46.6666666666667" calcext:value-type="float">
            <text:p>46.7</text:p>
          </table:table-cell>
          <table:table-cell table:formula="of:=IF([.AQ69]=1;[.S69]+[.T69]+[.U69];&quot;&quot;)" office:value-type="float" office:value="0" calcext:value-type="float">
            <text:p>0.0</text:p>
          </table:table-cell>
          <table:table-cell table:formula="of:=IF([.AF69]=0;&quot;&quot;;1)" office:value-type="float" office:value="1" calcext:value-type="float">
            <text:p>1.0</text:p>
          </table:table-cell>
          <table:table-cell table:formula="of:=IF([.AV69]=1;[.AF69];&quot;&quot;)" office:value-type="float" office:value="24" calcext:value-type="float">
            <text:p>24.0</text:p>
          </table:table-cell>
          <table:table-cell table:formula="of:=IF([.AV69]=1;[.B69];&quot;&quot;)" office:value-type="float" office:value="30" calcext:value-type="float">
            <text:p>30.0</text:p>
          </table:table-cell>
          <table:table-cell table:formula="of:=IF([.AV69]=1;[.AW69]*100/[.AX69];&quot;&quot;)" office:value-type="float" office:value="80" calcext:value-type="float">
            <text:p>80.0</text:p>
          </table:table-cell>
          <table:table-cell table:formula="of:=IF([.AV69]=1;[.Z69]+[.AA69]+[.AB69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30b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formula="of:=2*[.C70]/([.B70]*([.B70]-1))" office:value-type="float" office:value="0.18620689655172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IF([.K70]=0;&quot;&quot;;1)" office:value-type="float" office:value="1" calcext:value-type="float">
            <text:p>1</text:p>
          </table:table-cell>
          <table:table-cell table:formula="of:=IF([.AG70]=1;[.K70];&quot;&quot;)" office:value-type="float" office:value="6" calcext:value-type="float">
            <text:p>6.0</text:p>
          </table:table-cell>
          <table:table-cell table:formula="of:=IF([.AG70]=1;[.B70];&quot;&quot;)" office:value-type="float" office:value="30" calcext:value-type="float">
            <text:p>30.0</text:p>
          </table:table-cell>
          <table:table-cell table:formula="of:=IF([.AG70]=1;[.AH70]*100/[.AI70];&quot;&quot;)" office:value-type="float" office:value="20" calcext:value-type="float">
            <text:p>20.0</text:p>
          </table:table-cell>
          <table:table-cell table:formula="of:=IF([.AG70]=1;[.E70]+[.F70]+[.G70];&quot;&quot;)" office:value-type="float" office:value="0" calcext:value-type="float">
            <text:p>0.0</text:p>
          </table:table-cell>
          <table:table-cell table:formula="of:=IF([.R70]=0;&quot;&quot;;1)" office:value-type="float" office:value="1" calcext:value-type="float">
            <text:p>1.0</text:p>
          </table:table-cell>
          <table:table-cell table:formula="of:=IF([.AL70]=1;[.R70];&quot;&quot;)" office:value-type="float" office:value="6" calcext:value-type="float">
            <text:p>6.0</text:p>
          </table:table-cell>
          <table:table-cell table:formula="of:=IF([.AL70]=1;[.B70];&quot;&quot;)" office:value-type="float" office:value="30" calcext:value-type="float">
            <text:p>30.0</text:p>
          </table:table-cell>
          <table:table-cell table:formula="of:=IF([.AL70]=1;[.AM70]*100/[.AN70];&quot;&quot;)" office:value-type="float" office:value="20" calcext:value-type="float">
            <text:p>20.0</text:p>
          </table:table-cell>
          <table:table-cell table:formula="of:=IF([.AL70]=1;[.L70]+[.M70]+[.N70];&quot;&quot;)" office:value-type="float" office:value="0" calcext:value-type="float">
            <text:p>0.0</text:p>
          </table:table-cell>
          <table:table-cell table:formula="of:=IF([.Y70]=0;&quot;&quot;;1)" office:value-type="float" office:value="1" calcext:value-type="float">
            <text:p>1.0</text:p>
          </table:table-cell>
          <table:table-cell table:formula="of:=IF([.AQ70]=1;[.Y70];&quot;&quot;)" office:value-type="float" office:value="6" calcext:value-type="float">
            <text:p>6.0</text:p>
          </table:table-cell>
          <table:table-cell table:formula="of:=IF([.AQ70]=1;[.B70];&quot;&quot;)" office:value-type="float" office:value="30" calcext:value-type="float">
            <text:p>30.0</text:p>
          </table:table-cell>
          <table:table-cell table:formula="of:=IF([.AQ70]=1;[.AR70]*100/[.AS70];&quot;&quot;)" office:value-type="float" office:value="20" calcext:value-type="float">
            <text:p>20.0</text:p>
          </table:table-cell>
          <table:table-cell table:formula="of:=IF([.AQ70]=1;[.S70]+[.T70]+[.U70];&quot;&quot;)" office:value-type="float" office:value="0" calcext:value-type="float">
            <text:p>0.0</text:p>
          </table:table-cell>
          <table:table-cell table:formula="of:=IF([.AF70]=0;&quot;&quot;;1)" office:value-type="float" office:value="1" calcext:value-type="float">
            <text:p>1.0</text:p>
          </table:table-cell>
          <table:table-cell table:formula="of:=IF([.AV70]=1;[.AF70];&quot;&quot;)" office:value-type="float" office:value="25" calcext:value-type="float">
            <text:p>25.0</text:p>
          </table:table-cell>
          <table:table-cell table:formula="of:=IF([.AV70]=1;[.B70];&quot;&quot;)" office:value-type="float" office:value="30" calcext:value-type="float">
            <text:p>30.0</text:p>
          </table:table-cell>
          <table:table-cell table:formula="of:=IF([.AV70]=1;[.AW70]*100/[.AX70];&quot;&quot;)" office:value-type="float" office:value="83.3333333333333" calcext:value-type="float">
            <text:p>83.3</text:p>
          </table:table-cell>
          <table:table-cell table:formula="of:=IF([.AV70]=1;[.Z70]+[.AA70]+[.AB70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3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2*[.C71]/([.B71]*([.B71]-1))" office:value-type="float" office:value="0.114942528735632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IF([.K71]=0;&quot;&quot;;1)" office:value-type="float" office:value="1" calcext:value-type="float">
            <text:p>1</text:p>
          </table:table-cell>
          <table:table-cell table:formula="of:=IF([.AG71]=1;[.K71];&quot;&quot;)" office:value-type="float" office:value="23" calcext:value-type="float">
            <text:p>23.0</text:p>
          </table:table-cell>
          <table:table-cell table:formula="of:=IF([.AG71]=1;[.B71];&quot;&quot;)" office:value-type="float" office:value="30" calcext:value-type="float">
            <text:p>30.0</text:p>
          </table:table-cell>
          <table:table-cell table:formula="of:=IF([.AG71]=1;[.AH71]*100/[.AI71];&quot;&quot;)" office:value-type="float" office:value="76.6666666666667" calcext:value-type="float">
            <text:p>76.7</text:p>
          </table:table-cell>
          <table:table-cell table:formula="of:=IF([.AG71]=1;[.E71]+[.F71]+[.G71];&quot;&quot;)" office:value-type="float" office:value="0" calcext:value-type="float">
            <text:p>0.0</text:p>
          </table:table-cell>
          <table:table-cell table:formula="of:=IF([.R71]=0;&quot;&quot;;1)" office:value-type="float" office:value="1" calcext:value-type="float">
            <text:p>1.0</text:p>
          </table:table-cell>
          <table:table-cell table:formula="of:=IF([.AL71]=1;[.R71];&quot;&quot;)" office:value-type="float" office:value="23" calcext:value-type="float">
            <text:p>23.0</text:p>
          </table:table-cell>
          <table:table-cell table:formula="of:=IF([.AL71]=1;[.B71];&quot;&quot;)" office:value-type="float" office:value="30" calcext:value-type="float">
            <text:p>30.0</text:p>
          </table:table-cell>
          <table:table-cell table:formula="of:=IF([.AL71]=1;[.AM71]*100/[.AN71];&quot;&quot;)" office:value-type="float" office:value="76.6666666666667" calcext:value-type="float">
            <text:p>76.7</text:p>
          </table:table-cell>
          <table:table-cell table:formula="of:=IF([.AL71]=1;[.L71]+[.M71]+[.N71];&quot;&quot;)" office:value-type="float" office:value="0" calcext:value-type="float">
            <text:p>0.0</text:p>
          </table:table-cell>
          <table:table-cell table:formula="of:=IF([.Y71]=0;&quot;&quot;;1)" office:value-type="float" office:value="1" calcext:value-type="float">
            <text:p>1.0</text:p>
          </table:table-cell>
          <table:table-cell table:formula="of:=IF([.AQ71]=1;[.Y71];&quot;&quot;)" office:value-type="float" office:value="23" calcext:value-type="float">
            <text:p>23.0</text:p>
          </table:table-cell>
          <table:table-cell table:formula="of:=IF([.AQ71]=1;[.B71];&quot;&quot;)" office:value-type="float" office:value="30" calcext:value-type="float">
            <text:p>30.0</text:p>
          </table:table-cell>
          <table:table-cell table:formula="of:=IF([.AQ71]=1;[.AR71]*100/[.AS71];&quot;&quot;)" office:value-type="float" office:value="76.6666666666667" calcext:value-type="float">
            <text:p>76.7</text:p>
          </table:table-cell>
          <table:table-cell table:formula="of:=IF([.AQ71]=1;[.S71]+[.T71]+[.U71];&quot;&quot;)" office:value-type="float" office:value="0" calcext:value-type="float">
            <text:p>0.0</text:p>
          </table:table-cell>
          <table:table-cell table:formula="of:=IF([.AF71]=0;&quot;&quot;;1)" office:value-type="float" office:value="1" calcext:value-type="float">
            <text:p>1.0</text:p>
          </table:table-cell>
          <table:table-cell table:formula="of:=IF([.AV71]=1;[.AF71];&quot;&quot;)" office:value-type="float" office:value="24" calcext:value-type="float">
            <text:p>24.0</text:p>
          </table:table-cell>
          <table:table-cell table:formula="of:=IF([.AV71]=1;[.B71];&quot;&quot;)" office:value-type="float" office:value="30" calcext:value-type="float">
            <text:p>30.0</text:p>
          </table:table-cell>
          <table:table-cell table:formula="of:=IF([.AV71]=1;[.AW71]*100/[.AX71];&quot;&quot;)" office:value-type="float" office:value="80" calcext:value-type="float">
            <text:p>80.0</text:p>
          </table:table-cell>
          <table:table-cell table:formula="of:=IF([.AV71]=1;[.Z71]+[.AA71]+[.AB71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40a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formula="of:=2*[.C72]/([.B72]*([.B72]-1))" office:value-type="float" office:value="0.187179487179487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IF([.K72]=0;&quot;&quot;;1)" office:value-type="float" office:value="1" calcext:value-type="float">
            <text:p>1</text:p>
          </table:table-cell>
          <table:table-cell table:formula="of:=IF([.AG72]=1;[.K72];&quot;&quot;)" office:value-type="float" office:value="14" calcext:value-type="float">
            <text:p>14.0</text:p>
          </table:table-cell>
          <table:table-cell table:formula="of:=IF([.AG72]=1;[.B72];&quot;&quot;)" office:value-type="float" office:value="40" calcext:value-type="float">
            <text:p>40.0</text:p>
          </table:table-cell>
          <table:table-cell table:formula="of:=IF([.AG72]=1;[.AH72]*100/[.AI72];&quot;&quot;)" office:value-type="float" office:value="35" calcext:value-type="float">
            <text:p>35.0</text:p>
          </table:table-cell>
          <table:table-cell table:formula="of:=IF([.AG72]=1;[.E72]+[.F72]+[.G72];&quot;&quot;)" office:value-type="float" office:value="0" calcext:value-type="float">
            <text:p>0.0</text:p>
          </table:table-cell>
          <table:table-cell table:formula="of:=IF([.R72]=0;&quot;&quot;;1)" office:value-type="float" office:value="1" calcext:value-type="float">
            <text:p>1.0</text:p>
          </table:table-cell>
          <table:table-cell table:formula="of:=IF([.AL72]=1;[.R72];&quot;&quot;)" office:value-type="float" office:value="14" calcext:value-type="float">
            <text:p>14.0</text:p>
          </table:table-cell>
          <table:table-cell table:formula="of:=IF([.AL72]=1;[.B72];&quot;&quot;)" office:value-type="float" office:value="40" calcext:value-type="float">
            <text:p>40.0</text:p>
          </table:table-cell>
          <table:table-cell table:formula="of:=IF([.AL72]=1;[.AM72]*100/[.AN72];&quot;&quot;)" office:value-type="float" office:value="35" calcext:value-type="float">
            <text:p>35.0</text:p>
          </table:table-cell>
          <table:table-cell table:formula="of:=IF([.AL72]=1;[.L72]+[.M72]+[.N72];&quot;&quot;)" office:value-type="float" office:value="0" calcext:value-type="float">
            <text:p>0.0</text:p>
          </table:table-cell>
          <table:table-cell table:formula="of:=IF([.Y72]=0;&quot;&quot;;1)" office:value-type="float" office:value="1" calcext:value-type="float">
            <text:p>1.0</text:p>
          </table:table-cell>
          <table:table-cell table:formula="of:=IF([.AQ72]=1;[.Y72];&quot;&quot;)" office:value-type="float" office:value="14" calcext:value-type="float">
            <text:p>14.0</text:p>
          </table:table-cell>
          <table:table-cell table:formula="of:=IF([.AQ72]=1;[.B72];&quot;&quot;)" office:value-type="float" office:value="40" calcext:value-type="float">
            <text:p>40.0</text:p>
          </table:table-cell>
          <table:table-cell table:formula="of:=IF([.AQ72]=1;[.AR72]*100/[.AS72];&quot;&quot;)" office:value-type="float" office:value="35" calcext:value-type="float">
            <text:p>35.0</text:p>
          </table:table-cell>
          <table:table-cell table:formula="of:=IF([.AQ72]=1;[.S72]+[.T72]+[.U72];&quot;&quot;)" office:value-type="float" office:value="0" calcext:value-type="float">
            <text:p>0.0</text:p>
          </table:table-cell>
          <table:table-cell table:formula="of:=IF([.AF72]=0;&quot;&quot;;1)" office:value-type="float" office:value="1" calcext:value-type="float">
            <text:p>1.0</text:p>
          </table:table-cell>
          <table:table-cell table:formula="of:=IF([.AV72]=1;[.AF72];&quot;&quot;)" office:value-type="float" office:value="33" calcext:value-type="float">
            <text:p>33.0</text:p>
          </table:table-cell>
          <table:table-cell table:formula="of:=IF([.AV72]=1;[.B72];&quot;&quot;)" office:value-type="float" office:value="40" calcext:value-type="float">
            <text:p>40.0</text:p>
          </table:table-cell>
          <table:table-cell table:formula="of:=IF([.AV72]=1;[.AW72]*100/[.AX72];&quot;&quot;)" office:value-type="float" office:value="82.5" calcext:value-type="float">
            <text:p>82.5</text:p>
          </table:table-cell>
          <table:table-cell table:formula="of:=IF([.AV72]=1;[.Z72]+[.AA72]+[.AB72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40b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formula="of:=2*[.C73]/([.B73]*([.B73]-1))" office:value-type="float" office:value="0.20128205128205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IF([.K73]=0;&quot;&quot;;1)" office:value-type="float" office:value="1" calcext:value-type="float">
            <text:p>1</text:p>
          </table:table-cell>
          <table:table-cell table:formula="of:=IF([.AG73]=1;[.K73];&quot;&quot;)" office:value-type="float" office:value="9" calcext:value-type="float">
            <text:p>9.0</text:p>
          </table:table-cell>
          <table:table-cell table:formula="of:=IF([.AG73]=1;[.B73];&quot;&quot;)" office:value-type="float" office:value="40" calcext:value-type="float">
            <text:p>40.0</text:p>
          </table:table-cell>
          <table:table-cell table:formula="of:=IF([.AG73]=1;[.AH73]*100/[.AI73];&quot;&quot;)" office:value-type="float" office:value="22.5" calcext:value-type="float">
            <text:p>22.5</text:p>
          </table:table-cell>
          <table:table-cell table:formula="of:=IF([.AG73]=1;[.E73]+[.F73]+[.G73];&quot;&quot;)" office:value-type="float" office:value="0" calcext:value-type="float">
            <text:p>0.0</text:p>
          </table:table-cell>
          <table:table-cell table:formula="of:=IF([.R73]=0;&quot;&quot;;1)" office:value-type="float" office:value="1" calcext:value-type="float">
            <text:p>1.0</text:p>
          </table:table-cell>
          <table:table-cell table:formula="of:=IF([.AL73]=1;[.R73];&quot;&quot;)" office:value-type="float" office:value="9" calcext:value-type="float">
            <text:p>9.0</text:p>
          </table:table-cell>
          <table:table-cell table:formula="of:=IF([.AL73]=1;[.B73];&quot;&quot;)" office:value-type="float" office:value="40" calcext:value-type="float">
            <text:p>40.0</text:p>
          </table:table-cell>
          <table:table-cell table:formula="of:=IF([.AL73]=1;[.AM73]*100/[.AN73];&quot;&quot;)" office:value-type="float" office:value="22.5" calcext:value-type="float">
            <text:p>22.5</text:p>
          </table:table-cell>
          <table:table-cell table:formula="of:=IF([.AL73]=1;[.L73]+[.M73]+[.N73];&quot;&quot;)" office:value-type="float" office:value="0" calcext:value-type="float">
            <text:p>0.0</text:p>
          </table:table-cell>
          <table:table-cell table:formula="of:=IF([.Y73]=0;&quot;&quot;;1)" office:value-type="float" office:value="1" calcext:value-type="float">
            <text:p>1.0</text:p>
          </table:table-cell>
          <table:table-cell table:formula="of:=IF([.AQ73]=1;[.Y73];&quot;&quot;)" office:value-type="float" office:value="9" calcext:value-type="float">
            <text:p>9.0</text:p>
          </table:table-cell>
          <table:table-cell table:formula="of:=IF([.AQ73]=1;[.B73];&quot;&quot;)" office:value-type="float" office:value="40" calcext:value-type="float">
            <text:p>40.0</text:p>
          </table:table-cell>
          <table:table-cell table:formula="of:=IF([.AQ73]=1;[.AR73]*100/[.AS73];&quot;&quot;)" office:value-type="float" office:value="22.5" calcext:value-type="float">
            <text:p>22.5</text:p>
          </table:table-cell>
          <table:table-cell table:formula="of:=IF([.AQ73]=1;[.S73]+[.T73]+[.U73];&quot;&quot;)" office:value-type="float" office:value="0" calcext:value-type="float">
            <text:p>0.0</text:p>
          </table:table-cell>
          <table:table-cell table:formula="of:=IF([.AF73]=0;&quot;&quot;;1)" office:value-type="float" office:value="1" calcext:value-type="float">
            <text:p>1.0</text:p>
          </table:table-cell>
          <table:table-cell table:formula="of:=IF([.AV73]=1;[.AF73];&quot;&quot;)" office:value-type="float" office:value="33" calcext:value-type="float">
            <text:p>33.0</text:p>
          </table:table-cell>
          <table:table-cell table:formula="of:=IF([.AV73]=1;[.B73];&quot;&quot;)" office:value-type="float" office:value="40" calcext:value-type="float">
            <text:p>40.0</text:p>
          </table:table-cell>
          <table:table-cell table:formula="of:=IF([.AV73]=1;[.AW73]*100/[.AX73];&quot;&quot;)" office:value-type="float" office:value="82.5" calcext:value-type="float">
            <text:p>82.5</text:p>
          </table:table-cell>
          <table:table-cell table:formula="of:=IF([.AV73]=1;[.Z73]+[.AA73]+[.AB73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4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formula="of:=2*[.C74]/([.B74]*([.B74]-1))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IF([.K74]=0;&quot;&quot;;1)" office:value-type="float" office:value="1" calcext:value-type="float">
            <text:p>1</text:p>
          </table:table-cell>
          <table:table-cell table:formula="of:=IF([.AG74]=1;[.K74];&quot;&quot;)" office:value-type="float" office:value="31" calcext:value-type="float">
            <text:p>31.0</text:p>
          </table:table-cell>
          <table:table-cell table:formula="of:=IF([.AG74]=1;[.B74];&quot;&quot;)" office:value-type="float" office:value="40" calcext:value-type="float">
            <text:p>40.0</text:p>
          </table:table-cell>
          <table:table-cell table:formula="of:=IF([.AG74]=1;[.AH74]*100/[.AI74];&quot;&quot;)" office:value-type="float" office:value="77.5" calcext:value-type="float">
            <text:p>77.5</text:p>
          </table:table-cell>
          <table:table-cell table:formula="of:=IF([.AG74]=1;[.E74]+[.F74]+[.G74];&quot;&quot;)" office:value-type="float" office:value="0" calcext:value-type="float">
            <text:p>0.0</text:p>
          </table:table-cell>
          <table:table-cell table:formula="of:=IF([.R74]=0;&quot;&quot;;1)" office:value-type="float" office:value="1" calcext:value-type="float">
            <text:p>1.0</text:p>
          </table:table-cell>
          <table:table-cell table:formula="of:=IF([.AL74]=1;[.R74];&quot;&quot;)" office:value-type="float" office:value="31" calcext:value-type="float">
            <text:p>31.0</text:p>
          </table:table-cell>
          <table:table-cell table:formula="of:=IF([.AL74]=1;[.B74];&quot;&quot;)" office:value-type="float" office:value="40" calcext:value-type="float">
            <text:p>40.0</text:p>
          </table:table-cell>
          <table:table-cell table:formula="of:=IF([.AL74]=1;[.AM74]*100/[.AN74];&quot;&quot;)" office:value-type="float" office:value="77.5" calcext:value-type="float">
            <text:p>77.5</text:p>
          </table:table-cell>
          <table:table-cell table:formula="of:=IF([.AL74]=1;[.L74]+[.M74]+[.N74];&quot;&quot;)" office:value-type="float" office:value="0" calcext:value-type="float">
            <text:p>0.0</text:p>
          </table:table-cell>
          <table:table-cell table:formula="of:=IF([.Y74]=0;&quot;&quot;;1)" office:value-type="float" office:value="1" calcext:value-type="float">
            <text:p>1.0</text:p>
          </table:table-cell>
          <table:table-cell table:formula="of:=IF([.AQ74]=1;[.Y74];&quot;&quot;)" office:value-type="float" office:value="31" calcext:value-type="float">
            <text:p>31.0</text:p>
          </table:table-cell>
          <table:table-cell table:formula="of:=IF([.AQ74]=1;[.B74];&quot;&quot;)" office:value-type="float" office:value="40" calcext:value-type="float">
            <text:p>40.0</text:p>
          </table:table-cell>
          <table:table-cell table:formula="of:=IF([.AQ74]=1;[.AR74]*100/[.AS74];&quot;&quot;)" office:value-type="float" office:value="77.5" calcext:value-type="float">
            <text:p>77.5</text:p>
          </table:table-cell>
          <table:table-cell table:formula="of:=IF([.AQ74]=1;[.S74]+[.T74]+[.U74];&quot;&quot;)" office:value-type="float" office:value="0" calcext:value-type="float">
            <text:p>0.0</text:p>
          </table:table-cell>
          <table:table-cell table:formula="of:=IF([.AF74]=0;&quot;&quot;;1)" office:value-type="float" office:value="1" calcext:value-type="float">
            <text:p>1.0</text:p>
          </table:table-cell>
          <table:table-cell table:formula="of:=IF([.AV74]=1;[.AF74];&quot;&quot;)" office:value-type="float" office:value="34" calcext:value-type="float">
            <text:p>34.0</text:p>
          </table:table-cell>
          <table:table-cell table:formula="of:=IF([.AV74]=1;[.B74];&quot;&quot;)" office:value-type="float" office:value="40" calcext:value-type="float">
            <text:p>40.0</text:p>
          </table:table-cell>
          <table:table-cell table:formula="of:=IF([.AV74]=1;[.AW74]*100/[.AX74];&quot;&quot;)" office:value-type="float" office:value="85" calcext:value-type="float">
            <text:p>85.0</text:p>
          </table:table-cell>
          <table:table-cell table:formula="of:=IF([.AV74]=1;[.Z74]+[.AA74]+[.AB74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50a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table:formula="of:=2*[.C75]/([.B75]*([.B75]-1))" office:value-type="float" office:value="0.19428571428571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IF([.K75]=0;&quot;&quot;;1)" office:value-type="float" office:value="1" calcext:value-type="float">
            <text:p>1</text:p>
          </table:table-cell>
          <table:table-cell table:formula="of:=IF([.AG75]=1;[.K75];&quot;&quot;)" office:value-type="float" office:value="22" calcext:value-type="float">
            <text:p>22.0</text:p>
          </table:table-cell>
          <table:table-cell table:formula="of:=IF([.AG75]=1;[.B75];&quot;&quot;)" office:value-type="float" office:value="50" calcext:value-type="float">
            <text:p>50.0</text:p>
          </table:table-cell>
          <table:table-cell table:formula="of:=IF([.AG75]=1;[.AH75]*100/[.AI75];&quot;&quot;)" office:value-type="float" office:value="44" calcext:value-type="float">
            <text:p>44.0</text:p>
          </table:table-cell>
          <table:table-cell table:formula="of:=IF([.AG75]=1;[.E75]+[.F75]+[.G75];&quot;&quot;)" office:value-type="float" office:value="0" calcext:value-type="float">
            <text:p>0.0</text:p>
          </table:table-cell>
          <table:table-cell table:formula="of:=IF([.R75]=0;&quot;&quot;;1)" office:value-type="float" office:value="1" calcext:value-type="float">
            <text:p>1.0</text:p>
          </table:table-cell>
          <table:table-cell table:formula="of:=IF([.AL75]=1;[.R75];&quot;&quot;)" office:value-type="float" office:value="22" calcext:value-type="float">
            <text:p>22.0</text:p>
          </table:table-cell>
          <table:table-cell table:formula="of:=IF([.AL75]=1;[.B75];&quot;&quot;)" office:value-type="float" office:value="50" calcext:value-type="float">
            <text:p>50.0</text:p>
          </table:table-cell>
          <table:table-cell table:formula="of:=IF([.AL75]=1;[.AM75]*100/[.AN75];&quot;&quot;)" office:value-type="float" office:value="44" calcext:value-type="float">
            <text:p>44.0</text:p>
          </table:table-cell>
          <table:table-cell table:formula="of:=IF([.AL75]=1;[.L75]+[.M75]+[.N75];&quot;&quot;)" office:value-type="float" office:value="0" calcext:value-type="float">
            <text:p>0.0</text:p>
          </table:table-cell>
          <table:table-cell table:formula="of:=IF([.Y75]=0;&quot;&quot;;1)" office:value-type="float" office:value="1" calcext:value-type="float">
            <text:p>1.0</text:p>
          </table:table-cell>
          <table:table-cell table:formula="of:=IF([.AQ75]=1;[.Y75];&quot;&quot;)" office:value-type="float" office:value="22" calcext:value-type="float">
            <text:p>22.0</text:p>
          </table:table-cell>
          <table:table-cell table:formula="of:=IF([.AQ75]=1;[.B75];&quot;&quot;)" office:value-type="float" office:value="50" calcext:value-type="float">
            <text:p>50.0</text:p>
          </table:table-cell>
          <table:table-cell table:formula="of:=IF([.AQ75]=1;[.AR75]*100/[.AS75];&quot;&quot;)" office:value-type="float" office:value="44" calcext:value-type="float">
            <text:p>44.0</text:p>
          </table:table-cell>
          <table:table-cell table:formula="of:=IF([.AQ75]=1;[.S75]+[.T75]+[.U75];&quot;&quot;)" office:value-type="float" office:value="0" calcext:value-type="float">
            <text:p>0.0</text:p>
          </table:table-cell>
          <table:table-cell table:formula="of:=IF([.AF75]=0;&quot;&quot;;1)" office:value-type="float" office:value="1" calcext:value-type="float">
            <text:p>1.0</text:p>
          </table:table-cell>
          <table:table-cell table:formula="of:=IF([.AV75]=1;[.AF75];&quot;&quot;)" office:value-type="float" office:value="41" calcext:value-type="float">
            <text:p>41.0</text:p>
          </table:table-cell>
          <table:table-cell table:formula="of:=IF([.AV75]=1;[.B75];&quot;&quot;)" office:value-type="float" office:value="50" calcext:value-type="float">
            <text:p>50.0</text:p>
          </table:table-cell>
          <table:table-cell table:formula="of:=IF([.AV75]=1;[.AW75]*100/[.AX75];&quot;&quot;)" office:value-type="float" office:value="82" calcext:value-type="float">
            <text:p>82.0</text:p>
          </table:table-cell>
          <table:table-cell table:formula="of:=IF([.AV75]=1;[.Z75]+[.AA75]+[.AB75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50b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table:formula="of:=2*[.C76]/([.B76]*([.B76]-1))" office:value-type="float" office:value="0.20326530612244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[.K76]=0;&quot;&quot;;1)" office:value-type="float" office:value="1" calcext:value-type="float">
            <text:p>1</text:p>
          </table:table-cell>
          <table:table-cell table:formula="of:=IF([.AG76]=1;[.K76];&quot;&quot;)" office:value-type="float" office:value="10" calcext:value-type="float">
            <text:p>10.0</text:p>
          </table:table-cell>
          <table:table-cell table:formula="of:=IF([.AG76]=1;[.B76];&quot;&quot;)" office:value-type="float" office:value="50" calcext:value-type="float">
            <text:p>50.0</text:p>
          </table:table-cell>
          <table:table-cell table:formula="of:=IF([.AG76]=1;[.AH76]*100/[.AI76];&quot;&quot;)" office:value-type="float" office:value="20" calcext:value-type="float">
            <text:p>20.0</text:p>
          </table:table-cell>
          <table:table-cell table:formula="of:=IF([.AG76]=1;[.E76]+[.F76]+[.G76];&quot;&quot;)" office:value-type="float" office:value="0" calcext:value-type="float">
            <text:p>0.0</text:p>
          </table:table-cell>
          <table:table-cell table:formula="of:=IF([.R76]=0;&quot;&quot;;1)" office:value-type="float" office:value="1" calcext:value-type="float">
            <text:p>1.0</text:p>
          </table:table-cell>
          <table:table-cell table:formula="of:=IF([.AL76]=1;[.R76];&quot;&quot;)" office:value-type="float" office:value="10" calcext:value-type="float">
            <text:p>10.0</text:p>
          </table:table-cell>
          <table:table-cell table:formula="of:=IF([.AL76]=1;[.B76];&quot;&quot;)" office:value-type="float" office:value="50" calcext:value-type="float">
            <text:p>50.0</text:p>
          </table:table-cell>
          <table:table-cell table:formula="of:=IF([.AL76]=1;[.AM76]*100/[.AN76];&quot;&quot;)" office:value-type="float" office:value="20" calcext:value-type="float">
            <text:p>20.0</text:p>
          </table:table-cell>
          <table:table-cell table:formula="of:=IF([.AL76]=1;[.L76]+[.M76]+[.N76];&quot;&quot;)" office:value-type="float" office:value="0" calcext:value-type="float">
            <text:p>0.0</text:p>
          </table:table-cell>
          <table:table-cell table:formula="of:=IF([.Y76]=0;&quot;&quot;;1)" office:value-type="float" office:value="1" calcext:value-type="float">
            <text:p>1.0</text:p>
          </table:table-cell>
          <table:table-cell table:formula="of:=IF([.AQ76]=1;[.Y76];&quot;&quot;)" office:value-type="float" office:value="10" calcext:value-type="float">
            <text:p>10.0</text:p>
          </table:table-cell>
          <table:table-cell table:formula="of:=IF([.AQ76]=1;[.B76];&quot;&quot;)" office:value-type="float" office:value="50" calcext:value-type="float">
            <text:p>50.0</text:p>
          </table:table-cell>
          <table:table-cell table:formula="of:=IF([.AQ76]=1;[.AR76]*100/[.AS76];&quot;&quot;)" office:value-type="float" office:value="20" calcext:value-type="float">
            <text:p>20.0</text:p>
          </table:table-cell>
          <table:table-cell table:formula="of:=IF([.AQ76]=1;[.S76]+[.T76]+[.U76];&quot;&quot;)" office:value-type="float" office:value="0" calcext:value-type="float">
            <text:p>0.0</text:p>
          </table:table-cell>
          <table:table-cell table:formula="of:=IF([.AF76]=0;&quot;&quot;;1)" office:value-type="float" office:value="1" calcext:value-type="float">
            <text:p>1.0</text:p>
          </table:table-cell>
          <table:table-cell table:formula="of:=IF([.AV76]=1;[.AF76];&quot;&quot;)" office:value-type="float" office:value="42" calcext:value-type="float">
            <text:p>42.0</text:p>
          </table:table-cell>
          <table:table-cell table:formula="of:=IF([.AV76]=1;[.B76];&quot;&quot;)" office:value-type="float" office:value="50" calcext:value-type="float">
            <text:p>50.0</text:p>
          </table:table-cell>
          <table:table-cell table:formula="of:=IF([.AV76]=1;[.AW76]*100/[.AX76];&quot;&quot;)" office:value-type="float" office:value="84" calcext:value-type="float">
            <text:p>84.0</text:p>
          </table:table-cell>
          <table:table-cell table:formula="of:=IF([.AV76]=1;[.Z76]+[.AA76]+[.AB76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5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*[.C77]/([.B77]*([.B77]-1))" office:value-type="float" office:value="0.103673469387755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IF([.K77]=0;&quot;&quot;;1)" office:value-type="float" office:value="1" calcext:value-type="float">
            <text:p>1</text:p>
          </table:table-cell>
          <table:table-cell table:formula="of:=IF([.AG77]=1;[.K77];&quot;&quot;)" office:value-type="float" office:value="24" calcext:value-type="float">
            <text:p>24.0</text:p>
          </table:table-cell>
          <table:table-cell table:formula="of:=IF([.AG77]=1;[.B77];&quot;&quot;)" office:value-type="float" office:value="50" calcext:value-type="float">
            <text:p>50.0</text:p>
          </table:table-cell>
          <table:table-cell table:formula="of:=IF([.AG77]=1;[.AH77]*100/[.AI77];&quot;&quot;)" office:value-type="float" office:value="48" calcext:value-type="float">
            <text:p>48.0</text:p>
          </table:table-cell>
          <table:table-cell table:formula="of:=IF([.AG77]=1;[.E77]+[.F77]+[.G77];&quot;&quot;)" office:value-type="float" office:value="0" calcext:value-type="float">
            <text:p>0.0</text:p>
          </table:table-cell>
          <table:table-cell table:formula="of:=IF([.R77]=0;&quot;&quot;;1)" office:value-type="float" office:value="1" calcext:value-type="float">
            <text:p>1.0</text:p>
          </table:table-cell>
          <table:table-cell table:formula="of:=IF([.AL77]=1;[.R77];&quot;&quot;)" office:value-type="float" office:value="24" calcext:value-type="float">
            <text:p>24.0</text:p>
          </table:table-cell>
          <table:table-cell table:formula="of:=IF([.AL77]=1;[.B77];&quot;&quot;)" office:value-type="float" office:value="50" calcext:value-type="float">
            <text:p>50.0</text:p>
          </table:table-cell>
          <table:table-cell table:formula="of:=IF([.AL77]=1;[.AM77]*100/[.AN77];&quot;&quot;)" office:value-type="float" office:value="48" calcext:value-type="float">
            <text:p>48.0</text:p>
          </table:table-cell>
          <table:table-cell table:formula="of:=IF([.AL77]=1;[.L77]+[.M77]+[.N77];&quot;&quot;)" office:value-type="float" office:value="0" calcext:value-type="float">
            <text:p>0.0</text:p>
          </table:table-cell>
          <table:table-cell table:formula="of:=IF([.Y77]=0;&quot;&quot;;1)" office:value-type="float" office:value="1" calcext:value-type="float">
            <text:p>1.0</text:p>
          </table:table-cell>
          <table:table-cell table:formula="of:=IF([.AQ77]=1;[.Y77];&quot;&quot;)" office:value-type="float" office:value="24" calcext:value-type="float">
            <text:p>24.0</text:p>
          </table:table-cell>
          <table:table-cell table:formula="of:=IF([.AQ77]=1;[.B77];&quot;&quot;)" office:value-type="float" office:value="50" calcext:value-type="float">
            <text:p>50.0</text:p>
          </table:table-cell>
          <table:table-cell table:formula="of:=IF([.AQ77]=1;[.AR77]*100/[.AS77];&quot;&quot;)" office:value-type="float" office:value="48" calcext:value-type="float">
            <text:p>48.0</text:p>
          </table:table-cell>
          <table:table-cell table:formula="of:=IF([.AQ77]=1;[.S77]+[.T77]+[.U77];&quot;&quot;)" office:value-type="float" office:value="0" calcext:value-type="float">
            <text:p>0.0</text:p>
          </table:table-cell>
          <table:table-cell table:formula="of:=IF([.AF77]=0;&quot;&quot;;1)" office:value-type="float" office:value="1" calcext:value-type="float">
            <text:p>1.0</text:p>
          </table:table-cell>
          <table:table-cell table:formula="of:=IF([.AV77]=1;[.AF77];&quot;&quot;)" office:value-type="float" office:value="44" calcext:value-type="float">
            <text:p>44.0</text:p>
          </table:table-cell>
          <table:table-cell table:formula="of:=IF([.AV77]=1;[.B77];&quot;&quot;)" office:value-type="float" office:value="50" calcext:value-type="float">
            <text:p>50.0</text:p>
          </table:table-cell>
          <table:table-cell table:formula="of:=IF([.AV77]=1;[.AW77]*100/[.AX77];&quot;&quot;)" office:value-type="float" office:value="88" calcext:value-type="float">
            <text:p>88.0</text:p>
          </table:table-cell>
          <table:table-cell table:formula="of:=IF([.AV77]=1;[.Z77]+[.AA77]+[.AB77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60a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table:formula="of:=2*[.C78]/([.B78]*([.B78]-1))" office:value-type="float" office:value="0.19152542372881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IF([.K78]=0;&quot;&quot;;1)" office:value-type="float" office:value="1" calcext:value-type="float">
            <text:p>1</text:p>
          </table:table-cell>
          <table:table-cell table:formula="of:=IF([.AG78]=1;[.K78];&quot;&quot;)" office:value-type="float" office:value="18" calcext:value-type="float">
            <text:p>18.0</text:p>
          </table:table-cell>
          <table:table-cell table:formula="of:=IF([.AG78]=1;[.B78];&quot;&quot;)" office:value-type="float" office:value="60" calcext:value-type="float">
            <text:p>60.0</text:p>
          </table:table-cell>
          <table:table-cell table:formula="of:=IF([.AG78]=1;[.AH78]*100/[.AI78];&quot;&quot;)" office:value-type="float" office:value="30" calcext:value-type="float">
            <text:p>30.0</text:p>
          </table:table-cell>
          <table:table-cell table:formula="of:=IF([.AG78]=1;[.E78]+[.F78]+[.G78];&quot;&quot;)" office:value-type="float" office:value="0" calcext:value-type="float">
            <text:p>0.0</text:p>
          </table:table-cell>
          <table:table-cell table:formula="of:=IF([.R78]=0;&quot;&quot;;1)" office:value-type="float" office:value="1" calcext:value-type="float">
            <text:p>1.0</text:p>
          </table:table-cell>
          <table:table-cell table:formula="of:=IF([.AL78]=1;[.R78];&quot;&quot;)" office:value-type="float" office:value="18" calcext:value-type="float">
            <text:p>18.0</text:p>
          </table:table-cell>
          <table:table-cell table:formula="of:=IF([.AL78]=1;[.B78];&quot;&quot;)" office:value-type="float" office:value="60" calcext:value-type="float">
            <text:p>60.0</text:p>
          </table:table-cell>
          <table:table-cell table:formula="of:=IF([.AL78]=1;[.AM78]*100/[.AN78];&quot;&quot;)" office:value-type="float" office:value="30" calcext:value-type="float">
            <text:p>30.0</text:p>
          </table:table-cell>
          <table:table-cell table:formula="of:=IF([.AL78]=1;[.L78]+[.M78]+[.N78];&quot;&quot;)" office:value-type="float" office:value="0" calcext:value-type="float">
            <text:p>0.0</text:p>
          </table:table-cell>
          <table:table-cell table:formula="of:=IF([.Y78]=0;&quot;&quot;;1)" office:value-type="float" office:value="1" calcext:value-type="float">
            <text:p>1.0</text:p>
          </table:table-cell>
          <table:table-cell table:formula="of:=IF([.AQ78]=1;[.Y78];&quot;&quot;)" office:value-type="float" office:value="18" calcext:value-type="float">
            <text:p>18.0</text:p>
          </table:table-cell>
          <table:table-cell table:formula="of:=IF([.AQ78]=1;[.B78];&quot;&quot;)" office:value-type="float" office:value="60" calcext:value-type="float">
            <text:p>60.0</text:p>
          </table:table-cell>
          <table:table-cell table:formula="of:=IF([.AQ78]=1;[.AR78]*100/[.AS78];&quot;&quot;)" office:value-type="float" office:value="30" calcext:value-type="float">
            <text:p>30.0</text:p>
          </table:table-cell>
          <table:table-cell table:formula="of:=IF([.AQ78]=1;[.S78]+[.T78]+[.U78];&quot;&quot;)" office:value-type="float" office:value="0" calcext:value-type="float">
            <text:p>0.0</text:p>
          </table:table-cell>
          <table:table-cell table:formula="of:=IF([.AF78]=0;&quot;&quot;;1)" office:value-type="float" office:value="1" calcext:value-type="float">
            <text:p>1.0</text:p>
          </table:table-cell>
          <table:table-cell table:formula="of:=IF([.AV78]=1;[.AF78];&quot;&quot;)" office:value-type="float" office:value="50" calcext:value-type="float">
            <text:p>50.0</text:p>
          </table:table-cell>
          <table:table-cell table:formula="of:=IF([.AV78]=1;[.B78];&quot;&quot;)" office:value-type="float" office:value="60" calcext:value-type="float">
            <text:p>60.0</text:p>
          </table:table-cell>
          <table:table-cell table:formula="of:=IF([.AV78]=1;[.AW78]*100/[.AX78];&quot;&quot;)" office:value-type="float" office:value="83.3333333333333" calcext:value-type="float">
            <text:p>83.3</text:p>
          </table:table-cell>
          <table:table-cell table:formula="of:=IF([.AV78]=1;[.Z78]+[.AA78]+[.AB78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60b</text:p>
          </table:table-cell>
          <table:table-cell office:value-type="float" office:value="60" calcext:value-type="float">
            <text:p>60</text:p>
          </table:table-cell>
          <table:table-cell office:value-type="float" office:value="366" calcext:value-type="float">
            <text:p>366</text:p>
          </table:table-cell>
          <table:table-cell table:formula="of:=2*[.C79]/([.B79]*([.B79]-1))" office:value-type="float" office:value="0.20677966101694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IF([.K79]=0;&quot;&quot;;1)" office:value-type="float" office:value="1" calcext:value-type="float">
            <text:p>1</text:p>
          </table:table-cell>
          <table:table-cell table:formula="of:=IF([.AG79]=1;[.K79];&quot;&quot;)" office:value-type="float" office:value="9" calcext:value-type="float">
            <text:p>9.0</text:p>
          </table:table-cell>
          <table:table-cell table:formula="of:=IF([.AG79]=1;[.B79];&quot;&quot;)" office:value-type="float" office:value="60" calcext:value-type="float">
            <text:p>60.0</text:p>
          </table:table-cell>
          <table:table-cell table:formula="of:=IF([.AG79]=1;[.AH79]*100/[.AI79];&quot;&quot;)" office:value-type="float" office:value="15" calcext:value-type="float">
            <text:p>15.0</text:p>
          </table:table-cell>
          <table:table-cell table:formula="of:=IF([.AG79]=1;[.E79]+[.F79]+[.G79];&quot;&quot;)" office:value-type="float" office:value="0" calcext:value-type="float">
            <text:p>0.0</text:p>
          </table:table-cell>
          <table:table-cell table:formula="of:=IF([.R79]=0;&quot;&quot;;1)" office:value-type="float" office:value="1" calcext:value-type="float">
            <text:p>1.0</text:p>
          </table:table-cell>
          <table:table-cell table:formula="of:=IF([.AL79]=1;[.R79];&quot;&quot;)" office:value-type="float" office:value="9" calcext:value-type="float">
            <text:p>9.0</text:p>
          </table:table-cell>
          <table:table-cell table:formula="of:=IF([.AL79]=1;[.B79];&quot;&quot;)" office:value-type="float" office:value="60" calcext:value-type="float">
            <text:p>60.0</text:p>
          </table:table-cell>
          <table:table-cell table:formula="of:=IF([.AL79]=1;[.AM79]*100/[.AN79];&quot;&quot;)" office:value-type="float" office:value="15" calcext:value-type="float">
            <text:p>15.0</text:p>
          </table:table-cell>
          <table:table-cell table:formula="of:=IF([.AL79]=1;[.L79]+[.M79]+[.N79];&quot;&quot;)" office:value-type="float" office:value="0" calcext:value-type="float">
            <text:p>0.0</text:p>
          </table:table-cell>
          <table:table-cell table:formula="of:=IF([.Y79]=0;&quot;&quot;;1)" office:value-type="float" office:value="1" calcext:value-type="float">
            <text:p>1.0</text:p>
          </table:table-cell>
          <table:table-cell table:formula="of:=IF([.AQ79]=1;[.Y79];&quot;&quot;)" office:value-type="float" office:value="9" calcext:value-type="float">
            <text:p>9.0</text:p>
          </table:table-cell>
          <table:table-cell table:formula="of:=IF([.AQ79]=1;[.B79];&quot;&quot;)" office:value-type="float" office:value="60" calcext:value-type="float">
            <text:p>60.0</text:p>
          </table:table-cell>
          <table:table-cell table:formula="of:=IF([.AQ79]=1;[.AR79]*100/[.AS79];&quot;&quot;)" office:value-type="float" office:value="15" calcext:value-type="float">
            <text:p>15.0</text:p>
          </table:table-cell>
          <table:table-cell table:formula="of:=IF([.AQ79]=1;[.S79]+[.T79]+[.U79];&quot;&quot;)" office:value-type="float" office:value="0.01" calcext:value-type="float">
            <text:p>0.0</text:p>
          </table:table-cell>
          <table:table-cell table:formula="of:=IF([.AF79]=0;&quot;&quot;;1)" office:value-type="float" office:value="1" calcext:value-type="float">
            <text:p>1.0</text:p>
          </table:table-cell>
          <table:table-cell table:formula="of:=IF([.AV79]=1;[.AF79];&quot;&quot;)" office:value-type="float" office:value="51" calcext:value-type="float">
            <text:p>51.0</text:p>
          </table:table-cell>
          <table:table-cell table:formula="of:=IF([.AV79]=1;[.B79];&quot;&quot;)" office:value-type="float" office:value="60" calcext:value-type="float">
            <text:p>60.0</text:p>
          </table:table-cell>
          <table:table-cell table:formula="of:=IF([.AV79]=1;[.AW79]*100/[.AX79];&quot;&quot;)" office:value-type="float" office:value="85" calcext:value-type="float">
            <text:p>85.0</text:p>
          </table:table-cell>
          <table:table-cell table:formula="of:=IF([.AV79]=1;[.Z79]+[.AA79]+[.AB79];&quot;&quot;)" office:value-type="float" office:value="0.02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60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formula="of:=2*[.C80]/([.B80]*([.B80]-1))" office:value-type="float" office:value="0.104519774011299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IF([.K80]=0;&quot;&quot;;1)" office:value-type="float" office:value="1" calcext:value-type="float">
            <text:p>1</text:p>
          </table:table-cell>
          <table:table-cell table:formula="of:=IF([.AG80]=1;[.K80];&quot;&quot;)" office:value-type="float" office:value="20" calcext:value-type="float">
            <text:p>20.0</text:p>
          </table:table-cell>
          <table:table-cell table:formula="of:=IF([.AG80]=1;[.B80];&quot;&quot;)" office:value-type="float" office:value="60" calcext:value-type="float">
            <text:p>60.0</text:p>
          </table:table-cell>
          <table:table-cell table:formula="of:=IF([.AG80]=1;[.AH80]*100/[.AI80];&quot;&quot;)" office:value-type="float" office:value="33.3333333333333" calcext:value-type="float">
            <text:p>33.3</text:p>
          </table:table-cell>
          <table:table-cell table:formula="of:=IF([.AG80]=1;[.E80]+[.F80]+[.G80];&quot;&quot;)" office:value-type="float" office:value="0" calcext:value-type="float">
            <text:p>0.0</text:p>
          </table:table-cell>
          <table:table-cell table:formula="of:=IF([.R80]=0;&quot;&quot;;1)" office:value-type="float" office:value="1" calcext:value-type="float">
            <text:p>1.0</text:p>
          </table:table-cell>
          <table:table-cell table:formula="of:=IF([.AL80]=1;[.R80];&quot;&quot;)" office:value-type="float" office:value="20" calcext:value-type="float">
            <text:p>20.0</text:p>
          </table:table-cell>
          <table:table-cell table:formula="of:=IF([.AL80]=1;[.B80];&quot;&quot;)" office:value-type="float" office:value="60" calcext:value-type="float">
            <text:p>60.0</text:p>
          </table:table-cell>
          <table:table-cell table:formula="of:=IF([.AL80]=1;[.AM80]*100/[.AN80];&quot;&quot;)" office:value-type="float" office:value="33.3333333333333" calcext:value-type="float">
            <text:p>33.3</text:p>
          </table:table-cell>
          <table:table-cell table:formula="of:=IF([.AL80]=1;[.L80]+[.M80]+[.N80];&quot;&quot;)" office:value-type="float" office:value="0" calcext:value-type="float">
            <text:p>0.0</text:p>
          </table:table-cell>
          <table:table-cell table:formula="of:=IF([.Y80]=0;&quot;&quot;;1)" office:value-type="float" office:value="1" calcext:value-type="float">
            <text:p>1.0</text:p>
          </table:table-cell>
          <table:table-cell table:formula="of:=IF([.AQ80]=1;[.Y80];&quot;&quot;)" office:value-type="float" office:value="20" calcext:value-type="float">
            <text:p>20.0</text:p>
          </table:table-cell>
          <table:table-cell table:formula="of:=IF([.AQ80]=1;[.B80];&quot;&quot;)" office:value-type="float" office:value="60" calcext:value-type="float">
            <text:p>60.0</text:p>
          </table:table-cell>
          <table:table-cell table:formula="of:=IF([.AQ80]=1;[.AR80]*100/[.AS80];&quot;&quot;)" office:value-type="float" office:value="33.3333333333333" calcext:value-type="float">
            <text:p>33.3</text:p>
          </table:table-cell>
          <table:table-cell table:formula="of:=IF([.AQ80]=1;[.S80]+[.T80]+[.U80];&quot;&quot;)" office:value-type="float" office:value="0" calcext:value-type="float">
            <text:p>0.0</text:p>
          </table:table-cell>
          <table:table-cell table:formula="of:=IF([.AF80]=0;&quot;&quot;;1)" office:value-type="float" office:value="1" calcext:value-type="float">
            <text:p>1.0</text:p>
          </table:table-cell>
          <table:table-cell table:formula="of:=IF([.AV80]=1;[.AF80];&quot;&quot;)" office:value-type="float" office:value="54" calcext:value-type="float">
            <text:p>54.0</text:p>
          </table:table-cell>
          <table:table-cell table:formula="of:=IF([.AV80]=1;[.B80];&quot;&quot;)" office:value-type="float" office:value="60" calcext:value-type="float">
            <text:p>60.0</text:p>
          </table:table-cell>
          <table:table-cell table:formula="of:=IF([.AV80]=1;[.AW80]*100/[.AX80];&quot;&quot;)" office:value-type="float" office:value="90" calcext:value-type="float">
            <text:p>90.0</text:p>
          </table:table-cell>
          <table:table-cell table:formula="of:=IF([.AV80]=1;[.Z80]+[.AA80]+[.AB80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70a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table:formula="of:=2*[.C81]/([.B81]*([.B81]-1))" office:value-type="float" office:value="0.19006211180124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K81]=0;&quot;&quot;;1)" office:value-type="float" office:value="1" calcext:value-type="float">
            <text:p>1</text:p>
          </table:table-cell>
          <table:table-cell table:formula="of:=IF([.AG81]=1;[.K81];&quot;&quot;)" office:value-type="float" office:value="15" calcext:value-type="float">
            <text:p>15.0</text:p>
          </table:table-cell>
          <table:table-cell table:formula="of:=IF([.AG81]=1;[.B81];&quot;&quot;)" office:value-type="float" office:value="70" calcext:value-type="float">
            <text:p>70.0</text:p>
          </table:table-cell>
          <table:table-cell table:formula="of:=IF([.AG81]=1;[.AH81]*100/[.AI81];&quot;&quot;)" office:value-type="float" office:value="21.4285714285714" calcext:value-type="float">
            <text:p>21.4</text:p>
          </table:table-cell>
          <table:table-cell table:formula="of:=IF([.AG81]=1;[.E81]+[.F81]+[.G81];&quot;&quot;)" office:value-type="float" office:value="0.01" calcext:value-type="float">
            <text:p>0.0</text:p>
          </table:table-cell>
          <table:table-cell table:formula="of:=IF([.R81]=0;&quot;&quot;;1)" office:value-type="float" office:value="1" calcext:value-type="float">
            <text:p>1.0</text:p>
          </table:table-cell>
          <table:table-cell table:formula="of:=IF([.AL81]=1;[.R81];&quot;&quot;)" office:value-type="float" office:value="15" calcext:value-type="float">
            <text:p>15.0</text:p>
          </table:table-cell>
          <table:table-cell table:formula="of:=IF([.AL81]=1;[.B81];&quot;&quot;)" office:value-type="float" office:value="70" calcext:value-type="float">
            <text:p>70.0</text:p>
          </table:table-cell>
          <table:table-cell table:formula="of:=IF([.AL81]=1;[.AM81]*100/[.AN81];&quot;&quot;)" office:value-type="float" office:value="21.4285714285714" calcext:value-type="float">
            <text:p>21.4</text:p>
          </table:table-cell>
          <table:table-cell table:formula="of:=IF([.AL81]=1;[.L81]+[.M81]+[.N81];&quot;&quot;)" office:value-type="float" office:value="0.02" calcext:value-type="float">
            <text:p>0.0</text:p>
          </table:table-cell>
          <table:table-cell table:formula="of:=IF([.Y81]=0;&quot;&quot;;1)" office:value-type="float" office:value="1" calcext:value-type="float">
            <text:p>1.0</text:p>
          </table:table-cell>
          <table:table-cell table:formula="of:=IF([.AQ81]=1;[.Y81];&quot;&quot;)" office:value-type="float" office:value="15" calcext:value-type="float">
            <text:p>15.0</text:p>
          </table:table-cell>
          <table:table-cell table:formula="of:=IF([.AQ81]=1;[.B81];&quot;&quot;)" office:value-type="float" office:value="70" calcext:value-type="float">
            <text:p>70.0</text:p>
          </table:table-cell>
          <table:table-cell table:formula="of:=IF([.AQ81]=1;[.AR81]*100/[.AS81];&quot;&quot;)" office:value-type="float" office:value="21.4285714285714" calcext:value-type="float">
            <text:p>21.4</text:p>
          </table:table-cell>
          <table:table-cell table:formula="of:=IF([.AQ81]=1;[.S81]+[.T81]+[.U81];&quot;&quot;)" office:value-type="float" office:value="0.02" calcext:value-type="float">
            <text:p>0.0</text:p>
          </table:table-cell>
          <table:table-cell table:formula="of:=IF([.AF81]=0;&quot;&quot;;1)" office:value-type="float" office:value="1" calcext:value-type="float">
            <text:p>1.0</text:p>
          </table:table-cell>
          <table:table-cell table:formula="of:=IF([.AV81]=1;[.AF81];&quot;&quot;)" office:value-type="float" office:value="59" calcext:value-type="float">
            <text:p>59.0</text:p>
          </table:table-cell>
          <table:table-cell table:formula="of:=IF([.AV81]=1;[.B81];&quot;&quot;)" office:value-type="float" office:value="70" calcext:value-type="float">
            <text:p>70.0</text:p>
          </table:table-cell>
          <table:table-cell table:formula="of:=IF([.AV81]=1;[.AW81]*100/[.AX81];&quot;&quot;)" office:value-type="float" office:value="84.2857142857143" calcext:value-type="float">
            <text:p>84.3</text:p>
          </table:table-cell>
          <table:table-cell table:formula="of:=IF([.AV81]=1;[.Z81]+[.AA81]+[.AB81];&quot;&quot;)" office:value-type="float" office:value="0.02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70b</text:p>
          </table:table-cell>
          <table:table-cell office:value-type="float" office:value="70" calcext:value-type="float">
            <text:p>70</text:p>
          </table:table-cell>
          <table:table-cell office:value-type="float" office:value="488" calcext:value-type="float">
            <text:p>488</text:p>
          </table:table-cell>
          <table:table-cell table:formula="of:=2*[.C82]/([.B82]*([.B82]-1))" office:value-type="float" office:value="0.202070393374741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IF([.K82]=0;&quot;&quot;;1)" office:value-type="float" office:value="1" calcext:value-type="float">
            <text:p>1</text:p>
          </table:table-cell>
          <table:table-cell table:formula="of:=IF([.AG82]=1;[.K82];&quot;&quot;)" office:value-type="float" office:value="11" calcext:value-type="float">
            <text:p>11.0</text:p>
          </table:table-cell>
          <table:table-cell table:formula="of:=IF([.AG82]=1;[.B82];&quot;&quot;)" office:value-type="float" office:value="70" calcext:value-type="float">
            <text:p>70.0</text:p>
          </table:table-cell>
          <table:table-cell table:formula="of:=IF([.AG82]=1;[.AH82]*100/[.AI82];&quot;&quot;)" office:value-type="float" office:value="15.7142857142857" calcext:value-type="float">
            <text:p>15.7</text:p>
          </table:table-cell>
          <table:table-cell table:formula="of:=IF([.AG82]=1;[.E82]+[.F82]+[.G82];&quot;&quot;)" office:value-type="float" office:value="0.01" calcext:value-type="float">
            <text:p>0.0</text:p>
          </table:table-cell>
          <table:table-cell table:formula="of:=IF([.R82]=0;&quot;&quot;;1)" office:value-type="float" office:value="1" calcext:value-type="float">
            <text:p>1.0</text:p>
          </table:table-cell>
          <table:table-cell table:formula="of:=IF([.AL82]=1;[.R82];&quot;&quot;)" office:value-type="float" office:value="11" calcext:value-type="float">
            <text:p>11.0</text:p>
          </table:table-cell>
          <table:table-cell table:formula="of:=IF([.AL82]=1;[.B82];&quot;&quot;)" office:value-type="float" office:value="70" calcext:value-type="float">
            <text:p>70.0</text:p>
          </table:table-cell>
          <table:table-cell table:formula="of:=IF([.AL82]=1;[.AM82]*100/[.AN82];&quot;&quot;)" office:value-type="float" office:value="15.7142857142857" calcext:value-type="float">
            <text:p>15.7</text:p>
          </table:table-cell>
          <table:table-cell table:formula="of:=IF([.AL82]=1;[.L82]+[.M82]+[.N82];&quot;&quot;)" office:value-type="float" office:value="0.01" calcext:value-type="float">
            <text:p>0.0</text:p>
          </table:table-cell>
          <table:table-cell table:formula="of:=IF([.Y82]=0;&quot;&quot;;1)" office:value-type="float" office:value="1" calcext:value-type="float">
            <text:p>1.0</text:p>
          </table:table-cell>
          <table:table-cell table:formula="of:=IF([.AQ82]=1;[.Y82];&quot;&quot;)" office:value-type="float" office:value="11" calcext:value-type="float">
            <text:p>11.0</text:p>
          </table:table-cell>
          <table:table-cell table:formula="of:=IF([.AQ82]=1;[.B82];&quot;&quot;)" office:value-type="float" office:value="70" calcext:value-type="float">
            <text:p>70.0</text:p>
          </table:table-cell>
          <table:table-cell table:formula="of:=IF([.AQ82]=1;[.AR82]*100/[.AS82];&quot;&quot;)" office:value-type="float" office:value="15.7142857142857" calcext:value-type="float">
            <text:p>15.7</text:p>
          </table:table-cell>
          <table:table-cell table:formula="of:=IF([.AQ82]=1;[.S82]+[.T82]+[.U82];&quot;&quot;)" office:value-type="float" office:value="0.01" calcext:value-type="float">
            <text:p>0.0</text:p>
          </table:table-cell>
          <table:table-cell table:formula="of:=IF([.AF82]=0;&quot;&quot;;1)" office:value-type="float" office:value="1" calcext:value-type="float">
            <text:p>1.0</text:p>
          </table:table-cell>
          <table:table-cell table:formula="of:=IF([.AV82]=1;[.AF82];&quot;&quot;)" office:value-type="float" office:value="35" calcext:value-type="float">
            <text:p>35.0</text:p>
          </table:table-cell>
          <table:table-cell table:formula="of:=IF([.AV82]=1;[.B82];&quot;&quot;)" office:value-type="float" office:value="70" calcext:value-type="float">
            <text:p>70.0</text:p>
          </table:table-cell>
          <table:table-cell table:formula="of:=IF([.AV82]=1;[.AW82]*100/[.AX82];&quot;&quot;)" office:value-type="float" office:value="50" calcext:value-type="float">
            <text:p>50.0</text:p>
          </table:table-cell>
          <table:table-cell table:formula="of:=IF([.AV82]=1;[.Z82]+[.AA82]+[.AB82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70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table:formula="of:=2*[.C83]/([.B83]*([.B83]-1))" office:value-type="float" office:value="0.11055900621118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IF([.K83]=0;&quot;&quot;;1)" office:value-type="float" office:value="1" calcext:value-type="float">
            <text:p>1</text:p>
          </table:table-cell>
          <table:table-cell table:formula="of:=IF([.AG83]=1;[.K83];&quot;&quot;)" office:value-type="float" office:value="36" calcext:value-type="float">
            <text:p>36.0</text:p>
          </table:table-cell>
          <table:table-cell table:formula="of:=IF([.AG83]=1;[.B83];&quot;&quot;)" office:value-type="float" office:value="70" calcext:value-type="float">
            <text:p>70.0</text:p>
          </table:table-cell>
          <table:table-cell table:formula="of:=IF([.AG83]=1;[.AH83]*100/[.AI83];&quot;&quot;)" office:value-type="float" office:value="51.4285714285714" calcext:value-type="float">
            <text:p>51.4</text:p>
          </table:table-cell>
          <table:table-cell table:formula="of:=IF([.AG83]=1;[.E83]+[.F83]+[.G83];&quot;&quot;)" office:value-type="float" office:value="0" calcext:value-type="float">
            <text:p>0.0</text:p>
          </table:table-cell>
          <table:table-cell table:formula="of:=IF([.R83]=0;&quot;&quot;;1)" office:value-type="float" office:value="1" calcext:value-type="float">
            <text:p>1.0</text:p>
          </table:table-cell>
          <table:table-cell table:formula="of:=IF([.AL83]=1;[.R83];&quot;&quot;)" office:value-type="float" office:value="36" calcext:value-type="float">
            <text:p>36.0</text:p>
          </table:table-cell>
          <table:table-cell table:formula="of:=IF([.AL83]=1;[.B83];&quot;&quot;)" office:value-type="float" office:value="70" calcext:value-type="float">
            <text:p>70.0</text:p>
          </table:table-cell>
          <table:table-cell table:formula="of:=IF([.AL83]=1;[.AM83]*100/[.AN83];&quot;&quot;)" office:value-type="float" office:value="51.4285714285714" calcext:value-type="float">
            <text:p>51.4</text:p>
          </table:table-cell>
          <table:table-cell table:formula="of:=IF([.AL83]=1;[.L83]+[.M83]+[.N83];&quot;&quot;)" office:value-type="float" office:value="0" calcext:value-type="float">
            <text:p>0.0</text:p>
          </table:table-cell>
          <table:table-cell table:formula="of:=IF([.Y83]=0;&quot;&quot;;1)" office:value-type="float" office:value="1" calcext:value-type="float">
            <text:p>1.0</text:p>
          </table:table-cell>
          <table:table-cell table:formula="of:=IF([.AQ83]=1;[.Y83];&quot;&quot;)" office:value-type="float" office:value="36" calcext:value-type="float">
            <text:p>36.0</text:p>
          </table:table-cell>
          <table:table-cell table:formula="of:=IF([.AQ83]=1;[.B83];&quot;&quot;)" office:value-type="float" office:value="70" calcext:value-type="float">
            <text:p>70.0</text:p>
          </table:table-cell>
          <table:table-cell table:formula="of:=IF([.AQ83]=1;[.AR83]*100/[.AS83];&quot;&quot;)" office:value-type="float" office:value="51.4285714285714" calcext:value-type="float">
            <text:p>51.4</text:p>
          </table:table-cell>
          <table:table-cell table:formula="of:=IF([.AQ83]=1;[.S83]+[.T83]+[.U83];&quot;&quot;)" office:value-type="float" office:value="0" calcext:value-type="float">
            <text:p>0.0</text:p>
          </table:table-cell>
          <table:table-cell table:formula="of:=IF([.AF83]=0;&quot;&quot;;1)" office:value-type="float" office:value="1" calcext:value-type="float">
            <text:p>1.0</text:p>
          </table:table-cell>
          <table:table-cell table:formula="of:=IF([.AV83]=1;[.AF83];&quot;&quot;)" office:value-type="float" office:value="62" calcext:value-type="float">
            <text:p>62.0</text:p>
          </table:table-cell>
          <table:table-cell table:formula="of:=IF([.AV83]=1;[.B83];&quot;&quot;)" office:value-type="float" office:value="70" calcext:value-type="float">
            <text:p>70.0</text:p>
          </table:table-cell>
          <table:table-cell table:formula="of:=IF([.AV83]=1;[.AW83]*100/[.AX83];&quot;&quot;)" office:value-type="float" office:value="88.5714285714286" calcext:value-type="float">
            <text:p>88.6</text:p>
          </table:table-cell>
          <table:table-cell table:formula="of:=IF([.AV83]=1;[.Z83]+[.AA83]+[.AB83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80a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table:formula="of:=2*[.C84]/([.B84]*([.B84]-1))" office:value-type="float" office:value="0.193670886075949" calcext:value-type="float">
            <text:p>0.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IF([.K84]=0;&quot;&quot;;1)" office:value-type="float" office:value="1" calcext:value-type="float">
            <text:p>1</text:p>
          </table:table-cell>
          <table:table-cell table:formula="of:=IF([.AG84]=1;[.K84];&quot;&quot;)" office:value-type="float" office:value="17" calcext:value-type="float">
            <text:p>17.0</text:p>
          </table:table-cell>
          <table:table-cell table:formula="of:=IF([.AG84]=1;[.B84];&quot;&quot;)" office:value-type="float" office:value="80" calcext:value-type="float">
            <text:p>80.0</text:p>
          </table:table-cell>
          <table:table-cell table:formula="of:=IF([.AG84]=1;[.AH84]*100/[.AI84];&quot;&quot;)" office:value-type="float" office:value="21.25" calcext:value-type="float">
            <text:p>21.3</text:p>
          </table:table-cell>
          <table:table-cell table:formula="of:=IF([.AG84]=1;[.E84]+[.F84]+[.G84];&quot;&quot;)" office:value-type="float" office:value="0.02" calcext:value-type="float">
            <text:p>0.0</text:p>
          </table:table-cell>
          <table:table-cell table:formula="of:=IF([.R84]=0;&quot;&quot;;1)" office:value-type="float" office:value="1" calcext:value-type="float">
            <text:p>1.0</text:p>
          </table:table-cell>
          <table:table-cell table:formula="of:=IF([.AL84]=1;[.R84];&quot;&quot;)" office:value-type="float" office:value="17" calcext:value-type="float">
            <text:p>17.0</text:p>
          </table:table-cell>
          <table:table-cell table:formula="of:=IF([.AL84]=1;[.B84];&quot;&quot;)" office:value-type="float" office:value="80" calcext:value-type="float">
            <text:p>80.0</text:p>
          </table:table-cell>
          <table:table-cell table:formula="of:=IF([.AL84]=1;[.AM84]*100/[.AN84];&quot;&quot;)" office:value-type="float" office:value="21.25" calcext:value-type="float">
            <text:p>21.3</text:p>
          </table:table-cell>
          <table:table-cell table:formula="of:=IF([.AL84]=1;[.L84]+[.M84]+[.N84];&quot;&quot;)" office:value-type="float" office:value="0.02" calcext:value-type="float">
            <text:p>0.0</text:p>
          </table:table-cell>
          <table:table-cell table:formula="of:=IF([.Y84]=0;&quot;&quot;;1)" office:value-type="float" office:value="1" calcext:value-type="float">
            <text:p>1.0</text:p>
          </table:table-cell>
          <table:table-cell table:formula="of:=IF([.AQ84]=1;[.Y84];&quot;&quot;)" office:value-type="float" office:value="17" calcext:value-type="float">
            <text:p>17.0</text:p>
          </table:table-cell>
          <table:table-cell table:formula="of:=IF([.AQ84]=1;[.B84];&quot;&quot;)" office:value-type="float" office:value="80" calcext:value-type="float">
            <text:p>80.0</text:p>
          </table:table-cell>
          <table:table-cell table:formula="of:=IF([.AQ84]=1;[.AR84]*100/[.AS84];&quot;&quot;)" office:value-type="float" office:value="21.25" calcext:value-type="float">
            <text:p>21.3</text:p>
          </table:table-cell>
          <table:table-cell table:formula="of:=IF([.AQ84]=1;[.S84]+[.T84]+[.U84];&quot;&quot;)" office:value-type="float" office:value="0.02" calcext:value-type="float">
            <text:p>0.0</text:p>
          </table:table-cell>
          <table:table-cell table:formula="of:=IF([.AF84]=0;&quot;&quot;;1)" office:value-type="float" office:value="1" calcext:value-type="float">
            <text:p>1.0</text:p>
          </table:table-cell>
          <table:table-cell table:formula="of:=IF([.AV84]=1;[.AF84];&quot;&quot;)" office:value-type="float" office:value="68" calcext:value-type="float">
            <text:p>68.0</text:p>
          </table:table-cell>
          <table:table-cell table:formula="of:=IF([.AV84]=1;[.B84];&quot;&quot;)" office:value-type="float" office:value="80" calcext:value-type="float">
            <text:p>80.0</text:p>
          </table:table-cell>
          <table:table-cell table:formula="of:=IF([.AV84]=1;[.AW84]*100/[.AX84];&quot;&quot;)" office:value-type="float" office:value="85" calcext:value-type="float">
            <text:p>85.0</text:p>
          </table:table-cell>
          <table:table-cell table:formula="of:=IF([.AV84]=1;[.Z84]+[.AA84]+[.AB84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80b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formula="of:=2*[.C85]/([.B85]*([.B85]-1))" office:value-type="float" office:value="0.209810126582278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formula="of:=IF([.K85]=0;&quot;&quot;;1)" office:value-type="float" office:value="1" calcext:value-type="float">
            <text:p>1</text:p>
          </table:table-cell>
          <table:table-cell table:formula="of:=IF([.AG85]=1;[.K85];&quot;&quot;)" office:value-type="float" office:value="15" calcext:value-type="float">
            <text:p>15.0</text:p>
          </table:table-cell>
          <table:table-cell table:formula="of:=IF([.AG85]=1;[.B85];&quot;&quot;)" office:value-type="float" office:value="80" calcext:value-type="float">
            <text:p>80.0</text:p>
          </table:table-cell>
          <table:table-cell table:formula="of:=IF([.AG85]=1;[.AH85]*100/[.AI85];&quot;&quot;)" office:value-type="float" office:value="18.75" calcext:value-type="float">
            <text:p>18.8</text:p>
          </table:table-cell>
          <table:table-cell table:formula="of:=IF([.AG85]=1;[.E85]+[.F85]+[.G85];&quot;&quot;)" office:value-type="float" office:value="0.01" calcext:value-type="float">
            <text:p>0.0</text:p>
          </table:table-cell>
          <table:table-cell table:formula="of:=IF([.R85]=0;&quot;&quot;;1)" office:value-type="float" office:value="1" calcext:value-type="float">
            <text:p>1.0</text:p>
          </table:table-cell>
          <table:table-cell table:formula="of:=IF([.AL85]=1;[.R85];&quot;&quot;)" office:value-type="float" office:value="15" calcext:value-type="float">
            <text:p>15.0</text:p>
          </table:table-cell>
          <table:table-cell table:formula="of:=IF([.AL85]=1;[.B85];&quot;&quot;)" office:value-type="float" office:value="80" calcext:value-type="float">
            <text:p>80.0</text:p>
          </table:table-cell>
          <table:table-cell table:formula="of:=IF([.AL85]=1;[.AM85]*100/[.AN85];&quot;&quot;)" office:value-type="float" office:value="18.75" calcext:value-type="float">
            <text:p>18.8</text:p>
          </table:table-cell>
          <table:table-cell table:formula="of:=IF([.AL85]=1;[.L85]+[.M85]+[.N85];&quot;&quot;)" office:value-type="float" office:value="0.01" calcext:value-type="float">
            <text:p>0.0</text:p>
          </table:table-cell>
          <table:table-cell table:formula="of:=IF([.Y85]=0;&quot;&quot;;1)" office:value-type="float" office:value="1" calcext:value-type="float">
            <text:p>1.0</text:p>
          </table:table-cell>
          <table:table-cell table:formula="of:=IF([.AQ85]=1;[.Y85];&quot;&quot;)" office:value-type="float" office:value="15" calcext:value-type="float">
            <text:p>15.0</text:p>
          </table:table-cell>
          <table:table-cell table:formula="of:=IF([.AQ85]=1;[.B85];&quot;&quot;)" office:value-type="float" office:value="80" calcext:value-type="float">
            <text:p>80.0</text:p>
          </table:table-cell>
          <table:table-cell table:formula="of:=IF([.AQ85]=1;[.AR85]*100/[.AS85];&quot;&quot;)" office:value-type="float" office:value="18.75" calcext:value-type="float">
            <text:p>18.8</text:p>
          </table:table-cell>
          <table:table-cell table:formula="of:=IF([.AQ85]=1;[.S85]+[.T85]+[.U85];&quot;&quot;)" office:value-type="float" office:value="0.02" calcext:value-type="float">
            <text:p>0.0</text:p>
          </table:table-cell>
          <table:table-cell table:formula="of:=IF([.AF85]=0;&quot;&quot;;1)" office:value-type="float" office:value="1" calcext:value-type="float">
            <text:p>1.0</text:p>
          </table:table-cell>
          <table:table-cell table:formula="of:=IF([.AV85]=1;[.AF85];&quot;&quot;)" office:value-type="float" office:value="68" calcext:value-type="float">
            <text:p>68.0</text:p>
          </table:table-cell>
          <table:table-cell table:formula="of:=IF([.AV85]=1;[.B85];&quot;&quot;)" office:value-type="float" office:value="80" calcext:value-type="float">
            <text:p>80.0</text:p>
          </table:table-cell>
          <table:table-cell table:formula="of:=IF([.AV85]=1;[.AW85]*100/[.AX85];&quot;&quot;)" office:value-type="float" office:value="85" calcext:value-type="float">
            <text:p>85.0</text:p>
          </table:table-cell>
          <table:table-cell table:formula="of:=IF([.AV85]=1;[.Z85]+[.AA85]+[.AB85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80</text:p>
          </table:table-cell>
          <table:table-cell office:value-type="float" office:value="80" calcext:value-type="float">
            <text:p>80</text:p>
          </table:table-cell>
          <table:table-cell office:value-type="float" office:value="349" calcext:value-type="float">
            <text:p>349</text:p>
          </table:table-cell>
          <table:table-cell table:formula="of:=2*[.C86]/([.B86]*([.B86]-1))" office:value-type="float" office:value="0.110443037974684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formula="of:=IF([.K86]=0;&quot;&quot;;1)" office:value-type="float" office:value="1" calcext:value-type="float">
            <text:p>1</text:p>
          </table:table-cell>
          <table:table-cell table:formula="of:=IF([.AG86]=1;[.K86];&quot;&quot;)" office:value-type="float" office:value="27" calcext:value-type="float">
            <text:p>27.0</text:p>
          </table:table-cell>
          <table:table-cell table:formula="of:=IF([.AG86]=1;[.B86];&quot;&quot;)" office:value-type="float" office:value="80" calcext:value-type="float">
            <text:p>80.0</text:p>
          </table:table-cell>
          <table:table-cell table:formula="of:=IF([.AG86]=1;[.AH86]*100/[.AI86];&quot;&quot;)" office:value-type="float" office:value="33.75" calcext:value-type="float">
            <text:p>33.8</text:p>
          </table:table-cell>
          <table:table-cell table:formula="of:=IF([.AG86]=1;[.E86]+[.F86]+[.G86];&quot;&quot;)" office:value-type="float" office:value="0" calcext:value-type="float">
            <text:p>0.0</text:p>
          </table:table-cell>
          <table:table-cell table:formula="of:=IF([.R86]=0;&quot;&quot;;1)" office:value-type="float" office:value="1" calcext:value-type="float">
            <text:p>1.0</text:p>
          </table:table-cell>
          <table:table-cell table:formula="of:=IF([.AL86]=1;[.R86];&quot;&quot;)" office:value-type="float" office:value="27" calcext:value-type="float">
            <text:p>27.0</text:p>
          </table:table-cell>
          <table:table-cell table:formula="of:=IF([.AL86]=1;[.B86];&quot;&quot;)" office:value-type="float" office:value="80" calcext:value-type="float">
            <text:p>80.0</text:p>
          </table:table-cell>
          <table:table-cell table:formula="of:=IF([.AL86]=1;[.AM86]*100/[.AN86];&quot;&quot;)" office:value-type="float" office:value="33.75" calcext:value-type="float">
            <text:p>33.8</text:p>
          </table:table-cell>
          <table:table-cell table:formula="of:=IF([.AL86]=1;[.L86]+[.M86]+[.N86];&quot;&quot;)" office:value-type="float" office:value="0" calcext:value-type="float">
            <text:p>0.0</text:p>
          </table:table-cell>
          <table:table-cell table:formula="of:=IF([.Y86]=0;&quot;&quot;;1)" office:value-type="float" office:value="1" calcext:value-type="float">
            <text:p>1.0</text:p>
          </table:table-cell>
          <table:table-cell table:formula="of:=IF([.AQ86]=1;[.Y86];&quot;&quot;)" office:value-type="float" office:value="27" calcext:value-type="float">
            <text:p>27.0</text:p>
          </table:table-cell>
          <table:table-cell table:formula="of:=IF([.AQ86]=1;[.B86];&quot;&quot;)" office:value-type="float" office:value="80" calcext:value-type="float">
            <text:p>80.0</text:p>
          </table:table-cell>
          <table:table-cell table:formula="of:=IF([.AQ86]=1;[.AR86]*100/[.AS86];&quot;&quot;)" office:value-type="float" office:value="33.75" calcext:value-type="float">
            <text:p>33.8</text:p>
          </table:table-cell>
          <table:table-cell table:formula="of:=IF([.AQ86]=1;[.S86]+[.T86]+[.U86];&quot;&quot;)" office:value-type="float" office:value="0" calcext:value-type="float">
            <text:p>0.0</text:p>
          </table:table-cell>
          <table:table-cell table:formula="of:=IF([.AF86]=0;&quot;&quot;;1)" office:value-type="float" office:value="1" calcext:value-type="float">
            <text:p>1.0</text:p>
          </table:table-cell>
          <table:table-cell table:formula="of:=IF([.AV86]=1;[.AF86];&quot;&quot;)" office:value-type="float" office:value="72" calcext:value-type="float">
            <text:p>72.0</text:p>
          </table:table-cell>
          <table:table-cell table:formula="of:=IF([.AV86]=1;[.B86];&quot;&quot;)" office:value-type="float" office:value="80" calcext:value-type="float">
            <text:p>80.0</text:p>
          </table:table-cell>
          <table:table-cell table:formula="of:=IF([.AV86]=1;[.AW86]*100/[.AX86];&quot;&quot;)" office:value-type="float" office:value="90" calcext:value-type="float">
            <text:p>90.0</text:p>
          </table:table-cell>
          <table:table-cell table:formula="of:=IF([.AV86]=1;[.Z86]+[.AA86]+[.AB86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90a</text:p>
          </table:table-cell>
          <table:table-cell office:value-type="float" office:value="90" calcext:value-type="float">
            <text:p>90</text:p>
          </table:table-cell>
          <table:table-cell office:value-type="float" office:value="789" calcext:value-type="float">
            <text:p>789</text:p>
          </table:table-cell>
          <table:table-cell table:formula="of:=2*[.C87]/([.B87]*([.B87]-1))" office:value-type="float" office:value="0.19700374531835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formula="of:=IF([.K87]=0;&quot;&quot;;1)" office:value-type="float" office:value="1" calcext:value-type="float">
            <text:p>1</text:p>
          </table:table-cell>
          <table:table-cell table:formula="of:=IF([.AG87]=1;[.K87];&quot;&quot;)" office:value-type="float" office:value="6" calcext:value-type="float">
            <text:p>6.0</text:p>
          </table:table-cell>
          <table:table-cell table:formula="of:=IF([.AG87]=1;[.B87];&quot;&quot;)" office:value-type="float" office:value="90" calcext:value-type="float">
            <text:p>90.0</text:p>
          </table:table-cell>
          <table:table-cell table:formula="of:=IF([.AG87]=1;[.AH87]*100/[.AI87];&quot;&quot;)" office:value-type="float" office:value="6.66666666666667" calcext:value-type="float">
            <text:p>6.7</text:p>
          </table:table-cell>
          <table:table-cell table:formula="of:=IF([.AG87]=1;[.E87]+[.F87]+[.G87];&quot;&quot;)" office:value-type="float" office:value="0.01" calcext:value-type="float">
            <text:p>0.0</text:p>
          </table:table-cell>
          <table:table-cell table:formula="of:=IF([.R87]=0;&quot;&quot;;1)" office:value-type="float" office:value="1" calcext:value-type="float">
            <text:p>1.0</text:p>
          </table:table-cell>
          <table:table-cell table:formula="of:=IF([.AL87]=1;[.R87];&quot;&quot;)" office:value-type="float" office:value="6" calcext:value-type="float">
            <text:p>6.0</text:p>
          </table:table-cell>
          <table:table-cell table:formula="of:=IF([.AL87]=1;[.B87];&quot;&quot;)" office:value-type="float" office:value="90" calcext:value-type="float">
            <text:p>90.0</text:p>
          </table:table-cell>
          <table:table-cell table:formula="of:=IF([.AL87]=1;[.AM87]*100/[.AN87];&quot;&quot;)" office:value-type="float" office:value="6.66666666666667" calcext:value-type="float">
            <text:p>6.7</text:p>
          </table:table-cell>
          <table:table-cell table:formula="of:=IF([.AL87]=1;[.L87]+[.M87]+[.N87];&quot;&quot;)" office:value-type="float" office:value="0.02" calcext:value-type="float">
            <text:p>0.0</text:p>
          </table:table-cell>
          <table:table-cell table:formula="of:=IF([.Y87]=0;&quot;&quot;;1)" office:value-type="float" office:value="1" calcext:value-type="float">
            <text:p>1.0</text:p>
          </table:table-cell>
          <table:table-cell table:formula="of:=IF([.AQ87]=1;[.Y87];&quot;&quot;)" office:value-type="float" office:value="6" calcext:value-type="float">
            <text:p>6.0</text:p>
          </table:table-cell>
          <table:table-cell table:formula="of:=IF([.AQ87]=1;[.B87];&quot;&quot;)" office:value-type="float" office:value="90" calcext:value-type="float">
            <text:p>90.0</text:p>
          </table:table-cell>
          <table:table-cell table:formula="of:=IF([.AQ87]=1;[.AR87]*100/[.AS87];&quot;&quot;)" office:value-type="float" office:value="6.66666666666667" calcext:value-type="float">
            <text:p>6.7</text:p>
          </table:table-cell>
          <table:table-cell table:formula="of:=IF([.AQ87]=1;[.S87]+[.T87]+[.U87];&quot;&quot;)" office:value-type="float" office:value="0.02" calcext:value-type="float">
            <text:p>0.0</text:p>
          </table:table-cell>
          <table:table-cell table:formula="of:=IF([.AF87]=0;&quot;&quot;;1)" office:value-type="float" office:value="1" calcext:value-type="float">
            <text:p>1.0</text:p>
          </table:table-cell>
          <table:table-cell table:formula="of:=IF([.AV87]=1;[.AF87];&quot;&quot;)" office:value-type="float" office:value="78" calcext:value-type="float">
            <text:p>78.0</text:p>
          </table:table-cell>
          <table:table-cell table:formula="of:=IF([.AV87]=1;[.B87];&quot;&quot;)" office:value-type="float" office:value="90" calcext:value-type="float">
            <text:p>90.0</text:p>
          </table:table-cell>
          <table:table-cell table:formula="of:=IF([.AV87]=1;[.AW87]*100/[.AX87];&quot;&quot;)" office:value-type="float" office:value="86.6666666666667" calcext:value-type="float">
            <text:p>86.7</text:p>
          </table:table-cell>
          <table:table-cell table:formula="of:=IF([.AV87]=1;[.Z87]+[.AA87]+[.AB87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90b</text:p>
          </table:table-cell>
          <table:table-cell office:value-type="float" office:value="90" calcext:value-type="float">
            <text:p>90</text:p>
          </table:table-cell>
          <table:table-cell office:value-type="float" office:value="860" calcext:value-type="float">
            <text:p>860</text:p>
          </table:table-cell>
          <table:table-cell table:formula="of:=2*[.C88]/([.B88]*([.B88]-1))" office:value-type="float" office:value="0.21473158551810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IF([.K88]=0;&quot;&quot;;1)" office:value-type="float" office:value="1" calcext:value-type="float">
            <text:p>1</text:p>
          </table:table-cell>
          <table:table-cell table:formula="of:=IF([.AG88]=1;[.K88];&quot;&quot;)" office:value-type="float" office:value="18" calcext:value-type="float">
            <text:p>18.0</text:p>
          </table:table-cell>
          <table:table-cell table:formula="of:=IF([.AG88]=1;[.B88];&quot;&quot;)" office:value-type="float" office:value="90" calcext:value-type="float">
            <text:p>90.0</text:p>
          </table:table-cell>
          <table:table-cell table:formula="of:=IF([.AG88]=1;[.AH88]*100/[.AI88];&quot;&quot;)" office:value-type="float" office:value="20" calcext:value-type="float">
            <text:p>20.0</text:p>
          </table:table-cell>
          <table:table-cell table:formula="of:=IF([.AG88]=1;[.E88]+[.F88]+[.G88];&quot;&quot;)" office:value-type="float" office:value="0.02" calcext:value-type="float">
            <text:p>0.0</text:p>
          </table:table-cell>
          <table:table-cell table:formula="of:=IF([.R88]=0;&quot;&quot;;1)" office:value-type="float" office:value="1" calcext:value-type="float">
            <text:p>1.0</text:p>
          </table:table-cell>
          <table:table-cell table:formula="of:=IF([.AL88]=1;[.R88];&quot;&quot;)" office:value-type="float" office:value="18" calcext:value-type="float">
            <text:p>18.0</text:p>
          </table:table-cell>
          <table:table-cell table:formula="of:=IF([.AL88]=1;[.B88];&quot;&quot;)" office:value-type="float" office:value="90" calcext:value-type="float">
            <text:p>90.0</text:p>
          </table:table-cell>
          <table:table-cell table:formula="of:=IF([.AL88]=1;[.AM88]*100/[.AN88];&quot;&quot;)" office:value-type="float" office:value="20" calcext:value-type="float">
            <text:p>20.0</text:p>
          </table:table-cell>
          <table:table-cell table:formula="of:=IF([.AL88]=1;[.L88]+[.M88]+[.N88];&quot;&quot;)" office:value-type="float" office:value="0.03" calcext:value-type="float">
            <text:p>0.0</text:p>
          </table:table-cell>
          <table:table-cell table:formula="of:=IF([.Y88]=0;&quot;&quot;;1)" office:value-type="float" office:value="1" calcext:value-type="float">
            <text:p>1.0</text:p>
          </table:table-cell>
          <table:table-cell table:formula="of:=IF([.AQ88]=1;[.Y88];&quot;&quot;)" office:value-type="float" office:value="18" calcext:value-type="float">
            <text:p>18.0</text:p>
          </table:table-cell>
          <table:table-cell table:formula="of:=IF([.AQ88]=1;[.B88];&quot;&quot;)" office:value-type="float" office:value="90" calcext:value-type="float">
            <text:p>90.0</text:p>
          </table:table-cell>
          <table:table-cell table:formula="of:=IF([.AQ88]=1;[.AR88]*100/[.AS88];&quot;&quot;)" office:value-type="float" office:value="20" calcext:value-type="float">
            <text:p>20.0</text:p>
          </table:table-cell>
          <table:table-cell table:formula="of:=IF([.AQ88]=1;[.S88]+[.T88]+[.U88];&quot;&quot;)" office:value-type="float" office:value="0.03" calcext:value-type="float">
            <text:p>0.0</text:p>
          </table:table-cell>
          <table:table-cell table:formula="of:=IF([.AF88]=0;&quot;&quot;;1)" office:value-type="float" office:value="1" calcext:value-type="float">
            <text:p>1.0</text:p>
          </table:table-cell>
          <table:table-cell table:formula="of:=IF([.AV88]=1;[.AF88];&quot;&quot;)" office:value-type="float" office:value="75" calcext:value-type="float">
            <text:p>75.0</text:p>
          </table:table-cell>
          <table:table-cell table:formula="of:=IF([.AV88]=1;[.B88];&quot;&quot;)" office:value-type="float" office:value="90" calcext:value-type="float">
            <text:p>90.0</text:p>
          </table:table-cell>
          <table:table-cell table:formula="of:=IF([.AV88]=1;[.AW88]*100/[.AX88];&quot;&quot;)" office:value-type="float" office:value="83.3333333333333" calcext:value-type="float">
            <text:p>83.3</text:p>
          </table:table-cell>
          <table:table-cell table:formula="of:=IF([.AV88]=1;[.Z88]+[.AA88]+[.AB88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90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table:formula="of:=2*[.C89]/([.B89]*([.B89]-1))" office:value-type="float" office:value="0.110112359550562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formula="of:=IF([.K89]=0;&quot;&quot;;1)" office:value-type="float" office:value="1" calcext:value-type="float">
            <text:p>1</text:p>
          </table:table-cell>
          <table:table-cell table:formula="of:=IF([.AG89]=1;[.K89];&quot;&quot;)" office:value-type="float" office:value="24" calcext:value-type="float">
            <text:p>24.0</text:p>
          </table:table-cell>
          <table:table-cell table:formula="of:=IF([.AG89]=1;[.B89];&quot;&quot;)" office:value-type="float" office:value="90" calcext:value-type="float">
            <text:p>90.0</text:p>
          </table:table-cell>
          <table:table-cell table:formula="of:=IF([.AG89]=1;[.AH89]*100/[.AI89];&quot;&quot;)" office:value-type="float" office:value="26.6666666666667" calcext:value-type="float">
            <text:p>26.7</text:p>
          </table:table-cell>
          <table:table-cell table:formula="of:=IF([.AG89]=1;[.E89]+[.F89]+[.G89];&quot;&quot;)" office:value-type="float" office:value="0" calcext:value-type="float">
            <text:p>0.0</text:p>
          </table:table-cell>
          <table:table-cell table:formula="of:=IF([.R89]=0;&quot;&quot;;1)" office:value-type="float" office:value="1" calcext:value-type="float">
            <text:p>1.0</text:p>
          </table:table-cell>
          <table:table-cell table:formula="of:=IF([.AL89]=1;[.R89];&quot;&quot;)" office:value-type="float" office:value="24" calcext:value-type="float">
            <text:p>24.0</text:p>
          </table:table-cell>
          <table:table-cell table:formula="of:=IF([.AL89]=1;[.B89];&quot;&quot;)" office:value-type="float" office:value="90" calcext:value-type="float">
            <text:p>90.0</text:p>
          </table:table-cell>
          <table:table-cell table:formula="of:=IF([.AL89]=1;[.AM89]*100/[.AN89];&quot;&quot;)" office:value-type="float" office:value="26.6666666666667" calcext:value-type="float">
            <text:p>26.7</text:p>
          </table:table-cell>
          <table:table-cell table:formula="of:=IF([.AL89]=1;[.L89]+[.M89]+[.N89];&quot;&quot;)" office:value-type="float" office:value="0" calcext:value-type="float">
            <text:p>0.0</text:p>
          </table:table-cell>
          <table:table-cell table:formula="of:=IF([.Y89]=0;&quot;&quot;;1)" office:value-type="float" office:value="1" calcext:value-type="float">
            <text:p>1.0</text:p>
          </table:table-cell>
          <table:table-cell table:formula="of:=IF([.AQ89]=1;[.Y89];&quot;&quot;)" office:value-type="float" office:value="24" calcext:value-type="float">
            <text:p>24.0</text:p>
          </table:table-cell>
          <table:table-cell table:formula="of:=IF([.AQ89]=1;[.B89];&quot;&quot;)" office:value-type="float" office:value="90" calcext:value-type="float">
            <text:p>90.0</text:p>
          </table:table-cell>
          <table:table-cell table:formula="of:=IF([.AQ89]=1;[.AR89]*100/[.AS89];&quot;&quot;)" office:value-type="float" office:value="26.6666666666667" calcext:value-type="float">
            <text:p>26.7</text:p>
          </table:table-cell>
          <table:table-cell table:formula="of:=IF([.AQ89]=1;[.S89]+[.T89]+[.U89];&quot;&quot;)" office:value-type="float" office:value="0" calcext:value-type="float">
            <text:p>0.0</text:p>
          </table:table-cell>
          <table:table-cell table:formula="of:=IF([.AF89]=0;&quot;&quot;;1)" office:value-type="float" office:value="1" calcext:value-type="float">
            <text:p>1.0</text:p>
          </table:table-cell>
          <table:table-cell table:formula="of:=IF([.AV89]=1;[.AF89];&quot;&quot;)" office:value-type="float" office:value="82" calcext:value-type="float">
            <text:p>82.0</text:p>
          </table:table-cell>
          <table:table-cell table:formula="of:=IF([.AV89]=1;[.B89];&quot;&quot;)" office:value-type="float" office:value="90" calcext:value-type="float">
            <text:p>90.0</text:p>
          </table:table-cell>
          <table:table-cell table:formula="of:=IF([.AV89]=1;[.AW89]*100/[.AX89];&quot;&quot;)" office:value-type="float" office:value="91.1111111111111" calcext:value-type="float">
            <text:p>91.1</text:p>
          </table:table-cell>
          <table:table-cell table:formula="of:=IF([.AV89]=1;[.Z89]+[.AA89]+[.AB89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00a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formula="of:=2*[.C90]/([.B90]*([.B90]-1))" office:value-type="float" office:value="0.20040404040404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K90]=0;&quot;&quot;;1)" office:value-type="float" office:value="1" calcext:value-type="float">
            <text:p>1</text:p>
          </table:table-cell>
          <table:table-cell table:formula="of:=IF([.AG90]=1;[.K90];&quot;&quot;)" office:value-type="float" office:value="5" calcext:value-type="float">
            <text:p>5.0</text:p>
          </table:table-cell>
          <table:table-cell table:formula="of:=IF([.AG90]=1;[.B90];&quot;&quot;)" office:value-type="float" office:value="100" calcext:value-type="float">
            <text:p>100.0</text:p>
          </table:table-cell>
          <table:table-cell table:formula="of:=IF([.AG90]=1;[.AH90]*100/[.AI90];&quot;&quot;)" office:value-type="float" office:value="5" calcext:value-type="float">
            <text:p>5.0</text:p>
          </table:table-cell>
          <table:table-cell table:formula="of:=IF([.AG90]=1;[.E90]+[.F90]+[.G90];&quot;&quot;)" office:value-type="float" office:value="0.02" calcext:value-type="float">
            <text:p>0.0</text:p>
          </table:table-cell>
          <table:table-cell table:formula="of:=IF([.R90]=0;&quot;&quot;;1)" office:value-type="float" office:value="1" calcext:value-type="float">
            <text:p>1.0</text:p>
          </table:table-cell>
          <table:table-cell table:formula="of:=IF([.AL90]=1;[.R90];&quot;&quot;)" office:value-type="float" office:value="5" calcext:value-type="float">
            <text:p>5.0</text:p>
          </table:table-cell>
          <table:table-cell table:formula="of:=IF([.AL90]=1;[.B90];&quot;&quot;)" office:value-type="float" office:value="100" calcext:value-type="float">
            <text:p>100.0</text:p>
          </table:table-cell>
          <table:table-cell table:formula="of:=IF([.AL90]=1;[.AM90]*100/[.AN90];&quot;&quot;)" office:value-type="float" office:value="5" calcext:value-type="float">
            <text:p>5.0</text:p>
          </table:table-cell>
          <table:table-cell table:formula="of:=IF([.AL90]=1;[.L90]+[.M90]+[.N90];&quot;&quot;)" office:value-type="float" office:value="0.03" calcext:value-type="float">
            <text:p>0.0</text:p>
          </table:table-cell>
          <table:table-cell table:formula="of:=IF([.Y90]=0;&quot;&quot;;1)" office:value-type="float" office:value="1" calcext:value-type="float">
            <text:p>1.0</text:p>
          </table:table-cell>
          <table:table-cell table:formula="of:=IF([.AQ90]=1;[.Y90];&quot;&quot;)" office:value-type="float" office:value="5" calcext:value-type="float">
            <text:p>5.0</text:p>
          </table:table-cell>
          <table:table-cell table:formula="of:=IF([.AQ90]=1;[.B90];&quot;&quot;)" office:value-type="float" office:value="100" calcext:value-type="float">
            <text:p>100.0</text:p>
          </table:table-cell>
          <table:table-cell table:formula="of:=IF([.AQ90]=1;[.AR90]*100/[.AS90];&quot;&quot;)" office:value-type="float" office:value="5" calcext:value-type="float">
            <text:p>5.0</text:p>
          </table:table-cell>
          <table:table-cell table:formula="of:=IF([.AQ90]=1;[.S90]+[.T90]+[.U90];&quot;&quot;)" office:value-type="float" office:value="0.03" calcext:value-type="float">
            <text:p>0.0</text:p>
          </table:table-cell>
          <table:table-cell table:formula="of:=IF([.AF90]=0;&quot;&quot;;1)" office:value-type="float" office:value="1" calcext:value-type="float">
            <text:p>1.0</text:p>
          </table:table-cell>
          <table:table-cell table:formula="of:=IF([.AV90]=1;[.AF90];&quot;&quot;)" office:value-type="float" office:value="20" calcext:value-type="float">
            <text:p>20.0</text:p>
          </table:table-cell>
          <table:table-cell table:formula="of:=IF([.AV90]=1;[.B90];&quot;&quot;)" office:value-type="float" office:value="100" calcext:value-type="float">
            <text:p>100.0</text:p>
          </table:table-cell>
          <table:table-cell table:formula="of:=IF([.AV90]=1;[.AW90]*100/[.AX90];&quot;&quot;)" office:value-type="float" office:value="20" calcext:value-type="float">
            <text:p>20.0</text:p>
          </table:table-cell>
          <table:table-cell table:formula="of:=IF([.AV90]=1;[.Z90]+[.AA90]+[.AB90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00b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table:formula="of:=2*[.C91]/([.B91]*([.B91]-1))" office:value-type="float" office:value="0.21212121212121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formula="of:=IF([.K91]=0;&quot;&quot;;1)" office:value-type="float" office:value="1" calcext:value-type="float">
            <text:p>1</text:p>
          </table:table-cell>
          <table:table-cell table:formula="of:=IF([.AG91]=1;[.K91];&quot;&quot;)" office:value-type="float" office:value="19" calcext:value-type="float">
            <text:p>19.0</text:p>
          </table:table-cell>
          <table:table-cell table:formula="of:=IF([.AG91]=1;[.B91];&quot;&quot;)" office:value-type="float" office:value="100" calcext:value-type="float">
            <text:p>100.0</text:p>
          </table:table-cell>
          <table:table-cell table:formula="of:=IF([.AG91]=1;[.AH91]*100/[.AI91];&quot;&quot;)" office:value-type="float" office:value="19" calcext:value-type="float">
            <text:p>19.0</text:p>
          </table:table-cell>
          <table:table-cell table:formula="of:=IF([.AG91]=1;[.E91]+[.F91]+[.G91];&quot;&quot;)" office:value-type="float" office:value="0.02" calcext:value-type="float">
            <text:p>0.0</text:p>
          </table:table-cell>
          <table:table-cell table:formula="of:=IF([.R91]=0;&quot;&quot;;1)" office:value-type="float" office:value="1" calcext:value-type="float">
            <text:p>1.0</text:p>
          </table:table-cell>
          <table:table-cell table:formula="of:=IF([.AL91]=1;[.R91];&quot;&quot;)" office:value-type="float" office:value="19" calcext:value-type="float">
            <text:p>19.0</text:p>
          </table:table-cell>
          <table:table-cell table:formula="of:=IF([.AL91]=1;[.B91];&quot;&quot;)" office:value-type="float" office:value="100" calcext:value-type="float">
            <text:p>100.0</text:p>
          </table:table-cell>
          <table:table-cell table:formula="of:=IF([.AL91]=1;[.AM91]*100/[.AN91];&quot;&quot;)" office:value-type="float" office:value="19" calcext:value-type="float">
            <text:p>19.0</text:p>
          </table:table-cell>
          <table:table-cell table:formula="of:=IF([.AL91]=1;[.L91]+[.M91]+[.N91];&quot;&quot;)" office:value-type="float" office:value="0.03" calcext:value-type="float">
            <text:p>0.0</text:p>
          </table:table-cell>
          <table:table-cell table:formula="of:=IF([.Y91]=0;&quot;&quot;;1)" office:value-type="float" office:value="1" calcext:value-type="float">
            <text:p>1.0</text:p>
          </table:table-cell>
          <table:table-cell table:formula="of:=IF([.AQ91]=1;[.Y91];&quot;&quot;)" office:value-type="float" office:value="19" calcext:value-type="float">
            <text:p>19.0</text:p>
          </table:table-cell>
          <table:table-cell table:formula="of:=IF([.AQ91]=1;[.B91];&quot;&quot;)" office:value-type="float" office:value="100" calcext:value-type="float">
            <text:p>100.0</text:p>
          </table:table-cell>
          <table:table-cell table:formula="of:=IF([.AQ91]=1;[.AR91]*100/[.AS91];&quot;&quot;)" office:value-type="float" office:value="19" calcext:value-type="float">
            <text:p>19.0</text:p>
          </table:table-cell>
          <table:table-cell table:formula="of:=IF([.AQ91]=1;[.S91]+[.T91]+[.U91];&quot;&quot;)" office:value-type="float" office:value="0.03" calcext:value-type="float">
            <text:p>0.0</text:p>
          </table:table-cell>
          <table:table-cell table:formula="of:=IF([.AF91]=0;&quot;&quot;;1)" office:value-type="float" office:value="1" calcext:value-type="float">
            <text:p>1.0</text:p>
          </table:table-cell>
          <table:table-cell table:formula="of:=IF([.AV91]=1;[.AF91];&quot;&quot;)" office:value-type="float" office:value="85" calcext:value-type="float">
            <text:p>85.0</text:p>
          </table:table-cell>
          <table:table-cell table:formula="of:=IF([.AV91]=1;[.B91];&quot;&quot;)" office:value-type="float" office:value="100" calcext:value-type="float">
            <text:p>100.0</text:p>
          </table:table-cell>
          <table:table-cell table:formula="of:=IF([.AV91]=1;[.AW91]*100/[.AX91];&quot;&quot;)" office:value-type="float" office:value="85" calcext:value-type="float">
            <text:p>85.0</text:p>
          </table:table-cell>
          <table:table-cell table:formula="of:=IF([.AV91]=1;[.Z91]+[.AA91]+[.AB91];&quot;&quot;)" office:value-type="float" office:value="0.07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00</text:p>
          </table:table-cell>
          <table:table-cell office:value-type="float" office:value="100" calcext:value-type="float">
            <text:p>100</text:p>
          </table:table-cell>
          <table:table-cell office:value-type="float" office:value="547" calcext:value-type="float">
            <text:p>547</text:p>
          </table:table-cell>
          <table:table-cell table:formula="of:=2*[.C92]/([.B92]*([.B92]-1))" office:value-type="float" office:value="0.11050505050505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formula="of:=IF([.K92]=0;&quot;&quot;;1)" office:value-type="float" office:value="1" calcext:value-type="float">
            <text:p>1</text:p>
          </table:table-cell>
          <table:table-cell table:formula="of:=IF([.AG92]=1;[.K92];&quot;&quot;)" office:value-type="float" office:value="25" calcext:value-type="float">
            <text:p>25.0</text:p>
          </table:table-cell>
          <table:table-cell table:formula="of:=IF([.AG92]=1;[.B92];&quot;&quot;)" office:value-type="float" office:value="100" calcext:value-type="float">
            <text:p>100.0</text:p>
          </table:table-cell>
          <table:table-cell table:formula="of:=IF([.AG92]=1;[.AH92]*100/[.AI92];&quot;&quot;)" office:value-type="float" office:value="25" calcext:value-type="float">
            <text:p>25.0</text:p>
          </table:table-cell>
          <table:table-cell table:formula="of:=IF([.AG92]=1;[.E92]+[.F92]+[.G92];&quot;&quot;)" office:value-type="float" office:value="0.01" calcext:value-type="float">
            <text:p>0.0</text:p>
          </table:table-cell>
          <table:table-cell table:formula="of:=IF([.R92]=0;&quot;&quot;;1)" office:value-type="float" office:value="1" calcext:value-type="float">
            <text:p>1.0</text:p>
          </table:table-cell>
          <table:table-cell table:formula="of:=IF([.AL92]=1;[.R92];&quot;&quot;)" office:value-type="float" office:value="25" calcext:value-type="float">
            <text:p>25.0</text:p>
          </table:table-cell>
          <table:table-cell table:formula="of:=IF([.AL92]=1;[.B92];&quot;&quot;)" office:value-type="float" office:value="100" calcext:value-type="float">
            <text:p>100.0</text:p>
          </table:table-cell>
          <table:table-cell table:formula="of:=IF([.AL92]=1;[.AM92]*100/[.AN92];&quot;&quot;)" office:value-type="float" office:value="25" calcext:value-type="float">
            <text:p>25.0</text:p>
          </table:table-cell>
          <table:table-cell table:formula="of:=IF([.AL92]=1;[.L92]+[.M92]+[.N92];&quot;&quot;)" office:value-type="float" office:value="0.02" calcext:value-type="float">
            <text:p>0.0</text:p>
          </table:table-cell>
          <table:table-cell table:formula="of:=IF([.Y92]=0;&quot;&quot;;1)" office:value-type="float" office:value="1" calcext:value-type="float">
            <text:p>1.0</text:p>
          </table:table-cell>
          <table:table-cell table:formula="of:=IF([.AQ92]=1;[.Y92];&quot;&quot;)" office:value-type="float" office:value="25" calcext:value-type="float">
            <text:p>25.0</text:p>
          </table:table-cell>
          <table:table-cell table:formula="of:=IF([.AQ92]=1;[.B92];&quot;&quot;)" office:value-type="float" office:value="100" calcext:value-type="float">
            <text:p>100.0</text:p>
          </table:table-cell>
          <table:table-cell table:formula="of:=IF([.AQ92]=1;[.AR92]*100/[.AS92];&quot;&quot;)" office:value-type="float" office:value="25" calcext:value-type="float">
            <text:p>25.0</text:p>
          </table:table-cell>
          <table:table-cell table:formula="of:=IF([.AQ92]=1;[.S92]+[.T92]+[.U92];&quot;&quot;)" office:value-type="float" office:value="0.02" calcext:value-type="float">
            <text:p>0.0</text:p>
          </table:table-cell>
          <table:table-cell table:formula="of:=IF([.AF92]=0;&quot;&quot;;1)" office:value-type="float" office:value="1" calcext:value-type="float">
            <text:p>1.0</text:p>
          </table:table-cell>
          <table:table-cell table:formula="of:=IF([.AV92]=1;[.AF92];&quot;&quot;)" office:value-type="float" office:value="91" calcext:value-type="float">
            <text:p>91.0</text:p>
          </table:table-cell>
          <table:table-cell table:formula="of:=IF([.AV92]=1;[.B92];&quot;&quot;)" office:value-type="float" office:value="100" calcext:value-type="float">
            <text:p>100.0</text:p>
          </table:table-cell>
          <table:table-cell table:formula="of:=IF([.AV92]=1;[.AW92]*100/[.AX92];&quot;&quot;)" office:value-type="float" office:value="91" calcext:value-type="float">
            <text:p>91.0</text:p>
          </table:table-cell>
          <table:table-cell table:formula="of:=IF([.AV92]=1;[.Z92]+[.AA92]+[.AB92];&quot;&quot;)" office:value-type="float" office:value="0.02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10a</text:p>
          </table:table-cell>
          <table:table-cell office:value-type="float" office:value="110" calcext:value-type="float">
            <text:p>110</text:p>
          </table:table-cell>
          <table:table-cell office:value-type="float" office:value="1207" calcext:value-type="float">
            <text:p>1207</text:p>
          </table:table-cell>
          <table:table-cell table:formula="of:=2*[.C93]/([.B93]*([.B93]-1))" office:value-type="float" office:value="0.201334445371143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K93]=0;&quot;&quot;;1)" office:value-type="float" office:value="1" calcext:value-type="float">
            <text:p>1</text:p>
          </table:table-cell>
          <table:table-cell table:formula="of:=IF([.AG93]=1;[.K93];&quot;&quot;)" office:value-type="float" office:value="4" calcext:value-type="float">
            <text:p>4.0</text:p>
          </table:table-cell>
          <table:table-cell table:formula="of:=IF([.AG93]=1;[.B93];&quot;&quot;)" office:value-type="float" office:value="110" calcext:value-type="float">
            <text:p>110.0</text:p>
          </table:table-cell>
          <table:table-cell table:formula="of:=IF([.AG93]=1;[.AH93]*100/[.AI93];&quot;&quot;)" office:value-type="float" office:value="3.63636363636364" calcext:value-type="float">
            <text:p>3.6</text:p>
          </table:table-cell>
          <table:table-cell table:formula="of:=IF([.AG93]=1;[.E93]+[.F93]+[.G93];&quot;&quot;)" office:value-type="float" office:value="0.03" calcext:value-type="float">
            <text:p>0.0</text:p>
          </table:table-cell>
          <table:table-cell table:formula="of:=IF([.R93]=0;&quot;&quot;;1)" office:value-type="float" office:value="1" calcext:value-type="float">
            <text:p>1.0</text:p>
          </table:table-cell>
          <table:table-cell table:formula="of:=IF([.AL93]=1;[.R93];&quot;&quot;)" office:value-type="float" office:value="4" calcext:value-type="float">
            <text:p>4.0</text:p>
          </table:table-cell>
          <table:table-cell table:formula="of:=IF([.AL93]=1;[.B93];&quot;&quot;)" office:value-type="float" office:value="110" calcext:value-type="float">
            <text:p>110.0</text:p>
          </table:table-cell>
          <table:table-cell table:formula="of:=IF([.AL93]=1;[.AM93]*100/[.AN93];&quot;&quot;)" office:value-type="float" office:value="3.63636363636364" calcext:value-type="float">
            <text:p>3.6</text:p>
          </table:table-cell>
          <table:table-cell table:formula="of:=IF([.AL93]=1;[.L93]+[.M93]+[.N93];&quot;&quot;)" office:value-type="float" office:value="0.04" calcext:value-type="float">
            <text:p>0.0</text:p>
          </table:table-cell>
          <table:table-cell table:formula="of:=IF([.Y93]=0;&quot;&quot;;1)" office:value-type="float" office:value="1" calcext:value-type="float">
            <text:p>1.0</text:p>
          </table:table-cell>
          <table:table-cell table:formula="of:=IF([.AQ93]=1;[.Y93];&quot;&quot;)" office:value-type="float" office:value="4" calcext:value-type="float">
            <text:p>4.0</text:p>
          </table:table-cell>
          <table:table-cell table:formula="of:=IF([.AQ93]=1;[.B93];&quot;&quot;)" office:value-type="float" office:value="110" calcext:value-type="float">
            <text:p>110.0</text:p>
          </table:table-cell>
          <table:table-cell table:formula="of:=IF([.AQ93]=1;[.AR93]*100/[.AS93];&quot;&quot;)" office:value-type="float" office:value="3.63636363636364" calcext:value-type="float">
            <text:p>3.6</text:p>
          </table:table-cell>
          <table:table-cell table:formula="of:=IF([.AQ93]=1;[.S93]+[.T93]+[.U93];&quot;&quot;)" office:value-type="float" office:value="0.04" calcext:value-type="float">
            <text:p>0.0</text:p>
          </table:table-cell>
          <table:table-cell table:formula="of:=IF([.AF93]=0;&quot;&quot;;1)" office:value-type="float" office:value="1" calcext:value-type="float">
            <text:p>1.0</text:p>
          </table:table-cell>
          <table:table-cell table:formula="of:=IF([.AV93]=1;[.AF93];&quot;&quot;)" office:value-type="float" office:value="17" calcext:value-type="float">
            <text:p>17.0</text:p>
          </table:table-cell>
          <table:table-cell table:formula="of:=IF([.AV93]=1;[.B93];&quot;&quot;)" office:value-type="float" office:value="110" calcext:value-type="float">
            <text:p>110.0</text:p>
          </table:table-cell>
          <table:table-cell table:formula="of:=IF([.AV93]=1;[.AW93]*100/[.AX93];&quot;&quot;)" office:value-type="float" office:value="15.4545454545455" calcext:value-type="float">
            <text:p>15.5</text:p>
          </table:table-cell>
          <table:table-cell table:formula="of:=IF([.AV93]=1;[.Z93]+[.AA93]+[.AB93];&quot;&quot;)" office:value-type="float" office:value="0.09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10b</text:p>
          </table:table-cell>
          <table:table-cell office:value-type="float" office:value="110" calcext:value-type="float">
            <text:p>110</text:p>
          </table:table-cell>
          <table:table-cell office:value-type="float" office:value="1256" calcext:value-type="float">
            <text:p>1256</text:p>
          </table:table-cell>
          <table:table-cell table:formula="of:=2*[.C94]/([.B94]*([.B94]-1))" office:value-type="float" office:value="0.209507923269391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IF([.K94]=0;&quot;&quot;;1)" office:value-type="float" office:value="1" calcext:value-type="float">
            <text:p>1</text:p>
          </table:table-cell>
          <table:table-cell table:formula="of:=IF([.AG94]=1;[.K94];&quot;&quot;)" office:value-type="float" office:value="18" calcext:value-type="float">
            <text:p>18.0</text:p>
          </table:table-cell>
          <table:table-cell table:formula="of:=IF([.AG94]=1;[.B94];&quot;&quot;)" office:value-type="float" office:value="110" calcext:value-type="float">
            <text:p>110.0</text:p>
          </table:table-cell>
          <table:table-cell table:formula="of:=IF([.AG94]=1;[.AH94]*100/[.AI94];&quot;&quot;)" office:value-type="float" office:value="16.3636363636364" calcext:value-type="float">
            <text:p>16.4</text:p>
          </table:table-cell>
          <table:table-cell table:formula="of:=IF([.AG94]=1;[.E94]+[.F94]+[.G94];&quot;&quot;)" office:value-type="float" office:value="0.04" calcext:value-type="float">
            <text:p>0.0</text:p>
          </table:table-cell>
          <table:table-cell table:formula="of:=IF([.R94]=0;&quot;&quot;;1)" office:value-type="float" office:value="1" calcext:value-type="float">
            <text:p>1.0</text:p>
          </table:table-cell>
          <table:table-cell table:formula="of:=IF([.AL94]=1;[.R94];&quot;&quot;)" office:value-type="float" office:value="18" calcext:value-type="float">
            <text:p>18.0</text:p>
          </table:table-cell>
          <table:table-cell table:formula="of:=IF([.AL94]=1;[.B94];&quot;&quot;)" office:value-type="float" office:value="110" calcext:value-type="float">
            <text:p>110.0</text:p>
          </table:table-cell>
          <table:table-cell table:formula="of:=IF([.AL94]=1;[.AM94]*100/[.AN94];&quot;&quot;)" office:value-type="float" office:value="16.3636363636364" calcext:value-type="float">
            <text:p>16.4</text:p>
          </table:table-cell>
          <table:table-cell table:formula="of:=IF([.AL94]=1;[.L94]+[.M94]+[.N94];&quot;&quot;)" office:value-type="float" office:value="0.04" calcext:value-type="float">
            <text:p>0.0</text:p>
          </table:table-cell>
          <table:table-cell table:formula="of:=IF([.Y94]=0;&quot;&quot;;1)" office:value-type="float" office:value="1" calcext:value-type="float">
            <text:p>1.0</text:p>
          </table:table-cell>
          <table:table-cell table:formula="of:=IF([.AQ94]=1;[.Y94];&quot;&quot;)" office:value-type="float" office:value="18" calcext:value-type="float">
            <text:p>18.0</text:p>
          </table:table-cell>
          <table:table-cell table:formula="of:=IF([.AQ94]=1;[.B94];&quot;&quot;)" office:value-type="float" office:value="110" calcext:value-type="float">
            <text:p>110.0</text:p>
          </table:table-cell>
          <table:table-cell table:formula="of:=IF([.AQ94]=1;[.AR94]*100/[.AS94];&quot;&quot;)" office:value-type="float" office:value="16.3636363636364" calcext:value-type="float">
            <text:p>16.4</text:p>
          </table:table-cell>
          <table:table-cell table:formula="of:=IF([.AQ94]=1;[.S94]+[.T94]+[.U94];&quot;&quot;)" office:value-type="float" office:value="0.05" calcext:value-type="float">
            <text:p>0.1</text:p>
          </table:table-cell>
          <table:table-cell table:formula="of:=IF([.AF94]=0;&quot;&quot;;1)" office:value-type="float" office:value="1" calcext:value-type="float">
            <text:p>1.0</text:p>
          </table:table-cell>
          <table:table-cell table:formula="of:=IF([.AV94]=1;[.AF94];&quot;&quot;)" office:value-type="float" office:value="29" calcext:value-type="float">
            <text:p>29.0</text:p>
          </table:table-cell>
          <table:table-cell table:formula="of:=IF([.AV94]=1;[.B94];&quot;&quot;)" office:value-type="float" office:value="110" calcext:value-type="float">
            <text:p>110.0</text:p>
          </table:table-cell>
          <table:table-cell table:formula="of:=IF([.AV94]=1;[.AW94]*100/[.AX94];&quot;&quot;)" office:value-type="float" office:value="26.3636363636364" calcext:value-type="float">
            <text:p>26.4</text:p>
          </table:table-cell>
          <table:table-cell table:formula="of:=IF([.AV94]=1;[.Z94]+[.AA94]+[.AB94];&quot;&quot;)" office:value-type="float" office:value="0.07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10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  <table:table-cell table:formula="of:=2*[.C95]/([.B95]*([.B95]-1))" office:value-type="float" office:value="0.106422018348624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formula="of:=IF([.K95]=0;&quot;&quot;;1)" office:value-type="float" office:value="1" calcext:value-type="float">
            <text:p>1</text:p>
          </table:table-cell>
          <table:table-cell table:formula="of:=IF([.AG95]=1;[.K95];&quot;&quot;)" office:value-type="float" office:value="17" calcext:value-type="float">
            <text:p>17.0</text:p>
          </table:table-cell>
          <table:table-cell table:formula="of:=IF([.AG95]=1;[.B95];&quot;&quot;)" office:value-type="float" office:value="110" calcext:value-type="float">
            <text:p>110.0</text:p>
          </table:table-cell>
          <table:table-cell table:formula="of:=IF([.AG95]=1;[.AH95]*100/[.AI95];&quot;&quot;)" office:value-type="float" office:value="15.4545454545455" calcext:value-type="float">
            <text:p>15.5</text:p>
          </table:table-cell>
          <table:table-cell table:formula="of:=IF([.AG95]=1;[.E95]+[.F95]+[.G95];&quot;&quot;)" office:value-type="float" office:value="0.01" calcext:value-type="float">
            <text:p>0.0</text:p>
          </table:table-cell>
          <table:table-cell table:formula="of:=IF([.R95]=0;&quot;&quot;;1)" office:value-type="float" office:value="1" calcext:value-type="float">
            <text:p>1.0</text:p>
          </table:table-cell>
          <table:table-cell table:formula="of:=IF([.AL95]=1;[.R95];&quot;&quot;)" office:value-type="float" office:value="17" calcext:value-type="float">
            <text:p>17.0</text:p>
          </table:table-cell>
          <table:table-cell table:formula="of:=IF([.AL95]=1;[.B95];&quot;&quot;)" office:value-type="float" office:value="110" calcext:value-type="float">
            <text:p>110.0</text:p>
          </table:table-cell>
          <table:table-cell table:formula="of:=IF([.AL95]=1;[.AM95]*100/[.AN95];&quot;&quot;)" office:value-type="float" office:value="15.4545454545455" calcext:value-type="float">
            <text:p>15.5</text:p>
          </table:table-cell>
          <table:table-cell table:formula="of:=IF([.AL95]=1;[.L95]+[.M95]+[.N95];&quot;&quot;)" office:value-type="float" office:value="0.02" calcext:value-type="float">
            <text:p>0.0</text:p>
          </table:table-cell>
          <table:table-cell table:formula="of:=IF([.Y95]=0;&quot;&quot;;1)" office:value-type="float" office:value="1" calcext:value-type="float">
            <text:p>1.0</text:p>
          </table:table-cell>
          <table:table-cell table:formula="of:=IF([.AQ95]=1;[.Y95];&quot;&quot;)" office:value-type="float" office:value="17" calcext:value-type="float">
            <text:p>17.0</text:p>
          </table:table-cell>
          <table:table-cell table:formula="of:=IF([.AQ95]=1;[.B95];&quot;&quot;)" office:value-type="float" office:value="110" calcext:value-type="float">
            <text:p>110.0</text:p>
          </table:table-cell>
          <table:table-cell table:formula="of:=IF([.AQ95]=1;[.AR95]*100/[.AS95];&quot;&quot;)" office:value-type="float" office:value="15.4545454545455" calcext:value-type="float">
            <text:p>15.5</text:p>
          </table:table-cell>
          <table:table-cell table:formula="of:=IF([.AQ95]=1;[.S95]+[.T95]+[.U95];&quot;&quot;)" office:value-type="float" office:value="0.02" calcext:value-type="float">
            <text:p>0.0</text:p>
          </table:table-cell>
          <table:table-cell table:formula="of:=IF([.AF95]=0;&quot;&quot;;1)" office:value-type="float" office:value="1" calcext:value-type="float">
            <text:p>1.0</text:p>
          </table:table-cell>
          <table:table-cell table:formula="of:=IF([.AV95]=1;[.AF95];&quot;&quot;)" office:value-type="float" office:value="101" calcext:value-type="float">
            <text:p>101.0</text:p>
          </table:table-cell>
          <table:table-cell table:formula="of:=IF([.AV95]=1;[.B95];&quot;&quot;)" office:value-type="float" office:value="110" calcext:value-type="float">
            <text:p>110.0</text:p>
          </table:table-cell>
          <table:table-cell table:formula="of:=IF([.AV95]=1;[.AW95]*100/[.AX95];&quot;&quot;)" office:value-type="float" office:value="91.8181818181818" calcext:value-type="float">
            <text:p>91.8</text:p>
          </table:table-cell>
          <table:table-cell table:formula="of:=IF([.AV95]=1;[.Z95]+[.AA95]+[.AB95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20a</text:p>
          </table:table-cell>
          <table:table-cell office:value-type="float" office:value="120" calcext:value-type="float">
            <text:p>120</text:p>
          </table:table-cell>
          <table:table-cell office:value-type="float" office:value="1434" calcext:value-type="float">
            <text:p>1434</text:p>
          </table:table-cell>
          <table:table-cell table:formula="of:=2*[.C96]/([.B96]*([.B96]-1))" office:value-type="float" office:value="0.200840336134454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K96]=0;&quot;&quot;;1)" office:value-type="float" office:value="1" calcext:value-type="float">
            <text:p>1</text:p>
          </table:table-cell>
          <table:table-cell table:formula="of:=IF([.AG96]=1;[.K96];&quot;&quot;)" office:value-type="float" office:value="6" calcext:value-type="float">
            <text:p>6.0</text:p>
          </table:table-cell>
          <table:table-cell table:formula="of:=IF([.AG96]=1;[.B96];&quot;&quot;)" office:value-type="float" office:value="120" calcext:value-type="float">
            <text:p>120.0</text:p>
          </table:table-cell>
          <table:table-cell table:formula="of:=IF([.AG96]=1;[.AH96]*100/[.AI96];&quot;&quot;)" office:value-type="float" office:value="5" calcext:value-type="float">
            <text:p>5.0</text:p>
          </table:table-cell>
          <table:table-cell table:formula="of:=IF([.AG96]=1;[.E96]+[.F96]+[.G96];&quot;&quot;)" office:value-type="float" office:value="0.05" calcext:value-type="float">
            <text:p>0.1</text:p>
          </table:table-cell>
          <table:table-cell table:formula="of:=IF([.R96]=0;&quot;&quot;;1)" office:value-type="float" office:value="1" calcext:value-type="float">
            <text:p>1.0</text:p>
          </table:table-cell>
          <table:table-cell table:formula="of:=IF([.AL96]=1;[.R96];&quot;&quot;)" office:value-type="float" office:value="6" calcext:value-type="float">
            <text:p>6.0</text:p>
          </table:table-cell>
          <table:table-cell table:formula="of:=IF([.AL96]=1;[.B96];&quot;&quot;)" office:value-type="float" office:value="120" calcext:value-type="float">
            <text:p>120.0</text:p>
          </table:table-cell>
          <table:table-cell table:formula="of:=IF([.AL96]=1;[.AM96]*100/[.AN96];&quot;&quot;)" office:value-type="float" office:value="5" calcext:value-type="float">
            <text:p>5.0</text:p>
          </table:table-cell>
          <table:table-cell table:formula="of:=IF([.AL96]=1;[.L96]+[.M96]+[.N96];&quot;&quot;)" office:value-type="float" office:value="0.04" calcext:value-type="float">
            <text:p>0.0</text:p>
          </table:table-cell>
          <table:table-cell table:formula="of:=IF([.Y96]=0;&quot;&quot;;1)" office:value-type="float" office:value="1" calcext:value-type="float">
            <text:p>1.0</text:p>
          </table:table-cell>
          <table:table-cell table:formula="of:=IF([.AQ96]=1;[.Y96];&quot;&quot;)" office:value-type="float" office:value="6" calcext:value-type="float">
            <text:p>6.0</text:p>
          </table:table-cell>
          <table:table-cell table:formula="of:=IF([.AQ96]=1;[.B96];&quot;&quot;)" office:value-type="float" office:value="120" calcext:value-type="float">
            <text:p>120.0</text:p>
          </table:table-cell>
          <table:table-cell table:formula="of:=IF([.AQ96]=1;[.AR96]*100/[.AS96];&quot;&quot;)" office:value-type="float" office:value="5" calcext:value-type="float">
            <text:p>5.0</text:p>
          </table:table-cell>
          <table:table-cell table:formula="of:=IF([.AQ96]=1;[.S96]+[.T96]+[.U96];&quot;&quot;)" office:value-type="float" office:value="0.06" calcext:value-type="float">
            <text:p>0.1</text:p>
          </table:table-cell>
          <table:table-cell table:formula="of:=IF([.AF96]=0;&quot;&quot;;1)" office:value-type="float" office:value="1" calcext:value-type="float">
            <text:p>1.0</text:p>
          </table:table-cell>
          <table:table-cell table:formula="of:=IF([.AV96]=1;[.AF96];&quot;&quot;)" office:value-type="float" office:value="22" calcext:value-type="float">
            <text:p>22.0</text:p>
          </table:table-cell>
          <table:table-cell table:formula="of:=IF([.AV96]=1;[.B96];&quot;&quot;)" office:value-type="float" office:value="120" calcext:value-type="float">
            <text:p>120.0</text:p>
          </table:table-cell>
          <table:table-cell table:formula="of:=IF([.AV96]=1;[.AW96]*100/[.AX96];&quot;&quot;)" office:value-type="float" office:value="18.3333333333333" calcext:value-type="float">
            <text:p>18.3</text:p>
          </table:table-cell>
          <table:table-cell table:formula="of:=IF([.AV96]=1;[.Z96]+[.AA96]+[.AB96];&quot;&quot;)" office:value-type="float" office:value="0.12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20b</text:p>
          </table:table-cell>
          <table:table-cell office:value-type="float" office:value="120" calcext:value-type="float">
            <text:p>120</text:p>
          </table:table-cell>
          <table:table-cell office:value-type="float" office:value="1491" calcext:value-type="float">
            <text:p>1491</text:p>
          </table:table-cell>
          <table:table-cell table:formula="of:=2*[.C97]/([.B97]*([.B97]-1))" office:value-type="float" office:value="0.208823529411765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IF([.K97]=0;&quot;&quot;;1)" office:value-type="float" office:value="1" calcext:value-type="float">
            <text:p>1</text:p>
          </table:table-cell>
          <table:table-cell table:formula="of:=IF([.AG97]=1;[.K97];&quot;&quot;)" office:value-type="float" office:value="15" calcext:value-type="float">
            <text:p>15.0</text:p>
          </table:table-cell>
          <table:table-cell table:formula="of:=IF([.AG97]=1;[.B97];&quot;&quot;)" office:value-type="float" office:value="120" calcext:value-type="float">
            <text:p>120.0</text:p>
          </table:table-cell>
          <table:table-cell table:formula="of:=IF([.AG97]=1;[.AH97]*100/[.AI97];&quot;&quot;)" office:value-type="float" office:value="12.5" calcext:value-type="float">
            <text:p>12.5</text:p>
          </table:table-cell>
          <table:table-cell table:formula="of:=IF([.AG97]=1;[.E97]+[.F97]+[.G97];&quot;&quot;)" office:value-type="float" office:value="0.05" calcext:value-type="float">
            <text:p>0.1</text:p>
          </table:table-cell>
          <table:table-cell table:formula="of:=IF([.R97]=0;&quot;&quot;;1)" office:value-type="float" office:value="1" calcext:value-type="float">
            <text:p>1.0</text:p>
          </table:table-cell>
          <table:table-cell table:formula="of:=IF([.AL97]=1;[.R97];&quot;&quot;)" office:value-type="float" office:value="15" calcext:value-type="float">
            <text:p>15.0</text:p>
          </table:table-cell>
          <table:table-cell table:formula="of:=IF([.AL97]=1;[.B97];&quot;&quot;)" office:value-type="float" office:value="120" calcext:value-type="float">
            <text:p>120.0</text:p>
          </table:table-cell>
          <table:table-cell table:formula="of:=IF([.AL97]=1;[.AM97]*100/[.AN97];&quot;&quot;)" office:value-type="float" office:value="12.5" calcext:value-type="float">
            <text:p>12.5</text:p>
          </table:table-cell>
          <table:table-cell table:formula="of:=IF([.AL97]=1;[.L97]+[.M97]+[.N97];&quot;&quot;)" office:value-type="float" office:value="0.05" calcext:value-type="float">
            <text:p>0.1</text:p>
          </table:table-cell>
          <table:table-cell table:formula="of:=IF([.Y97]=0;&quot;&quot;;1)" office:value-type="float" office:value="1" calcext:value-type="float">
            <text:p>1.0</text:p>
          </table:table-cell>
          <table:table-cell table:formula="of:=IF([.AQ97]=1;[.Y97];&quot;&quot;)" office:value-type="float" office:value="15" calcext:value-type="float">
            <text:p>15.0</text:p>
          </table:table-cell>
          <table:table-cell table:formula="of:=IF([.AQ97]=1;[.B97];&quot;&quot;)" office:value-type="float" office:value="120" calcext:value-type="float">
            <text:p>120.0</text:p>
          </table:table-cell>
          <table:table-cell table:formula="of:=IF([.AQ97]=1;[.AR97]*100/[.AS97];&quot;&quot;)" office:value-type="float" office:value="12.5" calcext:value-type="float">
            <text:p>12.5</text:p>
          </table:table-cell>
          <table:table-cell table:formula="of:=IF([.AQ97]=1;[.S97]+[.T97]+[.U97];&quot;&quot;)" office:value-type="float" office:value="0.06" calcext:value-type="float">
            <text:p>0.1</text:p>
          </table:table-cell>
          <table:table-cell table:formula="of:=IF([.AF97]=0;&quot;&quot;;1)" office:value-type="float" office:value="1" calcext:value-type="float">
            <text:p>1.0</text:p>
          </table:table-cell>
          <table:table-cell table:formula="of:=IF([.AV97]=1;[.AF97];&quot;&quot;)" office:value-type="float" office:value="64" calcext:value-type="float">
            <text:p>64.0</text:p>
          </table:table-cell>
          <table:table-cell table:formula="of:=IF([.AV97]=1;[.B97];&quot;&quot;)" office:value-type="float" office:value="120" calcext:value-type="float">
            <text:p>120.0</text:p>
          </table:table-cell>
          <table:table-cell table:formula="of:=IF([.AV97]=1;[.AW97]*100/[.AX97];&quot;&quot;)" office:value-type="float" office:value="53.3333333333333" calcext:value-type="float">
            <text:p>53.3</text:p>
          </table:table-cell>
          <table:table-cell table:formula="of:=IF([.AV97]=1;[.Z97]+[.AA97]+[.AB97];&quot;&quot;)" office:value-type="float" office:value="0.13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OM120</text:p>
          </table:table-cell>
          <table:table-cell office:value-type="float" office:value="120" calcext:value-type="float">
            <text:p>120</text:p>
          </table:table-cell>
          <table:table-cell office:value-type="float" office:value="773" calcext:value-type="float">
            <text:p>773</text:p>
          </table:table-cell>
          <table:table-cell table:formula="of:=2*[.C98]/([.B98]*([.B98]-1))" office:value-type="float" office:value="0.108263305322129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formula="of:=IF([.K98]=0;&quot;&quot;;1)" office:value-type="float" office:value="1" calcext:value-type="float">
            <text:p>1</text:p>
          </table:table-cell>
          <table:table-cell table:formula="of:=IF([.AG98]=1;[.K98];&quot;&quot;)" office:value-type="float" office:value="34" calcext:value-type="float">
            <text:p>34.0</text:p>
          </table:table-cell>
          <table:table-cell table:formula="of:=IF([.AG98]=1;[.B98];&quot;&quot;)" office:value-type="float" office:value="120" calcext:value-type="float">
            <text:p>120.0</text:p>
          </table:table-cell>
          <table:table-cell table:formula="of:=IF([.AG98]=1;[.AH98]*100/[.AI98];&quot;&quot;)" office:value-type="float" office:value="28.3333333333333" calcext:value-type="float">
            <text:p>28.3</text:p>
          </table:table-cell>
          <table:table-cell table:formula="of:=IF([.AG98]=1;[.E98]+[.F98]+[.G98];&quot;&quot;)" office:value-type="float" office:value="0.01" calcext:value-type="float">
            <text:p>0.0</text:p>
          </table:table-cell>
          <table:table-cell table:formula="of:=IF([.R98]=0;&quot;&quot;;1)" office:value-type="float" office:value="1" calcext:value-type="float">
            <text:p>1.0</text:p>
          </table:table-cell>
          <table:table-cell table:formula="of:=IF([.AL98]=1;[.R98];&quot;&quot;)" office:value-type="float" office:value="34" calcext:value-type="float">
            <text:p>34.0</text:p>
          </table:table-cell>
          <table:table-cell table:formula="of:=IF([.AL98]=1;[.B98];&quot;&quot;)" office:value-type="float" office:value="120" calcext:value-type="float">
            <text:p>120.0</text:p>
          </table:table-cell>
          <table:table-cell table:formula="of:=IF([.AL98]=1;[.AM98]*100/[.AN98];&quot;&quot;)" office:value-type="float" office:value="28.3333333333333" calcext:value-type="float">
            <text:p>28.3</text:p>
          </table:table-cell>
          <table:table-cell table:formula="of:=IF([.AL98]=1;[.L98]+[.M98]+[.N98];&quot;&quot;)" office:value-type="float" office:value="0.02" calcext:value-type="float">
            <text:p>0.0</text:p>
          </table:table-cell>
          <table:table-cell table:formula="of:=IF([.Y98]=0;&quot;&quot;;1)" office:value-type="float" office:value="1" calcext:value-type="float">
            <text:p>1.0</text:p>
          </table:table-cell>
          <table:table-cell table:formula="of:=IF([.AQ98]=1;[.Y98];&quot;&quot;)" office:value-type="float" office:value="34" calcext:value-type="float">
            <text:p>34.0</text:p>
          </table:table-cell>
          <table:table-cell table:formula="of:=IF([.AQ98]=1;[.B98];&quot;&quot;)" office:value-type="float" office:value="120" calcext:value-type="float">
            <text:p>120.0</text:p>
          </table:table-cell>
          <table:table-cell table:formula="of:=IF([.AQ98]=1;[.AR98]*100/[.AS98];&quot;&quot;)" office:value-type="float" office:value="28.3333333333333" calcext:value-type="float">
            <text:p>28.3</text:p>
          </table:table-cell>
          <table:table-cell table:formula="of:=IF([.AQ98]=1;[.S98]+[.T98]+[.U98];&quot;&quot;)" office:value-type="float" office:value="0.02" calcext:value-type="float">
            <text:p>0.0</text:p>
          </table:table-cell>
          <table:table-cell table:formula="of:=IF([.AF98]=0;&quot;&quot;;1)" office:value-type="float" office:value="1" calcext:value-type="float">
            <text:p>1.0</text:p>
          </table:table-cell>
          <table:table-cell table:formula="of:=IF([.AV98]=1;[.AF98];&quot;&quot;)" office:value-type="float" office:value="109" calcext:value-type="float">
            <text:p>109.0</text:p>
          </table:table-cell>
          <table:table-cell table:formula="of:=IF([.AV98]=1;[.B98];&quot;&quot;)" office:value-type="float" office:value="120" calcext:value-type="float">
            <text:p>120.0</text:p>
          </table:table-cell>
          <table:table-cell table:formula="of:=IF([.AV98]=1;[.AW98]*100/[.AX98];&quot;&quot;)" office:value-type="float" office:value="90.8333333333333" calcext:value-type="float">
            <text:p>90.8</text:p>
          </table:table-cell>
          <table:table-cell table:formula="of:=IF([.AV98]=1;[.Z98]+[.AA98]+[.AB98];&quot;&quot;)" office:value-type="float" office:value="0.03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table:formula="of:=2*[.C99]/([.B99]*([.B99]-1))" office:value-type="float" office:value="0.050177567486374" calcext:value-type="float">
            <text:p>0.1</text:p>
          </table:table-cell>
          <table:table-cell office:value-type="float" office:value="4.47" calcext:value-type="float">
            <text:p>4.47</text:p>
          </table:table-cell>
          <table:table-cell office:value-type="float" office:value="6.58" calcext:value-type="float">
            <text:p>6.5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4.52" calcext:value-type="float">
            <text:p>4.52</text:p>
          </table:table-cell>
          <table:table-cell office:value-type="float" office:value="6.89" calcext:value-type="float">
            <text:p>6.8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4.61" calcext:value-type="float">
            <text:p>4.61</text:p>
          </table:table-cell>
          <table:table-cell office:value-type="float" office:value="7.16" calcext:value-type="float">
            <text:p>7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00" calcext:value-type="float">
            <text:p>500</text:p>
          </table:table-cell>
          <table:table-cell office:value-type="float" office:value="709" calcext:value-type="float">
            <text:p>709</text:p>
          </table:table-cell>
          <table:table-cell office:value-type="float" office:value="3.83" calcext:value-type="float">
            <text:p>3.83</text:p>
          </table:table-cell>
          <table:table-cell office:value-type="float" office:value="6.46" calcext:value-type="float">
            <text:p>6.46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552" calcext:value-type="float">
            <text:p>552</text:p>
          </table:table-cell>
          <table:table-cell office:value-type="float" office:value="769" calcext:value-type="float">
            <text:p>769</text:p>
          </table:table-cell>
          <table:table-cell table:formula="of:=IF([.K99]=0;&quot;&quot;;1)" office:value-type="float" office:value="1" calcext:value-type="float">
            <text:p>1</text:p>
          </table:table-cell>
          <table:table-cell table:formula="of:=IF([.AG99]=1;[.K99];&quot;&quot;)" office:value-type="float" office:value="705" calcext:value-type="float">
            <text:p>705.0</text:p>
          </table:table-cell>
          <table:table-cell table:formula="of:=IF([.AG99]=1;[.B99];&quot;&quot;)" office:value-type="float" office:value="864" calcext:value-type="float">
            <text:p>864.0</text:p>
          </table:table-cell>
          <table:table-cell table:formula="of:=IF([.AG99]=1;[.AH99]*100/[.AI99];&quot;&quot;)" office:value-type="float" office:value="81.5972222222222" calcext:value-type="float">
            <text:p>81.6</text:p>
          </table:table-cell>
          <table:table-cell table:formula="of:=IF([.AG99]=1;[.E99]+[.F99]+[.G99];&quot;&quot;)" office:value-type="float" office:value="11.06" calcext:value-type="float">
            <text:p>11.1</text:p>
          </table:table-cell>
          <table:table-cell table:formula="of:=IF([.R99]=0;&quot;&quot;;1)" office:value-type="float" office:value="1" calcext:value-type="float">
            <text:p>1.0</text:p>
          </table:table-cell>
          <table:table-cell table:formula="of:=IF([.AL99]=1;[.R99];&quot;&quot;)" office:value-type="float" office:value="705" calcext:value-type="float">
            <text:p>705.0</text:p>
          </table:table-cell>
          <table:table-cell table:formula="of:=IF([.AL99]=1;[.B99];&quot;&quot;)" office:value-type="float" office:value="864" calcext:value-type="float">
            <text:p>864.0</text:p>
          </table:table-cell>
          <table:table-cell table:formula="of:=IF([.AL99]=1;[.AM99]*100/[.AN99];&quot;&quot;)" office:value-type="float" office:value="81.5972222222222" calcext:value-type="float">
            <text:p>81.6</text:p>
          </table:table-cell>
          <table:table-cell table:formula="of:=IF([.AL99]=1;[.L99]+[.M99]+[.N99];&quot;&quot;)" office:value-type="float" office:value="11.42" calcext:value-type="float">
            <text:p>11.4</text:p>
          </table:table-cell>
          <table:table-cell table:formula="of:=IF([.Y99]=0;&quot;&quot;;1)" office:value-type="float" office:value="1" calcext:value-type="float">
            <text:p>1.0</text:p>
          </table:table-cell>
          <table:table-cell table:formula="of:=IF([.AQ99]=1;[.Y99];&quot;&quot;)" office:value-type="float" office:value="709" calcext:value-type="float">
            <text:p>709.0</text:p>
          </table:table-cell>
          <table:table-cell table:formula="of:=IF([.AQ99]=1;[.B99];&quot;&quot;)" office:value-type="float" office:value="864" calcext:value-type="float">
            <text:p>864.0</text:p>
          </table:table-cell>
          <table:table-cell table:formula="of:=IF([.AQ99]=1;[.AR99]*100/[.AS99];&quot;&quot;)" office:value-type="float" office:value="82.0601851851852" calcext:value-type="float">
            <text:p>82.1</text:p>
          </table:table-cell>
          <table:table-cell table:formula="of:=IF([.AQ99]=1;[.S99]+[.T99]+[.U99];&quot;&quot;)" office:value-type="float" office:value="11.78" calcext:value-type="float">
            <text:p>11.8</text:p>
          </table:table-cell>
          <table:table-cell table:formula="of:=IF([.AF99]=0;&quot;&quot;;1)" office:value-type="float" office:value="1" calcext:value-type="float">
            <text:p>1.0</text:p>
          </table:table-cell>
          <table:table-cell table:formula="of:=IF([.AV99]=1;[.AF99];&quot;&quot;)" office:value-type="float" office:value="769" calcext:value-type="float">
            <text:p>769.0</text:p>
          </table:table-cell>
          <table:table-cell table:formula="of:=IF([.AV99]=1;[.B99];&quot;&quot;)" office:value-type="float" office:value="864" calcext:value-type="float">
            <text:p>864.0</text:p>
          </table:table-cell>
          <table:table-cell table:formula="of:=IF([.AV99]=1;[.AW99]*100/[.AX99];&quot;&quot;)" office:value-type="float" office:value="89.0046296296296" calcext:value-type="float">
            <text:p>89.0</text:p>
          </table:table-cell>
          <table:table-cell table:formula="of:=IF([.AV99]=1;[.Z99]+[.AA99]+[.AB99];&quot;&quot;)" office:value-type="float" office:value="10.3" calcext:value-type="float">
            <text:p>10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table:formula="of:=2*[.C100]/([.B100]*([.B100]-1))" office:value-type="float" office:value="0.0673070441523424" calcext:value-type="float">
            <text:p>0.1</text:p>
          </table:table-cell>
          <table:table-cell office:value-type="float" office:value="1.61" calcext:value-type="float">
            <text:p>1.61</text:p>
          </table:table-cell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1.75" calcext:value-type="float">
            <text:p>1.75</text:p>
          </table:table-cell>
          <table:table-cell office:value-type="float" office:value="1.72" calcext:value-type="float">
            <text:p>1.7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472" calcext:value-type="float">
            <text:p>472</text:p>
          </table:table-cell>
          <table:table-cell office:value-type="float" office:value="1.31" calcext:value-type="float">
            <text:p>1.31</text:p>
          </table:table-cell>
          <table:table-cell office:value-type="float" office:value="1.79" calcext:value-type="float">
            <text:p>1.79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521" calcext:value-type="float">
            <text:p>521</text:p>
          </table:table-cell>
          <table:table-cell table:formula="of:=IF([.K100]=0;&quot;&quot;;1)" office:value-type="float" office:value="1" calcext:value-type="float">
            <text:p>1</text:p>
          </table:table-cell>
          <table:table-cell table:formula="of:=IF([.AG100]=1;[.K100];&quot;&quot;)" office:value-type="float" office:value="468" calcext:value-type="float">
            <text:p>468.0</text:p>
          </table:table-cell>
          <table:table-cell table:formula="of:=IF([.AG100]=1;[.B100];&quot;&quot;)" office:value-type="float" office:value="645" calcext:value-type="float">
            <text:p>645.0</text:p>
          </table:table-cell>
          <table:table-cell table:formula="of:=IF([.AG100]=1;[.AH100]*100/[.AI100];&quot;&quot;)" office:value-type="float" office:value="72.5581395348837" calcext:value-type="float">
            <text:p>72.6</text:p>
          </table:table-cell>
          <table:table-cell table:formula="of:=IF([.AG100]=1;[.E100]+[.F100]+[.G100];&quot;&quot;)" office:value-type="float" office:value="2.93" calcext:value-type="float">
            <text:p>2.9</text:p>
          </table:table-cell>
          <table:table-cell table:formula="of:=IF([.R100]=0;&quot;&quot;;1)" office:value-type="float" office:value="1" calcext:value-type="float">
            <text:p>1.0</text:p>
          </table:table-cell>
          <table:table-cell table:formula="of:=IF([.AL100]=1;[.R100];&quot;&quot;)" office:value-type="float" office:value="468" calcext:value-type="float">
            <text:p>468.0</text:p>
          </table:table-cell>
          <table:table-cell table:formula="of:=IF([.AL100]=1;[.B100];&quot;&quot;)" office:value-type="float" office:value="645" calcext:value-type="float">
            <text:p>645.0</text:p>
          </table:table-cell>
          <table:table-cell table:formula="of:=IF([.AL100]=1;[.AM100]*100/[.AN100];&quot;&quot;)" office:value-type="float" office:value="72.5581395348837" calcext:value-type="float">
            <text:p>72.6</text:p>
          </table:table-cell>
          <table:table-cell table:formula="of:=IF([.AL100]=1;[.L100]+[.M100]+[.N100];&quot;&quot;)" office:value-type="float" office:value="3.11" calcext:value-type="float">
            <text:p>3.1</text:p>
          </table:table-cell>
          <table:table-cell table:formula="of:=IF([.Y100]=0;&quot;&quot;;1)" office:value-type="float" office:value="1" calcext:value-type="float">
            <text:p>1.0</text:p>
          </table:table-cell>
          <table:table-cell table:formula="of:=IF([.AQ100]=1;[.Y100];&quot;&quot;)" office:value-type="float" office:value="472" calcext:value-type="float">
            <text:p>472.0</text:p>
          </table:table-cell>
          <table:table-cell table:formula="of:=IF([.AQ100]=1;[.B100];&quot;&quot;)" office:value-type="float" office:value="645" calcext:value-type="float">
            <text:p>645.0</text:p>
          </table:table-cell>
          <table:table-cell table:formula="of:=IF([.AQ100]=1;[.AR100]*100/[.AS100];&quot;&quot;)" office:value-type="float" office:value="73.1782945736434" calcext:value-type="float">
            <text:p>73.2</text:p>
          </table:table-cell>
          <table:table-cell table:formula="of:=IF([.AQ100]=1;[.S100]+[.T100]+[.U100];&quot;&quot;)" office:value-type="float" office:value="3.48" calcext:value-type="float">
            <text:p>3.5</text:p>
          </table:table-cell>
          <table:table-cell table:formula="of:=IF([.AF100]=0;&quot;&quot;;1)" office:value-type="float" office:value="1" calcext:value-type="float">
            <text:p>1.0</text:p>
          </table:table-cell>
          <table:table-cell table:formula="of:=IF([.AV100]=1;[.AF100];&quot;&quot;)" office:value-type="float" office:value="521" calcext:value-type="float">
            <text:p>521.0</text:p>
          </table:table-cell>
          <table:table-cell table:formula="of:=IF([.AV100]=1;[.B100];&quot;&quot;)" office:value-type="float" office:value="645" calcext:value-type="float">
            <text:p>645.0</text:p>
          </table:table-cell>
          <table:table-cell table:formula="of:=IF([.AV100]=1;[.AW100]*100/[.AX100];&quot;&quot;)" office:value-type="float" office:value="80.7751937984496" calcext:value-type="float">
            <text:p>80.8</text:p>
          </table:table-cell>
          <table:table-cell table:formula="of:=IF([.AV100]=1;[.Z100]+[.AA100]+[.AB100];&quot;&quot;)" office:value-type="float" office:value="3.11" calcext:value-type="float">
            <text:p>3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table:formula="of:=2*[.C101]/([.B101]*([.B101]-1))" office:value-type="float" office:value="0.0725624642875695" calcext:value-type="float">
            <text:p>0.1</text:p>
          </table:table-cell>
          <table:table-cell office:value-type="float" office:value="1.59" calcext:value-type="float">
            <text:p>1.59</text:p>
          </table:table-cell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1.64" calcext:value-type="float">
            <text:p>1.64</text:p>
          </table:table-cell>
          <table:table-cell office:value-type="float" office:value="1.49" calcext:value-type="float">
            <text:p>1.4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1.66" calcext:value-type="float">
            <text:p>1.66</text:p>
          </table:table-cell>
          <table:table-cell office:value-type="float" office:value="1.73" calcext:value-type="float">
            <text:p>1.7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office:value-type="float" office:value="458" calcext:value-type="float">
            <text:p>458</text:p>
          </table:table-cell>
          <table:table-cell office:value-type="float" office:value="1.29" calcext:value-type="float">
            <text:p>1.29</text:p>
          </table:table-cell>
          <table:table-cell office:value-type="float" office:value="1.58" calcext:value-type="float">
            <text:p>1.58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18" calcext:value-type="float">
            <text:p>218</text:p>
          </table:table-cell>
          <table:table-cell office:value-type="float" office:value="497" calcext:value-type="float">
            <text:p>497</text:p>
          </table:table-cell>
          <table:table-cell table:formula="of:=IF([.K101]=0;&quot;&quot;;1)" office:value-type="float" office:value="1" calcext:value-type="float">
            <text:p>1</text:p>
          </table:table-cell>
          <table:table-cell table:formula="of:=IF([.AG101]=1;[.K101];&quot;&quot;)" office:value-type="float" office:value="454" calcext:value-type="float">
            <text:p>454.0</text:p>
          </table:table-cell>
          <table:table-cell table:formula="of:=IF([.AG101]=1;[.B101];&quot;&quot;)" office:value-type="float" office:value="621" calcext:value-type="float">
            <text:p>621.0</text:p>
          </table:table-cell>
          <table:table-cell table:formula="of:=IF([.AG101]=1;[.AH101]*100/[.AI101];&quot;&quot;)" office:value-type="float" office:value="73.1078904991949" calcext:value-type="float">
            <text:p>73.1</text:p>
          </table:table-cell>
          <table:table-cell table:formula="of:=IF([.AG101]=1;[.E101]+[.F101]+[.G101];&quot;&quot;)" office:value-type="float" office:value="2.91" calcext:value-type="float">
            <text:p>2.9</text:p>
          </table:table-cell>
          <table:table-cell table:formula="of:=IF([.R101]=0;&quot;&quot;;1)" office:value-type="float" office:value="1" calcext:value-type="float">
            <text:p>1.0</text:p>
          </table:table-cell>
          <table:table-cell table:formula="of:=IF([.AL101]=1;[.R101];&quot;&quot;)" office:value-type="float" office:value="454" calcext:value-type="float">
            <text:p>454.0</text:p>
          </table:table-cell>
          <table:table-cell table:formula="of:=IF([.AL101]=1;[.B101];&quot;&quot;)" office:value-type="float" office:value="621" calcext:value-type="float">
            <text:p>621.0</text:p>
          </table:table-cell>
          <table:table-cell table:formula="of:=IF([.AL101]=1;[.AM101]*100/[.AN101];&quot;&quot;)" office:value-type="float" office:value="73.1078904991949" calcext:value-type="float">
            <text:p>73.1</text:p>
          </table:table-cell>
          <table:table-cell table:formula="of:=IF([.AL101]=1;[.L101]+[.M101]+[.N101];&quot;&quot;)" office:value-type="float" office:value="3.14" calcext:value-type="float">
            <text:p>3.1</text:p>
          </table:table-cell>
          <table:table-cell table:formula="of:=IF([.Y101]=0;&quot;&quot;;1)" office:value-type="float" office:value="1" calcext:value-type="float">
            <text:p>1.0</text:p>
          </table:table-cell>
          <table:table-cell table:formula="of:=IF([.AQ101]=1;[.Y101];&quot;&quot;)" office:value-type="float" office:value="458" calcext:value-type="float">
            <text:p>458.0</text:p>
          </table:table-cell>
          <table:table-cell table:formula="of:=IF([.AQ101]=1;[.B101];&quot;&quot;)" office:value-type="float" office:value="621" calcext:value-type="float">
            <text:p>621.0</text:p>
          </table:table-cell>
          <table:table-cell table:formula="of:=IF([.AQ101]=1;[.AR101]*100/[.AS101];&quot;&quot;)" office:value-type="float" office:value="73.7520128824477" calcext:value-type="float">
            <text:p>73.8</text:p>
          </table:table-cell>
          <table:table-cell table:formula="of:=IF([.AQ101]=1;[.S101]+[.T101]+[.U101];&quot;&quot;)" office:value-type="float" office:value="3.4" calcext:value-type="float">
            <text:p>3.4</text:p>
          </table:table-cell>
          <table:table-cell table:formula="of:=IF([.AF101]=0;&quot;&quot;;1)" office:value-type="float" office:value="1" calcext:value-type="float">
            <text:p>1.0</text:p>
          </table:table-cell>
          <table:table-cell table:formula="of:=IF([.AV101]=1;[.AF101];&quot;&quot;)" office:value-type="float" office:value="497" calcext:value-type="float">
            <text:p>497.0</text:p>
          </table:table-cell>
          <table:table-cell table:formula="of:=IF([.AV101]=1;[.B101];&quot;&quot;)" office:value-type="float" office:value="621" calcext:value-type="float">
            <text:p>621.0</text:p>
          </table:table-cell>
          <table:table-cell table:formula="of:=IF([.AV101]=1;[.AW101]*100/[.AX101];&quot;&quot;)" office:value-type="float" office:value="80.0322061191626" calcext:value-type="float">
            <text:p>80.0</text:p>
          </table:table-cell>
          <table:table-cell table:formula="of:=IF([.AV101]=1;[.Z101]+[.AA101]+[.AB101];&quot;&quot;)" office:value-type="float" office:value="2.88" calcext:value-type="float">
            <text:p>2.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table:formula="of:=2*[.C102]/([.B102]*([.B102]-1))" office:value-type="float" office:value="0.759733036707453" calcext:value-type="float">
            <text:p>0.8</text:p>
          </table:table-cell>
          <table:table-cell office:value-type="float" office:value="266.5" calcext:value-type="float">
            <text:p>266.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62" calcext:value-type="float">
            <text:p>267.62</text:p>
          </table:table-cell>
          <table:table-cell office:value-type="float" office:value="2.78" calcext:value-type="float">
            <text:p>2.78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.34" calcext:value-type="float">
            <text:p>273.34</text:p>
          </table:table-cell>
          <table:table-cell office:value-type="float" office:value="12.74" calcext:value-type="float">
            <text:p>12.74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22" calcext:value-type="float">
            <text:p>204.22</text:p>
          </table:table-cell>
          <table:table-cell office:value-type="float" office:value="9.97" calcext:value-type="float">
            <text:p>9.97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2]=0;&quot;&quot;;1)">
            <text:p/>
          </table:table-cell>
          <table:table-cell table:formula="of:=IF([.AG102]=1;[.K102];&quot;&quot;)">
            <text:p/>
          </table:table-cell>
          <table:table-cell table:formula="of:=IF([.AG102]=1;[.B102];&quot;&quot;)">
            <text:p/>
          </table:table-cell>
          <table:table-cell table:formula="of:=IF([.AG102]=1;[.AH102]*100/[.AI102];&quot;&quot;)">
            <text:p/>
          </table:table-cell>
          <table:table-cell table:formula="of:=IF([.AG102]=1;[.E102]+[.F102]+[.G102];&quot;&quot;)">
            <text:p/>
          </table:table-cell>
          <table:table-cell table:formula="of:=IF([.R102]=0;&quot;&quot;;1)">
            <text:p/>
          </table:table-cell>
          <table:table-cell table:formula="of:=IF([.AL102]=1;[.R102];&quot;&quot;)">
            <text:p/>
          </table:table-cell>
          <table:table-cell table:formula="of:=IF([.AL102]=1;[.B102];&quot;&quot;)">
            <text:p/>
          </table:table-cell>
          <table:table-cell table:formula="of:=IF([.AL102]=1;[.AM102]*100/[.AN102];&quot;&quot;)">
            <text:p/>
          </table:table-cell>
          <table:table-cell table:formula="of:=IF([.AL102]=1;[.L102]+[.M102]+[.N102];&quot;&quot;)">
            <text:p/>
          </table:table-cell>
          <table:table-cell table:formula="of:=IF([.Y102]=0;&quot;&quot;;1)">
            <text:p/>
          </table:table-cell>
          <table:table-cell table:formula="of:=IF([.AQ102]=1;[.Y102];&quot;&quot;)">
            <text:p/>
          </table:table-cell>
          <table:table-cell table:formula="of:=IF([.AQ102]=1;[.B102];&quot;&quot;)">
            <text:p/>
          </table:table-cell>
          <table:table-cell table:formula="of:=IF([.AQ102]=1;[.AR102]*100/[.AS102];&quot;&quot;)">
            <text:p/>
          </table:table-cell>
          <table:table-cell table:formula="of:=IF([.AQ102]=1;[.S102]+[.T102]+[.U102];&quot;&quot;)">
            <text:p/>
          </table:table-cell>
          <table:table-cell table:formula="of:=IF([.AF102]=0;&quot;&quot;;1)">
            <text:p/>
          </table:table-cell>
          <table:table-cell table:formula="of:=IF([.AV102]=1;[.AF102];&quot;&quot;)">
            <text:p/>
          </table:table-cell>
          <table:table-cell table:formula="of:=IF([.AV102]=1;[.B102];&quot;&quot;)">
            <text:p/>
          </table:table-cell>
          <table:table-cell table:formula="of:=IF([.AV102]=1;[.AW102]*100/[.AX102];&quot;&quot;)">
            <text:p/>
          </table:table-cell>
          <table:table-cell table:formula="of:=IF([.AV102]=1;[.Z102]+[.AA102]+[.AB10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450" calcext:value-type="float">
            <text:p>450</text:p>
          </table:table-cell>
          <table:table-cell office:value-type="float" office:value="5714" calcext:value-type="float">
            <text:p>5714</text:p>
          </table:table-cell>
          <table:table-cell table:formula="of:=2*[.C103]/([.B103]*([.B103]-1))" office:value-type="float" office:value="0.056560257362039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3]=0;&quot;&quot;;1)">
            <text:p/>
          </table:table-cell>
          <table:table-cell table:formula="of:=IF([.AG103]=1;[.K103];&quot;&quot;)">
            <text:p/>
          </table:table-cell>
          <table:table-cell table:formula="of:=IF([.AG103]=1;[.B103];&quot;&quot;)">
            <text:p/>
          </table:table-cell>
          <table:table-cell table:formula="of:=IF([.AG103]=1;[.AH103]*100/[.AI103];&quot;&quot;)">
            <text:p/>
          </table:table-cell>
          <table:table-cell table:formula="of:=IF([.AG103]=1;[.E103]+[.F103]+[.G103];&quot;&quot;)">
            <text:p/>
          </table:table-cell>
          <table:table-cell table:formula="of:=IF([.R103]=0;&quot;&quot;;1)">
            <text:p/>
          </table:table-cell>
          <table:table-cell table:formula="of:=IF([.AL103]=1;[.R103];&quot;&quot;)">
            <text:p/>
          </table:table-cell>
          <table:table-cell table:formula="of:=IF([.AL103]=1;[.B103];&quot;&quot;)">
            <text:p/>
          </table:table-cell>
          <table:table-cell table:formula="of:=IF([.AL103]=1;[.AM103]*100/[.AN103];&quot;&quot;)">
            <text:p/>
          </table:table-cell>
          <table:table-cell table:formula="of:=IF([.AL103]=1;[.L103]+[.M103]+[.N103];&quot;&quot;)">
            <text:p/>
          </table:table-cell>
          <table:table-cell table:formula="of:=IF([.Y103]=0;&quot;&quot;;1)">
            <text:p/>
          </table:table-cell>
          <table:table-cell table:formula="of:=IF([.AQ103]=1;[.Y103];&quot;&quot;)">
            <text:p/>
          </table:table-cell>
          <table:table-cell table:formula="of:=IF([.AQ103]=1;[.B103];&quot;&quot;)">
            <text:p/>
          </table:table-cell>
          <table:table-cell table:formula="of:=IF([.AQ103]=1;[.AR103]*100/[.AS103];&quot;&quot;)">
            <text:p/>
          </table:table-cell>
          <table:table-cell table:formula="of:=IF([.AQ103]=1;[.S103]+[.T103]+[.U103];&quot;&quot;)">
            <text:p/>
          </table:table-cell>
          <table:table-cell table:formula="of:=IF([.AF103]=0;&quot;&quot;;1)">
            <text:p/>
          </table:table-cell>
          <table:table-cell table:formula="of:=IF([.AV103]=1;[.AF103];&quot;&quot;)">
            <text:p/>
          </table:table-cell>
          <table:table-cell table:formula="of:=IF([.AV103]=1;[.B103];&quot;&quot;)">
            <text:p/>
          </table:table-cell>
          <table:table-cell table:formula="of:=IF([.AV103]=1;[.AW103]*100/[.AX103];&quot;&quot;)">
            <text:p/>
          </table:table-cell>
          <table:table-cell table:formula="of:=IF([.AV103]=1;[.Z103]+[.AA103]+[.AB10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450" calcext:value-type="float">
            <text:p>450</text:p>
          </table:table-cell>
          <table:table-cell office:value-type="float" office:value="5734" calcext:value-type="float">
            <text:p>5734</text:p>
          </table:table-cell>
          <table:table-cell table:formula="of:=2*[.C104]/([.B104]*([.B104]-1))" office:value-type="float" office:value="0.0567582281613462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4]=0;&quot;&quot;;1)">
            <text:p/>
          </table:table-cell>
          <table:table-cell table:formula="of:=IF([.AG104]=1;[.K104];&quot;&quot;)">
            <text:p/>
          </table:table-cell>
          <table:table-cell table:formula="of:=IF([.AG104]=1;[.B104];&quot;&quot;)">
            <text:p/>
          </table:table-cell>
          <table:table-cell table:formula="of:=IF([.AG104]=1;[.AH104]*100/[.AI104];&quot;&quot;)">
            <text:p/>
          </table:table-cell>
          <table:table-cell table:formula="of:=IF([.AG104]=1;[.E104]+[.F104]+[.G104];&quot;&quot;)">
            <text:p/>
          </table:table-cell>
          <table:table-cell table:formula="of:=IF([.R104]=0;&quot;&quot;;1)">
            <text:p/>
          </table:table-cell>
          <table:table-cell table:formula="of:=IF([.AL104]=1;[.R104];&quot;&quot;)">
            <text:p/>
          </table:table-cell>
          <table:table-cell table:formula="of:=IF([.AL104]=1;[.B104];&quot;&quot;)">
            <text:p/>
          </table:table-cell>
          <table:table-cell table:formula="of:=IF([.AL104]=1;[.AM104]*100/[.AN104];&quot;&quot;)">
            <text:p/>
          </table:table-cell>
          <table:table-cell table:formula="of:=IF([.AL104]=1;[.L104]+[.M104]+[.N104];&quot;&quot;)">
            <text:p/>
          </table:table-cell>
          <table:table-cell table:formula="of:=IF([.Y104]=0;&quot;&quot;;1)">
            <text:p/>
          </table:table-cell>
          <table:table-cell table:formula="of:=IF([.AQ104]=1;[.Y104];&quot;&quot;)">
            <text:p/>
          </table:table-cell>
          <table:table-cell table:formula="of:=IF([.AQ104]=1;[.B104];&quot;&quot;)">
            <text:p/>
          </table:table-cell>
          <table:table-cell table:formula="of:=IF([.AQ104]=1;[.AR104]*100/[.AS104];&quot;&quot;)">
            <text:p/>
          </table:table-cell>
          <table:table-cell table:formula="of:=IF([.AQ104]=1;[.S104]+[.T104]+[.U104];&quot;&quot;)">
            <text:p/>
          </table:table-cell>
          <table:table-cell table:formula="of:=IF([.AF104]=0;&quot;&quot;;1)">
            <text:p/>
          </table:table-cell>
          <table:table-cell table:formula="of:=IF([.AV104]=1;[.AF104];&quot;&quot;)">
            <text:p/>
          </table:table-cell>
          <table:table-cell table:formula="of:=IF([.AV104]=1;[.B104];&quot;&quot;)">
            <text:p/>
          </table:table-cell>
          <table:table-cell table:formula="of:=IF([.AV104]=1;[.AW104]*100/[.AX104];&quot;&quot;)">
            <text:p/>
          </table:table-cell>
          <table:table-cell table:formula="of:=IF([.AV104]=1;[.Z104]+[.AA104]+[.AB10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450" calcext:value-type="float">
            <text:p>450</text:p>
          </table:table-cell>
          <table:table-cell office:value-type="float" office:value="9803" calcext:value-type="float">
            <text:p>9803</text:p>
          </table:table-cell>
          <table:table-cell table:formula="of:=2*[.C105]/([.B105]*([.B105]-1))" office:value-type="float" office:value="0.097035387280376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5]=0;&quot;&quot;;1)">
            <text:p/>
          </table:table-cell>
          <table:table-cell table:formula="of:=IF([.AG105]=1;[.K105];&quot;&quot;)">
            <text:p/>
          </table:table-cell>
          <table:table-cell table:formula="of:=IF([.AG105]=1;[.B105];&quot;&quot;)">
            <text:p/>
          </table:table-cell>
          <table:table-cell table:formula="of:=IF([.AG105]=1;[.AH105]*100/[.AI105];&quot;&quot;)">
            <text:p/>
          </table:table-cell>
          <table:table-cell table:formula="of:=IF([.AG105]=1;[.E105]+[.F105]+[.G105];&quot;&quot;)">
            <text:p/>
          </table:table-cell>
          <table:table-cell table:formula="of:=IF([.R105]=0;&quot;&quot;;1)">
            <text:p/>
          </table:table-cell>
          <table:table-cell table:formula="of:=IF([.AL105]=1;[.R105];&quot;&quot;)">
            <text:p/>
          </table:table-cell>
          <table:table-cell table:formula="of:=IF([.AL105]=1;[.B105];&quot;&quot;)">
            <text:p/>
          </table:table-cell>
          <table:table-cell table:formula="of:=IF([.AL105]=1;[.AM105]*100/[.AN105];&quot;&quot;)">
            <text:p/>
          </table:table-cell>
          <table:table-cell table:formula="of:=IF([.AL105]=1;[.L105]+[.M105]+[.N105];&quot;&quot;)">
            <text:p/>
          </table:table-cell>
          <table:table-cell table:formula="of:=IF([.Y105]=0;&quot;&quot;;1)">
            <text:p/>
          </table:table-cell>
          <table:table-cell table:formula="of:=IF([.AQ105]=1;[.Y105];&quot;&quot;)">
            <text:p/>
          </table:table-cell>
          <table:table-cell table:formula="of:=IF([.AQ105]=1;[.B105];&quot;&quot;)">
            <text:p/>
          </table:table-cell>
          <table:table-cell table:formula="of:=IF([.AQ105]=1;[.AR105]*100/[.AS105];&quot;&quot;)">
            <text:p/>
          </table:table-cell>
          <table:table-cell table:formula="of:=IF([.AQ105]=1;[.S105]+[.T105]+[.U105];&quot;&quot;)">
            <text:p/>
          </table:table-cell>
          <table:table-cell table:formula="of:=IF([.AF105]=0;&quot;&quot;;1)">
            <text:p/>
          </table:table-cell>
          <table:table-cell table:formula="of:=IF([.AV105]=1;[.AF105];&quot;&quot;)">
            <text:p/>
          </table:table-cell>
          <table:table-cell table:formula="of:=IF([.AV105]=1;[.B105];&quot;&quot;)">
            <text:p/>
          </table:table-cell>
          <table:table-cell table:formula="of:=IF([.AV105]=1;[.AW105]*100/[.AX105];&quot;&quot;)">
            <text:p/>
          </table:table-cell>
          <table:table-cell table:formula="of:=IF([.AV105]=1;[.Z105]+[.AA105]+[.AB10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450" calcext:value-type="float">
            <text:p>450</text:p>
          </table:table-cell>
          <table:table-cell office:value-type="float" office:value="9757" calcext:value-type="float">
            <text:p>9757</text:p>
          </table:table-cell>
          <table:table-cell table:formula="of:=2*[.C106]/([.B106]*([.B106]-1))" office:value-type="float" office:value="0.0965800544419698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6]=0;&quot;&quot;;1)">
            <text:p/>
          </table:table-cell>
          <table:table-cell table:formula="of:=IF([.AG106]=1;[.K106];&quot;&quot;)">
            <text:p/>
          </table:table-cell>
          <table:table-cell table:formula="of:=IF([.AG106]=1;[.B106];&quot;&quot;)">
            <text:p/>
          </table:table-cell>
          <table:table-cell table:formula="of:=IF([.AG106]=1;[.AH106]*100/[.AI106];&quot;&quot;)">
            <text:p/>
          </table:table-cell>
          <table:table-cell table:formula="of:=IF([.AG106]=1;[.E106]+[.F106]+[.G106];&quot;&quot;)">
            <text:p/>
          </table:table-cell>
          <table:table-cell table:formula="of:=IF([.R106]=0;&quot;&quot;;1)">
            <text:p/>
          </table:table-cell>
          <table:table-cell table:formula="of:=IF([.AL106]=1;[.R106];&quot;&quot;)">
            <text:p/>
          </table:table-cell>
          <table:table-cell table:formula="of:=IF([.AL106]=1;[.B106];&quot;&quot;)">
            <text:p/>
          </table:table-cell>
          <table:table-cell table:formula="of:=IF([.AL106]=1;[.AM106]*100/[.AN106];&quot;&quot;)">
            <text:p/>
          </table:table-cell>
          <table:table-cell table:formula="of:=IF([.AL106]=1;[.L106]+[.M106]+[.N106];&quot;&quot;)">
            <text:p/>
          </table:table-cell>
          <table:table-cell table:formula="of:=IF([.Y106]=0;&quot;&quot;;1)">
            <text:p/>
          </table:table-cell>
          <table:table-cell table:formula="of:=IF([.AQ106]=1;[.Y106];&quot;&quot;)">
            <text:p/>
          </table:table-cell>
          <table:table-cell table:formula="of:=IF([.AQ106]=1;[.B106];&quot;&quot;)">
            <text:p/>
          </table:table-cell>
          <table:table-cell table:formula="of:=IF([.AQ106]=1;[.AR106]*100/[.AS106];&quot;&quot;)">
            <text:p/>
          </table:table-cell>
          <table:table-cell table:formula="of:=IF([.AQ106]=1;[.S106]+[.T106]+[.U106];&quot;&quot;)">
            <text:p/>
          </table:table-cell>
          <table:table-cell table:formula="of:=IF([.AF106]=0;&quot;&quot;;1)">
            <text:p/>
          </table:table-cell>
          <table:table-cell table:formula="of:=IF([.AV106]=1;[.AF106];&quot;&quot;)">
            <text:p/>
          </table:table-cell>
          <table:table-cell table:formula="of:=IF([.AV106]=1;[.B106];&quot;&quot;)">
            <text:p/>
          </table:table-cell>
          <table:table-cell table:formula="of:=IF([.AV106]=1;[.AW106]*100/[.AX106];&quot;&quot;)">
            <text:p/>
          </table:table-cell>
          <table:table-cell table:formula="of:=IF([.AV106]=1;[.Z106]+[.AA106]+[.AB10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15a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table:formula="of:=2*[.C107]/([.B107]*([.B107]-1))" office:value-type="float" office:value="0.0808512744370205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K107]=0;&quot;&quot;;1)" office:value-type="float" office:value="1" calcext:value-type="float">
            <text:p>1</text:p>
          </table:table-cell>
          <table:table-cell table:formula="of:=IF([.AG107]=1;[.K107];&quot;&quot;)" office:value-type="float" office:value="41" calcext:value-type="float">
            <text:p>41.0</text:p>
          </table:table-cell>
          <table:table-cell table:formula="of:=IF([.AG107]=1;[.B107];&quot;&quot;)" office:value-type="float" office:value="450" calcext:value-type="float">
            <text:p>450.0</text:p>
          </table:table-cell>
          <table:table-cell table:formula="of:=IF([.AG107]=1;[.AH107]*100/[.AI107];&quot;&quot;)" office:value-type="float" office:value="9.11111111111111" calcext:value-type="float">
            <text:p>9.1</text:p>
          </table:table-cell>
          <table:table-cell table:formula="of:=IF([.AG107]=1;[.E107]+[.F107]+[.G107];&quot;&quot;)" office:value-type="float" office:value="0.2" calcext:value-type="float">
            <text:p>0.2</text:p>
          </table:table-cell>
          <table:table-cell table:formula="of:=IF([.R107]=0;&quot;&quot;;1)" office:value-type="float" office:value="1" calcext:value-type="float">
            <text:p>1.0</text:p>
          </table:table-cell>
          <table:table-cell table:formula="of:=IF([.AL107]=1;[.R107];&quot;&quot;)" office:value-type="float" office:value="41" calcext:value-type="float">
            <text:p>41.0</text:p>
          </table:table-cell>
          <table:table-cell table:formula="of:=IF([.AL107]=1;[.B107];&quot;&quot;)" office:value-type="float" office:value="450" calcext:value-type="float">
            <text:p>450.0</text:p>
          </table:table-cell>
          <table:table-cell table:formula="of:=IF([.AL107]=1;[.AM107]*100/[.AN107];&quot;&quot;)" office:value-type="float" office:value="9.11111111111111" calcext:value-type="float">
            <text:p>9.1</text:p>
          </table:table-cell>
          <table:table-cell table:formula="of:=IF([.AL107]=1;[.L107]+[.M107]+[.N107];&quot;&quot;)" office:value-type="float" office:value="0.31" calcext:value-type="float">
            <text:p>0.3</text:p>
          </table:table-cell>
          <table:table-cell table:formula="of:=IF([.Y107]=0;&quot;&quot;;1)" office:value-type="float" office:value="1" calcext:value-type="float">
            <text:p>1.0</text:p>
          </table:table-cell>
          <table:table-cell table:formula="of:=IF([.AQ107]=1;[.Y107];&quot;&quot;)" office:value-type="float" office:value="41" calcext:value-type="float">
            <text:p>41.0</text:p>
          </table:table-cell>
          <table:table-cell table:formula="of:=IF([.AQ107]=1;[.B107];&quot;&quot;)" office:value-type="float" office:value="450" calcext:value-type="float">
            <text:p>450.0</text:p>
          </table:table-cell>
          <table:table-cell table:formula="of:=IF([.AQ107]=1;[.AR107]*100/[.AS107];&quot;&quot;)" office:value-type="float" office:value="9.11111111111111" calcext:value-type="float">
            <text:p>9.1</text:p>
          </table:table-cell>
          <table:table-cell table:formula="of:=IF([.AQ107]=1;[.S107]+[.T107]+[.U107];&quot;&quot;)" office:value-type="float" office:value="0.37" calcext:value-type="float">
            <text:p>0.4</text:p>
          </table:table-cell>
          <table:table-cell table:formula="of:=IF([.AF107]=0;&quot;&quot;;1)" office:value-type="float" office:value="1" calcext:value-type="float">
            <text:p>1.0</text:p>
          </table:table-cell>
          <table:table-cell table:formula="of:=IF([.AV107]=1;[.AF107];&quot;&quot;)" office:value-type="float" office:value="43" calcext:value-type="float">
            <text:p>43.0</text:p>
          </table:table-cell>
          <table:table-cell table:formula="of:=IF([.AV107]=1;[.B107];&quot;&quot;)" office:value-type="float" office:value="450" calcext:value-type="float">
            <text:p>450.0</text:p>
          </table:table-cell>
          <table:table-cell table:formula="of:=IF([.AV107]=1;[.AW107]*100/[.AX107];&quot;&quot;)" office:value-type="float" office:value="9.55555555555556" calcext:value-type="float">
            <text:p>9.6</text:p>
          </table:table-cell>
          <table:table-cell table:formula="of:=IF([.AV107]=1;[.Z107]+[.AA107]+[.AB107];&quot;&quot;)" office:value-type="float" office:value="0.59" calcext:value-type="float">
            <text:p>0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table:formula="of:=2*[.C108]/([.B108]*([.B108]-1))" office:value-type="float" office:value="0.0808611729769859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IF([.K108]=0;&quot;&quot;;1)" office:value-type="float" office:value="1" calcext:value-type="float">
            <text:p>1</text:p>
          </table:table-cell>
          <table:table-cell table:formula="of:=IF([.AG108]=1;[.K108];&quot;&quot;)" office:value-type="float" office:value="39" calcext:value-type="float">
            <text:p>39.0</text:p>
          </table:table-cell>
          <table:table-cell table:formula="of:=IF([.AG108]=1;[.B108];&quot;&quot;)" office:value-type="float" office:value="450" calcext:value-type="float">
            <text:p>450.0</text:p>
          </table:table-cell>
          <table:table-cell table:formula="of:=IF([.AG108]=1;[.AH108]*100/[.AI108];&quot;&quot;)" office:value-type="float" office:value="8.66666666666667" calcext:value-type="float">
            <text:p>8.7</text:p>
          </table:table-cell>
          <table:table-cell table:formula="of:=IF([.AG108]=1;[.E108]+[.F108]+[.G108];&quot;&quot;)" office:value-type="float" office:value="0.2" calcext:value-type="float">
            <text:p>0.2</text:p>
          </table:table-cell>
          <table:table-cell table:formula="of:=IF([.R108]=0;&quot;&quot;;1)" office:value-type="float" office:value="1" calcext:value-type="float">
            <text:p>1.0</text:p>
          </table:table-cell>
          <table:table-cell table:formula="of:=IF([.AL108]=1;[.R108];&quot;&quot;)" office:value-type="float" office:value="39" calcext:value-type="float">
            <text:p>39.0</text:p>
          </table:table-cell>
          <table:table-cell table:formula="of:=IF([.AL108]=1;[.B108];&quot;&quot;)" office:value-type="float" office:value="450" calcext:value-type="float">
            <text:p>450.0</text:p>
          </table:table-cell>
          <table:table-cell table:formula="of:=IF([.AL108]=1;[.AM108]*100/[.AN108];&quot;&quot;)" office:value-type="float" office:value="8.66666666666667" calcext:value-type="float">
            <text:p>8.7</text:p>
          </table:table-cell>
          <table:table-cell table:formula="of:=IF([.AL108]=1;[.L108]+[.M108]+[.N108];&quot;&quot;)" office:value-type="float" office:value="0.31" calcext:value-type="float">
            <text:p>0.3</text:p>
          </table:table-cell>
          <table:table-cell table:formula="of:=IF([.Y108]=0;&quot;&quot;;1)" office:value-type="float" office:value="1" calcext:value-type="float">
            <text:p>1.0</text:p>
          </table:table-cell>
          <table:table-cell table:formula="of:=IF([.AQ108]=1;[.Y108];&quot;&quot;)" office:value-type="float" office:value="39" calcext:value-type="float">
            <text:p>39.0</text:p>
          </table:table-cell>
          <table:table-cell table:formula="of:=IF([.AQ108]=1;[.B108];&quot;&quot;)" office:value-type="float" office:value="450" calcext:value-type="float">
            <text:p>450.0</text:p>
          </table:table-cell>
          <table:table-cell table:formula="of:=IF([.AQ108]=1;[.AR108]*100/[.AS108];&quot;&quot;)" office:value-type="float" office:value="8.66666666666667" calcext:value-type="float">
            <text:p>8.7</text:p>
          </table:table-cell>
          <table:table-cell table:formula="of:=IF([.AQ108]=1;[.S108]+[.T108]+[.U108];&quot;&quot;)" office:value-type="float" office:value="0.35" calcext:value-type="float">
            <text:p>0.4</text:p>
          </table:table-cell>
          <table:table-cell table:formula="of:=IF([.AF108]=0;&quot;&quot;;1)" office:value-type="float" office:value="1" calcext:value-type="float">
            <text:p>1.0</text:p>
          </table:table-cell>
          <table:table-cell table:formula="of:=IF([.AV108]=1;[.AF108];&quot;&quot;)" office:value-type="float" office:value="40" calcext:value-type="float">
            <text:p>40.0</text:p>
          </table:table-cell>
          <table:table-cell table:formula="of:=IF([.AV108]=1;[.B108];&quot;&quot;)" office:value-type="float" office:value="450" calcext:value-type="float">
            <text:p>450.0</text:p>
          </table:table-cell>
          <table:table-cell table:formula="of:=IF([.AV108]=1;[.AW108]*100/[.AX108];&quot;&quot;)" office:value-type="float" office:value="8.88888888888889" calcext:value-type="float">
            <text:p>8.9</text:p>
          </table:table-cell>
          <table:table-cell table:formula="of:=IF([.AV108]=1;[.Z108]+[.AA108]+[.AB108];&quot;&quot;)" office:value-type="float" office:value="0.59" calcext:value-type="float">
            <text:p>0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table:formula="of:=2*[.C109]/([.B109]*([.B109]-1))" office:value-type="float" office:value="0.165107646622123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09]=0;&quot;&quot;;1)">
            <text:p/>
          </table:table-cell>
          <table:table-cell table:formula="of:=IF([.AG109]=1;[.K109];&quot;&quot;)">
            <text:p/>
          </table:table-cell>
          <table:table-cell table:formula="of:=IF([.AG109]=1;[.B109];&quot;&quot;)">
            <text:p/>
          </table:table-cell>
          <table:table-cell table:formula="of:=IF([.AG109]=1;[.AH109]*100/[.AI109];&quot;&quot;)">
            <text:p/>
          </table:table-cell>
          <table:table-cell table:formula="of:=IF([.AG109]=1;[.E109]+[.F109]+[.G109];&quot;&quot;)">
            <text:p/>
          </table:table-cell>
          <table:table-cell table:formula="of:=IF([.R109]=0;&quot;&quot;;1)">
            <text:p/>
          </table:table-cell>
          <table:table-cell table:formula="of:=IF([.AL109]=1;[.R109];&quot;&quot;)">
            <text:p/>
          </table:table-cell>
          <table:table-cell table:formula="of:=IF([.AL109]=1;[.B109];&quot;&quot;)">
            <text:p/>
          </table:table-cell>
          <table:table-cell table:formula="of:=IF([.AL109]=1;[.AM109]*100/[.AN109];&quot;&quot;)">
            <text:p/>
          </table:table-cell>
          <table:table-cell table:formula="of:=IF([.AL109]=1;[.L109]+[.M109]+[.N109];&quot;&quot;)">
            <text:p/>
          </table:table-cell>
          <table:table-cell table:formula="of:=IF([.Y109]=0;&quot;&quot;;1)">
            <text:p/>
          </table:table-cell>
          <table:table-cell table:formula="of:=IF([.AQ109]=1;[.Y109];&quot;&quot;)">
            <text:p/>
          </table:table-cell>
          <table:table-cell table:formula="of:=IF([.AQ109]=1;[.B109];&quot;&quot;)">
            <text:p/>
          </table:table-cell>
          <table:table-cell table:formula="of:=IF([.AQ109]=1;[.AR109]*100/[.AS109];&quot;&quot;)">
            <text:p/>
          </table:table-cell>
          <table:table-cell table:formula="of:=IF([.AQ109]=1;[.S109]+[.T109]+[.U109];&quot;&quot;)">
            <text:p/>
          </table:table-cell>
          <table:table-cell table:formula="of:=IF([.AF109]=0;&quot;&quot;;1)">
            <text:p/>
          </table:table-cell>
          <table:table-cell table:formula="of:=IF([.AV109]=1;[.AF109];&quot;&quot;)">
            <text:p/>
          </table:table-cell>
          <table:table-cell table:formula="of:=IF([.AV109]=1;[.B109];&quot;&quot;)">
            <text:p/>
          </table:table-cell>
          <table:table-cell table:formula="of:=IF([.AV109]=1;[.AW109]*100/[.AX109];&quot;&quot;)">
            <text:p/>
          </table:table-cell>
          <table:table-cell table:formula="of:=IF([.AV109]=1;[.Z109]+[.AA109]+[.AB10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table:formula="of:=2*[.C110]/([.B110]*([.B110]-1))" office:value-type="float" office:value="0.165800544419698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10]=0;&quot;&quot;;1)">
            <text:p/>
          </table:table-cell>
          <table:table-cell table:formula="of:=IF([.AG110]=1;[.K110];&quot;&quot;)">
            <text:p/>
          </table:table-cell>
          <table:table-cell table:formula="of:=IF([.AG110]=1;[.B110];&quot;&quot;)">
            <text:p/>
          </table:table-cell>
          <table:table-cell table:formula="of:=IF([.AG110]=1;[.AH110]*100/[.AI110];&quot;&quot;)">
            <text:p/>
          </table:table-cell>
          <table:table-cell table:formula="of:=IF([.AG110]=1;[.E110]+[.F110]+[.G110];&quot;&quot;)">
            <text:p/>
          </table:table-cell>
          <table:table-cell table:formula="of:=IF([.R110]=0;&quot;&quot;;1)">
            <text:p/>
          </table:table-cell>
          <table:table-cell table:formula="of:=IF([.AL110]=1;[.R110];&quot;&quot;)">
            <text:p/>
          </table:table-cell>
          <table:table-cell table:formula="of:=IF([.AL110]=1;[.B110];&quot;&quot;)">
            <text:p/>
          </table:table-cell>
          <table:table-cell table:formula="of:=IF([.AL110]=1;[.AM110]*100/[.AN110];&quot;&quot;)">
            <text:p/>
          </table:table-cell>
          <table:table-cell table:formula="of:=IF([.AL110]=1;[.L110]+[.M110]+[.N110];&quot;&quot;)">
            <text:p/>
          </table:table-cell>
          <table:table-cell table:formula="of:=IF([.Y110]=0;&quot;&quot;;1)">
            <text:p/>
          </table:table-cell>
          <table:table-cell table:formula="of:=IF([.AQ110]=1;[.Y110];&quot;&quot;)">
            <text:p/>
          </table:table-cell>
          <table:table-cell table:formula="of:=IF([.AQ110]=1;[.B110];&quot;&quot;)">
            <text:p/>
          </table:table-cell>
          <table:table-cell table:formula="of:=IF([.AQ110]=1;[.AR110]*100/[.AS110];&quot;&quot;)">
            <text:p/>
          </table:table-cell>
          <table:table-cell table:formula="of:=IF([.AQ110]=1;[.S110]+[.T110]+[.U110];&quot;&quot;)">
            <text:p/>
          </table:table-cell>
          <table:table-cell table:formula="of:=IF([.AF110]=0;&quot;&quot;;1)">
            <text:p/>
          </table:table-cell>
          <table:table-cell table:formula="of:=IF([.AV110]=1;[.AF110];&quot;&quot;)">
            <text:p/>
          </table:table-cell>
          <table:table-cell table:formula="of:=IF([.AV110]=1;[.B110];&quot;&quot;)">
            <text:p/>
          </table:table-cell>
          <table:table-cell table:formula="of:=IF([.AV110]=1;[.AW110]*100/[.AX110];&quot;&quot;)">
            <text:p/>
          </table:table-cell>
          <table:table-cell table:formula="of:=IF([.AV110]=1;[.Z110]+[.AA110]+[.AB11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table:formula="of:=2*[.C111]/([.B111]*([.B111]-1))" office:value-type="float" office:value="0.0817619401138332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table:formula="of:=IF([.K111]=0;&quot;&quot;;1)" office:value-type="float" office:value="1" calcext:value-type="float">
            <text:p>1</text:p>
          </table:table-cell>
          <table:table-cell table:formula="of:=IF([.AG111]=1;[.K111];&quot;&quot;)" office:value-type="float" office:value="147" calcext:value-type="float">
            <text:p>147.0</text:p>
          </table:table-cell>
          <table:table-cell table:formula="of:=IF([.AG111]=1;[.B111];&quot;&quot;)" office:value-type="float" office:value="450" calcext:value-type="float">
            <text:p>450.0</text:p>
          </table:table-cell>
          <table:table-cell table:formula="of:=IF([.AG111]=1;[.AH111]*100/[.AI111];&quot;&quot;)" office:value-type="float" office:value="32.6666666666667" calcext:value-type="float">
            <text:p>32.7</text:p>
          </table:table-cell>
          <table:table-cell table:formula="of:=IF([.AG111]=1;[.E111]+[.F111]+[.G111];&quot;&quot;)" office:value-type="float" office:value="0.42" calcext:value-type="float">
            <text:p>0.4</text:p>
          </table:table-cell>
          <table:table-cell table:formula="of:=IF([.R111]=0;&quot;&quot;;1)" office:value-type="float" office:value="1" calcext:value-type="float">
            <text:p>1.0</text:p>
          </table:table-cell>
          <table:table-cell table:formula="of:=IF([.AL111]=1;[.R111];&quot;&quot;)" office:value-type="float" office:value="147" calcext:value-type="float">
            <text:p>147.0</text:p>
          </table:table-cell>
          <table:table-cell table:formula="of:=IF([.AL111]=1;[.B111];&quot;&quot;)" office:value-type="float" office:value="450" calcext:value-type="float">
            <text:p>450.0</text:p>
          </table:table-cell>
          <table:table-cell table:formula="of:=IF([.AL111]=1;[.AM111]*100/[.AN111];&quot;&quot;)" office:value-type="float" office:value="32.6666666666667" calcext:value-type="float">
            <text:p>32.7</text:p>
          </table:table-cell>
          <table:table-cell table:formula="of:=IF([.AL111]=1;[.L111]+[.M111]+[.N111];&quot;&quot;)" office:value-type="float" office:value="0.52" calcext:value-type="float">
            <text:p>0.5</text:p>
          </table:table-cell>
          <table:table-cell table:formula="of:=IF([.Y111]=0;&quot;&quot;;1)" office:value-type="float" office:value="1" calcext:value-type="float">
            <text:p>1.0</text:p>
          </table:table-cell>
          <table:table-cell table:formula="of:=IF([.AQ111]=1;[.Y111];&quot;&quot;)" office:value-type="float" office:value="147" calcext:value-type="float">
            <text:p>147.0</text:p>
          </table:table-cell>
          <table:table-cell table:formula="of:=IF([.AQ111]=1;[.B111];&quot;&quot;)" office:value-type="float" office:value="450" calcext:value-type="float">
            <text:p>450.0</text:p>
          </table:table-cell>
          <table:table-cell table:formula="of:=IF([.AQ111]=1;[.AR111]*100/[.AS111];&quot;&quot;)" office:value-type="float" office:value="32.6666666666667" calcext:value-type="float">
            <text:p>32.7</text:p>
          </table:table-cell>
          <table:table-cell table:formula="of:=IF([.AQ111]=1;[.S111]+[.T111]+[.U111];&quot;&quot;)" office:value-type="float" office:value="0.58" calcext:value-type="float">
            <text:p>0.6</text:p>
          </table:table-cell>
          <table:table-cell table:formula="of:=IF([.AF111]=0;&quot;&quot;;1)" office:value-type="float" office:value="1" calcext:value-type="float">
            <text:p>1.0</text:p>
          </table:table-cell>
          <table:table-cell table:formula="of:=IF([.AV111]=1;[.AF111];&quot;&quot;)" office:value-type="float" office:value="186" calcext:value-type="float">
            <text:p>186.0</text:p>
          </table:table-cell>
          <table:table-cell table:formula="of:=IF([.AV111]=1;[.B111];&quot;&quot;)" office:value-type="float" office:value="450" calcext:value-type="float">
            <text:p>450.0</text:p>
          </table:table-cell>
          <table:table-cell table:formula="of:=IF([.AV111]=1;[.AW111]*100/[.AX111];&quot;&quot;)" office:value-type="float" office:value="41.3333333333333" calcext:value-type="float">
            <text:p>41.3</text:p>
          </table:table-cell>
          <table:table-cell table:formula="of:=IF([.AV111]=1;[.Z111]+[.AA111]+[.AB111];&quot;&quot;)" office:value-type="float" office:value="0.92" calcext:value-type="float">
            <text:p>0.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table:formula="of:=2*[.C112]/([.B112]*([.B112]-1))" office:value-type="float" office:value="0.0817916357337293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0.23" calcext:value-type="float">
            <text:p>0.23</text:p>
          </table:table-cell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formula="of:=IF([.K112]=0;&quot;&quot;;1)" office:value-type="float" office:value="1" calcext:value-type="float">
            <text:p>1</text:p>
          </table:table-cell>
          <table:table-cell table:formula="of:=IF([.AG112]=1;[.K112];&quot;&quot;)" office:value-type="float" office:value="131" calcext:value-type="float">
            <text:p>131.0</text:p>
          </table:table-cell>
          <table:table-cell table:formula="of:=IF([.AG112]=1;[.B112];&quot;&quot;)" office:value-type="float" office:value="450" calcext:value-type="float">
            <text:p>450.0</text:p>
          </table:table-cell>
          <table:table-cell table:formula="of:=IF([.AG112]=1;[.AH112]*100/[.AI112];&quot;&quot;)" office:value-type="float" office:value="29.1111111111111" calcext:value-type="float">
            <text:p>29.1</text:p>
          </table:table-cell>
          <table:table-cell table:formula="of:=IF([.AG112]=1;[.E112]+[.F112]+[.G112];&quot;&quot;)" office:value-type="float" office:value="0.42" calcext:value-type="float">
            <text:p>0.4</text:p>
          </table:table-cell>
          <table:table-cell table:formula="of:=IF([.R112]=0;&quot;&quot;;1)" office:value-type="float" office:value="1" calcext:value-type="float">
            <text:p>1.0</text:p>
          </table:table-cell>
          <table:table-cell table:formula="of:=IF([.AL112]=1;[.R112];&quot;&quot;)" office:value-type="float" office:value="131" calcext:value-type="float">
            <text:p>131.0</text:p>
          </table:table-cell>
          <table:table-cell table:formula="of:=IF([.AL112]=1;[.B112];&quot;&quot;)" office:value-type="float" office:value="450" calcext:value-type="float">
            <text:p>450.0</text:p>
          </table:table-cell>
          <table:table-cell table:formula="of:=IF([.AL112]=1;[.AM112]*100/[.AN112];&quot;&quot;)" office:value-type="float" office:value="29.1111111111111" calcext:value-type="float">
            <text:p>29.1</text:p>
          </table:table-cell>
          <table:table-cell table:formula="of:=IF([.AL112]=1;[.L112]+[.M112]+[.N112];&quot;&quot;)" office:value-type="float" office:value="0.54" calcext:value-type="float">
            <text:p>0.5</text:p>
          </table:table-cell>
          <table:table-cell table:formula="of:=IF([.Y112]=0;&quot;&quot;;1)" office:value-type="float" office:value="1" calcext:value-type="float">
            <text:p>1.0</text:p>
          </table:table-cell>
          <table:table-cell table:formula="of:=IF([.AQ112]=1;[.Y112];&quot;&quot;)" office:value-type="float" office:value="131" calcext:value-type="float">
            <text:p>131.0</text:p>
          </table:table-cell>
          <table:table-cell table:formula="of:=IF([.AQ112]=1;[.B112];&quot;&quot;)" office:value-type="float" office:value="450" calcext:value-type="float">
            <text:p>450.0</text:p>
          </table:table-cell>
          <table:table-cell table:formula="of:=IF([.AQ112]=1;[.AR112]*100/[.AS112];&quot;&quot;)" office:value-type="float" office:value="29.1111111111111" calcext:value-type="float">
            <text:p>29.1</text:p>
          </table:table-cell>
          <table:table-cell table:formula="of:=IF([.AQ112]=1;[.S112]+[.T112]+[.U112];&quot;&quot;)" office:value-type="float" office:value="0.59" calcext:value-type="float">
            <text:p>0.6</text:p>
          </table:table-cell>
          <table:table-cell table:formula="of:=IF([.AF112]=0;&quot;&quot;;1)" office:value-type="float" office:value="1" calcext:value-type="float">
            <text:p>1.0</text:p>
          </table:table-cell>
          <table:table-cell table:formula="of:=IF([.AV112]=1;[.AF112];&quot;&quot;)" office:value-type="float" office:value="156" calcext:value-type="float">
            <text:p>156.0</text:p>
          </table:table-cell>
          <table:table-cell table:formula="of:=IF([.AV112]=1;[.B112];&quot;&quot;)" office:value-type="float" office:value="450" calcext:value-type="float">
            <text:p>450.0</text:p>
          </table:table-cell>
          <table:table-cell table:formula="of:=IF([.AV112]=1;[.AW112]*100/[.AX112];&quot;&quot;)" office:value-type="float" office:value="34.6666666666667" calcext:value-type="float">
            <text:p>34.7</text:p>
          </table:table-cell>
          <table:table-cell table:formula="of:=IF([.AV112]=1;[.Z112]+[.AA112]+[.AB112];&quot;&quot;)" office:value-type="float" office:value="1.02" calcext:value-type="float">
            <text:p>1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table:formula="of:=2*[.C113]/([.B113]*([.B113]-1))" office:value-type="float" office:value="0.171670378619154" calcext:value-type="float">
            <text:p>0.2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68" calcext:value-type="float">
            <text:p>0.68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72" calcext:value-type="float">
            <text:p>0.72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K113]=0;&quot;&quot;;1)" office:value-type="float" office:value="1" calcext:value-type="float">
            <text:p>1</text:p>
          </table:table-cell>
          <table:table-cell table:formula="of:=IF([.AG113]=1;[.K113];&quot;&quot;)" office:value-type="float" office:value="14" calcext:value-type="float">
            <text:p>14.0</text:p>
          </table:table-cell>
          <table:table-cell table:formula="of:=IF([.AG113]=1;[.B113];&quot;&quot;)" office:value-type="float" office:value="450" calcext:value-type="float">
            <text:p>450.0</text:p>
          </table:table-cell>
          <table:table-cell table:formula="of:=IF([.AG113]=1;[.AH113]*100/[.AI113];&quot;&quot;)" office:value-type="float" office:value="3.11111111111111" calcext:value-type="float">
            <text:p>3.1</text:p>
          </table:table-cell>
          <table:table-cell table:formula="of:=IF([.AG113]=1;[.E113]+[.F113]+[.G113];&quot;&quot;)" office:value-type="float" office:value="0.76" calcext:value-type="float">
            <text:p>0.8</text:p>
          </table:table-cell>
          <table:table-cell table:formula="of:=IF([.R113]=0;&quot;&quot;;1)" office:value-type="float" office:value="1" calcext:value-type="float">
            <text:p>1.0</text:p>
          </table:table-cell>
          <table:table-cell table:formula="of:=IF([.AL113]=1;[.R113];&quot;&quot;)" office:value-type="float" office:value="14" calcext:value-type="float">
            <text:p>14.0</text:p>
          </table:table-cell>
          <table:table-cell table:formula="of:=IF([.AL113]=1;[.B113];&quot;&quot;)" office:value-type="float" office:value="450" calcext:value-type="float">
            <text:p>450.0</text:p>
          </table:table-cell>
          <table:table-cell table:formula="of:=IF([.AL113]=1;[.AM113]*100/[.AN113];&quot;&quot;)" office:value-type="float" office:value="3.11111111111111" calcext:value-type="float">
            <text:p>3.1</text:p>
          </table:table-cell>
          <table:table-cell table:formula="of:=IF([.AL113]=1;[.L113]+[.M113]+[.N113];&quot;&quot;)" office:value-type="float" office:value="0.98" calcext:value-type="float">
            <text:p>1.0</text:p>
          </table:table-cell>
          <table:table-cell table:formula="of:=IF([.Y113]=0;&quot;&quot;;1)" office:value-type="float" office:value="1" calcext:value-type="float">
            <text:p>1.0</text:p>
          </table:table-cell>
          <table:table-cell table:formula="of:=IF([.AQ113]=1;[.Y113];&quot;&quot;)" office:value-type="float" office:value="14" calcext:value-type="float">
            <text:p>14.0</text:p>
          </table:table-cell>
          <table:table-cell table:formula="of:=IF([.AQ113]=1;[.B113];&quot;&quot;)" office:value-type="float" office:value="450" calcext:value-type="float">
            <text:p>450.0</text:p>
          </table:table-cell>
          <table:table-cell table:formula="of:=IF([.AQ113]=1;[.AR113]*100/[.AS113];&quot;&quot;)" office:value-type="float" office:value="3.11111111111111" calcext:value-type="float">
            <text:p>3.1</text:p>
          </table:table-cell>
          <table:table-cell table:formula="of:=IF([.AQ113]=1;[.S113]+[.T113]+[.U113];&quot;&quot;)" office:value-type="float" office:value="1.15" calcext:value-type="float">
            <text:p>1.2</text:p>
          </table:table-cell>
          <table:table-cell table:formula="of:=IF([.AF113]=0;&quot;&quot;;1)" office:value-type="float" office:value="1" calcext:value-type="float">
            <text:p>1.0</text:p>
          </table:table-cell>
          <table:table-cell table:formula="of:=IF([.AV113]=1;[.AF113];&quot;&quot;)" office:value-type="float" office:value="15" calcext:value-type="float">
            <text:p>15.0</text:p>
          </table:table-cell>
          <table:table-cell table:formula="of:=IF([.AV113]=1;[.B113];&quot;&quot;)" office:value-type="float" office:value="450" calcext:value-type="float">
            <text:p>450.0</text:p>
          </table:table-cell>
          <table:table-cell table:formula="of:=IF([.AV113]=1;[.AW113]*100/[.AX113];&quot;&quot;)" office:value-type="float" office:value="3.33333333333333" calcext:value-type="float">
            <text:p>3.3</text:p>
          </table:table-cell>
          <table:table-cell table:formula="of:=IF([.AV113]=1;[.Z113]+[.AA113]+[.AB113];&quot;&quot;)" office:value-type="float" office:value="1.59" calcext:value-type="float">
            <text:p>1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table:formula="of:=2*[.C114]/([.B114]*([.B114]-1))" office:value-type="float" office:value="0.172482058896313" calcext:value-type="float">
            <text:p>0.2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67" calcext:value-type="float">
            <text:p>0.67</text:p>
          </table:table-cell>
          <table:table-cell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K114]=0;&quot;&quot;;1)" office:value-type="float" office:value="1" calcext:value-type="float">
            <text:p>1</text:p>
          </table:table-cell>
          <table:table-cell table:formula="of:=IF([.AG114]=1;[.K114];&quot;&quot;)" office:value-type="float" office:value="16" calcext:value-type="float">
            <text:p>16.0</text:p>
          </table:table-cell>
          <table:table-cell table:formula="of:=IF([.AG114]=1;[.B114];&quot;&quot;)" office:value-type="float" office:value="450" calcext:value-type="float">
            <text:p>450.0</text:p>
          </table:table-cell>
          <table:table-cell table:formula="of:=IF([.AG114]=1;[.AH114]*100/[.AI114];&quot;&quot;)" office:value-type="float" office:value="3.55555555555556" calcext:value-type="float">
            <text:p>3.6</text:p>
          </table:table-cell>
          <table:table-cell table:formula="of:=IF([.AG114]=1;[.E114]+[.F114]+[.G114];&quot;&quot;)" office:value-type="float" office:value="0.76" calcext:value-type="float">
            <text:p>0.8</text:p>
          </table:table-cell>
          <table:table-cell table:formula="of:=IF([.R114]=0;&quot;&quot;;1)" office:value-type="float" office:value="1" calcext:value-type="float">
            <text:p>1.0</text:p>
          </table:table-cell>
          <table:table-cell table:formula="of:=IF([.AL114]=1;[.R114];&quot;&quot;)" office:value-type="float" office:value="16" calcext:value-type="float">
            <text:p>16.0</text:p>
          </table:table-cell>
          <table:table-cell table:formula="of:=IF([.AL114]=1;[.B114];&quot;&quot;)" office:value-type="float" office:value="450" calcext:value-type="float">
            <text:p>450.0</text:p>
          </table:table-cell>
          <table:table-cell table:formula="of:=IF([.AL114]=1;[.AM114]*100/[.AN114];&quot;&quot;)" office:value-type="float" office:value="3.55555555555556" calcext:value-type="float">
            <text:p>3.6</text:p>
          </table:table-cell>
          <table:table-cell table:formula="of:=IF([.AL114]=1;[.L114]+[.M114]+[.N114];&quot;&quot;)" office:value-type="float" office:value="0.97" calcext:value-type="float">
            <text:p>1.0</text:p>
          </table:table-cell>
          <table:table-cell table:formula="of:=IF([.Y114]=0;&quot;&quot;;1)" office:value-type="float" office:value="1" calcext:value-type="float">
            <text:p>1.0</text:p>
          </table:table-cell>
          <table:table-cell table:formula="of:=IF([.AQ114]=1;[.Y114];&quot;&quot;)" office:value-type="float" office:value="16" calcext:value-type="float">
            <text:p>16.0</text:p>
          </table:table-cell>
          <table:table-cell table:formula="of:=IF([.AQ114]=1;[.B114];&quot;&quot;)" office:value-type="float" office:value="450" calcext:value-type="float">
            <text:p>450.0</text:p>
          </table:table-cell>
          <table:table-cell table:formula="of:=IF([.AQ114]=1;[.AR114]*100/[.AS114];&quot;&quot;)" office:value-type="float" office:value="3.55555555555556" calcext:value-type="float">
            <text:p>3.6</text:p>
          </table:table-cell>
          <table:table-cell table:formula="of:=IF([.AQ114]=1;[.S114]+[.T114]+[.U114];&quot;&quot;)" office:value-type="float" office:value="1.14" calcext:value-type="float">
            <text:p>1.1</text:p>
          </table:table-cell>
          <table:table-cell table:formula="of:=IF([.AF114]=0;&quot;&quot;;1)" office:value-type="float" office:value="1" calcext:value-type="float">
            <text:p>1.0</text:p>
          </table:table-cell>
          <table:table-cell table:formula="of:=IF([.AV114]=1;[.AF114];&quot;&quot;)" office:value-type="float" office:value="17" calcext:value-type="float">
            <text:p>17.0</text:p>
          </table:table-cell>
          <table:table-cell table:formula="of:=IF([.AV114]=1;[.B114];&quot;&quot;)" office:value-type="float" office:value="450" calcext:value-type="float">
            <text:p>450.0</text:p>
          </table:table-cell>
          <table:table-cell table:formula="of:=IF([.AV114]=1;[.AW114]*100/[.AX114];&quot;&quot;)" office:value-type="float" office:value="3.77777777777778" calcext:value-type="float">
            <text:p>3.8</text:p>
          </table:table-cell>
          <table:table-cell table:formula="of:=IF([.AV114]=1;[.Z114]+[.AA114]+[.AB114];&quot;&quot;)" office:value-type="float" office:value="1.51" calcext:value-type="float">
            <text:p>1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es250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table:formula="of:=2*[.C115]/([.B115]*([.B115]-1))" office:value-type="float" office:value="0.047613188976378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IF([.K115]=0;&quot;&quot;;1)" office:value-type="float" office:value="1" calcext:value-type="float">
            <text:p>1</text:p>
          </table:table-cell>
          <table:table-cell table:formula="of:=IF([.AG115]=1;[.K115];&quot;&quot;)" office:value-type="float" office:value="91" calcext:value-type="float">
            <text:p>91.0</text:p>
          </table:table-cell>
          <table:table-cell table:formula="of:=IF([.AG115]=1;[.B115];&quot;&quot;)" office:value-type="float" office:value="128" calcext:value-type="float">
            <text:p>128.0</text:p>
          </table:table-cell>
          <table:table-cell table:formula="of:=IF([.AG115]=1;[.AH115]*100/[.AI115];&quot;&quot;)" office:value-type="float" office:value="71.09375" calcext:value-type="float">
            <text:p>71.1</text:p>
          </table:table-cell>
          <table:table-cell table:formula="of:=IF([.AG115]=1;[.E115]+[.F115]+[.G115];&quot;&quot;)" office:value-type="float" office:value="0" calcext:value-type="float">
            <text:p>0.0</text:p>
          </table:table-cell>
          <table:table-cell table:formula="of:=IF([.R115]=0;&quot;&quot;;1)" office:value-type="float" office:value="1" calcext:value-type="float">
            <text:p>1.0</text:p>
          </table:table-cell>
          <table:table-cell table:formula="of:=IF([.AL115]=1;[.R115];&quot;&quot;)" office:value-type="float" office:value="91" calcext:value-type="float">
            <text:p>91.0</text:p>
          </table:table-cell>
          <table:table-cell table:formula="of:=IF([.AL115]=1;[.B115];&quot;&quot;)" office:value-type="float" office:value="128" calcext:value-type="float">
            <text:p>128.0</text:p>
          </table:table-cell>
          <table:table-cell table:formula="of:=IF([.AL115]=1;[.AM115]*100/[.AN115];&quot;&quot;)" office:value-type="float" office:value="71.09375" calcext:value-type="float">
            <text:p>71.1</text:p>
          </table:table-cell>
          <table:table-cell table:formula="of:=IF([.AL115]=1;[.L115]+[.M115]+[.N115];&quot;&quot;)" office:value-type="float" office:value="0" calcext:value-type="float">
            <text:p>0.0</text:p>
          </table:table-cell>
          <table:table-cell table:formula="of:=IF([.Y115]=0;&quot;&quot;;1)" office:value-type="float" office:value="1" calcext:value-type="float">
            <text:p>1.0</text:p>
          </table:table-cell>
          <table:table-cell table:formula="of:=IF([.AQ115]=1;[.Y115];&quot;&quot;)" office:value-type="float" office:value="91" calcext:value-type="float">
            <text:p>91.0</text:p>
          </table:table-cell>
          <table:table-cell table:formula="of:=IF([.AQ115]=1;[.B115];&quot;&quot;)" office:value-type="float" office:value="128" calcext:value-type="float">
            <text:p>128.0</text:p>
          </table:table-cell>
          <table:table-cell table:formula="of:=IF([.AQ115]=1;[.AR115]*100/[.AS115];&quot;&quot;)" office:value-type="float" office:value="71.09375" calcext:value-type="float">
            <text:p>71.1</text:p>
          </table:table-cell>
          <table:table-cell table:formula="of:=IF([.AQ115]=1;[.S115]+[.T115]+[.U115];&quot;&quot;)" office:value-type="float" office:value="0" calcext:value-type="float">
            <text:p>0.0</text:p>
          </table:table-cell>
          <table:table-cell table:formula="of:=IF([.AF115]=0;&quot;&quot;;1)" office:value-type="float" office:value="1" calcext:value-type="float">
            <text:p>1.0</text:p>
          </table:table-cell>
          <table:table-cell table:formula="of:=IF([.AV115]=1;[.AF115];&quot;&quot;)" office:value-type="float" office:value="120" calcext:value-type="float">
            <text:p>120.0</text:p>
          </table:table-cell>
          <table:table-cell table:formula="of:=IF([.AV115]=1;[.B115];&quot;&quot;)" office:value-type="float" office:value="128" calcext:value-type="float">
            <text:p>128.0</text:p>
          </table:table-cell>
          <table:table-cell table:formula="of:=IF([.AV115]=1;[.AW115]*100/[.AX115];&quot;&quot;)" office:value-type="float" office:value="93.75" calcext:value-type="float">
            <text:p>93.8</text:p>
          </table:table-cell>
          <table:table-cell table:formula="of:=IF([.AV115]=1;[.Z115]+[.AA115]+[.AB115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es500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table:formula="of:=2*[.C116]/([.B116]*([.B116]-1))" office:value-type="float" office:value="0.14394685039370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IF([.K116]=0;&quot;&quot;;1)" office:value-type="float" office:value="1" calcext:value-type="float">
            <text:p>1</text:p>
          </table:table-cell>
          <table:table-cell table:formula="of:=IF([.AG116]=1;[.K116];&quot;&quot;)" office:value-type="float" office:value="75" calcext:value-type="float">
            <text:p>75.0</text:p>
          </table:table-cell>
          <table:table-cell table:formula="of:=IF([.AG116]=1;[.B116];&quot;&quot;)" office:value-type="float" office:value="128" calcext:value-type="float">
            <text:p>128.0</text:p>
          </table:table-cell>
          <table:table-cell table:formula="of:=IF([.AG116]=1;[.AH116]*100/[.AI116];&quot;&quot;)" office:value-type="float" office:value="58.59375" calcext:value-type="float">
            <text:p>58.6</text:p>
          </table:table-cell>
          <table:table-cell table:formula="of:=IF([.AG116]=1;[.E116]+[.F116]+[.G116];&quot;&quot;)" office:value-type="float" office:value="0.05" calcext:value-type="float">
            <text:p>0.1</text:p>
          </table:table-cell>
          <table:table-cell table:formula="of:=IF([.R116]=0;&quot;&quot;;1)" office:value-type="float" office:value="1" calcext:value-type="float">
            <text:p>1.0</text:p>
          </table:table-cell>
          <table:table-cell table:formula="of:=IF([.AL116]=1;[.R116];&quot;&quot;)" office:value-type="float" office:value="75" calcext:value-type="float">
            <text:p>75.0</text:p>
          </table:table-cell>
          <table:table-cell table:formula="of:=IF([.AL116]=1;[.B116];&quot;&quot;)" office:value-type="float" office:value="128" calcext:value-type="float">
            <text:p>128.0</text:p>
          </table:table-cell>
          <table:table-cell table:formula="of:=IF([.AL116]=1;[.AM116]*100/[.AN116];&quot;&quot;)" office:value-type="float" office:value="58.59375" calcext:value-type="float">
            <text:p>58.6</text:p>
          </table:table-cell>
          <table:table-cell table:formula="of:=IF([.AL116]=1;[.L116]+[.M116]+[.N116];&quot;&quot;)" office:value-type="float" office:value="0.06" calcext:value-type="float">
            <text:p>0.1</text:p>
          </table:table-cell>
          <table:table-cell table:formula="of:=IF([.Y116]=0;&quot;&quot;;1)" office:value-type="float" office:value="1" calcext:value-type="float">
            <text:p>1.0</text:p>
          </table:table-cell>
          <table:table-cell table:formula="of:=IF([.AQ116]=1;[.Y116];&quot;&quot;)" office:value-type="float" office:value="75" calcext:value-type="float">
            <text:p>75.0</text:p>
          </table:table-cell>
          <table:table-cell table:formula="of:=IF([.AQ116]=1;[.B116];&quot;&quot;)" office:value-type="float" office:value="128" calcext:value-type="float">
            <text:p>128.0</text:p>
          </table:table-cell>
          <table:table-cell table:formula="of:=IF([.AQ116]=1;[.AR116]*100/[.AS116];&quot;&quot;)" office:value-type="float" office:value="58.59375" calcext:value-type="float">
            <text:p>58.6</text:p>
          </table:table-cell>
          <table:table-cell table:formula="of:=IF([.AQ116]=1;[.S116]+[.T116]+[.U116];&quot;&quot;)" office:value-type="float" office:value="0.06" calcext:value-type="float">
            <text:p>0.1</text:p>
          </table:table-cell>
          <table:table-cell table:formula="of:=IF([.AF116]=0;&quot;&quot;;1)" office:value-type="float" office:value="1" calcext:value-type="float">
            <text:p>1.0</text:p>
          </table:table-cell>
          <table:table-cell table:formula="of:=IF([.AV116]=1;[.AF116];&quot;&quot;)" office:value-type="float" office:value="108" calcext:value-type="float">
            <text:p>108.0</text:p>
          </table:table-cell>
          <table:table-cell table:formula="of:=IF([.AV116]=1;[.B116];&quot;&quot;)" office:value-type="float" office:value="128" calcext:value-type="float">
            <text:p>128.0</text:p>
          </table:table-cell>
          <table:table-cell table:formula="of:=IF([.AV116]=1;[.AW116]*100/[.AX116];&quot;&quot;)" office:value-type="float" office:value="84.375" calcext:value-type="float">
            <text:p>84.4</text:p>
          </table:table-cell>
          <table:table-cell table:formula="of:=IF([.AV116]=1;[.Z116]+[.AA116]+[.AB116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128" calcext:value-type="float">
            <text:p>128</text:p>
          </table:table-cell>
          <table:table-cell office:value-type="float" office:value="2113" calcext:value-type="float">
            <text:p>2113</text:p>
          </table:table-cell>
          <table:table-cell table:formula="of:=2*[.C117]/([.B117]*([.B117]-1))" office:value-type="float" office:value="0.259965551181102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IF([.K117]=0;&quot;&quot;;1)" office:value-type="float" office:value="1" calcext:value-type="float">
            <text:p>1</text:p>
          </table:table-cell>
          <table:table-cell table:formula="of:=IF([.AG117]=1;[.K117];&quot;&quot;)" office:value-type="float" office:value="55" calcext:value-type="float">
            <text:p>55.0</text:p>
          </table:table-cell>
          <table:table-cell table:formula="of:=IF([.AG117]=1;[.B117];&quot;&quot;)" office:value-type="float" office:value="128" calcext:value-type="float">
            <text:p>128.0</text:p>
          </table:table-cell>
          <table:table-cell table:formula="of:=IF([.AG117]=1;[.AH117]*100/[.AI117];&quot;&quot;)" office:value-type="float" office:value="42.96875" calcext:value-type="float">
            <text:p>43.0</text:p>
          </table:table-cell>
          <table:table-cell table:formula="of:=IF([.AG117]=1;[.E117]+[.F117]+[.G117];&quot;&quot;)" office:value-type="float" office:value="0.18" calcext:value-type="float">
            <text:p>0.2</text:p>
          </table:table-cell>
          <table:table-cell table:formula="of:=IF([.R117]=0;&quot;&quot;;1)" office:value-type="float" office:value="1" calcext:value-type="float">
            <text:p>1.0</text:p>
          </table:table-cell>
          <table:table-cell table:formula="of:=IF([.AL117]=1;[.R117];&quot;&quot;)" office:value-type="float" office:value="55" calcext:value-type="float">
            <text:p>55.0</text:p>
          </table:table-cell>
          <table:table-cell table:formula="of:=IF([.AL117]=1;[.B117];&quot;&quot;)" office:value-type="float" office:value="128" calcext:value-type="float">
            <text:p>128.0</text:p>
          </table:table-cell>
          <table:table-cell table:formula="of:=IF([.AL117]=1;[.AM117]*100/[.AN117];&quot;&quot;)" office:value-type="float" office:value="42.96875" calcext:value-type="float">
            <text:p>43.0</text:p>
          </table:table-cell>
          <table:table-cell table:formula="of:=IF([.AL117]=1;[.L117]+[.M117]+[.N117];&quot;&quot;)" office:value-type="float" office:value="0.17" calcext:value-type="float">
            <text:p>0.2</text:p>
          </table:table-cell>
          <table:table-cell table:formula="of:=IF([.Y117]=0;&quot;&quot;;1)" office:value-type="float" office:value="1" calcext:value-type="float">
            <text:p>1.0</text:p>
          </table:table-cell>
          <table:table-cell table:formula="of:=IF([.AQ117]=1;[.Y117];&quot;&quot;)" office:value-type="float" office:value="55" calcext:value-type="float">
            <text:p>55.0</text:p>
          </table:table-cell>
          <table:table-cell table:formula="of:=IF([.AQ117]=1;[.B117];&quot;&quot;)" office:value-type="float" office:value="128" calcext:value-type="float">
            <text:p>128.0</text:p>
          </table:table-cell>
          <table:table-cell table:formula="of:=IF([.AQ117]=1;[.AR117]*100/[.AS117];&quot;&quot;)" office:value-type="float" office:value="42.96875" calcext:value-type="float">
            <text:p>43.0</text:p>
          </table:table-cell>
          <table:table-cell table:formula="of:=IF([.AQ117]=1;[.S117]+[.T117]+[.U117];&quot;&quot;)" office:value-type="float" office:value="0.19" calcext:value-type="float">
            <text:p>0.2</text:p>
          </table:table-cell>
          <table:table-cell table:formula="of:=IF([.AF117]=0;&quot;&quot;;1)" office:value-type="float" office:value="1" calcext:value-type="float">
            <text:p>1.0</text:p>
          </table:table-cell>
          <table:table-cell table:formula="of:=IF([.AV117]=1;[.AF117];&quot;&quot;)" office:value-type="float" office:value="97" calcext:value-type="float">
            <text:p>97.0</text:p>
          </table:table-cell>
          <table:table-cell table:formula="of:=IF([.AV117]=1;[.B117];&quot;&quot;)" office:value-type="float" office:value="128" calcext:value-type="float">
            <text:p>128.0</text:p>
          </table:table-cell>
          <table:table-cell table:formula="of:=IF([.AV117]=1;[.AW117]*100/[.AX117];&quot;&quot;)" office:value-type="float" office:value="75.78125" calcext:value-type="float">
            <text:p>75.8</text:p>
          </table:table-cell>
          <table:table-cell table:formula="of:=IF([.AV117]=1;[.Z117]+[.AA117]+[.AB117];&quot;&quot;)" office:value-type="float" office:value="0.21" calcext:value-type="float">
            <text:p>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table:formula="of:=2*[.C118]/([.B118]*([.B118]-1))" office:value-type="float" office:value="0.395669291338583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table:formula="of:=IF([.K118]=0;&quot;&quot;;1)" office:value-type="float" office:value="1" calcext:value-type="float">
            <text:p>1</text:p>
          </table:table-cell>
          <table:table-cell table:formula="of:=IF([.AG118]=1;[.K118];&quot;&quot;)" office:value-type="float" office:value="45" calcext:value-type="float">
            <text:p>45.0</text:p>
          </table:table-cell>
          <table:table-cell table:formula="of:=IF([.AG118]=1;[.B118];&quot;&quot;)" office:value-type="float" office:value="128" calcext:value-type="float">
            <text:p>128.0</text:p>
          </table:table-cell>
          <table:table-cell table:formula="of:=IF([.AG118]=1;[.AH118]*100/[.AI118];&quot;&quot;)" office:value-type="float" office:value="35.15625" calcext:value-type="float">
            <text:p>35.2</text:p>
          </table:table-cell>
          <table:table-cell table:formula="of:=IF([.AG118]=1;[.E118]+[.F118]+[.G118];&quot;&quot;)" office:value-type="float" office:value="0.47" calcext:value-type="float">
            <text:p>0.5</text:p>
          </table:table-cell>
          <table:table-cell table:formula="of:=IF([.R118]=0;&quot;&quot;;1)" office:value-type="float" office:value="1" calcext:value-type="float">
            <text:p>1.0</text:p>
          </table:table-cell>
          <table:table-cell table:formula="of:=IF([.AL118]=1;[.R118];&quot;&quot;)" office:value-type="float" office:value="45" calcext:value-type="float">
            <text:p>45.0</text:p>
          </table:table-cell>
          <table:table-cell table:formula="of:=IF([.AL118]=1;[.B118];&quot;&quot;)" office:value-type="float" office:value="128" calcext:value-type="float">
            <text:p>128.0</text:p>
          </table:table-cell>
          <table:table-cell table:formula="of:=IF([.AL118]=1;[.AM118]*100/[.AN118];&quot;&quot;)" office:value-type="float" office:value="35.15625" calcext:value-type="float">
            <text:p>35.2</text:p>
          </table:table-cell>
          <table:table-cell table:formula="of:=IF([.AL118]=1;[.L118]+[.M118]+[.N118];&quot;&quot;)" office:value-type="float" office:value="0.48" calcext:value-type="float">
            <text:p>0.5</text:p>
          </table:table-cell>
          <table:table-cell table:formula="of:=IF([.Y118]=0;&quot;&quot;;1)" office:value-type="float" office:value="1" calcext:value-type="float">
            <text:p>1.0</text:p>
          </table:table-cell>
          <table:table-cell table:formula="of:=IF([.AQ118]=1;[.Y118];&quot;&quot;)" office:value-type="float" office:value="45" calcext:value-type="float">
            <text:p>45.0</text:p>
          </table:table-cell>
          <table:table-cell table:formula="of:=IF([.AQ118]=1;[.B118];&quot;&quot;)" office:value-type="float" office:value="128" calcext:value-type="float">
            <text:p>128.0</text:p>
          </table:table-cell>
          <table:table-cell table:formula="of:=IF([.AQ118]=1;[.AR118]*100/[.AS118];&quot;&quot;)" office:value-type="float" office:value="35.15625" calcext:value-type="float">
            <text:p>35.2</text:p>
          </table:table-cell>
          <table:table-cell table:formula="of:=IF([.AQ118]=1;[.S118]+[.T118]+[.U118];&quot;&quot;)" office:value-type="float" office:value="0.54" calcext:value-type="float">
            <text:p>0.5</text:p>
          </table:table-cell>
          <table:table-cell table:formula="of:=IF([.AF118]=0;&quot;&quot;;1)" office:value-type="float" office:value="1" calcext:value-type="float">
            <text:p>1.0</text:p>
          </table:table-cell>
          <table:table-cell table:formula="of:=IF([.AV118]=1;[.AF118];&quot;&quot;)" office:value-type="float" office:value="86" calcext:value-type="float">
            <text:p>86.0</text:p>
          </table:table-cell>
          <table:table-cell table:formula="of:=IF([.AV118]=1;[.B118];&quot;&quot;)" office:value-type="float" office:value="128" calcext:value-type="float">
            <text:p>128.0</text:p>
          </table:table-cell>
          <table:table-cell table:formula="of:=IF([.AV118]=1;[.AW118]*100/[.AX118];&quot;&quot;)" office:value-type="float" office:value="67.1875" calcext:value-type="float">
            <text:p>67.2</text:p>
          </table:table-cell>
          <table:table-cell table:formula="of:=IF([.AV118]=1;[.Z118]+[.AA118]+[.AB118];&quot;&quot;)" office:value-type="float" office:value="0.62" calcext:value-type="float">
            <text:p>0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es1500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table:formula="of:=2*[.C119]/([.B119]*([.B119]-1))" office:value-type="float" office:value="0.639517716535433" calcext:value-type="float">
            <text:p>0.6</text:p>
          </table:table-cell>
          <table:table-cell office:value-type="float" office:value="1.88" calcext:value-type="float">
            <text:p>1.88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92" calcext:value-type="float">
            <text:p>1.92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95" calcext:value-type="float">
            <text:p>1.95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.48" calcext:value-type="float">
            <text:p>1.48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IF([.K119]=0;&quot;&quot;;1)" office:value-type="float" office:value="1" calcext:value-type="float">
            <text:p>1</text:p>
          </table:table-cell>
          <table:table-cell table:formula="of:=IF([.AG119]=1;[.K119];&quot;&quot;)" office:value-type="float" office:value="30" calcext:value-type="float">
            <text:p>30.0</text:p>
          </table:table-cell>
          <table:table-cell table:formula="of:=IF([.AG119]=1;[.B119];&quot;&quot;)" office:value-type="float" office:value="128" calcext:value-type="float">
            <text:p>128.0</text:p>
          </table:table-cell>
          <table:table-cell table:formula="of:=IF([.AG119]=1;[.AH119]*100/[.AI119];&quot;&quot;)" office:value-type="float" office:value="23.4375" calcext:value-type="float">
            <text:p>23.4</text:p>
          </table:table-cell>
          <table:table-cell table:formula="of:=IF([.AG119]=1;[.E119]+[.F119]+[.G119];&quot;&quot;)" office:value-type="float" office:value="2.16" calcext:value-type="float">
            <text:p>2.2</text:p>
          </table:table-cell>
          <table:table-cell table:formula="of:=IF([.R119]=0;&quot;&quot;;1)" office:value-type="float" office:value="1" calcext:value-type="float">
            <text:p>1.0</text:p>
          </table:table-cell>
          <table:table-cell table:formula="of:=IF([.AL119]=1;[.R119];&quot;&quot;)" office:value-type="float" office:value="30" calcext:value-type="float">
            <text:p>30.0</text:p>
          </table:table-cell>
          <table:table-cell table:formula="of:=IF([.AL119]=1;[.B119];&quot;&quot;)" office:value-type="float" office:value="128" calcext:value-type="float">
            <text:p>128.0</text:p>
          </table:table-cell>
          <table:table-cell table:formula="of:=IF([.AL119]=1;[.AM119]*100/[.AN119];&quot;&quot;)" office:value-type="float" office:value="23.4375" calcext:value-type="float">
            <text:p>23.4</text:p>
          </table:table-cell>
          <table:table-cell table:formula="of:=IF([.AL119]=1;[.L119]+[.M119]+[.N119];&quot;&quot;)" office:value-type="float" office:value="2.22" calcext:value-type="float">
            <text:p>2.2</text:p>
          </table:table-cell>
          <table:table-cell table:formula="of:=IF([.Y119]=0;&quot;&quot;;1)" office:value-type="float" office:value="1" calcext:value-type="float">
            <text:p>1.0</text:p>
          </table:table-cell>
          <table:table-cell table:formula="of:=IF([.AQ119]=1;[.Y119];&quot;&quot;)" office:value-type="float" office:value="30" calcext:value-type="float">
            <text:p>30.0</text:p>
          </table:table-cell>
          <table:table-cell table:formula="of:=IF([.AQ119]=1;[.B119];&quot;&quot;)" office:value-type="float" office:value="128" calcext:value-type="float">
            <text:p>128.0</text:p>
          </table:table-cell>
          <table:table-cell table:formula="of:=IF([.AQ119]=1;[.AR119]*100/[.AS119];&quot;&quot;)" office:value-type="float" office:value="23.4375" calcext:value-type="float">
            <text:p>23.4</text:p>
          </table:table-cell>
          <table:table-cell table:formula="of:=IF([.AQ119]=1;[.S119]+[.T119]+[.U119];&quot;&quot;)" office:value-type="float" office:value="2.28" calcext:value-type="float">
            <text:p>2.3</text:p>
          </table:table-cell>
          <table:table-cell table:formula="of:=IF([.AF119]=0;&quot;&quot;;1)" office:value-type="float" office:value="1" calcext:value-type="float">
            <text:p>1.0</text:p>
          </table:table-cell>
          <table:table-cell table:formula="of:=IF([.AV119]=1;[.AF119];&quot;&quot;)" office:value-type="float" office:value="55" calcext:value-type="float">
            <text:p>55.0</text:p>
          </table:table-cell>
          <table:table-cell table:formula="of:=IF([.AV119]=1;[.B119];&quot;&quot;)" office:value-type="float" office:value="128" calcext:value-type="float">
            <text:p>128.0</text:p>
          </table:table-cell>
          <table:table-cell table:formula="of:=IF([.AV119]=1;[.AW119]*100/[.AX119];&quot;&quot;)" office:value-type="float" office:value="42.96875" calcext:value-type="float">
            <text:p>43.0</text:p>
          </table:table-cell>
          <table:table-cell table:formula="of:=IF([.AV119]=1;[.Z119]+[.AA119]+[.AB119];&quot;&quot;)" office:value-type="float" office:value="2.07" calcext:value-type="float">
            <text:p>2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g100_1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formula="of:=2*[.C120]/([.B120]*([.B120]-1))" office:value-type="float" office:value="0.0335353535353535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0]=0;&quot;&quot;;1)">
            <text:p/>
          </table:table-cell>
          <table:table-cell table:formula="of:=IF([.AG120]=1;[.K120];&quot;&quot;)">
            <text:p/>
          </table:table-cell>
          <table:table-cell table:formula="of:=IF([.AG120]=1;[.B120];&quot;&quot;)">
            <text:p/>
          </table:table-cell>
          <table:table-cell table:formula="of:=IF([.AG120]=1;[.AH120]*100/[.AI120];&quot;&quot;)">
            <text:p/>
          </table:table-cell>
          <table:table-cell table:formula="of:=IF([.AG120]=1;[.E120]+[.F120]+[.G120];&quot;&quot;)">
            <text:p/>
          </table:table-cell>
          <table:table-cell table:formula="of:=IF([.R120]=0;&quot;&quot;;1)">
            <text:p/>
          </table:table-cell>
          <table:table-cell table:formula="of:=IF([.AL120]=1;[.R120];&quot;&quot;)">
            <text:p/>
          </table:table-cell>
          <table:table-cell table:formula="of:=IF([.AL120]=1;[.B120];&quot;&quot;)">
            <text:p/>
          </table:table-cell>
          <table:table-cell table:formula="of:=IF([.AL120]=1;[.AM120]*100/[.AN120];&quot;&quot;)">
            <text:p/>
          </table:table-cell>
          <table:table-cell table:formula="of:=IF([.AL120]=1;[.L120]+[.M120]+[.N120];&quot;&quot;)">
            <text:p/>
          </table:table-cell>
          <table:table-cell table:formula="of:=IF([.Y120]=0;&quot;&quot;;1)">
            <text:p/>
          </table:table-cell>
          <table:table-cell table:formula="of:=IF([.AQ120]=1;[.Y120];&quot;&quot;)">
            <text:p/>
          </table:table-cell>
          <table:table-cell table:formula="of:=IF([.AQ120]=1;[.B120];&quot;&quot;)">
            <text:p/>
          </table:table-cell>
          <table:table-cell table:formula="of:=IF([.AQ120]=1;[.AR120]*100/[.AS120];&quot;&quot;)">
            <text:p/>
          </table:table-cell>
          <table:table-cell table:formula="of:=IF([.AQ120]=1;[.S120]+[.T120]+[.U120];&quot;&quot;)">
            <text:p/>
          </table:table-cell>
          <table:table-cell table:formula="of:=IF([.AF120]=0;&quot;&quot;;1)">
            <text:p/>
          </table:table-cell>
          <table:table-cell table:formula="of:=IF([.AV120]=1;[.AF120];&quot;&quot;)">
            <text:p/>
          </table:table-cell>
          <table:table-cell table:formula="of:=IF([.AV120]=1;[.B120];&quot;&quot;)">
            <text:p/>
          </table:table-cell>
          <table:table-cell table:formula="of:=IF([.AV120]=1;[.AW120]*100/[.AX120];&quot;&quot;)">
            <text:p/>
          </table:table-cell>
          <table:table-cell table:formula="of:=IF([.AV120]=1;[.Z120]+[.AA120]+[.AB12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g100_2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formula="of:=2*[.C121]/([.B121]*([.B121]-1))" office:value-type="float" office:value="0.0335353535353535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1]=0;&quot;&quot;;1)">
            <text:p/>
          </table:table-cell>
          <table:table-cell table:formula="of:=IF([.AG121]=1;[.K121];&quot;&quot;)">
            <text:p/>
          </table:table-cell>
          <table:table-cell table:formula="of:=IF([.AG121]=1;[.B121];&quot;&quot;)">
            <text:p/>
          </table:table-cell>
          <table:table-cell table:formula="of:=IF([.AG121]=1;[.AH121]*100/[.AI121];&quot;&quot;)">
            <text:p/>
          </table:table-cell>
          <table:table-cell table:formula="of:=IF([.AG121]=1;[.E121]+[.F121]+[.G121];&quot;&quot;)">
            <text:p/>
          </table:table-cell>
          <table:table-cell table:formula="of:=IF([.R121]=0;&quot;&quot;;1)">
            <text:p/>
          </table:table-cell>
          <table:table-cell table:formula="of:=IF([.AL121]=1;[.R121];&quot;&quot;)">
            <text:p/>
          </table:table-cell>
          <table:table-cell table:formula="of:=IF([.AL121]=1;[.B121];&quot;&quot;)">
            <text:p/>
          </table:table-cell>
          <table:table-cell table:formula="of:=IF([.AL121]=1;[.AM121]*100/[.AN121];&quot;&quot;)">
            <text:p/>
          </table:table-cell>
          <table:table-cell table:formula="of:=IF([.AL121]=1;[.L121]+[.M121]+[.N121];&quot;&quot;)">
            <text:p/>
          </table:table-cell>
          <table:table-cell table:formula="of:=IF([.Y121]=0;&quot;&quot;;1)">
            <text:p/>
          </table:table-cell>
          <table:table-cell table:formula="of:=IF([.AQ121]=1;[.Y121];&quot;&quot;)">
            <text:p/>
          </table:table-cell>
          <table:table-cell table:formula="of:=IF([.AQ121]=1;[.B121];&quot;&quot;)">
            <text:p/>
          </table:table-cell>
          <table:table-cell table:formula="of:=IF([.AQ121]=1;[.AR121]*100/[.AS121];&quot;&quot;)">
            <text:p/>
          </table:table-cell>
          <table:table-cell table:formula="of:=IF([.AQ121]=1;[.S121]+[.T121]+[.U121];&quot;&quot;)">
            <text:p/>
          </table:table-cell>
          <table:table-cell table:formula="of:=IF([.AF121]=0;&quot;&quot;;1)">
            <text:p/>
          </table:table-cell>
          <table:table-cell table:formula="of:=IF([.AV121]=1;[.AF121];&quot;&quot;)">
            <text:p/>
          </table:table-cell>
          <table:table-cell table:formula="of:=IF([.AV121]=1;[.B121];&quot;&quot;)">
            <text:p/>
          </table:table-cell>
          <table:table-cell table:formula="of:=IF([.AV121]=1;[.AW121]*100/[.AX121];&quot;&quot;)">
            <text:p/>
          </table:table-cell>
          <table:table-cell table:formula="of:=IF([.AV121]=1;[.Z121]+[.AA121]+[.AB12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g88_1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table:formula="of:=2*[.C122]/([.B122]*([.B122]-1))" office:value-type="float" office:value="0.0381400208986416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2]=0;&quot;&quot;;1)">
            <text:p/>
          </table:table-cell>
          <table:table-cell table:formula="of:=IF([.AG122]=1;[.K122];&quot;&quot;)">
            <text:p/>
          </table:table-cell>
          <table:table-cell table:formula="of:=IF([.AG122]=1;[.B122];&quot;&quot;)">
            <text:p/>
          </table:table-cell>
          <table:table-cell table:formula="of:=IF([.AG122]=1;[.AH122]*100/[.AI122];&quot;&quot;)">
            <text:p/>
          </table:table-cell>
          <table:table-cell table:formula="of:=IF([.AG122]=1;[.E122]+[.F122]+[.G122];&quot;&quot;)">
            <text:p/>
          </table:table-cell>
          <table:table-cell table:formula="of:=IF([.R122]=0;&quot;&quot;;1)">
            <text:p/>
          </table:table-cell>
          <table:table-cell table:formula="of:=IF([.AL122]=1;[.R122];&quot;&quot;)">
            <text:p/>
          </table:table-cell>
          <table:table-cell table:formula="of:=IF([.AL122]=1;[.B122];&quot;&quot;)">
            <text:p/>
          </table:table-cell>
          <table:table-cell table:formula="of:=IF([.AL122]=1;[.AM122]*100/[.AN122];&quot;&quot;)">
            <text:p/>
          </table:table-cell>
          <table:table-cell table:formula="of:=IF([.AL122]=1;[.L122]+[.M122]+[.N122];&quot;&quot;)">
            <text:p/>
          </table:table-cell>
          <table:table-cell table:formula="of:=IF([.Y122]=0;&quot;&quot;;1)">
            <text:p/>
          </table:table-cell>
          <table:table-cell table:formula="of:=IF([.AQ122]=1;[.Y122];&quot;&quot;)">
            <text:p/>
          </table:table-cell>
          <table:table-cell table:formula="of:=IF([.AQ122]=1;[.B122];&quot;&quot;)">
            <text:p/>
          </table:table-cell>
          <table:table-cell table:formula="of:=IF([.AQ122]=1;[.AR122]*100/[.AS122];&quot;&quot;)">
            <text:p/>
          </table:table-cell>
          <table:table-cell table:formula="of:=IF([.AQ122]=1;[.S122]+[.T122]+[.U122];&quot;&quot;)">
            <text:p/>
          </table:table-cell>
          <table:table-cell table:formula="of:=IF([.AF122]=0;&quot;&quot;;1)">
            <text:p/>
          </table:table-cell>
          <table:table-cell table:formula="of:=IF([.AV122]=1;[.AF122];&quot;&quot;)">
            <text:p/>
          </table:table-cell>
          <table:table-cell table:formula="of:=IF([.AV122]=1;[.B122];&quot;&quot;)">
            <text:p/>
          </table:table-cell>
          <table:table-cell table:formula="of:=IF([.AV122]=1;[.AW122]*100/[.AX122];&quot;&quot;)">
            <text:p/>
          </table:table-cell>
          <table:table-cell table:formula="of:=IF([.AV122]=1;[.Z122]+[.AA122]+[.AB12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g88_25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table:formula="of:=2*[.C123]/([.B123]*([.B123]-1))" office:value-type="float" office:value="0.0381400208986416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3]=0;&quot;&quot;;1)">
            <text:p/>
          </table:table-cell>
          <table:table-cell table:formula="of:=IF([.AG123]=1;[.K123];&quot;&quot;)">
            <text:p/>
          </table:table-cell>
          <table:table-cell table:formula="of:=IF([.AG123]=1;[.B123];&quot;&quot;)">
            <text:p/>
          </table:table-cell>
          <table:table-cell table:formula="of:=IF([.AG123]=1;[.AH123]*100/[.AI123];&quot;&quot;)">
            <text:p/>
          </table:table-cell>
          <table:table-cell table:formula="of:=IF([.AG123]=1;[.E123]+[.F123]+[.G123];&quot;&quot;)">
            <text:p/>
          </table:table-cell>
          <table:table-cell table:formula="of:=IF([.R123]=0;&quot;&quot;;1)">
            <text:p/>
          </table:table-cell>
          <table:table-cell table:formula="of:=IF([.AL123]=1;[.R123];&quot;&quot;)">
            <text:p/>
          </table:table-cell>
          <table:table-cell table:formula="of:=IF([.AL123]=1;[.B123];&quot;&quot;)">
            <text:p/>
          </table:table-cell>
          <table:table-cell table:formula="of:=IF([.AL123]=1;[.AM123]*100/[.AN123];&quot;&quot;)">
            <text:p/>
          </table:table-cell>
          <table:table-cell table:formula="of:=IF([.AL123]=1;[.L123]+[.M123]+[.N123];&quot;&quot;)">
            <text:p/>
          </table:table-cell>
          <table:table-cell table:formula="of:=IF([.Y123]=0;&quot;&quot;;1)">
            <text:p/>
          </table:table-cell>
          <table:table-cell table:formula="of:=IF([.AQ123]=1;[.Y123];&quot;&quot;)">
            <text:p/>
          </table:table-cell>
          <table:table-cell table:formula="of:=IF([.AQ123]=1;[.B123];&quot;&quot;)">
            <text:p/>
          </table:table-cell>
          <table:table-cell table:formula="of:=IF([.AQ123]=1;[.AR123]*100/[.AS123];&quot;&quot;)">
            <text:p/>
          </table:table-cell>
          <table:table-cell table:formula="of:=IF([.AQ123]=1;[.S123]+[.T123]+[.U123];&quot;&quot;)">
            <text:p/>
          </table:table-cell>
          <table:table-cell table:formula="of:=IF([.AF123]=0;&quot;&quot;;1)">
            <text:p/>
          </table:table-cell>
          <table:table-cell table:formula="of:=IF([.AV123]=1;[.AF123];&quot;&quot;)">
            <text:p/>
          </table:table-cell>
          <table:table-cell table:formula="of:=IF([.AV123]=1;[.B123];&quot;&quot;)">
            <text:p/>
          </table:table-cell>
          <table:table-cell table:formula="of:=IF([.AV123]=1;[.AW123]*100/[.AX123];&quot;&quot;)">
            <text:p/>
          </table:table-cell>
          <table:table-cell table:formula="of:=IF([.AV123]=1;[.Z123]+[.AA123]+[.AB12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lsol.i.1</text:p>
          </table:table-cell>
          <table:table-cell office:value-type="float" office:value="197" calcext:value-type="float">
            <text:p>197</text:p>
          </table:table-cell>
          <table:table-cell office:value-type="float" office:value="3925" calcext:value-type="float">
            <text:p>3925</text:p>
          </table:table-cell>
          <table:table-cell table:formula="of:=2*[.C124]/([.B124]*([.B124]-1))" office:value-type="float" office:value="0.203304672122656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.63" calcext:value-type="float">
            <text:p>0.63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.63" calcext:value-type="float">
            <text:p>0.63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0.51" calcext:value-type="float">
            <text:p>0.5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table:formula="of:=IF([.K124]=0;&quot;&quot;;1)" office:value-type="float" office:value="1" calcext:value-type="float">
            <text:p>1</text:p>
          </table:table-cell>
          <table:table-cell table:formula="of:=IF([.AG124]=1;[.K124];&quot;&quot;)" office:value-type="float" office:value="108" calcext:value-type="float">
            <text:p>108.0</text:p>
          </table:table-cell>
          <table:table-cell table:formula="of:=IF([.AG124]=1;[.B124];&quot;&quot;)" office:value-type="float" office:value="197" calcext:value-type="float">
            <text:p>197.0</text:p>
          </table:table-cell>
          <table:table-cell table:formula="of:=IF([.AG124]=1;[.AH124]*100/[.AI124];&quot;&quot;)" office:value-type="float" office:value="54.8223350253807" calcext:value-type="float">
            <text:p>54.8</text:p>
          </table:table-cell>
          <table:table-cell table:formula="of:=IF([.AG124]=1;[.E124]+[.F124]+[.G124];&quot;&quot;)" office:value-type="float" office:value="1.67" calcext:value-type="float">
            <text:p>1.7</text:p>
          </table:table-cell>
          <table:table-cell table:formula="of:=IF([.R124]=0;&quot;&quot;;1)" office:value-type="float" office:value="1" calcext:value-type="float">
            <text:p>1.0</text:p>
          </table:table-cell>
          <table:table-cell table:formula="of:=IF([.AL124]=1;[.R124];&quot;&quot;)" office:value-type="float" office:value="108" calcext:value-type="float">
            <text:p>108.0</text:p>
          </table:table-cell>
          <table:table-cell table:formula="of:=IF([.AL124]=1;[.B124];&quot;&quot;)" office:value-type="float" office:value="197" calcext:value-type="float">
            <text:p>197.0</text:p>
          </table:table-cell>
          <table:table-cell table:formula="of:=IF([.AL124]=1;[.AM124]*100/[.AN124];&quot;&quot;)" office:value-type="float" office:value="54.8223350253807" calcext:value-type="float">
            <text:p>54.8</text:p>
          </table:table-cell>
          <table:table-cell table:formula="of:=IF([.AL124]=1;[.L124]+[.M124]+[.N124];&quot;&quot;)" office:value-type="float" office:value="1.78" calcext:value-type="float">
            <text:p>1.8</text:p>
          </table:table-cell>
          <table:table-cell table:formula="of:=IF([.Y124]=0;&quot;&quot;;1)" office:value-type="float" office:value="1" calcext:value-type="float">
            <text:p>1.0</text:p>
          </table:table-cell>
          <table:table-cell table:formula="of:=IF([.AQ124]=1;[.Y124];&quot;&quot;)" office:value-type="float" office:value="111" calcext:value-type="float">
            <text:p>111.0</text:p>
          </table:table-cell>
          <table:table-cell table:formula="of:=IF([.AQ124]=1;[.B124];&quot;&quot;)" office:value-type="float" office:value="197" calcext:value-type="float">
            <text:p>197.0</text:p>
          </table:table-cell>
          <table:table-cell table:formula="of:=IF([.AQ124]=1;[.AR124]*100/[.AS124];&quot;&quot;)" office:value-type="float" office:value="56.3451776649746" calcext:value-type="float">
            <text:p>56.3</text:p>
          </table:table-cell>
          <table:table-cell table:formula="of:=IF([.AQ124]=1;[.S124]+[.T124]+[.U124];&quot;&quot;)" office:value-type="float" office:value="2.36" calcext:value-type="float">
            <text:p>2.4</text:p>
          </table:table-cell>
          <table:table-cell table:formula="of:=IF([.AF124]=0;&quot;&quot;;1)" office:value-type="float" office:value="1" calcext:value-type="float">
            <text:p>1.0</text:p>
          </table:table-cell>
          <table:table-cell table:formula="of:=IF([.AV124]=1;[.AF124];&quot;&quot;)" office:value-type="float" office:value="148" calcext:value-type="float">
            <text:p>148.0</text:p>
          </table:table-cell>
          <table:table-cell table:formula="of:=IF([.AV124]=1;[.B124];&quot;&quot;)" office:value-type="float" office:value="197" calcext:value-type="float">
            <text:p>197.0</text:p>
          </table:table-cell>
          <table:table-cell table:formula="of:=IF([.AV124]=1;[.AW124]*100/[.AX124];&quot;&quot;)" office:value-type="float" office:value="75.1269035532995" calcext:value-type="float">
            <text:p>75.1</text:p>
          </table:table-cell>
          <table:table-cell table:formula="of:=IF([.AV124]=1;[.Z124]+[.AA124]+[.AB124];&quot;&quot;)" office:value-type="float" office:value="2.03" calcext:value-type="float">
            <text:p>2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lsol.i.2</text:p>
          </table:table-cell>
          <table:table-cell office:value-type="float" office:value="188" calcext:value-type="float">
            <text:p>188</text:p>
          </table:table-cell>
          <table:table-cell office:value-type="float" office:value="3885" calcext:value-type="float">
            <text:p>3885</text:p>
          </table:table-cell>
          <table:table-cell table:formula="of:=2*[.C125]/([.B125]*([.B125]-1))" office:value-type="float" office:value="0.22101490499488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table:formula="of:=IF([.K125]=0;&quot;&quot;;1)" office:value-type="float" office:value="1" calcext:value-type="float">
            <text:p>1</text:p>
          </table:table-cell>
          <table:table-cell table:formula="of:=IF([.AG125]=1;[.K125];&quot;&quot;)" office:value-type="float" office:value="109" calcext:value-type="float">
            <text:p>109.0</text:p>
          </table:table-cell>
          <table:table-cell table:formula="of:=IF([.AG125]=1;[.B125];&quot;&quot;)" office:value-type="float" office:value="188" calcext:value-type="float">
            <text:p>188.0</text:p>
          </table:table-cell>
          <table:table-cell table:formula="of:=IF([.AG125]=1;[.AH125]*100/[.AI125];&quot;&quot;)" office:value-type="float" office:value="57.9787234042553" calcext:value-type="float">
            <text:p>58.0</text:p>
          </table:table-cell>
          <table:table-cell table:formula="of:=IF([.AG125]=1;[.E125]+[.F125]+[.G125];&quot;&quot;)" office:value-type="float" office:value="0.37" calcext:value-type="float">
            <text:p>0.4</text:p>
          </table:table-cell>
          <table:table-cell table:formula="of:=IF([.R125]=0;&quot;&quot;;1)" office:value-type="float" office:value="1" calcext:value-type="float">
            <text:p>1.0</text:p>
          </table:table-cell>
          <table:table-cell table:formula="of:=IF([.AL125]=1;[.R125];&quot;&quot;)" office:value-type="float" office:value="109" calcext:value-type="float">
            <text:p>109.0</text:p>
          </table:table-cell>
          <table:table-cell table:formula="of:=IF([.AL125]=1;[.B125];&quot;&quot;)" office:value-type="float" office:value="188" calcext:value-type="float">
            <text:p>188.0</text:p>
          </table:table-cell>
          <table:table-cell table:formula="of:=IF([.AL125]=1;[.AM125]*100/[.AN125];&quot;&quot;)" office:value-type="float" office:value="57.9787234042553" calcext:value-type="float">
            <text:p>58.0</text:p>
          </table:table-cell>
          <table:table-cell table:formula="of:=IF([.AL125]=1;[.L125]+[.M125]+[.N125];&quot;&quot;)" office:value-type="float" office:value="0.4" calcext:value-type="float">
            <text:p>0.4</text:p>
          </table:table-cell>
          <table:table-cell table:formula="of:=IF([.Y125]=0;&quot;&quot;;1)" office:value-type="float" office:value="1" calcext:value-type="float">
            <text:p>1.0</text:p>
          </table:table-cell>
          <table:table-cell table:formula="of:=IF([.AQ125]=1;[.Y125];&quot;&quot;)" office:value-type="float" office:value="111" calcext:value-type="float">
            <text:p>111.0</text:p>
          </table:table-cell>
          <table:table-cell table:formula="of:=IF([.AQ125]=1;[.B125];&quot;&quot;)" office:value-type="float" office:value="188" calcext:value-type="float">
            <text:p>188.0</text:p>
          </table:table-cell>
          <table:table-cell table:formula="of:=IF([.AQ125]=1;[.AR125]*100/[.AS125];&quot;&quot;)" office:value-type="float" office:value="59.0425531914894" calcext:value-type="float">
            <text:p>59.0</text:p>
          </table:table-cell>
          <table:table-cell table:formula="of:=IF([.AQ125]=1;[.S125]+[.T125]+[.U125];&quot;&quot;)" office:value-type="float" office:value="0.64" calcext:value-type="float">
            <text:p>0.6</text:p>
          </table:table-cell>
          <table:table-cell table:formula="of:=IF([.AF125]=0;&quot;&quot;;1)" office:value-type="float" office:value="1" calcext:value-type="float">
            <text:p>1.0</text:p>
          </table:table-cell>
          <table:table-cell table:formula="of:=IF([.AV125]=1;[.AF125];&quot;&quot;)" office:value-type="float" office:value="117" calcext:value-type="float">
            <text:p>117.0</text:p>
          </table:table-cell>
          <table:table-cell table:formula="of:=IF([.AV125]=1;[.B125];&quot;&quot;)" office:value-type="float" office:value="188" calcext:value-type="float">
            <text:p>188.0</text:p>
          </table:table-cell>
          <table:table-cell table:formula="of:=IF([.AV125]=1;[.AW125]*100/[.AX125];&quot;&quot;)" office:value-type="float" office:value="62.2340425531915" calcext:value-type="float">
            <text:p>62.2</text:p>
          </table:table-cell>
          <table:table-cell table:formula="of:=IF([.AV125]=1;[.Z125]+[.AA125]+[.AB125];&quot;&quot;)" office:value-type="float" office:value="0.53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184" calcext:value-type="float">
            <text:p>184</text:p>
          </table:table-cell>
          <table:table-cell office:value-type="float" office:value="3916" calcext:value-type="float">
            <text:p>3916</text:p>
          </table:table-cell>
          <table:table-cell table:formula="of:=2*[.C126]/([.B126]*([.B126]-1))" office:value-type="float" office:value="0.232596816345925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formula="of:=IF([.K126]=0;&quot;&quot;;1)" office:value-type="float" office:value="1" calcext:value-type="float">
            <text:p>1</text:p>
          </table:table-cell>
          <table:table-cell table:formula="of:=IF([.AG126]=1;[.K126];&quot;&quot;)" office:value-type="float" office:value="104" calcext:value-type="float">
            <text:p>104.0</text:p>
          </table:table-cell>
          <table:table-cell table:formula="of:=IF([.AG126]=1;[.B126];&quot;&quot;)" office:value-type="float" office:value="184" calcext:value-type="float">
            <text:p>184.0</text:p>
          </table:table-cell>
          <table:table-cell table:formula="of:=IF([.AG126]=1;[.AH126]*100/[.AI126];&quot;&quot;)" office:value-type="float" office:value="56.5217391304348" calcext:value-type="float">
            <text:p>56.5</text:p>
          </table:table-cell>
          <table:table-cell table:formula="of:=IF([.AG126]=1;[.E126]+[.F126]+[.G126];&quot;&quot;)" office:value-type="float" office:value="0.39" calcext:value-type="float">
            <text:p>0.4</text:p>
          </table:table-cell>
          <table:table-cell table:formula="of:=IF([.R126]=0;&quot;&quot;;1)" office:value-type="float" office:value="1" calcext:value-type="float">
            <text:p>1.0</text:p>
          </table:table-cell>
          <table:table-cell table:formula="of:=IF([.AL126]=1;[.R126];&quot;&quot;)" office:value-type="float" office:value="104" calcext:value-type="float">
            <text:p>104.0</text:p>
          </table:table-cell>
          <table:table-cell table:formula="of:=IF([.AL126]=1;[.B126];&quot;&quot;)" office:value-type="float" office:value="184" calcext:value-type="float">
            <text:p>184.0</text:p>
          </table:table-cell>
          <table:table-cell table:formula="of:=IF([.AL126]=1;[.AM126]*100/[.AN126];&quot;&quot;)" office:value-type="float" office:value="56.5217391304348" calcext:value-type="float">
            <text:p>56.5</text:p>
          </table:table-cell>
          <table:table-cell table:formula="of:=IF([.AL126]=1;[.L126]+[.M126]+[.N126];&quot;&quot;)" office:value-type="float" office:value="0.39" calcext:value-type="float">
            <text:p>0.4</text:p>
          </table:table-cell>
          <table:table-cell table:formula="of:=IF([.Y126]=0;&quot;&quot;;1)" office:value-type="float" office:value="1" calcext:value-type="float">
            <text:p>1.0</text:p>
          </table:table-cell>
          <table:table-cell table:formula="of:=IF([.AQ126]=1;[.Y126];&quot;&quot;)" office:value-type="float" office:value="107" calcext:value-type="float">
            <text:p>107.0</text:p>
          </table:table-cell>
          <table:table-cell table:formula="of:=IF([.AQ126]=1;[.B126];&quot;&quot;)" office:value-type="float" office:value="184" calcext:value-type="float">
            <text:p>184.0</text:p>
          </table:table-cell>
          <table:table-cell table:formula="of:=IF([.AQ126]=1;[.AR126]*100/[.AS126];&quot;&quot;)" office:value-type="float" office:value="58.1521739130435" calcext:value-type="float">
            <text:p>58.2</text:p>
          </table:table-cell>
          <table:table-cell table:formula="of:=IF([.AQ126]=1;[.S126]+[.T126]+[.U126];&quot;&quot;)" office:value-type="float" office:value="0.63" calcext:value-type="float">
            <text:p>0.6</text:p>
          </table:table-cell>
          <table:table-cell table:formula="of:=IF([.AF126]=0;&quot;&quot;;1)" office:value-type="float" office:value="1" calcext:value-type="float">
            <text:p>1.0</text:p>
          </table:table-cell>
          <table:table-cell table:formula="of:=IF([.AV126]=1;[.AF126];&quot;&quot;)" office:value-type="float" office:value="113" calcext:value-type="float">
            <text:p>113.0</text:p>
          </table:table-cell>
          <table:table-cell table:formula="of:=IF([.AV126]=1;[.B126];&quot;&quot;)" office:value-type="float" office:value="184" calcext:value-type="float">
            <text:p>184.0</text:p>
          </table:table-cell>
          <table:table-cell table:formula="of:=IF([.AV126]=1;[.AW126]*100/[.AX126];&quot;&quot;)" office:value-type="float" office:value="61.4130434782609" calcext:value-type="float">
            <text:p>61.4</text:p>
          </table:table-cell>
          <table:table-cell table:formula="of:=IF([.AV126]=1;[.Z126]+[.AA126]+[.AB126];&quot;&quot;)" office:value-type="float" office:value="0.54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lsol.i.4</text:p>
          </table:table-cell>
          <table:table-cell office:value-type="float" office:value="185" calcext:value-type="float">
            <text:p>185</text:p>
          </table:table-cell>
          <table:table-cell office:value-type="float" office:value="3946" calcext:value-type="float">
            <text:p>3946</text:p>
          </table:table-cell>
          <table:table-cell table:formula="of:=2*[.C127]/([.B127]*([.B127]-1))" office:value-type="float" office:value="0.231844888366627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formula="of:=IF([.K127]=0;&quot;&quot;;1)" office:value-type="float" office:value="1" calcext:value-type="float">
            <text:p>1</text:p>
          </table:table-cell>
          <table:table-cell table:formula="of:=IF([.AG127]=1;[.K127];&quot;&quot;)" office:value-type="float" office:value="104" calcext:value-type="float">
            <text:p>104.0</text:p>
          </table:table-cell>
          <table:table-cell table:formula="of:=IF([.AG127]=1;[.B127];&quot;&quot;)" office:value-type="float" office:value="185" calcext:value-type="float">
            <text:p>185.0</text:p>
          </table:table-cell>
          <table:table-cell table:formula="of:=IF([.AG127]=1;[.AH127]*100/[.AI127];&quot;&quot;)" office:value-type="float" office:value="56.2162162162162" calcext:value-type="float">
            <text:p>56.2</text:p>
          </table:table-cell>
          <table:table-cell table:formula="of:=IF([.AG127]=1;[.E127]+[.F127]+[.G127];&quot;&quot;)" office:value-type="float" office:value="0.37" calcext:value-type="float">
            <text:p>0.4</text:p>
          </table:table-cell>
          <table:table-cell table:formula="of:=IF([.R127]=0;&quot;&quot;;1)" office:value-type="float" office:value="1" calcext:value-type="float">
            <text:p>1.0</text:p>
          </table:table-cell>
          <table:table-cell table:formula="of:=IF([.AL127]=1;[.R127];&quot;&quot;)" office:value-type="float" office:value="104" calcext:value-type="float">
            <text:p>104.0</text:p>
          </table:table-cell>
          <table:table-cell table:formula="of:=IF([.AL127]=1;[.B127];&quot;&quot;)" office:value-type="float" office:value="185" calcext:value-type="float">
            <text:p>185.0</text:p>
          </table:table-cell>
          <table:table-cell table:formula="of:=IF([.AL127]=1;[.AM127]*100/[.AN127];&quot;&quot;)" office:value-type="float" office:value="56.2162162162162" calcext:value-type="float">
            <text:p>56.2</text:p>
          </table:table-cell>
          <table:table-cell table:formula="of:=IF([.AL127]=1;[.L127]+[.M127]+[.N127];&quot;&quot;)" office:value-type="float" office:value="0.39" calcext:value-type="float">
            <text:p>0.4</text:p>
          </table:table-cell>
          <table:table-cell table:formula="of:=IF([.Y127]=0;&quot;&quot;;1)" office:value-type="float" office:value="1" calcext:value-type="float">
            <text:p>1.0</text:p>
          </table:table-cell>
          <table:table-cell table:formula="of:=IF([.AQ127]=1;[.Y127];&quot;&quot;)" office:value-type="float" office:value="106" calcext:value-type="float">
            <text:p>106.0</text:p>
          </table:table-cell>
          <table:table-cell table:formula="of:=IF([.AQ127]=1;[.B127];&quot;&quot;)" office:value-type="float" office:value="185" calcext:value-type="float">
            <text:p>185.0</text:p>
          </table:table-cell>
          <table:table-cell table:formula="of:=IF([.AQ127]=1;[.AR127]*100/[.AS127];&quot;&quot;)" office:value-type="float" office:value="57.2972972972973" calcext:value-type="float">
            <text:p>57.3</text:p>
          </table:table-cell>
          <table:table-cell table:formula="of:=IF([.AQ127]=1;[.S127]+[.T127]+[.U127];&quot;&quot;)" office:value-type="float" office:value="0.53" calcext:value-type="float">
            <text:p>0.5</text:p>
          </table:table-cell>
          <table:table-cell table:formula="of:=IF([.AF127]=0;&quot;&quot;;1)" office:value-type="float" office:value="1" calcext:value-type="float">
            <text:p>1.0</text:p>
          </table:table-cell>
          <table:table-cell table:formula="of:=IF([.AV127]=1;[.AF127];&quot;&quot;)" office:value-type="float" office:value="112" calcext:value-type="float">
            <text:p>112.0</text:p>
          </table:table-cell>
          <table:table-cell table:formula="of:=IF([.AV127]=1;[.B127];&quot;&quot;)" office:value-type="float" office:value="185" calcext:value-type="float">
            <text:p>185.0</text:p>
          </table:table-cell>
          <table:table-cell table:formula="of:=IF([.AV127]=1;[.AW127]*100/[.AX127];&quot;&quot;)" office:value-type="float" office:value="60.5405405405405" calcext:value-type="float">
            <text:p>60.5</text:p>
          </table:table-cell>
          <table:table-cell table:formula="of:=IF([.AV127]=1;[.Z127]+[.AA127]+[.AB127];&quot;&quot;)" office:value-type="float" office:value="0.45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ulsol.i.5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table:formula="of:=2*[.C128]/([.B128]*([.B128]-1))" office:value-type="float" office:value="0.23092124382447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table:formula="of:=IF([.K128]=0;&quot;&quot;;1)" office:value-type="float" office:value="1" calcext:value-type="float">
            <text:p>1</text:p>
          </table:table-cell>
          <table:table-cell table:formula="of:=IF([.AG128]=1;[.K128];&quot;&quot;)" office:value-type="float" office:value="106" calcext:value-type="float">
            <text:p>106.0</text:p>
          </table:table-cell>
          <table:table-cell table:formula="of:=IF([.AG128]=1;[.B128];&quot;&quot;)" office:value-type="float" office:value="186" calcext:value-type="float">
            <text:p>186.0</text:p>
          </table:table-cell>
          <table:table-cell table:formula="of:=IF([.AG128]=1;[.AH128]*100/[.AI128];&quot;&quot;)" office:value-type="float" office:value="56.989247311828" calcext:value-type="float">
            <text:p>57.0</text:p>
          </table:table-cell>
          <table:table-cell table:formula="of:=IF([.AG128]=1;[.E128]+[.F128]+[.G128];&quot;&quot;)" office:value-type="float" office:value="0.39" calcext:value-type="float">
            <text:p>0.4</text:p>
          </table:table-cell>
          <table:table-cell table:formula="of:=IF([.R128]=0;&quot;&quot;;1)" office:value-type="float" office:value="1" calcext:value-type="float">
            <text:p>1.0</text:p>
          </table:table-cell>
          <table:table-cell table:formula="of:=IF([.AL128]=1;[.R128];&quot;&quot;)" office:value-type="float" office:value="106" calcext:value-type="float">
            <text:p>106.0</text:p>
          </table:table-cell>
          <table:table-cell table:formula="of:=IF([.AL128]=1;[.B128];&quot;&quot;)" office:value-type="float" office:value="186" calcext:value-type="float">
            <text:p>186.0</text:p>
          </table:table-cell>
          <table:table-cell table:formula="of:=IF([.AL128]=1;[.AM128]*100/[.AN128];&quot;&quot;)" office:value-type="float" office:value="56.989247311828" calcext:value-type="float">
            <text:p>57.0</text:p>
          </table:table-cell>
          <table:table-cell table:formula="of:=IF([.AL128]=1;[.L128]+[.M128]+[.N128];&quot;&quot;)" office:value-type="float" office:value="0.4" calcext:value-type="float">
            <text:p>0.4</text:p>
          </table:table-cell>
          <table:table-cell table:formula="of:=IF([.Y128]=0;&quot;&quot;;1)" office:value-type="float" office:value="1" calcext:value-type="float">
            <text:p>1.0</text:p>
          </table:table-cell>
          <table:table-cell table:formula="of:=IF([.AQ128]=1;[.Y128];&quot;&quot;)" office:value-type="float" office:value="108" calcext:value-type="float">
            <text:p>108.0</text:p>
          </table:table-cell>
          <table:table-cell table:formula="of:=IF([.AQ128]=1;[.B128];&quot;&quot;)" office:value-type="float" office:value="186" calcext:value-type="float">
            <text:p>186.0</text:p>
          </table:table-cell>
          <table:table-cell table:formula="of:=IF([.AQ128]=1;[.AR128]*100/[.AS128];&quot;&quot;)" office:value-type="float" office:value="58.0645161290323" calcext:value-type="float">
            <text:p>58.1</text:p>
          </table:table-cell>
          <table:table-cell table:formula="of:=IF([.AQ128]=1;[.S128]+[.T128]+[.U128];&quot;&quot;)" office:value-type="float" office:value="0.44" calcext:value-type="float">
            <text:p>0.4</text:p>
          </table:table-cell>
          <table:table-cell table:formula="of:=IF([.AF128]=0;&quot;&quot;;1)" office:value-type="float" office:value="1" calcext:value-type="float">
            <text:p>1.0</text:p>
          </table:table-cell>
          <table:table-cell table:formula="of:=IF([.AV128]=1;[.AF128];&quot;&quot;)" office:value-type="float" office:value="114" calcext:value-type="float">
            <text:p>114.0</text:p>
          </table:table-cell>
          <table:table-cell table:formula="of:=IF([.AV128]=1;[.B128];&quot;&quot;)" office:value-type="float" office:value="186" calcext:value-type="float">
            <text:p>186.0</text:p>
          </table:table-cell>
          <table:table-cell table:formula="of:=IF([.AV128]=1;[.AW128]*100/[.AX128];&quot;&quot;)" office:value-type="float" office:value="61.2903225806452" calcext:value-type="float">
            <text:p>61.3</text:p>
          </table:table-cell>
          <table:table-cell table:formula="of:=IF([.AV128]=1;[.Z128]+[.AA128]+[.AB128];&quot;&quot;)" office:value-type="float" office:value="0.38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yciel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2*[.C129]/([.B129]*([.B129]-1))" office:value-type="float" office:value="0.36363636363636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29]=0;&quot;&quot;;1)">
            <text:p/>
          </table:table-cell>
          <table:table-cell table:formula="of:=IF([.AG129]=1;[.K129];&quot;&quot;)">
            <text:p/>
          </table:table-cell>
          <table:table-cell table:formula="of:=IF([.AG129]=1;[.B129];&quot;&quot;)">
            <text:p/>
          </table:table-cell>
          <table:table-cell table:formula="of:=IF([.AG129]=1;[.AH129]*100/[.AI129];&quot;&quot;)">
            <text:p/>
          </table:table-cell>
          <table:table-cell table:formula="of:=IF([.AG129]=1;[.E129]+[.F129]+[.G129];&quot;&quot;)">
            <text:p/>
          </table:table-cell>
          <table:table-cell table:formula="of:=IF([.R129]=0;&quot;&quot;;1)">
            <text:p/>
          </table:table-cell>
          <table:table-cell table:formula="of:=IF([.AL129]=1;[.R129];&quot;&quot;)">
            <text:p/>
          </table:table-cell>
          <table:table-cell table:formula="of:=IF([.AL129]=1;[.B129];&quot;&quot;)">
            <text:p/>
          </table:table-cell>
          <table:table-cell table:formula="of:=IF([.AL129]=1;[.AM129]*100/[.AN129];&quot;&quot;)">
            <text:p/>
          </table:table-cell>
          <table:table-cell table:formula="of:=IF([.AL129]=1;[.L129]+[.M129]+[.N129];&quot;&quot;)">
            <text:p/>
          </table:table-cell>
          <table:table-cell table:formula="of:=IF([.Y129]=0;&quot;&quot;;1)">
            <text:p/>
          </table:table-cell>
          <table:table-cell table:formula="of:=IF([.AQ129]=1;[.Y129];&quot;&quot;)">
            <text:p/>
          </table:table-cell>
          <table:table-cell table:formula="of:=IF([.AQ129]=1;[.B129];&quot;&quot;)">
            <text:p/>
          </table:table-cell>
          <table:table-cell table:formula="of:=IF([.AQ129]=1;[.AR129]*100/[.AS129];&quot;&quot;)">
            <text:p/>
          </table:table-cell>
          <table:table-cell table:formula="of:=IF([.AQ129]=1;[.S129]+[.T129]+[.U129];&quot;&quot;)">
            <text:p/>
          </table:table-cell>
          <table:table-cell table:formula="of:=IF([.AF129]=0;&quot;&quot;;1)">
            <text:p/>
          </table:table-cell>
          <table:table-cell table:formula="of:=IF([.AV129]=1;[.AF129];&quot;&quot;)">
            <text:p/>
          </table:table-cell>
          <table:table-cell table:formula="of:=IF([.AV129]=1;[.B129];&quot;&quot;)">
            <text:p/>
          </table:table-cell>
          <table:table-cell table:formula="of:=IF([.AV129]=1;[.AW129]*100/[.AX129];&quot;&quot;)">
            <text:p/>
          </table:table-cell>
          <table:table-cell table:formula="of:=IF([.AV129]=1;[.Z129]+[.AA129]+[.AB12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yciel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2*[.C130]/([.B130]*([.B130]-1))" office:value-type="float" office:value="0.280632411067194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0]=0;&quot;&quot;;1)">
            <text:p/>
          </table:table-cell>
          <table:table-cell table:formula="of:=IF([.AG130]=1;[.K130];&quot;&quot;)">
            <text:p/>
          </table:table-cell>
          <table:table-cell table:formula="of:=IF([.AG130]=1;[.B130];&quot;&quot;)">
            <text:p/>
          </table:table-cell>
          <table:table-cell table:formula="of:=IF([.AG130]=1;[.AH130]*100/[.AI130];&quot;&quot;)">
            <text:p/>
          </table:table-cell>
          <table:table-cell table:formula="of:=IF([.AG130]=1;[.E130]+[.F130]+[.G130];&quot;&quot;)">
            <text:p/>
          </table:table-cell>
          <table:table-cell table:formula="of:=IF([.R130]=0;&quot;&quot;;1)">
            <text:p/>
          </table:table-cell>
          <table:table-cell table:formula="of:=IF([.AL130]=1;[.R130];&quot;&quot;)">
            <text:p/>
          </table:table-cell>
          <table:table-cell table:formula="of:=IF([.AL130]=1;[.B130];&quot;&quot;)">
            <text:p/>
          </table:table-cell>
          <table:table-cell table:formula="of:=IF([.AL130]=1;[.AM130]*100/[.AN130];&quot;&quot;)">
            <text:p/>
          </table:table-cell>
          <table:table-cell table:formula="of:=IF([.AL130]=1;[.L130]+[.M130]+[.N130];&quot;&quot;)">
            <text:p/>
          </table:table-cell>
          <table:table-cell table:formula="of:=IF([.Y130]=0;&quot;&quot;;1)">
            <text:p/>
          </table:table-cell>
          <table:table-cell table:formula="of:=IF([.AQ130]=1;[.Y130];&quot;&quot;)">
            <text:p/>
          </table:table-cell>
          <table:table-cell table:formula="of:=IF([.AQ130]=1;[.B130];&quot;&quot;)">
            <text:p/>
          </table:table-cell>
          <table:table-cell table:formula="of:=IF([.AQ130]=1;[.AR130]*100/[.AS130];&quot;&quot;)">
            <text:p/>
          </table:table-cell>
          <table:table-cell table:formula="of:=IF([.AQ130]=1;[.S130]+[.T130]+[.U130];&quot;&quot;)">
            <text:p/>
          </table:table-cell>
          <table:table-cell table:formula="of:=IF([.AF130]=0;&quot;&quot;;1)">
            <text:p/>
          </table:table-cell>
          <table:table-cell table:formula="of:=IF([.AV130]=1;[.AF130];&quot;&quot;)">
            <text:p/>
          </table:table-cell>
          <table:table-cell table:formula="of:=IF([.AV130]=1;[.B130];&quot;&quot;)">
            <text:p/>
          </table:table-cell>
          <table:table-cell table:formula="of:=IF([.AV130]=1;[.AW130]*100/[.AX130];&quot;&quot;)">
            <text:p/>
          </table:table-cell>
          <table:table-cell table:formula="of:=IF([.AV130]=1;[.Z130]+[.AA130]+[.AB13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yciel5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formula="of:=2*[.C131]/([.B131]*([.B131]-1))" office:value-type="float" office:value="0.2183163737280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1]=0;&quot;&quot;;1)">
            <text:p/>
          </table:table-cell>
          <table:table-cell table:formula="of:=IF([.AG131]=1;[.K131];&quot;&quot;)">
            <text:p/>
          </table:table-cell>
          <table:table-cell table:formula="of:=IF([.AG131]=1;[.B131];&quot;&quot;)">
            <text:p/>
          </table:table-cell>
          <table:table-cell table:formula="of:=IF([.AG131]=1;[.AH131]*100/[.AI131];&quot;&quot;)">
            <text:p/>
          </table:table-cell>
          <table:table-cell table:formula="of:=IF([.AG131]=1;[.E131]+[.F131]+[.G131];&quot;&quot;)">
            <text:p/>
          </table:table-cell>
          <table:table-cell table:formula="of:=IF([.R131]=0;&quot;&quot;;1)">
            <text:p/>
          </table:table-cell>
          <table:table-cell table:formula="of:=IF([.AL131]=1;[.R131];&quot;&quot;)">
            <text:p/>
          </table:table-cell>
          <table:table-cell table:formula="of:=IF([.AL131]=1;[.B131];&quot;&quot;)">
            <text:p/>
          </table:table-cell>
          <table:table-cell table:formula="of:=IF([.AL131]=1;[.AM131]*100/[.AN131];&quot;&quot;)">
            <text:p/>
          </table:table-cell>
          <table:table-cell table:formula="of:=IF([.AL131]=1;[.L131]+[.M131]+[.N131];&quot;&quot;)">
            <text:p/>
          </table:table-cell>
          <table:table-cell table:formula="of:=IF([.Y131]=0;&quot;&quot;;1)">
            <text:p/>
          </table:table-cell>
          <table:table-cell table:formula="of:=IF([.AQ131]=1;[.Y131];&quot;&quot;)">
            <text:p/>
          </table:table-cell>
          <table:table-cell table:formula="of:=IF([.AQ131]=1;[.B131];&quot;&quot;)">
            <text:p/>
          </table:table-cell>
          <table:table-cell table:formula="of:=IF([.AQ131]=1;[.AR131]*100/[.AS131];&quot;&quot;)">
            <text:p/>
          </table:table-cell>
          <table:table-cell table:formula="of:=IF([.AQ131]=1;[.S131]+[.T131]+[.U131];&quot;&quot;)">
            <text:p/>
          </table:table-cell>
          <table:table-cell table:formula="of:=IF([.AF131]=0;&quot;&quot;;1)">
            <text:p/>
          </table:table-cell>
          <table:table-cell table:formula="of:=IF([.AV131]=1;[.AF131];&quot;&quot;)">
            <text:p/>
          </table:table-cell>
          <table:table-cell table:formula="of:=IF([.AV131]=1;[.B131];&quot;&quot;)">
            <text:p/>
          </table:table-cell>
          <table:table-cell table:formula="of:=IF([.AV131]=1;[.AW131]*100/[.AX131];&quot;&quot;)">
            <text:p/>
          </table:table-cell>
          <table:table-cell table:formula="of:=IF([.AV131]=1;[.Z131]+[.AA131]+[.AB13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yciel6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formula="of:=2*[.C132]/([.B132]*([.B132]-1))" office:value-type="float" office:value="0.16909294512877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2]=0;&quot;&quot;;1)">
            <text:p/>
          </table:table-cell>
          <table:table-cell table:formula="of:=IF([.AG132]=1;[.K132];&quot;&quot;)">
            <text:p/>
          </table:table-cell>
          <table:table-cell table:formula="of:=IF([.AG132]=1;[.B132];&quot;&quot;)">
            <text:p/>
          </table:table-cell>
          <table:table-cell table:formula="of:=IF([.AG132]=1;[.AH132]*100/[.AI132];&quot;&quot;)">
            <text:p/>
          </table:table-cell>
          <table:table-cell table:formula="of:=IF([.AG132]=1;[.E132]+[.F132]+[.G132];&quot;&quot;)">
            <text:p/>
          </table:table-cell>
          <table:table-cell table:formula="of:=IF([.R132]=0;&quot;&quot;;1)">
            <text:p/>
          </table:table-cell>
          <table:table-cell table:formula="of:=IF([.AL132]=1;[.R132];&quot;&quot;)">
            <text:p/>
          </table:table-cell>
          <table:table-cell table:formula="of:=IF([.AL132]=1;[.B132];&quot;&quot;)">
            <text:p/>
          </table:table-cell>
          <table:table-cell table:formula="of:=IF([.AL132]=1;[.AM132]*100/[.AN132];&quot;&quot;)">
            <text:p/>
          </table:table-cell>
          <table:table-cell table:formula="of:=IF([.AL132]=1;[.L132]+[.M132]+[.N132];&quot;&quot;)">
            <text:p/>
          </table:table-cell>
          <table:table-cell table:formula="of:=IF([.Y132]=0;&quot;&quot;;1)">
            <text:p/>
          </table:table-cell>
          <table:table-cell table:formula="of:=IF([.AQ132]=1;[.Y132];&quot;&quot;)">
            <text:p/>
          </table:table-cell>
          <table:table-cell table:formula="of:=IF([.AQ132]=1;[.B132];&quot;&quot;)">
            <text:p/>
          </table:table-cell>
          <table:table-cell table:formula="of:=IF([.AQ132]=1;[.AR132]*100/[.AS132];&quot;&quot;)">
            <text:p/>
          </table:table-cell>
          <table:table-cell table:formula="of:=IF([.AQ132]=1;[.S132]+[.T132]+[.U132];&quot;&quot;)">
            <text:p/>
          </table:table-cell>
          <table:table-cell table:formula="of:=IF([.AF132]=0;&quot;&quot;;1)">
            <text:p/>
          </table:table-cell>
          <table:table-cell table:formula="of:=IF([.AV132]=1;[.AF132];&quot;&quot;)">
            <text:p/>
          </table:table-cell>
          <table:table-cell table:formula="of:=IF([.AV132]=1;[.B132];&quot;&quot;)">
            <text:p/>
          </table:table-cell>
          <table:table-cell table:formula="of:=IF([.AV132]=1;[.AW132]*100/[.AX132];&quot;&quot;)">
            <text:p/>
          </table:table-cell>
          <table:table-cell table:formula="of:=IF([.AV132]=1;[.Z132]+[.AA132]+[.AB13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yciel7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formula="of:=2*[.C133]/([.B133]*([.B133]-1))" office:value-type="float" office:value="0.130063378341141" calcext:value-type="float">
            <text:p>0.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3]=0;&quot;&quot;;1)">
            <text:p/>
          </table:table-cell>
          <table:table-cell table:formula="of:=IF([.AG133]=1;[.K133];&quot;&quot;)">
            <text:p/>
          </table:table-cell>
          <table:table-cell table:formula="of:=IF([.AG133]=1;[.B133];&quot;&quot;)">
            <text:p/>
          </table:table-cell>
          <table:table-cell table:formula="of:=IF([.AG133]=1;[.AH133]*100/[.AI133];&quot;&quot;)">
            <text:p/>
          </table:table-cell>
          <table:table-cell table:formula="of:=IF([.AG133]=1;[.E133]+[.F133]+[.G133];&quot;&quot;)">
            <text:p/>
          </table:table-cell>
          <table:table-cell table:formula="of:=IF([.R133]=0;&quot;&quot;;1)">
            <text:p/>
          </table:table-cell>
          <table:table-cell table:formula="of:=IF([.AL133]=1;[.R133];&quot;&quot;)">
            <text:p/>
          </table:table-cell>
          <table:table-cell table:formula="of:=IF([.AL133]=1;[.B133];&quot;&quot;)">
            <text:p/>
          </table:table-cell>
          <table:table-cell table:formula="of:=IF([.AL133]=1;[.AM133]*100/[.AN133];&quot;&quot;)">
            <text:p/>
          </table:table-cell>
          <table:table-cell table:formula="of:=IF([.AL133]=1;[.L133]+[.M133]+[.N133];&quot;&quot;)">
            <text:p/>
          </table:table-cell>
          <table:table-cell table:formula="of:=IF([.Y133]=0;&quot;&quot;;1)">
            <text:p/>
          </table:table-cell>
          <table:table-cell table:formula="of:=IF([.AQ133]=1;[.Y133];&quot;&quot;)">
            <text:p/>
          </table:table-cell>
          <table:table-cell table:formula="of:=IF([.AQ133]=1;[.B133];&quot;&quot;)">
            <text:p/>
          </table:table-cell>
          <table:table-cell table:formula="of:=IF([.AQ133]=1;[.AR133]*100/[.AS133];&quot;&quot;)">
            <text:p/>
          </table:table-cell>
          <table:table-cell table:formula="of:=IF([.AQ133]=1;[.S133]+[.T133]+[.U133];&quot;&quot;)">
            <text:p/>
          </table:table-cell>
          <table:table-cell table:formula="of:=IF([.AF133]=0;&quot;&quot;;1)">
            <text:p/>
          </table:table-cell>
          <table:table-cell table:formula="of:=IF([.AV133]=1;[.AF133];&quot;&quot;)">
            <text:p/>
          </table:table-cell>
          <table:table-cell table:formula="of:=IF([.AV133]=1;[.B133];&quot;&quot;)">
            <text:p/>
          </table:table-cell>
          <table:table-cell table:formula="of:=IF([.AV133]=1;[.AW133]*100/[.AX133];&quot;&quot;)">
            <text:p/>
          </table:table-cell>
          <table:table-cell table:formula="of:=IF([.AV133]=1;[.Z133]+[.AA133]+[.AB13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2*[.C134]/([.B134]*([.B134]-1))" office:value-type="float" office:value="0.316666666666667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4]=0;&quot;&quot;;1)">
            <text:p/>
          </table:table-cell>
          <table:table-cell table:formula="of:=IF([.AG134]=1;[.K134];&quot;&quot;)">
            <text:p/>
          </table:table-cell>
          <table:table-cell table:formula="of:=IF([.AG134]=1;[.B134];&quot;&quot;)">
            <text:p/>
          </table:table-cell>
          <table:table-cell table:formula="of:=IF([.AG134]=1;[.AH134]*100/[.AI134];&quot;&quot;)">
            <text:p/>
          </table:table-cell>
          <table:table-cell table:formula="of:=IF([.AG134]=1;[.E134]+[.F134]+[.G134];&quot;&quot;)">
            <text:p/>
          </table:table-cell>
          <table:table-cell table:formula="of:=IF([.R134]=0;&quot;&quot;;1)">
            <text:p/>
          </table:table-cell>
          <table:table-cell table:formula="of:=IF([.AL134]=1;[.R134];&quot;&quot;)">
            <text:p/>
          </table:table-cell>
          <table:table-cell table:formula="of:=IF([.AL134]=1;[.B134];&quot;&quot;)">
            <text:p/>
          </table:table-cell>
          <table:table-cell table:formula="of:=IF([.AL134]=1;[.AM134]*100/[.AN134];&quot;&quot;)">
            <text:p/>
          </table:table-cell>
          <table:table-cell table:formula="of:=IF([.AL134]=1;[.L134]+[.M134]+[.N134];&quot;&quot;)">
            <text:p/>
          </table:table-cell>
          <table:table-cell table:formula="of:=IF([.Y134]=0;&quot;&quot;;1)">
            <text:p/>
          </table:table-cell>
          <table:table-cell table:formula="of:=IF([.AQ134]=1;[.Y134];&quot;&quot;)">
            <text:p/>
          </table:table-cell>
          <table:table-cell table:formula="of:=IF([.AQ134]=1;[.B134];&quot;&quot;)">
            <text:p/>
          </table:table-cell>
          <table:table-cell table:formula="of:=IF([.AQ134]=1;[.AR134]*100/[.AS134];&quot;&quot;)">
            <text:p/>
          </table:table-cell>
          <table:table-cell table:formula="of:=IF([.AQ134]=1;[.S134]+[.T134]+[.U134];&quot;&quot;)">
            <text:p/>
          </table:table-cell>
          <table:table-cell table:formula="of:=IF([.AF134]=0;&quot;&quot;;1)">
            <text:p/>
          </table:table-cell>
          <table:table-cell table:formula="of:=IF([.AV134]=1;[.AF134];&quot;&quot;)">
            <text:p/>
          </table:table-cell>
          <table:table-cell table:formula="of:=IF([.AV134]=1;[.B134];&quot;&quot;)">
            <text:p/>
          </table:table-cell>
          <table:table-cell table:formula="of:=IF([.AV134]=1;[.AW134]*100/[.AX134];&quot;&quot;)">
            <text:p/>
          </table:table-cell>
          <table:table-cell table:formula="of:=IF([.AV134]=1;[.Z134]+[.AA134]+[.AB13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formula="of:=2*[.C135]/([.B135]*([.B135]-1))" office:value-type="float" office:value="0.33333333333333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5]=0;&quot;&quot;;1)">
            <text:p/>
          </table:table-cell>
          <table:table-cell table:formula="of:=IF([.AG135]=1;[.K135];&quot;&quot;)">
            <text:p/>
          </table:table-cell>
          <table:table-cell table:formula="of:=IF([.AG135]=1;[.B135];&quot;&quot;)">
            <text:p/>
          </table:table-cell>
          <table:table-cell table:formula="of:=IF([.AG135]=1;[.AH135]*100/[.AI135];&quot;&quot;)">
            <text:p/>
          </table:table-cell>
          <table:table-cell table:formula="of:=IF([.AG135]=1;[.E135]+[.F135]+[.G135];&quot;&quot;)">
            <text:p/>
          </table:table-cell>
          <table:table-cell table:formula="of:=IF([.R135]=0;&quot;&quot;;1)">
            <text:p/>
          </table:table-cell>
          <table:table-cell table:formula="of:=IF([.AL135]=1;[.R135];&quot;&quot;)">
            <text:p/>
          </table:table-cell>
          <table:table-cell table:formula="of:=IF([.AL135]=1;[.B135];&quot;&quot;)">
            <text:p/>
          </table:table-cell>
          <table:table-cell table:formula="of:=IF([.AL135]=1;[.AM135]*100/[.AN135];&quot;&quot;)">
            <text:p/>
          </table:table-cell>
          <table:table-cell table:formula="of:=IF([.AL135]=1;[.L135]+[.M135]+[.N135];&quot;&quot;)">
            <text:p/>
          </table:table-cell>
          <table:table-cell table:formula="of:=IF([.Y135]=0;&quot;&quot;;1)">
            <text:p/>
          </table:table-cell>
          <table:table-cell table:formula="of:=IF([.AQ135]=1;[.Y135];&quot;&quot;)">
            <text:p/>
          </table:table-cell>
          <table:table-cell table:formula="of:=IF([.AQ135]=1;[.B135];&quot;&quot;)">
            <text:p/>
          </table:table-cell>
          <table:table-cell table:formula="of:=IF([.AQ135]=1;[.AR135]*100/[.AS135];&quot;&quot;)">
            <text:p/>
          </table:table-cell>
          <table:table-cell table:formula="of:=IF([.AQ135]=1;[.S135]+[.T135]+[.U135];&quot;&quot;)">
            <text:p/>
          </table:table-cell>
          <table:table-cell table:formula="of:=IF([.AF135]=0;&quot;&quot;;1)">
            <text:p/>
          </table:table-cell>
          <table:table-cell table:formula="of:=IF([.AV135]=1;[.AF135];&quot;&quot;)">
            <text:p/>
          </table:table-cell>
          <table:table-cell table:formula="of:=IF([.AV135]=1;[.B135];&quot;&quot;)">
            <text:p/>
          </table:table-cell>
          <table:table-cell table:formula="of:=IF([.AV135]=1;[.AW135]*100/[.AX135];&quot;&quot;)">
            <text:p/>
          </table:table-cell>
          <table:table-cell table:formula="of:=IF([.AV135]=1;[.Z135]+[.AA135]+[.AB13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formula="of:=2*[.C136]/([.B136]*([.B136]-1))" office:value-type="float" office:value="0.33333333333333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6]=0;&quot;&quot;;1)">
            <text:p/>
          </table:table-cell>
          <table:table-cell table:formula="of:=IF([.AG136]=1;[.K136];&quot;&quot;)">
            <text:p/>
          </table:table-cell>
          <table:table-cell table:formula="of:=IF([.AG136]=1;[.B136];&quot;&quot;)">
            <text:p/>
          </table:table-cell>
          <table:table-cell table:formula="of:=IF([.AG136]=1;[.AH136]*100/[.AI136];&quot;&quot;)">
            <text:p/>
          </table:table-cell>
          <table:table-cell table:formula="of:=IF([.AG136]=1;[.E136]+[.F136]+[.G136];&quot;&quot;)">
            <text:p/>
          </table:table-cell>
          <table:table-cell table:formula="of:=IF([.R136]=0;&quot;&quot;;1)">
            <text:p/>
          </table:table-cell>
          <table:table-cell table:formula="of:=IF([.AL136]=1;[.R136];&quot;&quot;)">
            <text:p/>
          </table:table-cell>
          <table:table-cell table:formula="of:=IF([.AL136]=1;[.B136];&quot;&quot;)">
            <text:p/>
          </table:table-cell>
          <table:table-cell table:formula="of:=IF([.AL136]=1;[.AM136]*100/[.AN136];&quot;&quot;)">
            <text:p/>
          </table:table-cell>
          <table:table-cell table:formula="of:=IF([.AL136]=1;[.L136]+[.M136]+[.N136];&quot;&quot;)">
            <text:p/>
          </table:table-cell>
          <table:table-cell table:formula="of:=IF([.Y136]=0;&quot;&quot;;1)">
            <text:p/>
          </table:table-cell>
          <table:table-cell table:formula="of:=IF([.AQ136]=1;[.Y136];&quot;&quot;)">
            <text:p/>
          </table:table-cell>
          <table:table-cell table:formula="of:=IF([.AQ136]=1;[.B136];&quot;&quot;)">
            <text:p/>
          </table:table-cell>
          <table:table-cell table:formula="of:=IF([.AQ136]=1;[.AR136]*100/[.AS136];&quot;&quot;)">
            <text:p/>
          </table:table-cell>
          <table:table-cell table:formula="of:=IF([.AQ136]=1;[.S136]+[.T136]+[.U136];&quot;&quot;)">
            <text:p/>
          </table:table-cell>
          <table:table-cell table:formula="of:=IF([.AF136]=0;&quot;&quot;;1)">
            <text:p/>
          </table:table-cell>
          <table:table-cell table:formula="of:=IF([.AV136]=1;[.AF136];&quot;&quot;)">
            <text:p/>
          </table:table-cell>
          <table:table-cell table:formula="of:=IF([.AV136]=1;[.B136];&quot;&quot;)">
            <text:p/>
          </table:table-cell>
          <table:table-cell table:formula="of:=IF([.AV136]=1;[.AW136]*100/[.AX136];&quot;&quot;)">
            <text:p/>
          </table:table-cell>
          <table:table-cell table:formula="of:=IF([.AV136]=1;[.Z136]+[.AA136]+[.AB13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2*[.C137]/([.B137]*([.B137]-1))" office:value-type="float" office:value="0.33333333333333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7]=0;&quot;&quot;;1)">
            <text:p/>
          </table:table-cell>
          <table:table-cell table:formula="of:=IF([.AG137]=1;[.K137];&quot;&quot;)">
            <text:p/>
          </table:table-cell>
          <table:table-cell table:formula="of:=IF([.AG137]=1;[.B137];&quot;&quot;)">
            <text:p/>
          </table:table-cell>
          <table:table-cell table:formula="of:=IF([.AG137]=1;[.AH137]*100/[.AI137];&quot;&quot;)">
            <text:p/>
          </table:table-cell>
          <table:table-cell table:formula="of:=IF([.AG137]=1;[.E137]+[.F137]+[.G137];&quot;&quot;)">
            <text:p/>
          </table:table-cell>
          <table:table-cell table:formula="of:=IF([.R137]=0;&quot;&quot;;1)">
            <text:p/>
          </table:table-cell>
          <table:table-cell table:formula="of:=IF([.AL137]=1;[.R137];&quot;&quot;)">
            <text:p/>
          </table:table-cell>
          <table:table-cell table:formula="of:=IF([.AL137]=1;[.B137];&quot;&quot;)">
            <text:p/>
          </table:table-cell>
          <table:table-cell table:formula="of:=IF([.AL137]=1;[.AM137]*100/[.AN137];&quot;&quot;)">
            <text:p/>
          </table:table-cell>
          <table:table-cell table:formula="of:=IF([.AL137]=1;[.L137]+[.M137]+[.N137];&quot;&quot;)">
            <text:p/>
          </table:table-cell>
          <table:table-cell table:formula="of:=IF([.Y137]=0;&quot;&quot;;1)">
            <text:p/>
          </table:table-cell>
          <table:table-cell table:formula="of:=IF([.AQ137]=1;[.Y137];&quot;&quot;)">
            <text:p/>
          </table:table-cell>
          <table:table-cell table:formula="of:=IF([.AQ137]=1;[.B137];&quot;&quot;)">
            <text:p/>
          </table:table-cell>
          <table:table-cell table:formula="of:=IF([.AQ137]=1;[.AR137]*100/[.AS137];&quot;&quot;)">
            <text:p/>
          </table:table-cell>
          <table:table-cell table:formula="of:=IF([.AQ137]=1;[.S137]+[.T137]+[.U137];&quot;&quot;)">
            <text:p/>
          </table:table-cell>
          <table:table-cell table:formula="of:=IF([.AF137]=0;&quot;&quot;;1)">
            <text:p/>
          </table:table-cell>
          <table:table-cell table:formula="of:=IF([.AV137]=1;[.AF137];&quot;&quot;)">
            <text:p/>
          </table:table-cell>
          <table:table-cell table:formula="of:=IF([.AV137]=1;[.B137];&quot;&quot;)">
            <text:p/>
          </table:table-cell>
          <table:table-cell table:formula="of:=IF([.AV137]=1;[.AW137]*100/[.AX137];&quot;&quot;)">
            <text:p/>
          </table:table-cell>
          <table:table-cell table:formula="of:=IF([.AV137]=1;[.Z137]+[.AA137]+[.AB13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2*[.C138]/([.B138]*([.B138]-1))" office:value-type="float" office:value="0.266666666666667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8]=0;&quot;&quot;;1)">
            <text:p/>
          </table:table-cell>
          <table:table-cell table:formula="of:=IF([.AG138]=1;[.K138];&quot;&quot;)">
            <text:p/>
          </table:table-cell>
          <table:table-cell table:formula="of:=IF([.AG138]=1;[.B138];&quot;&quot;)">
            <text:p/>
          </table:table-cell>
          <table:table-cell table:formula="of:=IF([.AG138]=1;[.AH138]*100/[.AI138];&quot;&quot;)">
            <text:p/>
          </table:table-cell>
          <table:table-cell table:formula="of:=IF([.AG138]=1;[.E138]+[.F138]+[.G138];&quot;&quot;)">
            <text:p/>
          </table:table-cell>
          <table:table-cell table:formula="of:=IF([.R138]=0;&quot;&quot;;1)">
            <text:p/>
          </table:table-cell>
          <table:table-cell table:formula="of:=IF([.AL138]=1;[.R138];&quot;&quot;)">
            <text:p/>
          </table:table-cell>
          <table:table-cell table:formula="of:=IF([.AL138]=1;[.B138];&quot;&quot;)">
            <text:p/>
          </table:table-cell>
          <table:table-cell table:formula="of:=IF([.AL138]=1;[.AM138]*100/[.AN138];&quot;&quot;)">
            <text:p/>
          </table:table-cell>
          <table:table-cell table:formula="of:=IF([.AL138]=1;[.L138]+[.M138]+[.N138];&quot;&quot;)">
            <text:p/>
          </table:table-cell>
          <table:table-cell table:formula="of:=IF([.Y138]=0;&quot;&quot;;1)">
            <text:p/>
          </table:table-cell>
          <table:table-cell table:formula="of:=IF([.AQ138]=1;[.Y138];&quot;&quot;)">
            <text:p/>
          </table:table-cell>
          <table:table-cell table:formula="of:=IF([.AQ138]=1;[.B138];&quot;&quot;)">
            <text:p/>
          </table:table-cell>
          <table:table-cell table:formula="of:=IF([.AQ138]=1;[.AR138]*100/[.AS138];&quot;&quot;)">
            <text:p/>
          </table:table-cell>
          <table:table-cell table:formula="of:=IF([.AQ138]=1;[.S138]+[.T138]+[.U138];&quot;&quot;)">
            <text:p/>
          </table:table-cell>
          <table:table-cell table:formula="of:=IF([.AF138]=0;&quot;&quot;;1)">
            <text:p/>
          </table:table-cell>
          <table:table-cell table:formula="of:=IF([.AV138]=1;[.AF138];&quot;&quot;)">
            <text:p/>
          </table:table-cell>
          <table:table-cell table:formula="of:=IF([.AV138]=1;[.B138];&quot;&quot;)">
            <text:p/>
          </table:table-cell>
          <table:table-cell table:formula="of:=IF([.AV138]=1;[.AW138]*100/[.AX138];&quot;&quot;)">
            <text:p/>
          </table:table-cell>
          <table:table-cell table:formula="of:=IF([.AV138]=1;[.Z138]+[.AA138]+[.AB13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2*[.C139]/([.B139]*([.B139]-1))" office:value-type="float" office:value="0.313725490196078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39]=0;&quot;&quot;;1)">
            <text:p/>
          </table:table-cell>
          <table:table-cell table:formula="of:=IF([.AG139]=1;[.K139];&quot;&quot;)">
            <text:p/>
          </table:table-cell>
          <table:table-cell table:formula="of:=IF([.AG139]=1;[.B139];&quot;&quot;)">
            <text:p/>
          </table:table-cell>
          <table:table-cell table:formula="of:=IF([.AG139]=1;[.AH139]*100/[.AI139];&quot;&quot;)">
            <text:p/>
          </table:table-cell>
          <table:table-cell table:formula="of:=IF([.AG139]=1;[.E139]+[.F139]+[.G139];&quot;&quot;)">
            <text:p/>
          </table:table-cell>
          <table:table-cell table:formula="of:=IF([.R139]=0;&quot;&quot;;1)">
            <text:p/>
          </table:table-cell>
          <table:table-cell table:formula="of:=IF([.AL139]=1;[.R139];&quot;&quot;)">
            <text:p/>
          </table:table-cell>
          <table:table-cell table:formula="of:=IF([.AL139]=1;[.B139];&quot;&quot;)">
            <text:p/>
          </table:table-cell>
          <table:table-cell table:formula="of:=IF([.AL139]=1;[.AM139]*100/[.AN139];&quot;&quot;)">
            <text:p/>
          </table:table-cell>
          <table:table-cell table:formula="of:=IF([.AL139]=1;[.L139]+[.M139]+[.N139];&quot;&quot;)">
            <text:p/>
          </table:table-cell>
          <table:table-cell table:formula="of:=IF([.Y139]=0;&quot;&quot;;1)">
            <text:p/>
          </table:table-cell>
          <table:table-cell table:formula="of:=IF([.AQ139]=1;[.Y139];&quot;&quot;)">
            <text:p/>
          </table:table-cell>
          <table:table-cell table:formula="of:=IF([.AQ139]=1;[.B139];&quot;&quot;)">
            <text:p/>
          </table:table-cell>
          <table:table-cell table:formula="of:=IF([.AQ139]=1;[.AR139]*100/[.AS139];&quot;&quot;)">
            <text:p/>
          </table:table-cell>
          <table:table-cell table:formula="of:=IF([.AQ139]=1;[.S139]+[.T139]+[.U139];&quot;&quot;)">
            <text:p/>
          </table:table-cell>
          <table:table-cell table:formula="of:=IF([.AF139]=0;&quot;&quot;;1)">
            <text:p/>
          </table:table-cell>
          <table:table-cell table:formula="of:=IF([.AV139]=1;[.AF139];&quot;&quot;)">
            <text:p/>
          </table:table-cell>
          <table:table-cell table:formula="of:=IF([.AV139]=1;[.B139];&quot;&quot;)">
            <text:p/>
          </table:table-cell>
          <table:table-cell table:formula="of:=IF([.AV139]=1;[.AW139]*100/[.AX139];&quot;&quot;)">
            <text:p/>
          </table:table-cell>
          <table:table-cell table:formula="of:=IF([.AV139]=1;[.Z139]+[.AA139]+[.AB13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2*[.C140]/([.B140]*([.B140]-1))" office:value-type="float" office:value="0.276923076923077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0]=0;&quot;&quot;;1)">
            <text:p/>
          </table:table-cell>
          <table:table-cell table:formula="of:=IF([.AG140]=1;[.K140];&quot;&quot;)">
            <text:p/>
          </table:table-cell>
          <table:table-cell table:formula="of:=IF([.AG140]=1;[.B140];&quot;&quot;)">
            <text:p/>
          </table:table-cell>
          <table:table-cell table:formula="of:=IF([.AG140]=1;[.AH140]*100/[.AI140];&quot;&quot;)">
            <text:p/>
          </table:table-cell>
          <table:table-cell table:formula="of:=IF([.AG140]=1;[.E140]+[.F140]+[.G140];&quot;&quot;)">
            <text:p/>
          </table:table-cell>
          <table:table-cell table:formula="of:=IF([.R140]=0;&quot;&quot;;1)">
            <text:p/>
          </table:table-cell>
          <table:table-cell table:formula="of:=IF([.AL140]=1;[.R140];&quot;&quot;)">
            <text:p/>
          </table:table-cell>
          <table:table-cell table:formula="of:=IF([.AL140]=1;[.B140];&quot;&quot;)">
            <text:p/>
          </table:table-cell>
          <table:table-cell table:formula="of:=IF([.AL140]=1;[.AM140]*100/[.AN140];&quot;&quot;)">
            <text:p/>
          </table:table-cell>
          <table:table-cell table:formula="of:=IF([.AL140]=1;[.L140]+[.M140]+[.N140];&quot;&quot;)">
            <text:p/>
          </table:table-cell>
          <table:table-cell table:formula="of:=IF([.Y140]=0;&quot;&quot;;1)">
            <text:p/>
          </table:table-cell>
          <table:table-cell table:formula="of:=IF([.AQ140]=1;[.Y140];&quot;&quot;)">
            <text:p/>
          </table:table-cell>
          <table:table-cell table:formula="of:=IF([.AQ140]=1;[.B140];&quot;&quot;)">
            <text:p/>
          </table:table-cell>
          <table:table-cell table:formula="of:=IF([.AQ140]=1;[.AR140]*100/[.AS140];&quot;&quot;)">
            <text:p/>
          </table:table-cell>
          <table:table-cell table:formula="of:=IF([.AQ140]=1;[.S140]+[.T140]+[.U140];&quot;&quot;)">
            <text:p/>
          </table:table-cell>
          <table:table-cell table:formula="of:=IF([.AF140]=0;&quot;&quot;;1)">
            <text:p/>
          </table:table-cell>
          <table:table-cell table:formula="of:=IF([.AV140]=1;[.AF140];&quot;&quot;)">
            <text:p/>
          </table:table-cell>
          <table:table-cell table:formula="of:=IF([.AV140]=1;[.B140];&quot;&quot;)">
            <text:p/>
          </table:table-cell>
          <table:table-cell table:formula="of:=IF([.AV140]=1;[.AW140]*100/[.AX140];&quot;&quot;)">
            <text:p/>
          </table:table-cell>
          <table:table-cell table:formula="of:=IF([.AV140]=1;[.Z140]+[.AA140]+[.AB14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formula="of:=2*[.C141]/([.B141]*([.B141]-1))" office:value-type="float" office:value="0.285204991087344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1]=0;&quot;&quot;;1)">
            <text:p/>
          </table:table-cell>
          <table:table-cell table:formula="of:=IF([.AG141]=1;[.K141];&quot;&quot;)">
            <text:p/>
          </table:table-cell>
          <table:table-cell table:formula="of:=IF([.AG141]=1;[.B141];&quot;&quot;)">
            <text:p/>
          </table:table-cell>
          <table:table-cell table:formula="of:=IF([.AG141]=1;[.AH141]*100/[.AI141];&quot;&quot;)">
            <text:p/>
          </table:table-cell>
          <table:table-cell table:formula="of:=IF([.AG141]=1;[.E141]+[.F141]+[.G141];&quot;&quot;)">
            <text:p/>
          </table:table-cell>
          <table:table-cell table:formula="of:=IF([.R141]=0;&quot;&quot;;1)">
            <text:p/>
          </table:table-cell>
          <table:table-cell table:formula="of:=IF([.AL141]=1;[.R141];&quot;&quot;)">
            <text:p/>
          </table:table-cell>
          <table:table-cell table:formula="of:=IF([.AL141]=1;[.B141];&quot;&quot;)">
            <text:p/>
          </table:table-cell>
          <table:table-cell table:formula="of:=IF([.AL141]=1;[.AM141]*100/[.AN141];&quot;&quot;)">
            <text:p/>
          </table:table-cell>
          <table:table-cell table:formula="of:=IF([.AL141]=1;[.L141]+[.M141]+[.N141];&quot;&quot;)">
            <text:p/>
          </table:table-cell>
          <table:table-cell table:formula="of:=IF([.Y141]=0;&quot;&quot;;1)">
            <text:p/>
          </table:table-cell>
          <table:table-cell table:formula="of:=IF([.AQ141]=1;[.Y141];&quot;&quot;)">
            <text:p/>
          </table:table-cell>
          <table:table-cell table:formula="of:=IF([.AQ141]=1;[.B141];&quot;&quot;)">
            <text:p/>
          </table:table-cell>
          <table:table-cell table:formula="of:=IF([.AQ141]=1;[.AR141]*100/[.AS141];&quot;&quot;)">
            <text:p/>
          </table:table-cell>
          <table:table-cell table:formula="of:=IF([.AQ141]=1;[.S141]+[.T141]+[.U141];&quot;&quot;)">
            <text:p/>
          </table:table-cell>
          <table:table-cell table:formula="of:=IF([.AF141]=0;&quot;&quot;;1)">
            <text:p/>
          </table:table-cell>
          <table:table-cell table:formula="of:=IF([.AV141]=1;[.AF141];&quot;&quot;)">
            <text:p/>
          </table:table-cell>
          <table:table-cell table:formula="of:=IF([.AV141]=1;[.B141];&quot;&quot;)">
            <text:p/>
          </table:table-cell>
          <table:table-cell table:formula="of:=IF([.AV141]=1;[.AW141]*100/[.AX141];&quot;&quot;)">
            <text:p/>
          </table:table-cell>
          <table:table-cell table:formula="of:=IF([.AV141]=1;[.Z141]+[.AA141]+[.AB14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formula="of:=2*[.C142]/([.B142]*([.B142]-1))" office:value-type="float" office:value="0.236559139784946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IF([.K142]=0;&quot;&quot;;1)" office:value-type="float" office:value="1" calcext:value-type="float">
            <text:p>1</text:p>
          </table:table-cell>
          <table:table-cell table:formula="of:=IF([.AG142]=1;[.K142];&quot;&quot;)" office:value-type="float" office:value="1" calcext:value-type="float">
            <text:p>1.0</text:p>
          </table:table-cell>
          <table:table-cell table:formula="of:=IF([.AG142]=1;[.B142];&quot;&quot;)" office:value-type="float" office:value="31" calcext:value-type="float">
            <text:p>31.0</text:p>
          </table:table-cell>
          <table:table-cell table:formula="of:=IF([.AG142]=1;[.AH142]*100/[.AI142];&quot;&quot;)" office:value-type="float" office:value="3.2258064516129" calcext:value-type="float">
            <text:p>3.2</text:p>
          </table:table-cell>
          <table:table-cell table:formula="of:=IF([.AG142]=1;[.E142]+[.F142]+[.G142];&quot;&quot;)" office:value-type="float" office:value="0" calcext:value-type="float">
            <text:p>0.0</text:p>
          </table:table-cell>
          <table:table-cell table:formula="of:=IF([.R142]=0;&quot;&quot;;1)" office:value-type="float" office:value="1" calcext:value-type="float">
            <text:p>1.0</text:p>
          </table:table-cell>
          <table:table-cell table:formula="of:=IF([.AL142]=1;[.R142];&quot;&quot;)" office:value-type="float" office:value="1" calcext:value-type="float">
            <text:p>1.0</text:p>
          </table:table-cell>
          <table:table-cell table:formula="of:=IF([.AL142]=1;[.B142];&quot;&quot;)" office:value-type="float" office:value="31" calcext:value-type="float">
            <text:p>31.0</text:p>
          </table:table-cell>
          <table:table-cell table:formula="of:=IF([.AL142]=1;[.AM142]*100/[.AN142];&quot;&quot;)" office:value-type="float" office:value="3.2258064516129" calcext:value-type="float">
            <text:p>3.2</text:p>
          </table:table-cell>
          <table:table-cell table:formula="of:=IF([.AL142]=1;[.L142]+[.M142]+[.N142];&quot;&quot;)" office:value-type="float" office:value="0" calcext:value-type="float">
            <text:p>0.0</text:p>
          </table:table-cell>
          <table:table-cell table:formula="of:=IF([.Y142]=0;&quot;&quot;;1)" office:value-type="float" office:value="1" calcext:value-type="float">
            <text:p>1.0</text:p>
          </table:table-cell>
          <table:table-cell table:formula="of:=IF([.AQ142]=1;[.Y142];&quot;&quot;)" office:value-type="float" office:value="1" calcext:value-type="float">
            <text:p>1.0</text:p>
          </table:table-cell>
          <table:table-cell table:formula="of:=IF([.AQ142]=1;[.B142];&quot;&quot;)" office:value-type="float" office:value="31" calcext:value-type="float">
            <text:p>31.0</text:p>
          </table:table-cell>
          <table:table-cell table:formula="of:=IF([.AQ142]=1;[.AR142]*100/[.AS142];&quot;&quot;)" office:value-type="float" office:value="3.2258064516129" calcext:value-type="float">
            <text:p>3.2</text:p>
          </table:table-cell>
          <table:table-cell table:formula="of:=IF([.AQ142]=1;[.S142]+[.T142]+[.U142];&quot;&quot;)" office:value-type="float" office:value="0" calcext:value-type="float">
            <text:p>0.0</text:p>
          </table:table-cell>
          <table:table-cell table:formula="of:=IF([.AF142]=0;&quot;&quot;;1)" office:value-type="float" office:value="1" calcext:value-type="float">
            <text:p>1.0</text:p>
          </table:table-cell>
          <table:table-cell table:formula="of:=IF([.AV142]=1;[.AF142];&quot;&quot;)" office:value-type="float" office:value="25" calcext:value-type="float">
            <text:p>25.0</text:p>
          </table:table-cell>
          <table:table-cell table:formula="of:=IF([.AV142]=1;[.B142];&quot;&quot;)" office:value-type="float" office:value="31" calcext:value-type="float">
            <text:p>31.0</text:p>
          </table:table-cell>
          <table:table-cell table:formula="of:=IF([.AV142]=1;[.AW142]*100/[.AX142];&quot;&quot;)" office:value-type="float" office:value="80.6451612903226" calcext:value-type="float">
            <text:p>80.6</text:p>
          </table:table-cell>
          <table:table-cell table:formula="of:=IF([.AV142]=1;[.Z142]+[.AA142]+[.AB142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formula="of:=2*[.C143]/([.B143]*([.B143]-1))" office:value-type="float" office:value="0.24242424242424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3]=0;&quot;&quot;;1)">
            <text:p/>
          </table:table-cell>
          <table:table-cell table:formula="of:=IF([.AG143]=1;[.K143];&quot;&quot;)">
            <text:p/>
          </table:table-cell>
          <table:table-cell table:formula="of:=IF([.AG143]=1;[.B143];&quot;&quot;)">
            <text:p/>
          </table:table-cell>
          <table:table-cell table:formula="of:=IF([.AG143]=1;[.AH143]*100/[.AI143];&quot;&quot;)">
            <text:p/>
          </table:table-cell>
          <table:table-cell table:formula="of:=IF([.AG143]=1;[.E143]+[.F143]+[.G143];&quot;&quot;)">
            <text:p/>
          </table:table-cell>
          <table:table-cell table:formula="of:=IF([.R143]=0;&quot;&quot;;1)">
            <text:p/>
          </table:table-cell>
          <table:table-cell table:formula="of:=IF([.AL143]=1;[.R143];&quot;&quot;)">
            <text:p/>
          </table:table-cell>
          <table:table-cell table:formula="of:=IF([.AL143]=1;[.B143];&quot;&quot;)">
            <text:p/>
          </table:table-cell>
          <table:table-cell table:formula="of:=IF([.AL143]=1;[.AM143]*100/[.AN143];&quot;&quot;)">
            <text:p/>
          </table:table-cell>
          <table:table-cell table:formula="of:=IF([.AL143]=1;[.L143]+[.M143]+[.N143];&quot;&quot;)">
            <text:p/>
          </table:table-cell>
          <table:table-cell table:formula="of:=IF([.Y143]=0;&quot;&quot;;1)">
            <text:p/>
          </table:table-cell>
          <table:table-cell table:formula="of:=IF([.AQ143]=1;[.Y143];&quot;&quot;)">
            <text:p/>
          </table:table-cell>
          <table:table-cell table:formula="of:=IF([.AQ143]=1;[.B143];&quot;&quot;)">
            <text:p/>
          </table:table-cell>
          <table:table-cell table:formula="of:=IF([.AQ143]=1;[.AR143]*100/[.AS143];&quot;&quot;)">
            <text:p/>
          </table:table-cell>
          <table:table-cell table:formula="of:=IF([.AQ143]=1;[.S143]+[.T143]+[.U143];&quot;&quot;)">
            <text:p/>
          </table:table-cell>
          <table:table-cell table:formula="of:=IF([.AF143]=0;&quot;&quot;;1)">
            <text:p/>
          </table:table-cell>
          <table:table-cell table:formula="of:=IF([.AV143]=1;[.AF143];&quot;&quot;)">
            <text:p/>
          </table:table-cell>
          <table:table-cell table:formula="of:=IF([.AV143]=1;[.B143];&quot;&quot;)">
            <text:p/>
          </table:table-cell>
          <table:table-cell table:formula="of:=IF([.AV143]=1;[.AW143]*100/[.AX143];&quot;&quot;)">
            <text:p/>
          </table:table-cell>
          <table:table-cell table:formula="of:=IF([.AV143]=1;[.Z143]+[.AA143]+[.AB14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formula="of:=2*[.C144]/([.B144]*([.B144]-1))" office:value-type="float" office:value="0.23885918003565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4]=0;&quot;&quot;;1)">
            <text:p/>
          </table:table-cell>
          <table:table-cell table:formula="of:=IF([.AG144]=1;[.K144];&quot;&quot;)">
            <text:p/>
          </table:table-cell>
          <table:table-cell table:formula="of:=IF([.AG144]=1;[.B144];&quot;&quot;)">
            <text:p/>
          </table:table-cell>
          <table:table-cell table:formula="of:=IF([.AG144]=1;[.AH144]*100/[.AI144];&quot;&quot;)">
            <text:p/>
          </table:table-cell>
          <table:table-cell table:formula="of:=IF([.AG144]=1;[.E144]+[.F144]+[.G144];&quot;&quot;)">
            <text:p/>
          </table:table-cell>
          <table:table-cell table:formula="of:=IF([.R144]=0;&quot;&quot;;1)">
            <text:p/>
          </table:table-cell>
          <table:table-cell table:formula="of:=IF([.AL144]=1;[.R144];&quot;&quot;)">
            <text:p/>
          </table:table-cell>
          <table:table-cell table:formula="of:=IF([.AL144]=1;[.B144];&quot;&quot;)">
            <text:p/>
          </table:table-cell>
          <table:table-cell table:formula="of:=IF([.AL144]=1;[.AM144]*100/[.AN144];&quot;&quot;)">
            <text:p/>
          </table:table-cell>
          <table:table-cell table:formula="of:=IF([.AL144]=1;[.L144]+[.M144]+[.N144];&quot;&quot;)">
            <text:p/>
          </table:table-cell>
          <table:table-cell table:formula="of:=IF([.Y144]=0;&quot;&quot;;1)">
            <text:p/>
          </table:table-cell>
          <table:table-cell table:formula="of:=IF([.AQ144]=1;[.Y144];&quot;&quot;)">
            <text:p/>
          </table:table-cell>
          <table:table-cell table:formula="of:=IF([.AQ144]=1;[.B144];&quot;&quot;)">
            <text:p/>
          </table:table-cell>
          <table:table-cell table:formula="of:=IF([.AQ144]=1;[.AR144]*100/[.AS144];&quot;&quot;)">
            <text:p/>
          </table:table-cell>
          <table:table-cell table:formula="of:=IF([.AQ144]=1;[.S144]+[.T144]+[.U144];&quot;&quot;)">
            <text:p/>
          </table:table-cell>
          <table:table-cell table:formula="of:=IF([.AF144]=0;&quot;&quot;;1)">
            <text:p/>
          </table:table-cell>
          <table:table-cell table:formula="of:=IF([.AV144]=1;[.AF144];&quot;&quot;)">
            <text:p/>
          </table:table-cell>
          <table:table-cell table:formula="of:=IF([.AV144]=1;[.B144];&quot;&quot;)">
            <text:p/>
          </table:table-cell>
          <table:table-cell table:formula="of:=IF([.AV144]=1;[.AW144]*100/[.AX144];&quot;&quot;)">
            <text:p/>
          </table:table-cell>
          <table:table-cell table:formula="of:=IF([.AV144]=1;[.Z144]+[.AA144]+[.AB14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table:formula="of:=2*[.C145]/([.B145]*([.B145]-1))" office:value-type="float" office:value="0.24174174174174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5]=0;&quot;&quot;;1)">
            <text:p/>
          </table:table-cell>
          <table:table-cell table:formula="of:=IF([.AG145]=1;[.K145];&quot;&quot;)">
            <text:p/>
          </table:table-cell>
          <table:table-cell table:formula="of:=IF([.AG145]=1;[.B145];&quot;&quot;)">
            <text:p/>
          </table:table-cell>
          <table:table-cell table:formula="of:=IF([.AG145]=1;[.AH145]*100/[.AI145];&quot;&quot;)">
            <text:p/>
          </table:table-cell>
          <table:table-cell table:formula="of:=IF([.AG145]=1;[.E145]+[.F145]+[.G145];&quot;&quot;)">
            <text:p/>
          </table:table-cell>
          <table:table-cell table:formula="of:=IF([.R145]=0;&quot;&quot;;1)">
            <text:p/>
          </table:table-cell>
          <table:table-cell table:formula="of:=IF([.AL145]=1;[.R145];&quot;&quot;)">
            <text:p/>
          </table:table-cell>
          <table:table-cell table:formula="of:=IF([.AL145]=1;[.B145];&quot;&quot;)">
            <text:p/>
          </table:table-cell>
          <table:table-cell table:formula="of:=IF([.AL145]=1;[.AM145]*100/[.AN145];&quot;&quot;)">
            <text:p/>
          </table:table-cell>
          <table:table-cell table:formula="of:=IF([.AL145]=1;[.L145]+[.M145]+[.N145];&quot;&quot;)">
            <text:p/>
          </table:table-cell>
          <table:table-cell table:formula="of:=IF([.Y145]=0;&quot;&quot;;1)">
            <text:p/>
          </table:table-cell>
          <table:table-cell table:formula="of:=IF([.AQ145]=1;[.Y145];&quot;&quot;)">
            <text:p/>
          </table:table-cell>
          <table:table-cell table:formula="of:=IF([.AQ145]=1;[.B145];&quot;&quot;)">
            <text:p/>
          </table:table-cell>
          <table:table-cell table:formula="of:=IF([.AQ145]=1;[.AR145]*100/[.AS145];&quot;&quot;)">
            <text:p/>
          </table:table-cell>
          <table:table-cell table:formula="of:=IF([.AQ145]=1;[.S145]+[.T145]+[.U145];&quot;&quot;)">
            <text:p/>
          </table:table-cell>
          <table:table-cell table:formula="of:=IF([.AF145]=0;&quot;&quot;;1)">
            <text:p/>
          </table:table-cell>
          <table:table-cell table:formula="of:=IF([.AV145]=1;[.AF145];&quot;&quot;)">
            <text:p/>
          </table:table-cell>
          <table:table-cell table:formula="of:=IF([.AV145]=1;[.B145];&quot;&quot;)">
            <text:p/>
          </table:table-cell>
          <table:table-cell table:formula="of:=IF([.AV145]=1;[.AW145]*100/[.AX145];&quot;&quot;)">
            <text:p/>
          </table:table-cell>
          <table:table-cell table:formula="of:=IF([.AV145]=1;[.Z145]+[.AA145]+[.AB14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table:formula="of:=2*[.C146]/([.B146]*([.B146]-1))" office:value-type="float" office:value="0.24033613445378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6]=0;&quot;&quot;;1)">
            <text:p/>
          </table:table-cell>
          <table:table-cell table:formula="of:=IF([.AG146]=1;[.K146];&quot;&quot;)">
            <text:p/>
          </table:table-cell>
          <table:table-cell table:formula="of:=IF([.AG146]=1;[.B146];&quot;&quot;)">
            <text:p/>
          </table:table-cell>
          <table:table-cell table:formula="of:=IF([.AG146]=1;[.AH146]*100/[.AI146];&quot;&quot;)">
            <text:p/>
          </table:table-cell>
          <table:table-cell table:formula="of:=IF([.AG146]=1;[.E146]+[.F146]+[.G146];&quot;&quot;)">
            <text:p/>
          </table:table-cell>
          <table:table-cell table:formula="of:=IF([.R146]=0;&quot;&quot;;1)">
            <text:p/>
          </table:table-cell>
          <table:table-cell table:formula="of:=IF([.AL146]=1;[.R146];&quot;&quot;)">
            <text:p/>
          </table:table-cell>
          <table:table-cell table:formula="of:=IF([.AL146]=1;[.B146];&quot;&quot;)">
            <text:p/>
          </table:table-cell>
          <table:table-cell table:formula="of:=IF([.AL146]=1;[.AM146]*100/[.AN146];&quot;&quot;)">
            <text:p/>
          </table:table-cell>
          <table:table-cell table:formula="of:=IF([.AL146]=1;[.L146]+[.M146]+[.N146];&quot;&quot;)">
            <text:p/>
          </table:table-cell>
          <table:table-cell table:formula="of:=IF([.Y146]=0;&quot;&quot;;1)">
            <text:p/>
          </table:table-cell>
          <table:table-cell table:formula="of:=IF([.AQ146]=1;[.Y146];&quot;&quot;)">
            <text:p/>
          </table:table-cell>
          <table:table-cell table:formula="of:=IF([.AQ146]=1;[.B146];&quot;&quot;)">
            <text:p/>
          </table:table-cell>
          <table:table-cell table:formula="of:=IF([.AQ146]=1;[.AR146]*100/[.AS146];&quot;&quot;)">
            <text:p/>
          </table:table-cell>
          <table:table-cell table:formula="of:=IF([.AQ146]=1;[.S146]+[.T146]+[.U146];&quot;&quot;)">
            <text:p/>
          </table:table-cell>
          <table:table-cell table:formula="of:=IF([.AF146]=0;&quot;&quot;;1)">
            <text:p/>
          </table:table-cell>
          <table:table-cell table:formula="of:=IF([.AV146]=1;[.AF146];&quot;&quot;)">
            <text:p/>
          </table:table-cell>
          <table:table-cell table:formula="of:=IF([.AV146]=1;[.B146];&quot;&quot;)">
            <text:p/>
          </table:table-cell>
          <table:table-cell table:formula="of:=IF([.AV146]=1;[.AW146]*100/[.AX146];&quot;&quot;)">
            <text:p/>
          </table:table-cell>
          <table:table-cell table:formula="of:=IF([.AV146]=1;[.Z146]+[.AA146]+[.AB14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formula="of:=2*[.C147]/([.B147]*([.B147]-1))" office:value-type="float" office:value="0.247619047619048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47]=0;&quot;&quot;;1)">
            <text:p/>
          </table:table-cell>
          <table:table-cell table:formula="of:=IF([.AG147]=1;[.K147];&quot;&quot;)">
            <text:p/>
          </table:table-cell>
          <table:table-cell table:formula="of:=IF([.AG147]=1;[.B147];&quot;&quot;)">
            <text:p/>
          </table:table-cell>
          <table:table-cell table:formula="of:=IF([.AG147]=1;[.AH147]*100/[.AI147];&quot;&quot;)">
            <text:p/>
          </table:table-cell>
          <table:table-cell table:formula="of:=IF([.AG147]=1;[.E147]+[.F147]+[.G147];&quot;&quot;)">
            <text:p/>
          </table:table-cell>
          <table:table-cell table:formula="of:=IF([.R147]=0;&quot;&quot;;1)">
            <text:p/>
          </table:table-cell>
          <table:table-cell table:formula="of:=IF([.AL147]=1;[.R147];&quot;&quot;)">
            <text:p/>
          </table:table-cell>
          <table:table-cell table:formula="of:=IF([.AL147]=1;[.B147];&quot;&quot;)">
            <text:p/>
          </table:table-cell>
          <table:table-cell table:formula="of:=IF([.AL147]=1;[.AM147]*100/[.AN147];&quot;&quot;)">
            <text:p/>
          </table:table-cell>
          <table:table-cell table:formula="of:=IF([.AL147]=1;[.L147]+[.M147]+[.N147];&quot;&quot;)">
            <text:p/>
          </table:table-cell>
          <table:table-cell table:formula="of:=IF([.Y147]=0;&quot;&quot;;1)">
            <text:p/>
          </table:table-cell>
          <table:table-cell table:formula="of:=IF([.AQ147]=1;[.Y147];&quot;&quot;)">
            <text:p/>
          </table:table-cell>
          <table:table-cell table:formula="of:=IF([.AQ147]=1;[.B147];&quot;&quot;)">
            <text:p/>
          </table:table-cell>
          <table:table-cell table:formula="of:=IF([.AQ147]=1;[.AR147]*100/[.AS147];&quot;&quot;)">
            <text:p/>
          </table:table-cell>
          <table:table-cell table:formula="of:=IF([.AQ147]=1;[.S147]+[.T147]+[.U147];&quot;&quot;)">
            <text:p/>
          </table:table-cell>
          <table:table-cell table:formula="of:=IF([.AF147]=0;&quot;&quot;;1)">
            <text:p/>
          </table:table-cell>
          <table:table-cell table:formula="of:=IF([.AV147]=1;[.AF147];&quot;&quot;)">
            <text:p/>
          </table:table-cell>
          <table:table-cell table:formula="of:=IF([.AV147]=1;[.B147];&quot;&quot;)">
            <text:p/>
          </table:table-cell>
          <table:table-cell table:formula="of:=IF([.AV147]=1;[.AW147]*100/[.AX147];&quot;&quot;)">
            <text:p/>
          </table:table-cell>
          <table:table-cell table:formula="of:=IF([.AV147]=1;[.Z147]+[.AA147]+[.AB14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table:formula="of:=2*[.C148]/([.B148]*([.B148]-1))" office:value-type="float" office:value="0.21321321321321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K148]=0;&quot;&quot;;1)" office:value-type="float" office:value="1" calcext:value-type="float">
            <text:p>1</text:p>
          </table:table-cell>
          <table:table-cell table:formula="of:=IF([.AG148]=1;[.K148];&quot;&quot;)" office:value-type="float" office:value="3" calcext:value-type="float">
            <text:p>3.0</text:p>
          </table:table-cell>
          <table:table-cell table:formula="of:=IF([.AG148]=1;[.B148];&quot;&quot;)" office:value-type="float" office:value="37" calcext:value-type="float">
            <text:p>37.0</text:p>
          </table:table-cell>
          <table:table-cell table:formula="of:=IF([.AG148]=1;[.AH148]*100/[.AI148];&quot;&quot;)" office:value-type="float" office:value="8.10810810810811" calcext:value-type="float">
            <text:p>8.1</text:p>
          </table:table-cell>
          <table:table-cell table:formula="of:=IF([.AG148]=1;[.E148]+[.F148]+[.G148];&quot;&quot;)" office:value-type="float" office:value="0" calcext:value-type="float">
            <text:p>0.0</text:p>
          </table:table-cell>
          <table:table-cell table:formula="of:=IF([.R148]=0;&quot;&quot;;1)" office:value-type="float" office:value="1" calcext:value-type="float">
            <text:p>1.0</text:p>
          </table:table-cell>
          <table:table-cell table:formula="of:=IF([.AL148]=1;[.R148];&quot;&quot;)" office:value-type="float" office:value="3" calcext:value-type="float">
            <text:p>3.0</text:p>
          </table:table-cell>
          <table:table-cell table:formula="of:=IF([.AL148]=1;[.B148];&quot;&quot;)" office:value-type="float" office:value="37" calcext:value-type="float">
            <text:p>37.0</text:p>
          </table:table-cell>
          <table:table-cell table:formula="of:=IF([.AL148]=1;[.AM148]*100/[.AN148];&quot;&quot;)" office:value-type="float" office:value="8.10810810810811" calcext:value-type="float">
            <text:p>8.1</text:p>
          </table:table-cell>
          <table:table-cell table:formula="of:=IF([.AL148]=1;[.L148]+[.M148]+[.N148];&quot;&quot;)" office:value-type="float" office:value="0" calcext:value-type="float">
            <text:p>0.0</text:p>
          </table:table-cell>
          <table:table-cell table:formula="of:=IF([.Y148]=0;&quot;&quot;;1)" office:value-type="float" office:value="1" calcext:value-type="float">
            <text:p>1.0</text:p>
          </table:table-cell>
          <table:table-cell table:formula="of:=IF([.AQ148]=1;[.Y148];&quot;&quot;)" office:value-type="float" office:value="3" calcext:value-type="float">
            <text:p>3.0</text:p>
          </table:table-cell>
          <table:table-cell table:formula="of:=IF([.AQ148]=1;[.B148];&quot;&quot;)" office:value-type="float" office:value="37" calcext:value-type="float">
            <text:p>37.0</text:p>
          </table:table-cell>
          <table:table-cell table:formula="of:=IF([.AQ148]=1;[.AR148]*100/[.AS148];&quot;&quot;)" office:value-type="float" office:value="8.10810810810811" calcext:value-type="float">
            <text:p>8.1</text:p>
          </table:table-cell>
          <table:table-cell table:formula="of:=IF([.AQ148]=1;[.S148]+[.T148]+[.U148];&quot;&quot;)" office:value-type="float" office:value="0" calcext:value-type="float">
            <text:p>0.0</text:p>
          </table:table-cell>
          <table:table-cell table:formula="of:=IF([.AF148]=0;&quot;&quot;;1)" office:value-type="float" office:value="1" calcext:value-type="float">
            <text:p>1.0</text:p>
          </table:table-cell>
          <table:table-cell table:formula="of:=IF([.AV148]=1;[.AF148];&quot;&quot;)" office:value-type="float" office:value="14" calcext:value-type="float">
            <text:p>14.0</text:p>
          </table:table-cell>
          <table:table-cell table:formula="of:=IF([.AV148]=1;[.B148];&quot;&quot;)" office:value-type="float" office:value="37" calcext:value-type="float">
            <text:p>37.0</text:p>
          </table:table-cell>
          <table:table-cell table:formula="of:=IF([.AV148]=1;[.AW148]*100/[.AX148];&quot;&quot;)" office:value-type="float" office:value="37.8378378378378" calcext:value-type="float">
            <text:p>37.8</text:p>
          </table:table-cell>
          <table:table-cell table:formula="of:=IF([.AV148]=1;[.Z148]+[.AA148]+[.AB148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formula="of:=2*[.C149]/([.B149]*([.B149]-1))" office:value-type="float" office:value="0.22048364153627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IF([.K149]=0;&quot;&quot;;1)" office:value-type="float" office:value="1" calcext:value-type="float">
            <text:p>1</text:p>
          </table:table-cell>
          <table:table-cell table:formula="of:=IF([.AG149]=1;[.K149];&quot;&quot;)" office:value-type="float" office:value="6" calcext:value-type="float">
            <text:p>6.0</text:p>
          </table:table-cell>
          <table:table-cell table:formula="of:=IF([.AG149]=1;[.B149];&quot;&quot;)" office:value-type="float" office:value="38" calcext:value-type="float">
            <text:p>38.0</text:p>
          </table:table-cell>
          <table:table-cell table:formula="of:=IF([.AG149]=1;[.AH149]*100/[.AI149];&quot;&quot;)" office:value-type="float" office:value="15.7894736842105" calcext:value-type="float">
            <text:p>15.8</text:p>
          </table:table-cell>
          <table:table-cell table:formula="of:=IF([.AG149]=1;[.E149]+[.F149]+[.G149];&quot;&quot;)" office:value-type="float" office:value="0" calcext:value-type="float">
            <text:p>0.0</text:p>
          </table:table-cell>
          <table:table-cell table:formula="of:=IF([.R149]=0;&quot;&quot;;1)" office:value-type="float" office:value="1" calcext:value-type="float">
            <text:p>1.0</text:p>
          </table:table-cell>
          <table:table-cell table:formula="of:=IF([.AL149]=1;[.R149];&quot;&quot;)" office:value-type="float" office:value="6" calcext:value-type="float">
            <text:p>6.0</text:p>
          </table:table-cell>
          <table:table-cell table:formula="of:=IF([.AL149]=1;[.B149];&quot;&quot;)" office:value-type="float" office:value="38" calcext:value-type="float">
            <text:p>38.0</text:p>
          </table:table-cell>
          <table:table-cell table:formula="of:=IF([.AL149]=1;[.AM149]*100/[.AN149];&quot;&quot;)" office:value-type="float" office:value="15.7894736842105" calcext:value-type="float">
            <text:p>15.8</text:p>
          </table:table-cell>
          <table:table-cell table:formula="of:=IF([.AL149]=1;[.L149]+[.M149]+[.N149];&quot;&quot;)" office:value-type="float" office:value="0" calcext:value-type="float">
            <text:p>0.0</text:p>
          </table:table-cell>
          <table:table-cell table:formula="of:=IF([.Y149]=0;&quot;&quot;;1)" office:value-type="float" office:value="1" calcext:value-type="float">
            <text:p>1.0</text:p>
          </table:table-cell>
          <table:table-cell table:formula="of:=IF([.AQ149]=1;[.Y149];&quot;&quot;)" office:value-type="float" office:value="6" calcext:value-type="float">
            <text:p>6.0</text:p>
          </table:table-cell>
          <table:table-cell table:formula="of:=IF([.AQ149]=1;[.B149];&quot;&quot;)" office:value-type="float" office:value="38" calcext:value-type="float">
            <text:p>38.0</text:p>
          </table:table-cell>
          <table:table-cell table:formula="of:=IF([.AQ149]=1;[.AR149]*100/[.AS149];&quot;&quot;)" office:value-type="float" office:value="15.7894736842105" calcext:value-type="float">
            <text:p>15.8</text:p>
          </table:table-cell>
          <table:table-cell table:formula="of:=IF([.AQ149]=1;[.S149]+[.T149]+[.U149];&quot;&quot;)" office:value-type="float" office:value="0" calcext:value-type="float">
            <text:p>0.0</text:p>
          </table:table-cell>
          <table:table-cell table:formula="of:=IF([.AF149]=0;&quot;&quot;;1)" office:value-type="float" office:value="1" calcext:value-type="float">
            <text:p>1.0</text:p>
          </table:table-cell>
          <table:table-cell table:formula="of:=IF([.AV149]=1;[.AF149];&quot;&quot;)" office:value-type="float" office:value="31" calcext:value-type="float">
            <text:p>31.0</text:p>
          </table:table-cell>
          <table:table-cell table:formula="of:=IF([.AV149]=1;[.B149];&quot;&quot;)" office:value-type="float" office:value="38" calcext:value-type="float">
            <text:p>38.0</text:p>
          </table:table-cell>
          <table:table-cell table:formula="of:=IF([.AV149]=1;[.AW149]*100/[.AX149];&quot;&quot;)" office:value-type="float" office:value="81.5789473684211" calcext:value-type="float">
            <text:p>81.6</text:p>
          </table:table-cell>
          <table:table-cell table:formula="of:=IF([.AV149]=1;[.Z149]+[.AA149]+[.AB149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table:formula="of:=2*[.C150]/([.B150]*([.B150]-1))" office:value-type="float" office:value="0.219061166429587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K150]=0;&quot;&quot;;1)" office:value-type="float" office:value="1" calcext:value-type="float">
            <text:p>1</text:p>
          </table:table-cell>
          <table:table-cell table:formula="of:=IF([.AG150]=1;[.K150];&quot;&quot;)" office:value-type="float" office:value="2" calcext:value-type="float">
            <text:p>2.0</text:p>
          </table:table-cell>
          <table:table-cell table:formula="of:=IF([.AG150]=1;[.B150];&quot;&quot;)" office:value-type="float" office:value="38" calcext:value-type="float">
            <text:p>38.0</text:p>
          </table:table-cell>
          <table:table-cell table:formula="of:=IF([.AG150]=1;[.AH150]*100/[.AI150];&quot;&quot;)" office:value-type="float" office:value="5.26315789473684" calcext:value-type="float">
            <text:p>5.3</text:p>
          </table:table-cell>
          <table:table-cell table:formula="of:=IF([.AG150]=1;[.E150]+[.F150]+[.G150];&quot;&quot;)" office:value-type="float" office:value="0" calcext:value-type="float">
            <text:p>0.0</text:p>
          </table:table-cell>
          <table:table-cell table:formula="of:=IF([.R150]=0;&quot;&quot;;1)" office:value-type="float" office:value="1" calcext:value-type="float">
            <text:p>1.0</text:p>
          </table:table-cell>
          <table:table-cell table:formula="of:=IF([.AL150]=1;[.R150];&quot;&quot;)" office:value-type="float" office:value="2" calcext:value-type="float">
            <text:p>2.0</text:p>
          </table:table-cell>
          <table:table-cell table:formula="of:=IF([.AL150]=1;[.B150];&quot;&quot;)" office:value-type="float" office:value="38" calcext:value-type="float">
            <text:p>38.0</text:p>
          </table:table-cell>
          <table:table-cell table:formula="of:=IF([.AL150]=1;[.AM150]*100/[.AN150];&quot;&quot;)" office:value-type="float" office:value="5.26315789473684" calcext:value-type="float">
            <text:p>5.3</text:p>
          </table:table-cell>
          <table:table-cell table:formula="of:=IF([.AL150]=1;[.L150]+[.M150]+[.N150];&quot;&quot;)" office:value-type="float" office:value="0" calcext:value-type="float">
            <text:p>0.0</text:p>
          </table:table-cell>
          <table:table-cell table:formula="of:=IF([.Y150]=0;&quot;&quot;;1)" office:value-type="float" office:value="1" calcext:value-type="float">
            <text:p>1.0</text:p>
          </table:table-cell>
          <table:table-cell table:formula="of:=IF([.AQ150]=1;[.Y150];&quot;&quot;)" office:value-type="float" office:value="2" calcext:value-type="float">
            <text:p>2.0</text:p>
          </table:table-cell>
          <table:table-cell table:formula="of:=IF([.AQ150]=1;[.B150];&quot;&quot;)" office:value-type="float" office:value="38" calcext:value-type="float">
            <text:p>38.0</text:p>
          </table:table-cell>
          <table:table-cell table:formula="of:=IF([.AQ150]=1;[.AR150]*100/[.AS150];&quot;&quot;)" office:value-type="float" office:value="5.26315789473684" calcext:value-type="float">
            <text:p>5.3</text:p>
          </table:table-cell>
          <table:table-cell table:formula="of:=IF([.AQ150]=1;[.S150]+[.T150]+[.U150];&quot;&quot;)" office:value-type="float" office:value="0" calcext:value-type="float">
            <text:p>0.0</text:p>
          </table:table-cell>
          <table:table-cell table:formula="of:=IF([.AF150]=0;&quot;&quot;;1)" office:value-type="float" office:value="1" calcext:value-type="float">
            <text:p>1.0</text:p>
          </table:table-cell>
          <table:table-cell table:formula="of:=IF([.AV150]=1;[.AF150];&quot;&quot;)" office:value-type="float" office:value="3" calcext:value-type="float">
            <text:p>3.0</text:p>
          </table:table-cell>
          <table:table-cell table:formula="of:=IF([.AV150]=1;[.B150];&quot;&quot;)" office:value-type="float" office:value="38" calcext:value-type="float">
            <text:p>38.0</text:p>
          </table:table-cell>
          <table:table-cell table:formula="of:=IF([.AV150]=1;[.AW150]*100/[.AX150];&quot;&quot;)" office:value-type="float" office:value="7.89473684210526" calcext:value-type="float">
            <text:p>7.9</text:p>
          </table:table-cell>
          <table:table-cell table:formula="of:=IF([.AV150]=1;[.Z150]+[.AA150]+[.AB150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table:formula="of:=2*[.C151]/([.B151]*([.B151]-1))" office:value-type="float" office:value="0.21564482029598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51]=0;&quot;&quot;;1)">
            <text:p/>
          </table:table-cell>
          <table:table-cell table:formula="of:=IF([.AG151]=1;[.K151];&quot;&quot;)">
            <text:p/>
          </table:table-cell>
          <table:table-cell table:formula="of:=IF([.AG151]=1;[.B151];&quot;&quot;)">
            <text:p/>
          </table:table-cell>
          <table:table-cell table:formula="of:=IF([.AG151]=1;[.AH151]*100/[.AI151];&quot;&quot;)">
            <text:p/>
          </table:table-cell>
          <table:table-cell table:formula="of:=IF([.AG151]=1;[.E151]+[.F151]+[.G151];&quot;&quot;)">
            <text:p/>
          </table:table-cell>
          <table:table-cell table:formula="of:=IF([.R151]=0;&quot;&quot;;1)">
            <text:p/>
          </table:table-cell>
          <table:table-cell table:formula="of:=IF([.AL151]=1;[.R151];&quot;&quot;)">
            <text:p/>
          </table:table-cell>
          <table:table-cell table:formula="of:=IF([.AL151]=1;[.B151];&quot;&quot;)">
            <text:p/>
          </table:table-cell>
          <table:table-cell table:formula="of:=IF([.AL151]=1;[.AM151]*100/[.AN151];&quot;&quot;)">
            <text:p/>
          </table:table-cell>
          <table:table-cell table:formula="of:=IF([.AL151]=1;[.L151]+[.M151]+[.N151];&quot;&quot;)">
            <text:p/>
          </table:table-cell>
          <table:table-cell table:formula="of:=IF([.Y151]=0;&quot;&quot;;1)">
            <text:p/>
          </table:table-cell>
          <table:table-cell table:formula="of:=IF([.AQ151]=1;[.Y151];&quot;&quot;)">
            <text:p/>
          </table:table-cell>
          <table:table-cell table:formula="of:=IF([.AQ151]=1;[.B151];&quot;&quot;)">
            <text:p/>
          </table:table-cell>
          <table:table-cell table:formula="of:=IF([.AQ151]=1;[.AR151]*100/[.AS151];&quot;&quot;)">
            <text:p/>
          </table:table-cell>
          <table:table-cell table:formula="of:=IF([.AQ151]=1;[.S151]+[.T151]+[.U151];&quot;&quot;)">
            <text:p/>
          </table:table-cell>
          <table:table-cell table:formula="of:=IF([.AF151]=0;&quot;&quot;;1)">
            <text:p/>
          </table:table-cell>
          <table:table-cell table:formula="of:=IF([.AV151]=1;[.AF151];&quot;&quot;)">
            <text:p/>
          </table:table-cell>
          <table:table-cell table:formula="of:=IF([.AV151]=1;[.B151];&quot;&quot;)">
            <text:p/>
          </table:table-cell>
          <table:table-cell table:formula="of:=IF([.AV151]=1;[.AW151]*100/[.AX151];&quot;&quot;)">
            <text:p/>
          </table:table-cell>
          <table:table-cell table:formula="of:=IF([.AV151]=1;[.Z151]+[.AA151]+[.AB15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table:formula="of:=2*[.C152]/([.B152]*([.B152]-1))" office:value-type="float" office:value="0.18538324420677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IF([.K152]=0;&quot;&quot;;1)" office:value-type="float" office:value="1" calcext:value-type="float">
            <text:p>1</text:p>
          </table:table-cell>
          <table:table-cell table:formula="of:=IF([.AG152]=1;[.K152];&quot;&quot;)" office:value-type="float" office:value="12" calcext:value-type="float">
            <text:p>12.0</text:p>
          </table:table-cell>
          <table:table-cell table:formula="of:=IF([.AG152]=1;[.B152];&quot;&quot;)" office:value-type="float" office:value="34" calcext:value-type="float">
            <text:p>34.0</text:p>
          </table:table-cell>
          <table:table-cell table:formula="of:=IF([.AG152]=1;[.AH152]*100/[.AI152];&quot;&quot;)" office:value-type="float" office:value="35.2941176470588" calcext:value-type="float">
            <text:p>35.3</text:p>
          </table:table-cell>
          <table:table-cell table:formula="of:=IF([.AG152]=1;[.E152]+[.F152]+[.G152];&quot;&quot;)" office:value-type="float" office:value="0" calcext:value-type="float">
            <text:p>0.0</text:p>
          </table:table-cell>
          <table:table-cell table:formula="of:=IF([.R152]=0;&quot;&quot;;1)" office:value-type="float" office:value="1" calcext:value-type="float">
            <text:p>1.0</text:p>
          </table:table-cell>
          <table:table-cell table:formula="of:=IF([.AL152]=1;[.R152];&quot;&quot;)" office:value-type="float" office:value="12" calcext:value-type="float">
            <text:p>12.0</text:p>
          </table:table-cell>
          <table:table-cell table:formula="of:=IF([.AL152]=1;[.B152];&quot;&quot;)" office:value-type="float" office:value="34" calcext:value-type="float">
            <text:p>34.0</text:p>
          </table:table-cell>
          <table:table-cell table:formula="of:=IF([.AL152]=1;[.AM152]*100/[.AN152];&quot;&quot;)" office:value-type="float" office:value="35.2941176470588" calcext:value-type="float">
            <text:p>35.3</text:p>
          </table:table-cell>
          <table:table-cell table:formula="of:=IF([.AL152]=1;[.L152]+[.M152]+[.N152];&quot;&quot;)" office:value-type="float" office:value="0" calcext:value-type="float">
            <text:p>0.0</text:p>
          </table:table-cell>
          <table:table-cell table:formula="of:=IF([.Y152]=0;&quot;&quot;;1)" office:value-type="float" office:value="1" calcext:value-type="float">
            <text:p>1.0</text:p>
          </table:table-cell>
          <table:table-cell table:formula="of:=IF([.AQ152]=1;[.Y152];&quot;&quot;)" office:value-type="float" office:value="12" calcext:value-type="float">
            <text:p>12.0</text:p>
          </table:table-cell>
          <table:table-cell table:formula="of:=IF([.AQ152]=1;[.B152];&quot;&quot;)" office:value-type="float" office:value="34" calcext:value-type="float">
            <text:p>34.0</text:p>
          </table:table-cell>
          <table:table-cell table:formula="of:=IF([.AQ152]=1;[.AR152]*100/[.AS152];&quot;&quot;)" office:value-type="float" office:value="35.2941176470588" calcext:value-type="float">
            <text:p>35.3</text:p>
          </table:table-cell>
          <table:table-cell table:formula="of:=IF([.AQ152]=1;[.S152]+[.T152]+[.U152];&quot;&quot;)" office:value-type="float" office:value="0" calcext:value-type="float">
            <text:p>0.0</text:p>
          </table:table-cell>
          <table:table-cell table:formula="of:=IF([.AF152]=0;&quot;&quot;;1)" office:value-type="float" office:value="1" calcext:value-type="float">
            <text:p>1.0</text:p>
          </table:table-cell>
          <table:table-cell table:formula="of:=IF([.AV152]=1;[.AF152];&quot;&quot;)" office:value-type="float" office:value="28" calcext:value-type="float">
            <text:p>28.0</text:p>
          </table:table-cell>
          <table:table-cell table:formula="of:=IF([.AV152]=1;[.B152];&quot;&quot;)" office:value-type="float" office:value="34" calcext:value-type="float">
            <text:p>34.0</text:p>
          </table:table-cell>
          <table:table-cell table:formula="of:=IF([.AV152]=1;[.AW152]*100/[.AX152];&quot;&quot;)" office:value-type="float" office:value="82.3529411764706" calcext:value-type="float">
            <text:p>82.4</text:p>
          </table:table-cell>
          <table:table-cell table:formula="of:=IF([.AV152]=1;[.Z152]+[.AA152]+[.AB152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2*[.C153]/([.B153]*([.B153]-1))" office:value-type="float" office:value="0.1904761904761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[.K153]=0;&quot;&quot;;1)" office:value-type="float" office:value="1" calcext:value-type="float">
            <text:p>1</text:p>
          </table:table-cell>
          <table:table-cell table:formula="of:=IF([.AG153]=1;[.K153];&quot;&quot;)" office:value-type="float" office:value="6" calcext:value-type="float">
            <text:p>6.0</text:p>
          </table:table-cell>
          <table:table-cell table:formula="of:=IF([.AG153]=1;[.B153];&quot;&quot;)" office:value-type="float" office:value="36" calcext:value-type="float">
            <text:p>36.0</text:p>
          </table:table-cell>
          <table:table-cell table:formula="of:=IF([.AG153]=1;[.AH153]*100/[.AI153];&quot;&quot;)" office:value-type="float" office:value="16.6666666666667" calcext:value-type="float">
            <text:p>16.7</text:p>
          </table:table-cell>
          <table:table-cell table:formula="of:=IF([.AG153]=1;[.E153]+[.F153]+[.G153];&quot;&quot;)" office:value-type="float" office:value="0" calcext:value-type="float">
            <text:p>0.0</text:p>
          </table:table-cell>
          <table:table-cell table:formula="of:=IF([.R153]=0;&quot;&quot;;1)" office:value-type="float" office:value="1" calcext:value-type="float">
            <text:p>1.0</text:p>
          </table:table-cell>
          <table:table-cell table:formula="of:=IF([.AL153]=1;[.R153];&quot;&quot;)" office:value-type="float" office:value="6" calcext:value-type="float">
            <text:p>6.0</text:p>
          </table:table-cell>
          <table:table-cell table:formula="of:=IF([.AL153]=1;[.B153];&quot;&quot;)" office:value-type="float" office:value="36" calcext:value-type="float">
            <text:p>36.0</text:p>
          </table:table-cell>
          <table:table-cell table:formula="of:=IF([.AL153]=1;[.AM153]*100/[.AN153];&quot;&quot;)" office:value-type="float" office:value="16.6666666666667" calcext:value-type="float">
            <text:p>16.7</text:p>
          </table:table-cell>
          <table:table-cell table:formula="of:=IF([.AL153]=1;[.L153]+[.M153]+[.N153];&quot;&quot;)" office:value-type="float" office:value="0" calcext:value-type="float">
            <text:p>0.0</text:p>
          </table:table-cell>
          <table:table-cell table:formula="of:=IF([.Y153]=0;&quot;&quot;;1)" office:value-type="float" office:value="1" calcext:value-type="float">
            <text:p>1.0</text:p>
          </table:table-cell>
          <table:table-cell table:formula="of:=IF([.AQ153]=1;[.Y153];&quot;&quot;)" office:value-type="float" office:value="6" calcext:value-type="float">
            <text:p>6.0</text:p>
          </table:table-cell>
          <table:table-cell table:formula="of:=IF([.AQ153]=1;[.B153];&quot;&quot;)" office:value-type="float" office:value="36" calcext:value-type="float">
            <text:p>36.0</text:p>
          </table:table-cell>
          <table:table-cell table:formula="of:=IF([.AQ153]=1;[.AR153]*100/[.AS153];&quot;&quot;)" office:value-type="float" office:value="16.6666666666667" calcext:value-type="float">
            <text:p>16.7</text:p>
          </table:table-cell>
          <table:table-cell table:formula="of:=IF([.AQ153]=1;[.S153]+[.T153]+[.U153];&quot;&quot;)" office:value-type="float" office:value="0" calcext:value-type="float">
            <text:p>0.0</text:p>
          </table:table-cell>
          <table:table-cell table:formula="of:=IF([.AF153]=0;&quot;&quot;;1)" office:value-type="float" office:value="1" calcext:value-type="float">
            <text:p>1.0</text:p>
          </table:table-cell>
          <table:table-cell table:formula="of:=IF([.AV153]=1;[.AF153];&quot;&quot;)" office:value-type="float" office:value="30" calcext:value-type="float">
            <text:p>30.0</text:p>
          </table:table-cell>
          <table:table-cell table:formula="of:=IF([.AV153]=1;[.B153];&quot;&quot;)" office:value-type="float" office:value="36" calcext:value-type="float">
            <text:p>36.0</text:p>
          </table:table-cell>
          <table:table-cell table:formula="of:=IF([.AV153]=1;[.AW153]*100/[.AX153];&quot;&quot;)" office:value-type="float" office:value="83.3333333333333" calcext:value-type="float">
            <text:p>83.3</text:p>
          </table:table-cell>
          <table:table-cell table:formula="of:=IF([.AV153]=1;[.Z153]+[.AA153]+[.AB153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table:formula="of:=2*[.C154]/([.B154]*([.B154]-1))" office:value-type="float" office:value="0.196696696696697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[.K154]=0;&quot;&quot;;1)" office:value-type="float" office:value="1" calcext:value-type="float">
            <text:p>1</text:p>
          </table:table-cell>
          <table:table-cell table:formula="of:=IF([.AG154]=1;[.K154];&quot;&quot;)" office:value-type="float" office:value="12" calcext:value-type="float">
            <text:p>12.0</text:p>
          </table:table-cell>
          <table:table-cell table:formula="of:=IF([.AG154]=1;[.B154];&quot;&quot;)" office:value-type="float" office:value="37" calcext:value-type="float">
            <text:p>37.0</text:p>
          </table:table-cell>
          <table:table-cell table:formula="of:=IF([.AG154]=1;[.AH154]*100/[.AI154];&quot;&quot;)" office:value-type="float" office:value="32.4324324324324" calcext:value-type="float">
            <text:p>32.4</text:p>
          </table:table-cell>
          <table:table-cell table:formula="of:=IF([.AG154]=1;[.E154]+[.F154]+[.G154];&quot;&quot;)" office:value-type="float" office:value="0" calcext:value-type="float">
            <text:p>0.0</text:p>
          </table:table-cell>
          <table:table-cell table:formula="of:=IF([.R154]=0;&quot;&quot;;1)" office:value-type="float" office:value="1" calcext:value-type="float">
            <text:p>1.0</text:p>
          </table:table-cell>
          <table:table-cell table:formula="of:=IF([.AL154]=1;[.R154];&quot;&quot;)" office:value-type="float" office:value="12" calcext:value-type="float">
            <text:p>12.0</text:p>
          </table:table-cell>
          <table:table-cell table:formula="of:=IF([.AL154]=1;[.B154];&quot;&quot;)" office:value-type="float" office:value="37" calcext:value-type="float">
            <text:p>37.0</text:p>
          </table:table-cell>
          <table:table-cell table:formula="of:=IF([.AL154]=1;[.AM154]*100/[.AN154];&quot;&quot;)" office:value-type="float" office:value="32.4324324324324" calcext:value-type="float">
            <text:p>32.4</text:p>
          </table:table-cell>
          <table:table-cell table:formula="of:=IF([.AL154]=1;[.L154]+[.M154]+[.N154];&quot;&quot;)" office:value-type="float" office:value="0" calcext:value-type="float">
            <text:p>0.0</text:p>
          </table:table-cell>
          <table:table-cell table:formula="of:=IF([.Y154]=0;&quot;&quot;;1)" office:value-type="float" office:value="1" calcext:value-type="float">
            <text:p>1.0</text:p>
          </table:table-cell>
          <table:table-cell table:formula="of:=IF([.AQ154]=1;[.Y154];&quot;&quot;)" office:value-type="float" office:value="12" calcext:value-type="float">
            <text:p>12.0</text:p>
          </table:table-cell>
          <table:table-cell table:formula="of:=IF([.AQ154]=1;[.B154];&quot;&quot;)" office:value-type="float" office:value="37" calcext:value-type="float">
            <text:p>37.0</text:p>
          </table:table-cell>
          <table:table-cell table:formula="of:=IF([.AQ154]=1;[.AR154]*100/[.AS154];&quot;&quot;)" office:value-type="float" office:value="32.4324324324324" calcext:value-type="float">
            <text:p>32.4</text:p>
          </table:table-cell>
          <table:table-cell table:formula="of:=IF([.AQ154]=1;[.S154]+[.T154]+[.U154];&quot;&quot;)" office:value-type="float" office:value="0" calcext:value-type="float">
            <text:p>0.0</text:p>
          </table:table-cell>
          <table:table-cell table:formula="of:=IF([.AF154]=0;&quot;&quot;;1)" office:value-type="float" office:value="1" calcext:value-type="float">
            <text:p>1.0</text:p>
          </table:table-cell>
          <table:table-cell table:formula="of:=IF([.AV154]=1;[.AF154];&quot;&quot;)" office:value-type="float" office:value="30" calcext:value-type="float">
            <text:p>30.0</text:p>
          </table:table-cell>
          <table:table-cell table:formula="of:=IF([.AV154]=1;[.B154];&quot;&quot;)" office:value-type="float" office:value="37" calcext:value-type="float">
            <text:p>37.0</text:p>
          </table:table-cell>
          <table:table-cell table:formula="of:=IF([.AV154]=1;[.AW154]*100/[.AX154];&quot;&quot;)" office:value-type="float" office:value="81.0810810810811" calcext:value-type="float">
            <text:p>81.1</text:p>
          </table:table-cell>
          <table:table-cell table:formula="of:=IF([.AV154]=1;[.Z154]+[.AA154]+[.AB154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table:formula="of:=2*[.C155]/([.B155]*([.B155]-1))" office:value-type="float" office:value="0.18393234672304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55]=0;&quot;&quot;;1)">
            <text:p/>
          </table:table-cell>
          <table:table-cell table:formula="of:=IF([.AG155]=1;[.K155];&quot;&quot;)">
            <text:p/>
          </table:table-cell>
          <table:table-cell table:formula="of:=IF([.AG155]=1;[.B155];&quot;&quot;)">
            <text:p/>
          </table:table-cell>
          <table:table-cell table:formula="of:=IF([.AG155]=1;[.AH155]*100/[.AI155];&quot;&quot;)">
            <text:p/>
          </table:table-cell>
          <table:table-cell table:formula="of:=IF([.AG155]=1;[.E155]+[.F155]+[.G155];&quot;&quot;)">
            <text:p/>
          </table:table-cell>
          <table:table-cell table:formula="of:=IF([.R155]=0;&quot;&quot;;1)">
            <text:p/>
          </table:table-cell>
          <table:table-cell table:formula="of:=IF([.AL155]=1;[.R155];&quot;&quot;)">
            <text:p/>
          </table:table-cell>
          <table:table-cell table:formula="of:=IF([.AL155]=1;[.B155];&quot;&quot;)">
            <text:p/>
          </table:table-cell>
          <table:table-cell table:formula="of:=IF([.AL155]=1;[.AM155]*100/[.AN155];&quot;&quot;)">
            <text:p/>
          </table:table-cell>
          <table:table-cell table:formula="of:=IF([.AL155]=1;[.L155]+[.M155]+[.N155];&quot;&quot;)">
            <text:p/>
          </table:table-cell>
          <table:table-cell table:formula="of:=IF([.Y155]=0;&quot;&quot;;1)">
            <text:p/>
          </table:table-cell>
          <table:table-cell table:formula="of:=IF([.AQ155]=1;[.Y155];&quot;&quot;)">
            <text:p/>
          </table:table-cell>
          <table:table-cell table:formula="of:=IF([.AQ155]=1;[.B155];&quot;&quot;)">
            <text:p/>
          </table:table-cell>
          <table:table-cell table:formula="of:=IF([.AQ155]=1;[.AR155]*100/[.AS155];&quot;&quot;)">
            <text:p/>
          </table:table-cell>
          <table:table-cell table:formula="of:=IF([.AQ155]=1;[.S155]+[.T155]+[.U155];&quot;&quot;)">
            <text:p/>
          </table:table-cell>
          <table:table-cell table:formula="of:=IF([.AF155]=0;&quot;&quot;;1)">
            <text:p/>
          </table:table-cell>
          <table:table-cell table:formula="of:=IF([.AV155]=1;[.AF155];&quot;&quot;)">
            <text:p/>
          </table:table-cell>
          <table:table-cell table:formula="of:=IF([.AV155]=1;[.B155];&quot;&quot;)">
            <text:p/>
          </table:table-cell>
          <table:table-cell table:formula="of:=IF([.AV155]=1;[.AW155]*100/[.AX155];&quot;&quot;)">
            <text:p/>
          </table:table-cell>
          <table:table-cell table:formula="of:=IF([.AV155]=1;[.Z155]+[.AA155]+[.AB15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table:formula="of:=2*[.C156]/([.B156]*([.B156]-1))" office:value-type="float" office:value="0.17336152219873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IF([.K156]=0;&quot;&quot;;1)" office:value-type="float" office:value="1" calcext:value-type="float">
            <text:p>1</text:p>
          </table:table-cell>
          <table:table-cell table:formula="of:=IF([.AG156]=1;[.K156];&quot;&quot;)" office:value-type="float" office:value="13" calcext:value-type="float">
            <text:p>13.0</text:p>
          </table:table-cell>
          <table:table-cell table:formula="of:=IF([.AG156]=1;[.B156];&quot;&quot;)" office:value-type="float" office:value="44" calcext:value-type="float">
            <text:p>44.0</text:p>
          </table:table-cell>
          <table:table-cell table:formula="of:=IF([.AG156]=1;[.AH156]*100/[.AI156];&quot;&quot;)" office:value-type="float" office:value="29.5454545454545" calcext:value-type="float">
            <text:p>29.5</text:p>
          </table:table-cell>
          <table:table-cell table:formula="of:=IF([.AG156]=1;[.E156]+[.F156]+[.G156];&quot;&quot;)" office:value-type="float" office:value="0" calcext:value-type="float">
            <text:p>0.0</text:p>
          </table:table-cell>
          <table:table-cell table:formula="of:=IF([.R156]=0;&quot;&quot;;1)" office:value-type="float" office:value="1" calcext:value-type="float">
            <text:p>1.0</text:p>
          </table:table-cell>
          <table:table-cell table:formula="of:=IF([.AL156]=1;[.R156];&quot;&quot;)" office:value-type="float" office:value="13" calcext:value-type="float">
            <text:p>13.0</text:p>
          </table:table-cell>
          <table:table-cell table:formula="of:=IF([.AL156]=1;[.B156];&quot;&quot;)" office:value-type="float" office:value="44" calcext:value-type="float">
            <text:p>44.0</text:p>
          </table:table-cell>
          <table:table-cell table:formula="of:=IF([.AL156]=1;[.AM156]*100/[.AN156];&quot;&quot;)" office:value-type="float" office:value="29.5454545454545" calcext:value-type="float">
            <text:p>29.5</text:p>
          </table:table-cell>
          <table:table-cell table:formula="of:=IF([.AL156]=1;[.L156]+[.M156]+[.N156];&quot;&quot;)" office:value-type="float" office:value="0" calcext:value-type="float">
            <text:p>0.0</text:p>
          </table:table-cell>
          <table:table-cell table:formula="of:=IF([.Y156]=0;&quot;&quot;;1)" office:value-type="float" office:value="1" calcext:value-type="float">
            <text:p>1.0</text:p>
          </table:table-cell>
          <table:table-cell table:formula="of:=IF([.AQ156]=1;[.Y156];&quot;&quot;)" office:value-type="float" office:value="13" calcext:value-type="float">
            <text:p>13.0</text:p>
          </table:table-cell>
          <table:table-cell table:formula="of:=IF([.AQ156]=1;[.B156];&quot;&quot;)" office:value-type="float" office:value="44" calcext:value-type="float">
            <text:p>44.0</text:p>
          </table:table-cell>
          <table:table-cell table:formula="of:=IF([.AQ156]=1;[.AR156]*100/[.AS156];&quot;&quot;)" office:value-type="float" office:value="29.5454545454545" calcext:value-type="float">
            <text:p>29.5</text:p>
          </table:table-cell>
          <table:table-cell table:formula="of:=IF([.AQ156]=1;[.S156]+[.T156]+[.U156];&quot;&quot;)" office:value-type="float" office:value="0" calcext:value-type="float">
            <text:p>0.0</text:p>
          </table:table-cell>
          <table:table-cell table:formula="of:=IF([.AF156]=0;&quot;&quot;;1)" office:value-type="float" office:value="1" calcext:value-type="float">
            <text:p>1.0</text:p>
          </table:table-cell>
          <table:table-cell table:formula="of:=IF([.AV156]=1;[.AF156];&quot;&quot;)" office:value-type="float" office:value="37" calcext:value-type="float">
            <text:p>37.0</text:p>
          </table:table-cell>
          <table:table-cell table:formula="of:=IF([.AV156]=1;[.B156];&quot;&quot;)" office:value-type="float" office:value="44" calcext:value-type="float">
            <text:p>44.0</text:p>
          </table:table-cell>
          <table:table-cell table:formula="of:=IF([.AV156]=1;[.AW156]*100/[.AX156];&quot;&quot;)" office:value-type="float" office:value="84.0909090909091" calcext:value-type="float">
            <text:p>84.1</text:p>
          </table:table-cell>
          <table:table-cell table:formula="of:=IF([.AV156]=1;[.Z156]+[.AA156]+[.AB156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formula="of:=2*[.C157]/([.B157]*([.B157]-1))" office:value-type="float" office:value="0.18432510885341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IF([.K157]=0;&quot;&quot;;1)" office:value-type="float" office:value="1" calcext:value-type="float">
            <text:p>1</text:p>
          </table:table-cell>
          <table:table-cell table:formula="of:=IF([.AG157]=1;[.K157];&quot;&quot;)" office:value-type="float" office:value="31" calcext:value-type="float">
            <text:p>31.0</text:p>
          </table:table-cell>
          <table:table-cell table:formula="of:=IF([.AG157]=1;[.B157];&quot;&quot;)" office:value-type="float" office:value="53" calcext:value-type="float">
            <text:p>53.0</text:p>
          </table:table-cell>
          <table:table-cell table:formula="of:=IF([.AG157]=1;[.AH157]*100/[.AI157];&quot;&quot;)" office:value-type="float" office:value="58.4905660377359" calcext:value-type="float">
            <text:p>58.5</text:p>
          </table:table-cell>
          <table:table-cell table:formula="of:=IF([.AG157]=1;[.E157]+[.F157]+[.G157];&quot;&quot;)" office:value-type="float" office:value="0" calcext:value-type="float">
            <text:p>0.0</text:p>
          </table:table-cell>
          <table:table-cell table:formula="of:=IF([.R157]=0;&quot;&quot;;1)" office:value-type="float" office:value="1" calcext:value-type="float">
            <text:p>1.0</text:p>
          </table:table-cell>
          <table:table-cell table:formula="of:=IF([.AL157]=1;[.R157];&quot;&quot;)" office:value-type="float" office:value="31" calcext:value-type="float">
            <text:p>31.0</text:p>
          </table:table-cell>
          <table:table-cell table:formula="of:=IF([.AL157]=1;[.B157];&quot;&quot;)" office:value-type="float" office:value="53" calcext:value-type="float">
            <text:p>53.0</text:p>
          </table:table-cell>
          <table:table-cell table:formula="of:=IF([.AL157]=1;[.AM157]*100/[.AN157];&quot;&quot;)" office:value-type="float" office:value="58.4905660377359" calcext:value-type="float">
            <text:p>58.5</text:p>
          </table:table-cell>
          <table:table-cell table:formula="of:=IF([.AL157]=1;[.L157]+[.M157]+[.N157];&quot;&quot;)" office:value-type="float" office:value="0" calcext:value-type="float">
            <text:p>0.0</text:p>
          </table:table-cell>
          <table:table-cell table:formula="of:=IF([.Y157]=0;&quot;&quot;;1)" office:value-type="float" office:value="1" calcext:value-type="float">
            <text:p>1.0</text:p>
          </table:table-cell>
          <table:table-cell table:formula="of:=IF([.AQ157]=1;[.Y157];&quot;&quot;)" office:value-type="float" office:value="31" calcext:value-type="float">
            <text:p>31.0</text:p>
          </table:table-cell>
          <table:table-cell table:formula="of:=IF([.AQ157]=1;[.B157];&quot;&quot;)" office:value-type="float" office:value="53" calcext:value-type="float">
            <text:p>53.0</text:p>
          </table:table-cell>
          <table:table-cell table:formula="of:=IF([.AQ157]=1;[.AR157]*100/[.AS157];&quot;&quot;)" office:value-type="float" office:value="58.4905660377359" calcext:value-type="float">
            <text:p>58.5</text:p>
          </table:table-cell>
          <table:table-cell table:formula="of:=IF([.AQ157]=1;[.S157]+[.T157]+[.U157];&quot;&quot;)" office:value-type="float" office:value="0" calcext:value-type="float">
            <text:p>0.0</text:p>
          </table:table-cell>
          <table:table-cell table:formula="of:=IF([.AF157]=0;&quot;&quot;;1)" office:value-type="float" office:value="1" calcext:value-type="float">
            <text:p>1.0</text:p>
          </table:table-cell>
          <table:table-cell table:formula="of:=IF([.AV157]=1;[.AF157];&quot;&quot;)" office:value-type="float" office:value="43" calcext:value-type="float">
            <text:p>43.0</text:p>
          </table:table-cell>
          <table:table-cell table:formula="of:=IF([.AV157]=1;[.B157];&quot;&quot;)" office:value-type="float" office:value="53" calcext:value-type="float">
            <text:p>53.0</text:p>
          </table:table-cell>
          <table:table-cell table:formula="of:=IF([.AV157]=1;[.AW157]*100/[.AX157];&quot;&quot;)" office:value-type="float" office:value="81.1320754716981" calcext:value-type="float">
            <text:p>81.1</text:p>
          </table:table-cell>
          <table:table-cell table:formula="of:=IF([.AV157]=1;[.Z157]+[.AA157]+[.AB157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60" calcext:value-type="float">
            <text:p>60</text:p>
          </table:table-cell>
          <table:table-cell office:value-type="float" office:value="317" calcext:value-type="float">
            <text:p>317</text:p>
          </table:table-cell>
          <table:table-cell table:formula="of:=2*[.C158]/([.B158]*([.B158]-1))" office:value-type="float" office:value="0.17909604519774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58]=0;&quot;&quot;;1)">
            <text:p/>
          </table:table-cell>
          <table:table-cell table:formula="of:=IF([.AG158]=1;[.K158];&quot;&quot;)">
            <text:p/>
          </table:table-cell>
          <table:table-cell table:formula="of:=IF([.AG158]=1;[.B158];&quot;&quot;)">
            <text:p/>
          </table:table-cell>
          <table:table-cell table:formula="of:=IF([.AG158]=1;[.AH158]*100/[.AI158];&quot;&quot;)">
            <text:p/>
          </table:table-cell>
          <table:table-cell table:formula="of:=IF([.AG158]=1;[.E158]+[.F158]+[.G158];&quot;&quot;)">
            <text:p/>
          </table:table-cell>
          <table:table-cell table:formula="of:=IF([.R158]=0;&quot;&quot;;1)">
            <text:p/>
          </table:table-cell>
          <table:table-cell table:formula="of:=IF([.AL158]=1;[.R158];&quot;&quot;)">
            <text:p/>
          </table:table-cell>
          <table:table-cell table:formula="of:=IF([.AL158]=1;[.B158];&quot;&quot;)">
            <text:p/>
          </table:table-cell>
          <table:table-cell table:formula="of:=IF([.AL158]=1;[.AM158]*100/[.AN158];&quot;&quot;)">
            <text:p/>
          </table:table-cell>
          <table:table-cell table:formula="of:=IF([.AL158]=1;[.L158]+[.M158]+[.N158];&quot;&quot;)">
            <text:p/>
          </table:table-cell>
          <table:table-cell table:formula="of:=IF([.Y158]=0;&quot;&quot;;1)">
            <text:p/>
          </table:table-cell>
          <table:table-cell table:formula="of:=IF([.AQ158]=1;[.Y158];&quot;&quot;)">
            <text:p/>
          </table:table-cell>
          <table:table-cell table:formula="of:=IF([.AQ158]=1;[.B158];&quot;&quot;)">
            <text:p/>
          </table:table-cell>
          <table:table-cell table:formula="of:=IF([.AQ158]=1;[.AR158]*100/[.AS158];&quot;&quot;)">
            <text:p/>
          </table:table-cell>
          <table:table-cell table:formula="of:=IF([.AQ158]=1;[.S158]+[.T158]+[.U158];&quot;&quot;)">
            <text:p/>
          </table:table-cell>
          <table:table-cell table:formula="of:=IF([.AF158]=0;&quot;&quot;;1)">
            <text:p/>
          </table:table-cell>
          <table:table-cell table:formula="of:=IF([.AV158]=1;[.AF158];&quot;&quot;)">
            <text:p/>
          </table:table-cell>
          <table:table-cell table:formula="of:=IF([.AV158]=1;[.B158];&quot;&quot;)">
            <text:p/>
          </table:table-cell>
          <table:table-cell table:formula="of:=IF([.AV158]=1;[.AW158]*100/[.AX158];&quot;&quot;)">
            <text:p/>
          </table:table-cell>
          <table:table-cell table:formula="of:=IF([.AV158]=1;[.Z158]+[.AA158]+[.AB15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formula="of:=2*[.C159]/([.B159]*([.B159]-1))" office:value-type="float" office:value="0.165587419056429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IF([.K159]=0;&quot;&quot;;1)" office:value-type="float" office:value="1" calcext:value-type="float">
            <text:p>1</text:p>
          </table:table-cell>
          <table:table-cell table:formula="of:=IF([.AG159]=1;[.K159];&quot;&quot;)" office:value-type="float" office:value="24" calcext:value-type="float">
            <text:p>24.0</text:p>
          </table:table-cell>
          <table:table-cell table:formula="of:=IF([.AG159]=1;[.B159];&quot;&quot;)" office:value-type="float" office:value="47" calcext:value-type="float">
            <text:p>47.0</text:p>
          </table:table-cell>
          <table:table-cell table:formula="of:=IF([.AG159]=1;[.AH159]*100/[.AI159];&quot;&quot;)" office:value-type="float" office:value="51.063829787234" calcext:value-type="float">
            <text:p>51.1</text:p>
          </table:table-cell>
          <table:table-cell table:formula="of:=IF([.AG159]=1;[.E159]+[.F159]+[.G159];&quot;&quot;)" office:value-type="float" office:value="0" calcext:value-type="float">
            <text:p>0.0</text:p>
          </table:table-cell>
          <table:table-cell table:formula="of:=IF([.R159]=0;&quot;&quot;;1)" office:value-type="float" office:value="1" calcext:value-type="float">
            <text:p>1.0</text:p>
          </table:table-cell>
          <table:table-cell table:formula="of:=IF([.AL159]=1;[.R159];&quot;&quot;)" office:value-type="float" office:value="24" calcext:value-type="float">
            <text:p>24.0</text:p>
          </table:table-cell>
          <table:table-cell table:formula="of:=IF([.AL159]=1;[.B159];&quot;&quot;)" office:value-type="float" office:value="47" calcext:value-type="float">
            <text:p>47.0</text:p>
          </table:table-cell>
          <table:table-cell table:formula="of:=IF([.AL159]=1;[.AM159]*100/[.AN159];&quot;&quot;)" office:value-type="float" office:value="51.063829787234" calcext:value-type="float">
            <text:p>51.1</text:p>
          </table:table-cell>
          <table:table-cell table:formula="of:=IF([.AL159]=1;[.L159]+[.M159]+[.N159];&quot;&quot;)" office:value-type="float" office:value="0" calcext:value-type="float">
            <text:p>0.0</text:p>
          </table:table-cell>
          <table:table-cell table:formula="of:=IF([.Y159]=0;&quot;&quot;;1)" office:value-type="float" office:value="1" calcext:value-type="float">
            <text:p>1.0</text:p>
          </table:table-cell>
          <table:table-cell table:formula="of:=IF([.AQ159]=1;[.Y159];&quot;&quot;)" office:value-type="float" office:value="24" calcext:value-type="float">
            <text:p>24.0</text:p>
          </table:table-cell>
          <table:table-cell table:formula="of:=IF([.AQ159]=1;[.B159];&quot;&quot;)" office:value-type="float" office:value="47" calcext:value-type="float">
            <text:p>47.0</text:p>
          </table:table-cell>
          <table:table-cell table:formula="of:=IF([.AQ159]=1;[.AR159]*100/[.AS159];&quot;&quot;)" office:value-type="float" office:value="51.063829787234" calcext:value-type="float">
            <text:p>51.1</text:p>
          </table:table-cell>
          <table:table-cell table:formula="of:=IF([.AQ159]=1;[.S159]+[.T159]+[.U159];&quot;&quot;)" office:value-type="float" office:value="0" calcext:value-type="float">
            <text:p>0.0</text:p>
          </table:table-cell>
          <table:table-cell table:formula="of:=IF([.AF159]=0;&quot;&quot;;1)" office:value-type="float" office:value="1" calcext:value-type="float">
            <text:p>1.0</text:p>
          </table:table-cell>
          <table:table-cell table:formula="of:=IF([.AV159]=1;[.AF159];&quot;&quot;)" office:value-type="float" office:value="39" calcext:value-type="float">
            <text:p>39.0</text:p>
          </table:table-cell>
          <table:table-cell table:formula="of:=IF([.AV159]=1;[.B159];&quot;&quot;)" office:value-type="float" office:value="47" calcext:value-type="float">
            <text:p>47.0</text:p>
          </table:table-cell>
          <table:table-cell table:formula="of:=IF([.AV159]=1;[.AW159]*100/[.AX159];&quot;&quot;)" office:value-type="float" office:value="82.9787234042553" calcext:value-type="float">
            <text:p>83.0</text:p>
          </table:table-cell>
          <table:table-cell table:formula="of:=IF([.AV159]=1;[.Z159]+[.AA159]+[.AB159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table:formula="of:=2*[.C160]/([.B160]*([.B160]-1))" office:value-type="float" office:value="0.173333333333333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IF([.K160]=0;&quot;&quot;;1)" office:value-type="float" office:value="1" calcext:value-type="float">
            <text:p>1</text:p>
          </table:table-cell>
          <table:table-cell table:formula="of:=IF([.AG160]=1;[.K160];&quot;&quot;)" office:value-type="float" office:value="16" calcext:value-type="float">
            <text:p>16.0</text:p>
          </table:table-cell>
          <table:table-cell table:formula="of:=IF([.AG160]=1;[.B160];&quot;&quot;)" office:value-type="float" office:value="51" calcext:value-type="float">
            <text:p>51.0</text:p>
          </table:table-cell>
          <table:table-cell table:formula="of:=IF([.AG160]=1;[.AH160]*100/[.AI160];&quot;&quot;)" office:value-type="float" office:value="31.3725490196078" calcext:value-type="float">
            <text:p>31.4</text:p>
          </table:table-cell>
          <table:table-cell table:formula="of:=IF([.AG160]=1;[.E160]+[.F160]+[.G160];&quot;&quot;)" office:value-type="float" office:value="0" calcext:value-type="float">
            <text:p>0.0</text:p>
          </table:table-cell>
          <table:table-cell table:formula="of:=IF([.R160]=0;&quot;&quot;;1)" office:value-type="float" office:value="1" calcext:value-type="float">
            <text:p>1.0</text:p>
          </table:table-cell>
          <table:table-cell table:formula="of:=IF([.AL160]=1;[.R160];&quot;&quot;)" office:value-type="float" office:value="16" calcext:value-type="float">
            <text:p>16.0</text:p>
          </table:table-cell>
          <table:table-cell table:formula="of:=IF([.AL160]=1;[.B160];&quot;&quot;)" office:value-type="float" office:value="51" calcext:value-type="float">
            <text:p>51.0</text:p>
          </table:table-cell>
          <table:table-cell table:formula="of:=IF([.AL160]=1;[.AM160]*100/[.AN160];&quot;&quot;)" office:value-type="float" office:value="31.3725490196078" calcext:value-type="float">
            <text:p>31.4</text:p>
          </table:table-cell>
          <table:table-cell table:formula="of:=IF([.AL160]=1;[.L160]+[.M160]+[.N160];&quot;&quot;)" office:value-type="float" office:value="0" calcext:value-type="float">
            <text:p>0.0</text:p>
          </table:table-cell>
          <table:table-cell table:formula="of:=IF([.Y160]=0;&quot;&quot;;1)" office:value-type="float" office:value="1" calcext:value-type="float">
            <text:p>1.0</text:p>
          </table:table-cell>
          <table:table-cell table:formula="of:=IF([.AQ160]=1;[.Y160];&quot;&quot;)" office:value-type="float" office:value="16" calcext:value-type="float">
            <text:p>16.0</text:p>
          </table:table-cell>
          <table:table-cell table:formula="of:=IF([.AQ160]=1;[.B160];&quot;&quot;)" office:value-type="float" office:value="51" calcext:value-type="float">
            <text:p>51.0</text:p>
          </table:table-cell>
          <table:table-cell table:formula="of:=IF([.AQ160]=1;[.AR160]*100/[.AS160];&quot;&quot;)" office:value-type="float" office:value="31.3725490196078" calcext:value-type="float">
            <text:p>31.4</text:p>
          </table:table-cell>
          <table:table-cell table:formula="of:=IF([.AQ160]=1;[.S160]+[.T160]+[.U160];&quot;&quot;)" office:value-type="float" office:value="0" calcext:value-type="float">
            <text:p>0.0</text:p>
          </table:table-cell>
          <table:table-cell table:formula="of:=IF([.AF160]=0;&quot;&quot;;1)" office:value-type="float" office:value="1" calcext:value-type="float">
            <text:p>1.0</text:p>
          </table:table-cell>
          <table:table-cell table:formula="of:=IF([.AV160]=1;[.AF160];&quot;&quot;)" office:value-type="float" office:value="43" calcext:value-type="float">
            <text:p>43.0</text:p>
          </table:table-cell>
          <table:table-cell table:formula="of:=IF([.AV160]=1;[.B160];&quot;&quot;)" office:value-type="float" office:value="51" calcext:value-type="float">
            <text:p>51.0</text:p>
          </table:table-cell>
          <table:table-cell table:formula="of:=IF([.AV160]=1;[.AW160]*100/[.AX160];&quot;&quot;)" office:value-type="float" office:value="84.3137254901961" calcext:value-type="float">
            <text:p>84.3</text:p>
          </table:table-cell>
          <table:table-cell table:formula="of:=IF([.AV160]=1;[.Z160]+[.AA160]+[.AB160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table:formula="of:=2*[.C161]/([.B161]*([.B161]-1))" office:value-type="float" office:value="0.167532467532468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K161]=0;&quot;&quot;;1)" office:value-type="float" office:value="1" calcext:value-type="float">
            <text:p>1</text:p>
          </table:table-cell>
          <table:table-cell table:formula="of:=IF([.AG161]=1;[.K161];&quot;&quot;)" office:value-type="float" office:value="5" calcext:value-type="float">
            <text:p>5.0</text:p>
          </table:table-cell>
          <table:table-cell table:formula="of:=IF([.AG161]=1;[.B161];&quot;&quot;)" office:value-type="float" office:value="56" calcext:value-type="float">
            <text:p>56.0</text:p>
          </table:table-cell>
          <table:table-cell table:formula="of:=IF([.AG161]=1;[.AH161]*100/[.AI161];&quot;&quot;)" office:value-type="float" office:value="8.92857142857143" calcext:value-type="float">
            <text:p>8.9</text:p>
          </table:table-cell>
          <table:table-cell table:formula="of:=IF([.AG161]=1;[.E161]+[.F161]+[.G161];&quot;&quot;)" office:value-type="float" office:value="0" calcext:value-type="float">
            <text:p>0.0</text:p>
          </table:table-cell>
          <table:table-cell table:formula="of:=IF([.R161]=0;&quot;&quot;;1)" office:value-type="float" office:value="1" calcext:value-type="float">
            <text:p>1.0</text:p>
          </table:table-cell>
          <table:table-cell table:formula="of:=IF([.AL161]=1;[.R161];&quot;&quot;)" office:value-type="float" office:value="5" calcext:value-type="float">
            <text:p>5.0</text:p>
          </table:table-cell>
          <table:table-cell table:formula="of:=IF([.AL161]=1;[.B161];&quot;&quot;)" office:value-type="float" office:value="56" calcext:value-type="float">
            <text:p>56.0</text:p>
          </table:table-cell>
          <table:table-cell table:formula="of:=IF([.AL161]=1;[.AM161]*100/[.AN161];&quot;&quot;)" office:value-type="float" office:value="8.92857142857143" calcext:value-type="float">
            <text:p>8.9</text:p>
          </table:table-cell>
          <table:table-cell table:formula="of:=IF([.AL161]=1;[.L161]+[.M161]+[.N161];&quot;&quot;)" office:value-type="float" office:value="0" calcext:value-type="float">
            <text:p>0.0</text:p>
          </table:table-cell>
          <table:table-cell table:formula="of:=IF([.Y161]=0;&quot;&quot;;1)" office:value-type="float" office:value="1" calcext:value-type="float">
            <text:p>1.0</text:p>
          </table:table-cell>
          <table:table-cell table:formula="of:=IF([.AQ161]=1;[.Y161];&quot;&quot;)" office:value-type="float" office:value="5" calcext:value-type="float">
            <text:p>5.0</text:p>
          </table:table-cell>
          <table:table-cell table:formula="of:=IF([.AQ161]=1;[.B161];&quot;&quot;)" office:value-type="float" office:value="56" calcext:value-type="float">
            <text:p>56.0</text:p>
          </table:table-cell>
          <table:table-cell table:formula="of:=IF([.AQ161]=1;[.AR161]*100/[.AS161];&quot;&quot;)" office:value-type="float" office:value="8.92857142857143" calcext:value-type="float">
            <text:p>8.9</text:p>
          </table:table-cell>
          <table:table-cell table:formula="of:=IF([.AQ161]=1;[.S161]+[.T161]+[.U161];&quot;&quot;)" office:value-type="float" office:value="0" calcext:value-type="float">
            <text:p>0.0</text:p>
          </table:table-cell>
          <table:table-cell table:formula="of:=IF([.AF161]=0;&quot;&quot;;1)" office:value-type="float" office:value="1" calcext:value-type="float">
            <text:p>1.0</text:p>
          </table:table-cell>
          <table:table-cell table:formula="of:=IF([.AV161]=1;[.AF161];&quot;&quot;)" office:value-type="float" office:value="49" calcext:value-type="float">
            <text:p>49.0</text:p>
          </table:table-cell>
          <table:table-cell table:formula="of:=IF([.AV161]=1;[.B161];&quot;&quot;)" office:value-type="float" office:value="56" calcext:value-type="float">
            <text:p>56.0</text:p>
          </table:table-cell>
          <table:table-cell table:formula="of:=IF([.AV161]=1;[.AW161]*100/[.AX161];&quot;&quot;)" office:value-type="float" office:value="87.5" calcext:value-type="float">
            <text:p>87.5</text:p>
          </table:table-cell>
          <table:table-cell table:formula="of:=IF([.AV161]=1;[.Z161]+[.AA161]+[.AB161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table:formula="of:=2*[.C162]/([.B162]*([.B162]-1))" office:value-type="float" office:value="0.155868196964087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IF([.K162]=0;&quot;&quot;;1)" office:value-type="float" office:value="1" calcext:value-type="float">
            <text:p>1</text:p>
          </table:table-cell>
          <table:table-cell table:formula="of:=IF([.AG162]=1;[.K162];&quot;&quot;)" office:value-type="float" office:value="16" calcext:value-type="float">
            <text:p>16.0</text:p>
          </table:table-cell>
          <table:table-cell table:formula="of:=IF([.AG162]=1;[.B162];&quot;&quot;)" office:value-type="float" office:value="74" calcext:value-type="float">
            <text:p>74.0</text:p>
          </table:table-cell>
          <table:table-cell table:formula="of:=IF([.AG162]=1;[.AH162]*100/[.AI162];&quot;&quot;)" office:value-type="float" office:value="21.6216216216216" calcext:value-type="float">
            <text:p>21.6</text:p>
          </table:table-cell>
          <table:table-cell table:formula="of:=IF([.AG162]=1;[.E162]+[.F162]+[.G162];&quot;&quot;)" office:value-type="float" office:value="0" calcext:value-type="float">
            <text:p>0.0</text:p>
          </table:table-cell>
          <table:table-cell table:formula="of:=IF([.R162]=0;&quot;&quot;;1)" office:value-type="float" office:value="1" calcext:value-type="float">
            <text:p>1.0</text:p>
          </table:table-cell>
          <table:table-cell table:formula="of:=IF([.AL162]=1;[.R162];&quot;&quot;)" office:value-type="float" office:value="16" calcext:value-type="float">
            <text:p>16.0</text:p>
          </table:table-cell>
          <table:table-cell table:formula="of:=IF([.AL162]=1;[.B162];&quot;&quot;)" office:value-type="float" office:value="74" calcext:value-type="float">
            <text:p>74.0</text:p>
          </table:table-cell>
          <table:table-cell table:formula="of:=IF([.AL162]=1;[.AM162]*100/[.AN162];&quot;&quot;)" office:value-type="float" office:value="21.6216216216216" calcext:value-type="float">
            <text:p>21.6</text:p>
          </table:table-cell>
          <table:table-cell table:formula="of:=IF([.AL162]=1;[.L162]+[.M162]+[.N162];&quot;&quot;)" office:value-type="float" office:value="0" calcext:value-type="float">
            <text:p>0.0</text:p>
          </table:table-cell>
          <table:table-cell table:formula="of:=IF([.Y162]=0;&quot;&quot;;1)" office:value-type="float" office:value="1" calcext:value-type="float">
            <text:p>1.0</text:p>
          </table:table-cell>
          <table:table-cell table:formula="of:=IF([.AQ162]=1;[.Y162];&quot;&quot;)" office:value-type="float" office:value="16" calcext:value-type="float">
            <text:p>16.0</text:p>
          </table:table-cell>
          <table:table-cell table:formula="of:=IF([.AQ162]=1;[.B162];&quot;&quot;)" office:value-type="float" office:value="74" calcext:value-type="float">
            <text:p>74.0</text:p>
          </table:table-cell>
          <table:table-cell table:formula="of:=IF([.AQ162]=1;[.AR162]*100/[.AS162];&quot;&quot;)" office:value-type="float" office:value="21.6216216216216" calcext:value-type="float">
            <text:p>21.6</text:p>
          </table:table-cell>
          <table:table-cell table:formula="of:=IF([.AQ162]=1;[.S162]+[.T162]+[.U162];&quot;&quot;)" office:value-type="float" office:value="0.01" calcext:value-type="float">
            <text:p>0.0</text:p>
          </table:table-cell>
          <table:table-cell table:formula="of:=IF([.AF162]=0;&quot;&quot;;1)" office:value-type="float" office:value="1" calcext:value-type="float">
            <text:p>1.0</text:p>
          </table:table-cell>
          <table:table-cell table:formula="of:=IF([.AV162]=1;[.AF162];&quot;&quot;)" office:value-type="float" office:value="64" calcext:value-type="float">
            <text:p>64.0</text:p>
          </table:table-cell>
          <table:table-cell table:formula="of:=IF([.AV162]=1;[.B162];&quot;&quot;)" office:value-type="float" office:value="74" calcext:value-type="float">
            <text:p>74.0</text:p>
          </table:table-cell>
          <table:table-cell table:formula="of:=IF([.AV162]=1;[.AW162]*100/[.AX162];&quot;&quot;)" office:value-type="float" office:value="86.4864864864865" calcext:value-type="float">
            <text:p>86.5</text:p>
          </table:table-cell>
          <table:table-cell table:formula="of:=IF([.AV162]=1;[.Z162]+[.AA162]+[.AB162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table:formula="of:=2*[.C163]/([.B163]*([.B163]-1))" office:value-type="float" office:value="0.154856361149111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K163]=0;&quot;&quot;;1)" office:value-type="float" office:value="1" calcext:value-type="float">
            <text:p>1</text:p>
          </table:table-cell>
          <table:table-cell table:formula="of:=IF([.AG163]=1;[.K163];&quot;&quot;)" office:value-type="float" office:value="5" calcext:value-type="float">
            <text:p>5.0</text:p>
          </table:table-cell>
          <table:table-cell table:formula="of:=IF([.AG163]=1;[.B163];&quot;&quot;)" office:value-type="float" office:value="86" calcext:value-type="float">
            <text:p>86.0</text:p>
          </table:table-cell>
          <table:table-cell table:formula="of:=IF([.AG163]=1;[.AH163]*100/[.AI163];&quot;&quot;)" office:value-type="float" office:value="5.81395348837209" calcext:value-type="float">
            <text:p>5.8</text:p>
          </table:table-cell>
          <table:table-cell table:formula="of:=IF([.AG163]=1;[.E163]+[.F163]+[.G163];&quot;&quot;)" office:value-type="float" office:value="0" calcext:value-type="float">
            <text:p>0.0</text:p>
          </table:table-cell>
          <table:table-cell table:formula="of:=IF([.R163]=0;&quot;&quot;;1)" office:value-type="float" office:value="1" calcext:value-type="float">
            <text:p>1.0</text:p>
          </table:table-cell>
          <table:table-cell table:formula="of:=IF([.AL163]=1;[.R163];&quot;&quot;)" office:value-type="float" office:value="5" calcext:value-type="float">
            <text:p>5.0</text:p>
          </table:table-cell>
          <table:table-cell table:formula="of:=IF([.AL163]=1;[.B163];&quot;&quot;)" office:value-type="float" office:value="86" calcext:value-type="float">
            <text:p>86.0</text:p>
          </table:table-cell>
          <table:table-cell table:formula="of:=IF([.AL163]=1;[.AM163]*100/[.AN163];&quot;&quot;)" office:value-type="float" office:value="5.81395348837209" calcext:value-type="float">
            <text:p>5.8</text:p>
          </table:table-cell>
          <table:table-cell table:formula="of:=IF([.AL163]=1;[.L163]+[.M163]+[.N163];&quot;&quot;)" office:value-type="float" office:value="0" calcext:value-type="float">
            <text:p>0.0</text:p>
          </table:table-cell>
          <table:table-cell table:formula="of:=IF([.Y163]=0;&quot;&quot;;1)" office:value-type="float" office:value="1" calcext:value-type="float">
            <text:p>1.0</text:p>
          </table:table-cell>
          <table:table-cell table:formula="of:=IF([.AQ163]=1;[.Y163];&quot;&quot;)" office:value-type="float" office:value="5" calcext:value-type="float">
            <text:p>5.0</text:p>
          </table:table-cell>
          <table:table-cell table:formula="of:=IF([.AQ163]=1;[.B163];&quot;&quot;)" office:value-type="float" office:value="86" calcext:value-type="float">
            <text:p>86.0</text:p>
          </table:table-cell>
          <table:table-cell table:formula="of:=IF([.AQ163]=1;[.AR163]*100/[.AS163];&quot;&quot;)" office:value-type="float" office:value="5.81395348837209" calcext:value-type="float">
            <text:p>5.8</text:p>
          </table:table-cell>
          <table:table-cell table:formula="of:=IF([.AQ163]=1;[.S163]+[.T163]+[.U163];&quot;&quot;)" office:value-type="float" office:value="0.01" calcext:value-type="float">
            <text:p>0.0</text:p>
          </table:table-cell>
          <table:table-cell table:formula="of:=IF([.AF163]=0;&quot;&quot;;1)" office:value-type="float" office:value="1" calcext:value-type="float">
            <text:p>1.0</text:p>
          </table:table-cell>
          <table:table-cell table:formula="of:=IF([.AV163]=1;[.AF163];&quot;&quot;)" office:value-type="float" office:value="22" calcext:value-type="float">
            <text:p>22.0</text:p>
          </table:table-cell>
          <table:table-cell table:formula="of:=IF([.AV163]=1;[.B163];&quot;&quot;)" office:value-type="float" office:value="86" calcext:value-type="float">
            <text:p>86.0</text:p>
          </table:table-cell>
          <table:table-cell table:formula="of:=IF([.AV163]=1;[.AW163]*100/[.AX163];&quot;&quot;)" office:value-type="float" office:value="25.5813953488372" calcext:value-type="float">
            <text:p>25.6</text:p>
          </table:table-cell>
          <table:table-cell table:formula="of:=IF([.AV163]=1;[.Z163]+[.AA163]+[.AB163];&quot;&quot;)" office:value-type="float" office:value="0.02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01" calcext:value-type="float">
            <text:p>101</text:p>
          </table:table-cell>
          <table:table-cell office:value-type="float" office:value="798" calcext:value-type="float">
            <text:p>798</text:p>
          </table:table-cell>
          <table:table-cell table:formula="of:=2*[.C164]/([.B164]*([.B164]-1))" office:value-type="float" office:value="0.158019801980198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K164]=0;&quot;&quot;;1)" office:value-type="float" office:value="1" calcext:value-type="float">
            <text:p>1</text:p>
          </table:table-cell>
          <table:table-cell table:formula="of:=IF([.AG164]=1;[.K164];&quot;&quot;)" office:value-type="float" office:value="6" calcext:value-type="float">
            <text:p>6.0</text:p>
          </table:table-cell>
          <table:table-cell table:formula="of:=IF([.AG164]=1;[.B164];&quot;&quot;)" office:value-type="float" office:value="101" calcext:value-type="float">
            <text:p>101.0</text:p>
          </table:table-cell>
          <table:table-cell table:formula="of:=IF([.AG164]=1;[.AH164]*100/[.AI164];&quot;&quot;)" office:value-type="float" office:value="5.94059405940594" calcext:value-type="float">
            <text:p>5.9</text:p>
          </table:table-cell>
          <table:table-cell table:formula="of:=IF([.AG164]=1;[.E164]+[.F164]+[.G164];&quot;&quot;)" office:value-type="float" office:value="0.01" calcext:value-type="float">
            <text:p>0.0</text:p>
          </table:table-cell>
          <table:table-cell table:formula="of:=IF([.R164]=0;&quot;&quot;;1)" office:value-type="float" office:value="1" calcext:value-type="float">
            <text:p>1.0</text:p>
          </table:table-cell>
          <table:table-cell table:formula="of:=IF([.AL164]=1;[.R164];&quot;&quot;)" office:value-type="float" office:value="6" calcext:value-type="float">
            <text:p>6.0</text:p>
          </table:table-cell>
          <table:table-cell table:formula="of:=IF([.AL164]=1;[.B164];&quot;&quot;)" office:value-type="float" office:value="101" calcext:value-type="float">
            <text:p>101.0</text:p>
          </table:table-cell>
          <table:table-cell table:formula="of:=IF([.AL164]=1;[.AM164]*100/[.AN164];&quot;&quot;)" office:value-type="float" office:value="5.94059405940594" calcext:value-type="float">
            <text:p>5.9</text:p>
          </table:table-cell>
          <table:table-cell table:formula="of:=IF([.AL164]=1;[.L164]+[.M164]+[.N164];&quot;&quot;)" office:value-type="float" office:value="0.02" calcext:value-type="float">
            <text:p>0.0</text:p>
          </table:table-cell>
          <table:table-cell table:formula="of:=IF([.Y164]=0;&quot;&quot;;1)" office:value-type="float" office:value="1" calcext:value-type="float">
            <text:p>1.0</text:p>
          </table:table-cell>
          <table:table-cell table:formula="of:=IF([.AQ164]=1;[.Y164];&quot;&quot;)" office:value-type="float" office:value="6" calcext:value-type="float">
            <text:p>6.0</text:p>
          </table:table-cell>
          <table:table-cell table:formula="of:=IF([.AQ164]=1;[.B164];&quot;&quot;)" office:value-type="float" office:value="101" calcext:value-type="float">
            <text:p>101.0</text:p>
          </table:table-cell>
          <table:table-cell table:formula="of:=IF([.AQ164]=1;[.AR164]*100/[.AS164];&quot;&quot;)" office:value-type="float" office:value="5.94059405940594" calcext:value-type="float">
            <text:p>5.9</text:p>
          </table:table-cell>
          <table:table-cell table:formula="of:=IF([.AQ164]=1;[.S164]+[.T164]+[.U164];&quot;&quot;)" office:value-type="float" office:value="0.02" calcext:value-type="float">
            <text:p>0.0</text:p>
          </table:table-cell>
          <table:table-cell table:formula="of:=IF([.AF164]=0;&quot;&quot;;1)" office:value-type="float" office:value="1" calcext:value-type="float">
            <text:p>1.0</text:p>
          </table:table-cell>
          <table:table-cell table:formula="of:=IF([.AV164]=1;[.AF164];&quot;&quot;)" office:value-type="float" office:value="24" calcext:value-type="float">
            <text:p>24.0</text:p>
          </table:table-cell>
          <table:table-cell table:formula="of:=IF([.AV164]=1;[.B164];&quot;&quot;)" office:value-type="float" office:value="101" calcext:value-type="float">
            <text:p>101.0</text:p>
          </table:table-cell>
          <table:table-cell table:formula="of:=IF([.AV164]=1;[.AW164]*100/[.AX164];&quot;&quot;)" office:value-type="float" office:value="23.7623762376238" calcext:value-type="float">
            <text:p>23.8</text:p>
          </table:table-cell>
          <table:table-cell table:formula="of:=IF([.AV164]=1;[.Z164]+[.AA164]+[.AB164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87" calcext:value-type="float">
            <text:p>87</text:p>
          </table:table-cell>
          <table:table-cell office:value-type="float" office:value="537" calcext:value-type="float">
            <text:p>537</text:p>
          </table:table-cell>
          <table:table-cell table:formula="of:=2*[.C165]/([.B165]*([.B165]-1))" office:value-type="float" office:value="0.143544506816359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formula="of:=IF([.K165]=0;&quot;&quot;;1)" office:value-type="float" office:value="1" calcext:value-type="float">
            <text:p>1</text:p>
          </table:table-cell>
          <table:table-cell table:formula="of:=IF([.AG165]=1;[.K165];&quot;&quot;)" office:value-type="float" office:value="10" calcext:value-type="float">
            <text:p>10.0</text:p>
          </table:table-cell>
          <table:table-cell table:formula="of:=IF([.AG165]=1;[.B165];&quot;&quot;)" office:value-type="float" office:value="87" calcext:value-type="float">
            <text:p>87.0</text:p>
          </table:table-cell>
          <table:table-cell table:formula="of:=IF([.AG165]=1;[.AH165]*100/[.AI165];&quot;&quot;)" office:value-type="float" office:value="11.4942528735632" calcext:value-type="float">
            <text:p>11.5</text:p>
          </table:table-cell>
          <table:table-cell table:formula="of:=IF([.AG165]=1;[.E165]+[.F165]+[.G165];&quot;&quot;)" office:value-type="float" office:value="0" calcext:value-type="float">
            <text:p>0.0</text:p>
          </table:table-cell>
          <table:table-cell table:formula="of:=IF([.R165]=0;&quot;&quot;;1)" office:value-type="float" office:value="1" calcext:value-type="float">
            <text:p>1.0</text:p>
          </table:table-cell>
          <table:table-cell table:formula="of:=IF([.AL165]=1;[.R165];&quot;&quot;)" office:value-type="float" office:value="10" calcext:value-type="float">
            <text:p>10.0</text:p>
          </table:table-cell>
          <table:table-cell table:formula="of:=IF([.AL165]=1;[.B165];&quot;&quot;)" office:value-type="float" office:value="87" calcext:value-type="float">
            <text:p>87.0</text:p>
          </table:table-cell>
          <table:table-cell table:formula="of:=IF([.AL165]=1;[.AM165]*100/[.AN165];&quot;&quot;)" office:value-type="float" office:value="11.4942528735632" calcext:value-type="float">
            <text:p>11.5</text:p>
          </table:table-cell>
          <table:table-cell table:formula="of:=IF([.AL165]=1;[.L165]+[.M165]+[.N165];&quot;&quot;)" office:value-type="float" office:value="0" calcext:value-type="float">
            <text:p>0.0</text:p>
          </table:table-cell>
          <table:table-cell table:formula="of:=IF([.Y165]=0;&quot;&quot;;1)" office:value-type="float" office:value="1" calcext:value-type="float">
            <text:p>1.0</text:p>
          </table:table-cell>
          <table:table-cell table:formula="of:=IF([.AQ165]=1;[.Y165];&quot;&quot;)" office:value-type="float" office:value="10" calcext:value-type="float">
            <text:p>10.0</text:p>
          </table:table-cell>
          <table:table-cell table:formula="of:=IF([.AQ165]=1;[.B165];&quot;&quot;)" office:value-type="float" office:value="87" calcext:value-type="float">
            <text:p>87.0</text:p>
          </table:table-cell>
          <table:table-cell table:formula="of:=IF([.AQ165]=1;[.AR165]*100/[.AS165];&quot;&quot;)" office:value-type="float" office:value="11.4942528735632" calcext:value-type="float">
            <text:p>11.5</text:p>
          </table:table-cell>
          <table:table-cell table:formula="of:=IF([.AQ165]=1;[.S165]+[.T165]+[.U165];&quot;&quot;)" office:value-type="float" office:value="0.01" calcext:value-type="float">
            <text:p>0.0</text:p>
          </table:table-cell>
          <table:table-cell table:formula="of:=IF([.AF165]=0;&quot;&quot;;1)" office:value-type="float" office:value="1" calcext:value-type="float">
            <text:p>1.0</text:p>
          </table:table-cell>
          <table:table-cell table:formula="of:=IF([.AV165]=1;[.AF165];&quot;&quot;)" office:value-type="float" office:value="77" calcext:value-type="float">
            <text:p>77.0</text:p>
          </table:table-cell>
          <table:table-cell table:formula="of:=IF([.AV165]=1;[.B165];&quot;&quot;)" office:value-type="float" office:value="87" calcext:value-type="float">
            <text:p>87.0</text:p>
          </table:table-cell>
          <table:table-cell table:formula="of:=IF([.AV165]=1;[.AW165]*100/[.AX165];&quot;&quot;)" office:value-type="float" office:value="88.5057471264368" calcext:value-type="float">
            <text:p>88.5</text:p>
          </table:table-cell>
          <table:table-cell table:formula="of:=IF([.AV165]=1;[.Z165]+[.AA165]+[.AB165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86" calcext:value-type="float">
            <text:p>86</text:p>
          </table:table-cell>
          <table:table-cell office:value-type="float" office:value="497" calcext:value-type="float">
            <text:p>497</text:p>
          </table:table-cell>
          <table:table-cell table:formula="of:=2*[.C166]/([.B166]*([.B166]-1))" office:value-type="float" office:value="0.135978112175103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IF([.K166]=0;&quot;&quot;;1)" office:value-type="float" office:value="1" calcext:value-type="float">
            <text:p>1</text:p>
          </table:table-cell>
          <table:table-cell table:formula="of:=IF([.AG166]=1;[.K166];&quot;&quot;)" office:value-type="float" office:value="15" calcext:value-type="float">
            <text:p>15.0</text:p>
          </table:table-cell>
          <table:table-cell table:formula="of:=IF([.AG166]=1;[.B166];&quot;&quot;)" office:value-type="float" office:value="86" calcext:value-type="float">
            <text:p>86.0</text:p>
          </table:table-cell>
          <table:table-cell table:formula="of:=IF([.AG166]=1;[.AH166]*100/[.AI166];&quot;&quot;)" office:value-type="float" office:value="17.4418604651163" calcext:value-type="float">
            <text:p>17.4</text:p>
          </table:table-cell>
          <table:table-cell table:formula="of:=IF([.AG166]=1;[.E166]+[.F166]+[.G166];&quot;&quot;)" office:value-type="float" office:value="0" calcext:value-type="float">
            <text:p>0.0</text:p>
          </table:table-cell>
          <table:table-cell table:formula="of:=IF([.R166]=0;&quot;&quot;;1)" office:value-type="float" office:value="1" calcext:value-type="float">
            <text:p>1.0</text:p>
          </table:table-cell>
          <table:table-cell table:formula="of:=IF([.AL166]=1;[.R166];&quot;&quot;)" office:value-type="float" office:value="15" calcext:value-type="float">
            <text:p>15.0</text:p>
          </table:table-cell>
          <table:table-cell table:formula="of:=IF([.AL166]=1;[.B166];&quot;&quot;)" office:value-type="float" office:value="86" calcext:value-type="float">
            <text:p>86.0</text:p>
          </table:table-cell>
          <table:table-cell table:formula="of:=IF([.AL166]=1;[.AM166]*100/[.AN166];&quot;&quot;)" office:value-type="float" office:value="17.4418604651163" calcext:value-type="float">
            <text:p>17.4</text:p>
          </table:table-cell>
          <table:table-cell table:formula="of:=IF([.AL166]=1;[.L166]+[.M166]+[.N166];&quot;&quot;)" office:value-type="float" office:value="0" calcext:value-type="float">
            <text:p>0.0</text:p>
          </table:table-cell>
          <table:table-cell table:formula="of:=IF([.Y166]=0;&quot;&quot;;1)" office:value-type="float" office:value="1" calcext:value-type="float">
            <text:p>1.0</text:p>
          </table:table-cell>
          <table:table-cell table:formula="of:=IF([.AQ166]=1;[.Y166];&quot;&quot;)" office:value-type="float" office:value="15" calcext:value-type="float">
            <text:p>15.0</text:p>
          </table:table-cell>
          <table:table-cell table:formula="of:=IF([.AQ166]=1;[.B166];&quot;&quot;)" office:value-type="float" office:value="86" calcext:value-type="float">
            <text:p>86.0</text:p>
          </table:table-cell>
          <table:table-cell table:formula="of:=IF([.AQ166]=1;[.AR166]*100/[.AS166];&quot;&quot;)" office:value-type="float" office:value="17.4418604651163" calcext:value-type="float">
            <text:p>17.4</text:p>
          </table:table-cell>
          <table:table-cell table:formula="of:=IF([.AQ166]=1;[.S166]+[.T166]+[.U166];&quot;&quot;)" office:value-type="float" office:value="0.01" calcext:value-type="float">
            <text:p>0.0</text:p>
          </table:table-cell>
          <table:table-cell table:formula="of:=IF([.AF166]=0;&quot;&quot;;1)" office:value-type="float" office:value="1" calcext:value-type="float">
            <text:p>1.0</text:p>
          </table:table-cell>
          <table:table-cell table:formula="of:=IF([.AV166]=1;[.AF166];&quot;&quot;)" office:value-type="float" office:value="76" calcext:value-type="float">
            <text:p>76.0</text:p>
          </table:table-cell>
          <table:table-cell table:formula="of:=IF([.AV166]=1;[.B166];&quot;&quot;)" office:value-type="float" office:value="86" calcext:value-type="float">
            <text:p>86.0</text:p>
          </table:table-cell>
          <table:table-cell table:formula="of:=IF([.AV166]=1;[.AW166]*100/[.AX166];&quot;&quot;)" office:value-type="float" office:value="88.3720930232558" calcext:value-type="float">
            <text:p>88.4</text:p>
          </table:table-cell>
          <table:table-cell table:formula="of:=IF([.AV166]=1;[.Z166]+[.AA166]+[.AB166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16" calcext:value-type="float">
            <text:p>116</text:p>
          </table:table-cell>
          <table:table-cell office:value-type="float" office:value="900" calcext:value-type="float">
            <text:p>900</text:p>
          </table:table-cell>
          <table:table-cell table:formula="of:=2*[.C167]/([.B167]*([.B167]-1))" office:value-type="float" office:value="0.134932533733133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K167]=0;&quot;&quot;;1)" office:value-type="float" office:value="1" calcext:value-type="float">
            <text:p>1</text:p>
          </table:table-cell>
          <table:table-cell table:formula="of:=IF([.AG167]=1;[.K167];&quot;&quot;)" office:value-type="float" office:value="19" calcext:value-type="float">
            <text:p>19.0</text:p>
          </table:table-cell>
          <table:table-cell table:formula="of:=IF([.AG167]=1;[.B167];&quot;&quot;)" office:value-type="float" office:value="116" calcext:value-type="float">
            <text:p>116.0</text:p>
          </table:table-cell>
          <table:table-cell table:formula="of:=IF([.AG167]=1;[.AH167]*100/[.AI167];&quot;&quot;)" office:value-type="float" office:value="16.3793103448276" calcext:value-type="float">
            <text:p>16.4</text:p>
          </table:table-cell>
          <table:table-cell table:formula="of:=IF([.AG167]=1;[.E167]+[.F167]+[.G167];&quot;&quot;)" office:value-type="float" office:value="0.01" calcext:value-type="float">
            <text:p>0.0</text:p>
          </table:table-cell>
          <table:table-cell table:formula="of:=IF([.R167]=0;&quot;&quot;;1)" office:value-type="float" office:value="1" calcext:value-type="float">
            <text:p>1.0</text:p>
          </table:table-cell>
          <table:table-cell table:formula="of:=IF([.AL167]=1;[.R167];&quot;&quot;)" office:value-type="float" office:value="19" calcext:value-type="float">
            <text:p>19.0</text:p>
          </table:table-cell>
          <table:table-cell table:formula="of:=IF([.AL167]=1;[.B167];&quot;&quot;)" office:value-type="float" office:value="116" calcext:value-type="float">
            <text:p>116.0</text:p>
          </table:table-cell>
          <table:table-cell table:formula="of:=IF([.AL167]=1;[.AM167]*100/[.AN167];&quot;&quot;)" office:value-type="float" office:value="16.3793103448276" calcext:value-type="float">
            <text:p>16.4</text:p>
          </table:table-cell>
          <table:table-cell table:formula="of:=IF([.AL167]=1;[.L167]+[.M167]+[.N167];&quot;&quot;)" office:value-type="float" office:value="0.02" calcext:value-type="float">
            <text:p>0.0</text:p>
          </table:table-cell>
          <table:table-cell table:formula="of:=IF([.Y167]=0;&quot;&quot;;1)" office:value-type="float" office:value="1" calcext:value-type="float">
            <text:p>1.0</text:p>
          </table:table-cell>
          <table:table-cell table:formula="of:=IF([.AQ167]=1;[.Y167];&quot;&quot;)" office:value-type="float" office:value="19" calcext:value-type="float">
            <text:p>19.0</text:p>
          </table:table-cell>
          <table:table-cell table:formula="of:=IF([.AQ167]=1;[.B167];&quot;&quot;)" office:value-type="float" office:value="116" calcext:value-type="float">
            <text:p>116.0</text:p>
          </table:table-cell>
          <table:table-cell table:formula="of:=IF([.AQ167]=1;[.AR167]*100/[.AS167];&quot;&quot;)" office:value-type="float" office:value="16.3793103448276" calcext:value-type="float">
            <text:p>16.4</text:p>
          </table:table-cell>
          <table:table-cell table:formula="of:=IF([.AQ167]=1;[.S167]+[.T167]+[.U167];&quot;&quot;)" office:value-type="float" office:value="0.02" calcext:value-type="float">
            <text:p>0.0</text:p>
          </table:table-cell>
          <table:table-cell table:formula="of:=IF([.AF167]=0;&quot;&quot;;1)" office:value-type="float" office:value="1" calcext:value-type="float">
            <text:p>1.0</text:p>
          </table:table-cell>
          <table:table-cell table:formula="of:=IF([.AV167]=1;[.AF167];&quot;&quot;)" office:value-type="float" office:value="103" calcext:value-type="float">
            <text:p>103.0</text:p>
          </table:table-cell>
          <table:table-cell table:formula="of:=IF([.AV167]=1;[.B167];&quot;&quot;)" office:value-type="float" office:value="116" calcext:value-type="float">
            <text:p>116.0</text:p>
          </table:table-cell>
          <table:table-cell table:formula="of:=IF([.AV167]=1;[.AW167]*100/[.AX167];&quot;&quot;)" office:value-type="float" office:value="88.7931034482759" calcext:value-type="float">
            <text:p>88.8</text:p>
          </table:table-cell>
          <table:table-cell table:formula="of:=IF([.AV167]=1;[.Z167]+[.AA167]+[.AB167];&quot;&quot;)" office:value-type="float" office:value="0.04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38" calcext:value-type="float">
            <text:p>138</text:p>
          </table:table-cell>
          <table:table-cell office:value-type="float" office:value="1186" calcext:value-type="float">
            <text:p>1186</text:p>
          </table:table-cell>
          <table:table-cell table:formula="of:=2*[.C168]/([.B168]*([.B168]-1))" office:value-type="float" office:value="0.125462816037237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formula="of:=IF([.K168]=0;&quot;&quot;;1)" office:value-type="float" office:value="1" calcext:value-type="float">
            <text:p>1</text:p>
          </table:table-cell>
          <table:table-cell table:formula="of:=IF([.AG168]=1;[.K168];&quot;&quot;)" office:value-type="float" office:value="10" calcext:value-type="float">
            <text:p>10.0</text:p>
          </table:table-cell>
          <table:table-cell table:formula="of:=IF([.AG168]=1;[.B168];&quot;&quot;)" office:value-type="float" office:value="138" calcext:value-type="float">
            <text:p>138.0</text:p>
          </table:table-cell>
          <table:table-cell table:formula="of:=IF([.AG168]=1;[.AH168]*100/[.AI168];&quot;&quot;)" office:value-type="float" office:value="7.2463768115942" calcext:value-type="float">
            <text:p>7.2</text:p>
          </table:table-cell>
          <table:table-cell table:formula="of:=IF([.AG168]=1;[.E168]+[.F168]+[.G168];&quot;&quot;)" office:value-type="float" office:value="0.01" calcext:value-type="float">
            <text:p>0.0</text:p>
          </table:table-cell>
          <table:table-cell table:formula="of:=IF([.R168]=0;&quot;&quot;;1)" office:value-type="float" office:value="1" calcext:value-type="float">
            <text:p>1.0</text:p>
          </table:table-cell>
          <table:table-cell table:formula="of:=IF([.AL168]=1;[.R168];&quot;&quot;)" office:value-type="float" office:value="10" calcext:value-type="float">
            <text:p>10.0</text:p>
          </table:table-cell>
          <table:table-cell table:formula="of:=IF([.AL168]=1;[.B168];&quot;&quot;)" office:value-type="float" office:value="138" calcext:value-type="float">
            <text:p>138.0</text:p>
          </table:table-cell>
          <table:table-cell table:formula="of:=IF([.AL168]=1;[.AM168]*100/[.AN168];&quot;&quot;)" office:value-type="float" office:value="7.2463768115942" calcext:value-type="float">
            <text:p>7.2</text:p>
          </table:table-cell>
          <table:table-cell table:formula="of:=IF([.AL168]=1;[.L168]+[.M168]+[.N168];&quot;&quot;)" office:value-type="float" office:value="0.02" calcext:value-type="float">
            <text:p>0.0</text:p>
          </table:table-cell>
          <table:table-cell table:formula="of:=IF([.Y168]=0;&quot;&quot;;1)" office:value-type="float" office:value="1" calcext:value-type="float">
            <text:p>1.0</text:p>
          </table:table-cell>
          <table:table-cell table:formula="of:=IF([.AQ168]=1;[.Y168];&quot;&quot;)" office:value-type="float" office:value="10" calcext:value-type="float">
            <text:p>10.0</text:p>
          </table:table-cell>
          <table:table-cell table:formula="of:=IF([.AQ168]=1;[.B168];&quot;&quot;)" office:value-type="float" office:value="138" calcext:value-type="float">
            <text:p>138.0</text:p>
          </table:table-cell>
          <table:table-cell table:formula="of:=IF([.AQ168]=1;[.AR168]*100/[.AS168];&quot;&quot;)" office:value-type="float" office:value="7.2463768115942" calcext:value-type="float">
            <text:p>7.2</text:p>
          </table:table-cell>
          <table:table-cell table:formula="of:=IF([.AQ168]=1;[.S168]+[.T168]+[.U168];&quot;&quot;)" office:value-type="float" office:value="0.04" calcext:value-type="float">
            <text:p>0.0</text:p>
          </table:table-cell>
          <table:table-cell table:formula="of:=IF([.AF168]=0;&quot;&quot;;1)" office:value-type="float" office:value="1" calcext:value-type="float">
            <text:p>1.0</text:p>
          </table:table-cell>
          <table:table-cell table:formula="of:=IF([.AV168]=1;[.AF168];&quot;&quot;)" office:value-type="float" office:value="124" calcext:value-type="float">
            <text:p>124.0</text:p>
          </table:table-cell>
          <table:table-cell table:formula="of:=IF([.AV168]=1;[.B168];&quot;&quot;)" office:value-type="float" office:value="138" calcext:value-type="float">
            <text:p>138.0</text:p>
          </table:table-cell>
          <table:table-cell table:formula="of:=IF([.AV168]=1;[.AW168]*100/[.AX168];&quot;&quot;)" office:value-type="float" office:value="89.8550724637681" calcext:value-type="float">
            <text:p>89.9</text:p>
          </table:table-cell>
          <table:table-cell table:formula="of:=IF([.AV168]=1;[.Z168]+[.AA168]+[.AB168];&quot;&quot;)" office:value-type="float" office:value="0.06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g.order30</text:p>
          </table:table-cell>
          <table:table-cell office:value-type="float" office:value="900" calcext:value-type="float">
            <text:p>900</text:p>
          </table:table-cell>
          <table:table-cell office:value-type="float" office:value="26100" calcext:value-type="float">
            <text:p>26100</text:p>
          </table:table-cell>
          <table:table-cell table:formula="of:=2*[.C169]/([.B169]*([.B169]-1))" office:value-type="float" office:value="0.064516129032258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.31" calcext:value-type="float">
            <text:p>1.3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21" calcext:value-type="float">
            <text:p>1.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69]=0;&quot;&quot;;1)">
            <text:p/>
          </table:table-cell>
          <table:table-cell table:formula="of:=IF([.AG169]=1;[.K169];&quot;&quot;)">
            <text:p/>
          </table:table-cell>
          <table:table-cell table:formula="of:=IF([.AG169]=1;[.B169];&quot;&quot;)">
            <text:p/>
          </table:table-cell>
          <table:table-cell table:formula="of:=IF([.AG169]=1;[.AH169]*100/[.AI169];&quot;&quot;)">
            <text:p/>
          </table:table-cell>
          <table:table-cell table:formula="of:=IF([.AG169]=1;[.E169]+[.F169]+[.G169];&quot;&quot;)">
            <text:p/>
          </table:table-cell>
          <table:table-cell table:formula="of:=IF([.R169]=0;&quot;&quot;;1)">
            <text:p/>
          </table:table-cell>
          <table:table-cell table:formula="of:=IF([.AL169]=1;[.R169];&quot;&quot;)">
            <text:p/>
          </table:table-cell>
          <table:table-cell table:formula="of:=IF([.AL169]=1;[.B169];&quot;&quot;)">
            <text:p/>
          </table:table-cell>
          <table:table-cell table:formula="of:=IF([.AL169]=1;[.AM169]*100/[.AN169];&quot;&quot;)">
            <text:p/>
          </table:table-cell>
          <table:table-cell table:formula="of:=IF([.AL169]=1;[.L169]+[.M169]+[.N169];&quot;&quot;)">
            <text:p/>
          </table:table-cell>
          <table:table-cell table:formula="of:=IF([.Y169]=0;&quot;&quot;;1)">
            <text:p/>
          </table:table-cell>
          <table:table-cell table:formula="of:=IF([.AQ169]=1;[.Y169];&quot;&quot;)">
            <text:p/>
          </table:table-cell>
          <table:table-cell table:formula="of:=IF([.AQ169]=1;[.B169];&quot;&quot;)">
            <text:p/>
          </table:table-cell>
          <table:table-cell table:formula="of:=IF([.AQ169]=1;[.AR169]*100/[.AS169];&quot;&quot;)">
            <text:p/>
          </table:table-cell>
          <table:table-cell table:formula="of:=IF([.AQ169]=1;[.S169]+[.T169]+[.U169];&quot;&quot;)">
            <text:p/>
          </table:table-cell>
          <table:table-cell table:formula="of:=IF([.AF169]=0;&quot;&quot;;1)">
            <text:p/>
          </table:table-cell>
          <table:table-cell table:formula="of:=IF([.AV169]=1;[.AF169];&quot;&quot;)">
            <text:p/>
          </table:table-cell>
          <table:table-cell table:formula="of:=IF([.AV169]=1;[.B169];&quot;&quot;)">
            <text:p/>
          </table:table-cell>
          <table:table-cell table:formula="of:=IF([.AV169]=1;[.AW169]*100/[.AX169];&quot;&quot;)">
            <text:p/>
          </table:table-cell>
          <table:table-cell table:formula="of:=IF([.AV169]=1;[.Z169]+[.AA169]+[.AB16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g.order40</text:p>
          </table:table-cell>
          <table:table-cell office:value-type="float" office:value="1600" calcext:value-type="float">
            <text:p>1600</text:p>
          </table:table-cell>
          <table:table-cell office:value-type="float" office:value="62400" calcext:value-type="float">
            <text:p>62400</text:p>
          </table:table-cell>
          <table:table-cell table:formula="of:=2*[.C170]/([.B170]*([.B170]-1))" office:value-type="float" office:value="0.0487804878048781" calcext:value-type="float">
            <text:p>0.0</text:p>
          </table:table-cell>
          <table:table-cell office:value-type="float" office:value="4.87" calcext:value-type="float">
            <text:p>4.87</text:p>
          </table:table-cell>
          <table:table-cell office:value-type="float" office:value="1.38" calcext:value-type="float">
            <text:p>1.3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.93" calcext:value-type="float">
            <text:p>4.9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office:value-type="float" office:value="5.9" calcext:value-type="float">
            <text:p>5.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4.43" calcext:value-type="float">
            <text:p>4.43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0]=0;&quot;&quot;;1)">
            <text:p/>
          </table:table-cell>
          <table:table-cell table:formula="of:=IF([.AG170]=1;[.K170];&quot;&quot;)">
            <text:p/>
          </table:table-cell>
          <table:table-cell table:formula="of:=IF([.AG170]=1;[.B170];&quot;&quot;)">
            <text:p/>
          </table:table-cell>
          <table:table-cell table:formula="of:=IF([.AG170]=1;[.AH170]*100/[.AI170];&quot;&quot;)">
            <text:p/>
          </table:table-cell>
          <table:table-cell table:formula="of:=IF([.AG170]=1;[.E170]+[.F170]+[.G170];&quot;&quot;)">
            <text:p/>
          </table:table-cell>
          <table:table-cell table:formula="of:=IF([.R170]=0;&quot;&quot;;1)">
            <text:p/>
          </table:table-cell>
          <table:table-cell table:formula="of:=IF([.AL170]=1;[.R170];&quot;&quot;)">
            <text:p/>
          </table:table-cell>
          <table:table-cell table:formula="of:=IF([.AL170]=1;[.B170];&quot;&quot;)">
            <text:p/>
          </table:table-cell>
          <table:table-cell table:formula="of:=IF([.AL170]=1;[.AM170]*100/[.AN170];&quot;&quot;)">
            <text:p/>
          </table:table-cell>
          <table:table-cell table:formula="of:=IF([.AL170]=1;[.L170]+[.M170]+[.N170];&quot;&quot;)">
            <text:p/>
          </table:table-cell>
          <table:table-cell table:formula="of:=IF([.Y170]=0;&quot;&quot;;1)">
            <text:p/>
          </table:table-cell>
          <table:table-cell table:formula="of:=IF([.AQ170]=1;[.Y170];&quot;&quot;)">
            <text:p/>
          </table:table-cell>
          <table:table-cell table:formula="of:=IF([.AQ170]=1;[.B170];&quot;&quot;)">
            <text:p/>
          </table:table-cell>
          <table:table-cell table:formula="of:=IF([.AQ170]=1;[.AR170]*100/[.AS170];&quot;&quot;)">
            <text:p/>
          </table:table-cell>
          <table:table-cell table:formula="of:=IF([.AQ170]=1;[.S170]+[.T170]+[.U170];&quot;&quot;)">
            <text:p/>
          </table:table-cell>
          <table:table-cell table:formula="of:=IF([.AF170]=0;&quot;&quot;;1)">
            <text:p/>
          </table:table-cell>
          <table:table-cell table:formula="of:=IF([.AV170]=1;[.AF170];&quot;&quot;)">
            <text:p/>
          </table:table-cell>
          <table:table-cell table:formula="of:=IF([.AV170]=1;[.B170];&quot;&quot;)">
            <text:p/>
          </table:table-cell>
          <table:table-cell table:formula="of:=IF([.AV170]=1;[.AW170]*100/[.AX170];&quot;&quot;)">
            <text:p/>
          </table:table-cell>
          <table:table-cell table:formula="of:=IF([.AV170]=1;[.Z170]+[.AA170]+[.AB17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g.order60</text:p>
          </table:table-cell>
          <table:table-cell office:value-type="float" office:value="3600" calcext:value-type="float">
            <text:p>3600</text:p>
          </table:table-cell>
          <table:table-cell office:value-type="float" office:value="212400" calcext:value-type="float">
            <text:p>212400</text:p>
          </table:table-cell>
          <table:table-cell table:formula="of:=2*[.C171]/([.B171]*([.B171]-1))" office:value-type="float" office:value="0.0327868852459016" calcext:value-type="float">
            <text:p>0.0</text:p>
          </table:table-cell>
          <table:table-cell office:value-type="float" office:value="34.26" calcext:value-type="float">
            <text:p>34.26</text:p>
          </table:table-cell>
          <table:table-cell office:value-type="float" office:value="10.19" calcext:value-type="float">
            <text:p>10.1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7" calcext:value-type="float">
            <text:p>34.97</text:p>
          </table:table-cell>
          <table:table-cell office:value-type="float" office:value="37.54" calcext:value-type="float">
            <text:p>37.54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22" calcext:value-type="float">
            <text:p>35.22</text:p>
          </table:table-cell>
          <table:table-cell office:value-type="float" office:value="40.6" calcext:value-type="float">
            <text:p>40.6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62" calcext:value-type="float">
            <text:p>27.62</text:p>
          </table:table-cell>
          <table:table-cell office:value-type="float" office:value="31.59" calcext:value-type="float">
            <text:p>31.5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1]=0;&quot;&quot;;1)">
            <text:p/>
          </table:table-cell>
          <table:table-cell table:formula="of:=IF([.AG171]=1;[.K171];&quot;&quot;)">
            <text:p/>
          </table:table-cell>
          <table:table-cell table:formula="of:=IF([.AG171]=1;[.B171];&quot;&quot;)">
            <text:p/>
          </table:table-cell>
          <table:table-cell table:formula="of:=IF([.AG171]=1;[.AH171]*100/[.AI171];&quot;&quot;)">
            <text:p/>
          </table:table-cell>
          <table:table-cell table:formula="of:=IF([.AG171]=1;[.E171]+[.F171]+[.G171];&quot;&quot;)">
            <text:p/>
          </table:table-cell>
          <table:table-cell table:formula="of:=IF([.R171]=0;&quot;&quot;;1)">
            <text:p/>
          </table:table-cell>
          <table:table-cell table:formula="of:=IF([.AL171]=1;[.R171];&quot;&quot;)">
            <text:p/>
          </table:table-cell>
          <table:table-cell table:formula="of:=IF([.AL171]=1;[.B171];&quot;&quot;)">
            <text:p/>
          </table:table-cell>
          <table:table-cell table:formula="of:=IF([.AL171]=1;[.AM171]*100/[.AN171];&quot;&quot;)">
            <text:p/>
          </table:table-cell>
          <table:table-cell table:formula="of:=IF([.AL171]=1;[.L171]+[.M171]+[.N171];&quot;&quot;)">
            <text:p/>
          </table:table-cell>
          <table:table-cell table:formula="of:=IF([.Y171]=0;&quot;&quot;;1)">
            <text:p/>
          </table:table-cell>
          <table:table-cell table:formula="of:=IF([.AQ171]=1;[.Y171];&quot;&quot;)">
            <text:p/>
          </table:table-cell>
          <table:table-cell table:formula="of:=IF([.AQ171]=1;[.B171];&quot;&quot;)">
            <text:p/>
          </table:table-cell>
          <table:table-cell table:formula="of:=IF([.AQ171]=1;[.AR171]*100/[.AS171];&quot;&quot;)">
            <text:p/>
          </table:table-cell>
          <table:table-cell table:formula="of:=IF([.AQ171]=1;[.S171]+[.T171]+[.U171];&quot;&quot;)">
            <text:p/>
          </table:table-cell>
          <table:table-cell table:formula="of:=IF([.AF171]=0;&quot;&quot;;1)">
            <text:p/>
          </table:table-cell>
          <table:table-cell table:formula="of:=IF([.AV171]=1;[.AF171];&quot;&quot;)">
            <text:p/>
          </table:table-cell>
          <table:table-cell table:formula="of:=IF([.AV171]=1;[.B171];&quot;&quot;)">
            <text:p/>
          </table:table-cell>
          <table:table-cell table:formula="of:=IF([.AV171]=1;[.AW171]*100/[.AX171];&quot;&quot;)">
            <text:p/>
          </table:table-cell>
          <table:table-cell table:formula="of:=IF([.AV171]=1;[.Z171]+[.AA171]+[.AB17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g.order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00" calcext:value-type="float">
            <text:p>990000</text:p>
          </table:table-cell>
          <table:table-cell table:formula="of:=2*[.C172]/([.B172]*([.B172]-1))" office:value-type="float" office:value="0.0198019801980198" calcext:value-type="float">
            <text:p>0.0</text:p>
          </table:table-cell>
          <table:table-cell office:value-type="float" office:value="434.08" calcext:value-type="float">
            <text:p>434.08</text:p>
          </table:table-cell>
          <table:table-cell office:value-type="float" office:value="140.66" calcext:value-type="float">
            <text:p>140.66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.98" calcext:value-type="float">
            <text:p>442.98</text:p>
          </table:table-cell>
          <table:table-cell office:value-type="float" office:value="504.19" calcext:value-type="float">
            <text:p>504.19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.95" calcext:value-type="float">
            <text:p>458.95</text:p>
          </table:table-cell>
          <table:table-cell office:value-type="float" office:value="541.27" calcext:value-type="float">
            <text:p>541.27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69" calcext:value-type="float">
            <text:p>348.69</text:p>
          </table:table-cell>
          <table:table-cell office:value-type="float" office:value="419.52" calcext:value-type="float">
            <text:p>419.5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2]=0;&quot;&quot;;1)">
            <text:p/>
          </table:table-cell>
          <table:table-cell table:formula="of:=IF([.AG172]=1;[.K172];&quot;&quot;)">
            <text:p/>
          </table:table-cell>
          <table:table-cell table:formula="of:=IF([.AG172]=1;[.B172];&quot;&quot;)">
            <text:p/>
          </table:table-cell>
          <table:table-cell table:formula="of:=IF([.AG172]=1;[.AH172]*100/[.AI172];&quot;&quot;)">
            <text:p/>
          </table:table-cell>
          <table:table-cell table:formula="of:=IF([.AG172]=1;[.E172]+[.F172]+[.G172];&quot;&quot;)">
            <text:p/>
          </table:table-cell>
          <table:table-cell table:formula="of:=IF([.R172]=0;&quot;&quot;;1)">
            <text:p/>
          </table:table-cell>
          <table:table-cell table:formula="of:=IF([.AL172]=1;[.R172];&quot;&quot;)">
            <text:p/>
          </table:table-cell>
          <table:table-cell table:formula="of:=IF([.AL172]=1;[.B172];&quot;&quot;)">
            <text:p/>
          </table:table-cell>
          <table:table-cell table:formula="of:=IF([.AL172]=1;[.AM172]*100/[.AN172];&quot;&quot;)">
            <text:p/>
          </table:table-cell>
          <table:table-cell table:formula="of:=IF([.AL172]=1;[.L172]+[.M172]+[.N172];&quot;&quot;)">
            <text:p/>
          </table:table-cell>
          <table:table-cell table:formula="of:=IF([.Y172]=0;&quot;&quot;;1)">
            <text:p/>
          </table:table-cell>
          <table:table-cell table:formula="of:=IF([.AQ172]=1;[.Y172];&quot;&quot;)">
            <text:p/>
          </table:table-cell>
          <table:table-cell table:formula="of:=IF([.AQ172]=1;[.B172];&quot;&quot;)">
            <text:p/>
          </table:table-cell>
          <table:table-cell table:formula="of:=IF([.AQ172]=1;[.AR172]*100/[.AS172];&quot;&quot;)">
            <text:p/>
          </table:table-cell>
          <table:table-cell table:formula="of:=IF([.AQ172]=1;[.S172]+[.T172]+[.U172];&quot;&quot;)">
            <text:p/>
          </table:table-cell>
          <table:table-cell table:formula="of:=IF([.AF172]=0;&quot;&quot;;1)">
            <text:p/>
          </table:table-cell>
          <table:table-cell table:formula="of:=IF([.AV172]=1;[.AF172];&quot;&quot;)">
            <text:p/>
          </table:table-cell>
          <table:table-cell table:formula="of:=IF([.AV172]=1;[.B172];&quot;&quot;)">
            <text:p/>
          </table:table-cell>
          <table:table-cell table:formula="of:=IF([.AV172]=1;[.AW172]*100/[.AX172];&quot;&quot;)">
            <text:p/>
          </table:table-cell>
          <table:table-cell table:formula="of:=IF([.AV172]=1;[.Z172]+[.AA172]+[.AB17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5_5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formula="of:=2*[.C173]/([.B173]*([.B173]-1))" office:value-type="float" office:value="0.533333333333333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3]=0;&quot;&quot;;1)">
            <text:p/>
          </table:table-cell>
          <table:table-cell table:formula="of:=IF([.AG173]=1;[.K173];&quot;&quot;)">
            <text:p/>
          </table:table-cell>
          <table:table-cell table:formula="of:=IF([.AG173]=1;[.B173];&quot;&quot;)">
            <text:p/>
          </table:table-cell>
          <table:table-cell table:formula="of:=IF([.AG173]=1;[.AH173]*100/[.AI173];&quot;&quot;)">
            <text:p/>
          </table:table-cell>
          <table:table-cell table:formula="of:=IF([.AG173]=1;[.E173]+[.F173]+[.G173];&quot;&quot;)">
            <text:p/>
          </table:table-cell>
          <table:table-cell table:formula="of:=IF([.R173]=0;&quot;&quot;;1)">
            <text:p/>
          </table:table-cell>
          <table:table-cell table:formula="of:=IF([.AL173]=1;[.R173];&quot;&quot;)">
            <text:p/>
          </table:table-cell>
          <table:table-cell table:formula="of:=IF([.AL173]=1;[.B173];&quot;&quot;)">
            <text:p/>
          </table:table-cell>
          <table:table-cell table:formula="of:=IF([.AL173]=1;[.AM173]*100/[.AN173];&quot;&quot;)">
            <text:p/>
          </table:table-cell>
          <table:table-cell table:formula="of:=IF([.AL173]=1;[.L173]+[.M173]+[.N173];&quot;&quot;)">
            <text:p/>
          </table:table-cell>
          <table:table-cell table:formula="of:=IF([.Y173]=0;&quot;&quot;;1)">
            <text:p/>
          </table:table-cell>
          <table:table-cell table:formula="of:=IF([.AQ173]=1;[.Y173];&quot;&quot;)">
            <text:p/>
          </table:table-cell>
          <table:table-cell table:formula="of:=IF([.AQ173]=1;[.B173];&quot;&quot;)">
            <text:p/>
          </table:table-cell>
          <table:table-cell table:formula="of:=IF([.AQ173]=1;[.AR173]*100/[.AS173];&quot;&quot;)">
            <text:p/>
          </table:table-cell>
          <table:table-cell table:formula="of:=IF([.AQ173]=1;[.S173]+[.T173]+[.U173];&quot;&quot;)">
            <text:p/>
          </table:table-cell>
          <table:table-cell table:formula="of:=IF([.AF173]=0;&quot;&quot;;1)">
            <text:p/>
          </table:table-cell>
          <table:table-cell table:formula="of:=IF([.AV173]=1;[.AF173];&quot;&quot;)">
            <text:p/>
          </table:table-cell>
          <table:table-cell table:formula="of:=IF([.AV173]=1;[.B173];&quot;&quot;)">
            <text:p/>
          </table:table-cell>
          <table:table-cell table:formula="of:=IF([.AV173]=1;[.AW173]*100/[.AX173];&quot;&quot;)">
            <text:p/>
          </table:table-cell>
          <table:table-cell table:formula="of:=IF([.AV173]=1;[.Z173]+[.AA173]+[.AB17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6_6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table:formula="of:=2*[.C174]/([.B174]*([.B174]-1))" office:value-type="float" office:value="0.46031746031746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4]=0;&quot;&quot;;1)">
            <text:p/>
          </table:table-cell>
          <table:table-cell table:formula="of:=IF([.AG174]=1;[.K174];&quot;&quot;)">
            <text:p/>
          </table:table-cell>
          <table:table-cell table:formula="of:=IF([.AG174]=1;[.B174];&quot;&quot;)">
            <text:p/>
          </table:table-cell>
          <table:table-cell table:formula="of:=IF([.AG174]=1;[.AH174]*100/[.AI174];&quot;&quot;)">
            <text:p/>
          </table:table-cell>
          <table:table-cell table:formula="of:=IF([.AG174]=1;[.E174]+[.F174]+[.G174];&quot;&quot;)">
            <text:p/>
          </table:table-cell>
          <table:table-cell table:formula="of:=IF([.R174]=0;&quot;&quot;;1)">
            <text:p/>
          </table:table-cell>
          <table:table-cell table:formula="of:=IF([.AL174]=1;[.R174];&quot;&quot;)">
            <text:p/>
          </table:table-cell>
          <table:table-cell table:formula="of:=IF([.AL174]=1;[.B174];&quot;&quot;)">
            <text:p/>
          </table:table-cell>
          <table:table-cell table:formula="of:=IF([.AL174]=1;[.AM174]*100/[.AN174];&quot;&quot;)">
            <text:p/>
          </table:table-cell>
          <table:table-cell table:formula="of:=IF([.AL174]=1;[.L174]+[.M174]+[.N174];&quot;&quot;)">
            <text:p/>
          </table:table-cell>
          <table:table-cell table:formula="of:=IF([.Y174]=0;&quot;&quot;;1)">
            <text:p/>
          </table:table-cell>
          <table:table-cell table:formula="of:=IF([.AQ174]=1;[.Y174];&quot;&quot;)">
            <text:p/>
          </table:table-cell>
          <table:table-cell table:formula="of:=IF([.AQ174]=1;[.B174];&quot;&quot;)">
            <text:p/>
          </table:table-cell>
          <table:table-cell table:formula="of:=IF([.AQ174]=1;[.AR174]*100/[.AS174];&quot;&quot;)">
            <text:p/>
          </table:table-cell>
          <table:table-cell table:formula="of:=IF([.AQ174]=1;[.S174]+[.T174]+[.U174];&quot;&quot;)">
            <text:p/>
          </table:table-cell>
          <table:table-cell table:formula="of:=IF([.AF174]=0;&quot;&quot;;1)">
            <text:p/>
          </table:table-cell>
          <table:table-cell table:formula="of:=IF([.AV174]=1;[.AF174];&quot;&quot;)">
            <text:p/>
          </table:table-cell>
          <table:table-cell table:formula="of:=IF([.AV174]=1;[.B174];&quot;&quot;)">
            <text:p/>
          </table:table-cell>
          <table:table-cell table:formula="of:=IF([.AV174]=1;[.AW174]*100/[.AX174];&quot;&quot;)">
            <text:p/>
          </table:table-cell>
          <table:table-cell table:formula="of:=IF([.AV174]=1;[.Z174]+[.AA174]+[.AB17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7_7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table:formula="of:=2*[.C175]/([.B175]*([.B175]-1))" office:value-type="float" office:value="0.404761904761905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5]=0;&quot;&quot;;1)">
            <text:p/>
          </table:table-cell>
          <table:table-cell table:formula="of:=IF([.AG175]=1;[.K175];&quot;&quot;)">
            <text:p/>
          </table:table-cell>
          <table:table-cell table:formula="of:=IF([.AG175]=1;[.B175];&quot;&quot;)">
            <text:p/>
          </table:table-cell>
          <table:table-cell table:formula="of:=IF([.AG175]=1;[.AH175]*100/[.AI175];&quot;&quot;)">
            <text:p/>
          </table:table-cell>
          <table:table-cell table:formula="of:=IF([.AG175]=1;[.E175]+[.F175]+[.G175];&quot;&quot;)">
            <text:p/>
          </table:table-cell>
          <table:table-cell table:formula="of:=IF([.R175]=0;&quot;&quot;;1)">
            <text:p/>
          </table:table-cell>
          <table:table-cell table:formula="of:=IF([.AL175]=1;[.R175];&quot;&quot;)">
            <text:p/>
          </table:table-cell>
          <table:table-cell table:formula="of:=IF([.AL175]=1;[.B175];&quot;&quot;)">
            <text:p/>
          </table:table-cell>
          <table:table-cell table:formula="of:=IF([.AL175]=1;[.AM175]*100/[.AN175];&quot;&quot;)">
            <text:p/>
          </table:table-cell>
          <table:table-cell table:formula="of:=IF([.AL175]=1;[.L175]+[.M175]+[.N175];&quot;&quot;)">
            <text:p/>
          </table:table-cell>
          <table:table-cell table:formula="of:=IF([.Y175]=0;&quot;&quot;;1)">
            <text:p/>
          </table:table-cell>
          <table:table-cell table:formula="of:=IF([.AQ175]=1;[.Y175];&quot;&quot;)">
            <text:p/>
          </table:table-cell>
          <table:table-cell table:formula="of:=IF([.AQ175]=1;[.B175];&quot;&quot;)">
            <text:p/>
          </table:table-cell>
          <table:table-cell table:formula="of:=IF([.AQ175]=1;[.AR175]*100/[.AS175];&quot;&quot;)">
            <text:p/>
          </table:table-cell>
          <table:table-cell table:formula="of:=IF([.AQ175]=1;[.S175]+[.T175]+[.U175];&quot;&quot;)">
            <text:p/>
          </table:table-cell>
          <table:table-cell table:formula="of:=IF([.AF175]=0;&quot;&quot;;1)">
            <text:p/>
          </table:table-cell>
          <table:table-cell table:formula="of:=IF([.AV175]=1;[.AF175];&quot;&quot;)">
            <text:p/>
          </table:table-cell>
          <table:table-cell table:formula="of:=IF([.AV175]=1;[.B175];&quot;&quot;)">
            <text:p/>
          </table:table-cell>
          <table:table-cell table:formula="of:=IF([.AV175]=1;[.AW175]*100/[.AX175];&quot;&quot;)">
            <text:p/>
          </table:table-cell>
          <table:table-cell table:formula="of:=IF([.AV175]=1;[.Z175]+[.AA175]+[.AB17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formula="of:=2*[.C176]/([.B176]*([.B176]-1))" office:value-type="float" office:value="0.361111111111111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6]=0;&quot;&quot;;1)">
            <text:p/>
          </table:table-cell>
          <table:table-cell table:formula="of:=IF([.AG176]=1;[.K176];&quot;&quot;)">
            <text:p/>
          </table:table-cell>
          <table:table-cell table:formula="of:=IF([.AG176]=1;[.B176];&quot;&quot;)">
            <text:p/>
          </table:table-cell>
          <table:table-cell table:formula="of:=IF([.AG176]=1;[.AH176]*100/[.AI176];&quot;&quot;)">
            <text:p/>
          </table:table-cell>
          <table:table-cell table:formula="of:=IF([.AG176]=1;[.E176]+[.F176]+[.G176];&quot;&quot;)">
            <text:p/>
          </table:table-cell>
          <table:table-cell table:formula="of:=IF([.R176]=0;&quot;&quot;;1)">
            <text:p/>
          </table:table-cell>
          <table:table-cell table:formula="of:=IF([.AL176]=1;[.R176];&quot;&quot;)">
            <text:p/>
          </table:table-cell>
          <table:table-cell table:formula="of:=IF([.AL176]=1;[.B176];&quot;&quot;)">
            <text:p/>
          </table:table-cell>
          <table:table-cell table:formula="of:=IF([.AL176]=1;[.AM176]*100/[.AN176];&quot;&quot;)">
            <text:p/>
          </table:table-cell>
          <table:table-cell table:formula="of:=IF([.AL176]=1;[.L176]+[.M176]+[.N176];&quot;&quot;)">
            <text:p/>
          </table:table-cell>
          <table:table-cell table:formula="of:=IF([.Y176]=0;&quot;&quot;;1)">
            <text:p/>
          </table:table-cell>
          <table:table-cell table:formula="of:=IF([.AQ176]=1;[.Y176];&quot;&quot;)">
            <text:p/>
          </table:table-cell>
          <table:table-cell table:formula="of:=IF([.AQ176]=1;[.B176];&quot;&quot;)">
            <text:p/>
          </table:table-cell>
          <table:table-cell table:formula="of:=IF([.AQ176]=1;[.AR176]*100/[.AS176];&quot;&quot;)">
            <text:p/>
          </table:table-cell>
          <table:table-cell table:formula="of:=IF([.AQ176]=1;[.S176]+[.T176]+[.U176];&quot;&quot;)">
            <text:p/>
          </table:table-cell>
          <table:table-cell table:formula="of:=IF([.AF176]=0;&quot;&quot;;1)">
            <text:p/>
          </table:table-cell>
          <table:table-cell table:formula="of:=IF([.AV176]=1;[.AF176];&quot;&quot;)">
            <text:p/>
          </table:table-cell>
          <table:table-cell table:formula="of:=IF([.AV176]=1;[.B176];&quot;&quot;)">
            <text:p/>
          </table:table-cell>
          <table:table-cell table:formula="of:=IF([.AV176]=1;[.AW176]*100/[.AX176];&quot;&quot;)">
            <text:p/>
          </table:table-cell>
          <table:table-cell table:formula="of:=IF([.AV176]=1;[.Z176]+[.AA176]+[.AB17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table:formula="of:=2*[.C177]/([.B177]*([.B177]-1))"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7]=0;&quot;&quot;;1)">
            <text:p/>
          </table:table-cell>
          <table:table-cell table:formula="of:=IF([.AG177]=1;[.K177];&quot;&quot;)">
            <text:p/>
          </table:table-cell>
          <table:table-cell table:formula="of:=IF([.AG177]=1;[.B177];&quot;&quot;)">
            <text:p/>
          </table:table-cell>
          <table:table-cell table:formula="of:=IF([.AG177]=1;[.AH177]*100/[.AI177];&quot;&quot;)">
            <text:p/>
          </table:table-cell>
          <table:table-cell table:formula="of:=IF([.AG177]=1;[.E177]+[.F177]+[.G177];&quot;&quot;)">
            <text:p/>
          </table:table-cell>
          <table:table-cell table:formula="of:=IF([.R177]=0;&quot;&quot;;1)">
            <text:p/>
          </table:table-cell>
          <table:table-cell table:formula="of:=IF([.AL177]=1;[.R177];&quot;&quot;)">
            <text:p/>
          </table:table-cell>
          <table:table-cell table:formula="of:=IF([.AL177]=1;[.B177];&quot;&quot;)">
            <text:p/>
          </table:table-cell>
          <table:table-cell table:formula="of:=IF([.AL177]=1;[.AM177]*100/[.AN177];&quot;&quot;)">
            <text:p/>
          </table:table-cell>
          <table:table-cell table:formula="of:=IF([.AL177]=1;[.L177]+[.M177]+[.N177];&quot;&quot;)">
            <text:p/>
          </table:table-cell>
          <table:table-cell table:formula="of:=IF([.Y177]=0;&quot;&quot;;1)">
            <text:p/>
          </table:table-cell>
          <table:table-cell table:formula="of:=IF([.AQ177]=1;[.Y177];&quot;&quot;)">
            <text:p/>
          </table:table-cell>
          <table:table-cell table:formula="of:=IF([.AQ177]=1;[.B177];&quot;&quot;)">
            <text:p/>
          </table:table-cell>
          <table:table-cell table:formula="of:=IF([.AQ177]=1;[.AR177]*100/[.AS177];&quot;&quot;)">
            <text:p/>
          </table:table-cell>
          <table:table-cell table:formula="of:=IF([.AQ177]=1;[.S177]+[.T177]+[.U177];&quot;&quot;)">
            <text:p/>
          </table:table-cell>
          <table:table-cell table:formula="of:=IF([.AF177]=0;&quot;&quot;;1)">
            <text:p/>
          </table:table-cell>
          <table:table-cell table:formula="of:=IF([.AV177]=1;[.AF177];&quot;&quot;)">
            <text:p/>
          </table:table-cell>
          <table:table-cell table:formula="of:=IF([.AV177]=1;[.B177];&quot;&quot;)">
            <text:p/>
          </table:table-cell>
          <table:table-cell table:formula="of:=IF([.AV177]=1;[.AW177]*100/[.AX177];&quot;&quot;)">
            <text:p/>
          </table:table-cell>
          <table:table-cell table:formula="of:=IF([.AV177]=1;[.Z177]+[.AA177]+[.AB17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formula="of:=2*[.C178]/([.B178]*([.B178]-1))" office:value-type="float" office:value="0.325925925925926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8]=0;&quot;&quot;;1)">
            <text:p/>
          </table:table-cell>
          <table:table-cell table:formula="of:=IF([.AG178]=1;[.K178];&quot;&quot;)">
            <text:p/>
          </table:table-cell>
          <table:table-cell table:formula="of:=IF([.AG178]=1;[.B178];&quot;&quot;)">
            <text:p/>
          </table:table-cell>
          <table:table-cell table:formula="of:=IF([.AG178]=1;[.AH178]*100/[.AI178];&quot;&quot;)">
            <text:p/>
          </table:table-cell>
          <table:table-cell table:formula="of:=IF([.AG178]=1;[.E178]+[.F178]+[.G178];&quot;&quot;)">
            <text:p/>
          </table:table-cell>
          <table:table-cell table:formula="of:=IF([.R178]=0;&quot;&quot;;1)">
            <text:p/>
          </table:table-cell>
          <table:table-cell table:formula="of:=IF([.AL178]=1;[.R178];&quot;&quot;)">
            <text:p/>
          </table:table-cell>
          <table:table-cell table:formula="of:=IF([.AL178]=1;[.B178];&quot;&quot;)">
            <text:p/>
          </table:table-cell>
          <table:table-cell table:formula="of:=IF([.AL178]=1;[.AM178]*100/[.AN178];&quot;&quot;)">
            <text:p/>
          </table:table-cell>
          <table:table-cell table:formula="of:=IF([.AL178]=1;[.L178]+[.M178]+[.N178];&quot;&quot;)">
            <text:p/>
          </table:table-cell>
          <table:table-cell table:formula="of:=IF([.Y178]=0;&quot;&quot;;1)">
            <text:p/>
          </table:table-cell>
          <table:table-cell table:formula="of:=IF([.AQ178]=1;[.Y178];&quot;&quot;)">
            <text:p/>
          </table:table-cell>
          <table:table-cell table:formula="of:=IF([.AQ178]=1;[.B178];&quot;&quot;)">
            <text:p/>
          </table:table-cell>
          <table:table-cell table:formula="of:=IF([.AQ178]=1;[.AR178]*100/[.AS178];&quot;&quot;)">
            <text:p/>
          </table:table-cell>
          <table:table-cell table:formula="of:=IF([.AQ178]=1;[.S178]+[.T178]+[.U178];&quot;&quot;)">
            <text:p/>
          </table:table-cell>
          <table:table-cell table:formula="of:=IF([.AF178]=0;&quot;&quot;;1)">
            <text:p/>
          </table:table-cell>
          <table:table-cell table:formula="of:=IF([.AV178]=1;[.AF178];&quot;&quot;)">
            <text:p/>
          </table:table-cell>
          <table:table-cell table:formula="of:=IF([.AV178]=1;[.B178];&quot;&quot;)">
            <text:p/>
          </table:table-cell>
          <table:table-cell table:formula="of:=IF([.AV178]=1;[.AW178]*100/[.AX178];&quot;&quot;)">
            <text:p/>
          </table:table-cell>
          <table:table-cell table:formula="of:=IF([.AV178]=1;[.Z178]+[.AA178]+[.AB17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0_1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formula="of:=2*[.C179]/([.B179]*([.B179]-1))" office:value-type="float" office:value="0.296969696969697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79]=0;&quot;&quot;;1)">
            <text:p/>
          </table:table-cell>
          <table:table-cell table:formula="of:=IF([.AG179]=1;[.K179];&quot;&quot;)">
            <text:p/>
          </table:table-cell>
          <table:table-cell table:formula="of:=IF([.AG179]=1;[.B179];&quot;&quot;)">
            <text:p/>
          </table:table-cell>
          <table:table-cell table:formula="of:=IF([.AG179]=1;[.AH179]*100/[.AI179];&quot;&quot;)">
            <text:p/>
          </table:table-cell>
          <table:table-cell table:formula="of:=IF([.AG179]=1;[.E179]+[.F179]+[.G179];&quot;&quot;)">
            <text:p/>
          </table:table-cell>
          <table:table-cell table:formula="of:=IF([.R179]=0;&quot;&quot;;1)">
            <text:p/>
          </table:table-cell>
          <table:table-cell table:formula="of:=IF([.AL179]=1;[.R179];&quot;&quot;)">
            <text:p/>
          </table:table-cell>
          <table:table-cell table:formula="of:=IF([.AL179]=1;[.B179];&quot;&quot;)">
            <text:p/>
          </table:table-cell>
          <table:table-cell table:formula="of:=IF([.AL179]=1;[.AM179]*100/[.AN179];&quot;&quot;)">
            <text:p/>
          </table:table-cell>
          <table:table-cell table:formula="of:=IF([.AL179]=1;[.L179]+[.M179]+[.N179];&quot;&quot;)">
            <text:p/>
          </table:table-cell>
          <table:table-cell table:formula="of:=IF([.Y179]=0;&quot;&quot;;1)">
            <text:p/>
          </table:table-cell>
          <table:table-cell table:formula="of:=IF([.AQ179]=1;[.Y179];&quot;&quot;)">
            <text:p/>
          </table:table-cell>
          <table:table-cell table:formula="of:=IF([.AQ179]=1;[.B179];&quot;&quot;)">
            <text:p/>
          </table:table-cell>
          <table:table-cell table:formula="of:=IF([.AQ179]=1;[.AR179]*100/[.AS179];&quot;&quot;)">
            <text:p/>
          </table:table-cell>
          <table:table-cell table:formula="of:=IF([.AQ179]=1;[.S179]+[.T179]+[.U179];&quot;&quot;)">
            <text:p/>
          </table:table-cell>
          <table:table-cell table:formula="of:=IF([.AF179]=0;&quot;&quot;;1)">
            <text:p/>
          </table:table-cell>
          <table:table-cell table:formula="of:=IF([.AV179]=1;[.AF179];&quot;&quot;)">
            <text:p/>
          </table:table-cell>
          <table:table-cell table:formula="of:=IF([.AV179]=1;[.B179];&quot;&quot;)">
            <text:p/>
          </table:table-cell>
          <table:table-cell table:formula="of:=IF([.AV179]=1;[.AW179]*100/[.AX179];&quot;&quot;)">
            <text:p/>
          </table:table-cell>
          <table:table-cell table:formula="of:=IF([.AV179]=1;[.Z179]+[.AA179]+[.AB17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1_11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formula="of:=2*[.C180]/([.B180]*([.B180]-1))" office:value-type="float" office:value="0.27272727272727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0]=0;&quot;&quot;;1)">
            <text:p/>
          </table:table-cell>
          <table:table-cell table:formula="of:=IF([.AG180]=1;[.K180];&quot;&quot;)">
            <text:p/>
          </table:table-cell>
          <table:table-cell table:formula="of:=IF([.AG180]=1;[.B180];&quot;&quot;)">
            <text:p/>
          </table:table-cell>
          <table:table-cell table:formula="of:=IF([.AG180]=1;[.AH180]*100/[.AI180];&quot;&quot;)">
            <text:p/>
          </table:table-cell>
          <table:table-cell table:formula="of:=IF([.AG180]=1;[.E180]+[.F180]+[.G180];&quot;&quot;)">
            <text:p/>
          </table:table-cell>
          <table:table-cell table:formula="of:=IF([.R180]=0;&quot;&quot;;1)">
            <text:p/>
          </table:table-cell>
          <table:table-cell table:formula="of:=IF([.AL180]=1;[.R180];&quot;&quot;)">
            <text:p/>
          </table:table-cell>
          <table:table-cell table:formula="of:=IF([.AL180]=1;[.B180];&quot;&quot;)">
            <text:p/>
          </table:table-cell>
          <table:table-cell table:formula="of:=IF([.AL180]=1;[.AM180]*100/[.AN180];&quot;&quot;)">
            <text:p/>
          </table:table-cell>
          <table:table-cell table:formula="of:=IF([.AL180]=1;[.L180]+[.M180]+[.N180];&quot;&quot;)">
            <text:p/>
          </table:table-cell>
          <table:table-cell table:formula="of:=IF([.Y180]=0;&quot;&quot;;1)">
            <text:p/>
          </table:table-cell>
          <table:table-cell table:formula="of:=IF([.AQ180]=1;[.Y180];&quot;&quot;)">
            <text:p/>
          </table:table-cell>
          <table:table-cell table:formula="of:=IF([.AQ180]=1;[.B180];&quot;&quot;)">
            <text:p/>
          </table:table-cell>
          <table:table-cell table:formula="of:=IF([.AQ180]=1;[.AR180]*100/[.AS180];&quot;&quot;)">
            <text:p/>
          </table:table-cell>
          <table:table-cell table:formula="of:=IF([.AQ180]=1;[.S180]+[.T180]+[.U180];&quot;&quot;)">
            <text:p/>
          </table:table-cell>
          <table:table-cell table:formula="of:=IF([.AF180]=0;&quot;&quot;;1)">
            <text:p/>
          </table:table-cell>
          <table:table-cell table:formula="of:=IF([.AV180]=1;[.AF180];&quot;&quot;)">
            <text:p/>
          </table:table-cell>
          <table:table-cell table:formula="of:=IF([.AV180]=1;[.B180];&quot;&quot;)">
            <text:p/>
          </table:table-cell>
          <table:table-cell table:formula="of:=IF([.AV180]=1;[.AW180]*100/[.AX180];&quot;&quot;)">
            <text:p/>
          </table:table-cell>
          <table:table-cell table:formula="of:=IF([.AV180]=1;[.Z180]+[.AA180]+[.AB18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2_12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formula="of:=2*[.C181]/([.B181]*([.B181]-1))" office:value-type="float" office:value="0.252136752136752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1]=0;&quot;&quot;;1)">
            <text:p/>
          </table:table-cell>
          <table:table-cell table:formula="of:=IF([.AG181]=1;[.K181];&quot;&quot;)">
            <text:p/>
          </table:table-cell>
          <table:table-cell table:formula="of:=IF([.AG181]=1;[.B181];&quot;&quot;)">
            <text:p/>
          </table:table-cell>
          <table:table-cell table:formula="of:=IF([.AG181]=1;[.AH181]*100/[.AI181];&quot;&quot;)">
            <text:p/>
          </table:table-cell>
          <table:table-cell table:formula="of:=IF([.AG181]=1;[.E181]+[.F181]+[.G181];&quot;&quot;)">
            <text:p/>
          </table:table-cell>
          <table:table-cell table:formula="of:=IF([.R181]=0;&quot;&quot;;1)">
            <text:p/>
          </table:table-cell>
          <table:table-cell table:formula="of:=IF([.AL181]=1;[.R181];&quot;&quot;)">
            <text:p/>
          </table:table-cell>
          <table:table-cell table:formula="of:=IF([.AL181]=1;[.B181];&quot;&quot;)">
            <text:p/>
          </table:table-cell>
          <table:table-cell table:formula="of:=IF([.AL181]=1;[.AM181]*100/[.AN181];&quot;&quot;)">
            <text:p/>
          </table:table-cell>
          <table:table-cell table:formula="of:=IF([.AL181]=1;[.L181]+[.M181]+[.N181];&quot;&quot;)">
            <text:p/>
          </table:table-cell>
          <table:table-cell table:formula="of:=IF([.Y181]=0;&quot;&quot;;1)">
            <text:p/>
          </table:table-cell>
          <table:table-cell table:formula="of:=IF([.AQ181]=1;[.Y181];&quot;&quot;)">
            <text:p/>
          </table:table-cell>
          <table:table-cell table:formula="of:=IF([.AQ181]=1;[.B181];&quot;&quot;)">
            <text:p/>
          </table:table-cell>
          <table:table-cell table:formula="of:=IF([.AQ181]=1;[.AR181]*100/[.AS181];&quot;&quot;)">
            <text:p/>
          </table:table-cell>
          <table:table-cell table:formula="of:=IF([.AQ181]=1;[.S181]+[.T181]+[.U181];&quot;&quot;)">
            <text:p/>
          </table:table-cell>
          <table:table-cell table:formula="of:=IF([.AF181]=0;&quot;&quot;;1)">
            <text:p/>
          </table:table-cell>
          <table:table-cell table:formula="of:=IF([.AV181]=1;[.AF181];&quot;&quot;)">
            <text:p/>
          </table:table-cell>
          <table:table-cell table:formula="of:=IF([.AV181]=1;[.B181];&quot;&quot;)">
            <text:p/>
          </table:table-cell>
          <table:table-cell table:formula="of:=IF([.AV181]=1;[.AW181]*100/[.AX181];&quot;&quot;)">
            <text:p/>
          </table:table-cell>
          <table:table-cell table:formula="of:=IF([.AV181]=1;[.Z181]+[.AA181]+[.AB18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3_13</text:p>
          </table:table-cell>
          <table:table-cell office:value-type="float" office:value="169" calcext:value-type="float">
            <text:p>169</text:p>
          </table:table-cell>
          <table:table-cell office:value-type="float" office:value="3328" calcext:value-type="float">
            <text:p>3328</text:p>
          </table:table-cell>
          <table:table-cell table:formula="of:=2*[.C182]/([.B182]*([.B182]-1))" office:value-type="float" office:value="0.234432234432234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2]=0;&quot;&quot;;1)">
            <text:p/>
          </table:table-cell>
          <table:table-cell table:formula="of:=IF([.AG182]=1;[.K182];&quot;&quot;)">
            <text:p/>
          </table:table-cell>
          <table:table-cell table:formula="of:=IF([.AG182]=1;[.B182];&quot;&quot;)">
            <text:p/>
          </table:table-cell>
          <table:table-cell table:formula="of:=IF([.AG182]=1;[.AH182]*100/[.AI182];&quot;&quot;)">
            <text:p/>
          </table:table-cell>
          <table:table-cell table:formula="of:=IF([.AG182]=1;[.E182]+[.F182]+[.G182];&quot;&quot;)">
            <text:p/>
          </table:table-cell>
          <table:table-cell table:formula="of:=IF([.R182]=0;&quot;&quot;;1)">
            <text:p/>
          </table:table-cell>
          <table:table-cell table:formula="of:=IF([.AL182]=1;[.R182];&quot;&quot;)">
            <text:p/>
          </table:table-cell>
          <table:table-cell table:formula="of:=IF([.AL182]=1;[.B182];&quot;&quot;)">
            <text:p/>
          </table:table-cell>
          <table:table-cell table:formula="of:=IF([.AL182]=1;[.AM182]*100/[.AN182];&quot;&quot;)">
            <text:p/>
          </table:table-cell>
          <table:table-cell table:formula="of:=IF([.AL182]=1;[.L182]+[.M182]+[.N182];&quot;&quot;)">
            <text:p/>
          </table:table-cell>
          <table:table-cell table:formula="of:=IF([.Y182]=0;&quot;&quot;;1)">
            <text:p/>
          </table:table-cell>
          <table:table-cell table:formula="of:=IF([.AQ182]=1;[.Y182];&quot;&quot;)">
            <text:p/>
          </table:table-cell>
          <table:table-cell table:formula="of:=IF([.AQ182]=1;[.B182];&quot;&quot;)">
            <text:p/>
          </table:table-cell>
          <table:table-cell table:formula="of:=IF([.AQ182]=1;[.AR182]*100/[.AS182];&quot;&quot;)">
            <text:p/>
          </table:table-cell>
          <table:table-cell table:formula="of:=IF([.AQ182]=1;[.S182]+[.T182]+[.U182];&quot;&quot;)">
            <text:p/>
          </table:table-cell>
          <table:table-cell table:formula="of:=IF([.AF182]=0;&quot;&quot;;1)">
            <text:p/>
          </table:table-cell>
          <table:table-cell table:formula="of:=IF([.AV182]=1;[.AF182];&quot;&quot;)">
            <text:p/>
          </table:table-cell>
          <table:table-cell table:formula="of:=IF([.AV182]=1;[.B182];&quot;&quot;)">
            <text:p/>
          </table:table-cell>
          <table:table-cell table:formula="of:=IF([.AV182]=1;[.AW182]*100/[.AX182];&quot;&quot;)">
            <text:p/>
          </table:table-cell>
          <table:table-cell table:formula="of:=IF([.AV182]=1;[.Z182]+[.AA182]+[.AB18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96" calcext:value-type="float">
            <text:p>196</text:p>
          </table:table-cell>
          <table:table-cell office:value-type="float" office:value="4186" calcext:value-type="float">
            <text:p>4186</text:p>
          </table:table-cell>
          <table:table-cell table:formula="of:=2*[.C183]/([.B183]*([.B183]-1))" office:value-type="float" office:value="0.219047619047619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3]=0;&quot;&quot;;1)">
            <text:p/>
          </table:table-cell>
          <table:table-cell table:formula="of:=IF([.AG183]=1;[.K183];&quot;&quot;)">
            <text:p/>
          </table:table-cell>
          <table:table-cell table:formula="of:=IF([.AG183]=1;[.B183];&quot;&quot;)">
            <text:p/>
          </table:table-cell>
          <table:table-cell table:formula="of:=IF([.AG183]=1;[.AH183]*100/[.AI183];&quot;&quot;)">
            <text:p/>
          </table:table-cell>
          <table:table-cell table:formula="of:=IF([.AG183]=1;[.E183]+[.F183]+[.G183];&quot;&quot;)">
            <text:p/>
          </table:table-cell>
          <table:table-cell table:formula="of:=IF([.R183]=0;&quot;&quot;;1)">
            <text:p/>
          </table:table-cell>
          <table:table-cell table:formula="of:=IF([.AL183]=1;[.R183];&quot;&quot;)">
            <text:p/>
          </table:table-cell>
          <table:table-cell table:formula="of:=IF([.AL183]=1;[.B183];&quot;&quot;)">
            <text:p/>
          </table:table-cell>
          <table:table-cell table:formula="of:=IF([.AL183]=1;[.AM183]*100/[.AN183];&quot;&quot;)">
            <text:p/>
          </table:table-cell>
          <table:table-cell table:formula="of:=IF([.AL183]=1;[.L183]+[.M183]+[.N183];&quot;&quot;)">
            <text:p/>
          </table:table-cell>
          <table:table-cell table:formula="of:=IF([.Y183]=0;&quot;&quot;;1)">
            <text:p/>
          </table:table-cell>
          <table:table-cell table:formula="of:=IF([.AQ183]=1;[.Y183];&quot;&quot;)">
            <text:p/>
          </table:table-cell>
          <table:table-cell table:formula="of:=IF([.AQ183]=1;[.B183];&quot;&quot;)">
            <text:p/>
          </table:table-cell>
          <table:table-cell table:formula="of:=IF([.AQ183]=1;[.AR183]*100/[.AS183];&quot;&quot;)">
            <text:p/>
          </table:table-cell>
          <table:table-cell table:formula="of:=IF([.AQ183]=1;[.S183]+[.T183]+[.U183];&quot;&quot;)">
            <text:p/>
          </table:table-cell>
          <table:table-cell table:formula="of:=IF([.AF183]=0;&quot;&quot;;1)">
            <text:p/>
          </table:table-cell>
          <table:table-cell table:formula="of:=IF([.AV183]=1;[.AF183];&quot;&quot;)">
            <text:p/>
          </table:table-cell>
          <table:table-cell table:formula="of:=IF([.AV183]=1;[.B183];&quot;&quot;)">
            <text:p/>
          </table:table-cell>
          <table:table-cell table:formula="of:=IF([.AV183]=1;[.AW183]*100/[.AX183];&quot;&quot;)">
            <text:p/>
          </table:table-cell>
          <table:table-cell table:formula="of:=IF([.AV183]=1;[.Z183]+[.AA183]+[.AB18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225" calcext:value-type="float">
            <text:p>225</text:p>
          </table:table-cell>
          <table:table-cell office:value-type="float" office:value="5180" calcext:value-type="float">
            <text:p>5180</text:p>
          </table:table-cell>
          <table:table-cell table:formula="of:=2*[.C184]/([.B184]*([.B184]-1))" office:value-type="float" office:value="0.205555555555556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4]=0;&quot;&quot;;1)">
            <text:p/>
          </table:table-cell>
          <table:table-cell table:formula="of:=IF([.AG184]=1;[.K184];&quot;&quot;)">
            <text:p/>
          </table:table-cell>
          <table:table-cell table:formula="of:=IF([.AG184]=1;[.B184];&quot;&quot;)">
            <text:p/>
          </table:table-cell>
          <table:table-cell table:formula="of:=IF([.AG184]=1;[.AH184]*100/[.AI184];&quot;&quot;)">
            <text:p/>
          </table:table-cell>
          <table:table-cell table:formula="of:=IF([.AG184]=1;[.E184]+[.F184]+[.G184];&quot;&quot;)">
            <text:p/>
          </table:table-cell>
          <table:table-cell table:formula="of:=IF([.R184]=0;&quot;&quot;;1)">
            <text:p/>
          </table:table-cell>
          <table:table-cell table:formula="of:=IF([.AL184]=1;[.R184];&quot;&quot;)">
            <text:p/>
          </table:table-cell>
          <table:table-cell table:formula="of:=IF([.AL184]=1;[.B184];&quot;&quot;)">
            <text:p/>
          </table:table-cell>
          <table:table-cell table:formula="of:=IF([.AL184]=1;[.AM184]*100/[.AN184];&quot;&quot;)">
            <text:p/>
          </table:table-cell>
          <table:table-cell table:formula="of:=IF([.AL184]=1;[.L184]+[.M184]+[.N184];&quot;&quot;)">
            <text:p/>
          </table:table-cell>
          <table:table-cell table:formula="of:=IF([.Y184]=0;&quot;&quot;;1)">
            <text:p/>
          </table:table-cell>
          <table:table-cell table:formula="of:=IF([.AQ184]=1;[.Y184];&quot;&quot;)">
            <text:p/>
          </table:table-cell>
          <table:table-cell table:formula="of:=IF([.AQ184]=1;[.B184];&quot;&quot;)">
            <text:p/>
          </table:table-cell>
          <table:table-cell table:formula="of:=IF([.AQ184]=1;[.AR184]*100/[.AS184];&quot;&quot;)">
            <text:p/>
          </table:table-cell>
          <table:table-cell table:formula="of:=IF([.AQ184]=1;[.S184]+[.T184]+[.U184];&quot;&quot;)">
            <text:p/>
          </table:table-cell>
          <table:table-cell table:formula="of:=IF([.AF184]=0;&quot;&quot;;1)">
            <text:p/>
          </table:table-cell>
          <table:table-cell table:formula="of:=IF([.AV184]=1;[.AF184];&quot;&quot;)">
            <text:p/>
          </table:table-cell>
          <table:table-cell table:formula="of:=IF([.AV184]=1;[.B184];&quot;&quot;)">
            <text:p/>
          </table:table-cell>
          <table:table-cell table:formula="of:=IF([.AV184]=1;[.AW184]*100/[.AX184];&quot;&quot;)">
            <text:p/>
          </table:table-cell>
          <table:table-cell table:formula="of:=IF([.AV184]=1;[.Z184]+[.AA184]+[.AB18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56" calcext:value-type="float">
            <text:p>256</text:p>
          </table:table-cell>
          <table:table-cell office:value-type="float" office:value="6320" calcext:value-type="float">
            <text:p>6320</text:p>
          </table:table-cell>
          <table:table-cell table:formula="of:=2*[.C185]/([.B185]*([.B185]-1))" office:value-type="float" office:value="0.19362745098039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5]=0;&quot;&quot;;1)">
            <text:p/>
          </table:table-cell>
          <table:table-cell table:formula="of:=IF([.AG185]=1;[.K185];&quot;&quot;)">
            <text:p/>
          </table:table-cell>
          <table:table-cell table:formula="of:=IF([.AG185]=1;[.B185];&quot;&quot;)">
            <text:p/>
          </table:table-cell>
          <table:table-cell table:formula="of:=IF([.AG185]=1;[.AH185]*100/[.AI185];&quot;&quot;)">
            <text:p/>
          </table:table-cell>
          <table:table-cell table:formula="of:=IF([.AG185]=1;[.E185]+[.F185]+[.G185];&quot;&quot;)">
            <text:p/>
          </table:table-cell>
          <table:table-cell table:formula="of:=IF([.R185]=0;&quot;&quot;;1)">
            <text:p/>
          </table:table-cell>
          <table:table-cell table:formula="of:=IF([.AL185]=1;[.R185];&quot;&quot;)">
            <text:p/>
          </table:table-cell>
          <table:table-cell table:formula="of:=IF([.AL185]=1;[.B185];&quot;&quot;)">
            <text:p/>
          </table:table-cell>
          <table:table-cell table:formula="of:=IF([.AL185]=1;[.AM185]*100/[.AN185];&quot;&quot;)">
            <text:p/>
          </table:table-cell>
          <table:table-cell table:formula="of:=IF([.AL185]=1;[.L185]+[.M185]+[.N185];&quot;&quot;)">
            <text:p/>
          </table:table-cell>
          <table:table-cell table:formula="of:=IF([.Y185]=0;&quot;&quot;;1)">
            <text:p/>
          </table:table-cell>
          <table:table-cell table:formula="of:=IF([.AQ185]=1;[.Y185];&quot;&quot;)">
            <text:p/>
          </table:table-cell>
          <table:table-cell table:formula="of:=IF([.AQ185]=1;[.B185];&quot;&quot;)">
            <text:p/>
          </table:table-cell>
          <table:table-cell table:formula="of:=IF([.AQ185]=1;[.AR185]*100/[.AS185];&quot;&quot;)">
            <text:p/>
          </table:table-cell>
          <table:table-cell table:formula="of:=IF([.AQ185]=1;[.S185]+[.T185]+[.U185];&quot;&quot;)">
            <text:p/>
          </table:table-cell>
          <table:table-cell table:formula="of:=IF([.AF185]=0;&quot;&quot;;1)">
            <text:p/>
          </table:table-cell>
          <table:table-cell table:formula="of:=IF([.AV185]=1;[.AF185];&quot;&quot;)">
            <text:p/>
          </table:table-cell>
          <table:table-cell table:formula="of:=IF([.AV185]=1;[.B185];&quot;&quot;)">
            <text:p/>
          </table:table-cell>
          <table:table-cell table:formula="of:=IF([.AV185]=1;[.AW185]*100/[.AX185];&quot;&quot;)">
            <text:p/>
          </table:table-cell>
          <table:table-cell table:formula="of:=IF([.AV185]=1;[.Z185]+[.AA185]+[.AB18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1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formula="of:=2*[.C186]/([.B186]*([.B186]-1))" office:value-type="float" office:value="0.124320124320124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86]=0;&quot;&quot;;1)">
            <text:p/>
          </table:table-cell>
          <table:table-cell table:formula="of:=IF([.AG186]=1;[.K186];&quot;&quot;)">
            <text:p/>
          </table:table-cell>
          <table:table-cell table:formula="of:=IF([.AG186]=1;[.B186];&quot;&quot;)">
            <text:p/>
          </table:table-cell>
          <table:table-cell table:formula="of:=IF([.AG186]=1;[.AH186]*100/[.AI186];&quot;&quot;)">
            <text:p/>
          </table:table-cell>
          <table:table-cell table:formula="of:=IF([.AG186]=1;[.E186]+[.F186]+[.G186];&quot;&quot;)">
            <text:p/>
          </table:table-cell>
          <table:table-cell table:formula="of:=IF([.R186]=0;&quot;&quot;;1)">
            <text:p/>
          </table:table-cell>
          <table:table-cell table:formula="of:=IF([.AL186]=1;[.R186];&quot;&quot;)">
            <text:p/>
          </table:table-cell>
          <table:table-cell table:formula="of:=IF([.AL186]=1;[.B186];&quot;&quot;)">
            <text:p/>
          </table:table-cell>
          <table:table-cell table:formula="of:=IF([.AL186]=1;[.AM186]*100/[.AN186];&quot;&quot;)">
            <text:p/>
          </table:table-cell>
          <table:table-cell table:formula="of:=IF([.AL186]=1;[.L186]+[.M186]+[.N186];&quot;&quot;)">
            <text:p/>
          </table:table-cell>
          <table:table-cell table:formula="of:=IF([.Y186]=0;&quot;&quot;;1)">
            <text:p/>
          </table:table-cell>
          <table:table-cell table:formula="of:=IF([.AQ186]=1;[.Y186];&quot;&quot;)">
            <text:p/>
          </table:table-cell>
          <table:table-cell table:formula="of:=IF([.AQ186]=1;[.B186];&quot;&quot;)">
            <text:p/>
          </table:table-cell>
          <table:table-cell table:formula="of:=IF([.AQ186]=1;[.AR186]*100/[.AS186];&quot;&quot;)">
            <text:p/>
          </table:table-cell>
          <table:table-cell table:formula="of:=IF([.AQ186]=1;[.S186]+[.T186]+[.U186];&quot;&quot;)">
            <text:p/>
          </table:table-cell>
          <table:table-cell table:formula="of:=IF([.AF186]=0;&quot;&quot;;1)">
            <text:p/>
          </table:table-cell>
          <table:table-cell table:formula="of:=IF([.AV186]=1;[.AF186];&quot;&quot;)">
            <text:p/>
          </table:table-cell>
          <table:table-cell table:formula="of:=IF([.AV186]=1;[.B186];&quot;&quot;)">
            <text:p/>
          </table:table-cell>
          <table:table-cell table:formula="of:=IF([.AV186]=1;[.AW186]*100/[.AX186];&quot;&quot;)">
            <text:p/>
          </table:table-cell>
          <table:table-cell table:formula="of:=IF([.AV186]=1;[.Z186]+[.AA186]+[.AB18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2</text:p>
          </table:table-cell>
          <table:table-cell office:value-type="float" office:value="142" calcext:value-type="float">
            <text:p>142</text:p>
          </table:table-cell>
          <table:table-cell office:value-type="float" office:value="1246" calcext:value-type="float">
            <text:p>1246</text:p>
          </table:table-cell>
          <table:table-cell table:formula="of:=2*[.C187]/([.B187]*([.B187]-1))" office:value-type="float" office:value="0.12446309060034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K187]=0;&quot;&quot;;1)" office:value-type="float" office:value="1" calcext:value-type="float">
            <text:p>1</text:p>
          </table:table-cell>
          <table:table-cell table:formula="of:=IF([.AG187]=1;[.K187];&quot;&quot;)" office:value-type="float" office:value="3" calcext:value-type="float">
            <text:p>3.0</text:p>
          </table:table-cell>
          <table:table-cell table:formula="of:=IF([.AG187]=1;[.B187];&quot;&quot;)" office:value-type="float" office:value="142" calcext:value-type="float">
            <text:p>142.0</text:p>
          </table:table-cell>
          <table:table-cell table:formula="of:=IF([.AG187]=1;[.AH187]*100/[.AI187];&quot;&quot;)" office:value-type="float" office:value="2.11267605633803" calcext:value-type="float">
            <text:p>2.1</text:p>
          </table:table-cell>
          <table:table-cell table:formula="of:=IF([.AG187]=1;[.E187]+[.F187]+[.G187];&quot;&quot;)" office:value-type="float" office:value="0.01" calcext:value-type="float">
            <text:p>0.0</text:p>
          </table:table-cell>
          <table:table-cell table:formula="of:=IF([.R187]=0;&quot;&quot;;1)" office:value-type="float" office:value="1" calcext:value-type="float">
            <text:p>1.0</text:p>
          </table:table-cell>
          <table:table-cell table:formula="of:=IF([.AL187]=1;[.R187];&quot;&quot;)" office:value-type="float" office:value="3" calcext:value-type="float">
            <text:p>3.0</text:p>
          </table:table-cell>
          <table:table-cell table:formula="of:=IF([.AL187]=1;[.B187];&quot;&quot;)" office:value-type="float" office:value="142" calcext:value-type="float">
            <text:p>142.0</text:p>
          </table:table-cell>
          <table:table-cell table:formula="of:=IF([.AL187]=1;[.AM187]*100/[.AN187];&quot;&quot;)" office:value-type="float" office:value="2.11267605633803" calcext:value-type="float">
            <text:p>2.1</text:p>
          </table:table-cell>
          <table:table-cell table:formula="of:=IF([.AL187]=1;[.L187]+[.M187]+[.N187];&quot;&quot;)" office:value-type="float" office:value="0.02" calcext:value-type="float">
            <text:p>0.0</text:p>
          </table:table-cell>
          <table:table-cell table:formula="of:=IF([.Y187]=0;&quot;&quot;;1)" office:value-type="float" office:value="1" calcext:value-type="float">
            <text:p>1.0</text:p>
          </table:table-cell>
          <table:table-cell table:formula="of:=IF([.AQ187]=1;[.Y187];&quot;&quot;)" office:value-type="float" office:value="3" calcext:value-type="float">
            <text:p>3.0</text:p>
          </table:table-cell>
          <table:table-cell table:formula="of:=IF([.AQ187]=1;[.B187];&quot;&quot;)" office:value-type="float" office:value="142" calcext:value-type="float">
            <text:p>142.0</text:p>
          </table:table-cell>
          <table:table-cell table:formula="of:=IF([.AQ187]=1;[.AR187]*100/[.AS187];&quot;&quot;)" office:value-type="float" office:value="2.11267605633803" calcext:value-type="float">
            <text:p>2.1</text:p>
          </table:table-cell>
          <table:table-cell table:formula="of:=IF([.AQ187]=1;[.S187]+[.T187]+[.U187];&quot;&quot;)" office:value-type="float" office:value="0.04" calcext:value-type="float">
            <text:p>0.0</text:p>
          </table:table-cell>
          <table:table-cell table:formula="of:=IF([.AF187]=0;&quot;&quot;;1)" office:value-type="float" office:value="1" calcext:value-type="float">
            <text:p>1.0</text:p>
          </table:table-cell>
          <table:table-cell table:formula="of:=IF([.AV187]=1;[.AF187];&quot;&quot;)" office:value-type="float" office:value="11" calcext:value-type="float">
            <text:p>11.0</text:p>
          </table:table-cell>
          <table:table-cell table:formula="of:=IF([.AV187]=1;[.B187];&quot;&quot;)" office:value-type="float" office:value="142" calcext:value-type="float">
            <text:p>142.0</text:p>
          </table:table-cell>
          <table:table-cell table:formula="of:=IF([.AV187]=1;[.AW187]*100/[.AX187];&quot;&quot;)" office:value-type="float" office:value="7.74647887323944" calcext:value-type="float">
            <text:p>7.7</text:p>
          </table:table-cell>
          <table:table-cell table:formula="of:=IF([.AV187]=1;[.Z187]+[.AA187]+[.AB187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3</text:p>
          </table:table-cell>
          <table:table-cell office:value-type="float" office:value="139" calcext:value-type="float">
            <text:p>139</text:p>
          </table:table-cell>
          <table:table-cell office:value-type="float" office:value="1188" calcext:value-type="float">
            <text:p>1188</text:p>
          </table:table-cell>
          <table:table-cell table:formula="of:=2*[.C188]/([.B188]*([.B188]-1))" office:value-type="float" office:value="0.12386612449171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K188]=0;&quot;&quot;;1)" office:value-type="float" office:value="1" calcext:value-type="float">
            <text:p>1</text:p>
          </table:table-cell>
          <table:table-cell table:formula="of:=IF([.AG188]=1;[.K188];&quot;&quot;)" office:value-type="float" office:value="2" calcext:value-type="float">
            <text:p>2.0</text:p>
          </table:table-cell>
          <table:table-cell table:formula="of:=IF([.AG188]=1;[.B188];&quot;&quot;)" office:value-type="float" office:value="139" calcext:value-type="float">
            <text:p>139.0</text:p>
          </table:table-cell>
          <table:table-cell table:formula="of:=IF([.AG188]=1;[.AH188]*100/[.AI188];&quot;&quot;)" office:value-type="float" office:value="1.43884892086331" calcext:value-type="float">
            <text:p>1.4</text:p>
          </table:table-cell>
          <table:table-cell table:formula="of:=IF([.AG188]=1;[.E188]+[.F188]+[.G188];&quot;&quot;)" office:value-type="float" office:value="0.01" calcext:value-type="float">
            <text:p>0.0</text:p>
          </table:table-cell>
          <table:table-cell table:formula="of:=IF([.R188]=0;&quot;&quot;;1)" office:value-type="float" office:value="1" calcext:value-type="float">
            <text:p>1.0</text:p>
          </table:table-cell>
          <table:table-cell table:formula="of:=IF([.AL188]=1;[.R188];&quot;&quot;)" office:value-type="float" office:value="2" calcext:value-type="float">
            <text:p>2.0</text:p>
          </table:table-cell>
          <table:table-cell table:formula="of:=IF([.AL188]=1;[.B188];&quot;&quot;)" office:value-type="float" office:value="139" calcext:value-type="float">
            <text:p>139.0</text:p>
          </table:table-cell>
          <table:table-cell table:formula="of:=IF([.AL188]=1;[.AM188]*100/[.AN188];&quot;&quot;)" office:value-type="float" office:value="1.43884892086331" calcext:value-type="float">
            <text:p>1.4</text:p>
          </table:table-cell>
          <table:table-cell table:formula="of:=IF([.AL188]=1;[.L188]+[.M188]+[.N188];&quot;&quot;)" office:value-type="float" office:value="0.02" calcext:value-type="float">
            <text:p>0.0</text:p>
          </table:table-cell>
          <table:table-cell table:formula="of:=IF([.Y188]=0;&quot;&quot;;1)" office:value-type="float" office:value="1" calcext:value-type="float">
            <text:p>1.0</text:p>
          </table:table-cell>
          <table:table-cell table:formula="of:=IF([.AQ188]=1;[.Y188];&quot;&quot;)" office:value-type="float" office:value="2" calcext:value-type="float">
            <text:p>2.0</text:p>
          </table:table-cell>
          <table:table-cell table:formula="of:=IF([.AQ188]=1;[.B188];&quot;&quot;)" office:value-type="float" office:value="139" calcext:value-type="float">
            <text:p>139.0</text:p>
          </table:table-cell>
          <table:table-cell table:formula="of:=IF([.AQ188]=1;[.AR188]*100/[.AS188];&quot;&quot;)" office:value-type="float" office:value="1.43884892086331" calcext:value-type="float">
            <text:p>1.4</text:p>
          </table:table-cell>
          <table:table-cell table:formula="of:=IF([.AQ188]=1;[.S188]+[.T188]+[.U188];&quot;&quot;)" office:value-type="float" office:value="0.04" calcext:value-type="float">
            <text:p>0.0</text:p>
          </table:table-cell>
          <table:table-cell table:formula="of:=IF([.AF188]=0;&quot;&quot;;1)" office:value-type="float" office:value="1" calcext:value-type="float">
            <text:p>1.0</text:p>
          </table:table-cell>
          <table:table-cell table:formula="of:=IF([.AV188]=1;[.AF188];&quot;&quot;)" office:value-type="float" office:value="25" calcext:value-type="float">
            <text:p>25.0</text:p>
          </table:table-cell>
          <table:table-cell table:formula="of:=IF([.AV188]=1;[.B188];&quot;&quot;)" office:value-type="float" office:value="139" calcext:value-type="float">
            <text:p>139.0</text:p>
          </table:table-cell>
          <table:table-cell table:formula="of:=IF([.AV188]=1;[.AW188]*100/[.AX188];&quot;&quot;)" office:value-type="float" office:value="17.9856115107914" calcext:value-type="float">
            <text:p>18.0</text:p>
          </table:table-cell>
          <table:table-cell table:formula="of:=IF([.AV188]=1;[.Z188]+[.AA188]+[.AB188];&quot;&quot;)" office:value-type="float" office:value="0.09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4</text:p>
          </table:table-cell>
          <table:table-cell office:value-type="float" office:value="151" calcext:value-type="float">
            <text:p>151</text:p>
          </table:table-cell>
          <table:table-cell office:value-type="float" office:value="1406" calcext:value-type="float">
            <text:p>1406</text:p>
          </table:table-cell>
          <table:table-cell table:formula="of:=2*[.C189]/([.B189]*([.B189]-1))" office:value-type="float" office:value="0.124150110375276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K189]=0;&quot;&quot;;1)" office:value-type="float" office:value="1" calcext:value-type="float">
            <text:p>1</text:p>
          </table:table-cell>
          <table:table-cell table:formula="of:=IF([.AG189]=1;[.K189];&quot;&quot;)" office:value-type="float" office:value="1" calcext:value-type="float">
            <text:p>1.0</text:p>
          </table:table-cell>
          <table:table-cell table:formula="of:=IF([.AG189]=1;[.B189];&quot;&quot;)" office:value-type="float" office:value="151" calcext:value-type="float">
            <text:p>151.0</text:p>
          </table:table-cell>
          <table:table-cell table:formula="of:=IF([.AG189]=1;[.AH189]*100/[.AI189];&quot;&quot;)" office:value-type="float" office:value="0.662251655629139" calcext:value-type="float">
            <text:p>0.7</text:p>
          </table:table-cell>
          <table:table-cell table:formula="of:=IF([.AG189]=1;[.E189]+[.F189]+[.G189];&quot;&quot;)" office:value-type="float" office:value="0.02" calcext:value-type="float">
            <text:p>0.0</text:p>
          </table:table-cell>
          <table:table-cell table:formula="of:=IF([.R189]=0;&quot;&quot;;1)" office:value-type="float" office:value="1" calcext:value-type="float">
            <text:p>1.0</text:p>
          </table:table-cell>
          <table:table-cell table:formula="of:=IF([.AL189]=1;[.R189];&quot;&quot;)" office:value-type="float" office:value="1" calcext:value-type="float">
            <text:p>1.0</text:p>
          </table:table-cell>
          <table:table-cell table:formula="of:=IF([.AL189]=1;[.B189];&quot;&quot;)" office:value-type="float" office:value="151" calcext:value-type="float">
            <text:p>151.0</text:p>
          </table:table-cell>
          <table:table-cell table:formula="of:=IF([.AL189]=1;[.AM189]*100/[.AN189];&quot;&quot;)" office:value-type="float" office:value="0.662251655629139" calcext:value-type="float">
            <text:p>0.7</text:p>
          </table:table-cell>
          <table:table-cell table:formula="of:=IF([.AL189]=1;[.L189]+[.M189]+[.N189];&quot;&quot;)" office:value-type="float" office:value="0.04" calcext:value-type="float">
            <text:p>0.0</text:p>
          </table:table-cell>
          <table:table-cell table:formula="of:=IF([.Y189]=0;&quot;&quot;;1)" office:value-type="float" office:value="1" calcext:value-type="float">
            <text:p>1.0</text:p>
          </table:table-cell>
          <table:table-cell table:formula="of:=IF([.AQ189]=1;[.Y189];&quot;&quot;)" office:value-type="float" office:value="1" calcext:value-type="float">
            <text:p>1.0</text:p>
          </table:table-cell>
          <table:table-cell table:formula="of:=IF([.AQ189]=1;[.B189];&quot;&quot;)" office:value-type="float" office:value="151" calcext:value-type="float">
            <text:p>151.0</text:p>
          </table:table-cell>
          <table:table-cell table:formula="of:=IF([.AQ189]=1;[.AR189]*100/[.AS189];&quot;&quot;)" office:value-type="float" office:value="0.662251655629139" calcext:value-type="float">
            <text:p>0.7</text:p>
          </table:table-cell>
          <table:table-cell table:formula="of:=IF([.AQ189]=1;[.S189]+[.T189]+[.U189];&quot;&quot;)" office:value-type="float" office:value="0.04" calcext:value-type="float">
            <text:p>0.0</text:p>
          </table:table-cell>
          <table:table-cell table:formula="of:=IF([.AF189]=0;&quot;&quot;;1)" office:value-type="float" office:value="1" calcext:value-type="float">
            <text:p>1.0</text:p>
          </table:table-cell>
          <table:table-cell table:formula="of:=IF([.AV189]=1;[.AF189];&quot;&quot;)" office:value-type="float" office:value="7" calcext:value-type="float">
            <text:p>7.0</text:p>
          </table:table-cell>
          <table:table-cell table:formula="of:=IF([.AV189]=1;[.B189];&quot;&quot;)" office:value-type="float" office:value="151" calcext:value-type="float">
            <text:p>151.0</text:p>
          </table:table-cell>
          <table:table-cell table:formula="of:=IF([.AV189]=1;[.AW189]*100/[.AX189];&quot;&quot;)" office:value-type="float" office:value="4.63576158940397" calcext:value-type="float">
            <text:p>4.6</text:p>
          </table:table-cell>
          <table:table-cell table:formula="of:=IF([.AV189]=1;[.Z189]+[.AA189]+[.AB189];&quot;&quot;)" office:value-type="float" office:value="0.12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5</text:p>
          </table:table-cell>
          <table:table-cell office:value-type="float" office:value="142" calcext:value-type="float">
            <text:p>142</text:p>
          </table:table-cell>
          <table:table-cell office:value-type="float" office:value="1266" calcext:value-type="float">
            <text:p>1266</text:p>
          </table:table-cell>
          <table:table-cell table:formula="of:=2*[.C190]/([.B190]*([.B190]-1))" office:value-type="float" office:value="0.12646089301768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K190]=0;&quot;&quot;;1)" office:value-type="float" office:value="1" calcext:value-type="float">
            <text:p>1</text:p>
          </table:table-cell>
          <table:table-cell table:formula="of:=IF([.AG190]=1;[.K190];&quot;&quot;)" office:value-type="float" office:value="2" calcext:value-type="float">
            <text:p>2.0</text:p>
          </table:table-cell>
          <table:table-cell table:formula="of:=IF([.AG190]=1;[.B190];&quot;&quot;)" office:value-type="float" office:value="142" calcext:value-type="float">
            <text:p>142.0</text:p>
          </table:table-cell>
          <table:table-cell table:formula="of:=IF([.AG190]=1;[.AH190]*100/[.AI190];&quot;&quot;)" office:value-type="float" office:value="1.40845070422535" calcext:value-type="float">
            <text:p>1.4</text:p>
          </table:table-cell>
          <table:table-cell table:formula="of:=IF([.AG190]=1;[.E190]+[.F190]+[.G190];&quot;&quot;)" office:value-type="float" office:value="0.01" calcext:value-type="float">
            <text:p>0.0</text:p>
          </table:table-cell>
          <table:table-cell table:formula="of:=IF([.R190]=0;&quot;&quot;;1)" office:value-type="float" office:value="1" calcext:value-type="float">
            <text:p>1.0</text:p>
          </table:table-cell>
          <table:table-cell table:formula="of:=IF([.AL190]=1;[.R190];&quot;&quot;)" office:value-type="float" office:value="2" calcext:value-type="float">
            <text:p>2.0</text:p>
          </table:table-cell>
          <table:table-cell table:formula="of:=IF([.AL190]=1;[.B190];&quot;&quot;)" office:value-type="float" office:value="142" calcext:value-type="float">
            <text:p>142.0</text:p>
          </table:table-cell>
          <table:table-cell table:formula="of:=IF([.AL190]=1;[.AM190]*100/[.AN190];&quot;&quot;)" office:value-type="float" office:value="1.40845070422535" calcext:value-type="float">
            <text:p>1.4</text:p>
          </table:table-cell>
          <table:table-cell table:formula="of:=IF([.AL190]=1;[.L190]+[.M190]+[.N190];&quot;&quot;)" office:value-type="float" office:value="0.02" calcext:value-type="float">
            <text:p>0.0</text:p>
          </table:table-cell>
          <table:table-cell table:formula="of:=IF([.Y190]=0;&quot;&quot;;1)" office:value-type="float" office:value="1" calcext:value-type="float">
            <text:p>1.0</text:p>
          </table:table-cell>
          <table:table-cell table:formula="of:=IF([.AQ190]=1;[.Y190];&quot;&quot;)" office:value-type="float" office:value="2" calcext:value-type="float">
            <text:p>2.0</text:p>
          </table:table-cell>
          <table:table-cell table:formula="of:=IF([.AQ190]=1;[.B190];&quot;&quot;)" office:value-type="float" office:value="142" calcext:value-type="float">
            <text:p>142.0</text:p>
          </table:table-cell>
          <table:table-cell table:formula="of:=IF([.AQ190]=1;[.AR190]*100/[.AS190];&quot;&quot;)" office:value-type="float" office:value="1.40845070422535" calcext:value-type="float">
            <text:p>1.4</text:p>
          </table:table-cell>
          <table:table-cell table:formula="of:=IF([.AQ190]=1;[.S190]+[.T190]+[.U190];&quot;&quot;)" office:value-type="float" office:value="0.04" calcext:value-type="float">
            <text:p>0.0</text:p>
          </table:table-cell>
          <table:table-cell table:formula="of:=IF([.AF190]=0;&quot;&quot;;1)" office:value-type="float" office:value="1" calcext:value-type="float">
            <text:p>1.0</text:p>
          </table:table-cell>
          <table:table-cell table:formula="of:=IF([.AV190]=1;[.AF190];&quot;&quot;)" office:value-type="float" office:value="6" calcext:value-type="float">
            <text:p>6.0</text:p>
          </table:table-cell>
          <table:table-cell table:formula="of:=IF([.AV190]=1;[.B190];&quot;&quot;)" office:value-type="float" office:value="142" calcext:value-type="float">
            <text:p>142.0</text:p>
          </table:table-cell>
          <table:table-cell table:formula="of:=IF([.AV190]=1;[.AW190]*100/[.AX190];&quot;&quot;)" office:value-type="float" office:value="4.22535211267606" calcext:value-type="float">
            <text:p>4.2</text:p>
          </table:table-cell>
          <table:table-cell table:formula="of:=IF([.AV190]=1;[.Z190]+[.AA190]+[.AB190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6</text:p>
          </table:table-cell>
          <table:table-cell office:value-type="float" office:value="148" calcext:value-type="float">
            <text:p>148</text:p>
          </table:table-cell>
          <table:table-cell office:value-type="float" office:value="1381" calcext:value-type="float">
            <text:p>1381</text:p>
          </table:table-cell>
          <table:table-cell table:formula="of:=2*[.C191]/([.B191]*([.B191]-1))" office:value-type="float" office:value="0.12695348409634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table:formula="of:=IF([.K191]=0;&quot;&quot;;1)" office:value-type="float" office:value="1" calcext:value-type="float">
            <text:p>1</text:p>
          </table:table-cell>
          <table:table-cell table:formula="of:=IF([.AG191]=1;[.K191];&quot;&quot;)" office:value-type="float" office:value="5" calcext:value-type="float">
            <text:p>5.0</text:p>
          </table:table-cell>
          <table:table-cell table:formula="of:=IF([.AG191]=1;[.B191];&quot;&quot;)" office:value-type="float" office:value="148" calcext:value-type="float">
            <text:p>148.0</text:p>
          </table:table-cell>
          <table:table-cell table:formula="of:=IF([.AG191]=1;[.AH191]*100/[.AI191];&quot;&quot;)" office:value-type="float" office:value="3.37837837837838" calcext:value-type="float">
            <text:p>3.4</text:p>
          </table:table-cell>
          <table:table-cell table:formula="of:=IF([.AG191]=1;[.E191]+[.F191]+[.G191];&quot;&quot;)" office:value-type="float" office:value="0.02" calcext:value-type="float">
            <text:p>0.0</text:p>
          </table:table-cell>
          <table:table-cell table:formula="of:=IF([.R191]=0;&quot;&quot;;1)" office:value-type="float" office:value="1" calcext:value-type="float">
            <text:p>1.0</text:p>
          </table:table-cell>
          <table:table-cell table:formula="of:=IF([.AL191]=1;[.R191];&quot;&quot;)" office:value-type="float" office:value="5" calcext:value-type="float">
            <text:p>5.0</text:p>
          </table:table-cell>
          <table:table-cell table:formula="of:=IF([.AL191]=1;[.B191];&quot;&quot;)" office:value-type="float" office:value="148" calcext:value-type="float">
            <text:p>148.0</text:p>
          </table:table-cell>
          <table:table-cell table:formula="of:=IF([.AL191]=1;[.AM191]*100/[.AN191];&quot;&quot;)" office:value-type="float" office:value="3.37837837837838" calcext:value-type="float">
            <text:p>3.4</text:p>
          </table:table-cell>
          <table:table-cell table:formula="of:=IF([.AL191]=1;[.L191]+[.M191]+[.N191];&quot;&quot;)" office:value-type="float" office:value="0.04" calcext:value-type="float">
            <text:p>0.0</text:p>
          </table:table-cell>
          <table:table-cell table:formula="of:=IF([.Y191]=0;&quot;&quot;;1)" office:value-type="float" office:value="1" calcext:value-type="float">
            <text:p>1.0</text:p>
          </table:table-cell>
          <table:table-cell table:formula="of:=IF([.AQ191]=1;[.Y191];&quot;&quot;)" office:value-type="float" office:value="5" calcext:value-type="float">
            <text:p>5.0</text:p>
          </table:table-cell>
          <table:table-cell table:formula="of:=IF([.AQ191]=1;[.B191];&quot;&quot;)" office:value-type="float" office:value="148" calcext:value-type="float">
            <text:p>148.0</text:p>
          </table:table-cell>
          <table:table-cell table:formula="of:=IF([.AQ191]=1;[.AR191]*100/[.AS191];&quot;&quot;)" office:value-type="float" office:value="3.37837837837838" calcext:value-type="float">
            <text:p>3.4</text:p>
          </table:table-cell>
          <table:table-cell table:formula="of:=IF([.AQ191]=1;[.S191]+[.T191]+[.U191];&quot;&quot;)" office:value-type="float" office:value="0.04" calcext:value-type="float">
            <text:p>0.0</text:p>
          </table:table-cell>
          <table:table-cell table:formula="of:=IF([.AF191]=0;&quot;&quot;;1)" office:value-type="float" office:value="1" calcext:value-type="float">
            <text:p>1.0</text:p>
          </table:table-cell>
          <table:table-cell table:formula="of:=IF([.AV191]=1;[.AF191];&quot;&quot;)" office:value-type="float" office:value="134" calcext:value-type="float">
            <text:p>134.0</text:p>
          </table:table-cell>
          <table:table-cell table:formula="of:=IF([.AV191]=1;[.B191];&quot;&quot;)" office:value-type="float" office:value="148" calcext:value-type="float">
            <text:p>148.0</text:p>
          </table:table-cell>
          <table:table-cell table:formula="of:=IF([.AV191]=1;[.AW191]*100/[.AX191];&quot;&quot;)" office:value-type="float" office:value="90.5405405405405" calcext:value-type="float">
            <text:p>90.5</text:p>
          </table:table-cell>
          <table:table-cell table:formula="of:=IF([.AV191]=1;[.Z191]+[.AA191]+[.AB191];&quot;&quot;)" office:value-type="float" office:value="0.11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7</text:p>
          </table:table-cell>
          <table:table-cell office:value-type="float" office:value="141" calcext:value-type="float">
            <text:p>141</text:p>
          </table:table-cell>
          <table:table-cell office:value-type="float" office:value="1253" calcext:value-type="float">
            <text:p>1253</text:p>
          </table:table-cell>
          <table:table-cell table:formula="of:=2*[.C192]/([.B192]*([.B192]-1))" office:value-type="float" office:value="0.126950354609929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formula="of:=IF([.K192]=0;&quot;&quot;;1)" office:value-type="float" office:value="1" calcext:value-type="float">
            <text:p>1</text:p>
          </table:table-cell>
          <table:table-cell table:formula="of:=IF([.AG192]=1;[.K192];&quot;&quot;)" office:value-type="float" office:value="10" calcext:value-type="float">
            <text:p>10.0</text:p>
          </table:table-cell>
          <table:table-cell table:formula="of:=IF([.AG192]=1;[.B192];&quot;&quot;)" office:value-type="float" office:value="141" calcext:value-type="float">
            <text:p>141.0</text:p>
          </table:table-cell>
          <table:table-cell table:formula="of:=IF([.AG192]=1;[.AH192]*100/[.AI192];&quot;&quot;)" office:value-type="float" office:value="7.09219858156028" calcext:value-type="float">
            <text:p>7.1</text:p>
          </table:table-cell>
          <table:table-cell table:formula="of:=IF([.AG192]=1;[.E192]+[.F192]+[.G192];&quot;&quot;)" office:value-type="float" office:value="0.02" calcext:value-type="float">
            <text:p>0.0</text:p>
          </table:table-cell>
          <table:table-cell table:formula="of:=IF([.R192]=0;&quot;&quot;;1)" office:value-type="float" office:value="1" calcext:value-type="float">
            <text:p>1.0</text:p>
          </table:table-cell>
          <table:table-cell table:formula="of:=IF([.AL192]=1;[.R192];&quot;&quot;)" office:value-type="float" office:value="10" calcext:value-type="float">
            <text:p>10.0</text:p>
          </table:table-cell>
          <table:table-cell table:formula="of:=IF([.AL192]=1;[.B192];&quot;&quot;)" office:value-type="float" office:value="141" calcext:value-type="float">
            <text:p>141.0</text:p>
          </table:table-cell>
          <table:table-cell table:formula="of:=IF([.AL192]=1;[.AM192]*100/[.AN192];&quot;&quot;)" office:value-type="float" office:value="7.09219858156028" calcext:value-type="float">
            <text:p>7.1</text:p>
          </table:table-cell>
          <table:table-cell table:formula="of:=IF([.AL192]=1;[.L192]+[.M192]+[.N192];&quot;&quot;)" office:value-type="float" office:value="0.03" calcext:value-type="float">
            <text:p>0.0</text:p>
          </table:table-cell>
          <table:table-cell table:formula="of:=IF([.Y192]=0;&quot;&quot;;1)" office:value-type="float" office:value="1" calcext:value-type="float">
            <text:p>1.0</text:p>
          </table:table-cell>
          <table:table-cell table:formula="of:=IF([.AQ192]=1;[.Y192];&quot;&quot;)" office:value-type="float" office:value="10" calcext:value-type="float">
            <text:p>10.0</text:p>
          </table:table-cell>
          <table:table-cell table:formula="of:=IF([.AQ192]=1;[.B192];&quot;&quot;)" office:value-type="float" office:value="141" calcext:value-type="float">
            <text:p>141.0</text:p>
          </table:table-cell>
          <table:table-cell table:formula="of:=IF([.AQ192]=1;[.AR192]*100/[.AS192];&quot;&quot;)" office:value-type="float" office:value="7.09219858156028" calcext:value-type="float">
            <text:p>7.1</text:p>
          </table:table-cell>
          <table:table-cell table:formula="of:=IF([.AQ192]=1;[.S192]+[.T192]+[.U192];&quot;&quot;)" office:value-type="float" office:value="0.03" calcext:value-type="float">
            <text:p>0.0</text:p>
          </table:table-cell>
          <table:table-cell table:formula="of:=IF([.AF192]=0;&quot;&quot;;1)" office:value-type="float" office:value="1" calcext:value-type="float">
            <text:p>1.0</text:p>
          </table:table-cell>
          <table:table-cell table:formula="of:=IF([.AV192]=1;[.AF192];&quot;&quot;)" office:value-type="float" office:value="127" calcext:value-type="float">
            <text:p>127.0</text:p>
          </table:table-cell>
          <table:table-cell table:formula="of:=IF([.AV192]=1;[.B192];&quot;&quot;)" office:value-type="float" office:value="141" calcext:value-type="float">
            <text:p>141.0</text:p>
          </table:table-cell>
          <table:table-cell table:formula="of:=IF([.AV192]=1;[.AW192]*100/[.AX192];&quot;&quot;)" office:value-type="float" office:value="90.0709219858156" calcext:value-type="float">
            <text:p>90.1</text:p>
          </table:table-cell>
          <table:table-cell table:formula="of:=IF([.AV192]=1;[.Z192]+[.AA192]+[.AB192];&quot;&quot;)" office:value-type="float" office:value="0.07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8</text:p>
          </table:table-cell>
          <table:table-cell office:value-type="float" office:value="138" calcext:value-type="float">
            <text:p>138</text:p>
          </table:table-cell>
          <table:table-cell office:value-type="float" office:value="1191" calcext:value-type="float">
            <text:p>1191</text:p>
          </table:table-cell>
          <table:table-cell table:formula="of:=2*[.C193]/([.B193]*([.B193]-1))" office:value-type="float" office:value="0.125991748651222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formula="of:=IF([.K193]=0;&quot;&quot;;1)" office:value-type="float" office:value="1" calcext:value-type="float">
            <text:p>1</text:p>
          </table:table-cell>
          <table:table-cell table:formula="of:=IF([.AG193]=1;[.K193];&quot;&quot;)" office:value-type="float" office:value="5" calcext:value-type="float">
            <text:p>5.0</text:p>
          </table:table-cell>
          <table:table-cell table:formula="of:=IF([.AG193]=1;[.B193];&quot;&quot;)" office:value-type="float" office:value="138" calcext:value-type="float">
            <text:p>138.0</text:p>
          </table:table-cell>
          <table:table-cell table:formula="of:=IF([.AG193]=1;[.AH193]*100/[.AI193];&quot;&quot;)" office:value-type="float" office:value="3.6231884057971" calcext:value-type="float">
            <text:p>3.6</text:p>
          </table:table-cell>
          <table:table-cell table:formula="of:=IF([.AG193]=1;[.E193]+[.F193]+[.G193];&quot;&quot;)" office:value-type="float" office:value="0.01" calcext:value-type="float">
            <text:p>0.0</text:p>
          </table:table-cell>
          <table:table-cell table:formula="of:=IF([.R193]=0;&quot;&quot;;1)" office:value-type="float" office:value="1" calcext:value-type="float">
            <text:p>1.0</text:p>
          </table:table-cell>
          <table:table-cell table:formula="of:=IF([.AL193]=1;[.R193];&quot;&quot;)" office:value-type="float" office:value="5" calcext:value-type="float">
            <text:p>5.0</text:p>
          </table:table-cell>
          <table:table-cell table:formula="of:=IF([.AL193]=1;[.B193];&quot;&quot;)" office:value-type="float" office:value="138" calcext:value-type="float">
            <text:p>138.0</text:p>
          </table:table-cell>
          <table:table-cell table:formula="of:=IF([.AL193]=1;[.AM193]*100/[.AN193];&quot;&quot;)" office:value-type="float" office:value="3.6231884057971" calcext:value-type="float">
            <text:p>3.6</text:p>
          </table:table-cell>
          <table:table-cell table:formula="of:=IF([.AL193]=1;[.L193]+[.M193]+[.N193];&quot;&quot;)" office:value-type="float" office:value="0.02" calcext:value-type="float">
            <text:p>0.0</text:p>
          </table:table-cell>
          <table:table-cell table:formula="of:=IF([.Y193]=0;&quot;&quot;;1)" office:value-type="float" office:value="1" calcext:value-type="float">
            <text:p>1.0</text:p>
          </table:table-cell>
          <table:table-cell table:formula="of:=IF([.AQ193]=1;[.Y193];&quot;&quot;)" office:value-type="float" office:value="5" calcext:value-type="float">
            <text:p>5.0</text:p>
          </table:table-cell>
          <table:table-cell table:formula="of:=IF([.AQ193]=1;[.B193];&quot;&quot;)" office:value-type="float" office:value="138" calcext:value-type="float">
            <text:p>138.0</text:p>
          </table:table-cell>
          <table:table-cell table:formula="of:=IF([.AQ193]=1;[.AR193]*100/[.AS193];&quot;&quot;)" office:value-type="float" office:value="3.6231884057971" calcext:value-type="float">
            <text:p>3.6</text:p>
          </table:table-cell>
          <table:table-cell table:formula="of:=IF([.AQ193]=1;[.S193]+[.T193]+[.U193];&quot;&quot;)" office:value-type="float" office:value="0.03" calcext:value-type="float">
            <text:p>0.0</text:p>
          </table:table-cell>
          <table:table-cell table:formula="of:=IF([.AF193]=0;&quot;&quot;;1)" office:value-type="float" office:value="1" calcext:value-type="float">
            <text:p>1.0</text:p>
          </table:table-cell>
          <table:table-cell table:formula="of:=IF([.AV193]=1;[.AF193];&quot;&quot;)" office:value-type="float" office:value="125" calcext:value-type="float">
            <text:p>125.0</text:p>
          </table:table-cell>
          <table:table-cell table:formula="of:=IF([.AV193]=1;[.B193];&quot;&quot;)" office:value-type="float" office:value="138" calcext:value-type="float">
            <text:p>138.0</text:p>
          </table:table-cell>
          <table:table-cell table:formula="of:=IF([.AV193]=1;[.AW193]*100/[.AX193];&quot;&quot;)" office:value-type="float" office:value="90.5797101449275" calcext:value-type="float">
            <text:p>90.6</text:p>
          </table:table-cell>
          <table:table-cell table:formula="of:=IF([.AV193]=1;[.Z193]+[.AA193]+[.AB193];&quot;&quot;)" office:value-type="float" office:value="0.13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09</text:p>
          </table:table-cell>
          <table:table-cell office:value-type="float" office:value="129" calcext:value-type="float">
            <text:p>129</text:p>
          </table:table-cell>
          <table:table-cell office:value-type="float" office:value="1027" calcext:value-type="float">
            <text:p>1027</text:p>
          </table:table-cell>
          <table:table-cell table:formula="of:=2*[.C194]/([.B194]*([.B194]-1))" office:value-type="float" office:value="0.12439437984496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IF([.K194]=0;&quot;&quot;;1)" office:value-type="float" office:value="1" calcext:value-type="float">
            <text:p>1</text:p>
          </table:table-cell>
          <table:table-cell table:formula="of:=IF([.AG194]=1;[.K194];&quot;&quot;)" office:value-type="float" office:value="9" calcext:value-type="float">
            <text:p>9.0</text:p>
          </table:table-cell>
          <table:table-cell table:formula="of:=IF([.AG194]=1;[.B194];&quot;&quot;)" office:value-type="float" office:value="129" calcext:value-type="float">
            <text:p>129.0</text:p>
          </table:table-cell>
          <table:table-cell table:formula="of:=IF([.AG194]=1;[.AH194]*100/[.AI194];&quot;&quot;)" office:value-type="float" office:value="6.97674418604651" calcext:value-type="float">
            <text:p>7.0</text:p>
          </table:table-cell>
          <table:table-cell table:formula="of:=IF([.AG194]=1;[.E194]+[.F194]+[.G194];&quot;&quot;)" office:value-type="float" office:value="0.01" calcext:value-type="float">
            <text:p>0.0</text:p>
          </table:table-cell>
          <table:table-cell table:formula="of:=IF([.R194]=0;&quot;&quot;;1)" office:value-type="float" office:value="1" calcext:value-type="float">
            <text:p>1.0</text:p>
          </table:table-cell>
          <table:table-cell table:formula="of:=IF([.AL194]=1;[.R194];&quot;&quot;)" office:value-type="float" office:value="9" calcext:value-type="float">
            <text:p>9.0</text:p>
          </table:table-cell>
          <table:table-cell table:formula="of:=IF([.AL194]=1;[.B194];&quot;&quot;)" office:value-type="float" office:value="129" calcext:value-type="float">
            <text:p>129.0</text:p>
          </table:table-cell>
          <table:table-cell table:formula="of:=IF([.AL194]=1;[.AM194]*100/[.AN194];&quot;&quot;)" office:value-type="float" office:value="6.97674418604651" calcext:value-type="float">
            <text:p>7.0</text:p>
          </table:table-cell>
          <table:table-cell table:formula="of:=IF([.AL194]=1;[.L194]+[.M194]+[.N194];&quot;&quot;)" office:value-type="float" office:value="0.02" calcext:value-type="float">
            <text:p>0.0</text:p>
          </table:table-cell>
          <table:table-cell table:formula="of:=IF([.Y194]=0;&quot;&quot;;1)" office:value-type="float" office:value="1" calcext:value-type="float">
            <text:p>1.0</text:p>
          </table:table-cell>
          <table:table-cell table:formula="of:=IF([.AQ194]=1;[.Y194];&quot;&quot;)" office:value-type="float" office:value="9" calcext:value-type="float">
            <text:p>9.0</text:p>
          </table:table-cell>
          <table:table-cell table:formula="of:=IF([.AQ194]=1;[.B194];&quot;&quot;)" office:value-type="float" office:value="129" calcext:value-type="float">
            <text:p>129.0</text:p>
          </table:table-cell>
          <table:table-cell table:formula="of:=IF([.AQ194]=1;[.AR194]*100/[.AS194];&quot;&quot;)" office:value-type="float" office:value="6.97674418604651" calcext:value-type="float">
            <text:p>7.0</text:p>
          </table:table-cell>
          <table:table-cell table:formula="of:=IF([.AQ194]=1;[.S194]+[.T194]+[.U194];&quot;&quot;)" office:value-type="float" office:value="0.02" calcext:value-type="float">
            <text:p>0.0</text:p>
          </table:table-cell>
          <table:table-cell table:formula="of:=IF([.AF194]=0;&quot;&quot;;1)" office:value-type="float" office:value="1" calcext:value-type="float">
            <text:p>1.0</text:p>
          </table:table-cell>
          <table:table-cell table:formula="of:=IF([.AV194]=1;[.AF194];&quot;&quot;)" office:value-type="float" office:value="116" calcext:value-type="float">
            <text:p>116.0</text:p>
          </table:table-cell>
          <table:table-cell table:formula="of:=IF([.AV194]=1;[.B194];&quot;&quot;)" office:value-type="float" office:value="129" calcext:value-type="float">
            <text:p>129.0</text:p>
          </table:table-cell>
          <table:table-cell table:formula="of:=IF([.AV194]=1;[.AW194]*100/[.AX194];&quot;&quot;)" office:value-type="float" office:value="89.922480620155" calcext:value-type="float">
            <text:p>89.9</text:p>
          </table:table-cell>
          <table:table-cell table:formula="of:=IF([.AV194]=1;[.Z194]+[.AA194]+[.AB194];&quot;&quot;)" office:value-type="float" office:value="0.05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float" office:value="1409" calcext:value-type="float">
            <text:p>1409</text:p>
          </table:table-cell>
          <table:table-cell table:formula="of:=2*[.C195]/([.B195]*([.B195]-1))" office:value-type="float" office:value="0.126085011185682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K195]=0;&quot;&quot;;1)" office:value-type="float" office:value="1" calcext:value-type="float">
            <text:p>1</text:p>
          </table:table-cell>
          <table:table-cell table:formula="of:=IF([.AG195]=1;[.K195];&quot;&quot;)" office:value-type="float" office:value="1" calcext:value-type="float">
            <text:p>1.0</text:p>
          </table:table-cell>
          <table:table-cell table:formula="of:=IF([.AG195]=1;[.B195];&quot;&quot;)" office:value-type="float" office:value="150" calcext:value-type="float">
            <text:p>150.0</text:p>
          </table:table-cell>
          <table:table-cell table:formula="of:=IF([.AG195]=1;[.AH195]*100/[.AI195];&quot;&quot;)" office:value-type="float" office:value="0.666666666666667" calcext:value-type="float">
            <text:p>0.7</text:p>
          </table:table-cell>
          <table:table-cell table:formula="of:=IF([.AG195]=1;[.E195]+[.F195]+[.G195];&quot;&quot;)" office:value-type="float" office:value="0.02" calcext:value-type="float">
            <text:p>0.0</text:p>
          </table:table-cell>
          <table:table-cell table:formula="of:=IF([.R195]=0;&quot;&quot;;1)" office:value-type="float" office:value="1" calcext:value-type="float">
            <text:p>1.0</text:p>
          </table:table-cell>
          <table:table-cell table:formula="of:=IF([.AL195]=1;[.R195];&quot;&quot;)" office:value-type="float" office:value="1" calcext:value-type="float">
            <text:p>1.0</text:p>
          </table:table-cell>
          <table:table-cell table:formula="of:=IF([.AL195]=1;[.B195];&quot;&quot;)" office:value-type="float" office:value="150" calcext:value-type="float">
            <text:p>150.0</text:p>
          </table:table-cell>
          <table:table-cell table:formula="of:=IF([.AL195]=1;[.AM195]*100/[.AN195];&quot;&quot;)" office:value-type="float" office:value="0.666666666666667" calcext:value-type="float">
            <text:p>0.7</text:p>
          </table:table-cell>
          <table:table-cell table:formula="of:=IF([.AL195]=1;[.L195]+[.M195]+[.N195];&quot;&quot;)" office:value-type="float" office:value="0.04" calcext:value-type="float">
            <text:p>0.0</text:p>
          </table:table-cell>
          <table:table-cell table:formula="of:=IF([.Y195]=0;&quot;&quot;;1)" office:value-type="float" office:value="1" calcext:value-type="float">
            <text:p>1.0</text:p>
          </table:table-cell>
          <table:table-cell table:formula="of:=IF([.AQ195]=1;[.Y195];&quot;&quot;)" office:value-type="float" office:value="1" calcext:value-type="float">
            <text:p>1.0</text:p>
          </table:table-cell>
          <table:table-cell table:formula="of:=IF([.AQ195]=1;[.B195];&quot;&quot;)" office:value-type="float" office:value="150" calcext:value-type="float">
            <text:p>150.0</text:p>
          </table:table-cell>
          <table:table-cell table:formula="of:=IF([.AQ195]=1;[.AR195]*100/[.AS195];&quot;&quot;)" office:value-type="float" office:value="0.666666666666667" calcext:value-type="float">
            <text:p>0.7</text:p>
          </table:table-cell>
          <table:table-cell table:formula="of:=IF([.AQ195]=1;[.S195]+[.T195]+[.U195];&quot;&quot;)" office:value-type="float" office:value="0.04" calcext:value-type="float">
            <text:p>0.0</text:p>
          </table:table-cell>
          <table:table-cell table:formula="of:=IF([.AF195]=0;&quot;&quot;;1)" office:value-type="float" office:value="1" calcext:value-type="float">
            <text:p>1.0</text:p>
          </table:table-cell>
          <table:table-cell table:formula="of:=IF([.AV195]=1;[.AF195];&quot;&quot;)" office:value-type="float" office:value="6" calcext:value-type="float">
            <text:p>6.0</text:p>
          </table:table-cell>
          <table:table-cell table:formula="of:=IF([.AV195]=1;[.B195];&quot;&quot;)" office:value-type="float" office:value="150" calcext:value-type="float">
            <text:p>150.0</text:p>
          </table:table-cell>
          <table:table-cell table:formula="of:=IF([.AV195]=1;[.AW195]*100/[.AX195];&quot;&quot;)" office:value-type="float" office:value="4" calcext:value-type="float">
            <text:p>4.0</text:p>
          </table:table-cell>
          <table:table-cell table:formula="of:=IF([.AV195]=1;[.Z195]+[.AA195]+[.AB195];&quot;&quot;)" office:value-type="float" office:value="0.12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08" calcext:value-type="float">
            <text:p>208</text:p>
          </table:table-cell>
          <table:table-cell office:value-type="float" office:value="2247" calcext:value-type="float">
            <text:p>2247</text:p>
          </table:table-cell>
          <table:table-cell table:formula="of:=2*[.C196]/([.B196]*([.B196]-1))" office:value-type="float" office:value="0.10437569676700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K196]=0;&quot;&quot;;1)" office:value-type="float" office:value="1" calcext:value-type="float">
            <text:p>1</text:p>
          </table:table-cell>
          <table:table-cell table:formula="of:=IF([.AG196]=1;[.K196];&quot;&quot;)" office:value-type="float" office:value="1" calcext:value-type="float">
            <text:p>1.0</text:p>
          </table:table-cell>
          <table:table-cell table:formula="of:=IF([.AG196]=1;[.B196];&quot;&quot;)" office:value-type="float" office:value="208" calcext:value-type="float">
            <text:p>208.0</text:p>
          </table:table-cell>
          <table:table-cell table:formula="of:=IF([.AG196]=1;[.AH196]*100/[.AI196];&quot;&quot;)" office:value-type="float" office:value="0.480769230769231" calcext:value-type="float">
            <text:p>0.5</text:p>
          </table:table-cell>
          <table:table-cell table:formula="of:=IF([.AG196]=1;[.E196]+[.F196]+[.G196];&quot;&quot;)" office:value-type="float" office:value="0.04" calcext:value-type="float">
            <text:p>0.0</text:p>
          </table:table-cell>
          <table:table-cell table:formula="of:=IF([.R196]=0;&quot;&quot;;1)" office:value-type="float" office:value="1" calcext:value-type="float">
            <text:p>1.0</text:p>
          </table:table-cell>
          <table:table-cell table:formula="of:=IF([.AL196]=1;[.R196];&quot;&quot;)" office:value-type="float" office:value="1" calcext:value-type="float">
            <text:p>1.0</text:p>
          </table:table-cell>
          <table:table-cell table:formula="of:=IF([.AL196]=1;[.B196];&quot;&quot;)" office:value-type="float" office:value="208" calcext:value-type="float">
            <text:p>208.0</text:p>
          </table:table-cell>
          <table:table-cell table:formula="of:=IF([.AL196]=1;[.AM196]*100/[.AN196];&quot;&quot;)" office:value-type="float" office:value="0.480769230769231" calcext:value-type="float">
            <text:p>0.5</text:p>
          </table:table-cell>
          <table:table-cell table:formula="of:=IF([.AL196]=1;[.L196]+[.M196]+[.N196];&quot;&quot;)" office:value-type="float" office:value="0.06" calcext:value-type="float">
            <text:p>0.1</text:p>
          </table:table-cell>
          <table:table-cell table:formula="of:=IF([.Y196]=0;&quot;&quot;;1)" office:value-type="float" office:value="1" calcext:value-type="float">
            <text:p>1.0</text:p>
          </table:table-cell>
          <table:table-cell table:formula="of:=IF([.AQ196]=1;[.Y196];&quot;&quot;)" office:value-type="float" office:value="1" calcext:value-type="float">
            <text:p>1.0</text:p>
          </table:table-cell>
          <table:table-cell table:formula="of:=IF([.AQ196]=1;[.B196];&quot;&quot;)" office:value-type="float" office:value="208" calcext:value-type="float">
            <text:p>208.0</text:p>
          </table:table-cell>
          <table:table-cell table:formula="of:=IF([.AQ196]=1;[.AR196]*100/[.AS196];&quot;&quot;)" office:value-type="float" office:value="0.480769230769231" calcext:value-type="float">
            <text:p>0.5</text:p>
          </table:table-cell>
          <table:table-cell table:formula="of:=IF([.AQ196]=1;[.S196]+[.T196]+[.U196];&quot;&quot;)" office:value-type="float" office:value="0.07" calcext:value-type="float">
            <text:p>0.1</text:p>
          </table:table-cell>
          <table:table-cell table:formula="of:=IF([.AF196]=0;&quot;&quot;;1)" office:value-type="float" office:value="1" calcext:value-type="float">
            <text:p>1.0</text:p>
          </table:table-cell>
          <table:table-cell table:formula="of:=IF([.AV196]=1;[.AF196];&quot;&quot;)" office:value-type="float" office:value="1" calcext:value-type="float">
            <text:p>1.0</text:p>
          </table:table-cell>
          <table:table-cell table:formula="of:=IF([.AV196]=1;[.B196];&quot;&quot;)" office:value-type="float" office:value="208" calcext:value-type="float">
            <text:p>208.0</text:p>
          </table:table-cell>
          <table:table-cell table:formula="of:=IF([.AV196]=1;[.AW196]*100/[.AX196];&quot;&quot;)" office:value-type="float" office:value="0.480769230769231" calcext:value-type="float">
            <text:p>0.5</text:p>
          </table:table-cell>
          <table:table-cell table:formula="of:=IF([.AV196]=1;[.Z196]+[.AA196]+[.AB196];&quot;&quot;)" office:value-type="float" office:value="0.09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99" calcext:value-type="float">
            <text:p>199</text:p>
          </table:table-cell>
          <table:table-cell office:value-type="float" office:value="2055" calcext:value-type="float">
            <text:p>2055</text:p>
          </table:table-cell>
          <table:table-cell table:formula="of:=2*[.C197]/([.B197]*([.B197]-1))" office:value-type="float" office:value="0.104309425917466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K197]=0;&quot;&quot;;1)" office:value-type="float" office:value="1" calcext:value-type="float">
            <text:p>1</text:p>
          </table:table-cell>
          <table:table-cell table:formula="of:=IF([.AG197]=1;[.K197];&quot;&quot;)" office:value-type="float" office:value="1" calcext:value-type="float">
            <text:p>1.0</text:p>
          </table:table-cell>
          <table:table-cell table:formula="of:=IF([.AG197]=1;[.B197];&quot;&quot;)" office:value-type="float" office:value="199" calcext:value-type="float">
            <text:p>199.0</text:p>
          </table:table-cell>
          <table:table-cell table:formula="of:=IF([.AG197]=1;[.AH197]*100/[.AI197];&quot;&quot;)" office:value-type="float" office:value="0.50251256281407" calcext:value-type="float">
            <text:p>0.5</text:p>
          </table:table-cell>
          <table:table-cell table:formula="of:=IF([.AG197]=1;[.E197]+[.F197]+[.G197];&quot;&quot;)" office:value-type="float" office:value="0.04" calcext:value-type="float">
            <text:p>0.0</text:p>
          </table:table-cell>
          <table:table-cell table:formula="of:=IF([.R197]=0;&quot;&quot;;1)" office:value-type="float" office:value="1" calcext:value-type="float">
            <text:p>1.0</text:p>
          </table:table-cell>
          <table:table-cell table:formula="of:=IF([.AL197]=1;[.R197];&quot;&quot;)" office:value-type="float" office:value="1" calcext:value-type="float">
            <text:p>1.0</text:p>
          </table:table-cell>
          <table:table-cell table:formula="of:=IF([.AL197]=1;[.B197];&quot;&quot;)" office:value-type="float" office:value="199" calcext:value-type="float">
            <text:p>199.0</text:p>
          </table:table-cell>
          <table:table-cell table:formula="of:=IF([.AL197]=1;[.AM197]*100/[.AN197];&quot;&quot;)" office:value-type="float" office:value="0.50251256281407" calcext:value-type="float">
            <text:p>0.5</text:p>
          </table:table-cell>
          <table:table-cell table:formula="of:=IF([.AL197]=1;[.L197]+[.M197]+[.N197];&quot;&quot;)" office:value-type="float" office:value="0.07" calcext:value-type="float">
            <text:p>0.1</text:p>
          </table:table-cell>
          <table:table-cell table:formula="of:=IF([.Y197]=0;&quot;&quot;;1)" office:value-type="float" office:value="1" calcext:value-type="float">
            <text:p>1.0</text:p>
          </table:table-cell>
          <table:table-cell table:formula="of:=IF([.AQ197]=1;[.Y197];&quot;&quot;)" office:value-type="float" office:value="1" calcext:value-type="float">
            <text:p>1.0</text:p>
          </table:table-cell>
          <table:table-cell table:formula="of:=IF([.AQ197]=1;[.B197];&quot;&quot;)" office:value-type="float" office:value="199" calcext:value-type="float">
            <text:p>199.0</text:p>
          </table:table-cell>
          <table:table-cell table:formula="of:=IF([.AQ197]=1;[.AR197]*100/[.AS197];&quot;&quot;)" office:value-type="float" office:value="0.50251256281407" calcext:value-type="float">
            <text:p>0.5</text:p>
          </table:table-cell>
          <table:table-cell table:formula="of:=IF([.AQ197]=1;[.S197]+[.T197]+[.U197];&quot;&quot;)" office:value-type="float" office:value="0.07" calcext:value-type="float">
            <text:p>0.1</text:p>
          </table:table-cell>
          <table:table-cell table:formula="of:=IF([.AF197]=0;&quot;&quot;;1)" office:value-type="float" office:value="1" calcext:value-type="float">
            <text:p>1.0</text:p>
          </table:table-cell>
          <table:table-cell table:formula="of:=IF([.AV197]=1;[.AF197];&quot;&quot;)" office:value-type="float" office:value="1" calcext:value-type="float">
            <text:p>1.0</text:p>
          </table:table-cell>
          <table:table-cell table:formula="of:=IF([.AV197]=1;[.B197];&quot;&quot;)" office:value-type="float" office:value="199" calcext:value-type="float">
            <text:p>199.0</text:p>
          </table:table-cell>
          <table:table-cell table:formula="of:=IF([.AV197]=1;[.AW197]*100/[.AX197];&quot;&quot;)" office:value-type="float" office:value="0.50251256281407" calcext:value-type="float">
            <text:p>0.5</text:p>
          </table:table-cell>
          <table:table-cell table:formula="of:=IF([.AV197]=1;[.Z197]+[.AA197]+[.AB197];&quot;&quot;)" office:value-type="float" office:value="0.08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17" calcext:value-type="float">
            <text:p>217</text:p>
          </table:table-cell>
          <table:table-cell office:value-type="float" office:value="2449" calcext:value-type="float">
            <text:p>2449</text:p>
          </table:table-cell>
          <table:table-cell table:formula="of:=2*[.C198]/([.B198]*([.B198]-1))" office:value-type="float" office:value="0.104497354497354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98]=0;&quot;&quot;;1)">
            <text:p/>
          </table:table-cell>
          <table:table-cell table:formula="of:=IF([.AG198]=1;[.K198];&quot;&quot;)">
            <text:p/>
          </table:table-cell>
          <table:table-cell table:formula="of:=IF([.AG198]=1;[.B198];&quot;&quot;)">
            <text:p/>
          </table:table-cell>
          <table:table-cell table:formula="of:=IF([.AG198]=1;[.AH198]*100/[.AI198];&quot;&quot;)">
            <text:p/>
          </table:table-cell>
          <table:table-cell table:formula="of:=IF([.AG198]=1;[.E198]+[.F198]+[.G198];&quot;&quot;)">
            <text:p/>
          </table:table-cell>
          <table:table-cell table:formula="of:=IF([.R198]=0;&quot;&quot;;1)">
            <text:p/>
          </table:table-cell>
          <table:table-cell table:formula="of:=IF([.AL198]=1;[.R198];&quot;&quot;)">
            <text:p/>
          </table:table-cell>
          <table:table-cell table:formula="of:=IF([.AL198]=1;[.B198];&quot;&quot;)">
            <text:p/>
          </table:table-cell>
          <table:table-cell table:formula="of:=IF([.AL198]=1;[.AM198]*100/[.AN198];&quot;&quot;)">
            <text:p/>
          </table:table-cell>
          <table:table-cell table:formula="of:=IF([.AL198]=1;[.L198]+[.M198]+[.N198];&quot;&quot;)">
            <text:p/>
          </table:table-cell>
          <table:table-cell table:formula="of:=IF([.Y198]=0;&quot;&quot;;1)">
            <text:p/>
          </table:table-cell>
          <table:table-cell table:formula="of:=IF([.AQ198]=1;[.Y198];&quot;&quot;)">
            <text:p/>
          </table:table-cell>
          <table:table-cell table:formula="of:=IF([.AQ198]=1;[.B198];&quot;&quot;)">
            <text:p/>
          </table:table-cell>
          <table:table-cell table:formula="of:=IF([.AQ198]=1;[.AR198]*100/[.AS198];&quot;&quot;)">
            <text:p/>
          </table:table-cell>
          <table:table-cell table:formula="of:=IF([.AQ198]=1;[.S198]+[.T198]+[.U198];&quot;&quot;)">
            <text:p/>
          </table:table-cell>
          <table:table-cell table:formula="of:=IF([.AF198]=0;&quot;&quot;;1)">
            <text:p/>
          </table:table-cell>
          <table:table-cell table:formula="of:=IF([.AV198]=1;[.AF198];&quot;&quot;)">
            <text:p/>
          </table:table-cell>
          <table:table-cell table:formula="of:=IF([.AV198]=1;[.B198];&quot;&quot;)">
            <text:p/>
          </table:table-cell>
          <table:table-cell table:formula="of:=IF([.AV198]=1;[.AW198]*100/[.AX198];&quot;&quot;)">
            <text:p/>
          </table:table-cell>
          <table:table-cell table:formula="of:=IF([.AV198]=1;[.Z198]+[.AA198]+[.AB19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14" calcext:value-type="float">
            <text:p>214</text:p>
          </table:table-cell>
          <table:table-cell office:value-type="float" office:value="2387" calcext:value-type="float">
            <text:p>2387</text:p>
          </table:table-cell>
          <table:table-cell table:formula="of:=2*[.C199]/([.B199]*([.B199]-1))" office:value-type="float" office:value="0.104734324952832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199]=0;&quot;&quot;;1)">
            <text:p/>
          </table:table-cell>
          <table:table-cell table:formula="of:=IF([.AG199]=1;[.K199];&quot;&quot;)">
            <text:p/>
          </table:table-cell>
          <table:table-cell table:formula="of:=IF([.AG199]=1;[.B199];&quot;&quot;)">
            <text:p/>
          </table:table-cell>
          <table:table-cell table:formula="of:=IF([.AG199]=1;[.AH199]*100/[.AI199];&quot;&quot;)">
            <text:p/>
          </table:table-cell>
          <table:table-cell table:formula="of:=IF([.AG199]=1;[.E199]+[.F199]+[.G199];&quot;&quot;)">
            <text:p/>
          </table:table-cell>
          <table:table-cell table:formula="of:=IF([.R199]=0;&quot;&quot;;1)">
            <text:p/>
          </table:table-cell>
          <table:table-cell table:formula="of:=IF([.AL199]=1;[.R199];&quot;&quot;)">
            <text:p/>
          </table:table-cell>
          <table:table-cell table:formula="of:=IF([.AL199]=1;[.B199];&quot;&quot;)">
            <text:p/>
          </table:table-cell>
          <table:table-cell table:formula="of:=IF([.AL199]=1;[.AM199]*100/[.AN199];&quot;&quot;)">
            <text:p/>
          </table:table-cell>
          <table:table-cell table:formula="of:=IF([.AL199]=1;[.L199]+[.M199]+[.N199];&quot;&quot;)">
            <text:p/>
          </table:table-cell>
          <table:table-cell table:formula="of:=IF([.Y199]=0;&quot;&quot;;1)">
            <text:p/>
          </table:table-cell>
          <table:table-cell table:formula="of:=IF([.AQ199]=1;[.Y199];&quot;&quot;)">
            <text:p/>
          </table:table-cell>
          <table:table-cell table:formula="of:=IF([.AQ199]=1;[.B199];&quot;&quot;)">
            <text:p/>
          </table:table-cell>
          <table:table-cell table:formula="of:=IF([.AQ199]=1;[.AR199]*100/[.AS199];&quot;&quot;)">
            <text:p/>
          </table:table-cell>
          <table:table-cell table:formula="of:=IF([.AQ199]=1;[.S199]+[.T199]+[.U199];&quot;&quot;)">
            <text:p/>
          </table:table-cell>
          <table:table-cell table:formula="of:=IF([.AF199]=0;&quot;&quot;;1)">
            <text:p/>
          </table:table-cell>
          <table:table-cell table:formula="of:=IF([.AV199]=1;[.AF199];&quot;&quot;)">
            <text:p/>
          </table:table-cell>
          <table:table-cell table:formula="of:=IF([.AV199]=1;[.B199];&quot;&quot;)">
            <text:p/>
          </table:table-cell>
          <table:table-cell table:formula="of:=IF([.AV199]=1;[.AW199]*100/[.AX199];&quot;&quot;)">
            <text:p/>
          </table:table-cell>
          <table:table-cell table:formula="of:=IF([.AV199]=1;[.Z199]+[.AA199]+[.AB19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98" calcext:value-type="float">
            <text:p>198</text:p>
          </table:table-cell>
          <table:table-cell office:value-type="float" office:value="2055" calcext:value-type="float">
            <text:p>2055</text:p>
          </table:table-cell>
          <table:table-cell table:formula="of:=2*[.C200]/([.B200]*([.B200]-1))" office:value-type="float" office:value="0.10536840486079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formula="of:=IF([.K200]=0;&quot;&quot;;1)" office:value-type="float" office:value="1" calcext:value-type="float">
            <text:p>1</text:p>
          </table:table-cell>
          <table:table-cell table:formula="of:=IF([.AG200]=1;[.K200];&quot;&quot;)" office:value-type="float" office:value="7" calcext:value-type="float">
            <text:p>7.0</text:p>
          </table:table-cell>
          <table:table-cell table:formula="of:=IF([.AG200]=1;[.B200];&quot;&quot;)" office:value-type="float" office:value="198" calcext:value-type="float">
            <text:p>198.0</text:p>
          </table:table-cell>
          <table:table-cell table:formula="of:=IF([.AG200]=1;[.AH200]*100/[.AI200];&quot;&quot;)" office:value-type="float" office:value="3.53535353535354" calcext:value-type="float">
            <text:p>3.5</text:p>
          </table:table-cell>
          <table:table-cell table:formula="of:=IF([.AG200]=1;[.E200]+[.F200]+[.G200];&quot;&quot;)" office:value-type="float" office:value="0.04" calcext:value-type="float">
            <text:p>0.0</text:p>
          </table:table-cell>
          <table:table-cell table:formula="of:=IF([.R200]=0;&quot;&quot;;1)" office:value-type="float" office:value="1" calcext:value-type="float">
            <text:p>1.0</text:p>
          </table:table-cell>
          <table:table-cell table:formula="of:=IF([.AL200]=1;[.R200];&quot;&quot;)" office:value-type="float" office:value="7" calcext:value-type="float">
            <text:p>7.0</text:p>
          </table:table-cell>
          <table:table-cell table:formula="of:=IF([.AL200]=1;[.B200];&quot;&quot;)" office:value-type="float" office:value="198" calcext:value-type="float">
            <text:p>198.0</text:p>
          </table:table-cell>
          <table:table-cell table:formula="of:=IF([.AL200]=1;[.AM200]*100/[.AN200];&quot;&quot;)" office:value-type="float" office:value="3.53535353535354" calcext:value-type="float">
            <text:p>3.5</text:p>
          </table:table-cell>
          <table:table-cell table:formula="of:=IF([.AL200]=1;[.L200]+[.M200]+[.N200];&quot;&quot;)" office:value-type="float" office:value="0.06" calcext:value-type="float">
            <text:p>0.1</text:p>
          </table:table-cell>
          <table:table-cell table:formula="of:=IF([.Y200]=0;&quot;&quot;;1)" office:value-type="float" office:value="1" calcext:value-type="float">
            <text:p>1.0</text:p>
          </table:table-cell>
          <table:table-cell table:formula="of:=IF([.AQ200]=1;[.Y200];&quot;&quot;)" office:value-type="float" office:value="7" calcext:value-type="float">
            <text:p>7.0</text:p>
          </table:table-cell>
          <table:table-cell table:formula="of:=IF([.AQ200]=1;[.B200];&quot;&quot;)" office:value-type="float" office:value="198" calcext:value-type="float">
            <text:p>198.0</text:p>
          </table:table-cell>
          <table:table-cell table:formula="of:=IF([.AQ200]=1;[.AR200]*100/[.AS200];&quot;&quot;)" office:value-type="float" office:value="3.53535353535354" calcext:value-type="float">
            <text:p>3.5</text:p>
          </table:table-cell>
          <table:table-cell table:formula="of:=IF([.AQ200]=1;[.S200]+[.T200]+[.U200];&quot;&quot;)" office:value-type="float" office:value="0.07" calcext:value-type="float">
            <text:p>0.1</text:p>
          </table:table-cell>
          <table:table-cell table:formula="of:=IF([.AF200]=0;&quot;&quot;;1)" office:value-type="float" office:value="1" calcext:value-type="float">
            <text:p>1.0</text:p>
          </table:table-cell>
          <table:table-cell table:formula="of:=IF([.AV200]=1;[.AF200];&quot;&quot;)" office:value-type="float" office:value="182" calcext:value-type="float">
            <text:p>182.0</text:p>
          </table:table-cell>
          <table:table-cell table:formula="of:=IF([.AV200]=1;[.B200];&quot;&quot;)" office:value-type="float" office:value="198" calcext:value-type="float">
            <text:p>198.0</text:p>
          </table:table-cell>
          <table:table-cell table:formula="of:=IF([.AV200]=1;[.AW200]*100/[.AX200];&quot;&quot;)" office:value-type="float" office:value="91.9191919191919" calcext:value-type="float">
            <text:p>91.9</text:p>
          </table:table-cell>
          <table:table-cell table:formula="of:=IF([.AV200]=1;[.Z200]+[.AA200]+[.AB200];&quot;&quot;)" office:value-type="float" office:value="0.17" calcext:value-type="float">
            <text:p>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88" calcext:value-type="float">
            <text:p>188</text:p>
          </table:table-cell>
          <table:table-cell office:value-type="float" office:value="1861" calcext:value-type="float">
            <text:p>1861</text:p>
          </table:table-cell>
          <table:table-cell table:formula="of:=2*[.C201]/([.B201]*([.B201]-1))" office:value-type="float" office:value="0.105870975082489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formula="of:=IF([.K201]=0;&quot;&quot;;1)" office:value-type="float" office:value="1" calcext:value-type="float">
            <text:p>1</text:p>
          </table:table-cell>
          <table:table-cell table:formula="of:=IF([.AG201]=1;[.K201];&quot;&quot;)" office:value-type="float" office:value="9" calcext:value-type="float">
            <text:p>9.0</text:p>
          </table:table-cell>
          <table:table-cell table:formula="of:=IF([.AG201]=1;[.B201];&quot;&quot;)" office:value-type="float" office:value="188" calcext:value-type="float">
            <text:p>188.0</text:p>
          </table:table-cell>
          <table:table-cell table:formula="of:=IF([.AG201]=1;[.AH201]*100/[.AI201];&quot;&quot;)" office:value-type="float" office:value="4.78723404255319" calcext:value-type="float">
            <text:p>4.8</text:p>
          </table:table-cell>
          <table:table-cell table:formula="of:=IF([.AG201]=1;[.E201]+[.F201]+[.G201];&quot;&quot;)" office:value-type="float" office:value="0.04" calcext:value-type="float">
            <text:p>0.0</text:p>
          </table:table-cell>
          <table:table-cell table:formula="of:=IF([.R201]=0;&quot;&quot;;1)" office:value-type="float" office:value="1" calcext:value-type="float">
            <text:p>1.0</text:p>
          </table:table-cell>
          <table:table-cell table:formula="of:=IF([.AL201]=1;[.R201];&quot;&quot;)" office:value-type="float" office:value="9" calcext:value-type="float">
            <text:p>9.0</text:p>
          </table:table-cell>
          <table:table-cell table:formula="of:=IF([.AL201]=1;[.B201];&quot;&quot;)" office:value-type="float" office:value="188" calcext:value-type="float">
            <text:p>188.0</text:p>
          </table:table-cell>
          <table:table-cell table:formula="of:=IF([.AL201]=1;[.AM201]*100/[.AN201];&quot;&quot;)" office:value-type="float" office:value="4.78723404255319" calcext:value-type="float">
            <text:p>4.8</text:p>
          </table:table-cell>
          <table:table-cell table:formula="of:=IF([.AL201]=1;[.L201]+[.M201]+[.N201];&quot;&quot;)" office:value-type="float" office:value="0.05" calcext:value-type="float">
            <text:p>0.1</text:p>
          </table:table-cell>
          <table:table-cell table:formula="of:=IF([.Y201]=0;&quot;&quot;;1)" office:value-type="float" office:value="1" calcext:value-type="float">
            <text:p>1.0</text:p>
          </table:table-cell>
          <table:table-cell table:formula="of:=IF([.AQ201]=1;[.Y201];&quot;&quot;)" office:value-type="float" office:value="9" calcext:value-type="float">
            <text:p>9.0</text:p>
          </table:table-cell>
          <table:table-cell table:formula="of:=IF([.AQ201]=1;[.B201];&quot;&quot;)" office:value-type="float" office:value="188" calcext:value-type="float">
            <text:p>188.0</text:p>
          </table:table-cell>
          <table:table-cell table:formula="of:=IF([.AQ201]=1;[.AR201]*100/[.AS201];&quot;&quot;)" office:value-type="float" office:value="4.78723404255319" calcext:value-type="float">
            <text:p>4.8</text:p>
          </table:table-cell>
          <table:table-cell table:formula="of:=IF([.AQ201]=1;[.S201]+[.T201]+[.U201];&quot;&quot;)" office:value-type="float" office:value="0.07" calcext:value-type="float">
            <text:p>0.1</text:p>
          </table:table-cell>
          <table:table-cell table:formula="of:=IF([.AF201]=0;&quot;&quot;;1)" office:value-type="float" office:value="1" calcext:value-type="float">
            <text:p>1.0</text:p>
          </table:table-cell>
          <table:table-cell table:formula="of:=IF([.AV201]=1;[.AF201];&quot;&quot;)" office:value-type="float" office:value="172" calcext:value-type="float">
            <text:p>172.0</text:p>
          </table:table-cell>
          <table:table-cell table:formula="of:=IF([.AV201]=1;[.B201];&quot;&quot;)" office:value-type="float" office:value="188" calcext:value-type="float">
            <text:p>188.0</text:p>
          </table:table-cell>
          <table:table-cell table:formula="of:=IF([.AV201]=1;[.AW201]*100/[.AX201];&quot;&quot;)" office:value-type="float" office:value="91.4893617021277" calcext:value-type="float">
            <text:p>91.5</text:p>
          </table:table-cell>
          <table:table-cell table:formula="of:=IF([.AV201]=1;[.Z201]+[.AA201]+[.AB201];&quot;&quot;)" office:value-type="float" office:value="0.13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13" calcext:value-type="float">
            <text:p>213</text:p>
          </table:table-cell>
          <table:table-cell office:value-type="float" office:value="2392" calcext:value-type="float">
            <text:p>2392</text:p>
          </table:table-cell>
          <table:table-cell table:formula="of:=2*[.C202]/([.B202]*([.B202]-1))" office:value-type="float" office:value="0.105943839135442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K202]=0;&quot;&quot;;1)" office:value-type="float" office:value="1" calcext:value-type="float">
            <text:p>1</text:p>
          </table:table-cell>
          <table:table-cell table:formula="of:=IF([.AG202]=1;[.K202];&quot;&quot;)" office:value-type="float" office:value="1" calcext:value-type="float">
            <text:p>1.0</text:p>
          </table:table-cell>
          <table:table-cell table:formula="of:=IF([.AG202]=1;[.B202];&quot;&quot;)" office:value-type="float" office:value="213" calcext:value-type="float">
            <text:p>213.0</text:p>
          </table:table-cell>
          <table:table-cell table:formula="of:=IF([.AG202]=1;[.AH202]*100/[.AI202];&quot;&quot;)" office:value-type="float" office:value="0.469483568075117" calcext:value-type="float">
            <text:p>0.5</text:p>
          </table:table-cell>
          <table:table-cell table:formula="of:=IF([.AG202]=1;[.E202]+[.F202]+[.G202];&quot;&quot;)" office:value-type="float" office:value="0.05" calcext:value-type="float">
            <text:p>0.1</text:p>
          </table:table-cell>
          <table:table-cell table:formula="of:=IF([.R202]=0;&quot;&quot;;1)" office:value-type="float" office:value="1" calcext:value-type="float">
            <text:p>1.0</text:p>
          </table:table-cell>
          <table:table-cell table:formula="of:=IF([.AL202]=1;[.R202];&quot;&quot;)" office:value-type="float" office:value="1" calcext:value-type="float">
            <text:p>1.0</text:p>
          </table:table-cell>
          <table:table-cell table:formula="of:=IF([.AL202]=1;[.B202];&quot;&quot;)" office:value-type="float" office:value="213" calcext:value-type="float">
            <text:p>213.0</text:p>
          </table:table-cell>
          <table:table-cell table:formula="of:=IF([.AL202]=1;[.AM202]*100/[.AN202];&quot;&quot;)" office:value-type="float" office:value="0.469483568075117" calcext:value-type="float">
            <text:p>0.5</text:p>
          </table:table-cell>
          <table:table-cell table:formula="of:=IF([.AL202]=1;[.L202]+[.M202]+[.N202];&quot;&quot;)" office:value-type="float" office:value="0.08" calcext:value-type="float">
            <text:p>0.1</text:p>
          </table:table-cell>
          <table:table-cell table:formula="of:=IF([.Y202]=0;&quot;&quot;;1)" office:value-type="float" office:value="1" calcext:value-type="float">
            <text:p>1.0</text:p>
          </table:table-cell>
          <table:table-cell table:formula="of:=IF([.AQ202]=1;[.Y202];&quot;&quot;)" office:value-type="float" office:value="1" calcext:value-type="float">
            <text:p>1.0</text:p>
          </table:table-cell>
          <table:table-cell table:formula="of:=IF([.AQ202]=1;[.B202];&quot;&quot;)" office:value-type="float" office:value="213" calcext:value-type="float">
            <text:p>213.0</text:p>
          </table:table-cell>
          <table:table-cell table:formula="of:=IF([.AQ202]=1;[.AR202]*100/[.AS202];&quot;&quot;)" office:value-type="float" office:value="0.469483568075117" calcext:value-type="float">
            <text:p>0.5</text:p>
          </table:table-cell>
          <table:table-cell table:formula="of:=IF([.AQ202]=1;[.S202]+[.T202]+[.U202];&quot;&quot;)" office:value-type="float" office:value="0.07" calcext:value-type="float">
            <text:p>0.1</text:p>
          </table:table-cell>
          <table:table-cell table:formula="of:=IF([.AF202]=0;&quot;&quot;;1)" office:value-type="float" office:value="1" calcext:value-type="float">
            <text:p>1.0</text:p>
          </table:table-cell>
          <table:table-cell table:formula="of:=IF([.AV202]=1;[.AF202];&quot;&quot;)" office:value-type="float" office:value="1" calcext:value-type="float">
            <text:p>1.0</text:p>
          </table:table-cell>
          <table:table-cell table:formula="of:=IF([.AV202]=1;[.B202];&quot;&quot;)" office:value-type="float" office:value="213" calcext:value-type="float">
            <text:p>213.0</text:p>
          </table:table-cell>
          <table:table-cell table:formula="of:=IF([.AV202]=1;[.AW202]*100/[.AX202];&quot;&quot;)" office:value-type="float" office:value="0.469483568075117" calcext:value-type="float">
            <text:p>0.5</text:p>
          </table:table-cell>
          <table:table-cell table:formula="of:=IF([.AV202]=1;[.Z202]+[.AA202]+[.AB202];&quot;&quot;)" office:value-type="float" office:value="0.1" calcext:value-type="float">
            <text:p>0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00" calcext:value-type="float">
            <text:p>200</text:p>
          </table:table-cell>
          <table:table-cell office:value-type="float" office:value="2079" calcext:value-type="float">
            <text:p>2079</text:p>
          </table:table-cell>
          <table:table-cell table:formula="of:=2*[.C203]/([.B203]*([.B203]-1))" office:value-type="float" office:value="0.104472361809045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03]=0;&quot;&quot;;1)">
            <text:p/>
          </table:table-cell>
          <table:table-cell table:formula="of:=IF([.AG203]=1;[.K203];&quot;&quot;)">
            <text:p/>
          </table:table-cell>
          <table:table-cell table:formula="of:=IF([.AG203]=1;[.B203];&quot;&quot;)">
            <text:p/>
          </table:table-cell>
          <table:table-cell table:formula="of:=IF([.AG203]=1;[.AH203]*100/[.AI203];&quot;&quot;)">
            <text:p/>
          </table:table-cell>
          <table:table-cell table:formula="of:=IF([.AG203]=1;[.E203]+[.F203]+[.G203];&quot;&quot;)">
            <text:p/>
          </table:table-cell>
          <table:table-cell table:formula="of:=IF([.R203]=0;&quot;&quot;;1)">
            <text:p/>
          </table:table-cell>
          <table:table-cell table:formula="of:=IF([.AL203]=1;[.R203];&quot;&quot;)">
            <text:p/>
          </table:table-cell>
          <table:table-cell table:formula="of:=IF([.AL203]=1;[.B203];&quot;&quot;)">
            <text:p/>
          </table:table-cell>
          <table:table-cell table:formula="of:=IF([.AL203]=1;[.AM203]*100/[.AN203];&quot;&quot;)">
            <text:p/>
          </table:table-cell>
          <table:table-cell table:formula="of:=IF([.AL203]=1;[.L203]+[.M203]+[.N203];&quot;&quot;)">
            <text:p/>
          </table:table-cell>
          <table:table-cell table:formula="of:=IF([.Y203]=0;&quot;&quot;;1)">
            <text:p/>
          </table:table-cell>
          <table:table-cell table:formula="of:=IF([.AQ203]=1;[.Y203];&quot;&quot;)">
            <text:p/>
          </table:table-cell>
          <table:table-cell table:formula="of:=IF([.AQ203]=1;[.B203];&quot;&quot;)">
            <text:p/>
          </table:table-cell>
          <table:table-cell table:formula="of:=IF([.AQ203]=1;[.AR203]*100/[.AS203];&quot;&quot;)">
            <text:p/>
          </table:table-cell>
          <table:table-cell table:formula="of:=IF([.AQ203]=1;[.S203]+[.T203]+[.U203];&quot;&quot;)">
            <text:p/>
          </table:table-cell>
          <table:table-cell table:formula="of:=IF([.AF203]=0;&quot;&quot;;1)">
            <text:p/>
          </table:table-cell>
          <table:table-cell table:formula="of:=IF([.AV203]=1;[.AF203];&quot;&quot;)">
            <text:p/>
          </table:table-cell>
          <table:table-cell table:formula="of:=IF([.AV203]=1;[.B203];&quot;&quot;)">
            <text:p/>
          </table:table-cell>
          <table:table-cell table:formula="of:=IF([.AV203]=1;[.AW203]*100/[.AX203];&quot;&quot;)">
            <text:p/>
          </table:table-cell>
          <table:table-cell table:formula="of:=IF([.AV203]=1;[.Z203]+[.AA203]+[.AB20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85" calcext:value-type="float">
            <text:p>185</text:p>
          </table:table-cell>
          <table:table-cell office:value-type="float" office:value="1803" calcext:value-type="float">
            <text:p>1803</text:p>
          </table:table-cell>
          <table:table-cell table:formula="of:=2*[.C204]/([.B204]*([.B204]-1))" office:value-type="float" office:value="0.10593419506463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K204]=0;&quot;&quot;;1)" office:value-type="float" office:value="1" calcext:value-type="float">
            <text:p>1</text:p>
          </table:table-cell>
          <table:table-cell table:formula="of:=IF([.AG204]=1;[.K204];&quot;&quot;)" office:value-type="float" office:value="4" calcext:value-type="float">
            <text:p>4.0</text:p>
          </table:table-cell>
          <table:table-cell table:formula="of:=IF([.AG204]=1;[.B204];&quot;&quot;)" office:value-type="float" office:value="185" calcext:value-type="float">
            <text:p>185.0</text:p>
          </table:table-cell>
          <table:table-cell table:formula="of:=IF([.AG204]=1;[.AH204]*100/[.AI204];&quot;&quot;)" office:value-type="float" office:value="2.16216216216216" calcext:value-type="float">
            <text:p>2.2</text:p>
          </table:table-cell>
          <table:table-cell table:formula="of:=IF([.AG204]=1;[.E204]+[.F204]+[.G204];&quot;&quot;)" office:value-type="float" office:value="0.03" calcext:value-type="float">
            <text:p>0.0</text:p>
          </table:table-cell>
          <table:table-cell table:formula="of:=IF([.R204]=0;&quot;&quot;;1)" office:value-type="float" office:value="1" calcext:value-type="float">
            <text:p>1.0</text:p>
          </table:table-cell>
          <table:table-cell table:formula="of:=IF([.AL204]=1;[.R204];&quot;&quot;)" office:value-type="float" office:value="4" calcext:value-type="float">
            <text:p>4.0</text:p>
          </table:table-cell>
          <table:table-cell table:formula="of:=IF([.AL204]=1;[.B204];&quot;&quot;)" office:value-type="float" office:value="185" calcext:value-type="float">
            <text:p>185.0</text:p>
          </table:table-cell>
          <table:table-cell table:formula="of:=IF([.AL204]=1;[.AM204]*100/[.AN204];&quot;&quot;)" office:value-type="float" office:value="2.16216216216216" calcext:value-type="float">
            <text:p>2.2</text:p>
          </table:table-cell>
          <table:table-cell table:formula="of:=IF([.AL204]=1;[.L204]+[.M204]+[.N204];&quot;&quot;)" office:value-type="float" office:value="0.04" calcext:value-type="float">
            <text:p>0.0</text:p>
          </table:table-cell>
          <table:table-cell table:formula="of:=IF([.Y204]=0;&quot;&quot;;1)" office:value-type="float" office:value="1" calcext:value-type="float">
            <text:p>1.0</text:p>
          </table:table-cell>
          <table:table-cell table:formula="of:=IF([.AQ204]=1;[.Y204];&quot;&quot;)" office:value-type="float" office:value="4" calcext:value-type="float">
            <text:p>4.0</text:p>
          </table:table-cell>
          <table:table-cell table:formula="of:=IF([.AQ204]=1;[.B204];&quot;&quot;)" office:value-type="float" office:value="185" calcext:value-type="float">
            <text:p>185.0</text:p>
          </table:table-cell>
          <table:table-cell table:formula="of:=IF([.AQ204]=1;[.AR204]*100/[.AS204];&quot;&quot;)" office:value-type="float" office:value="2.16216216216216" calcext:value-type="float">
            <text:p>2.2</text:p>
          </table:table-cell>
          <table:table-cell table:formula="of:=IF([.AQ204]=1;[.S204]+[.T204]+[.U204];&quot;&quot;)" office:value-type="float" office:value="0.05" calcext:value-type="float">
            <text:p>0.1</text:p>
          </table:table-cell>
          <table:table-cell table:formula="of:=IF([.AF204]=0;&quot;&quot;;1)" office:value-type="float" office:value="1" calcext:value-type="float">
            <text:p>1.0</text:p>
          </table:table-cell>
          <table:table-cell table:formula="of:=IF([.AV204]=1;[.AF204];&quot;&quot;)" office:value-type="float" office:value="10" calcext:value-type="float">
            <text:p>10.0</text:p>
          </table:table-cell>
          <table:table-cell table:formula="of:=IF([.AV204]=1;[.B204];&quot;&quot;)" office:value-type="float" office:value="185" calcext:value-type="float">
            <text:p>185.0</text:p>
          </table:table-cell>
          <table:table-cell table:formula="of:=IF([.AV204]=1;[.AW204]*100/[.AX204];&quot;&quot;)" office:value-type="float" office:value="5.40540540540541" calcext:value-type="float">
            <text:p>5.4</text:p>
          </table:table-cell>
          <table:table-cell table:formula="of:=IF([.AV204]=1;[.Z204]+[.AA204]+[.AB204];&quot;&quot;)" office:value-type="float" office:value="0.17" calcext:value-type="float">
            <text:p>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17" calcext:value-type="float">
            <text:p>217</text:p>
          </table:table-cell>
          <table:table-cell office:value-type="float" office:value="2447" calcext:value-type="float">
            <text:p>2447</text:p>
          </table:table-cell>
          <table:table-cell table:formula="of:=2*[.C205]/([.B205]*([.B205]-1))" office:value-type="float" office:value="0.104412015702338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05]=0;&quot;&quot;;1)">
            <text:p/>
          </table:table-cell>
          <table:table-cell table:formula="of:=IF([.AG205]=1;[.K205];&quot;&quot;)">
            <text:p/>
          </table:table-cell>
          <table:table-cell table:formula="of:=IF([.AG205]=1;[.B205];&quot;&quot;)">
            <text:p/>
          </table:table-cell>
          <table:table-cell table:formula="of:=IF([.AG205]=1;[.AH205]*100/[.AI205];&quot;&quot;)">
            <text:p/>
          </table:table-cell>
          <table:table-cell table:formula="of:=IF([.AG205]=1;[.E205]+[.F205]+[.G205];&quot;&quot;)">
            <text:p/>
          </table:table-cell>
          <table:table-cell table:formula="of:=IF([.R205]=0;&quot;&quot;;1)">
            <text:p/>
          </table:table-cell>
          <table:table-cell table:formula="of:=IF([.AL205]=1;[.R205];&quot;&quot;)">
            <text:p/>
          </table:table-cell>
          <table:table-cell table:formula="of:=IF([.AL205]=1;[.B205];&quot;&quot;)">
            <text:p/>
          </table:table-cell>
          <table:table-cell table:formula="of:=IF([.AL205]=1;[.AM205]*100/[.AN205];&quot;&quot;)">
            <text:p/>
          </table:table-cell>
          <table:table-cell table:formula="of:=IF([.AL205]=1;[.L205]+[.M205]+[.N205];&quot;&quot;)">
            <text:p/>
          </table:table-cell>
          <table:table-cell table:formula="of:=IF([.Y205]=0;&quot;&quot;;1)">
            <text:p/>
          </table:table-cell>
          <table:table-cell table:formula="of:=IF([.AQ205]=1;[.Y205];&quot;&quot;)">
            <text:p/>
          </table:table-cell>
          <table:table-cell table:formula="of:=IF([.AQ205]=1;[.B205];&quot;&quot;)">
            <text:p/>
          </table:table-cell>
          <table:table-cell table:formula="of:=IF([.AQ205]=1;[.AR205]*100/[.AS205];&quot;&quot;)">
            <text:p/>
          </table:table-cell>
          <table:table-cell table:formula="of:=IF([.AQ205]=1;[.S205]+[.T205]+[.U205];&quot;&quot;)">
            <text:p/>
          </table:table-cell>
          <table:table-cell table:formula="of:=IF([.AF205]=0;&quot;&quot;;1)">
            <text:p/>
          </table:table-cell>
          <table:table-cell table:formula="of:=IF([.AV205]=1;[.AF205];&quot;&quot;)">
            <text:p/>
          </table:table-cell>
          <table:table-cell table:formula="of:=IF([.AV205]=1;[.B205];&quot;&quot;)">
            <text:p/>
          </table:table-cell>
          <table:table-cell table:formula="of:=IF([.AV205]=1;[.AW205]*100/[.AX205];&quot;&quot;)">
            <text:p/>
          </table:table-cell>
          <table:table-cell table:formula="of:=IF([.AV205]=1;[.Z205]+[.AA205]+[.AB20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81" calcext:value-type="float">
            <text:p>281</text:p>
          </table:table-cell>
          <table:table-cell office:value-type="float" office:value="3554" calcext:value-type="float">
            <text:p>3554</text:p>
          </table:table-cell>
          <table:table-cell table:formula="of:=2*[.C206]/([.B206]*([.B206]-1))" office:value-type="float" office:value="0.0903406202338587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06]=0;&quot;&quot;;1)">
            <text:p/>
          </table:table-cell>
          <table:table-cell table:formula="of:=IF([.AG206]=1;[.K206];&quot;&quot;)">
            <text:p/>
          </table:table-cell>
          <table:table-cell table:formula="of:=IF([.AG206]=1;[.B206];&quot;&quot;)">
            <text:p/>
          </table:table-cell>
          <table:table-cell table:formula="of:=IF([.AG206]=1;[.AH206]*100/[.AI206];&quot;&quot;)">
            <text:p/>
          </table:table-cell>
          <table:table-cell table:formula="of:=IF([.AG206]=1;[.E206]+[.F206]+[.G206];&quot;&quot;)">
            <text:p/>
          </table:table-cell>
          <table:table-cell table:formula="of:=IF([.R206]=0;&quot;&quot;;1)">
            <text:p/>
          </table:table-cell>
          <table:table-cell table:formula="of:=IF([.AL206]=1;[.R206];&quot;&quot;)">
            <text:p/>
          </table:table-cell>
          <table:table-cell table:formula="of:=IF([.AL206]=1;[.B206];&quot;&quot;)">
            <text:p/>
          </table:table-cell>
          <table:table-cell table:formula="of:=IF([.AL206]=1;[.AM206]*100/[.AN206];&quot;&quot;)">
            <text:p/>
          </table:table-cell>
          <table:table-cell table:formula="of:=IF([.AL206]=1;[.L206]+[.M206]+[.N206];&quot;&quot;)">
            <text:p/>
          </table:table-cell>
          <table:table-cell table:formula="of:=IF([.Y206]=0;&quot;&quot;;1)">
            <text:p/>
          </table:table-cell>
          <table:table-cell table:formula="of:=IF([.AQ206]=1;[.Y206];&quot;&quot;)">
            <text:p/>
          </table:table-cell>
          <table:table-cell table:formula="of:=IF([.AQ206]=1;[.B206];&quot;&quot;)">
            <text:p/>
          </table:table-cell>
          <table:table-cell table:formula="of:=IF([.AQ206]=1;[.AR206]*100/[.AS206];&quot;&quot;)">
            <text:p/>
          </table:table-cell>
          <table:table-cell table:formula="of:=IF([.AQ206]=1;[.S206]+[.T206]+[.U206];&quot;&quot;)">
            <text:p/>
          </table:table-cell>
          <table:table-cell table:formula="of:=IF([.AF206]=0;&quot;&quot;;1)">
            <text:p/>
          </table:table-cell>
          <table:table-cell table:formula="of:=IF([.AV206]=1;[.AF206];&quot;&quot;)">
            <text:p/>
          </table:table-cell>
          <table:table-cell table:formula="of:=IF([.AV206]=1;[.B206];&quot;&quot;)">
            <text:p/>
          </table:table-cell>
          <table:table-cell table:formula="of:=IF([.AV206]=1;[.AW206]*100/[.AX206];&quot;&quot;)">
            <text:p/>
          </table:table-cell>
          <table:table-cell table:formula="of:=IF([.AV206]=1;[.Z206]+[.AA206]+[.AB20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85" calcext:value-type="float">
            <text:p>285</text:p>
          </table:table-cell>
          <table:table-cell office:value-type="float" office:value="3684" calcext:value-type="float">
            <text:p>3684</text:p>
          </table:table-cell>
          <table:table-cell table:formula="of:=2*[.C207]/([.B207]*([.B207]-1))" office:value-type="float" office:value="0.0910303928836175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K207]=0;&quot;&quot;;1)" office:value-type="float" office:value="1" calcext:value-type="float">
            <text:p>1</text:p>
          </table:table-cell>
          <table:table-cell table:formula="of:=IF([.AG207]=1;[.K207];&quot;&quot;)" office:value-type="float" office:value="1" calcext:value-type="float">
            <text:p>1.0</text:p>
          </table:table-cell>
          <table:table-cell table:formula="of:=IF([.AG207]=1;[.B207];&quot;&quot;)" office:value-type="float" office:value="285" calcext:value-type="float">
            <text:p>285.0</text:p>
          </table:table-cell>
          <table:table-cell table:formula="of:=IF([.AG207]=1;[.AH207]*100/[.AI207];&quot;&quot;)" office:value-type="float" office:value="0.350877192982456" calcext:value-type="float">
            <text:p>0.4</text:p>
          </table:table-cell>
          <table:table-cell table:formula="of:=IF([.AG207]=1;[.E207]+[.F207]+[.G207];&quot;&quot;)" office:value-type="float" office:value="0.09" calcext:value-type="float">
            <text:p>0.1</text:p>
          </table:table-cell>
          <table:table-cell table:formula="of:=IF([.R207]=0;&quot;&quot;;1)" office:value-type="float" office:value="1" calcext:value-type="float">
            <text:p>1.0</text:p>
          </table:table-cell>
          <table:table-cell table:formula="of:=IF([.AL207]=1;[.R207];&quot;&quot;)" office:value-type="float" office:value="1" calcext:value-type="float">
            <text:p>1.0</text:p>
          </table:table-cell>
          <table:table-cell table:formula="of:=IF([.AL207]=1;[.B207];&quot;&quot;)" office:value-type="float" office:value="285" calcext:value-type="float">
            <text:p>285.0</text:p>
          </table:table-cell>
          <table:table-cell table:formula="of:=IF([.AL207]=1;[.AM207]*100/[.AN207];&quot;&quot;)" office:value-type="float" office:value="0.350877192982456" calcext:value-type="float">
            <text:p>0.4</text:p>
          </table:table-cell>
          <table:table-cell table:formula="of:=IF([.AL207]=1;[.L207]+[.M207]+[.N207];&quot;&quot;)" office:value-type="float" office:value="0.14" calcext:value-type="float">
            <text:p>0.1</text:p>
          </table:table-cell>
          <table:table-cell table:formula="of:=IF([.Y207]=0;&quot;&quot;;1)" office:value-type="float" office:value="1" calcext:value-type="float">
            <text:p>1.0</text:p>
          </table:table-cell>
          <table:table-cell table:formula="of:=IF([.AQ207]=1;[.Y207];&quot;&quot;)" office:value-type="float" office:value="1" calcext:value-type="float">
            <text:p>1.0</text:p>
          </table:table-cell>
          <table:table-cell table:formula="of:=IF([.AQ207]=1;[.B207];&quot;&quot;)" office:value-type="float" office:value="285" calcext:value-type="float">
            <text:p>285.0</text:p>
          </table:table-cell>
          <table:table-cell table:formula="of:=IF([.AQ207]=1;[.AR207]*100/[.AS207];&quot;&quot;)" office:value-type="float" office:value="0.350877192982456" calcext:value-type="float">
            <text:p>0.4</text:p>
          </table:table-cell>
          <table:table-cell table:formula="of:=IF([.AQ207]=1;[.S207]+[.T207]+[.U207];&quot;&quot;)" office:value-type="float" office:value="0.16" calcext:value-type="float">
            <text:p>0.2</text:p>
          </table:table-cell>
          <table:table-cell table:formula="of:=IF([.AF207]=0;&quot;&quot;;1)" office:value-type="float" office:value="1" calcext:value-type="float">
            <text:p>1.0</text:p>
          </table:table-cell>
          <table:table-cell table:formula="of:=IF([.AV207]=1;[.AF207];&quot;&quot;)" office:value-type="float" office:value="1" calcext:value-type="float">
            <text:p>1.0</text:p>
          </table:table-cell>
          <table:table-cell table:formula="of:=IF([.AV207]=1;[.B207];&quot;&quot;)" office:value-type="float" office:value="285" calcext:value-type="float">
            <text:p>285.0</text:p>
          </table:table-cell>
          <table:table-cell table:formula="of:=IF([.AV207]=1;[.AW207]*100/[.AX207];&quot;&quot;)" office:value-type="float" office:value="0.350877192982456" calcext:value-type="float">
            <text:p>0.4</text:p>
          </table:table-cell>
          <table:table-cell table:formula="of:=IF([.AV207]=1;[.Z207]+[.AA207]+[.AB207];&quot;&quot;)" office:value-type="float" office:value="0.19" calcext:value-type="float">
            <text:p>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88" calcext:value-type="float">
            <text:p>288</text:p>
          </table:table-cell>
          <table:table-cell office:value-type="float" office:value="3732" calcext:value-type="float">
            <text:p>3732</text:p>
          </table:table-cell>
          <table:table-cell table:formula="of:=2*[.C208]/([.B208]*([.B208]-1))" office:value-type="float" office:value="0.0903019744483159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08]=0;&quot;&quot;;1)">
            <text:p/>
          </table:table-cell>
          <table:table-cell table:formula="of:=IF([.AG208]=1;[.K208];&quot;&quot;)">
            <text:p/>
          </table:table-cell>
          <table:table-cell table:formula="of:=IF([.AG208]=1;[.B208];&quot;&quot;)">
            <text:p/>
          </table:table-cell>
          <table:table-cell table:formula="of:=IF([.AG208]=1;[.AH208]*100/[.AI208];&quot;&quot;)">
            <text:p/>
          </table:table-cell>
          <table:table-cell table:formula="of:=IF([.AG208]=1;[.E208]+[.F208]+[.G208];&quot;&quot;)">
            <text:p/>
          </table:table-cell>
          <table:table-cell table:formula="of:=IF([.R208]=0;&quot;&quot;;1)">
            <text:p/>
          </table:table-cell>
          <table:table-cell table:formula="of:=IF([.AL208]=1;[.R208];&quot;&quot;)">
            <text:p/>
          </table:table-cell>
          <table:table-cell table:formula="of:=IF([.AL208]=1;[.B208];&quot;&quot;)">
            <text:p/>
          </table:table-cell>
          <table:table-cell table:formula="of:=IF([.AL208]=1;[.AM208]*100/[.AN208];&quot;&quot;)">
            <text:p/>
          </table:table-cell>
          <table:table-cell table:formula="of:=IF([.AL208]=1;[.L208]+[.M208]+[.N208];&quot;&quot;)">
            <text:p/>
          </table:table-cell>
          <table:table-cell table:formula="of:=IF([.Y208]=0;&quot;&quot;;1)">
            <text:p/>
          </table:table-cell>
          <table:table-cell table:formula="of:=IF([.AQ208]=1;[.Y208];&quot;&quot;)">
            <text:p/>
          </table:table-cell>
          <table:table-cell table:formula="of:=IF([.AQ208]=1;[.B208];&quot;&quot;)">
            <text:p/>
          </table:table-cell>
          <table:table-cell table:formula="of:=IF([.AQ208]=1;[.AR208]*100/[.AS208];&quot;&quot;)">
            <text:p/>
          </table:table-cell>
          <table:table-cell table:formula="of:=IF([.AQ208]=1;[.S208]+[.T208]+[.U208];&quot;&quot;)">
            <text:p/>
          </table:table-cell>
          <table:table-cell table:formula="of:=IF([.AF208]=0;&quot;&quot;;1)">
            <text:p/>
          </table:table-cell>
          <table:table-cell table:formula="of:=IF([.AV208]=1;[.AF208];&quot;&quot;)">
            <text:p/>
          </table:table-cell>
          <table:table-cell table:formula="of:=IF([.AV208]=1;[.B208];&quot;&quot;)">
            <text:p/>
          </table:table-cell>
          <table:table-cell table:formula="of:=IF([.AV208]=1;[.AW208]*100/[.AX208];&quot;&quot;)">
            <text:p/>
          </table:table-cell>
          <table:table-cell table:formula="of:=IF([.AV208]=1;[.Z208]+[.AA208]+[.AB208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69" calcext:value-type="float">
            <text:p>269</text:p>
          </table:table-cell>
          <table:table-cell office:value-type="float" office:value="3284" calcext:value-type="float">
            <text:p>3284</text:p>
          </table:table-cell>
          <table:table-cell table:formula="of:=2*[.C209]/([.B209]*([.B209]-1))" office:value-type="float" office:value="0.091105809243744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K209]=0;&quot;&quot;;1)" office:value-type="float" office:value="1" calcext:value-type="float">
            <text:p>1</text:p>
          </table:table-cell>
          <table:table-cell table:formula="of:=IF([.AG209]=1;[.K209];&quot;&quot;)" office:value-type="float" office:value="4" calcext:value-type="float">
            <text:p>4.0</text:p>
          </table:table-cell>
          <table:table-cell table:formula="of:=IF([.AG209]=1;[.B209];&quot;&quot;)" office:value-type="float" office:value="269" calcext:value-type="float">
            <text:p>269.0</text:p>
          </table:table-cell>
          <table:table-cell table:formula="of:=IF([.AG209]=1;[.AH209]*100/[.AI209];&quot;&quot;)" office:value-type="float" office:value="1.48698884758364" calcext:value-type="float">
            <text:p>1.5</text:p>
          </table:table-cell>
          <table:table-cell table:formula="of:=IF([.AG209]=1;[.E209]+[.F209]+[.G209];&quot;&quot;)" office:value-type="float" office:value="0.08" calcext:value-type="float">
            <text:p>0.1</text:p>
          </table:table-cell>
          <table:table-cell table:formula="of:=IF([.R209]=0;&quot;&quot;;1)" office:value-type="float" office:value="1" calcext:value-type="float">
            <text:p>1.0</text:p>
          </table:table-cell>
          <table:table-cell table:formula="of:=IF([.AL209]=1;[.R209];&quot;&quot;)" office:value-type="float" office:value="4" calcext:value-type="float">
            <text:p>4.0</text:p>
          </table:table-cell>
          <table:table-cell table:formula="of:=IF([.AL209]=1;[.B209];&quot;&quot;)" office:value-type="float" office:value="269" calcext:value-type="float">
            <text:p>269.0</text:p>
          </table:table-cell>
          <table:table-cell table:formula="of:=IF([.AL209]=1;[.AM209]*100/[.AN209];&quot;&quot;)" office:value-type="float" office:value="1.48698884758364" calcext:value-type="float">
            <text:p>1.5</text:p>
          </table:table-cell>
          <table:table-cell table:formula="of:=IF([.AL209]=1;[.L209]+[.M209]+[.N209];&quot;&quot;)" office:value-type="float" office:value="0.12" calcext:value-type="float">
            <text:p>0.1</text:p>
          </table:table-cell>
          <table:table-cell table:formula="of:=IF([.Y209]=0;&quot;&quot;;1)" office:value-type="float" office:value="1" calcext:value-type="float">
            <text:p>1.0</text:p>
          </table:table-cell>
          <table:table-cell table:formula="of:=IF([.AQ209]=1;[.Y209];&quot;&quot;)" office:value-type="float" office:value="4" calcext:value-type="float">
            <text:p>4.0</text:p>
          </table:table-cell>
          <table:table-cell table:formula="of:=IF([.AQ209]=1;[.B209];&quot;&quot;)" office:value-type="float" office:value="269" calcext:value-type="float">
            <text:p>269.0</text:p>
          </table:table-cell>
          <table:table-cell table:formula="of:=IF([.AQ209]=1;[.AR209]*100/[.AS209];&quot;&quot;)" office:value-type="float" office:value="1.48698884758364" calcext:value-type="float">
            <text:p>1.5</text:p>
          </table:table-cell>
          <table:table-cell table:formula="of:=IF([.AQ209]=1;[.S209]+[.T209]+[.U209];&quot;&quot;)" office:value-type="float" office:value="0.14" calcext:value-type="float">
            <text:p>0.1</text:p>
          </table:table-cell>
          <table:table-cell table:formula="of:=IF([.AF209]=0;&quot;&quot;;1)" office:value-type="float" office:value="1" calcext:value-type="float">
            <text:p>1.0</text:p>
          </table:table-cell>
          <table:table-cell table:formula="of:=IF([.AV209]=1;[.AF209];&quot;&quot;)" office:value-type="float" office:value="6" calcext:value-type="float">
            <text:p>6.0</text:p>
          </table:table-cell>
          <table:table-cell table:formula="of:=IF([.AV209]=1;[.B209];&quot;&quot;)" office:value-type="float" office:value="269" calcext:value-type="float">
            <text:p>269.0</text:p>
          </table:table-cell>
          <table:table-cell table:formula="of:=IF([.AV209]=1;[.AW209]*100/[.AX209];&quot;&quot;)" office:value-type="float" office:value="2.23048327137546" calcext:value-type="float">
            <text:p>2.2</text:p>
          </table:table-cell>
          <table:table-cell table:formula="of:=IF([.AV209]=1;[.Z209]+[.AA209]+[.AB209];&quot;&quot;)" office:value-type="float" office:value="0.2" calcext:value-type="float">
            <text:p>0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66" calcext:value-type="float">
            <text:p>266</text:p>
          </table:table-cell>
          <table:table-cell office:value-type="float" office:value="3177" calcext:value-type="float">
            <text:p>3177</text:p>
          </table:table-cell>
          <table:table-cell table:formula="of:=2*[.C210]/([.B210]*([.B210]-1))" office:value-type="float" office:value="0.0901404454532558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10]=0;&quot;&quot;;1)">
            <text:p/>
          </table:table-cell>
          <table:table-cell table:formula="of:=IF([.AG210]=1;[.K210];&quot;&quot;)">
            <text:p/>
          </table:table-cell>
          <table:table-cell table:formula="of:=IF([.AG210]=1;[.B210];&quot;&quot;)">
            <text:p/>
          </table:table-cell>
          <table:table-cell table:formula="of:=IF([.AG210]=1;[.AH210]*100/[.AI210];&quot;&quot;)">
            <text:p/>
          </table:table-cell>
          <table:table-cell table:formula="of:=IF([.AG210]=1;[.E210]+[.F210]+[.G210];&quot;&quot;)">
            <text:p/>
          </table:table-cell>
          <table:table-cell table:formula="of:=IF([.R210]=0;&quot;&quot;;1)">
            <text:p/>
          </table:table-cell>
          <table:table-cell table:formula="of:=IF([.AL210]=1;[.R210];&quot;&quot;)">
            <text:p/>
          </table:table-cell>
          <table:table-cell table:formula="of:=IF([.AL210]=1;[.B210];&quot;&quot;)">
            <text:p/>
          </table:table-cell>
          <table:table-cell table:formula="of:=IF([.AL210]=1;[.AM210]*100/[.AN210];&quot;&quot;)">
            <text:p/>
          </table:table-cell>
          <table:table-cell table:formula="of:=IF([.AL210]=1;[.L210]+[.M210]+[.N210];&quot;&quot;)">
            <text:p/>
          </table:table-cell>
          <table:table-cell table:formula="of:=IF([.Y210]=0;&quot;&quot;;1)">
            <text:p/>
          </table:table-cell>
          <table:table-cell table:formula="of:=IF([.AQ210]=1;[.Y210];&quot;&quot;)">
            <text:p/>
          </table:table-cell>
          <table:table-cell table:formula="of:=IF([.AQ210]=1;[.B210];&quot;&quot;)">
            <text:p/>
          </table:table-cell>
          <table:table-cell table:formula="of:=IF([.AQ210]=1;[.AR210]*100/[.AS210];&quot;&quot;)">
            <text:p/>
          </table:table-cell>
          <table:table-cell table:formula="of:=IF([.AQ210]=1;[.S210]+[.T210]+[.U210];&quot;&quot;)">
            <text:p/>
          </table:table-cell>
          <table:table-cell table:formula="of:=IF([.AF210]=0;&quot;&quot;;1)">
            <text:p/>
          </table:table-cell>
          <table:table-cell table:formula="of:=IF([.AV210]=1;[.AF210];&quot;&quot;)">
            <text:p/>
          </table:table-cell>
          <table:table-cell table:formula="of:=IF([.AV210]=1;[.B210];&quot;&quot;)">
            <text:p/>
          </table:table-cell>
          <table:table-cell table:formula="of:=IF([.AV210]=1;[.AW210]*100/[.AX210];&quot;&quot;)">
            <text:p/>
          </table:table-cell>
          <table:table-cell table:formula="of:=IF([.AV210]=1;[.Z210]+[.AA210]+[.AB21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284" calcext:value-type="float">
            <text:p>284</text:p>
          </table:table-cell>
          <table:table-cell office:value-type="float" office:value="3629" calcext:value-type="float">
            <text:p>3629</text:p>
          </table:table-cell>
          <table:table-cell table:formula="of:=2*[.C211]/([.B211]*([.B211]-1))" office:value-type="float" office:value="0.090305081371622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11]=0;&quot;&quot;;1)">
            <text:p/>
          </table:table-cell>
          <table:table-cell table:formula="of:=IF([.AG211]=1;[.K211];&quot;&quot;)">
            <text:p/>
          </table:table-cell>
          <table:table-cell table:formula="of:=IF([.AG211]=1;[.B211];&quot;&quot;)">
            <text:p/>
          </table:table-cell>
          <table:table-cell table:formula="of:=IF([.AG211]=1;[.AH211]*100/[.AI211];&quot;&quot;)">
            <text:p/>
          </table:table-cell>
          <table:table-cell table:formula="of:=IF([.AG211]=1;[.E211]+[.F211]+[.G211];&quot;&quot;)">
            <text:p/>
          </table:table-cell>
          <table:table-cell table:formula="of:=IF([.R211]=0;&quot;&quot;;1)">
            <text:p/>
          </table:table-cell>
          <table:table-cell table:formula="of:=IF([.AL211]=1;[.R211];&quot;&quot;)">
            <text:p/>
          </table:table-cell>
          <table:table-cell table:formula="of:=IF([.AL211]=1;[.B211];&quot;&quot;)">
            <text:p/>
          </table:table-cell>
          <table:table-cell table:formula="of:=IF([.AL211]=1;[.AM211]*100/[.AN211];&quot;&quot;)">
            <text:p/>
          </table:table-cell>
          <table:table-cell table:formula="of:=IF([.AL211]=1;[.L211]+[.M211]+[.N211];&quot;&quot;)">
            <text:p/>
          </table:table-cell>
          <table:table-cell table:formula="of:=IF([.Y211]=0;&quot;&quot;;1)">
            <text:p/>
          </table:table-cell>
          <table:table-cell table:formula="of:=IF([.AQ211]=1;[.Y211];&quot;&quot;)">
            <text:p/>
          </table:table-cell>
          <table:table-cell table:formula="of:=IF([.AQ211]=1;[.B211];&quot;&quot;)">
            <text:p/>
          </table:table-cell>
          <table:table-cell table:formula="of:=IF([.AQ211]=1;[.AR211]*100/[.AS211];&quot;&quot;)">
            <text:p/>
          </table:table-cell>
          <table:table-cell table:formula="of:=IF([.AQ211]=1;[.S211]+[.T211]+[.U211];&quot;&quot;)">
            <text:p/>
          </table:table-cell>
          <table:table-cell table:formula="of:=IF([.AF211]=0;&quot;&quot;;1)">
            <text:p/>
          </table:table-cell>
          <table:table-cell table:formula="of:=IF([.AV211]=1;[.AF211];&quot;&quot;)">
            <text:p/>
          </table:table-cell>
          <table:table-cell table:formula="of:=IF([.AV211]=1;[.B211];&quot;&quot;)">
            <text:p/>
          </table:table-cell>
          <table:table-cell table:formula="of:=IF([.AV211]=1;[.AW211]*100/[.AX211];&quot;&quot;)">
            <text:p/>
          </table:table-cell>
          <table:table-cell table:formula="of:=IF([.AV211]=1;[.Z211]+[.AA211]+[.AB211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59" calcext:value-type="float">
            <text:p>259</text:p>
          </table:table-cell>
          <table:table-cell office:value-type="float" office:value="3019" calcext:value-type="float">
            <text:p>3019</text:p>
          </table:table-cell>
          <table:table-cell table:formula="of:=2*[.C212]/([.B212]*([.B212]-1))" office:value-type="float" office:value="0.0903594624524857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212]=0;&quot;&quot;;1)" office:value-type="float" office:value="1" calcext:value-type="float">
            <text:p>1</text:p>
          </table:table-cell>
          <table:table-cell table:formula="of:=IF([.AG212]=1;[.K212];&quot;&quot;)" office:value-type="float" office:value="2" calcext:value-type="float">
            <text:p>2.0</text:p>
          </table:table-cell>
          <table:table-cell table:formula="of:=IF([.AG212]=1;[.B212];&quot;&quot;)" office:value-type="float" office:value="259" calcext:value-type="float">
            <text:p>259.0</text:p>
          </table:table-cell>
          <table:table-cell table:formula="of:=IF([.AG212]=1;[.AH212]*100/[.AI212];&quot;&quot;)" office:value-type="float" office:value="0.772200772200772" calcext:value-type="float">
            <text:p>0.8</text:p>
          </table:table-cell>
          <table:table-cell table:formula="of:=IF([.AG212]=1;[.E212]+[.F212]+[.G212];&quot;&quot;)" office:value-type="float" office:value="0.06" calcext:value-type="float">
            <text:p>0.1</text:p>
          </table:table-cell>
          <table:table-cell table:formula="of:=IF([.R212]=0;&quot;&quot;;1)" office:value-type="float" office:value="1" calcext:value-type="float">
            <text:p>1.0</text:p>
          </table:table-cell>
          <table:table-cell table:formula="of:=IF([.AL212]=1;[.R212];&quot;&quot;)" office:value-type="float" office:value="2" calcext:value-type="float">
            <text:p>2.0</text:p>
          </table:table-cell>
          <table:table-cell table:formula="of:=IF([.AL212]=1;[.B212];&quot;&quot;)" office:value-type="float" office:value="259" calcext:value-type="float">
            <text:p>259.0</text:p>
          </table:table-cell>
          <table:table-cell table:formula="of:=IF([.AL212]=1;[.AM212]*100/[.AN212];&quot;&quot;)" office:value-type="float" office:value="0.772200772200772" calcext:value-type="float">
            <text:p>0.8</text:p>
          </table:table-cell>
          <table:table-cell table:formula="of:=IF([.AL212]=1;[.L212]+[.M212]+[.N212];&quot;&quot;)" office:value-type="float" office:value="0.09" calcext:value-type="float">
            <text:p>0.1</text:p>
          </table:table-cell>
          <table:table-cell table:formula="of:=IF([.Y212]=0;&quot;&quot;;1)" office:value-type="float" office:value="1" calcext:value-type="float">
            <text:p>1.0</text:p>
          </table:table-cell>
          <table:table-cell table:formula="of:=IF([.AQ212]=1;[.Y212];&quot;&quot;)" office:value-type="float" office:value="2" calcext:value-type="float">
            <text:p>2.0</text:p>
          </table:table-cell>
          <table:table-cell table:formula="of:=IF([.AQ212]=1;[.B212];&quot;&quot;)" office:value-type="float" office:value="259" calcext:value-type="float">
            <text:p>259.0</text:p>
          </table:table-cell>
          <table:table-cell table:formula="of:=IF([.AQ212]=1;[.AR212]*100/[.AS212];&quot;&quot;)" office:value-type="float" office:value="0.772200772200772" calcext:value-type="float">
            <text:p>0.8</text:p>
          </table:table-cell>
          <table:table-cell table:formula="of:=IF([.AQ212]=1;[.S212]+[.T212]+[.U212];&quot;&quot;)" office:value-type="float" office:value="0.11" calcext:value-type="float">
            <text:p>0.1</text:p>
          </table:table-cell>
          <table:table-cell table:formula="of:=IF([.AF212]=0;&quot;&quot;;1)" office:value-type="float" office:value="1" calcext:value-type="float">
            <text:p>1.0</text:p>
          </table:table-cell>
          <table:table-cell table:formula="of:=IF([.AV212]=1;[.AF212];&quot;&quot;)" office:value-type="float" office:value="5" calcext:value-type="float">
            <text:p>5.0</text:p>
          </table:table-cell>
          <table:table-cell table:formula="of:=IF([.AV212]=1;[.B212];&quot;&quot;)" office:value-type="float" office:value="259" calcext:value-type="float">
            <text:p>259.0</text:p>
          </table:table-cell>
          <table:table-cell table:formula="of:=IF([.AV212]=1;[.AW212]*100/[.AX212];&quot;&quot;)" office:value-type="float" office:value="1.93050193050193" calcext:value-type="float">
            <text:p>1.9</text:p>
          </table:table-cell>
          <table:table-cell table:formula="of:=IF([.AV212]=1;[.Z212]+[.AA212]+[.AB212];&quot;&quot;)" office:value-type="float" office:value="0.28" calcext:value-type="float">
            <text:p>0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88" calcext:value-type="float">
            <text:p>288</text:p>
          </table:table-cell>
          <table:table-cell office:value-type="float" office:value="3765" calcext:value-type="float">
            <text:p>3765</text:p>
          </table:table-cell>
          <table:table-cell table:formula="of:=2*[.C213]/([.B213]*([.B213]-1))" office:value-type="float" office:value="0.0911004645760743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K213]=0;&quot;&quot;;1)" office:value-type="float" office:value="1" calcext:value-type="float">
            <text:p>1</text:p>
          </table:table-cell>
          <table:table-cell table:formula="of:=IF([.AG213]=1;[.K213];&quot;&quot;)" office:value-type="float" office:value="2" calcext:value-type="float">
            <text:p>2.0</text:p>
          </table:table-cell>
          <table:table-cell table:formula="of:=IF([.AG213]=1;[.B213];&quot;&quot;)" office:value-type="float" office:value="288" calcext:value-type="float">
            <text:p>288.0</text:p>
          </table:table-cell>
          <table:table-cell table:formula="of:=IF([.AG213]=1;[.AH213]*100/[.AI213];&quot;&quot;)" office:value-type="float" office:value="0.694444444444444" calcext:value-type="float">
            <text:p>0.7</text:p>
          </table:table-cell>
          <table:table-cell table:formula="of:=IF([.AG213]=1;[.E213]+[.F213]+[.G213];&quot;&quot;)" office:value-type="float" office:value="0.09" calcext:value-type="float">
            <text:p>0.1</text:p>
          </table:table-cell>
          <table:table-cell table:formula="of:=IF([.R213]=0;&quot;&quot;;1)" office:value-type="float" office:value="1" calcext:value-type="float">
            <text:p>1.0</text:p>
          </table:table-cell>
          <table:table-cell table:formula="of:=IF([.AL213]=1;[.R213];&quot;&quot;)" office:value-type="float" office:value="2" calcext:value-type="float">
            <text:p>2.0</text:p>
          </table:table-cell>
          <table:table-cell table:formula="of:=IF([.AL213]=1;[.B213];&quot;&quot;)" office:value-type="float" office:value="288" calcext:value-type="float">
            <text:p>288.0</text:p>
          </table:table-cell>
          <table:table-cell table:formula="of:=IF([.AL213]=1;[.AM213]*100/[.AN213];&quot;&quot;)" office:value-type="float" office:value="0.694444444444444" calcext:value-type="float">
            <text:p>0.7</text:p>
          </table:table-cell>
          <table:table-cell table:formula="of:=IF([.AL213]=1;[.L213]+[.M213]+[.N213];&quot;&quot;)" office:value-type="float" office:value="0.14" calcext:value-type="float">
            <text:p>0.1</text:p>
          </table:table-cell>
          <table:table-cell table:formula="of:=IF([.Y213]=0;&quot;&quot;;1)" office:value-type="float" office:value="1" calcext:value-type="float">
            <text:p>1.0</text:p>
          </table:table-cell>
          <table:table-cell table:formula="of:=IF([.AQ213]=1;[.Y213];&quot;&quot;)" office:value-type="float" office:value="2" calcext:value-type="float">
            <text:p>2.0</text:p>
          </table:table-cell>
          <table:table-cell table:formula="of:=IF([.AQ213]=1;[.B213];&quot;&quot;)" office:value-type="float" office:value="288" calcext:value-type="float">
            <text:p>288.0</text:p>
          </table:table-cell>
          <table:table-cell table:formula="of:=IF([.AQ213]=1;[.AR213]*100/[.AS213];&quot;&quot;)" office:value-type="float" office:value="0.694444444444444" calcext:value-type="float">
            <text:p>0.7</text:p>
          </table:table-cell>
          <table:table-cell table:formula="of:=IF([.AQ213]=1;[.S213]+[.T213]+[.U213];&quot;&quot;)" office:value-type="float" office:value="0.16" calcext:value-type="float">
            <text:p>0.2</text:p>
          </table:table-cell>
          <table:table-cell table:formula="of:=IF([.AF213]=0;&quot;&quot;;1)" office:value-type="float" office:value="1" calcext:value-type="float">
            <text:p>1.0</text:p>
          </table:table-cell>
          <table:table-cell table:formula="of:=IF([.AV213]=1;[.AF213];&quot;&quot;)" office:value-type="float" office:value="8" calcext:value-type="float">
            <text:p>8.0</text:p>
          </table:table-cell>
          <table:table-cell table:formula="of:=IF([.AV213]=1;[.B213];&quot;&quot;)" office:value-type="float" office:value="288" calcext:value-type="float">
            <text:p>288.0</text:p>
          </table:table-cell>
          <table:table-cell table:formula="of:=IF([.AV213]=1;[.AW213]*100/[.AX213];&quot;&quot;)" office:value-type="float" office:value="2.77777777777778" calcext:value-type="float">
            <text:p>2.8</text:p>
          </table:table-cell>
          <table:table-cell table:formula="of:=IF([.AV213]=1;[.Z213]+[.AA213]+[.AB213];&quot;&quot;)" office:value-type="float" office:value="0.34" calcext:value-type="float">
            <text:p>0.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81" calcext:value-type="float">
            <text:p>281</text:p>
          </table:table-cell>
          <table:table-cell office:value-type="float" office:value="3553" calcext:value-type="float">
            <text:p>3553</text:p>
          </table:table-cell>
          <table:table-cell table:formula="of:=2*[.C214]/([.B214]*([.B214]-1))" office:value-type="float" office:value="0.0903152008134215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14]=0;&quot;&quot;;1)">
            <text:p/>
          </table:table-cell>
          <table:table-cell table:formula="of:=IF([.AG214]=1;[.K214];&quot;&quot;)">
            <text:p/>
          </table:table-cell>
          <table:table-cell table:formula="of:=IF([.AG214]=1;[.B214];&quot;&quot;)">
            <text:p/>
          </table:table-cell>
          <table:table-cell table:formula="of:=IF([.AG214]=1;[.AH214]*100/[.AI214];&quot;&quot;)">
            <text:p/>
          </table:table-cell>
          <table:table-cell table:formula="of:=IF([.AG214]=1;[.E214]+[.F214]+[.G214];&quot;&quot;)">
            <text:p/>
          </table:table-cell>
          <table:table-cell table:formula="of:=IF([.R214]=0;&quot;&quot;;1)">
            <text:p/>
          </table:table-cell>
          <table:table-cell table:formula="of:=IF([.AL214]=1;[.R214];&quot;&quot;)">
            <text:p/>
          </table:table-cell>
          <table:table-cell table:formula="of:=IF([.AL214]=1;[.B214];&quot;&quot;)">
            <text:p/>
          </table:table-cell>
          <table:table-cell table:formula="of:=IF([.AL214]=1;[.AM214]*100/[.AN214];&quot;&quot;)">
            <text:p/>
          </table:table-cell>
          <table:table-cell table:formula="of:=IF([.AL214]=1;[.L214]+[.M214]+[.N214];&quot;&quot;)">
            <text:p/>
          </table:table-cell>
          <table:table-cell table:formula="of:=IF([.Y214]=0;&quot;&quot;;1)">
            <text:p/>
          </table:table-cell>
          <table:table-cell table:formula="of:=IF([.AQ214]=1;[.Y214];&quot;&quot;)">
            <text:p/>
          </table:table-cell>
          <table:table-cell table:formula="of:=IF([.AQ214]=1;[.B214];&quot;&quot;)">
            <text:p/>
          </table:table-cell>
          <table:table-cell table:formula="of:=IF([.AQ214]=1;[.AR214]*100/[.AS214];&quot;&quot;)">
            <text:p/>
          </table:table-cell>
          <table:table-cell table:formula="of:=IF([.AQ214]=1;[.S214]+[.T214]+[.U214];&quot;&quot;)">
            <text:p/>
          </table:table-cell>
          <table:table-cell table:formula="of:=IF([.AF214]=0;&quot;&quot;;1)">
            <text:p/>
          </table:table-cell>
          <table:table-cell table:formula="of:=IF([.AV214]=1;[.AF214];&quot;&quot;)">
            <text:p/>
          </table:table-cell>
          <table:table-cell table:formula="of:=IF([.AV214]=1;[.B214];&quot;&quot;)">
            <text:p/>
          </table:table-cell>
          <table:table-cell table:formula="of:=IF([.AV214]=1;[.AW214]*100/[.AX214];&quot;&quot;)">
            <text:p/>
          </table:table-cell>
          <table:table-cell table:formula="of:=IF([.AV214]=1;[.Z214]+[.AA214]+[.AB214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301" calcext:value-type="float">
            <text:p>301</text:p>
          </table:table-cell>
          <table:table-cell office:value-type="float" office:value="4122" calcext:value-type="float">
            <text:p>4122</text:p>
          </table:table-cell>
          <table:table-cell table:formula="of:=2*[.C215]/([.B215]*([.B215]-1))" office:value-type="float" office:value="0.0912956810631229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15]=0;&quot;&quot;;1)">
            <text:p/>
          </table:table-cell>
          <table:table-cell table:formula="of:=IF([.AG215]=1;[.K215];&quot;&quot;)">
            <text:p/>
          </table:table-cell>
          <table:table-cell table:formula="of:=IF([.AG215]=1;[.B215];&quot;&quot;)">
            <text:p/>
          </table:table-cell>
          <table:table-cell table:formula="of:=IF([.AG215]=1;[.AH215]*100/[.AI215];&quot;&quot;)">
            <text:p/>
          </table:table-cell>
          <table:table-cell table:formula="of:=IF([.AG215]=1;[.E215]+[.F215]+[.G215];&quot;&quot;)">
            <text:p/>
          </table:table-cell>
          <table:table-cell table:formula="of:=IF([.R215]=0;&quot;&quot;;1)">
            <text:p/>
          </table:table-cell>
          <table:table-cell table:formula="of:=IF([.AL215]=1;[.R215];&quot;&quot;)">
            <text:p/>
          </table:table-cell>
          <table:table-cell table:formula="of:=IF([.AL215]=1;[.B215];&quot;&quot;)">
            <text:p/>
          </table:table-cell>
          <table:table-cell table:formula="of:=IF([.AL215]=1;[.AM215]*100/[.AN215];&quot;&quot;)">
            <text:p/>
          </table:table-cell>
          <table:table-cell table:formula="of:=IF([.AL215]=1;[.L215]+[.M215]+[.N215];&quot;&quot;)">
            <text:p/>
          </table:table-cell>
          <table:table-cell table:formula="of:=IF([.Y215]=0;&quot;&quot;;1)">
            <text:p/>
          </table:table-cell>
          <table:table-cell table:formula="of:=IF([.AQ215]=1;[.Y215];&quot;&quot;)">
            <text:p/>
          </table:table-cell>
          <table:table-cell table:formula="of:=IF([.AQ215]=1;[.B215];&quot;&quot;)">
            <text:p/>
          </table:table-cell>
          <table:table-cell table:formula="of:=IF([.AQ215]=1;[.AR215]*100/[.AS215];&quot;&quot;)">
            <text:p/>
          </table:table-cell>
          <table:table-cell table:formula="of:=IF([.AQ215]=1;[.S215]+[.T215]+[.U215];&quot;&quot;)">
            <text:p/>
          </table:table-cell>
          <table:table-cell table:formula="of:=IF([.AF215]=0;&quot;&quot;;1)">
            <text:p/>
          </table:table-cell>
          <table:table-cell table:formula="of:=IF([.AV215]=1;[.AF215];&quot;&quot;)">
            <text:p/>
          </table:table-cell>
          <table:table-cell table:formula="of:=IF([.AV215]=1;[.B215];&quot;&quot;)">
            <text:p/>
          </table:table-cell>
          <table:table-cell table:formula="of:=IF([.AV215]=1;[.AW215]*100/[.AX215];&quot;&quot;)">
            <text:p/>
          </table:table-cell>
          <table:table-cell table:formula="of:=IF([.AV215]=1;[.Z215]+[.AA215]+[.AB215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25.1c</text:p>
          </table:table-cell>
          <table:table-cell office:value-type="float" office:value="125" calcext:value-type="float">
            <text:p>125</text:p>
          </table:table-cell>
          <table:table-cell office:value-type="float" office:value="7501" calcext:value-type="float">
            <text:p>7501</text:p>
          </table:table-cell>
          <table:table-cell table:formula="of:=2*[.C216]/([.B216]*([.B216]-1))" office:value-type="float" office:value="0.967870967741935" calcext:value-type="float">
            <text:p>1.0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37.77" calcext:value-type="float">
            <text:p>37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.38" calcext:value-type="float">
            <text:p>2.38</text:p>
          </table:table-cell>
          <table:table-cell office:value-type="float" office:value="28.78" calcext:value-type="float">
            <text:p>28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([.K216]=0;&quot;&quot;;1)">
            <text:p/>
          </table:table-cell>
          <table:table-cell table:formula="of:=IF([.AG216]=1;[.K216];&quot;&quot;)">
            <text:p/>
          </table:table-cell>
          <table:table-cell table:formula="of:=IF([.AG216]=1;[.B216];&quot;&quot;)">
            <text:p/>
          </table:table-cell>
          <table:table-cell table:formula="of:=IF([.AG216]=1;[.AH216]*100/[.AI216];&quot;&quot;)">
            <text:p/>
          </table:table-cell>
          <table:table-cell table:formula="of:=IF([.AG216]=1;[.E216]+[.F216]+[.G216];&quot;&quot;)">
            <text:p/>
          </table:table-cell>
          <table:table-cell table:formula="of:=IF([.R216]=0;&quot;&quot;;1)">
            <text:p/>
          </table:table-cell>
          <table:table-cell table:formula="of:=IF([.AL216]=1;[.R216];&quot;&quot;)">
            <text:p/>
          </table:table-cell>
          <table:table-cell table:formula="of:=IF([.AL216]=1;[.B216];&quot;&quot;)">
            <text:p/>
          </table:table-cell>
          <table:table-cell table:formula="of:=IF([.AL216]=1;[.AM216]*100/[.AN216];&quot;&quot;)">
            <text:p/>
          </table:table-cell>
          <table:table-cell table:formula="of:=IF([.AL216]=1;[.L216]+[.M216]+[.N216];&quot;&quot;)">
            <text:p/>
          </table:table-cell>
          <table:table-cell table:formula="of:=IF([.Y216]=0;&quot;&quot;;1)" office:value-type="float" office:value="1" calcext:value-type="float">
            <text:p>1.0</text:p>
          </table:table-cell>
          <table:table-cell table:formula="of:=IF([.AQ216]=1;[.Y216];&quot;&quot;)" office:value-type="float" office:value="75" calcext:value-type="float">
            <text:p>75.0</text:p>
          </table:table-cell>
          <table:table-cell table:formula="of:=IF([.AQ216]=1;[.B216];&quot;&quot;)" office:value-type="float" office:value="125" calcext:value-type="float">
            <text:p>125.0</text:p>
          </table:table-cell>
          <table:table-cell table:formula="of:=IF([.AQ216]=1;[.AR216]*100/[.AS216];&quot;&quot;)" office:value-type="float" office:value="60" calcext:value-type="float">
            <text:p>60.0</text:p>
          </table:table-cell>
          <table:table-cell table:formula="of:=IF([.AQ216]=1;[.S216]+[.T216]+[.U216];&quot;&quot;)" office:value-type="float" office:value="40.7" calcext:value-type="float">
            <text:p>40.7</text:p>
          </table:table-cell>
          <table:table-cell table:formula="of:=IF([.AF216]=0;&quot;&quot;;1)" office:value-type="float" office:value="1" calcext:value-type="float">
            <text:p>1.0</text:p>
          </table:table-cell>
          <table:table-cell table:formula="of:=IF([.AV216]=1;[.AF216];&quot;&quot;)" office:value-type="float" office:value="79" calcext:value-type="float">
            <text:p>79.0</text:p>
          </table:table-cell>
          <table:table-cell table:formula="of:=IF([.AV216]=1;[.B216];&quot;&quot;)" office:value-type="float" office:value="125" calcext:value-type="float">
            <text:p>125.0</text:p>
          </table:table-cell>
          <table:table-cell table:formula="of:=IF([.AV216]=1;[.AW216]*100/[.AX216];&quot;&quot;)" office:value-type="float" office:value="63.2" calcext:value-type="float">
            <text:p>63.2</text:p>
          </table:table-cell>
          <table:table-cell table:formula="of:=IF([.AV216]=1;[.Z216]+[.AA216]+[.AB216];&quot;&quot;)" office:value-type="float" office:value="31.16" calcext:value-type="float">
            <text:p>31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25.1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table:formula="of:=2*[.C217]/([.B217]*([.B217]-1))" office:value-type="float" office:value="0.0269677419354839" calcext:value-type="float">
            <text:p>0.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formula="of:=IF([.K217]=0;&quot;&quot;;1)" office:value-type="float" office:value="1" calcext:value-type="float">
            <text:p>1</text:p>
          </table:table-cell>
          <table:table-cell table:formula="of:=IF([.AG217]=1;[.K217];&quot;&quot;)" office:value-type="float" office:value="91" calcext:value-type="float">
            <text:p>91.0</text:p>
          </table:table-cell>
          <table:table-cell table:formula="of:=IF([.AG217]=1;[.B217];&quot;&quot;)" office:value-type="float" office:value="125" calcext:value-type="float">
            <text:p>125.0</text:p>
          </table:table-cell>
          <table:table-cell table:formula="of:=IF([.AG217]=1;[.AH217]*100/[.AI217];&quot;&quot;)" office:value-type="float" office:value="72.8" calcext:value-type="float">
            <text:p>72.8</text:p>
          </table:table-cell>
          <table:table-cell table:formula="of:=IF([.AG217]=1;[.E217]+[.F217]+[.G217];&quot;&quot;)" office:value-type="float" office:value="0" calcext:value-type="float">
            <text:p>0.0</text:p>
          </table:table-cell>
          <table:table-cell table:formula="of:=IF([.R217]=0;&quot;&quot;;1)" office:value-type="float" office:value="1" calcext:value-type="float">
            <text:p>1.0</text:p>
          </table:table-cell>
          <table:table-cell table:formula="of:=IF([.AL217]=1;[.R217];&quot;&quot;)" office:value-type="float" office:value="91" calcext:value-type="float">
            <text:p>91.0</text:p>
          </table:table-cell>
          <table:table-cell table:formula="of:=IF([.AL217]=1;[.B217];&quot;&quot;)" office:value-type="float" office:value="125" calcext:value-type="float">
            <text:p>125.0</text:p>
          </table:table-cell>
          <table:table-cell table:formula="of:=IF([.AL217]=1;[.AM217]*100/[.AN217];&quot;&quot;)" office:value-type="float" office:value="72.8" calcext:value-type="float">
            <text:p>72.8</text:p>
          </table:table-cell>
          <table:table-cell table:formula="of:=IF([.AL217]=1;[.L217]+[.M217]+[.N217];&quot;&quot;)" office:value-type="float" office:value="0" calcext:value-type="float">
            <text:p>0.0</text:p>
          </table:table-cell>
          <table:table-cell table:formula="of:=IF([.Y217]=0;&quot;&quot;;1)" office:value-type="float" office:value="1" calcext:value-type="float">
            <text:p>1.0</text:p>
          </table:table-cell>
          <table:table-cell table:formula="of:=IF([.AQ217]=1;[.Y217];&quot;&quot;)" office:value-type="float" office:value="91" calcext:value-type="float">
            <text:p>91.0</text:p>
          </table:table-cell>
          <table:table-cell table:formula="of:=IF([.AQ217]=1;[.B217];&quot;&quot;)" office:value-type="float" office:value="125" calcext:value-type="float">
            <text:p>125.0</text:p>
          </table:table-cell>
          <table:table-cell table:formula="of:=IF([.AQ217]=1;[.AR217]*100/[.AS217];&quot;&quot;)" office:value-type="float" office:value="72.8" calcext:value-type="float">
            <text:p>72.8</text:p>
          </table:table-cell>
          <table:table-cell table:formula="of:=IF([.AQ217]=1;[.S217]+[.T217]+[.U217];&quot;&quot;)" office:value-type="float" office:value="0" calcext:value-type="float">
            <text:p>0.0</text:p>
          </table:table-cell>
          <table:table-cell table:formula="of:=IF([.AF217]=0;&quot;&quot;;1)" office:value-type="float" office:value="1" calcext:value-type="float">
            <text:p>1.0</text:p>
          </table:table-cell>
          <table:table-cell table:formula="of:=IF([.AV217]=1;[.AF217];&quot;&quot;)" office:value-type="float" office:value="120" calcext:value-type="float">
            <text:p>120.0</text:p>
          </table:table-cell>
          <table:table-cell table:formula="of:=IF([.AV217]=1;[.B217];&quot;&quot;)" office:value-type="float" office:value="125" calcext:value-type="float">
            <text:p>125.0</text:p>
          </table:table-cell>
          <table:table-cell table:formula="of:=IF([.AV217]=1;[.AW217]*100/[.AX217];&quot;&quot;)" office:value-type="float" office:value="96" calcext:value-type="float">
            <text:p>96.0</text:p>
          </table:table-cell>
          <table:table-cell table:formula="of:=IF([.AV217]=1;[.Z217]+[.AA217]+[.AB217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25.5</text:p>
          </table:table-cell>
          <table:table-cell office:value-type="float" office:value="125" calcext:value-type="float">
            <text:p>125</text:p>
          </table:table-cell>
          <table:table-cell office:value-type="float" office:value="3838" calcext:value-type="float">
            <text:p>3838</text:p>
          </table:table-cell>
          <table:table-cell table:formula="of:=2*[.C218]/([.B218]*([.B218]-1))" office:value-type="float" office:value="0.495225806451613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[.K218]=0;&quot;&quot;;1)" office:value-type="float" office:value="1" calcext:value-type="float">
            <text:p>1</text:p>
          </table:table-cell>
          <table:table-cell table:formula="of:=IF([.AG218]=1;[.K218];&quot;&quot;)" office:value-type="float" office:value="8" calcext:value-type="float">
            <text:p>8.0</text:p>
          </table:table-cell>
          <table:table-cell table:formula="of:=IF([.AG218]=1;[.B218];&quot;&quot;)" office:value-type="float" office:value="125" calcext:value-type="float">
            <text:p>125.0</text:p>
          </table:table-cell>
          <table:table-cell table:formula="of:=IF([.AG218]=1;[.AH218]*100/[.AI218];&quot;&quot;)" office:value-type="float" office:value="6.4" calcext:value-type="float">
            <text:p>6.4</text:p>
          </table:table-cell>
          <table:table-cell table:formula="of:=IF([.AG218]=1;[.E218]+[.F218]+[.G218];&quot;&quot;)" office:value-type="float" office:value="0.5" calcext:value-type="float">
            <text:p>0.5</text:p>
          </table:table-cell>
          <table:table-cell table:formula="of:=IF([.R218]=0;&quot;&quot;;1)" office:value-type="float" office:value="1" calcext:value-type="float">
            <text:p>1.0</text:p>
          </table:table-cell>
          <table:table-cell table:formula="of:=IF([.AL218]=1;[.R218];&quot;&quot;)" office:value-type="float" office:value="8" calcext:value-type="float">
            <text:p>8.0</text:p>
          </table:table-cell>
          <table:table-cell table:formula="of:=IF([.AL218]=1;[.B218];&quot;&quot;)" office:value-type="float" office:value="125" calcext:value-type="float">
            <text:p>125.0</text:p>
          </table:table-cell>
          <table:table-cell table:formula="of:=IF([.AL218]=1;[.AM218]*100/[.AN218];&quot;&quot;)" office:value-type="float" office:value="6.4" calcext:value-type="float">
            <text:p>6.4</text:p>
          </table:table-cell>
          <table:table-cell table:formula="of:=IF([.AL218]=1;[.L218]+[.M218]+[.N218];&quot;&quot;)" office:value-type="float" office:value="0.53" calcext:value-type="float">
            <text:p>0.5</text:p>
          </table:table-cell>
          <table:table-cell table:formula="of:=IF([.Y218]=0;&quot;&quot;;1)" office:value-type="float" office:value="1" calcext:value-type="float">
            <text:p>1.0</text:p>
          </table:table-cell>
          <table:table-cell table:formula="of:=IF([.AQ218]=1;[.Y218];&quot;&quot;)" office:value-type="float" office:value="9" calcext:value-type="float">
            <text:p>9.0</text:p>
          </table:table-cell>
          <table:table-cell table:formula="of:=IF([.AQ218]=1;[.B218];&quot;&quot;)" office:value-type="float" office:value="125" calcext:value-type="float">
            <text:p>125.0</text:p>
          </table:table-cell>
          <table:table-cell table:formula="of:=IF([.AQ218]=1;[.AR218]*100/[.AS218];&quot;&quot;)" office:value-type="float" office:value="7.2" calcext:value-type="float">
            <text:p>7.2</text:p>
          </table:table-cell>
          <table:table-cell table:formula="of:=IF([.AQ218]=1;[.S218]+[.T218]+[.U218];&quot;&quot;)" office:value-type="float" office:value="0.56" calcext:value-type="float">
            <text:p>0.6</text:p>
          </table:table-cell>
          <table:table-cell table:formula="of:=IF([.AF218]=0;&quot;&quot;;1)" office:value-type="float" office:value="1" calcext:value-type="float">
            <text:p>1.0</text:p>
          </table:table-cell>
          <table:table-cell table:formula="of:=IF([.AV218]=1;[.AF218];&quot;&quot;)" office:value-type="float" office:value="16" calcext:value-type="float">
            <text:p>16.0</text:p>
          </table:table-cell>
          <table:table-cell table:formula="of:=IF([.AV218]=1;[.B218];&quot;&quot;)" office:value-type="float" office:value="125" calcext:value-type="float">
            <text:p>125.0</text:p>
          </table:table-cell>
          <table:table-cell table:formula="of:=IF([.AV218]=1;[.AW218]*100/[.AX218];&quot;&quot;)" office:value-type="float" office:value="12.8" calcext:value-type="float">
            <text:p>12.8</text:p>
          </table:table-cell>
          <table:table-cell table:formula="of:=IF([.AV218]=1;[.Z218]+[.AA218]+[.AB218];&quot;&quot;)" office:value-type="float" office:value="0.49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50.1c</text:p>
          </table:table-cell>
          <table:table-cell office:value-type="float" office:value="250" calcext:value-type="float">
            <text:p>250</text:p>
          </table:table-cell>
          <table:table-cell office:value-type="float" office:value="30227" calcext:value-type="float">
            <text:p>30227</text:p>
          </table:table-cell>
          <table:table-cell table:formula="of:=2*[.C219]/([.B219]*([.B219]-1))" office:value-type="float" office:value="0.97114859437751" calcext:value-type="float">
            <text:p>1.0</text:p>
          </table:table-cell>
          <table:table-cell office:value-type="float" office:value="28.64" calcext:value-type="float">
            <text:p>28.6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3" calcext:value-type="float">
            <text:p>29.43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5" calcext:value-type="float">
            <text:p>30.55</text:p>
          </table:table-cell>
          <table:table-cell office:value-type="float" office:value="240.14" calcext:value-type="float">
            <text:p>240.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2.39" calcext:value-type="float">
            <text:p>22.39</text:p>
          </table:table-cell>
          <table:table-cell office:value-type="float" office:value="182.57" calcext:value-type="float">
            <text:p>182.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IF([.K219]=0;&quot;&quot;;1)">
            <text:p/>
          </table:table-cell>
          <table:table-cell table:formula="of:=IF([.AG219]=1;[.K219];&quot;&quot;)">
            <text:p/>
          </table:table-cell>
          <table:table-cell table:formula="of:=IF([.AG219]=1;[.B219];&quot;&quot;)">
            <text:p/>
          </table:table-cell>
          <table:table-cell table:formula="of:=IF([.AG219]=1;[.AH219]*100/[.AI219];&quot;&quot;)">
            <text:p/>
          </table:table-cell>
          <table:table-cell table:formula="of:=IF([.AG219]=1;[.E219]+[.F219]+[.G219];&quot;&quot;)">
            <text:p/>
          </table:table-cell>
          <table:table-cell table:formula="of:=IF([.R219]=0;&quot;&quot;;1)">
            <text:p/>
          </table:table-cell>
          <table:table-cell table:formula="of:=IF([.AL219]=1;[.R219];&quot;&quot;)">
            <text:p/>
          </table:table-cell>
          <table:table-cell table:formula="of:=IF([.AL219]=1;[.B219];&quot;&quot;)">
            <text:p/>
          </table:table-cell>
          <table:table-cell table:formula="of:=IF([.AL219]=1;[.AM219]*100/[.AN219];&quot;&quot;)">
            <text:p/>
          </table:table-cell>
          <table:table-cell table:formula="of:=IF([.AL219]=1;[.L219]+[.M219]+[.N219];&quot;&quot;)">
            <text:p/>
          </table:table-cell>
          <table:table-cell table:formula="of:=IF([.Y219]=0;&quot;&quot;;1)" office:value-type="float" office:value="1" calcext:value-type="float">
            <text:p>1.0</text:p>
          </table:table-cell>
          <table:table-cell table:formula="of:=IF([.AQ219]=1;[.Y219];&quot;&quot;)" office:value-type="float" office:value="136" calcext:value-type="float">
            <text:p>136.0</text:p>
          </table:table-cell>
          <table:table-cell table:formula="of:=IF([.AQ219]=1;[.B219];&quot;&quot;)" office:value-type="float" office:value="250" calcext:value-type="float">
            <text:p>250.0</text:p>
          </table:table-cell>
          <table:table-cell table:formula="of:=IF([.AQ219]=1;[.AR219]*100/[.AS219];&quot;&quot;)" office:value-type="float" office:value="54.4" calcext:value-type="float">
            <text:p>54.4</text:p>
          </table:table-cell>
          <table:table-cell table:formula="of:=IF([.AQ219]=1;[.S219]+[.T219]+[.U219];&quot;&quot;)" office:value-type="float" office:value="270.7" calcext:value-type="float">
            <text:p>270.7</text:p>
          </table:table-cell>
          <table:table-cell table:formula="of:=IF([.AF219]=0;&quot;&quot;;1)" office:value-type="float" office:value="1" calcext:value-type="float">
            <text:p>1.0</text:p>
          </table:table-cell>
          <table:table-cell table:formula="of:=IF([.AV219]=1;[.AF219];&quot;&quot;)" office:value-type="float" office:value="182" calcext:value-type="float">
            <text:p>182.0</text:p>
          </table:table-cell>
          <table:table-cell table:formula="of:=IF([.AV219]=1;[.B219];&quot;&quot;)" office:value-type="float" office:value="250" calcext:value-type="float">
            <text:p>250.0</text:p>
          </table:table-cell>
          <table:table-cell table:formula="of:=IF([.AV219]=1;[.AW219]*100/[.AX219];&quot;&quot;)" office:value-type="float" office:value="72.8" calcext:value-type="float">
            <text:p>72.8</text:p>
          </table:table-cell>
          <table:table-cell table:formula="of:=IF([.AV219]=1;[.Z219]+[.AA219]+[.AB219];&quot;&quot;)" office:value-type="float" office:value="204.96" calcext:value-type="float">
            <text:p>205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50.1</text:p>
          </table:table-cell>
          <table:table-cell office:value-type="float" office:value="250" calcext:value-type="float">
            <text:p>250</text:p>
          </table:table-cell>
          <table:table-cell office:value-type="float" office:value="867" calcext:value-type="float">
            <text:p>867</text:p>
          </table:table-cell>
          <table:table-cell table:formula="of:=2*[.C220]/([.B220]*([.B220]-1))" office:value-type="float" office:value="0.027855421686747" calcext:value-type="float">
            <text:p>0.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float" office:value="242" calcext:value-type="float">
            <text:p>242</text:p>
          </table:table-cell>
          <table:table-cell table:formula="of:=IF([.K220]=0;&quot;&quot;;1)" office:value-type="float" office:value="1" calcext:value-type="float">
            <text:p>1</text:p>
          </table:table-cell>
          <table:table-cell table:formula="of:=IF([.AG220]=1;[.K220];&quot;&quot;)" office:value-type="float" office:value="146" calcext:value-type="float">
            <text:p>146.0</text:p>
          </table:table-cell>
          <table:table-cell table:formula="of:=IF([.AG220]=1;[.B220];&quot;&quot;)" office:value-type="float" office:value="250" calcext:value-type="float">
            <text:p>250.0</text:p>
          </table:table-cell>
          <table:table-cell table:formula="of:=IF([.AG220]=1;[.AH220]*100/[.AI220];&quot;&quot;)" office:value-type="float" office:value="58.4" calcext:value-type="float">
            <text:p>58.4</text:p>
          </table:table-cell>
          <table:table-cell table:formula="of:=IF([.AG220]=1;[.E220]+[.F220]+[.G220];&quot;&quot;)" office:value-type="float" office:value="0.02" calcext:value-type="float">
            <text:p>0.0</text:p>
          </table:table-cell>
          <table:table-cell table:formula="of:=IF([.R220]=0;&quot;&quot;;1)" office:value-type="float" office:value="1" calcext:value-type="float">
            <text:p>1.0</text:p>
          </table:table-cell>
          <table:table-cell table:formula="of:=IF([.AL220]=1;[.R220];&quot;&quot;)" office:value-type="float" office:value="146" calcext:value-type="float">
            <text:p>146.0</text:p>
          </table:table-cell>
          <table:table-cell table:formula="of:=IF([.AL220]=1;[.B220];&quot;&quot;)" office:value-type="float" office:value="250" calcext:value-type="float">
            <text:p>250.0</text:p>
          </table:table-cell>
          <table:table-cell table:formula="of:=IF([.AL220]=1;[.AM220]*100/[.AN220];&quot;&quot;)" office:value-type="float" office:value="58.4" calcext:value-type="float">
            <text:p>58.4</text:p>
          </table:table-cell>
          <table:table-cell table:formula="of:=IF([.AL220]=1;[.L220]+[.M220]+[.N220];&quot;&quot;)" office:value-type="float" office:value="0.03" calcext:value-type="float">
            <text:p>0.0</text:p>
          </table:table-cell>
          <table:table-cell table:formula="of:=IF([.Y220]=0;&quot;&quot;;1)" office:value-type="float" office:value="1" calcext:value-type="float">
            <text:p>1.0</text:p>
          </table:table-cell>
          <table:table-cell table:formula="of:=IF([.AQ220]=1;[.Y220];&quot;&quot;)" office:value-type="float" office:value="146" calcext:value-type="float">
            <text:p>146.0</text:p>
          </table:table-cell>
          <table:table-cell table:formula="of:=IF([.AQ220]=1;[.B220];&quot;&quot;)" office:value-type="float" office:value="250" calcext:value-type="float">
            <text:p>250.0</text:p>
          </table:table-cell>
          <table:table-cell table:formula="of:=IF([.AQ220]=1;[.AR220]*100/[.AS220];&quot;&quot;)" office:value-type="float" office:value="58.4" calcext:value-type="float">
            <text:p>58.4</text:p>
          </table:table-cell>
          <table:table-cell table:formula="of:=IF([.AQ220]=1;[.S220]+[.T220]+[.U220];&quot;&quot;)" office:value-type="float" office:value="0.03" calcext:value-type="float">
            <text:p>0.0</text:p>
          </table:table-cell>
          <table:table-cell table:formula="of:=IF([.AF220]=0;&quot;&quot;;1)" office:value-type="float" office:value="1" calcext:value-type="float">
            <text:p>1.0</text:p>
          </table:table-cell>
          <table:table-cell table:formula="of:=IF([.AV220]=1;[.AF220];&quot;&quot;)" office:value-type="float" office:value="242" calcext:value-type="float">
            <text:p>242.0</text:p>
          </table:table-cell>
          <table:table-cell table:formula="of:=IF([.AV220]=1;[.B220];&quot;&quot;)" office:value-type="float" office:value="250" calcext:value-type="float">
            <text:p>250.0</text:p>
          </table:table-cell>
          <table:table-cell table:formula="of:=IF([.AV220]=1;[.AW220]*100/[.AX220];&quot;&quot;)" office:value-type="float" office:value="96.8" calcext:value-type="float">
            <text:p>96.8</text:p>
          </table:table-cell>
          <table:table-cell table:formula="of:=IF([.AV220]=1;[.Z220]+[.AA220]+[.AB220];&quot;&quot;)" office:value-type="float" office:value="0.03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250" calcext:value-type="float">
            <text:p>250</text:p>
          </table:table-cell>
          <table:table-cell office:value-type="float" office:value="14849" calcext:value-type="float">
            <text:p>14849</text:p>
          </table:table-cell>
          <table:table-cell table:formula="of:=2*[.C221]/([.B221]*([.B221]-1))" office:value-type="float" office:value="0.477076305220884" calcext:value-type="float">
            <text:p>0.5</text:p>
          </table:table-cell>
          <table:table-cell office:value-type="float" office:value="6.24" calcext:value-type="float">
            <text:p>6.24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63" calcext:value-type="float">
            <text:p>0.6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0.75" calcext:value-type="float">
            <text:p>0.7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.96" calcext:value-type="float">
            <text:p>4.96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[.K221]=0;&quot;&quot;;1)" office:value-type="float" office:value="1" calcext:value-type="float">
            <text:p>1</text:p>
          </table:table-cell>
          <table:table-cell table:formula="of:=IF([.AG221]=1;[.K221];&quot;&quot;)" office:value-type="float" office:value="12" calcext:value-type="float">
            <text:p>12.0</text:p>
          </table:table-cell>
          <table:table-cell table:formula="of:=IF([.AG221]=1;[.B221];&quot;&quot;)" office:value-type="float" office:value="250" calcext:value-type="float">
            <text:p>250.0</text:p>
          </table:table-cell>
          <table:table-cell table:formula="of:=IF([.AG221]=1;[.AH221]*100/[.AI221];&quot;&quot;)" office:value-type="float" office:value="4.8" calcext:value-type="float">
            <text:p>4.8</text:p>
          </table:table-cell>
          <table:table-cell table:formula="of:=IF([.AG221]=1;[.E221]+[.F221]+[.G221];&quot;&quot;)" office:value-type="float" office:value="6.75" calcext:value-type="float">
            <text:p>6.8</text:p>
          </table:table-cell>
          <table:table-cell table:formula="of:=IF([.R221]=0;&quot;&quot;;1)" office:value-type="float" office:value="1" calcext:value-type="float">
            <text:p>1.0</text:p>
          </table:table-cell>
          <table:table-cell table:formula="of:=IF([.AL221]=1;[.R221];&quot;&quot;)" office:value-type="float" office:value="12" calcext:value-type="float">
            <text:p>12.0</text:p>
          </table:table-cell>
          <table:table-cell table:formula="of:=IF([.AL221]=1;[.B221];&quot;&quot;)" office:value-type="float" office:value="250" calcext:value-type="float">
            <text:p>250.0</text:p>
          </table:table-cell>
          <table:table-cell table:formula="of:=IF([.AL221]=1;[.AM221]*100/[.AN221];&quot;&quot;)" office:value-type="float" office:value="4.8" calcext:value-type="float">
            <text:p>4.8</text:p>
          </table:table-cell>
          <table:table-cell table:formula="of:=IF([.AL221]=1;[.L221]+[.M221]+[.N221];&quot;&quot;)" office:value-type="float" office:value="6.65" calcext:value-type="float">
            <text:p>6.7</text:p>
          </table:table-cell>
          <table:table-cell table:formula="of:=IF([.Y221]=0;&quot;&quot;;1)" office:value-type="float" office:value="1" calcext:value-type="float">
            <text:p>1.0</text:p>
          </table:table-cell>
          <table:table-cell table:formula="of:=IF([.AQ221]=1;[.Y221];&quot;&quot;)" office:value-type="float" office:value="12" calcext:value-type="float">
            <text:p>12.0</text:p>
          </table:table-cell>
          <table:table-cell table:formula="of:=IF([.AQ221]=1;[.B221];&quot;&quot;)" office:value-type="float" office:value="250" calcext:value-type="float">
            <text:p>250.0</text:p>
          </table:table-cell>
          <table:table-cell table:formula="of:=IF([.AQ221]=1;[.AR221]*100/[.AS221];&quot;&quot;)" office:value-type="float" office:value="4.8" calcext:value-type="float">
            <text:p>4.8</text:p>
          </table:table-cell>
          <table:table-cell table:formula="of:=IF([.AQ221]=1;[.S221]+[.T221]+[.U221];&quot;&quot;)" office:value-type="float" office:value="7.02" calcext:value-type="float">
            <text:p>7.0</text:p>
          </table:table-cell>
          <table:table-cell table:formula="of:=IF([.AF221]=0;&quot;&quot;;1)" office:value-type="float" office:value="1" calcext:value-type="float">
            <text:p>1.0</text:p>
          </table:table-cell>
          <table:table-cell table:formula="of:=IF([.AV221]=1;[.AF221];&quot;&quot;)" office:value-type="float" office:value="15" calcext:value-type="float">
            <text:p>15.0</text:p>
          </table:table-cell>
          <table:table-cell table:formula="of:=IF([.AV221]=1;[.B221];&quot;&quot;)" office:value-type="float" office:value="250" calcext:value-type="float">
            <text:p>250.0</text:p>
          </table:table-cell>
          <table:table-cell table:formula="of:=IF([.AV221]=1;[.AW221]*100/[.AX221];&quot;&quot;)" office:value-type="float" office:value="6" calcext:value-type="float">
            <text:p>6.0</text:p>
          </table:table-cell>
          <table:table-cell table:formula="of:=IF([.AV221]=1;[.Z221]+[.AA221]+[.AB221];&quot;&quot;)" office:value-type="float" office:value="5.96" calcext:value-type="float">
            <text:p>6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000" calcext:value-type="float">
            <text:p>1000</text:p>
          </table:table-cell>
          <table:table-cell office:value-type="float" office:value="485090" calcext:value-type="float">
            <text:p>485090</text:p>
          </table:table-cell>
          <table:table-cell table:formula="of:=2*[.C222]/([.B222]*([.B222]-1))" office:value-type="float" office:value="0.971151151151151" calcext:value-type="float">
            <text:p>1.0</text:p>
          </table:table-cell>
          <table:table-cell office:value-type="float" office:value="2992.05" calcext:value-type="float">
            <text:p>2992.05</text:p>
          </table:table-cell>
          <table:table-cell office:value-type="float" office:value="1.12" calcext:value-type="float">
            <text:p>1.1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2.25" calcext:value-type="float">
            <text:p>3002.25</text:p>
          </table:table-cell>
          <table:table-cell office:value-type="float" office:value="7.62" calcext:value-type="float">
            <text:p>7.6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3.55" calcext:value-type="float">
            <text:p>2133.55</text:p>
          </table:table-cell>
          <table:table-cell office:value-type="float" office:value="5160.53" calcext:value-type="float">
            <text:p>5160.53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281.63" calcext:value-type="float">
            <text:p>2281.63</text:p>
          </table:table-cell>
          <table:table-cell office:value-type="float" office:value="7326.59" calcext:value-type="float">
            <text:p>7326.59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formula="of:=IF([.K222]=0;&quot;&quot;;1)">
            <text:p/>
          </table:table-cell>
          <table:table-cell table:formula="of:=IF([.AG222]=1;[.K222];&quot;&quot;)">
            <text:p/>
          </table:table-cell>
          <table:table-cell table:formula="of:=IF([.AG222]=1;[.B222];&quot;&quot;)">
            <text:p/>
          </table:table-cell>
          <table:table-cell table:formula="of:=IF([.AG222]=1;[.AH222]*100/[.AI222];&quot;&quot;)">
            <text:p/>
          </table:table-cell>
          <table:table-cell table:formula="of:=IF([.AG222]=1;[.E222]+[.F222]+[.G222];&quot;&quot;)">
            <text:p/>
          </table:table-cell>
          <table:table-cell table:formula="of:=IF([.R222]=0;&quot;&quot;;1)">
            <text:p/>
          </table:table-cell>
          <table:table-cell table:formula="of:=IF([.AL222]=1;[.R222];&quot;&quot;)">
            <text:p/>
          </table:table-cell>
          <table:table-cell table:formula="of:=IF([.AL222]=1;[.B222];&quot;&quot;)">
            <text:p/>
          </table:table-cell>
          <table:table-cell table:formula="of:=IF([.AL222]=1;[.AM222]*100/[.AN222];&quot;&quot;)">
            <text:p/>
          </table:table-cell>
          <table:table-cell table:formula="of:=IF([.AL222]=1;[.L222]+[.M222]+[.N222];&quot;&quot;)">
            <text:p/>
          </table:table-cell>
          <table:table-cell table:formula="of:=IF([.Y222]=0;&quot;&quot;;1)" office:value-type="float" office:value="1" calcext:value-type="float">
            <text:p>1.0</text:p>
          </table:table-cell>
          <table:table-cell table:formula="of:=IF([.AQ222]=1;[.Y222];&quot;&quot;)" office:value-type="float" office:value="291" calcext:value-type="float">
            <text:p>291.0</text:p>
          </table:table-cell>
          <table:table-cell table:formula="of:=IF([.AQ222]=1;[.B222];&quot;&quot;)" office:value-type="float" office:value="1000" calcext:value-type="float">
            <text:p>1000.0</text:p>
          </table:table-cell>
          <table:table-cell table:formula="of:=IF([.AQ222]=1;[.AR222]*100/[.AS222];&quot;&quot;)" office:value-type="float" office:value="29.1" calcext:value-type="float">
            <text:p>29.1</text:p>
          </table:table-cell>
          <table:table-cell table:formula="of:=IF([.AQ222]=1;[.S222]+[.T222]+[.U222];&quot;&quot;)" office:value-type="float" office:value="7294.31" calcext:value-type="float">
            <text:p>7294.3</text:p>
          </table:table-cell>
          <table:table-cell table:formula="of:=IF([.AF222]=0;&quot;&quot;;1)" office:value-type="float" office:value="1" calcext:value-type="float">
            <text:p>1.0</text:p>
          </table:table-cell>
          <table:table-cell table:formula="of:=IF([.AV222]=1;[.AF222];&quot;&quot;)" office:value-type="float" office:value="314" calcext:value-type="float">
            <text:p>314.0</text:p>
          </table:table-cell>
          <table:table-cell table:formula="of:=IF([.AV222]=1;[.B222];&quot;&quot;)" office:value-type="float" office:value="1000" calcext:value-type="float">
            <text:p>1000.0</text:p>
          </table:table-cell>
          <table:table-cell table:formula="of:=IF([.AV222]=1;[.AW222]*100/[.AX222];&quot;&quot;)" office:value-type="float" office:value="31.4" calcext:value-type="float">
            <text:p>31.4</text:p>
          </table:table-cell>
          <table:table-cell table:formula="of:=IF([.AV222]=1;[.Z222]+[.AA222]+[.AB222];&quot;&quot;)" office:value-type="float" office:value="9608.5" calcext:value-type="float">
            <text:p>9608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14378" calcext:value-type="float">
            <text:p>14378</text:p>
          </table:table-cell>
          <table:table-cell table:formula="of:=2*[.C223]/([.B223]*([.B223]-1))" office:value-type="float" office:value="0.0287847847847848" calcext:value-type="float">
            <text:p>0.0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49" calcext:value-type="float">
            <text:p>0.49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0.36" calcext:value-type="float">
            <text:p>0.36</text:p>
          </table:table-cell>
          <table:table-cell office:value-type="float" office:value="6.63" calcext:value-type="float">
            <text:p>6.63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846" calcext:value-type="float">
            <text:p>846</text:p>
          </table:table-cell>
          <table:table-cell office:value-type="float" office:value="954" calcext:value-type="float">
            <text:p>954</text:p>
          </table:table-cell>
          <table:table-cell table:formula="of:=IF([.K223]=0;&quot;&quot;;1)" office:value-type="float" office:value="1" calcext:value-type="float">
            <text:p>1</text:p>
          </table:table-cell>
          <table:table-cell table:formula="of:=IF([.AG223]=1;[.K223];&quot;&quot;)" office:value-type="float" office:value="99" calcext:value-type="float">
            <text:p>99.0</text:p>
          </table:table-cell>
          <table:table-cell table:formula="of:=IF([.AG223]=1;[.B223];&quot;&quot;)" office:value-type="float" office:value="1000" calcext:value-type="float">
            <text:p>1000.0</text:p>
          </table:table-cell>
          <table:table-cell table:formula="of:=IF([.AG223]=1;[.AH223]*100/[.AI223];&quot;&quot;)" office:value-type="float" office:value="9.9" calcext:value-type="float">
            <text:p>9.9</text:p>
          </table:table-cell>
          <table:table-cell table:formula="of:=IF([.AG223]=1;[.E223]+[.F223]+[.G223];&quot;&quot;)" office:value-type="float" office:value="0.8" calcext:value-type="float">
            <text:p>0.8</text:p>
          </table:table-cell>
          <table:table-cell table:formula="of:=IF([.R223]=0;&quot;&quot;;1)" office:value-type="float" office:value="1" calcext:value-type="float">
            <text:p>1.0</text:p>
          </table:table-cell>
          <table:table-cell table:formula="of:=IF([.AL223]=1;[.R223];&quot;&quot;)" office:value-type="float" office:value="99" calcext:value-type="float">
            <text:p>99.0</text:p>
          </table:table-cell>
          <table:table-cell table:formula="of:=IF([.AL223]=1;[.B223];&quot;&quot;)" office:value-type="float" office:value="1000" calcext:value-type="float">
            <text:p>1000.0</text:p>
          </table:table-cell>
          <table:table-cell table:formula="of:=IF([.AL223]=1;[.AM223]*100/[.AN223];&quot;&quot;)" office:value-type="float" office:value="9.9" calcext:value-type="float">
            <text:p>9.9</text:p>
          </table:table-cell>
          <table:table-cell table:formula="of:=IF([.AL223]=1;[.L223]+[.M223]+[.N223];&quot;&quot;)" office:value-type="float" office:value="1.37" calcext:value-type="float">
            <text:p>1.4</text:p>
          </table:table-cell>
          <table:table-cell table:formula="of:=IF([.Y223]=0;&quot;&quot;;1)" office:value-type="float" office:value="1" calcext:value-type="float">
            <text:p>1.0</text:p>
          </table:table-cell>
          <table:table-cell table:formula="of:=IF([.AQ223]=1;[.Y223];&quot;&quot;)" office:value-type="float" office:value="99" calcext:value-type="float">
            <text:p>99.0</text:p>
          </table:table-cell>
          <table:table-cell table:formula="of:=IF([.AQ223]=1;[.B223];&quot;&quot;)" office:value-type="float" office:value="1000" calcext:value-type="float">
            <text:p>1000.0</text:p>
          </table:table-cell>
          <table:table-cell table:formula="of:=IF([.AQ223]=1;[.AR223]*100/[.AS223];&quot;&quot;)" office:value-type="float" office:value="9.9" calcext:value-type="float">
            <text:p>9.9</text:p>
          </table:table-cell>
          <table:table-cell table:formula="of:=IF([.AQ223]=1;[.S223]+[.T223]+[.U223];&quot;&quot;)" office:value-type="float" office:value="1.3" calcext:value-type="float">
            <text:p>1.3</text:p>
          </table:table-cell>
          <table:table-cell table:formula="of:=IF([.AF223]=0;&quot;&quot;;1)" office:value-type="float" office:value="1" calcext:value-type="float">
            <text:p>1.0</text:p>
          </table:table-cell>
          <table:table-cell table:formula="of:=IF([.AV223]=1;[.AF223];&quot;&quot;)" office:value-type="float" office:value="954" calcext:value-type="float">
            <text:p>954.0</text:p>
          </table:table-cell>
          <table:table-cell table:formula="of:=IF([.AV223]=1;[.B223];&quot;&quot;)" office:value-type="float" office:value="1000" calcext:value-type="float">
            <text:p>1000.0</text:p>
          </table:table-cell>
          <table:table-cell table:formula="of:=IF([.AV223]=1;[.AW223]*100/[.AX223];&quot;&quot;)" office:value-type="float" office:value="95.4" calcext:value-type="float">
            <text:p>95.4</text:p>
          </table:table-cell>
          <table:table-cell table:formula="of:=IF([.AV223]=1;[.Z223]+[.AA223]+[.AB223];&quot;&quot;)" office:value-type="float" office:value="7" calcext:value-type="float">
            <text:p>7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38267" calcext:value-type="float">
            <text:p>238267</text:p>
          </table:table-cell>
          <table:table-cell table:formula="of:=2*[.C224]/([.B224]*([.B224]-1))" office:value-type="float" office:value="0.477011011011011" calcext:value-type="float">
            <text:p>0.5</text:p>
          </table:table-cell>
          <table:table-cell office:value-type="float" office:value="1636.17" calcext:value-type="float">
            <text:p>1636.17</text:p>
          </table:table-cell>
          <table:table-cell office:value-type="float" office:value="18.81" calcext:value-type="float">
            <text:p>18.81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31.77" calcext:value-type="float">
            <text:p>1531.77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21.04" calcext:value-type="float">
            <text:p>1221.04</text:p>
          </table:table-cell>
          <table:table-cell office:value-type="float" office:value="34.54" calcext:value-type="float">
            <text:p>34.54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96.34" calcext:value-type="float">
            <text:p>1196.34</text:p>
          </table:table-cell>
          <table:table-cell office:value-type="float" office:value="148.83" calcext:value-type="float">
            <text:p>148.83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IF([.K224]=0;&quot;&quot;;1)" office:value-type="float" office:value="1" calcext:value-type="float">
            <text:p>1</text:p>
          </table:table-cell>
          <table:table-cell table:formula="of:=IF([.AG224]=1;[.K224];&quot;&quot;)" office:value-type="float" office:value="15" calcext:value-type="float">
            <text:p>15.0</text:p>
          </table:table-cell>
          <table:table-cell table:formula="of:=IF([.AG224]=1;[.B224];&quot;&quot;)" office:value-type="float" office:value="1000" calcext:value-type="float">
            <text:p>1000.0</text:p>
          </table:table-cell>
          <table:table-cell table:formula="of:=IF([.AG224]=1;[.AH224]*100/[.AI224];&quot;&quot;)" office:value-type="float" office:value="1.5" calcext:value-type="float">
            <text:p>1.5</text:p>
          </table:table-cell>
          <table:table-cell table:formula="of:=IF([.AG224]=1;[.E224]+[.F224]+[.G224];&quot;&quot;)" office:value-type="float" office:value="1655.32" calcext:value-type="float">
            <text:p>1655.3</text:p>
          </table:table-cell>
          <table:table-cell table:formula="of:=IF([.R224]=0;&quot;&quot;;1)" office:value-type="float" office:value="1" calcext:value-type="float">
            <text:p>1.0</text:p>
          </table:table-cell>
          <table:table-cell table:formula="of:=IF([.AL224]=1;[.R224];&quot;&quot;)" office:value-type="float" office:value="15" calcext:value-type="float">
            <text:p>15.0</text:p>
          </table:table-cell>
          <table:table-cell table:formula="of:=IF([.AL224]=1;[.B224];&quot;&quot;)" office:value-type="float" office:value="1000" calcext:value-type="float">
            <text:p>1000.0</text:p>
          </table:table-cell>
          <table:table-cell table:formula="of:=IF([.AL224]=1;[.AM224]*100/[.AN224];&quot;&quot;)" office:value-type="float" office:value="1.5" calcext:value-type="float">
            <text:p>1.5</text:p>
          </table:table-cell>
          <table:table-cell table:formula="of:=IF([.AL224]=1;[.L224]+[.M224]+[.N224];&quot;&quot;)" office:value-type="float" office:value="1557.49" calcext:value-type="float">
            <text:p>1557.5</text:p>
          </table:table-cell>
          <table:table-cell table:formula="of:=IF([.Y224]=0;&quot;&quot;;1)" office:value-type="float" office:value="1" calcext:value-type="float">
            <text:p>1.0</text:p>
          </table:table-cell>
          <table:table-cell table:formula="of:=IF([.AQ224]=1;[.Y224];&quot;&quot;)" office:value-type="float" office:value="16" calcext:value-type="float">
            <text:p>16.0</text:p>
          </table:table-cell>
          <table:table-cell table:formula="of:=IF([.AQ224]=1;[.B224];&quot;&quot;)" office:value-type="float" office:value="1000" calcext:value-type="float">
            <text:p>1000.0</text:p>
          </table:table-cell>
          <table:table-cell table:formula="of:=IF([.AQ224]=1;[.AR224]*100/[.AS224];&quot;&quot;)" office:value-type="float" office:value="1.6" calcext:value-type="float">
            <text:p>1.6</text:p>
          </table:table-cell>
          <table:table-cell table:formula="of:=IF([.AQ224]=1;[.S224]+[.T224]+[.U224];&quot;&quot;)" office:value-type="float" office:value="1255.81" calcext:value-type="float">
            <text:p>1255.8</text:p>
          </table:table-cell>
          <table:table-cell table:formula="of:=IF([.AF224]=0;&quot;&quot;;1)" office:value-type="float" office:value="1" calcext:value-type="float">
            <text:p>1.0</text:p>
          </table:table-cell>
          <table:table-cell table:formula="of:=IF([.AV224]=1;[.AF224];&quot;&quot;)" office:value-type="float" office:value="34" calcext:value-type="float">
            <text:p>34.0</text:p>
          </table:table-cell>
          <table:table-cell table:formula="of:=IF([.AV224]=1;[.B224];&quot;&quot;)" office:value-type="float" office:value="1000" calcext:value-type="float">
            <text:p>1000.0</text:p>
          </table:table-cell>
          <table:table-cell table:formula="of:=IF([.AV224]=1;[.AW224]*100/[.AX224];&quot;&quot;)" office:value-type="float" office:value="3.4" calcext:value-type="float">
            <text:p>3.4</text:p>
          </table:table-cell>
          <table:table-cell table:formula="of:=IF([.AV224]=1;[.Z224]+[.AA224]+[.AB224];&quot;&quot;)" office:value-type="float" office:value="1345.45" calcext:value-type="float">
            <text:p>1345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50_1g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formula="of:=2*[.C225]/([.B225]*([.B225]-1))" office:value-type="float" office:value="0.0881632653061225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K225]=0;&quot;&quot;;1)" office:value-type="float" office:value="1" calcext:value-type="float">
            <text:p>1</text:p>
          </table:table-cell>
          <table:table-cell table:formula="of:=IF([.AG225]=1;[.K225];&quot;&quot;)" office:value-type="float" office:value="7" calcext:value-type="float">
            <text:p>7.0</text:p>
          </table:table-cell>
          <table:table-cell table:formula="of:=IF([.AG225]=1;[.B225];&quot;&quot;)" office:value-type="float" office:value="50" calcext:value-type="float">
            <text:p>50.0</text:p>
          </table:table-cell>
          <table:table-cell table:formula="of:=IF([.AG225]=1;[.AH225]*100/[.AI225];&quot;&quot;)" office:value-type="float" office:value="14" calcext:value-type="float">
            <text:p>14.0</text:p>
          </table:table-cell>
          <table:table-cell table:formula="of:=IF([.AG225]=1;[.E225]+[.F225]+[.G225];&quot;&quot;)" office:value-type="float" office:value="0" calcext:value-type="float">
            <text:p>0.0</text:p>
          </table:table-cell>
          <table:table-cell table:formula="of:=IF([.R225]=0;&quot;&quot;;1)" office:value-type="float" office:value="1" calcext:value-type="float">
            <text:p>1.0</text:p>
          </table:table-cell>
          <table:table-cell table:formula="of:=IF([.AL225]=1;[.R225];&quot;&quot;)" office:value-type="float" office:value="7" calcext:value-type="float">
            <text:p>7.0</text:p>
          </table:table-cell>
          <table:table-cell table:formula="of:=IF([.AL225]=1;[.B225];&quot;&quot;)" office:value-type="float" office:value="50" calcext:value-type="float">
            <text:p>50.0</text:p>
          </table:table-cell>
          <table:table-cell table:formula="of:=IF([.AL225]=1;[.AM225]*100/[.AN225];&quot;&quot;)" office:value-type="float" office:value="14" calcext:value-type="float">
            <text:p>14.0</text:p>
          </table:table-cell>
          <table:table-cell table:formula="of:=IF([.AL225]=1;[.L225]+[.M225]+[.N225];&quot;&quot;)" office:value-type="float" office:value="0" calcext:value-type="float">
            <text:p>0.0</text:p>
          </table:table-cell>
          <table:table-cell table:formula="of:=IF([.Y225]=0;&quot;&quot;;1)" office:value-type="float" office:value="1" calcext:value-type="float">
            <text:p>1.0</text:p>
          </table:table-cell>
          <table:table-cell table:formula="of:=IF([.AQ225]=1;[.Y225];&quot;&quot;)" office:value-type="float" office:value="8" calcext:value-type="float">
            <text:p>8.0</text:p>
          </table:table-cell>
          <table:table-cell table:formula="of:=IF([.AQ225]=1;[.B225];&quot;&quot;)" office:value-type="float" office:value="50" calcext:value-type="float">
            <text:p>50.0</text:p>
          </table:table-cell>
          <table:table-cell table:formula="of:=IF([.AQ225]=1;[.AR225]*100/[.AS225];&quot;&quot;)" office:value-type="float" office:value="16" calcext:value-type="float">
            <text:p>16.0</text:p>
          </table:table-cell>
          <table:table-cell table:formula="of:=IF([.AQ225]=1;[.S225]+[.T225]+[.U225];&quot;&quot;)" office:value-type="float" office:value="0" calcext:value-type="float">
            <text:p>0.0</text:p>
          </table:table-cell>
          <table:table-cell table:formula="of:=IF([.AF225]=0;&quot;&quot;;1)" office:value-type="float" office:value="1" calcext:value-type="float">
            <text:p>1.0</text:p>
          </table:table-cell>
          <table:table-cell table:formula="of:=IF([.AV225]=1;[.AF225];&quot;&quot;)" office:value-type="float" office:value="9" calcext:value-type="float">
            <text:p>9.0</text:p>
          </table:table-cell>
          <table:table-cell table:formula="of:=IF([.AV225]=1;[.B225];&quot;&quot;)" office:value-type="float" office:value="50" calcext:value-type="float">
            <text:p>50.0</text:p>
          </table:table-cell>
          <table:table-cell table:formula="of:=IF([.AV225]=1;[.AW225]*100/[.AX225];&quot;&quot;)" office:value-type="float" office:value="18" calcext:value-type="float">
            <text:p>18.0</text:p>
          </table:table-cell>
          <table:table-cell table:formula="of:=IF([.AV225]=1;[.Z225]+[.AA225]+[.AB225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50_5g</text:p>
          </table:table-cell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table:formula="of:=2*[.C226]/([.B226]*([.B226]-1))" office:value-type="float" office:value="0.499591836734694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26]=0;&quot;&quot;;1)">
            <text:p/>
          </table:table-cell>
          <table:table-cell table:formula="of:=IF([.AG226]=1;[.K226];&quot;&quot;)">
            <text:p/>
          </table:table-cell>
          <table:table-cell table:formula="of:=IF([.AG226]=1;[.B226];&quot;&quot;)">
            <text:p/>
          </table:table-cell>
          <table:table-cell table:formula="of:=IF([.AG226]=1;[.AH226]*100/[.AI226];&quot;&quot;)">
            <text:p/>
          </table:table-cell>
          <table:table-cell table:formula="of:=IF([.AG226]=1;[.E226]+[.F226]+[.G226];&quot;&quot;)">
            <text:p/>
          </table:table-cell>
          <table:table-cell table:formula="of:=IF([.R226]=0;&quot;&quot;;1)">
            <text:p/>
          </table:table-cell>
          <table:table-cell table:formula="of:=IF([.AL226]=1;[.R226];&quot;&quot;)">
            <text:p/>
          </table:table-cell>
          <table:table-cell table:formula="of:=IF([.AL226]=1;[.B226];&quot;&quot;)">
            <text:p/>
          </table:table-cell>
          <table:table-cell table:formula="of:=IF([.AL226]=1;[.AM226]*100/[.AN226];&quot;&quot;)">
            <text:p/>
          </table:table-cell>
          <table:table-cell table:formula="of:=IF([.AL226]=1;[.L226]+[.M226]+[.N226];&quot;&quot;)">
            <text:p/>
          </table:table-cell>
          <table:table-cell table:formula="of:=IF([.Y226]=0;&quot;&quot;;1)">
            <text:p/>
          </table:table-cell>
          <table:table-cell table:formula="of:=IF([.AQ226]=1;[.Y226];&quot;&quot;)">
            <text:p/>
          </table:table-cell>
          <table:table-cell table:formula="of:=IF([.AQ226]=1;[.B226];&quot;&quot;)">
            <text:p/>
          </table:table-cell>
          <table:table-cell table:formula="of:=IF([.AQ226]=1;[.AR226]*100/[.AS226];&quot;&quot;)">
            <text:p/>
          </table:table-cell>
          <table:table-cell table:formula="of:=IF([.AQ226]=1;[.S226]+[.T226]+[.U226];&quot;&quot;)">
            <text:p/>
          </table:table-cell>
          <table:table-cell table:formula="of:=IF([.AF226]=0;&quot;&quot;;1)">
            <text:p/>
          </table:table-cell>
          <table:table-cell table:formula="of:=IF([.AV226]=1;[.AF226];&quot;&quot;)">
            <text:p/>
          </table:table-cell>
          <table:table-cell table:formula="of:=IF([.AV226]=1;[.B226];&quot;&quot;)">
            <text:p/>
          </table:table-cell>
          <table:table-cell table:formula="of:=IF([.AV226]=1;[.AW226]*100/[.AX226];&quot;&quot;)">
            <text:p/>
          </table:table-cell>
          <table:table-cell table:formula="of:=IF([.AV226]=1;[.Z226]+[.AA226]+[.AB226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50_9g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table:formula="of:=2*[.C227]/([.B227]*([.B227]-1))" office:value-type="float" office:value="0.891428571428571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27]=0;&quot;&quot;;1)">
            <text:p/>
          </table:table-cell>
          <table:table-cell table:formula="of:=IF([.AG227]=1;[.K227];&quot;&quot;)">
            <text:p/>
          </table:table-cell>
          <table:table-cell table:formula="of:=IF([.AG227]=1;[.B227];&quot;&quot;)">
            <text:p/>
          </table:table-cell>
          <table:table-cell table:formula="of:=IF([.AG227]=1;[.AH227]*100/[.AI227];&quot;&quot;)">
            <text:p/>
          </table:table-cell>
          <table:table-cell table:formula="of:=IF([.AG227]=1;[.E227]+[.F227]+[.G227];&quot;&quot;)">
            <text:p/>
          </table:table-cell>
          <table:table-cell table:formula="of:=IF([.R227]=0;&quot;&quot;;1)">
            <text:p/>
          </table:table-cell>
          <table:table-cell table:formula="of:=IF([.AL227]=1;[.R227];&quot;&quot;)">
            <text:p/>
          </table:table-cell>
          <table:table-cell table:formula="of:=IF([.AL227]=1;[.B227];&quot;&quot;)">
            <text:p/>
          </table:table-cell>
          <table:table-cell table:formula="of:=IF([.AL227]=1;[.AM227]*100/[.AN227];&quot;&quot;)">
            <text:p/>
          </table:table-cell>
          <table:table-cell table:formula="of:=IF([.AL227]=1;[.L227]+[.M227]+[.N227];&quot;&quot;)">
            <text:p/>
          </table:table-cell>
          <table:table-cell table:formula="of:=IF([.Y227]=0;&quot;&quot;;1)">
            <text:p/>
          </table:table-cell>
          <table:table-cell table:formula="of:=IF([.AQ227]=1;[.Y227];&quot;&quot;)">
            <text:p/>
          </table:table-cell>
          <table:table-cell table:formula="of:=IF([.AQ227]=1;[.B227];&quot;&quot;)">
            <text:p/>
          </table:table-cell>
          <table:table-cell table:formula="of:=IF([.AQ227]=1;[.AR227]*100/[.AS227];&quot;&quot;)">
            <text:p/>
          </table:table-cell>
          <table:table-cell table:formula="of:=IF([.AQ227]=1;[.S227]+[.T227]+[.U227];&quot;&quot;)">
            <text:p/>
          </table:table-cell>
          <table:table-cell table:formula="of:=IF([.AF227]=0;&quot;&quot;;1)">
            <text:p/>
          </table:table-cell>
          <table:table-cell table:formula="of:=IF([.AV227]=1;[.AF227];&quot;&quot;)">
            <text:p/>
          </table:table-cell>
          <table:table-cell table:formula="of:=IF([.AV227]=1;[.B227];&quot;&quot;)">
            <text:p/>
          </table:table-cell>
          <table:table-cell table:formula="of:=IF([.AV227]=1;[.AW227]*100/[.AX227];&quot;&quot;)">
            <text:p/>
          </table:table-cell>
          <table:table-cell table:formula="of:=IF([.AV227]=1;[.Z227]+[.AA227]+[.AB227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75_1g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table:formula="of:=2*[.C228]/([.B228]*([.B228]-1))" office:value-type="float" office:value="0.103933747412008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228]=0;&quot;&quot;;1)" office:value-type="float" office:value="1" calcext:value-type="float">
            <text:p>1</text:p>
          </table:table-cell>
          <table:table-cell table:formula="of:=IF([.AG228]=1;[.K228];&quot;&quot;)" office:value-type="float" office:value="1" calcext:value-type="float">
            <text:p>1.0</text:p>
          </table:table-cell>
          <table:table-cell table:formula="of:=IF([.AG228]=1;[.B228];&quot;&quot;)" office:value-type="float" office:value="70" calcext:value-type="float">
            <text:p>70.0</text:p>
          </table:table-cell>
          <table:table-cell table:formula="of:=IF([.AG228]=1;[.AH228]*100/[.AI228];&quot;&quot;)" office:value-type="float" office:value="1.42857142857143" calcext:value-type="float">
            <text:p>1.4</text:p>
          </table:table-cell>
          <table:table-cell table:formula="of:=IF([.AG228]=1;[.E228]+[.F228]+[.G228];&quot;&quot;)" office:value-type="float" office:value="0.01" calcext:value-type="float">
            <text:p>0.0</text:p>
          </table:table-cell>
          <table:table-cell table:formula="of:=IF([.R228]=0;&quot;&quot;;1)" office:value-type="float" office:value="1" calcext:value-type="float">
            <text:p>1.0</text:p>
          </table:table-cell>
          <table:table-cell table:formula="of:=IF([.AL228]=1;[.R228];&quot;&quot;)" office:value-type="float" office:value="1" calcext:value-type="float">
            <text:p>1.0</text:p>
          </table:table-cell>
          <table:table-cell table:formula="of:=IF([.AL228]=1;[.B228];&quot;&quot;)" office:value-type="float" office:value="70" calcext:value-type="float">
            <text:p>70.0</text:p>
          </table:table-cell>
          <table:table-cell table:formula="of:=IF([.AL228]=1;[.AM228]*100/[.AN228];&quot;&quot;)" office:value-type="float" office:value="1.42857142857143" calcext:value-type="float">
            <text:p>1.4</text:p>
          </table:table-cell>
          <table:table-cell table:formula="of:=IF([.AL228]=1;[.L228]+[.M228]+[.N228];&quot;&quot;)" office:value-type="float" office:value="0" calcext:value-type="float">
            <text:p>0.0</text:p>
          </table:table-cell>
          <table:table-cell table:formula="of:=IF([.Y228]=0;&quot;&quot;;1)" office:value-type="float" office:value="1" calcext:value-type="float">
            <text:p>1.0</text:p>
          </table:table-cell>
          <table:table-cell table:formula="of:=IF([.AQ228]=1;[.Y228];&quot;&quot;)" office:value-type="float" office:value="1" calcext:value-type="float">
            <text:p>1.0</text:p>
          </table:table-cell>
          <table:table-cell table:formula="of:=IF([.AQ228]=1;[.B228];&quot;&quot;)" office:value-type="float" office:value="70" calcext:value-type="float">
            <text:p>70.0</text:p>
          </table:table-cell>
          <table:table-cell table:formula="of:=IF([.AQ228]=1;[.AR228]*100/[.AS228];&quot;&quot;)" office:value-type="float" office:value="1.42857142857143" calcext:value-type="float">
            <text:p>1.4</text:p>
          </table:table-cell>
          <table:table-cell table:formula="of:=IF([.AQ228]=1;[.S228]+[.T228]+[.U228];&quot;&quot;)" office:value-type="float" office:value="0" calcext:value-type="float">
            <text:p>0.0</text:p>
          </table:table-cell>
          <table:table-cell table:formula="of:=IF([.AF228]=0;&quot;&quot;;1)" office:value-type="float" office:value="1" calcext:value-type="float">
            <text:p>1.0</text:p>
          </table:table-cell>
          <table:table-cell table:formula="of:=IF([.AV228]=1;[.AF228];&quot;&quot;)" office:value-type="float" office:value="1" calcext:value-type="float">
            <text:p>1.0</text:p>
          </table:table-cell>
          <table:table-cell table:formula="of:=IF([.AV228]=1;[.B228];&quot;&quot;)" office:value-type="float" office:value="70" calcext:value-type="float">
            <text:p>70.0</text:p>
          </table:table-cell>
          <table:table-cell table:formula="of:=IF([.AV228]=1;[.AW228]*100/[.AX228];&quot;&quot;)" office:value-type="float" office:value="1.42857142857143" calcext:value-type="float">
            <text:p>1.4</text:p>
          </table:table-cell>
          <table:table-cell table:formula="of:=IF([.AV228]=1;[.Z228]+[.AA228]+[.AB228];&quot;&quot;)" office:value-type="float" office:value="0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75_5g</text:p>
          </table:table-cell>
          <table:table-cell office:value-type="float" office:value="75" calcext:value-type="float">
            <text:p>75</text:p>
          </table:table-cell>
          <table:table-cell office:value-type="float" office:value="1407" calcext:value-type="float">
            <text:p>1407</text:p>
          </table:table-cell>
          <table:table-cell table:formula="of:=2*[.C229]/([.B229]*([.B229]-1))" office:value-type="float" office:value="0.507027027027027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29]=0;&quot;&quot;;1)">
            <text:p/>
          </table:table-cell>
          <table:table-cell table:formula="of:=IF([.AG229]=1;[.K229];&quot;&quot;)">
            <text:p/>
          </table:table-cell>
          <table:table-cell table:formula="of:=IF([.AG229]=1;[.B229];&quot;&quot;)">
            <text:p/>
          </table:table-cell>
          <table:table-cell table:formula="of:=IF([.AG229]=1;[.AH229]*100/[.AI229];&quot;&quot;)">
            <text:p/>
          </table:table-cell>
          <table:table-cell table:formula="of:=IF([.AG229]=1;[.E229]+[.F229]+[.G229];&quot;&quot;)">
            <text:p/>
          </table:table-cell>
          <table:table-cell table:formula="of:=IF([.R229]=0;&quot;&quot;;1)">
            <text:p/>
          </table:table-cell>
          <table:table-cell table:formula="of:=IF([.AL229]=1;[.R229];&quot;&quot;)">
            <text:p/>
          </table:table-cell>
          <table:table-cell table:formula="of:=IF([.AL229]=1;[.B229];&quot;&quot;)">
            <text:p/>
          </table:table-cell>
          <table:table-cell table:formula="of:=IF([.AL229]=1;[.AM229]*100/[.AN229];&quot;&quot;)">
            <text:p/>
          </table:table-cell>
          <table:table-cell table:formula="of:=IF([.AL229]=1;[.L229]+[.M229]+[.N229];&quot;&quot;)">
            <text:p/>
          </table:table-cell>
          <table:table-cell table:formula="of:=IF([.Y229]=0;&quot;&quot;;1)">
            <text:p/>
          </table:table-cell>
          <table:table-cell table:formula="of:=IF([.AQ229]=1;[.Y229];&quot;&quot;)">
            <text:p/>
          </table:table-cell>
          <table:table-cell table:formula="of:=IF([.AQ229]=1;[.B229];&quot;&quot;)">
            <text:p/>
          </table:table-cell>
          <table:table-cell table:formula="of:=IF([.AQ229]=1;[.AR229]*100/[.AS229];&quot;&quot;)">
            <text:p/>
          </table:table-cell>
          <table:table-cell table:formula="of:=IF([.AQ229]=1;[.S229]+[.T229]+[.U229];&quot;&quot;)">
            <text:p/>
          </table:table-cell>
          <table:table-cell table:formula="of:=IF([.AF229]=0;&quot;&quot;;1)">
            <text:p/>
          </table:table-cell>
          <table:table-cell table:formula="of:=IF([.AV229]=1;[.AF229];&quot;&quot;)">
            <text:p/>
          </table:table-cell>
          <table:table-cell table:formula="of:=IF([.AV229]=1;[.B229];&quot;&quot;)">
            <text:p/>
          </table:table-cell>
          <table:table-cell table:formula="of:=IF([.AV229]=1;[.AW229]*100/[.AX229];&quot;&quot;)">
            <text:p/>
          </table:table-cell>
          <table:table-cell table:formula="of:=IF([.AV229]=1;[.Z229]+[.AA229]+[.AB229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75_9g</text:p>
          </table:table-cell>
          <table:table-cell office:value-type="float" office:value="75" calcext:value-type="float">
            <text:p>75</text:p>
          </table:table-cell>
          <table:table-cell office:value-type="float" office:value="2513" calcext:value-type="float">
            <text:p>2513</text:p>
          </table:table-cell>
          <table:table-cell table:formula="of:=2*[.C230]/([.B230]*([.B230]-1))" office:value-type="float" office:value="0.905585585585586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30]=0;&quot;&quot;;1)">
            <text:p/>
          </table:table-cell>
          <table:table-cell table:formula="of:=IF([.AG230]=1;[.K230];&quot;&quot;)">
            <text:p/>
          </table:table-cell>
          <table:table-cell table:formula="of:=IF([.AG230]=1;[.B230];&quot;&quot;)">
            <text:p/>
          </table:table-cell>
          <table:table-cell table:formula="of:=IF([.AG230]=1;[.AH230]*100/[.AI230];&quot;&quot;)">
            <text:p/>
          </table:table-cell>
          <table:table-cell table:formula="of:=IF([.AG230]=1;[.E230]+[.F230]+[.G230];&quot;&quot;)">
            <text:p/>
          </table:table-cell>
          <table:table-cell table:formula="of:=IF([.R230]=0;&quot;&quot;;1)">
            <text:p/>
          </table:table-cell>
          <table:table-cell table:formula="of:=IF([.AL230]=1;[.R230];&quot;&quot;)">
            <text:p/>
          </table:table-cell>
          <table:table-cell table:formula="of:=IF([.AL230]=1;[.B230];&quot;&quot;)">
            <text:p/>
          </table:table-cell>
          <table:table-cell table:formula="of:=IF([.AL230]=1;[.AM230]*100/[.AN230];&quot;&quot;)">
            <text:p/>
          </table:table-cell>
          <table:table-cell table:formula="of:=IF([.AL230]=1;[.L230]+[.M230]+[.N230];&quot;&quot;)">
            <text:p/>
          </table:table-cell>
          <table:table-cell table:formula="of:=IF([.Y230]=0;&quot;&quot;;1)">
            <text:p/>
          </table:table-cell>
          <table:table-cell table:formula="of:=IF([.AQ230]=1;[.Y230];&quot;&quot;)">
            <text:p/>
          </table:table-cell>
          <table:table-cell table:formula="of:=IF([.AQ230]=1;[.B230];&quot;&quot;)">
            <text:p/>
          </table:table-cell>
          <table:table-cell table:formula="of:=IF([.AQ230]=1;[.AR230]*100/[.AS230];&quot;&quot;)">
            <text:p/>
          </table:table-cell>
          <table:table-cell table:formula="of:=IF([.AQ230]=1;[.S230]+[.T230]+[.U230];&quot;&quot;)">
            <text:p/>
          </table:table-cell>
          <table:table-cell table:formula="of:=IF([.AF230]=0;&quot;&quot;;1)">
            <text:p/>
          </table:table-cell>
          <table:table-cell table:formula="of:=IF([.AV230]=1;[.AF230];&quot;&quot;)">
            <text:p/>
          </table:table-cell>
          <table:table-cell table:formula="of:=IF([.AV230]=1;[.B230];&quot;&quot;)">
            <text:p/>
          </table:table-cell>
          <table:table-cell table:formula="of:=IF([.AV230]=1;[.AW230]*100/[.AX230];&quot;&quot;)">
            <text:p/>
          </table:table-cell>
          <table:table-cell table:formula="of:=IF([.AV230]=1;[.Z230]+[.AA230]+[.AB230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_1g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formula="of:=2*[.C231]/([.B231]*([.B231]-1))" office:value-type="float" office:value="0.102828282828283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K231]=0;&quot;&quot;;1)" office:value-type="float" office:value="1" calcext:value-type="float">
            <text:p>1</text:p>
          </table:table-cell>
          <table:table-cell table:formula="of:=IF([.AG231]=1;[.K231];&quot;&quot;)" office:value-type="float" office:value="2" calcext:value-type="float">
            <text:p>2.0</text:p>
          </table:table-cell>
          <table:table-cell table:formula="of:=IF([.AG231]=1;[.B231];&quot;&quot;)" office:value-type="float" office:value="100" calcext:value-type="float">
            <text:p>100.0</text:p>
          </table:table-cell>
          <table:table-cell table:formula="of:=IF([.AG231]=1;[.AH231]*100/[.AI231];&quot;&quot;)" office:value-type="float" office:value="2" calcext:value-type="float">
            <text:p>2.0</text:p>
          </table:table-cell>
          <table:table-cell table:formula="of:=IF([.AG231]=1;[.E231]+[.F231]+[.G231];&quot;&quot;)" office:value-type="float" office:value="0" calcext:value-type="float">
            <text:p>0.0</text:p>
          </table:table-cell>
          <table:table-cell table:formula="of:=IF([.R231]=0;&quot;&quot;;1)" office:value-type="float" office:value="1" calcext:value-type="float">
            <text:p>1.0</text:p>
          </table:table-cell>
          <table:table-cell table:formula="of:=IF([.AL231]=1;[.R231];&quot;&quot;)" office:value-type="float" office:value="2" calcext:value-type="float">
            <text:p>2.0</text:p>
          </table:table-cell>
          <table:table-cell table:formula="of:=IF([.AL231]=1;[.B231];&quot;&quot;)" office:value-type="float" office:value="100" calcext:value-type="float">
            <text:p>100.0</text:p>
          </table:table-cell>
          <table:table-cell table:formula="of:=IF([.AL231]=1;[.AM231]*100/[.AN231];&quot;&quot;)" office:value-type="float" office:value="2" calcext:value-type="float">
            <text:p>2.0</text:p>
          </table:table-cell>
          <table:table-cell table:formula="of:=IF([.AL231]=1;[.L231]+[.M231]+[.N231];&quot;&quot;)" office:value-type="float" office:value="0" calcext:value-type="float">
            <text:p>0.0</text:p>
          </table:table-cell>
          <table:table-cell table:formula="of:=IF([.Y231]=0;&quot;&quot;;1)" office:value-type="float" office:value="1" calcext:value-type="float">
            <text:p>1.0</text:p>
          </table:table-cell>
          <table:table-cell table:formula="of:=IF([.AQ231]=1;[.Y231];&quot;&quot;)" office:value-type="float" office:value="2" calcext:value-type="float">
            <text:p>2.0</text:p>
          </table:table-cell>
          <table:table-cell table:formula="of:=IF([.AQ231]=1;[.B231];&quot;&quot;)" office:value-type="float" office:value="100" calcext:value-type="float">
            <text:p>100.0</text:p>
          </table:table-cell>
          <table:table-cell table:formula="of:=IF([.AQ231]=1;[.AR231]*100/[.AS231];&quot;&quot;)" office:value-type="float" office:value="2" calcext:value-type="float">
            <text:p>2.0</text:p>
          </table:table-cell>
          <table:table-cell table:formula="of:=IF([.AQ231]=1;[.S231]+[.T231]+[.U231];&quot;&quot;)" office:value-type="float" office:value="0" calcext:value-type="float">
            <text:p>0.0</text:p>
          </table:table-cell>
          <table:table-cell table:formula="of:=IF([.AF231]=0;&quot;&quot;;1)" office:value-type="float" office:value="1" calcext:value-type="float">
            <text:p>1.0</text:p>
          </table:table-cell>
          <table:table-cell table:formula="of:=IF([.AV231]=1;[.AF231];&quot;&quot;)" office:value-type="float" office:value="2" calcext:value-type="float">
            <text:p>2.0</text:p>
          </table:table-cell>
          <table:table-cell table:formula="of:=IF([.AV231]=1;[.B231];&quot;&quot;)" office:value-type="float" office:value="100" calcext:value-type="float">
            <text:p>100.0</text:p>
          </table:table-cell>
          <table:table-cell table:formula="of:=IF([.AV231]=1;[.AW231]*100/[.AX231];&quot;&quot;)" office:value-type="float" office:value="2" calcext:value-type="float">
            <text:p>2.0</text:p>
          </table:table-cell>
          <table:table-cell table:formula="of:=IF([.AV231]=1;[.Z231]+[.AA231]+[.AB231];&quot;&quot;)" office:value-type="float" office:value="0.01" calcext:value-type="float">
            <text:p>0.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_5g</text:p>
          </table:table-cell>
          <table:table-cell office:value-type="float" office:value="100" calcext:value-type="float">
            <text:p>100</text:p>
          </table:table-cell>
          <table:table-cell office:value-type="float" office:value="2456" calcext:value-type="float">
            <text:p>2456</text:p>
          </table:table-cell>
          <table:table-cell table:formula="of:=2*[.C232]/([.B232]*([.B232]-1))" office:value-type="float" office:value="0.496161616161616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32]=0;&quot;&quot;;1)">
            <text:p/>
          </table:table-cell>
          <table:table-cell table:formula="of:=IF([.AG232]=1;[.K232];&quot;&quot;)">
            <text:p/>
          </table:table-cell>
          <table:table-cell table:formula="of:=IF([.AG232]=1;[.B232];&quot;&quot;)">
            <text:p/>
          </table:table-cell>
          <table:table-cell table:formula="of:=IF([.AG232]=1;[.AH232]*100/[.AI232];&quot;&quot;)">
            <text:p/>
          </table:table-cell>
          <table:table-cell table:formula="of:=IF([.AG232]=1;[.E232]+[.F232]+[.G232];&quot;&quot;)">
            <text:p/>
          </table:table-cell>
          <table:table-cell table:formula="of:=IF([.R232]=0;&quot;&quot;;1)">
            <text:p/>
          </table:table-cell>
          <table:table-cell table:formula="of:=IF([.AL232]=1;[.R232];&quot;&quot;)">
            <text:p/>
          </table:table-cell>
          <table:table-cell table:formula="of:=IF([.AL232]=1;[.B232];&quot;&quot;)">
            <text:p/>
          </table:table-cell>
          <table:table-cell table:formula="of:=IF([.AL232]=1;[.AM232]*100/[.AN232];&quot;&quot;)">
            <text:p/>
          </table:table-cell>
          <table:table-cell table:formula="of:=IF([.AL232]=1;[.L232]+[.M232]+[.N232];&quot;&quot;)">
            <text:p/>
          </table:table-cell>
          <table:table-cell table:formula="of:=IF([.Y232]=0;&quot;&quot;;1)">
            <text:p/>
          </table:table-cell>
          <table:table-cell table:formula="of:=IF([.AQ232]=1;[.Y232];&quot;&quot;)">
            <text:p/>
          </table:table-cell>
          <table:table-cell table:formula="of:=IF([.AQ232]=1;[.B232];&quot;&quot;)">
            <text:p/>
          </table:table-cell>
          <table:table-cell table:formula="of:=IF([.AQ232]=1;[.AR232]*100/[.AS232];&quot;&quot;)">
            <text:p/>
          </table:table-cell>
          <table:table-cell table:formula="of:=IF([.AQ232]=1;[.S232]+[.T232]+[.U232];&quot;&quot;)">
            <text:p/>
          </table:table-cell>
          <table:table-cell table:formula="of:=IF([.AF232]=0;&quot;&quot;;1)">
            <text:p/>
          </table:table-cell>
          <table:table-cell table:formula="of:=IF([.AV232]=1;[.AF232];&quot;&quot;)">
            <text:p/>
          </table:table-cell>
          <table:table-cell table:formula="of:=IF([.AV232]=1;[.B232];&quot;&quot;)">
            <text:p/>
          </table:table-cell>
          <table:table-cell table:formula="of:=IF([.AV232]=1;[.AW232]*100/[.AX232];&quot;&quot;)">
            <text:p/>
          </table:table-cell>
          <table:table-cell table:formula="of:=IF([.AV232]=1;[.Z232]+[.AA232]+[.AB232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100_9g</text:p>
          </table:table-cell>
          <table:table-cell office:value-type="float" office:value="100" calcext:value-type="float">
            <text:p>100</text:p>
          </table:table-cell>
          <table:table-cell office:value-type="float" office:value="4438" calcext:value-type="float">
            <text:p>4438</text:p>
          </table:table-cell>
          <table:table-cell table:formula="of:=2*[.C233]/([.B233]*([.B233]-1))" office:value-type="float" office:value="0.896565656565656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K233]=0;&quot;&quot;;1)">
            <text:p/>
          </table:table-cell>
          <table:table-cell table:formula="of:=IF([.AG233]=1;[.K233];&quot;&quot;)">
            <text:p/>
          </table:table-cell>
          <table:table-cell table:formula="of:=IF([.AG233]=1;[.B233];&quot;&quot;)">
            <text:p/>
          </table:table-cell>
          <table:table-cell table:formula="of:=IF([.AG233]=1;[.AH233]*100/[.AI233];&quot;&quot;)">
            <text:p/>
          </table:table-cell>
          <table:table-cell table:formula="of:=IF([.AG233]=1;[.E233]+[.F233]+[.G233];&quot;&quot;)">
            <text:p/>
          </table:table-cell>
          <table:table-cell table:formula="of:=IF([.R233]=0;&quot;&quot;;1)">
            <text:p/>
          </table:table-cell>
          <table:table-cell table:formula="of:=IF([.AL233]=1;[.R233];&quot;&quot;)">
            <text:p/>
          </table:table-cell>
          <table:table-cell table:formula="of:=IF([.AL233]=1;[.B233];&quot;&quot;)">
            <text:p/>
          </table:table-cell>
          <table:table-cell table:formula="of:=IF([.AL233]=1;[.AM233]*100/[.AN233];&quot;&quot;)">
            <text:p/>
          </table:table-cell>
          <table:table-cell table:formula="of:=IF([.AL233]=1;[.L233]+[.M233]+[.N233];&quot;&quot;)">
            <text:p/>
          </table:table-cell>
          <table:table-cell table:formula="of:=IF([.Y233]=0;&quot;&quot;;1)">
            <text:p/>
          </table:table-cell>
          <table:table-cell table:formula="of:=IF([.AQ233]=1;[.Y233];&quot;&quot;)">
            <text:p/>
          </table:table-cell>
          <table:table-cell table:formula="of:=IF([.AQ233]=1;[.B233];&quot;&quot;)">
            <text:p/>
          </table:table-cell>
          <table:table-cell table:formula="of:=IF([.AQ233]=1;[.AR233]*100/[.AS233];&quot;&quot;)">
            <text:p/>
          </table:table-cell>
          <table:table-cell table:formula="of:=IF([.AQ233]=1;[.S233]+[.T233]+[.U233];&quot;&quot;)">
            <text:p/>
          </table:table-cell>
          <table:table-cell table:formula="of:=IF([.AF233]=0;&quot;&quot;;1)">
            <text:p/>
          </table:table-cell>
          <table:table-cell table:formula="of:=IF([.AV233]=1;[.AF233];&quot;&quot;)">
            <text:p/>
          </table:table-cell>
          <table:table-cell table:formula="of:=IF([.AV233]=1;[.B233];&quot;&quot;)">
            <text:p/>
          </table:table-cell>
          <table:table-cell table:formula="of:=IF([.AV233]=1;[.AW233]*100/[.AX233];&quot;&quot;)">
            <text:p/>
          </table:table-cell>
          <table:table-cell table:formula="of:=IF([.AV233]=1;[.Z233]+[.AA233]+[.AB233];&quot;&quot;)">
            <text:p/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85" calcext:value-type="float">
            <text:p>385</text:p>
          </table:table-cell>
          <table:table-cell office:value-type="float" office:value="19095" calcext:value-type="float">
            <text:p>19095</text:p>
          </table:table-cell>
          <table:table-cell table:formula="of:=2*[.C234]/([.B234]*([.B234]-1))" office:value-type="float" office:value="0.258319805194805" calcext:value-type="float">
            <text:p>0.3</text:p>
          </table:table-cell>
          <table:table-cell office:value-type="float" office:value="1.12" calcext:value-type="float">
            <text:p>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23" calcext:value-type="float">
            <text:p>0.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IF([.K234]=0;&quot;&quot;;1)" office:value-type="float" office:value="1" calcext:value-type="float">
            <text:p>1</text:p>
          </table:table-cell>
          <table:table-cell table:formula="of:=IF([.AG234]=1;[.K234];&quot;&quot;)" office:value-type="float" office:value="28" calcext:value-type="float">
            <text:p>28.0</text:p>
          </table:table-cell>
          <table:table-cell table:formula="of:=IF([.AG234]=1;[.B234];&quot;&quot;)" office:value-type="float" office:value="385" calcext:value-type="float">
            <text:p>385.0</text:p>
          </table:table-cell>
          <table:table-cell table:formula="of:=IF([.AG234]=1;[.AH234]*100/[.AI234];&quot;&quot;)" office:value-type="float" office:value="7.27272727272727" calcext:value-type="float">
            <text:p>7.3</text:p>
          </table:table-cell>
          <table:table-cell table:formula="of:=IF([.AG234]=1;[.E234]+[.F234]+[.G234];&quot;&quot;)" office:value-type="float" office:value="1.2" calcext:value-type="float">
            <text:p>1.2</text:p>
          </table:table-cell>
          <table:table-cell table:formula="of:=IF([.R234]=0;&quot;&quot;;1)" office:value-type="float" office:value="1" calcext:value-type="float">
            <text:p>1.0</text:p>
          </table:table-cell>
          <table:table-cell table:formula="of:=IF([.AL234]=1;[.R234];&quot;&quot;)" office:value-type="float" office:value="28" calcext:value-type="float">
            <text:p>28.0</text:p>
          </table:table-cell>
          <table:table-cell table:formula="of:=IF([.AL234]=1;[.B234];&quot;&quot;)" office:value-type="float" office:value="385" calcext:value-type="float">
            <text:p>385.0</text:p>
          </table:table-cell>
          <table:table-cell table:formula="of:=IF([.AL234]=1;[.AM234]*100/[.AN234];&quot;&quot;)" office:value-type="float" office:value="7.27272727272727" calcext:value-type="float">
            <text:p>7.3</text:p>
          </table:table-cell>
          <table:table-cell table:formula="of:=IF([.AL234]=1;[.L234]+[.M234]+[.N234];&quot;&quot;)" office:value-type="float" office:value="1.16" calcext:value-type="float">
            <text:p>1.2</text:p>
          </table:table-cell>
          <table:table-cell table:formula="of:=IF([.Y234]=0;&quot;&quot;;1)" office:value-type="float" office:value="1" calcext:value-type="float">
            <text:p>1.0</text:p>
          </table:table-cell>
          <table:table-cell table:formula="of:=IF([.AQ234]=1;[.Y234];&quot;&quot;)" office:value-type="float" office:value="28" calcext:value-type="float">
            <text:p>28.0</text:p>
          </table:table-cell>
          <table:table-cell table:formula="of:=IF([.AQ234]=1;[.B234];&quot;&quot;)" office:value-type="float" office:value="385" calcext:value-type="float">
            <text:p>385.0</text:p>
          </table:table-cell>
          <table:table-cell table:formula="of:=IF([.AQ234]=1;[.AR234]*100/[.AS234];&quot;&quot;)" office:value-type="float" office:value="7.27272727272727" calcext:value-type="float">
            <text:p>7.3</text:p>
          </table:table-cell>
          <table:table-cell table:formula="of:=IF([.AQ234]=1;[.S234]+[.T234]+[.U234];&quot;&quot;)" office:value-type="float" office:value="1.2" calcext:value-type="float">
            <text:p>1.2</text:p>
          </table:table-cell>
          <table:table-cell table:formula="of:=IF([.AF234]=0;&quot;&quot;;1)" office:value-type="float" office:value="1" calcext:value-type="float">
            <text:p>1.0</text:p>
          </table:table-cell>
          <table:table-cell table:formula="of:=IF([.AV234]=1;[.AF234];&quot;&quot;)" office:value-type="float" office:value="30" calcext:value-type="float">
            <text:p>30.0</text:p>
          </table:table-cell>
          <table:table-cell table:formula="of:=IF([.AV234]=1;[.B234];&quot;&quot;)" office:value-type="float" office:value="385" calcext:value-type="float">
            <text:p>385.0</text:p>
          </table:table-cell>
          <table:table-cell table:formula="of:=IF([.AV234]=1;[.AW234]*100/[.AX234];&quot;&quot;)" office:value-type="float" office:value="7.79220779220779" calcext:value-type="float">
            <text:p>7.8</text:p>
          </table:table-cell>
          <table:table-cell table:formula="of:=IF([.AV234]=1;[.Z234]+[.AA234]+[.AB234];&quot;&quot;)" office:value-type="float" office:value="1.61" calcext:value-type="float">
            <text:p>1.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table:formula="of:=2*[.C235]/([.B235]*([.B235]-1))" office:value-type="float" office:value="0.236531986531986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1" calcext:value-type="float">
            <text:p>0.61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IF([.K235]=0;&quot;&quot;;1)" office:value-type="float" office:value="1" calcext:value-type="float">
            <text:p>1</text:p>
          </table:table-cell>
          <table:table-cell table:formula="of:=IF([.AG235]=1;[.K235];&quot;&quot;)" office:value-type="float" office:value="25" calcext:value-type="float">
            <text:p>25.0</text:p>
          </table:table-cell>
          <table:table-cell table:formula="of:=IF([.AG235]=1;[.B235];&quot;&quot;)" office:value-type="float" office:value="352" calcext:value-type="float">
            <text:p>352.0</text:p>
          </table:table-cell>
          <table:table-cell table:formula="of:=IF([.AG235]=1;[.AH235]*100/[.AI235];&quot;&quot;)" office:value-type="float" office:value="7.10227272727273" calcext:value-type="float">
            <text:p>7.1</text:p>
          </table:table-cell>
          <table:table-cell table:formula="of:=IF([.AG235]=1;[.E235]+[.F235]+[.G235];&quot;&quot;)" office:value-type="float" office:value="0.84" calcext:value-type="float">
            <text:p>0.8</text:p>
          </table:table-cell>
          <table:table-cell table:formula="of:=IF([.R235]=0;&quot;&quot;;1)" office:value-type="float" office:value="1" calcext:value-type="float">
            <text:p>1.0</text:p>
          </table:table-cell>
          <table:table-cell table:formula="of:=IF([.AL235]=1;[.R235];&quot;&quot;)" office:value-type="float" office:value="25" calcext:value-type="float">
            <text:p>25.0</text:p>
          </table:table-cell>
          <table:table-cell table:formula="of:=IF([.AL235]=1;[.B235];&quot;&quot;)" office:value-type="float" office:value="352" calcext:value-type="float">
            <text:p>352.0</text:p>
          </table:table-cell>
          <table:table-cell table:formula="of:=IF([.AL235]=1;[.AM235]*100/[.AN235];&quot;&quot;)" office:value-type="float" office:value="7.10227272727273" calcext:value-type="float">
            <text:p>7.1</text:p>
          </table:table-cell>
          <table:table-cell table:formula="of:=IF([.AL235]=1;[.L235]+[.M235]+[.N235];&quot;&quot;)" office:value-type="float" office:value="0.81" calcext:value-type="float">
            <text:p>0.8</text:p>
          </table:table-cell>
          <table:table-cell table:formula="of:=IF([.Y235]=0;&quot;&quot;;1)" office:value-type="float" office:value="1" calcext:value-type="float">
            <text:p>1.0</text:p>
          </table:table-cell>
          <table:table-cell table:formula="of:=IF([.AQ235]=1;[.Y235];&quot;&quot;)" office:value-type="float" office:value="25" calcext:value-type="float">
            <text:p>25.0</text:p>
          </table:table-cell>
          <table:table-cell table:formula="of:=IF([.AQ235]=1;[.B235];&quot;&quot;)" office:value-type="float" office:value="352" calcext:value-type="float">
            <text:p>352.0</text:p>
          </table:table-cell>
          <table:table-cell table:formula="of:=IF([.AQ235]=1;[.AR235]*100/[.AS235];&quot;&quot;)" office:value-type="float" office:value="7.10227272727273" calcext:value-type="float">
            <text:p>7.1</text:p>
          </table:table-cell>
          <table:table-cell table:formula="of:=IF([.AQ235]=1;[.S235]+[.T235]+[.U235];&quot;&quot;)" office:value-type="float" office:value="0.76" calcext:value-type="float">
            <text:p>0.8</text:p>
          </table:table-cell>
          <table:table-cell table:formula="of:=IF([.AF235]=0;&quot;&quot;;1)" office:value-type="float" office:value="1" calcext:value-type="float">
            <text:p>1.0</text:p>
          </table:table-cell>
          <table:table-cell table:formula="of:=IF([.AV235]=1;[.AF235];&quot;&quot;)" office:value-type="float" office:value="26" calcext:value-type="float">
            <text:p>26.0</text:p>
          </table:table-cell>
          <table:table-cell table:formula="of:=IF([.AV235]=1;[.B235];&quot;&quot;)" office:value-type="float" office:value="352" calcext:value-type="float">
            <text:p>352.0</text:p>
          </table:table-cell>
          <table:table-cell table:formula="of:=IF([.AV235]=1;[.AW235]*100/[.AX235];&quot;&quot;)" office:value-type="float" office:value="7.38636363636364" calcext:value-type="float">
            <text:p>7.4</text:p>
          </table:table-cell>
          <table:table-cell table:formula="of:=IF([.AV235]=1;[.Z235]+[.AA235]+[.AB235];&quot;&quot;)" office:value-type="float" office:value="1.11" calcext:value-type="float">
            <text:p>1.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1a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table:formula="of:=2*[.C236]/([.B236]*([.B236]-1))" office:value-type="float" office:value="0.0395610677217141" calcext:value-type="float">
            <text:p>0.0</text:p>
          </table:table-cell>
          <table:table-cell office:value-type="float" office:value="12.89" calcext:value-type="float">
            <text:p>12.89</text:p>
          </table:table-cell>
          <table:table-cell office:value-type="float" office:value="24.35" calcext:value-type="float">
            <text:p>24.35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11.59" calcext:value-type="float">
            <text:p>11.59</text:p>
          </table:table-cell>
          <table:table-cell office:value-type="float" office:value="28.54" calcext:value-type="float">
            <text:p>28.54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11.03" calcext:value-type="float">
            <text:p>11.03</text:p>
          </table:table-cell>
          <table:table-cell office:value-type="float" office:value="27.51" calcext:value-type="float">
            <text:p>27.51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10.14" calcext:value-type="float">
            <text:p>10.14</text:p>
          </table:table-cell>
          <table:table-cell office:value-type="float" office:value="55.53" calcext:value-type="float">
            <text:p>55.53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8" calcext:value-type="float">
            <text:p>608</text:p>
          </table:table-cell>
          <table:table-cell table:formula="of:=IF([.K236]=0;&quot;&quot;;1)" office:value-type="float" office:value="1" calcext:value-type="float">
            <text:p>1</text:p>
          </table:table-cell>
          <table:table-cell table:formula="of:=IF([.AG236]=1;[.K236];&quot;&quot;)" office:value-type="float" office:value="583" calcext:value-type="float">
            <text:p>583.0</text:p>
          </table:table-cell>
          <table:table-cell table:formula="of:=IF([.AG236]=1;[.B236];&quot;&quot;)" office:value-type="float" office:value="2368" calcext:value-type="float">
            <text:p>2368.0</text:p>
          </table:table-cell>
          <table:table-cell table:formula="of:=IF([.AG236]=1;[.AH236]*100/[.AI236];&quot;&quot;)" office:value-type="float" office:value="24.6199324324324" calcext:value-type="float">
            <text:p>24.6</text:p>
          </table:table-cell>
          <table:table-cell table:formula="of:=IF([.AG236]=1;[.E236]+[.F236]+[.G236];&quot;&quot;)" office:value-type="float" office:value="37.39" calcext:value-type="float">
            <text:p>37.4</text:p>
          </table:table-cell>
          <table:table-cell table:formula="of:=IF([.R236]=0;&quot;&quot;;1)" office:value-type="float" office:value="1" calcext:value-type="float">
            <text:p>1.0</text:p>
          </table:table-cell>
          <table:table-cell table:formula="of:=IF([.AL236]=1;[.R236];&quot;&quot;)" office:value-type="float" office:value="583" calcext:value-type="float">
            <text:p>583.0</text:p>
          </table:table-cell>
          <table:table-cell table:formula="of:=IF([.AL236]=1;[.B236];&quot;&quot;)" office:value-type="float" office:value="2368" calcext:value-type="float">
            <text:p>2368.0</text:p>
          </table:table-cell>
          <table:table-cell table:formula="of:=IF([.AL236]=1;[.AM236]*100/[.AN236];&quot;&quot;)" office:value-type="float" office:value="24.6199324324324" calcext:value-type="float">
            <text:p>24.6</text:p>
          </table:table-cell>
          <table:table-cell table:formula="of:=IF([.AL236]=1;[.L236]+[.M236]+[.N236];&quot;&quot;)" office:value-type="float" office:value="40.27" calcext:value-type="float">
            <text:p>40.3</text:p>
          </table:table-cell>
          <table:table-cell table:formula="of:=IF([.Y236]=0;&quot;&quot;;1)" office:value-type="float" office:value="1" calcext:value-type="float">
            <text:p>1.0</text:p>
          </table:table-cell>
          <table:table-cell table:formula="of:=IF([.AQ236]=1;[.Y236];&quot;&quot;)" office:value-type="float" office:value="583" calcext:value-type="float">
            <text:p>583.0</text:p>
          </table:table-cell>
          <table:table-cell table:formula="of:=IF([.AQ236]=1;[.B236];&quot;&quot;)" office:value-type="float" office:value="2368" calcext:value-type="float">
            <text:p>2368.0</text:p>
          </table:table-cell>
          <table:table-cell table:formula="of:=IF([.AQ236]=1;[.AR236]*100/[.AS236];&quot;&quot;)" office:value-type="float" office:value="24.6199324324324" calcext:value-type="float">
            <text:p>24.6</text:p>
          </table:table-cell>
          <table:table-cell table:formula="of:=IF([.AQ236]=1;[.S236]+[.T236]+[.U236];&quot;&quot;)" office:value-type="float" office:value="38.67" calcext:value-type="float">
            <text:p>38.7</text:p>
          </table:table-cell>
          <table:table-cell table:formula="of:=IF([.AF236]=0;&quot;&quot;;1)" office:value-type="float" office:value="1" calcext:value-type="float">
            <text:p>1.0</text:p>
          </table:table-cell>
          <table:table-cell table:formula="of:=IF([.AV236]=1;[.AF236];&quot;&quot;)" office:value-type="float" office:value="608" calcext:value-type="float">
            <text:p>608.0</text:p>
          </table:table-cell>
          <table:table-cell table:formula="of:=IF([.AV236]=1;[.B236];&quot;&quot;)" office:value-type="float" office:value="2368" calcext:value-type="float">
            <text:p>2368.0</text:p>
          </table:table-cell>
          <table:table-cell table:formula="of:=IF([.AV236]=1;[.AW236]*100/[.AX236];&quot;&quot;)" office:value-type="float" office:value="25.6756756756757" calcext:value-type="float">
            <text:p>25.7</text:p>
          </table:table-cell>
          <table:table-cell table:formula="of:=IF([.AV236]=1;[.Z236]+[.AA236]+[.AB236];&quot;&quot;)" office:value-type="float" office:value="65.79" calcext:value-type="float">
            <text:p>65.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2a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table:formula="of:=2*[.C237]/([.B237]*([.B237]-1))" office:value-type="float" office:value="0.0368248783291414" calcext:value-type="float">
            <text:p>0.0</text:p>
          </table:table-cell>
          <table:table-cell office:value-type="float" office:value="12.64" calcext:value-type="float">
            <text:p>12.64</text:p>
          </table:table-cell>
          <table:table-cell office:value-type="float" office:value="32.23" calcext:value-type="float">
            <text:p>32.2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11.62" calcext:value-type="float">
            <text:p>11.62</text:p>
          </table:table-cell>
          <table:table-cell office:value-type="float" office:value="36.24" calcext:value-type="float">
            <text:p>36.24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11.29" calcext:value-type="float">
            <text:p>11.29</text:p>
          </table:table-cell>
          <table:table-cell office:value-type="float" office:value="34.74" calcext:value-type="float">
            <text:p>34.74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10.07" calcext:value-type="float">
            <text:p>10.07</text:p>
          </table:table-cell>
          <table:table-cell office:value-type="float" office:value="54.22" calcext:value-type="float">
            <text:p>54.22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table:formula="of:=IF([.K237]=0;&quot;&quot;;1)" office:value-type="float" office:value="1" calcext:value-type="float">
            <text:p>1</text:p>
          </table:table-cell>
          <table:table-cell table:formula="of:=IF([.AG237]=1;[.K237];&quot;&quot;)" office:value-type="float" office:value="744" calcext:value-type="float">
            <text:p>744.0</text:p>
          </table:table-cell>
          <table:table-cell table:formula="of:=IF([.AG237]=1;[.B237];&quot;&quot;)" office:value-type="float" office:value="2464" calcext:value-type="float">
            <text:p>2464.0</text:p>
          </table:table-cell>
          <table:table-cell table:formula="of:=IF([.AG237]=1;[.AH237]*100/[.AI237];&quot;&quot;)" office:value-type="float" office:value="30.1948051948052" calcext:value-type="float">
            <text:p>30.2</text:p>
          </table:table-cell>
          <table:table-cell table:formula="of:=IF([.AG237]=1;[.E237]+[.F237]+[.G237];&quot;&quot;)" office:value-type="float" office:value="45.01" calcext:value-type="float">
            <text:p>45.0</text:p>
          </table:table-cell>
          <table:table-cell table:formula="of:=IF([.R237]=0;&quot;&quot;;1)" office:value-type="float" office:value="1" calcext:value-type="float">
            <text:p>1.0</text:p>
          </table:table-cell>
          <table:table-cell table:formula="of:=IF([.AL237]=1;[.R237];&quot;&quot;)" office:value-type="float" office:value="744" calcext:value-type="float">
            <text:p>744.0</text:p>
          </table:table-cell>
          <table:table-cell table:formula="of:=IF([.AL237]=1;[.B237];&quot;&quot;)" office:value-type="float" office:value="2464" calcext:value-type="float">
            <text:p>2464.0</text:p>
          </table:table-cell>
          <table:table-cell table:formula="of:=IF([.AL237]=1;[.AM237]*100/[.AN237];&quot;&quot;)" office:value-type="float" office:value="30.1948051948052" calcext:value-type="float">
            <text:p>30.2</text:p>
          </table:table-cell>
          <table:table-cell table:formula="of:=IF([.AL237]=1;[.L237]+[.M237]+[.N237];&quot;&quot;)" office:value-type="float" office:value="47.99" calcext:value-type="float">
            <text:p>48.0</text:p>
          </table:table-cell>
          <table:table-cell table:formula="of:=IF([.Y237]=0;&quot;&quot;;1)" office:value-type="float" office:value="1" calcext:value-type="float">
            <text:p>1.0</text:p>
          </table:table-cell>
          <table:table-cell table:formula="of:=IF([.AQ237]=1;[.Y237];&quot;&quot;)" office:value-type="float" office:value="744" calcext:value-type="float">
            <text:p>744.0</text:p>
          </table:table-cell>
          <table:table-cell table:formula="of:=IF([.AQ237]=1;[.B237];&quot;&quot;)" office:value-type="float" office:value="2464" calcext:value-type="float">
            <text:p>2464.0</text:p>
          </table:table-cell>
          <table:table-cell table:formula="of:=IF([.AQ237]=1;[.AR237]*100/[.AS237];&quot;&quot;)" office:value-type="float" office:value="30.1948051948052" calcext:value-type="float">
            <text:p>30.2</text:p>
          </table:table-cell>
          <table:table-cell table:formula="of:=IF([.AQ237]=1;[.S237]+[.T237]+[.U237];&quot;&quot;)" office:value-type="float" office:value="46.15" calcext:value-type="float">
            <text:p>46.2</text:p>
          </table:table-cell>
          <table:table-cell table:formula="of:=IF([.AF237]=0;&quot;&quot;;1)" office:value-type="float" office:value="1" calcext:value-type="float">
            <text:p>1.0</text:p>
          </table:table-cell>
          <table:table-cell table:formula="of:=IF([.AV237]=1;[.AF237];&quot;&quot;)" office:value-type="float" office:value="766" calcext:value-type="float">
            <text:p>766.0</text:p>
          </table:table-cell>
          <table:table-cell table:formula="of:=IF([.AV237]=1;[.B237];&quot;&quot;)" office:value-type="float" office:value="2464" calcext:value-type="float">
            <text:p>2464.0</text:p>
          </table:table-cell>
          <table:table-cell table:formula="of:=IF([.AV237]=1;[.AW237]*100/[.AX237];&quot;&quot;)" office:value-type="float" office:value="31.0876623376623" calcext:value-type="float">
            <text:p>31.1</text:p>
          </table:table-cell>
          <table:table-cell table:formula="of:=IF([.AV237]=1;[.Z237]+[.AA237]+[.AB237];&quot;&quot;)" office:value-type="float" office:value="64.4" calcext:value-type="float">
            <text:p>64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3a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table:formula="of:=2*[.C238]/([.B238]*([.B238]-1))" office:value-type="float" office:value="0.0256366077332209" calcext:value-type="float">
            <text:p>0.0</text:p>
          </table:table-cell>
          <table:table-cell office:value-type="float" office:value="31.39" calcext:value-type="float">
            <text:p>31.39</text:p>
          </table:table-cell>
          <table:table-cell office:value-type="float" office:value="47.6" calcext:value-type="float">
            <text:p>47.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28.84" calcext:value-type="float">
            <text:p>28.84</text:p>
          </table:table-cell>
          <table:table-cell office:value-type="float" office:value="71.78" calcext:value-type="float">
            <text:p>71.78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27.19" calcext:value-type="float">
            <text:p>27.19</text:p>
          </table:table-cell>
          <table:table-cell office:value-type="float" office:value="72.26" calcext:value-type="float">
            <text:p>72.26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24.92" calcext:value-type="float">
            <text:p>24.92</text:p>
          </table:table-cell>
          <table:table-cell office:value-type="float" office:value="99.37" calcext:value-type="float">
            <text:p>99.37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K238]=0;&quot;&quot;;1)" office:value-type="float" office:value="1" calcext:value-type="float">
            <text:p>1</text:p>
          </table:table-cell>
          <table:table-cell table:formula="of:=IF([.AG238]=1;[.K238];&quot;&quot;)" office:value-type="float" office:value="640" calcext:value-type="float">
            <text:p>640.0</text:p>
          </table:table-cell>
          <table:table-cell table:formula="of:=IF([.AG238]=1;[.B238];&quot;&quot;)" office:value-type="float" office:value="4730" calcext:value-type="float">
            <text:p>4730.0</text:p>
          </table:table-cell>
          <table:table-cell table:formula="of:=IF([.AG238]=1;[.AH238]*100/[.AI238];&quot;&quot;)" office:value-type="float" office:value="13.5306553911205" calcext:value-type="float">
            <text:p>13.5</text:p>
          </table:table-cell>
          <table:table-cell table:formula="of:=IF([.AG238]=1;[.E238]+[.F238]+[.G238];&quot;&quot;)" office:value-type="float" office:value="79.44" calcext:value-type="float">
            <text:p>79.4</text:p>
          </table:table-cell>
          <table:table-cell table:formula="of:=IF([.R238]=0;&quot;&quot;;1)" office:value-type="float" office:value="1" calcext:value-type="float">
            <text:p>1.0</text:p>
          </table:table-cell>
          <table:table-cell table:formula="of:=IF([.AL238]=1;[.R238];&quot;&quot;)" office:value-type="float" office:value="640" calcext:value-type="float">
            <text:p>640.0</text:p>
          </table:table-cell>
          <table:table-cell table:formula="of:=IF([.AL238]=1;[.B238];&quot;&quot;)" office:value-type="float" office:value="4730" calcext:value-type="float">
            <text:p>4730.0</text:p>
          </table:table-cell>
          <table:table-cell table:formula="of:=IF([.AL238]=1;[.AM238]*100/[.AN238];&quot;&quot;)" office:value-type="float" office:value="13.5306553911205" calcext:value-type="float">
            <text:p>13.5</text:p>
          </table:table-cell>
          <table:table-cell table:formula="of:=IF([.AL238]=1;[.L238]+[.M238]+[.N238];&quot;&quot;)" office:value-type="float" office:value="101.04" calcext:value-type="float">
            <text:p>101.0</text:p>
          </table:table-cell>
          <table:table-cell table:formula="of:=IF([.Y238]=0;&quot;&quot;;1)" office:value-type="float" office:value="1" calcext:value-type="float">
            <text:p>1.0</text:p>
          </table:table-cell>
          <table:table-cell table:formula="of:=IF([.AQ238]=1;[.Y238];&quot;&quot;)" office:value-type="float" office:value="640" calcext:value-type="float">
            <text:p>640.0</text:p>
          </table:table-cell>
          <table:table-cell table:formula="of:=IF([.AQ238]=1;[.B238];&quot;&quot;)" office:value-type="float" office:value="4730" calcext:value-type="float">
            <text:p>4730.0</text:p>
          </table:table-cell>
          <table:table-cell table:formula="of:=IF([.AQ238]=1;[.AR238]*100/[.AS238];&quot;&quot;)" office:value-type="float" office:value="13.5306553911205" calcext:value-type="float">
            <text:p>13.5</text:p>
          </table:table-cell>
          <table:table-cell table:formula="of:=IF([.AQ238]=1;[.S238]+[.T238]+[.U238];&quot;&quot;)" office:value-type="float" office:value="99.87" calcext:value-type="float">
            <text:p>99.9</text:p>
          </table:table-cell>
          <table:table-cell table:formula="of:=IF([.AF238]=0;&quot;&quot;;1)" office:value-type="float" office:value="1" calcext:value-type="float">
            <text:p>1.0</text:p>
          </table:table-cell>
          <table:table-cell table:formula="of:=IF([.AV238]=1;[.AF238];&quot;&quot;)" office:value-type="float" office:value="640" calcext:value-type="float">
            <text:p>640.0</text:p>
          </table:table-cell>
          <table:table-cell table:formula="of:=IF([.AV238]=1;[.B238];&quot;&quot;)" office:value-type="float" office:value="4730" calcext:value-type="float">
            <text:p>4730.0</text:p>
          </table:table-cell>
          <table:table-cell table:formula="of:=IF([.AV238]=1;[.AW238]*100/[.AX238];&quot;&quot;)" office:value-type="float" office:value="13.5306553911205" calcext:value-type="float">
            <text:p>13.5</text:p>
          </table:table-cell>
          <table:table-cell table:formula="of:=IF([.AV238]=1;[.Z238]+[.AA238]+[.AB238];&quot;&quot;)" office:value-type="float" office:value="124.66" calcext:value-type="float">
            <text:p>124.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4a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table:formula="of:=2*[.C239]/([.B239]*([.B239]-1))" office:value-type="float" office:value="0.021558637231419" calcext:value-type="float">
            <text:p>0.0</text:p>
          </table:table-cell>
          <table:table-cell office:value-type="float" office:value="33.88" calcext:value-type="float">
            <text:p>33.88</text:p>
          </table:table-cell>
          <table:table-cell office:value-type="float" office:value="76.36" calcext:value-type="float">
            <text:p>76.36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30.44" calcext:value-type="float">
            <text:p>30.44</text:p>
          </table:table-cell>
          <table:table-cell office:value-type="float" office:value="100.07" calcext:value-type="float">
            <text:p>100.07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29.24" calcext:value-type="float">
            <text:p>29.24</text:p>
          </table:table-cell>
          <table:table-cell office:value-type="float" office:value="95.56" calcext:value-type="float">
            <text:p>95.56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25.82" calcext:value-type="float">
            <text:p>25.82</text:p>
          </table:table-cell>
          <table:table-cell office:value-type="float" office:value="120.62" calcext:value-type="float">
            <text:p>120.62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  <table:table-cell table:formula="of:=IF([.K239]=0;&quot;&quot;;1)" office:value-type="float" office:value="1" calcext:value-type="float">
            <text:p>1</text:p>
          </table:table-cell>
          <table:table-cell table:formula="of:=IF([.AG239]=1;[.K239];&quot;&quot;)" office:value-type="float" office:value="1199" calcext:value-type="float">
            <text:p>1199.0</text:p>
          </table:table-cell>
          <table:table-cell table:formula="of:=IF([.AG239]=1;[.B239];&quot;&quot;)" office:value-type="float" office:value="5231" calcext:value-type="float">
            <text:p>5231.0</text:p>
          </table:table-cell>
          <table:table-cell table:formula="of:=IF([.AG239]=1;[.AH239]*100/[.AI239];&quot;&quot;)" office:value-type="float" office:value="22.9210476008411" calcext:value-type="float">
            <text:p>22.9</text:p>
          </table:table-cell>
          <table:table-cell table:formula="of:=IF([.AG239]=1;[.E239]+[.F239]+[.G239];&quot;&quot;)" office:value-type="float" office:value="110.7" calcext:value-type="float">
            <text:p>110.7</text:p>
          </table:table-cell>
          <table:table-cell table:formula="of:=IF([.R239]=0;&quot;&quot;;1)" office:value-type="float" office:value="1" calcext:value-type="float">
            <text:p>1.0</text:p>
          </table:table-cell>
          <table:table-cell table:formula="of:=IF([.AL239]=1;[.R239];&quot;&quot;)" office:value-type="float" office:value="1199" calcext:value-type="float">
            <text:p>1199.0</text:p>
          </table:table-cell>
          <table:table-cell table:formula="of:=IF([.AL239]=1;[.B239];&quot;&quot;)" office:value-type="float" office:value="5231" calcext:value-type="float">
            <text:p>5231.0</text:p>
          </table:table-cell>
          <table:table-cell table:formula="of:=IF([.AL239]=1;[.AM239]*100/[.AN239];&quot;&quot;)" office:value-type="float" office:value="22.9210476008411" calcext:value-type="float">
            <text:p>22.9</text:p>
          </table:table-cell>
          <table:table-cell table:formula="of:=IF([.AL239]=1;[.L239]+[.M239]+[.N239];&quot;&quot;)" office:value-type="float" office:value="130.93" calcext:value-type="float">
            <text:p>130.9</text:p>
          </table:table-cell>
          <table:table-cell table:formula="of:=IF([.Y239]=0;&quot;&quot;;1)" office:value-type="float" office:value="1" calcext:value-type="float">
            <text:p>1.0</text:p>
          </table:table-cell>
          <table:table-cell table:formula="of:=IF([.AQ239]=1;[.Y239];&quot;&quot;)" office:value-type="float" office:value="1199" calcext:value-type="float">
            <text:p>1199.0</text:p>
          </table:table-cell>
          <table:table-cell table:formula="of:=IF([.AQ239]=1;[.B239];&quot;&quot;)" office:value-type="float" office:value="5231" calcext:value-type="float">
            <text:p>5231.0</text:p>
          </table:table-cell>
          <table:table-cell table:formula="of:=IF([.AQ239]=1;[.AR239]*100/[.AS239];&quot;&quot;)" office:value-type="float" office:value="22.9210476008411" calcext:value-type="float">
            <text:p>22.9</text:p>
          </table:table-cell>
          <table:table-cell table:formula="of:=IF([.AQ239]=1;[.S239]+[.T239]+[.U239];&quot;&quot;)" office:value-type="float" office:value="125.19" calcext:value-type="float">
            <text:p>125.2</text:p>
          </table:table-cell>
          <table:table-cell table:formula="of:=IF([.AF239]=0;&quot;&quot;;1)" office:value-type="float" office:value="1" calcext:value-type="float">
            <text:p>1.0</text:p>
          </table:table-cell>
          <table:table-cell table:formula="of:=IF([.AV239]=1;[.AF239];&quot;&quot;)" office:value-type="float" office:value="1199" calcext:value-type="float">
            <text:p>1199.0</text:p>
          </table:table-cell>
          <table:table-cell table:formula="of:=IF([.AV239]=1;[.B239];&quot;&quot;)" office:value-type="float" office:value="5231" calcext:value-type="float">
            <text:p>5231.0</text:p>
          </table:table-cell>
          <table:table-cell table:formula="of:=IF([.AV239]=1;[.AW239]*100/[.AX239];&quot;&quot;)" office:value-type="float" office:value="22.9210476008411" calcext:value-type="float">
            <text:p>22.9</text:p>
          </table:table-cell>
          <table:table-cell table:formula="of:=IF([.AV239]=1;[.Z239]+[.AA239]+[.AB239];&quot;&quot;)" office:value-type="float" office:value="146.81" calcext:value-type="float">
            <text:p>146.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5a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table:formula="of:=2*[.C240]/([.B240]*([.B240]-1))" office:value-type="float" office:value="0.105317068400724" calcext:value-type="float">
            <text:p>0.1</text:p>
          </table:table-cell>
          <table:table-cell office:value-type="float" office:value="5.65" calcext:value-type="float">
            <text:p>5.65</text:p>
          </table:table-cell>
          <table:table-cell office:value-type="float" office:value="8.98" calcext:value-type="float">
            <text:p>8.9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5.09" calcext:value-type="float">
            <text:p>5.09</text:p>
          </table:table-cell>
          <table:table-cell office:value-type="float" office:value="9.12" calcext:value-type="float">
            <text:p>9.1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4.7" calcext:value-type="float">
            <text:p>4.7</text:p>
          </table:table-cell>
          <table:table-cell office:value-type="float" office:value="8.9" calcext:value-type="float">
            <text:p>8.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4.53" calcext:value-type="float">
            <text:p>4.53</text:p>
          </table:table-cell>
          <table:table-cell office:value-type="float" office:value="12.61" calcext:value-type="float">
            <text:p>12.6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formula="of:=IF([.K240]=0;&quot;&quot;;1)" office:value-type="float" office:value="1" calcext:value-type="float">
            <text:p>1</text:p>
          </table:table-cell>
          <table:table-cell table:formula="of:=IF([.AG240]=1;[.K240];&quot;&quot;)" office:value-type="float" office:value="203" calcext:value-type="float">
            <text:p>203.0</text:p>
          </table:table-cell>
          <table:table-cell table:formula="of:=IF([.AG240]=1;[.B240];&quot;&quot;)" office:value-type="float" office:value="905" calcext:value-type="float">
            <text:p>905.0</text:p>
          </table:table-cell>
          <table:table-cell table:formula="of:=IF([.AG240]=1;[.AH240]*100/[.AI240];&quot;&quot;)" office:value-type="float" office:value="22.4309392265193" calcext:value-type="float">
            <text:p>22.4</text:p>
          </table:table-cell>
          <table:table-cell table:formula="of:=IF([.AG240]=1;[.E240]+[.F240]+[.G240];&quot;&quot;)" office:value-type="float" office:value="14.69" calcext:value-type="float">
            <text:p>14.7</text:p>
          </table:table-cell>
          <table:table-cell table:formula="of:=IF([.R240]=0;&quot;&quot;;1)" office:value-type="float" office:value="1" calcext:value-type="float">
            <text:p>1.0</text:p>
          </table:table-cell>
          <table:table-cell table:formula="of:=IF([.AL240]=1;[.R240];&quot;&quot;)" office:value-type="float" office:value="203" calcext:value-type="float">
            <text:p>203.0</text:p>
          </table:table-cell>
          <table:table-cell table:formula="of:=IF([.AL240]=1;[.B240];&quot;&quot;)" office:value-type="float" office:value="905" calcext:value-type="float">
            <text:p>905.0</text:p>
          </table:table-cell>
          <table:table-cell table:formula="of:=IF([.AL240]=1;[.AM240]*100/[.AN240];&quot;&quot;)" office:value-type="float" office:value="22.4309392265193" calcext:value-type="float">
            <text:p>22.4</text:p>
          </table:table-cell>
          <table:table-cell table:formula="of:=IF([.AL240]=1;[.L240]+[.M240]+[.N240];&quot;&quot;)" office:value-type="float" office:value="14.26" calcext:value-type="float">
            <text:p>14.3</text:p>
          </table:table-cell>
          <table:table-cell table:formula="of:=IF([.Y240]=0;&quot;&quot;;1)" office:value-type="float" office:value="1" calcext:value-type="float">
            <text:p>1.0</text:p>
          </table:table-cell>
          <table:table-cell table:formula="of:=IF([.AQ240]=1;[.Y240];&quot;&quot;)" office:value-type="float" office:value="203" calcext:value-type="float">
            <text:p>203.0</text:p>
          </table:table-cell>
          <table:table-cell table:formula="of:=IF([.AQ240]=1;[.B240];&quot;&quot;)" office:value-type="float" office:value="905" calcext:value-type="float">
            <text:p>905.0</text:p>
          </table:table-cell>
          <table:table-cell table:formula="of:=IF([.AQ240]=1;[.AR240]*100/[.AS240];&quot;&quot;)" office:value-type="float" office:value="22.4309392265193" calcext:value-type="float">
            <text:p>22.4</text:p>
          </table:table-cell>
          <table:table-cell table:formula="of:=IF([.AQ240]=1;[.S240]+[.T240]+[.U240];&quot;&quot;)" office:value-type="float" office:value="13.65" calcext:value-type="float">
            <text:p>13.7</text:p>
          </table:table-cell>
          <table:table-cell table:formula="of:=IF([.AF240]=0;&quot;&quot;;1)" office:value-type="float" office:value="1" calcext:value-type="float">
            <text:p>1.0</text:p>
          </table:table-cell>
          <table:table-cell table:formula="of:=IF([.AV240]=1;[.AF240];&quot;&quot;)" office:value-type="float" office:value="240" calcext:value-type="float">
            <text:p>240.0</text:p>
          </table:table-cell>
          <table:table-cell table:formula="of:=IF([.AV240]=1;[.B240];&quot;&quot;)" office:value-type="float" office:value="905" calcext:value-type="float">
            <text:p>905.0</text:p>
          </table:table-cell>
          <table:table-cell table:formula="of:=IF([.AV240]=1;[.AW240]*100/[.AX240];&quot;&quot;)" office:value-type="float" office:value="26.5193370165746" calcext:value-type="float">
            <text:p>26.5</text:p>
          </table:table-cell>
          <table:table-cell table:formula="of:=IF([.AV240]=1;[.Z240]+[.AA240]+[.AB240];&quot;&quot;)" office:value-type="float" office:value="17.19" calcext:value-type="float">
            <text:p>17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6a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table:formula="of:=2*[.C241]/([.B241]*([.B241]-1))" office:value-type="float" office:value="0.0972716780039783" calcext:value-type="float">
            <text:p>0.1</text:p>
          </table:table-cell>
          <table:table-cell office:value-type="float" office:value="5.39" calcext:value-type="float">
            <text:p>5.39</text:p>
          </table:table-cell>
          <table:table-cell office:value-type="float" office:value="10.42" calcext:value-type="float">
            <text:p>10.4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4.96" calcext:value-type="float">
            <text:p>4.96</text:p>
          </table:table-cell>
          <table:table-cell office:value-type="float" office:value="10.57" calcext:value-type="float">
            <text:p>10.5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4.6" calcext:value-type="float">
            <text:p>4.6</text:p>
          </table:table-cell>
          <table:table-cell office:value-type="float" office:value="10.26" calcext:value-type="float">
            <text:p>10.26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4.36" calcext:value-type="float">
            <text:p>4.36</text:p>
          </table:table-cell>
          <table:table-cell office:value-type="float" office:value="13.02" calcext:value-type="float">
            <text:p>13.02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table:formula="of:=IF([.K241]=0;&quot;&quot;;1)" office:value-type="float" office:value="1" calcext:value-type="float">
            <text:p>1</text:p>
          </table:table-cell>
          <table:table-cell table:formula="of:=IF([.AG241]=1;[.K241];&quot;&quot;)" office:value-type="float" office:value="230" calcext:value-type="float">
            <text:p>230.0</text:p>
          </table:table-cell>
          <table:table-cell table:formula="of:=IF([.AG241]=1;[.B241];&quot;&quot;)" office:value-type="float" office:value="947" calcext:value-type="float">
            <text:p>947.0</text:p>
          </table:table-cell>
          <table:table-cell table:formula="of:=IF([.AG241]=1;[.AH241]*100/[.AI241];&quot;&quot;)" office:value-type="float" office:value="24.2872228088701" calcext:value-type="float">
            <text:p>24.3</text:p>
          </table:table-cell>
          <table:table-cell table:formula="of:=IF([.AG241]=1;[.E241]+[.F241]+[.G241];&quot;&quot;)" office:value-type="float" office:value="15.86" calcext:value-type="float">
            <text:p>15.9</text:p>
          </table:table-cell>
          <table:table-cell table:formula="of:=IF([.R241]=0;&quot;&quot;;1)" office:value-type="float" office:value="1" calcext:value-type="float">
            <text:p>1.0</text:p>
          </table:table-cell>
          <table:table-cell table:formula="of:=IF([.AL241]=1;[.R241];&quot;&quot;)" office:value-type="float" office:value="230" calcext:value-type="float">
            <text:p>230.0</text:p>
          </table:table-cell>
          <table:table-cell table:formula="of:=IF([.AL241]=1;[.B241];&quot;&quot;)" office:value-type="float" office:value="947" calcext:value-type="float">
            <text:p>947.0</text:p>
          </table:table-cell>
          <table:table-cell table:formula="of:=IF([.AL241]=1;[.AM241]*100/[.AN241];&quot;&quot;)" office:value-type="float" office:value="24.2872228088701" calcext:value-type="float">
            <text:p>24.3</text:p>
          </table:table-cell>
          <table:table-cell table:formula="of:=IF([.AL241]=1;[.L241]+[.M241]+[.N241];&quot;&quot;)" office:value-type="float" office:value="15.58" calcext:value-type="float">
            <text:p>15.6</text:p>
          </table:table-cell>
          <table:table-cell table:formula="of:=IF([.Y241]=0;&quot;&quot;;1)" office:value-type="float" office:value="1" calcext:value-type="float">
            <text:p>1.0</text:p>
          </table:table-cell>
          <table:table-cell table:formula="of:=IF([.AQ241]=1;[.Y241];&quot;&quot;)" office:value-type="float" office:value="230" calcext:value-type="float">
            <text:p>230.0</text:p>
          </table:table-cell>
          <table:table-cell table:formula="of:=IF([.AQ241]=1;[.B241];&quot;&quot;)" office:value-type="float" office:value="947" calcext:value-type="float">
            <text:p>947.0</text:p>
          </table:table-cell>
          <table:table-cell table:formula="of:=IF([.AQ241]=1;[.AR241]*100/[.AS241];&quot;&quot;)" office:value-type="float" office:value="24.2872228088701" calcext:value-type="float">
            <text:p>24.3</text:p>
          </table:table-cell>
          <table:table-cell table:formula="of:=IF([.AQ241]=1;[.S241]+[.T241]+[.U241];&quot;&quot;)" office:value-type="float" office:value="14.91" calcext:value-type="float">
            <text:p>14.9</text:p>
          </table:table-cell>
          <table:table-cell table:formula="of:=IF([.AF241]=0;&quot;&quot;;1)" office:value-type="float" office:value="1" calcext:value-type="float">
            <text:p>1.0</text:p>
          </table:table-cell>
          <table:table-cell table:formula="of:=IF([.AV241]=1;[.AF241];&quot;&quot;)" office:value-type="float" office:value="248" calcext:value-type="float">
            <text:p>248.0</text:p>
          </table:table-cell>
          <table:table-cell table:formula="of:=IF([.AV241]=1;[.B241];&quot;&quot;)" office:value-type="float" office:value="947" calcext:value-type="float">
            <text:p>947.0</text:p>
          </table:table-cell>
          <table:table-cell table:formula="of:=IF([.AV241]=1;[.AW241]*100/[.AX241];&quot;&quot;)" office:value-type="float" office:value="26.1879619852165" calcext:value-type="float">
            <text:p>26.2</text:p>
          </table:table-cell>
          <table:table-cell table:formula="of:=IF([.AV241]=1;[.Z241]+[.AA241]+[.AB241];&quot;&quot;)" office:value-type="float" office:value="17.43" calcext:value-type="float">
            <text:p>17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7a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table:formula="of:=2*[.C242]/([.B242]*([.B242]-1))" office:value-type="float" office:value="0.0632090286032962" calcext:value-type="float">
            <text:p>0.1</text:p>
          </table:table-cell>
          <table:table-cell office:value-type="float" office:value="11.01" calcext:value-type="float">
            <text:p>11.0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9.95" calcext:value-type="float">
            <text:p>9.95</text:p>
          </table:table-cell>
          <table:table-cell office:value-type="float" office:value="13.33" calcext:value-type="float">
            <text:p>13.33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9.63" calcext:value-type="float">
            <text:p>9.63</text:p>
          </table:table-cell>
          <table:table-cell office:value-type="float" office:value="13.4" calcext:value-type="float">
            <text:p>13.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8.63" calcext:value-type="float">
            <text:p>8.63</text:p>
          </table:table-cell>
          <table:table-cell office:value-type="float" office:value="28.09" calcext:value-type="float">
            <text:p>28.09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table:formula="of:=IF([.K242]=0;&quot;&quot;;1)" office:value-type="float" office:value="1" calcext:value-type="float">
            <text:p>1</text:p>
          </table:table-cell>
          <table:table-cell table:formula="of:=IF([.AG242]=1;[.K242];&quot;&quot;)" office:value-type="float" office:value="198" calcext:value-type="float">
            <text:p>198.0</text:p>
          </table:table-cell>
          <table:table-cell table:formula="of:=IF([.AG242]=1;[.B242];&quot;&quot;)" office:value-type="float" office:value="1809" calcext:value-type="float">
            <text:p>1809.0</text:p>
          </table:table-cell>
          <table:table-cell table:formula="of:=IF([.AG242]=1;[.AH242]*100/[.AI242];&quot;&quot;)" office:value-type="float" office:value="10.9452736318408" calcext:value-type="float">
            <text:p>10.9</text:p>
          </table:table-cell>
          <table:table-cell table:formula="of:=IF([.AG242]=1;[.E242]+[.F242]+[.G242];&quot;&quot;)" office:value-type="float" office:value="21.19" calcext:value-type="float">
            <text:p>21.2</text:p>
          </table:table-cell>
          <table:table-cell table:formula="of:=IF([.R242]=0;&quot;&quot;;1)" office:value-type="float" office:value="1" calcext:value-type="float">
            <text:p>1.0</text:p>
          </table:table-cell>
          <table:table-cell table:formula="of:=IF([.AL242]=1;[.R242];&quot;&quot;)" office:value-type="float" office:value="198" calcext:value-type="float">
            <text:p>198.0</text:p>
          </table:table-cell>
          <table:table-cell table:formula="of:=IF([.AL242]=1;[.B242];&quot;&quot;)" office:value-type="float" office:value="1809" calcext:value-type="float">
            <text:p>1809.0</text:p>
          </table:table-cell>
          <table:table-cell table:formula="of:=IF([.AL242]=1;[.AM242]*100/[.AN242];&quot;&quot;)" office:value-type="float" office:value="10.9452736318408" calcext:value-type="float">
            <text:p>10.9</text:p>
          </table:table-cell>
          <table:table-cell table:formula="of:=IF([.AL242]=1;[.L242]+[.M242]+[.N242];&quot;&quot;)" office:value-type="float" office:value="23.44" calcext:value-type="float">
            <text:p>23.4</text:p>
          </table:table-cell>
          <table:table-cell table:formula="of:=IF([.Y242]=0;&quot;&quot;;1)" office:value-type="float" office:value="1" calcext:value-type="float">
            <text:p>1.0</text:p>
          </table:table-cell>
          <table:table-cell table:formula="of:=IF([.AQ242]=1;[.Y242];&quot;&quot;)" office:value-type="float" office:value="198" calcext:value-type="float">
            <text:p>198.0</text:p>
          </table:table-cell>
          <table:table-cell table:formula="of:=IF([.AQ242]=1;[.B242];&quot;&quot;)" office:value-type="float" office:value="1809" calcext:value-type="float">
            <text:p>1809.0</text:p>
          </table:table-cell>
          <table:table-cell table:formula="of:=IF([.AQ242]=1;[.AR242]*100/[.AS242];&quot;&quot;)" office:value-type="float" office:value="10.9452736318408" calcext:value-type="float">
            <text:p>10.9</text:p>
          </table:table-cell>
          <table:table-cell table:formula="of:=IF([.AQ242]=1;[.S242]+[.T242]+[.U242];&quot;&quot;)" office:value-type="float" office:value="23.18" calcext:value-type="float">
            <text:p>23.2</text:p>
          </table:table-cell>
          <table:table-cell table:formula="of:=IF([.AF242]=0;&quot;&quot;;1)" office:value-type="float" office:value="1" calcext:value-type="float">
            <text:p>1.0</text:p>
          </table:table-cell>
          <table:table-cell table:formula="of:=IF([.AV242]=1;[.AF242];&quot;&quot;)" office:value-type="float" office:value="204" calcext:value-type="float">
            <text:p>204.0</text:p>
          </table:table-cell>
          <table:table-cell table:formula="of:=IF([.AV242]=1;[.B242];&quot;&quot;)" office:value-type="float" office:value="1809" calcext:value-type="float">
            <text:p>1809.0</text:p>
          </table:table-cell>
          <table:table-cell table:formula="of:=IF([.AV242]=1;[.AW242]*100/[.AX242];&quot;&quot;)" office:value-type="float" office:value="11.2769485903814" calcext:value-type="float">
            <text:p>11.3</text:p>
          </table:table-cell>
          <table:table-cell table:formula="of:=IF([.AV242]=1;[.Z242]+[.AA242]+[.AB242];&quot;&quot;)" office:value-type="float" office:value="36.85" calcext:value-type="float">
            <text:p>36.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p08a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table:formula="of:=2*[.C243]/([.B243]*([.B243]-1))" office:value-type="float" office:value="0.0596137944452551" calcext:value-type="float">
            <text:p>0.1</text:p>
          </table:table-cell>
          <table:table-cell office:value-type="float" office:value="11.31" calcext:value-type="float">
            <text:p>11.31</text:p>
          </table:table-cell>
          <table:table-cell office:value-type="float" office:value="14.24" calcext:value-type="float">
            <text:p>14.24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9.97" calcext:value-type="float">
            <text:p>9.97</text:p>
          </table:table-cell>
          <table:table-cell office:value-type="float" office:value="16.92" calcext:value-type="float">
            <text:p>16.9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9.53" calcext:value-type="float">
            <text:p>9.53</text:p>
          </table:table-cell>
          <table:table-cell office:value-type="float" office:value="16.7" calcext:value-type="float">
            <text:p>16.7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8.81" calcext:value-type="float">
            <text:p>8.81</text:p>
          </table:table-cell>
          <table:table-cell office:value-type="float" office:value="26.27" calcext:value-type="float">
            <text:p>26.27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table:formula="of:=IF([.K243]=0;&quot;&quot;;1)" office:value-type="float" office:value="1" calcext:value-type="float">
            <text:p>1</text:p>
          </table:table-cell>
          <table:table-cell table:formula="of:=IF([.AG243]=1;[.K243];&quot;&quot;)" office:value-type="float" office:value="266" calcext:value-type="float">
            <text:p>266.0</text:p>
          </table:table-cell>
          <table:table-cell table:formula="of:=IF([.AG243]=1;[.B243];&quot;&quot;)" office:value-type="float" office:value="1870" calcext:value-type="float">
            <text:p>1870.0</text:p>
          </table:table-cell>
          <table:table-cell table:formula="of:=IF([.AG243]=1;[.AH243]*100/[.AI243];&quot;&quot;)" office:value-type="float" office:value="14.2245989304813" calcext:value-type="float">
            <text:p>14.2</text:p>
          </table:table-cell>
          <table:table-cell table:formula="of:=IF([.AG243]=1;[.E243]+[.F243]+[.G243];&quot;&quot;)" office:value-type="float" office:value="25.7" calcext:value-type="float">
            <text:p>25.7</text:p>
          </table:table-cell>
          <table:table-cell table:formula="of:=IF([.R243]=0;&quot;&quot;;1)" office:value-type="float" office:value="1" calcext:value-type="float">
            <text:p>1.0</text:p>
          </table:table-cell>
          <table:table-cell table:formula="of:=IF([.AL243]=1;[.R243];&quot;&quot;)" office:value-type="float" office:value="266" calcext:value-type="float">
            <text:p>266.0</text:p>
          </table:table-cell>
          <table:table-cell table:formula="of:=IF([.AL243]=1;[.B243];&quot;&quot;)" office:value-type="float" office:value="1870" calcext:value-type="float">
            <text:p>1870.0</text:p>
          </table:table-cell>
          <table:table-cell table:formula="of:=IF([.AL243]=1;[.AM243]*100/[.AN243];&quot;&quot;)" office:value-type="float" office:value="14.2245989304813" calcext:value-type="float">
            <text:p>14.2</text:p>
          </table:table-cell>
          <table:table-cell table:formula="of:=IF([.AL243]=1;[.L243]+[.M243]+[.N243];&quot;&quot;)" office:value-type="float" office:value="27.03" calcext:value-type="float">
            <text:p>27.0</text:p>
          </table:table-cell>
          <table:table-cell table:formula="of:=IF([.Y243]=0;&quot;&quot;;1)" office:value-type="float" office:value="1" calcext:value-type="float">
            <text:p>1.0</text:p>
          </table:table-cell>
          <table:table-cell table:formula="of:=IF([.AQ243]=1;[.Y243];&quot;&quot;)" office:value-type="float" office:value="266" calcext:value-type="float">
            <text:p>266.0</text:p>
          </table:table-cell>
          <table:table-cell table:formula="of:=IF([.AQ243]=1;[.B243];&quot;&quot;)" office:value-type="float" office:value="1870" calcext:value-type="float">
            <text:p>1870.0</text:p>
          </table:table-cell>
          <table:table-cell table:formula="of:=IF([.AQ243]=1;[.AR243]*100/[.AS243];&quot;&quot;)" office:value-type="float" office:value="14.2245989304813" calcext:value-type="float">
            <text:p>14.2</text:p>
          </table:table-cell>
          <table:table-cell table:formula="of:=IF([.AQ243]=1;[.S243]+[.T243]+[.U243];&quot;&quot;)" office:value-type="float" office:value="26.36" calcext:value-type="float">
            <text:p>26.4</text:p>
          </table:table-cell>
          <table:table-cell table:formula="of:=IF([.AF243]=0;&quot;&quot;;1)" office:value-type="float" office:value="1" calcext:value-type="float">
            <text:p>1.0</text:p>
          </table:table-cell>
          <table:table-cell table:formula="of:=IF([.AV243]=1;[.AF243];&quot;&quot;)" office:value-type="float" office:value="272" calcext:value-type="float">
            <text:p>272.0</text:p>
          </table:table-cell>
          <table:table-cell table:formula="of:=IF([.AV243]=1;[.B243];&quot;&quot;)" office:value-type="float" office:value="1870" calcext:value-type="float">
            <text:p>1870.0</text:p>
          </table:table-cell>
          <table:table-cell table:formula="of:=IF([.AV243]=1;[.AW243]*100/[.AX243];&quot;&quot;)" office:value-type="float" office:value="14.5454545454545" calcext:value-type="float">
            <text:p>14.5</text:p>
          </table:table-cell>
          <table:table-cell table:formula="of:=IF([.AV243]=1;[.Z243]+[.AA243]+[.AB243];&quot;&quot;)" office:value-type="float" office:value="35.2" calcext:value-type="float">
            <text:p>35.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table:formula="of:=2*[.C244]/([.B244]*([.B244]-1))" office:value-type="float" office:value="0.185059805912886" calcext:value-type="float">
            <text:p>0.2</text:p>
          </table:table-cell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78" calcext:value-type="float">
            <text:p>0.7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0.64" calcext:value-type="float">
            <text:p>0.6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formula="of:=IF([.K244]=0;&quot;&quot;;1)" office:value-type="float" office:value="1" calcext:value-type="float">
            <text:p>1</text:p>
          </table:table-cell>
          <table:table-cell table:formula="of:=IF([.AG244]=1;[.K244];&quot;&quot;)" office:value-type="float" office:value="144" calcext:value-type="float">
            <text:p>144.0</text:p>
          </table:table-cell>
          <table:table-cell table:formula="of:=IF([.AG244]=1;[.B244];&quot;&quot;)" office:value-type="float" office:value="211" calcext:value-type="float">
            <text:p>211.0</text:p>
          </table:table-cell>
          <table:table-cell table:formula="of:=IF([.AG244]=1;[.AH244]*100/[.AI244];&quot;&quot;)" office:value-type="float" office:value="68.2464454976303" calcext:value-type="float">
            <text:p>68.2</text:p>
          </table:table-cell>
          <table:table-cell table:formula="of:=IF([.AG244]=1;[.E244]+[.F244]+[.G244];&quot;&quot;)" office:value-type="float" office:value="1.02" calcext:value-type="float">
            <text:p>1.0</text:p>
          </table:table-cell>
          <table:table-cell table:formula="of:=IF([.R244]=0;&quot;&quot;;1)" office:value-type="float" office:value="1" calcext:value-type="float">
            <text:p>1.0</text:p>
          </table:table-cell>
          <table:table-cell table:formula="of:=IF([.AL244]=1;[.R244];&quot;&quot;)" office:value-type="float" office:value="144" calcext:value-type="float">
            <text:p>144.0</text:p>
          </table:table-cell>
          <table:table-cell table:formula="of:=IF([.AL244]=1;[.B244];&quot;&quot;)" office:value-type="float" office:value="211" calcext:value-type="float">
            <text:p>211.0</text:p>
          </table:table-cell>
          <table:table-cell table:formula="of:=IF([.AL244]=1;[.AM244]*100/[.AN244];&quot;&quot;)" office:value-type="float" office:value="68.2464454976303" calcext:value-type="float">
            <text:p>68.2</text:p>
          </table:table-cell>
          <table:table-cell table:formula="of:=IF([.AL244]=1;[.L244]+[.M244]+[.N244];&quot;&quot;)" office:value-type="float" office:value="1.01" calcext:value-type="float">
            <text:p>1.0</text:p>
          </table:table-cell>
          <table:table-cell table:formula="of:=IF([.Y244]=0;&quot;&quot;;1)" office:value-type="float" office:value="1" calcext:value-type="float">
            <text:p>1.0</text:p>
          </table:table-cell>
          <table:table-cell table:formula="of:=IF([.AQ244]=1;[.Y244];&quot;&quot;)" office:value-type="float" office:value="146" calcext:value-type="float">
            <text:p>146.0</text:p>
          </table:table-cell>
          <table:table-cell table:formula="of:=IF([.AQ244]=1;[.B244];&quot;&quot;)" office:value-type="float" office:value="211" calcext:value-type="float">
            <text:p>211.0</text:p>
          </table:table-cell>
          <table:table-cell table:formula="of:=IF([.AQ244]=1;[.AR244]*100/[.AS244];&quot;&quot;)" office:value-type="float" office:value="69.1943127962085" calcext:value-type="float">
            <text:p>69.2</text:p>
          </table:table-cell>
          <table:table-cell table:formula="of:=IF([.AQ244]=1;[.S244]+[.T244]+[.U244];&quot;&quot;)" office:value-type="float" office:value="0.93" calcext:value-type="float">
            <text:p>0.9</text:p>
          </table:table-cell>
          <table:table-cell table:formula="of:=IF([.AF244]=0;&quot;&quot;;1)" office:value-type="float" office:value="1" calcext:value-type="float">
            <text:p>1.0</text:p>
          </table:table-cell>
          <table:table-cell table:formula="of:=IF([.AV244]=1;[.AF244];&quot;&quot;)" office:value-type="float" office:value="162" calcext:value-type="float">
            <text:p>162.0</text:p>
          </table:table-cell>
          <table:table-cell table:formula="of:=IF([.AV244]=1;[.B244];&quot;&quot;)" office:value-type="float" office:value="211" calcext:value-type="float">
            <text:p>211.0</text:p>
          </table:table-cell>
          <table:table-cell table:formula="of:=IF([.AV244]=1;[.AW244]*100/[.AX244];&quot;&quot;)" office:value-type="float" office:value="76.7772511848341" calcext:value-type="float">
            <text:p>76.8</text:p>
          </table:table-cell>
          <table:table-cell table:formula="of:=IF([.AV244]=1;[.Z244]+[.AA244]+[.AB244];&quot;&quot;)" office:value-type="float" office:value="0.91" calcext:value-type="float">
            <text:p>0.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table:formula="of:=2*[.C245]/([.B245]*([.B245]-1))" office:value-type="float" office:value="0.159828481155495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  <table:table-cell table:formula="of:=IF([.K245]=0;&quot;&quot;;1)" office:value-type="float" office:value="1" calcext:value-type="float">
            <text:p>1</text:p>
          </table:table-cell>
          <table:table-cell table:formula="of:=IF([.AG245]=1;[.K245];&quot;&quot;)" office:value-type="float" office:value="126" calcext:value-type="float">
            <text:p>126.0</text:p>
          </table:table-cell>
          <table:table-cell table:formula="of:=IF([.AG245]=1;[.B245];&quot;&quot;)" office:value-type="float" office:value="211" calcext:value-type="float">
            <text:p>211.0</text:p>
          </table:table-cell>
          <table:table-cell table:formula="of:=IF([.AG245]=1;[.AH245]*100/[.AI245];&quot;&quot;)" office:value-type="float" office:value="59.7156398104265" calcext:value-type="float">
            <text:p>59.7</text:p>
          </table:table-cell>
          <table:table-cell table:formula="of:=IF([.AG245]=1;[.E245]+[.F245]+[.G245];&quot;&quot;)" office:value-type="float" office:value="0.38" calcext:value-type="float">
            <text:p>0.4</text:p>
          </table:table-cell>
          <table:table-cell table:formula="of:=IF([.R245]=0;&quot;&quot;;1)" office:value-type="float" office:value="1" calcext:value-type="float">
            <text:p>1.0</text:p>
          </table:table-cell>
          <table:table-cell table:formula="of:=IF([.AL245]=1;[.R245];&quot;&quot;)" office:value-type="float" office:value="126" calcext:value-type="float">
            <text:p>126.0</text:p>
          </table:table-cell>
          <table:table-cell table:formula="of:=IF([.AL245]=1;[.B245];&quot;&quot;)" office:value-type="float" office:value="211" calcext:value-type="float">
            <text:p>211.0</text:p>
          </table:table-cell>
          <table:table-cell table:formula="of:=IF([.AL245]=1;[.AM245]*100/[.AN245];&quot;&quot;)" office:value-type="float" office:value="59.7156398104265" calcext:value-type="float">
            <text:p>59.7</text:p>
          </table:table-cell>
          <table:table-cell table:formula="of:=IF([.AL245]=1;[.L245]+[.M245]+[.N245];&quot;&quot;)" office:value-type="float" office:value="0.36" calcext:value-type="float">
            <text:p>0.4</text:p>
          </table:table-cell>
          <table:table-cell table:formula="of:=IF([.Y245]=0;&quot;&quot;;1)" office:value-type="float" office:value="1" calcext:value-type="float">
            <text:p>1.0</text:p>
          </table:table-cell>
          <table:table-cell table:formula="of:=IF([.AQ245]=1;[.Y245];&quot;&quot;)" office:value-type="float" office:value="130" calcext:value-type="float">
            <text:p>130.0</text:p>
          </table:table-cell>
          <table:table-cell table:formula="of:=IF([.AQ245]=1;[.B245];&quot;&quot;)" office:value-type="float" office:value="211" calcext:value-type="float">
            <text:p>211.0</text:p>
          </table:table-cell>
          <table:table-cell table:formula="of:=IF([.AQ245]=1;[.AR245]*100/[.AS245];&quot;&quot;)" office:value-type="float" office:value="61.6113744075829" calcext:value-type="float">
            <text:p>61.6</text:p>
          </table:table-cell>
          <table:table-cell table:formula="of:=IF([.AQ245]=1;[.S245]+[.T245]+[.U245];&quot;&quot;)" office:value-type="float" office:value="0.34" calcext:value-type="float">
            <text:p>0.3</text:p>
          </table:table-cell>
          <table:table-cell table:formula="of:=IF([.AF245]=0;&quot;&quot;;1)" office:value-type="float" office:value="1" calcext:value-type="float">
            <text:p>1.0</text:p>
          </table:table-cell>
          <table:table-cell table:formula="of:=IF([.AV245]=1;[.AF245];&quot;&quot;)" office:value-type="float" office:value="181" calcext:value-type="float">
            <text:p>181.0</text:p>
          </table:table-cell>
          <table:table-cell table:formula="of:=IF([.AV245]=1;[.B245];&quot;&quot;)" office:value-type="float" office:value="211" calcext:value-type="float">
            <text:p>211.0</text:p>
          </table:table-cell>
          <table:table-cell table:formula="of:=IF([.AV245]=1;[.AW245]*100/[.AX245];&quot;&quot;)" office:value-type="float" office:value="85.781990521327" calcext:value-type="float">
            <text:p>85.8</text:p>
          </table:table-cell>
          <table:table-cell table:formula="of:=IF([.AV245]=1;[.Z245]+[.AA245]+[.AB245];&quot;&quot;)" office:value-type="float" office:value="0.46" calcext:value-type="float">
            <text:p>0.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table:formula="of:=2*[.C246]/([.B246]*([.B246]-1))" office:value-type="float" office:value="0.167653327018707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table:formula="of:=IF([.K246]=0;&quot;&quot;;1)" office:value-type="float" office:value="1" calcext:value-type="float">
            <text:p>1</text:p>
          </table:table-cell>
          <table:table-cell table:formula="of:=IF([.AG246]=1;[.K246];&quot;&quot;)" office:value-type="float" office:value="122" calcext:value-type="float">
            <text:p>122.0</text:p>
          </table:table-cell>
          <table:table-cell table:formula="of:=IF([.AG246]=1;[.B246];&quot;&quot;)" office:value-type="float" office:value="206" calcext:value-type="float">
            <text:p>206.0</text:p>
          </table:table-cell>
          <table:table-cell table:formula="of:=IF([.AG246]=1;[.AH246]*100/[.AI246];&quot;&quot;)" office:value-type="float" office:value="59.2233009708738" calcext:value-type="float">
            <text:p>59.2</text:p>
          </table:table-cell>
          <table:table-cell table:formula="of:=IF([.AG246]=1;[.E246]+[.F246]+[.G246];&quot;&quot;)" office:value-type="float" office:value="0.39" calcext:value-type="float">
            <text:p>0.4</text:p>
          </table:table-cell>
          <table:table-cell table:formula="of:=IF([.R246]=0;&quot;&quot;;1)" office:value-type="float" office:value="1" calcext:value-type="float">
            <text:p>1.0</text:p>
          </table:table-cell>
          <table:table-cell table:formula="of:=IF([.AL246]=1;[.R246];&quot;&quot;)" office:value-type="float" office:value="122" calcext:value-type="float">
            <text:p>122.0</text:p>
          </table:table-cell>
          <table:table-cell table:formula="of:=IF([.AL246]=1;[.B246];&quot;&quot;)" office:value-type="float" office:value="206" calcext:value-type="float">
            <text:p>206.0</text:p>
          </table:table-cell>
          <table:table-cell table:formula="of:=IF([.AL246]=1;[.AM246]*100/[.AN246];&quot;&quot;)" office:value-type="float" office:value="59.2233009708738" calcext:value-type="float">
            <text:p>59.2</text:p>
          </table:table-cell>
          <table:table-cell table:formula="of:=IF([.AL246]=1;[.L246]+[.M246]+[.N246];&quot;&quot;)" office:value-type="float" office:value="0.37" calcext:value-type="float">
            <text:p>0.4</text:p>
          </table:table-cell>
          <table:table-cell table:formula="of:=IF([.Y246]=0;&quot;&quot;;1)" office:value-type="float" office:value="1" calcext:value-type="float">
            <text:p>1.0</text:p>
          </table:table-cell>
          <table:table-cell table:formula="of:=IF([.AQ246]=1;[.Y246];&quot;&quot;)" office:value-type="float" office:value="126" calcext:value-type="float">
            <text:p>126.0</text:p>
          </table:table-cell>
          <table:table-cell table:formula="of:=IF([.AQ246]=1;[.B246];&quot;&quot;)" office:value-type="float" office:value="206" calcext:value-type="float">
            <text:p>206.0</text:p>
          </table:table-cell>
          <table:table-cell table:formula="of:=IF([.AQ246]=1;[.AR246]*100/[.AS246];&quot;&quot;)" office:value-type="float" office:value="61.1650485436893" calcext:value-type="float">
            <text:p>61.2</text:p>
          </table:table-cell>
          <table:table-cell table:formula="of:=IF([.AQ246]=1;[.S246]+[.T246]+[.U246];&quot;&quot;)" office:value-type="float" office:value="0.36" calcext:value-type="float">
            <text:p>0.4</text:p>
          </table:table-cell>
          <table:table-cell table:formula="of:=IF([.AF246]=0;&quot;&quot;;1)" office:value-type="float" office:value="1" calcext:value-type="float">
            <text:p>1.0</text:p>
          </table:table-cell>
          <table:table-cell table:formula="of:=IF([.AV246]=1;[.AF246];&quot;&quot;)" office:value-type="float" office:value="176" calcext:value-type="float">
            <text:p>176.0</text:p>
          </table:table-cell>
          <table:table-cell table:formula="of:=IF([.AV246]=1;[.B246];&quot;&quot;)" office:value-type="float" office:value="206" calcext:value-type="float">
            <text:p>206.0</text:p>
          </table:table-cell>
          <table:table-cell table:formula="of:=IF([.AV246]=1;[.AW246]*100/[.AX246];&quot;&quot;)" office:value-type="float" office:value="85.4368932038835" calcext:value-type="float">
            <text:p>85.4</text:p>
          </table:table-cell>
          <table:table-cell table:formula="of:=IF([.AV246]=1;[.Z246]+[.AA246]+[.AB246];&quot;&quot;)" office:value-type="float" office:value="0.42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formula="of:=SUM([.K3:.K246])" office:value-type="float" office:value="10583" calcext:value-type="float">
            <text:p>10583</text:p>
          </table:table-cell>
          <table:table-cell table:number-columns-repeated="6"/>
          <table:table-cell table:formula="of:=SUM([.R3:.R246])" office:value-type="float" office:value="10583" calcext:value-type="float">
            <text:p>10583</text:p>
          </table:table-cell>
          <table:table-cell table:number-columns-repeated="6"/>
          <table:table-cell table:formula="of:=SUM([.Y3:.Y246])" office:value-type="float" office:value="16852" calcext:value-type="float">
            <text:p>16852</text:p>
          </table:table-cell>
          <table:table-cell table:number-columns-repeated="6"/>
          <table:table-cell table:formula="of:=SUM([.AF3:.AF246])" office:value-type="float" office:value="26648" calcext:value-type="float">
            <text:p>26648</text:p>
          </table:table-cell>
          <table:table-cell table:formula="of:=SUM([.AG3:.AG246])" office:value-type="float" office:value="132" calcext:value-type="float">
            <text:p>132</text:p>
          </table:table-cell>
          <table:table-cell table:formula="of:=AVERAGE([.AH3:.AH246])" office:value-type="float" office:value="80.1742424242424" calcext:value-type="float">
            <text:p>80.2</text:p>
          </table:table-cell>
          <table:table-cell table:formula="of:=SUM([.AI3:.AI246])" office:value-type="float" office:value="49058" calcext:value-type="float">
            <text:p>49058.0</text:p>
          </table:table-cell>
          <table:table-cell table:formula="of:=AVERAGE([.AJ3:.AJ246])" office:value-type="float" office:value="26.2961697139265" calcext:value-type="float">
            <text:p>26.3</text:p>
          </table:table-cell>
          <table:table-cell table:formula="of:=AVERAGE([.AK3:.AK246])" office:value-type="float" office:value="16.3012121212121" calcext:value-type="float">
            <text:p>16.3</text:p>
          </table:table-cell>
          <table:table-cell table:formula="of:=SUM([.AL3:.AL246])" office:value-type="float" office:value="132" calcext:value-type="float">
            <text:p>132.0</text:p>
          </table:table-cell>
          <table:table-cell table:formula="of:=AVERAGE([.AM3:.AM246])" office:value-type="float" office:value="80.1742424242424" calcext:value-type="float">
            <text:p>80.2</text:p>
          </table:table-cell>
          <table:table-cell table:formula="of:=SUM([.AN3:.AN246])" office:value-type="float" office:value="49058" calcext:value-type="float">
            <text:p>49058.0</text:p>
          </table:table-cell>
          <table:table-cell table:formula="of:=AVERAGE([.AO3:.AO246])" office:value-type="float" office:value="26.2961697139265" calcext:value-type="float">
            <text:p>26.3</text:p>
          </table:table-cell>
          <table:table-cell table:formula="of:=AVERAGE([.AP3:.AP246])" office:value-type="float" office:value="15.9961363636364" calcext:value-type="float">
            <text:p>16.0</text:p>
          </table:table-cell>
          <table:table-cell table:formula="of:=SUM([.AQ3:.AQ246])" office:value-type="float" office:value="146" calcext:value-type="float">
            <text:p>146.0</text:p>
          </table:table-cell>
          <table:table-cell table:formula="of:=AVERAGE([.AR3:.AR246])" office:value-type="float" office:value="115.424657534247" calcext:value-type="float">
            <text:p>115.4</text:p>
          </table:table-cell>
          <table:table-cell table:formula="of:=SUM([.AS3:.AS246])" office:value-type="float" office:value="59725" calcext:value-type="float">
            <text:p>59725.0</text:p>
          </table:table-cell>
          <table:table-cell table:formula="of:=AVERAGE([.AT3:.AT246])" office:value-type="float" office:value="29.6366737129344" calcext:value-type="float">
            <text:p>29.6</text:p>
          </table:table-cell>
          <table:table-cell table:formula="of:=AVERAGE([.AU3:.AU246])" office:value-type="float" office:value="78.0746575342466" calcext:value-type="float">
            <text:p>78.1</text:p>
          </table:table-cell>
          <table:table-cell table:formula="of:=SUM([.AV3:.AV246])" office:value-type="float" office:value="146" calcext:value-type="float">
            <text:p>146.0</text:p>
          </table:table-cell>
          <table:table-cell table:formula="of:=AVERAGE([.AW3:.AW246])" office:value-type="float" office:value="182.520547945205" calcext:value-type="float">
            <text:p>182.5</text:p>
          </table:table-cell>
          <table:table-cell table:formula="of:=SUM([.AX3:.AX246])" office:value-type="float" office:value="59725" calcext:value-type="float">
            <text:p>59725.0</text:p>
          </table:table-cell>
          <table:table-cell table:formula="of:=AVERAGE([.AY3:.AY246])" office:value-type="float" office:value="58.5280652928577" calcext:value-type="float">
            <text:p>58.5</text:p>
          </table:table-cell>
          <table:table-cell table:formula="of:=AVERAGE([.AZ3:.AZ246])" office:value-type="float" office:value="96.6602739726028" calcext:value-type="float">
            <text:p>96.7</text:p>
          </table:table-cell>
          <table:table-cell table:number-columns-repeated="2"/>
        </table:table-row>
        <table:table-row table:style-name="ro1">
          <table:table-cell table:number-columns-repeated="33"/>
          <table:table-cell table:formula="of:=MAX([.AH3:.AH246])" office:value-type="float" office:value="1199" calcext:value-type="float">
            <text:p>1199.0</text:p>
          </table:table-cell>
          <table:table-cell/>
          <table:table-cell table:formula="of:=MAX([.AJ3:.AJ246])" office:value-type="float" office:value="87.7005347593583" calcext:value-type="float">
            <text:p>87.7</text:p>
          </table:table-cell>
          <table:table-cell table:number-columns-repeated="2"/>
          <table:table-cell table:formula="of:=MAX([.AM3:.AM246])" office:value-type="float" office:value="1199" calcext:value-type="float">
            <text:p>1199.0</text:p>
          </table:table-cell>
          <table:table-cell/>
          <table:table-cell table:formula="of:=MAX([.AO3:.AO246])" office:value-type="float" office:value="87.7005347593583" calcext:value-type="float">
            <text:p>87.7</text:p>
          </table:table-cell>
          <table:table-cell table:number-columns-repeated="2"/>
          <table:table-cell table:formula="of:=MAX([.AR3:.AR246])" office:value-type="float" office:value="1960" calcext:value-type="float">
            <text:p>1960.0</text:p>
          </table:table-cell>
          <table:table-cell/>
          <table:table-cell table:formula="of:=MAX([.AT3:.AT246])" office:value-type="float" office:value="87.7005347593583" calcext:value-type="float">
            <text:p>87.7</text:p>
          </table:table-cell>
          <table:table-cell table:number-columns-repeated="2"/>
          <table:table-cell table:formula="of:=MAX([.AW3:.AW246])" office:value-type="float" office:value="4033" calcext:value-type="float">
            <text:p>4033.0</text:p>
          </table:table-cell>
          <table:table-cell/>
          <table:table-cell table:formula="of:=MAX([.AY3:.AY246])" office:value-type="float" office:value="97.6827094474153" calcext:value-type="float">
            <text:p>97.7</text:p>
          </table:table-cell>
          <table:table-cell table:number-columns-repeated="3"/>
        </table:table-row>
        <table:table-row table:style-name="ro1" table:number-rows-repeated="1048327">
          <table:table-cell table:number-columns-repeated="54"/>
        </table:table-row>
        <table:table-row table:style-name="ro1">
          <table:table-cell table:number-columns-repeated="54"/>
        </table:table-row>
      </table:table>
      <table:table table:name="Feuille2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1+R2</text:p>
          </table:table-cell>
          <table:table-cell office:value-type="string" calcext:value-type="string">
            <text:p>Iterated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1-FullIns_3</text:p>
          </table:table-cell>
          <table:table-cell office:value-type="float" office:value="30" calcext:value-type="float">
            <text:p>30</text:p>
          </table:table-cell>
          <table:table-cell office:value-type="float" office:value="0.229885057471264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ullIns_4</text:p>
          </table:table-cell>
          <table:table-cell office:value-type="float" office:value="93" calcext:value-type="float">
            <text:p>93</text:p>
          </table:table-cell>
          <table:table-cell office:value-type="float" office:value="0.138616175783076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ullIns_5</text:p>
          </table:table-cell>
          <table:table-cell office:value-type="float" office:value="282" calcext:value-type="float">
            <text:p>282</text:p>
          </table:table-cell>
          <table:table-cell office:value-type="float" office:value="0.0819514903712678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-Insertions_4</text:p>
          </table:table-cell>
          <table:table-cell office:value-type="float" office:value="67" calcext:value-type="float">
            <text:p>67</text:p>
          </table:table-cell>
          <table:table-cell office:value-type="float" office:value="0.104929895974672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Insertions_5</text:p>
          </table:table-cell>
          <table:table-cell office:value-type="float" office:value="202" calcext:value-type="float">
            <text:p>202</text:p>
          </table:table-cell>
          <table:table-cell office:value-type="float" office:value="0.0604403723954485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Insertions_6</text:p>
          </table:table-cell>
          <table:table-cell office:value-type="float" office:value="607" calcext:value-type="float">
            <text:p>607</text:p>
          </table:table-cell>
          <table:table-cell office:value-type="float" office:value="0.0344550105751926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-FullIns_3</text:p>
          </table:table-cell>
          <table:table-cell office:value-type="float" office:value="52" calcext:value-type="float">
            <text:p>52</text:p>
          </table:table-cell>
          <table:table-cell office:value-type="float" office:value="0.15158371040724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ullIns_4</text:p>
          </table:table-cell>
          <table:table-cell office:value-type="float" office:value="212" calcext:value-type="float">
            <text:p>212</text:p>
          </table:table-cell>
          <table:table-cell office:value-type="float" office:value="0.0724760797639274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71" calcext:value-type="float">
            <text:p>17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-FullIns_5</text:p>
          </table:table-cell>
          <table:table-cell office:value-type="float" office:value="852" calcext:value-type="float">
            <text:p>852</text:p>
          </table:table-cell>
          <table:table-cell office:value-type="float" office:value="0.0336555171215306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763" calcext:value-type="float">
            <text:p>76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-Insertions_3</text:p>
          </table:table-cell>
          <table:table-cell office:value-type="float" office:value="37" calcext:value-type="float">
            <text:p>37</text:p>
          </table:table-cell>
          <table:table-cell office:value-type="float" office:value="0.108108108108108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Insertions_4</text:p>
          </table:table-cell>
          <table:table-cell office:value-type="float" office:value="149" calcext:value-type="float">
            <text:p>149</text:p>
          </table:table-cell>
          <table:table-cell office:value-type="float" office:value="0.0490658443678578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Insertions_5</text:p>
          </table:table-cell>
          <table:table-cell office:value-type="float" office:value="597" calcext:value-type="float">
            <text:p>597</text:p>
          </table:table-cell>
          <table:table-cell office:value-type="float" office:value="0.0221240430339618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3-FullIns_3</text:p>
          </table:table-cell>
          <table:table-cell office:value-type="float" office:value="80" calcext:value-type="float">
            <text:p>80</text:p>
          </table:table-cell>
          <table:table-cell office:value-type="float" office:value="0.109493670886076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ullIns_4</text:p>
          </table:table-cell>
          <table:table-cell office:value-type="float" office:value="405" calcext:value-type="float">
            <text:p>405</text:p>
          </table:table-cell>
          <table:table-cell office:value-type="float" office:value="0.0430754186529764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2" calcext:value-type="float">
            <text:p>36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3-FullIns_5</text:p>
          </table:table-cell>
          <table:table-cell office:value-type="float" office:value="2030" calcext:value-type="float">
            <text:p>2030</text:p>
          </table:table-cell>
          <table:table-cell office:value-type="float" office:value="0.0163884754799253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1927" calcext:value-type="float">
            <text:p>192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3-Insertions_3</text:p>
          </table:table-cell>
          <table:table-cell office:value-type="float" office:value="56" calcext:value-type="float">
            <text:p>56</text:p>
          </table:table-cell>
          <table:table-cell office:value-type="float" office:value="0.0714285714285714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Insertions_4</text:p>
          </table:table-cell>
          <table:table-cell office:value-type="float" office:value="281" calcext:value-type="float">
            <text:p>281</text:p>
          </table:table-cell>
          <table:table-cell office:value-type="float" office:value="0.0265887137773259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Insertions_5</text:p>
          </table:table-cell>
          <table:table-cell office:value-type="float" office:value="1406" calcext:value-type="float">
            <text:p>1406</text:p>
          </table:table-cell>
          <table:table-cell office:value-type="float" office:value="0.00981558445503004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4-FullIns_3</text:p>
          </table:table-cell>
          <table:table-cell office:value-type="float" office:value="114" calcext:value-type="float">
            <text:p>114</text:p>
          </table:table-cell>
          <table:table-cell office:value-type="float" office:value="0.0839931687626145" calcext:value-type="float">
            <text:p>0.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ullIns_4</text:p>
          </table:table-cell>
          <table:table-cell office:value-type="float" office:value="690" calcext:value-type="float">
            <text:p>690</text:p>
          </table:table-cell>
          <table:table-cell office:value-type="float" office:value="0.0279758524221199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653" calcext:value-type="float">
            <text:p>65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-FullIns_5</text:p>
          </table:table-cell>
          <table:table-cell office:value-type="float" office:value="4146" calcext:value-type="float">
            <text:p>4146</text:p>
          </table:table-cell>
          <table:table-cell office:value-type="float" office:value="0.00899671053588646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4033" calcext:value-type="float">
            <text:p>40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4-Insertions_3</text:p>
          </table:table-cell>
          <table:table-cell office:value-type="float" office:value="79" calcext:value-type="float">
            <text:p>79</text:p>
          </table:table-cell>
          <table:table-cell office:value-type="float" office:value="0.050632911392405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Insertions_4</text:p>
          </table:table-cell>
          <table:table-cell office:value-type="float" office:value="475" calcext:value-type="float">
            <text:p>475</text:p>
          </table:table-cell>
          <table:table-cell office:value-type="float" office:value="0.0159449256051521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5-FullIns_3</text:p>
          </table:table-cell>
          <table:table-cell office:value-type="float" office:value="154" calcext:value-type="float">
            <text:p>154</text:p>
          </table:table-cell>
          <table:table-cell office:value-type="float" office:value="0.0672268907563025" calcext:value-type="float">
            <text:p>0.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ullIns_4</text:p>
          </table:table-cell>
          <table:table-cell office:value-type="float" office:value="1085" calcext:value-type="float">
            <text:p>1085</text:p>
          </table:table-cell>
          <table:table-cell office:value-type="float" office:value="0.0193769449215229" calcext:value-type="float">
            <text:p>0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1042" calcext:value-type="float">
            <text:p>10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38" calcext:value-type="float">
            <text:p>138</text:p>
          </table:table-cell>
          <table:table-cell office:value-type="float" office:value="0.0521527557389189" calcext:value-type="float">
            <text:p>0.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7" calcext:value-type="float">
            <text:p>87</text:p>
          </table:table-cell>
          <table:table-cell office:value-type="float" office:value="0.108527131782946" calcext:value-type="float">
            <text:p>0.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61" calcext:value-type="float">
            <text:p>561</text:p>
          </table:table-cell>
          <table:table-cell office:value-type="float" office:value="0.0103641456582633" calcext:value-type="float">
            <text:p>0.0</text:p>
          </table:table-cell>
          <table:table-cell table:number-columns-repeated="3" office:value-type="float" office:value="492" calcext:value-type="float">
            <text:p>492</text:p>
          </table:table-cell>
          <table:table-cell office:value-type="float" office:value="548" calcext:value-type="float">
            <text:p>54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uck</text:p>
          </table:table-cell>
          <table:table-cell office:value-type="float" office:value="74" calcext:value-type="float">
            <text:p>74</text:p>
          </table:table-cell>
          <table:table-cell office:value-type="float" office:value="0.111440207330618" calcext:value-type="float">
            <text:p>0.1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80" calcext:value-type="float">
            <text:p>80</text:p>
          </table:table-cell>
          <table:table-cell office:value-type="float" office:value="0.080379746835443" calcext:value-type="float">
            <text:p>0.1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s120</text:p>
          </table:table-cell>
          <table:table-cell office:value-type="float" office:value="120" calcext:value-type="float">
            <text:p>120</text:p>
          </table:table-cell>
          <table:table-cell office:value-type="float" office:value="0.0893557422969188" calcext:value-type="float">
            <text:p>0.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bb313GPIA</text:p>
          </table:table-cell>
          <table:table-cell office:value-type="float" office:value="1557" calcext:value-type="float">
            <text:p>1557</text:p>
          </table:table-cell>
          <table:table-cell office:value-type="float" office:value="0.0440468701758209" calcext:value-type="float">
            <text:p>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704" calcext:value-type="float">
            <text:p>704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sh331GPIA</text:p>
          </table:table-cell>
          <table:table-cell office:value-type="float" office:value="662" calcext:value-type="float">
            <text:p>662</text:p>
          </table:table-cell>
          <table:table-cell office:value-type="float" office:value="0.0191095611793904" calcext:value-type="float">
            <text:p>0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sh608GPIA</text:p>
          </table:table-cell>
          <table:table-cell office:value-type="float" office:value="1216" calcext:value-type="float">
            <text:p>1216</text:p>
          </table:table-cell>
          <table:table-cell office:value-type="float" office:value="0.0106183669049166" calcext:value-type="float">
            <text:p>0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sh958GPIA</text:p>
          </table:table-cell>
          <table:table-cell office:value-type="float" office:value="1916" calcext:value-type="float">
            <text:p>1916</text:p>
          </table:table-cell>
          <table:table-cell office:value-type="float" office:value="0.00681685626604599" calcext:value-type="float">
            <text:p>0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will199GPIA</text:p>
          </table:table-cell>
          <table:table-cell office:value-type="float" office:value="701" calcext:value-type="float">
            <text:p>701</text:p>
          </table:table-cell>
          <table:table-cell office:value-type="float" office:value="0.0276013857754229" calcext:value-type="float">
            <text:p>0.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2000" calcext:value-type="float">
            <text:p>2000</text:p>
          </table:table-cell>
          <table:table-cell office:value-type="float" office:value="0.500168084042021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.79" calcext:value-type="float">
            <text:p>233.79</text:p>
          </table:table-cell>
        </table:table-row>
        <table:table-row table:style-name="ro1">
          <table:table-cell office:value-type="string" calcext:value-type="string">
            <text:p>C2000.9</text:p>
          </table:table-cell>
          <table:table-cell office:value-type="float" office:value="2000" calcext:value-type="float">
            <text:p>2000</text:p>
          </table:table-cell>
          <table:table-cell office:value-type="float" office:value="0.900216108054027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48.97" calcext:value-type="float">
            <text:p>5148.9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4000" calcext:value-type="float">
            <text:p>4000</text:p>
          </table:table-cell>
          <table:table-cell office:value-type="float" office:value="0.500158539634909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3.04" calcext:value-type="float">
            <text:p>1753.04</text:p>
          </table:table-cell>
        </table:table-row>
        <table:table-row table:style-name="ro1">
          <table:table-cell office:value-type="string" calcext:value-type="string">
            <text:p>DSJC125.1</text:p>
          </table:table-cell>
          <table:table-cell office:value-type="float" office:value="125" calcext:value-type="float">
            <text:p>125</text:p>
          </table:table-cell>
          <table:table-cell office:value-type="float" office:value="0.0949677419354839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25.5</text:p>
          </table:table-cell>
          <table:table-cell office:value-type="float" office:value="125" calcext:value-type="float">
            <text:p>125</text:p>
          </table:table-cell>
          <table:table-cell office:value-type="float" office:value="0.502064516129032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SJC125.9</text:p>
          </table:table-cell>
          <table:table-cell office:value-type="float" office:value="125" calcext:value-type="float">
            <text:p>125</text:p>
          </table:table-cell>
          <table:table-cell office:value-type="float" office:value="0.898193548387097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250" calcext:value-type="float">
            <text:p>250</text:p>
          </table:table-cell>
          <table:table-cell office:value-type="float" office:value="0.103389558232932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50" calcext:value-type="float">
            <text:p>250</text:p>
          </table:table-cell>
          <table:table-cell office:value-type="float" office:value="0.503389558232932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SJC250.9</text:p>
          </table:table-cell>
          <table:table-cell office:value-type="float" office:value="250" calcext:value-type="float">
            <text:p>250</text:p>
          </table:table-cell>
          <table:table-cell office:value-type="float" office:value="0.896289156626506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500" calcext:value-type="float">
            <text:p>500</text:p>
          </table:table-cell>
          <table:table-cell office:value-type="float" office:value="0.0998637274549098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500" calcext:value-type="float">
            <text:p>500</text:p>
          </table:table-cell>
          <table:table-cell office:value-type="float" office:value="0.501995991983968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500" calcext:value-type="float">
            <text:p>500</text:p>
          </table:table-cell>
          <table:table-cell office:value-type="float" office:value="0.90129859719438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0.0993573573573574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0.500152152152152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1000" calcext:value-type="float">
            <text:p>1000</text:p>
          </table:table-cell>
          <table:table-cell office:value-type="float" office:value="0.899797797797798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.57" calcext:value-type="float">
            <text:p>527.57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500" calcext:value-type="float">
            <text:p>500</text:p>
          </table:table-cell>
          <table:table-cell office:value-type="float" office:value="0.972144288577154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237.51" calcext:value-type="float">
            <text:p>237.51</text:p>
          </table:table-cell>
        </table:table-row>
        <table:table-row table:style-name="ro1">
          <table:table-cell office:value-type="string" calcext:value-type="string">
            <text:p>DSJR500.1</text:p>
          </table:table-cell>
          <table:table-cell office:value-type="float" office:value="500" calcext:value-type="float">
            <text:p>500</text:p>
          </table:table-cell>
          <table:table-cell office:value-type="float" office:value="0.028496993987976" calcext:value-type="float">
            <text:p>0.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488" calcext:value-type="float">
            <text:p>4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office:value-type="float" office:value="500" calcext:value-type="float">
            <text:p>500</text:p>
          </table:table-cell>
          <table:table-cell office:value-type="float" office:value="0.471839679358717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0.63" calcext:value-type="float">
            <text:p>70.63</text:p>
          </table:table-cell>
        </table:table-row>
        <table:table-row table:style-name="ro1">
          <table:table-cell office:value-type="string" calcext:value-type="string">
            <text:p>flat300_20_0</text:p>
          </table:table-cell>
          <table:table-cell office:value-type="float" office:value="300" calcext:value-type="float">
            <text:p>300</text:p>
          </table:table-cell>
          <table:table-cell office:value-type="float" office:value="0.476588628762542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flat300_26_0</text:p>
          </table:table-cell>
          <table:table-cell office:value-type="float" office:value="300" calcext:value-type="float">
            <text:p>300</text:p>
          </table:table-cell>
          <table:table-cell office:value-type="float" office:value="0.482341137123746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300" calcext:value-type="float">
            <text:p>300</text:p>
          </table:table-cell>
          <table:table-cell office:value-type="float" office:value="0.483723522853958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00" calcext:value-type="float">
            <text:p>1000</text:p>
          </table:table-cell>
          <table:table-cell office:value-type="float" office:value="0.490490490490491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00" calcext:value-type="float">
            <text:p>1000</text:p>
          </table:table-cell>
          <table:table-cell office:value-type="float" office:value="0.492152152152152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00" calcext:value-type="float">
            <text:p>1000</text:p>
          </table:table-cell>
          <table:table-cell office:value-type="float" office:value="0.49390990990991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496" calcext:value-type="float">
            <text:p>496</text:p>
          </table:table-cell>
          <table:table-cell office:value-type="float" office:value="0.0949332029977191" calcext:value-type="float">
            <text:p>0.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431" calcext:value-type="float">
            <text:p>43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451" calcext:value-type="float">
            <text:p>451</text:p>
          </table:table-cell>
          <table:table-cell office:value-type="float" office:value="0.0856467110125647" calcext:value-type="float">
            <text:p>0.1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65" calcext:value-type="float">
            <text:p>3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425" calcext:value-type="float">
            <text:p>425</text:p>
          </table:table-cell>
          <table:table-cell office:value-type="float" office:value="0.096426193118757" calcext:value-type="float">
            <text:p>0.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339" calcext:value-type="float">
            <text:p>33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GEOM20a</text:p>
          </table:table-cell>
          <table:table-cell office:value-type="float" office:value="20" calcext:value-type="float">
            <text:p>20</text:p>
          </table:table-cell>
          <table:table-cell office:value-type="float" office:value="0.194736842105263" calcext:value-type="float">
            <text:p>0.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20b</text:p>
          </table:table-cell>
          <table:table-cell office:value-type="float" office:value="20" calcext:value-type="float">
            <text:p>20</text:p>
          </table:table-cell>
          <table:table-cell office:value-type="float" office:value="0.168421052631579" calcext:value-type="float">
            <text:p>0.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20</text:p>
          </table:table-cell>
          <table:table-cell office:value-type="float" office:value="20" calcext:value-type="float">
            <text:p>20</text:p>
          </table:table-cell>
          <table:table-cell office:value-type="float" office:value="0.105263157894737" calcext:value-type="float">
            <text:p>0.1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30a</text:p>
          </table:table-cell>
          <table:table-cell office:value-type="float" office:value="30" calcext:value-type="float">
            <text:p>30</text:p>
          </table:table-cell>
          <table:table-cell office:value-type="float" office:value="0.186206896551724" calcext:value-type="float">
            <text:p>0.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30b</text:p>
          </table:table-cell>
          <table:table-cell office:value-type="float" office:value="30" calcext:value-type="float">
            <text:p>30</text:p>
          </table:table-cell>
          <table:table-cell office:value-type="float" office:value="0.186206896551724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30</text:p>
          </table:table-cell>
          <table:table-cell office:value-type="float" office:value="30" calcext:value-type="float">
            <text:p>30</text:p>
          </table:table-cell>
          <table:table-cell office:value-type="float" office:value="0.114942528735632" calcext:value-type="float">
            <text:p>0.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40a</text:p>
          </table:table-cell>
          <table:table-cell office:value-type="float" office:value="40" calcext:value-type="float">
            <text:p>40</text:p>
          </table:table-cell>
          <table:table-cell office:value-type="float" office:value="0.187179487179487" calcext:value-type="float">
            <text:p>0.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40b</text:p>
          </table:table-cell>
          <table:table-cell office:value-type="float" office:value="40" calcext:value-type="float">
            <text:p>40</text:p>
          </table:table-cell>
          <table:table-cell office:value-type="float" office:value="0.201282051282051" calcext:value-type="float">
            <text:p>0.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4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50a</text:p>
          </table:table-cell>
          <table:table-cell office:value-type="float" office:value="50" calcext:value-type="float">
            <text:p>50</text:p>
          </table:table-cell>
          <table:table-cell office:value-type="float" office:value="0.194285714285714" calcext:value-type="float">
            <text:p>0.2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50b</text:p>
          </table:table-cell>
          <table:table-cell office:value-type="float" office:value="50" calcext:value-type="float">
            <text:p>50</text:p>
          </table:table-cell>
          <table:table-cell office:value-type="float" office:value="0.203265306122449" calcext:value-type="float">
            <text:p>0.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50</text:p>
          </table:table-cell>
          <table:table-cell office:value-type="float" office:value="50" calcext:value-type="float">
            <text:p>50</text:p>
          </table:table-cell>
          <table:table-cell office:value-type="float" office:value="0.103673469387755" calcext:value-type="float">
            <text:p>0.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60a</text:p>
          </table:table-cell>
          <table:table-cell office:value-type="float" office:value="60" calcext:value-type="float">
            <text:p>60</text:p>
          </table:table-cell>
          <table:table-cell office:value-type="float" office:value="0.191525423728814" calcext:value-type="float">
            <text:p>0.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60b</text:p>
          </table:table-cell>
          <table:table-cell office:value-type="float" office:value="60" calcext:value-type="float">
            <text:p>60</text:p>
          </table:table-cell>
          <table:table-cell office:value-type="float" office:value="0.206779661016949" calcext:value-type="float">
            <text:p>0.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60</text:p>
          </table:table-cell>
          <table:table-cell office:value-type="float" office:value="60" calcext:value-type="float">
            <text:p>60</text:p>
          </table:table-cell>
          <table:table-cell office:value-type="float" office:value="0.104519774011299" calcext:value-type="float">
            <text:p>0.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70a</text:p>
          </table:table-cell>
          <table:table-cell office:value-type="float" office:value="70" calcext:value-type="float">
            <text:p>70</text:p>
          </table:table-cell>
          <table:table-cell office:value-type="float" office:value="0.190062111801242" calcext:value-type="float">
            <text:p>0.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70b</text:p>
          </table:table-cell>
          <table:table-cell office:value-type="float" office:value="70" calcext:value-type="float">
            <text:p>70</text:p>
          </table:table-cell>
          <table:table-cell office:value-type="float" office:value="0.202070393374741" calcext:value-type="float">
            <text:p>0.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70</text:p>
          </table:table-cell>
          <table:table-cell office:value-type="float" office:value="70" calcext:value-type="float">
            <text:p>70</text:p>
          </table:table-cell>
          <table:table-cell office:value-type="float" office:value="0.11055900621118" calcext:value-type="float">
            <text:p>0.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80a</text:p>
          </table:table-cell>
          <table:table-cell office:value-type="float" office:value="80" calcext:value-type="float">
            <text:p>80</text:p>
          </table:table-cell>
          <table:table-cell office:value-type="float" office:value="0.193670886075949" calcext:value-type="float">
            <text:p>0.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80b</text:p>
          </table:table-cell>
          <table:table-cell office:value-type="float" office:value="80" calcext:value-type="float">
            <text:p>80</text:p>
          </table:table-cell>
          <table:table-cell office:value-type="float" office:value="0.209810126582278" calcext:value-type="float">
            <text:p>0.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80</text:p>
          </table:table-cell>
          <table:table-cell office:value-type="float" office:value="80" calcext:value-type="float">
            <text:p>80</text:p>
          </table:table-cell>
          <table:table-cell office:value-type="float" office:value="0.110443037974684" calcext:value-type="float">
            <text:p>0.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90a</text:p>
          </table:table-cell>
          <table:table-cell office:value-type="float" office:value="90" calcext:value-type="float">
            <text:p>90</text:p>
          </table:table-cell>
          <table:table-cell office:value-type="float" office:value="0.197003745318352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90b</text:p>
          </table:table-cell>
          <table:table-cell office:value-type="float" office:value="90" calcext:value-type="float">
            <text:p>90</text:p>
          </table:table-cell>
          <table:table-cell office:value-type="float" office:value="0.214731585518102" calcext:value-type="float">
            <text:p>0.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90</text:p>
          </table:table-cell>
          <table:table-cell office:value-type="float" office:value="90" calcext:value-type="float">
            <text:p>90</text:p>
          </table:table-cell>
          <table:table-cell office:value-type="float" office:value="0.110112359550562" calcext:value-type="float">
            <text:p>0.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100a</text:p>
          </table:table-cell>
          <table:table-cell office:value-type="float" office:value="100" calcext:value-type="float">
            <text:p>100</text:p>
          </table:table-cell>
          <table:table-cell office:value-type="float" office:value="0.20040404040404" calcext:value-type="float">
            <text:p>0.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GEOM100b</text:p>
          </table:table-cell>
          <table:table-cell office:value-type="float" office:value="100" calcext:value-type="float">
            <text:p>100</text:p>
          </table:table-cell>
          <table:table-cell office:value-type="float" office:value="0.212121212121212" calcext:value-type="float">
            <text:p>0.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GEOM100</text:p>
          </table:table-cell>
          <table:table-cell office:value-type="float" office:value="100" calcext:value-type="float">
            <text:p>100</text:p>
          </table:table-cell>
          <table:table-cell office:value-type="float" office:value="0.11050505050505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110a</text:p>
          </table:table-cell>
          <table:table-cell office:value-type="float" office:value="110" calcext:value-type="float">
            <text:p>110</text:p>
          </table:table-cell>
          <table:table-cell office:value-type="float" office:value="0.201334445371143" calcext:value-type="float">
            <text:p>0.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GEOM110b</text:p>
          </table:table-cell>
          <table:table-cell office:value-type="float" office:value="110" calcext:value-type="float">
            <text:p>110</text:p>
          </table:table-cell>
          <table:table-cell office:value-type="float" office:value="0.209507923269391" calcext:value-type="float">
            <text:p>0.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GEOM110</text:p>
          </table:table-cell>
          <table:table-cell office:value-type="float" office:value="110" calcext:value-type="float">
            <text:p>110</text:p>
          </table:table-cell>
          <table:table-cell office:value-type="float" office:value="0.106422018348624" calcext:value-type="float">
            <text:p>0.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OM120a</text:p>
          </table:table-cell>
          <table:table-cell office:value-type="float" office:value="120" calcext:value-type="float">
            <text:p>120</text:p>
          </table:table-cell>
          <table:table-cell office:value-type="float" office:value="0.200840336134454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EOM120b</text:p>
          </table:table-cell>
          <table:table-cell office:value-type="float" office:value="120" calcext:value-type="float">
            <text:p>120</text:p>
          </table:table-cell>
          <table:table-cell office:value-type="float" office:value="0.208823529411765" calcext:value-type="float">
            <text:p>0.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EOM120</text:p>
          </table:table-cell>
          <table:table-cell office:value-type="float" office:value="120" calcext:value-type="float">
            <text:p>120</text:p>
          </table:table-cell>
          <table:table-cell office:value-type="float" office:value="0.108263305322129" calcext:value-type="float">
            <text:p>0.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864" calcext:value-type="float">
            <text:p>864</text:p>
          </table:table-cell>
          <table:table-cell office:value-type="float" office:value="0.050177567486374" calcext:value-type="float">
            <text:p>0.1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office:value-type="float" office:value="769" calcext:value-type="float">
            <text:p>76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645" calcext:value-type="float">
            <text:p>645</text:p>
          </table:table-cell>
          <table:table-cell office:value-type="float" office:value="0.0673070441523424" calcext:value-type="float">
            <text:p>0.1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521" calcext:value-type="float">
            <text:p>5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621" calcext:value-type="float">
            <text:p>621</text:p>
          </table:table-cell>
          <table:table-cell office:value-type="float" office:value="0.0725624642875695" calcext:value-type="float">
            <text:p>0.1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97" calcext:value-type="float">
            <text:p>49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900" calcext:value-type="float">
            <text:p>900</text:p>
          </table:table-cell>
          <table:table-cell office:value-type="float" office:value="0.759733036707453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.22" calcext:value-type="float">
            <text:p>204.22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450" calcext:value-type="float">
            <text:p>450</text:p>
          </table:table-cell>
          <table:table-cell office:value-type="float" office:value="0.056560257362039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450" calcext:value-type="float">
            <text:p>450</text:p>
          </table:table-cell>
          <table:table-cell office:value-type="float" office:value="0.0567582281613462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450" calcext:value-type="float">
            <text:p>450</text:p>
          </table:table-cell>
          <table:table-cell office:value-type="float" office:value="0.097035387280376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450" calcext:value-type="float">
            <text:p>450</text:p>
          </table:table-cell>
          <table:table-cell office:value-type="float" office:value="0.0965800544419698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e450_15a</text:p>
          </table:table-cell>
          <table:table-cell office:value-type="float" office:value="450" calcext:value-type="float">
            <text:p>450</text:p>
          </table:table-cell>
          <table:table-cell office:value-type="float" office:value="0.0808512744370205" calcext:value-type="float">
            <text:p>0.1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450" calcext:value-type="float">
            <text:p>450</text:p>
          </table:table-cell>
          <table:table-cell office:value-type="float" office:value="0.0808611729769859" calcext:value-type="float">
            <text:p>0.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450" calcext:value-type="float">
            <text:p>450</text:p>
          </table:table-cell>
          <table:table-cell office:value-type="float" office:value="0.165107646622123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450" calcext:value-type="float">
            <text:p>450</text:p>
          </table:table-cell>
          <table:table-cell office:value-type="float" office:value="0.165800544419698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450" calcext:value-type="float">
            <text:p>450</text:p>
          </table:table-cell>
          <table:table-cell office:value-type="float" office:value="0.0817619401138332" calcext:value-type="float">
            <text:p>0.1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86" calcext:value-type="float">
            <text:p>18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450" calcext:value-type="float">
            <text:p>450</text:p>
          </table:table-cell>
          <table:table-cell office:value-type="float" office:value="0.0817916357337293" calcext:value-type="float">
            <text:p>0.1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450" calcext:value-type="float">
            <text:p>450</text:p>
          </table:table-cell>
          <table:table-cell office:value-type="float" office:value="0.171670378619154" calcext:value-type="float">
            <text:p>0.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450" calcext:value-type="float">
            <text:p>450</text:p>
          </table:table-cell>
          <table:table-cell office:value-type="float" office:value="0.172482058896313" calcext:value-type="float">
            <text:p>0.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office:value-type="float" office:value="128" calcext:value-type="float">
            <text:p>128</text:p>
          </table:table-cell>
          <table:table-cell office:value-type="float" office:value="0.047613188976378" calcext:value-type="float">
            <text:p>0.0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office:value-type="float" office:value="128" calcext:value-type="float">
            <text:p>128</text:p>
          </table:table-cell>
          <table:table-cell office:value-type="float" office:value="0.143946850393701" calcext:value-type="float">
            <text:p>0.1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128" calcext:value-type="float">
            <text:p>128</text:p>
          </table:table-cell>
          <table:table-cell office:value-type="float" office:value="0.259965551181102" calcext:value-type="float">
            <text:p>0.3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128" calcext:value-type="float">
            <text:p>128</text:p>
          </table:table-cell>
          <table:table-cell office:value-type="float" office:value="0.395669291338583" calcext:value-type="float">
            <text:p>0.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office:value-type="float" office:value="128" calcext:value-type="float">
            <text:p>128</text:p>
          </table:table-cell>
          <table:table-cell office:value-type="float" office:value="0.639517716535433" calcext:value-type="float">
            <text:p>0.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mug100_1</text:p>
          </table:table-cell>
          <table:table-cell office:value-type="float" office:value="100" calcext:value-type="float">
            <text:p>100</text:p>
          </table:table-cell>
          <table:table-cell office:value-type="float" office:value="0.0335353535353535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g100_25</text:p>
          </table:table-cell>
          <table:table-cell office:value-type="float" office:value="100" calcext:value-type="float">
            <text:p>100</text:p>
          </table:table-cell>
          <table:table-cell office:value-type="float" office:value="0.0335353535353535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g88_1</text:p>
          </table:table-cell>
          <table:table-cell office:value-type="float" office:value="88" calcext:value-type="float">
            <text:p>88</text:p>
          </table:table-cell>
          <table:table-cell office:value-type="float" office:value="0.0381400208986416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g88_25</text:p>
          </table:table-cell>
          <table:table-cell office:value-type="float" office:value="88" calcext:value-type="float">
            <text:p>88</text:p>
          </table:table-cell>
          <table:table-cell office:value-type="float" office:value="0.0381400208986416" calcext:value-type="float">
            <text:p>0.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office:value-type="float" office:value="197" calcext:value-type="float">
            <text:p>197</text:p>
          </table:table-cell>
          <table:table-cell office:value-type="float" office:value="0.203304672122656" calcext:value-type="float">
            <text:p>0.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office:value-type="float" office:value="188" calcext:value-type="float">
            <text:p>188</text:p>
          </table:table-cell>
          <table:table-cell office:value-type="float" office:value="0.22101490499488" calcext:value-type="float">
            <text:p>0.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184" calcext:value-type="float">
            <text:p>184</text:p>
          </table:table-cell>
          <table:table-cell office:value-type="float" office:value="0.232596816345925" calcext:value-type="float">
            <text:p>0.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office:value-type="float" office:value="185" calcext:value-type="float">
            <text:p>185</text:p>
          </table:table-cell>
          <table:table-cell office:value-type="float" office:value="0.231844888366627" calcext:value-type="float">
            <text:p>0.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office:value-type="float" office:value="186" calcext:value-type="float">
            <text:p>186</text:p>
          </table:table-cell>
          <table:table-cell office:value-type="float" office:value="0.23092124382447" calcext:value-type="float">
            <text:p>0.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yciel3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36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iel4</text:p>
          </table:table-cell>
          <table:table-cell office:value-type="float" office:value="23" calcext:value-type="float">
            <text:p>23</text:p>
          </table:table-cell>
          <table:table-cell office:value-type="float" office:value="0.280632411067194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iel5</text:p>
          </table:table-cell>
          <table:table-cell office:value-type="float" office:value="47" calcext:value-type="float">
            <text:p>47</text:p>
          </table:table-cell>
          <table:table-cell office:value-type="float" office:value="0.21831637372803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iel6</text:p>
          </table:table-cell>
          <table:table-cell office:value-type="float" office:value="95" calcext:value-type="float">
            <text:p>95</text:p>
          </table:table-cell>
          <table:table-cell office:value-type="float" office:value="0.169092945128779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iel7</text:p>
          </table:table-cell>
          <table:table-cell office:value-type="float" office:value="191" calcext:value-type="float">
            <text:p>191</text:p>
          </table:table-cell>
          <table:table-cell office:value-type="float" office:value="0.13006337834114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6" calcext:value-type="float">
            <text:p>16</text:p>
          </table:table-cell>
          <table:table-cell office:value-type="float" office:value="0.316666666666667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4" calcext:value-type="float">
            <text:p>24</text:p>
          </table:table-cell>
          <table:table-cell office:value-type="float" office:value="0.33333333333333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4" calcext:value-type="float">
            <text:p>24</text:p>
          </table:table-cell>
          <table:table-cell office:value-type="float" office:value="0.33333333333333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" calcext:value-type="float">
            <text:p>16</text:p>
          </table:table-cell>
          <table:table-cell office:value-type="float" office:value="0.266666666666667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8" calcext:value-type="float">
            <text:p>18</text:p>
          </table:table-cell>
          <table:table-cell office:value-type="float" office:value="0.313725490196078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0.276923076923077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4" calcext:value-type="float">
            <text:p>34</text:p>
          </table:table-cell>
          <table:table-cell office:value-type="float" office:value="0.285204991087344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1" calcext:value-type="float">
            <text:p>31</text:p>
          </table:table-cell>
          <table:table-cell office:value-type="float" office:value="0.236559139784946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4" calcext:value-type="float">
            <text:p>34</text:p>
          </table:table-cell>
          <table:table-cell office:value-type="float" office:value="0.24242424242424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4" calcext:value-type="float">
            <text:p>34</text:p>
          </table:table-cell>
          <table:table-cell office:value-type="float" office:value="0.238859180035651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0.24174174174174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" calcext:value-type="float">
            <text:p>35</text:p>
          </table:table-cell>
          <table:table-cell office:value-type="float" office:value="0.240336134453781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6" calcext:value-type="float">
            <text:p>36</text:p>
          </table:table-cell>
          <table:table-cell office:value-type="float" office:value="0.247619047619048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7" calcext:value-type="float">
            <text:p>37</text:p>
          </table:table-cell>
          <table:table-cell office:value-type="float" office:value="0.213213213213213" calcext:value-type="float">
            <text:p>0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8" calcext:value-type="float">
            <text:p>38</text:p>
          </table:table-cell>
          <table:table-cell office:value-type="float" office:value="0.220483641536273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8" calcext:value-type="float">
            <text:p>38</text:p>
          </table:table-cell>
          <table:table-cell office:value-type="float" office:value="0.219061166429587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44" calcext:value-type="float">
            <text:p>44</text:p>
          </table:table-cell>
          <table:table-cell office:value-type="float" office:value="0.215644820295983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0.185383244206774" calcext:value-type="float">
            <text:p>0.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6" calcext:value-type="float">
            <text:p>36</text:p>
          </table:table-cell>
          <table:table-cell office:value-type="float" office:value="0.19047619047619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7" calcext:value-type="float">
            <text:p>37</text:p>
          </table:table-cell>
          <table:table-cell office:value-type="float" office:value="0.196696696696697" calcext:value-type="float">
            <text:p>0.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44" calcext:value-type="float">
            <text:p>44</text:p>
          </table:table-cell>
          <table:table-cell office:value-type="float" office:value="0.183932346723044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44" calcext:value-type="float">
            <text:p>44</text:p>
          </table:table-cell>
          <table:table-cell office:value-type="float" office:value="0.173361522198731" calcext:value-type="float">
            <text:p>0.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53" calcext:value-type="float">
            <text:p>53</text:p>
          </table:table-cell>
          <table:table-cell office:value-type="float" office:value="0.184325108853411" calcext:value-type="float">
            <text:p>0.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60" calcext:value-type="float">
            <text:p>60</text:p>
          </table:table-cell>
          <table:table-cell office:value-type="float" office:value="0.17909604519774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47" calcext:value-type="float">
            <text:p>47</text:p>
          </table:table-cell>
          <table:table-cell office:value-type="float" office:value="0.165587419056429" calcext:value-type="float">
            <text:p>0.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51" calcext:value-type="float">
            <text:p>51</text:p>
          </table:table-cell>
          <table:table-cell office:value-type="float" office:value="0.173333333333333" calcext:value-type="float">
            <text:p>0.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56" calcext:value-type="float">
            <text:p>56</text:p>
          </table:table-cell>
          <table:table-cell office:value-type="float" office:value="0.167532467532468" calcext:value-type="float">
            <text:p>0.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74" calcext:value-type="float">
            <text:p>74</text:p>
          </table:table-cell>
          <table:table-cell office:value-type="float" office:value="0.155868196964087" calcext:value-type="float">
            <text:p>0.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86" calcext:value-type="float">
            <text:p>86</text:p>
          </table:table-cell>
          <table:table-cell office:value-type="float" office:value="0.154856361149111" calcext:value-type="float">
            <text:p>0.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01" calcext:value-type="float">
            <text:p>101</text:p>
          </table:table-cell>
          <table:table-cell office:value-type="float" office:value="0.158019801980198" calcext:value-type="float">
            <text:p>0.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87" calcext:value-type="float">
            <text:p>87</text:p>
          </table:table-cell>
          <table:table-cell office:value-type="float" office:value="0.143544506816359" calcext:value-type="float">
            <text:p>0.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86" calcext:value-type="float">
            <text:p>86</text:p>
          </table:table-cell>
          <table:table-cell office:value-type="float" office:value="0.135978112175103" calcext:value-type="float">
            <text:p>0.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16" calcext:value-type="float">
            <text:p>116</text:p>
          </table:table-cell>
          <table:table-cell office:value-type="float" office:value="0.134932533733133" calcext:value-type="float">
            <text:p>0.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38" calcext:value-type="float">
            <text:p>138</text:p>
          </table:table-cell>
          <table:table-cell office:value-type="float" office:value="0.125462816037237" calcext:value-type="float">
            <text:p>0.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g.order30</text:p>
          </table:table-cell>
          <table:table-cell office:value-type="float" office:value="900" calcext:value-type="float">
            <text:p>900</text:p>
          </table:table-cell>
          <table:table-cell office:value-type="float" office:value="0.064516129032258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qg.order40</text:p>
          </table:table-cell>
          <table:table-cell office:value-type="float" office:value="1600" calcext:value-type="float">
            <text:p>1600</text:p>
          </table:table-cell>
          <table:table-cell office:value-type="float" office:value="0.0487804878048781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qg.order60</text:p>
          </table:table-cell>
          <table:table-cell office:value-type="float" office:value="3600" calcext:value-type="float">
            <text:p>3600</text:p>
          </table:table-cell>
          <table:table-cell office:value-type="float" office:value="0.0327868852459016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string" calcext:value-type="string">
            <text:p>qg.order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98019801980198" calcext:value-type="float">
            <text:p>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.69" calcext:value-type="float">
            <text:p>348.69</text:p>
          </table:table-cell>
        </table:table-row>
        <table:table-row table:style-name="ro1">
          <table:table-cell office:value-type="string" calcext:value-type="string">
            <text:p>queen5_5</text:p>
          </table:table-cell>
          <table:table-cell office:value-type="float" office:value="25" calcext:value-type="float">
            <text:p>25</text:p>
          </table:table-cell>
          <table:table-cell office:value-type="float" office:value="0.533333333333333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6_6</text:p>
          </table:table-cell>
          <table:table-cell office:value-type="float" office:value="36" calcext:value-type="float">
            <text:p>36</text:p>
          </table:table-cell>
          <table:table-cell office:value-type="float" office:value="0.46031746031746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7_7</text:p>
          </table:table-cell>
          <table:table-cell office:value-type="float" office:value="49" calcext:value-type="float">
            <text:p>49</text:p>
          </table:table-cell>
          <table:table-cell office:value-type="float" office:value="0.404761904761905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64" calcext:value-type="float">
            <text:p>64</text:p>
          </table:table-cell>
          <table:table-cell office:value-type="float" office:value="0.361111111111111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81" calcext:value-type="float">
            <text:p>81</text:p>
          </table:table-cell>
          <table:table-cell office:value-type="float" office:value="0.325925925925926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office:value-type="float" office:value="100" calcext:value-type="float">
            <text:p>100</text:p>
          </table:table-cell>
          <table:table-cell office:value-type="float" office:value="0.296969696969697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office:value-type="float" office:value="121" calcext:value-type="float">
            <text:p>121</text:p>
          </table:table-cell>
          <table:table-cell office:value-type="float" office:value="0.27272727272727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office:value-type="float" office:value="144" calcext:value-type="float">
            <text:p>144</text:p>
          </table:table-cell>
          <table:table-cell office:value-type="float" office:value="0.252136752136752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office:value-type="float" office:value="169" calcext:value-type="float">
            <text:p>169</text:p>
          </table:table-cell>
          <table:table-cell office:value-type="float" office:value="0.234432234432234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96" calcext:value-type="float">
            <text:p>196</text:p>
          </table:table-cell>
          <table:table-cell office:value-type="float" office:value="0.219047619047619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225" calcext:value-type="float">
            <text:p>225</text:p>
          </table:table-cell>
          <table:table-cell office:value-type="float" office:value="0.205555555555556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56" calcext:value-type="float">
            <text:p>256</text:p>
          </table:table-cell>
          <table:table-cell office:value-type="float" office:value="0.19362745098039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 office:value-type="float" office:value="144" calcext:value-type="float">
            <text:p>144</text:p>
          </table:table-cell>
          <table:table-cell office:value-type="float" office:value="0.124320124320124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office:value-type="float" office:value="142" calcext:value-type="float">
            <text:p>142</text:p>
          </table:table-cell>
          <table:table-cell office:value-type="float" office:value="0.12446309060034" calcext:value-type="float">
            <text:p>0.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office:value-type="float" office:value="139" calcext:value-type="float">
            <text:p>139</text:p>
          </table:table-cell>
          <table:table-cell office:value-type="float" office:value="0.123866124491711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4</text:p>
          </table:table-cell>
          <table:table-cell office:value-type="float" office:value="151" calcext:value-type="float">
            <text:p>151</text:p>
          </table:table-cell>
          <table:table-cell office:value-type="float" office:value="0.124150110375276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5</text:p>
          </table:table-cell>
          <table:table-cell office:value-type="float" office:value="142" calcext:value-type="float">
            <text:p>142</text:p>
          </table:table-cell>
          <table:table-cell office:value-type="float" office:value="0.126460893017681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office:value-type="float" office:value="148" calcext:value-type="float">
            <text:p>148</text:p>
          </table:table-cell>
          <table:table-cell office:value-type="float" office:value="0.126953484096341" calcext:value-type="float">
            <text:p>0.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office:value-type="float" office:value="141" calcext:value-type="float">
            <text:p>141</text:p>
          </table:table-cell>
          <table:table-cell office:value-type="float" office:value="0.126950354609929" calcext:value-type="float">
            <text:p>0.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8</text:p>
          </table:table-cell>
          <table:table-cell office:value-type="float" office:value="138" calcext:value-type="float">
            <text:p>138</text:p>
          </table:table-cell>
          <table:table-cell office:value-type="float" office:value="0.125991748651222" calcext:value-type="float">
            <text:p>0.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09</text:p>
          </table:table-cell>
          <table:table-cell office:value-type="float" office:value="129" calcext:value-type="float">
            <text:p>129</text:p>
          </table:table-cell>
          <table:table-cell office:value-type="float" office:value="0.124394379844961" calcext:value-type="float">
            <text:p>0.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float" office:value="0.126085011185682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08" calcext:value-type="float">
            <text:p>208</text:p>
          </table:table-cell>
          <table:table-cell office:value-type="float" office:value="0.104375696767001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99" calcext:value-type="float">
            <text:p>199</text:p>
          </table:table-cell>
          <table:table-cell office:value-type="float" office:value="0.104309425917466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17" calcext:value-type="float">
            <text:p>217</text:p>
          </table:table-cell>
          <table:table-cell office:value-type="float" office:value="0.104497354497354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14" calcext:value-type="float">
            <text:p>214</text:p>
          </table:table-cell>
          <table:table-cell office:value-type="float" office:value="0.104734324952832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98" calcext:value-type="float">
            <text:p>198</text:p>
          </table:table-cell>
          <table:table-cell office:value-type="float" office:value="0.105368404860791" calcext:value-type="float">
            <text:p>0.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88" calcext:value-type="float">
            <text:p>188</text:p>
          </table:table-cell>
          <table:table-cell office:value-type="float" office:value="0.105870975082489" calcext:value-type="float">
            <text:p>0.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13" calcext:value-type="float">
            <text:p>213</text:p>
          </table:table-cell>
          <table:table-cell office:value-type="float" office:value="0.105943839135442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00" calcext:value-type="float">
            <text:p>200</text:p>
          </table:table-cell>
          <table:table-cell office:value-type="float" office:value="0.104472361809045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85" calcext:value-type="float">
            <text:p>185</text:p>
          </table:table-cell>
          <table:table-cell office:value-type="float" office:value="0.10593419506463" calcext:value-type="float">
            <text:p>0.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17" calcext:value-type="float">
            <text:p>217</text:p>
          </table:table-cell>
          <table:table-cell office:value-type="float" office:value="0.104412015702338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81" calcext:value-type="float">
            <text:p>281</text:p>
          </table:table-cell>
          <table:table-cell office:value-type="float" office:value="0.0903406202338587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85" calcext:value-type="float">
            <text:p>285</text:p>
          </table:table-cell>
          <table:table-cell office:value-type="float" office:value="0.0910303928836175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88" calcext:value-type="float">
            <text:p>288</text:p>
          </table:table-cell>
          <table:table-cell office:value-type="float" office:value="0.0903019744483159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69" calcext:value-type="float">
            <text:p>269</text:p>
          </table:table-cell>
          <table:table-cell office:value-type="float" office:value="0.0911058092437441" calcext:value-type="float">
            <text:p>0.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66" calcext:value-type="float">
            <text:p>266</text:p>
          </table:table-cell>
          <table:table-cell office:value-type="float" office:value="0.0901404454532558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284" calcext:value-type="float">
            <text:p>284</text:p>
          </table:table-cell>
          <table:table-cell office:value-type="float" office:value="0.090305081371622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59" calcext:value-type="float">
            <text:p>259</text:p>
          </table:table-cell>
          <table:table-cell office:value-type="float" office:value="0.0903594624524857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88" calcext:value-type="float">
            <text:p>288</text:p>
          </table:table-cell>
          <table:table-cell office:value-type="float" office:value="0.0911004645760743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81" calcext:value-type="float">
            <text:p>281</text:p>
          </table:table-cell>
          <table:table-cell office:value-type="float" office:value="0.0903152008134215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301" calcext:value-type="float">
            <text:p>301</text:p>
          </table:table-cell>
          <table:table-cell office:value-type="float" office:value="0.0912956810631229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r125.1c</text:p>
          </table:table-cell>
          <table:table-cell office:value-type="float" office:value="125" calcext:value-type="float">
            <text:p>125</text:p>
          </table:table-cell>
          <table:table-cell office:value-type="float" office:value="0.967870967741935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r125.1</text:p>
          </table:table-cell>
          <table:table-cell office:value-type="float" office:value="125" calcext:value-type="float">
            <text:p>125</text:p>
          </table:table-cell>
          <table:table-cell office:value-type="float" office:value="0.0269677419354839" calcext:value-type="float">
            <text:p>0.0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5.5</text:p>
          </table:table-cell>
          <table:table-cell office:value-type="float" office:value="125" calcext:value-type="float">
            <text:p>125</text:p>
          </table:table-cell>
          <table:table-cell office:value-type="float" office:value="0.495225806451613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r250.1c</text:p>
          </table:table-cell>
          <table:table-cell office:value-type="float" office:value="250" calcext:value-type="float">
            <text:p>250</text:p>
          </table:table-cell>
          <table:table-cell office:value-type="float" office:value="0.97114859437751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r250.1</text:p>
          </table:table-cell>
          <table:table-cell office:value-type="float" office:value="250" calcext:value-type="float">
            <text:p>250</text:p>
          </table:table-cell>
          <table:table-cell office:value-type="float" office:value="0.027855421686747" calcext:value-type="float">
            <text:p>0.0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250" calcext:value-type="float">
            <text:p>250</text:p>
          </table:table-cell>
          <table:table-cell office:value-type="float" office:value="0.477076305220884" calcext:value-type="float">
            <text:p>0.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000" calcext:value-type="float">
            <text:p>1000</text:p>
          </table:table-cell>
          <table:table-cell office:value-type="float" office:value="0.971151151151151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14" calcext:value-type="float">
            <text:p>314</text:p>
          </table:table-cell>
          <table:table-cell office:value-type="float" office:value="2281.63" calcext:value-type="float">
            <text:p>2281.63</text:p>
          </table:table-cell>
        </table:table-row>
        <table:table-row table:style-name="ro1">
          <table:table-cell office:value-type="string" calcext:value-type="string">
            <text:p>r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0.0287847847847848" calcext:value-type="float">
            <text:p>0.0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54" calcext:value-type="float">
            <text:p>95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0.477011011011011" calcext:value-type="float">
            <text:p>0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96.34" calcext:value-type="float">
            <text:p>1196.34</text:p>
          </table:table-cell>
        </table:table-row>
        <table:table-row table:style-name="ro1">
          <table:table-cell office:value-type="string" calcext:value-type="string">
            <text:p>R50_1g</text:p>
          </table:table-cell>
          <table:table-cell office:value-type="float" office:value="50" calcext:value-type="float">
            <text:p>50</text:p>
          </table:table-cell>
          <table:table-cell office:value-type="float" office:value="0.0881632653061225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0_5g</text:p>
          </table:table-cell>
          <table:table-cell office:value-type="float" office:value="50" calcext:value-type="float">
            <text:p>50</text:p>
          </table:table-cell>
          <table:table-cell office:value-type="float" office:value="0.499591836734694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0_9g</text:p>
          </table:table-cell>
          <table:table-cell office:value-type="float" office:value="50" calcext:value-type="float">
            <text:p>50</text:p>
          </table:table-cell>
          <table:table-cell office:value-type="float" office:value="0.891428571428571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75_1g</text:p>
          </table:table-cell>
          <table:table-cell office:value-type="float" office:value="70" calcext:value-type="float">
            <text:p>70</text:p>
          </table:table-cell>
          <table:table-cell office:value-type="float" office:value="0.103933747412008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5_5g</text:p>
          </table:table-cell>
          <table:table-cell office:value-type="float" office:value="75" calcext:value-type="float">
            <text:p>75</text:p>
          </table:table-cell>
          <table:table-cell office:value-type="float" office:value="0.507027027027027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75_9g</text:p>
          </table:table-cell>
          <table:table-cell office:value-type="float" office:value="75" calcext:value-type="float">
            <text:p>75</text:p>
          </table:table-cell>
          <table:table-cell office:value-type="float" office:value="0.905585585585586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R100_1g</text:p>
          </table:table-cell>
          <table:table-cell office:value-type="float" office:value="100" calcext:value-type="float">
            <text:p>100</text:p>
          </table:table-cell>
          <table:table-cell office:value-type="float" office:value="0.102828282828283" calcext:value-type="float">
            <text:p>0.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0_5g</text:p>
          </table:table-cell>
          <table:table-cell office:value-type="float" office:value="100" calcext:value-type="float">
            <text:p>100</text:p>
          </table:table-cell>
          <table:table-cell office:value-type="float" office:value="0.496161616161616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00_9g</text:p>
          </table:table-cell>
          <table:table-cell office:value-type="float" office:value="100" calcext:value-type="float">
            <text:p>100</text:p>
          </table:table-cell>
          <table:table-cell office:value-type="float" office:value="0.896565656565656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85" calcext:value-type="float">
            <text:p>385</text:p>
          </table:table-cell>
          <table:table-cell office:value-type="float" office:value="0.258319805194805" calcext:value-type="float">
            <text:p>0.3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52" calcext:value-type="float">
            <text:p>352</text:p>
          </table:table-cell>
          <table:table-cell office:value-type="float" office:value="0.236531986531986" calcext:value-type="float">
            <text:p>0.2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wap01a</text:p>
          </table:table-cell>
          <table:table-cell office:value-type="float" office:value="2368" calcext:value-type="float">
            <text:p>2368</text:p>
          </table:table-cell>
          <table:table-cell office:value-type="float" office:value="0.0395610677217141" calcext:value-type="float">
            <text:p>0.0</text:p>
          </table:table-cell>
          <table:table-cell table:number-columns-repeated="3" office:value-type="float" office:value="583" calcext:value-type="float">
            <text:p>583</text:p>
          </table:table-cell>
          <table:table-cell office:value-type="float" office:value="608" calcext:value-type="float">
            <text:p>608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wap02a</text:p>
          </table:table-cell>
          <table:table-cell office:value-type="float" office:value="2464" calcext:value-type="float">
            <text:p>2464</text:p>
          </table:table-cell>
          <table:table-cell office:value-type="float" office:value="0.0368248783291414" calcext:value-type="float">
            <text:p>0.0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66" calcext:value-type="float">
            <text:p>766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wap03a</text:p>
          </table:table-cell>
          <table:table-cell office:value-type="float" office:value="4730" calcext:value-type="float">
            <text:p>4730</text:p>
          </table:table-cell>
          <table:table-cell office:value-type="float" office:value="0.0256366077332209" calcext:value-type="float">
            <text:p>0.0</text:p>
          </table:table-cell>
          <table:table-cell table:number-columns-repeated="4" office:value-type="float" office:value="640" calcext:value-type="float">
            <text:p>640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wap04a</text:p>
          </table:table-cell>
          <table:table-cell office:value-type="float" office:value="5231" calcext:value-type="float">
            <text:p>5231</text:p>
          </table:table-cell>
          <table:table-cell office:value-type="float" office:value="0.021558637231419" calcext:value-type="float">
            <text:p>0.0</text:p>
          </table:table-cell>
          <table:table-cell table:number-columns-repeated="4" office:value-type="float" office:value="1199" calcext:value-type="float">
            <text:p>1199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wap05a</text:p>
          </table:table-cell>
          <table:table-cell office:value-type="float" office:value="905" calcext:value-type="float">
            <text:p>905</text:p>
          </table:table-cell>
          <table:table-cell office:value-type="float" office:value="0.105317068400724" calcext:value-type="float">
            <text:p>0.1</text:p>
          </table:table-cell>
          <table:table-cell table:number-columns-repeated="3" office:value-type="float" office:value="203" calcext:value-type="float">
            <text:p>203</text:p>
          </table:table-cell>
          <table:table-cell office:value-type="float" office:value="240" calcext:value-type="float">
            <text:p>240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wap06a</text:p>
          </table:table-cell>
          <table:table-cell office:value-type="float" office:value="947" calcext:value-type="float">
            <text:p>947</text:p>
          </table:table-cell>
          <table:table-cell office:value-type="float" office:value="0.0972716780039783" calcext:value-type="float">
            <text:p>0.1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wap07a</text:p>
          </table:table-cell>
          <table:table-cell office:value-type="float" office:value="1809" calcext:value-type="float">
            <text:p>1809</text:p>
          </table:table-cell>
          <table:table-cell office:value-type="float" office:value="0.0632090286032962" calcext:value-type="float">
            <text:p>0.1</text:p>
          </table:table-cell>
          <table:table-cell table:number-columns-repeated="3"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string" calcext:value-type="string">
            <text:p>wap08a</text:p>
          </table:table-cell>
          <table:table-cell office:value-type="float" office:value="1870" calcext:value-type="float">
            <text:p>1870</text:p>
          </table:table-cell>
          <table:table-cell office:value-type="float" office:value="0.0596137944452551" calcext:value-type="float">
            <text:p>0.1</text:p>
          </table:table-cell>
          <table:table-cell table:number-columns-repeated="3"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211" calcext:value-type="float">
            <text:p>211</text:p>
          </table:table-cell>
          <table:table-cell office:value-type="float" office:value="0.185059805912886" calcext:value-type="float">
            <text:p>0.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211" calcext:value-type="float">
            <text:p>211</text:p>
          </table:table-cell>
          <table:table-cell office:value-type="float" office:value="0.159828481155495" calcext:value-type="float">
            <text:p>0.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206" calcext:value-type="float">
            <text:p>206</text:p>
          </table:table-cell>
          <table:table-cell office:value-type="float" office:value="0.167653327018707" calcext:value-type="float">
            <text:p>0.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32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ce6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vertices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ptim</text:p>
          </table:table-cell>
          <table:table-cell office:value-type="string" calcext:value-type="string">
            <text:p>same as k</text:p>
          </table:table-cell>
        </table:table-row>
        <table:table-row table:style-name="ro1">
          <table:table-cell office:value-type="string" calcext:value-type="string">
            <text:p>1-FullIns_3</text:p>
          </table:table-cell>
          <table:table-cell table:formula="of:=[r1_gcp.AX3]-[r1_gcp.AW3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2]=[.C2];1;&quot;&quot;)">
            <text:p/>
          </table:table-cell>
        </table:table-row>
        <table:table-row table:style-name="ro1">
          <table:table-cell office:value-type="string" calcext:value-type="string">
            <text:p>1-FullIns_4</text:p>
          </table:table-cell>
          <table:table-cell table:formula="of:=[r1_gcp.AX4]-[r1_gcp.AW4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3]=[.C3];1;&quot;&quot;)">
            <text:p/>
          </table:table-cell>
        </table:table-row>
        <table:table-row table:style-name="ro1">
          <table:table-cell office:value-type="string" calcext:value-type="string">
            <text:p>1-FullIns_5</text:p>
          </table:table-cell>
          <table:table-cell table:formula="of:=[r1_gcp.AX5]-[r1_gcp.AW5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4]=[.C4];1;&quot;&quot;)">
            <text:p/>
          </table:table-cell>
        </table:table-row>
        <table:table-row table:style-name="ro1">
          <table:table-cell office:value-type="string" calcext:value-type="string">
            <text:p>1-Insertions_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5]=[.C5];1;&quot;&quot;)">
            <text:p/>
          </table:table-cell>
        </table:table-row>
        <table:table-row table:style-name="ro1">
          <table:table-cell office:value-type="string" calcext:value-type="string">
            <text:p>1-Insertions_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8" table:formula="of:=IF([.B6]=[.C6];1;&quot;&quot;)">
            <text:p/>
          </table:table-cell>
        </table:table-row>
        <table:table-row table:style-name="ro1">
          <table:table-cell office:value-type="string" calcext:value-type="string">
            <text:p>1-Insertions_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8" table:formula="of:=IF([.B7]=[.C7];1;&quot;&quot;)">
            <text:p/>
          </table:table-cell>
        </table:table-row>
        <table:table-row table:style-name="ro1">
          <table:table-cell office:value-type="string" calcext:value-type="string">
            <text:p>2-FullIns_3</text:p>
          </table:table-cell>
          <table:table-cell table:formula="of:=[r1_gcp.AX9]-[r1_gcp.AW9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8]=[.C8];1;&quot;&quot;)">
            <text:p/>
          </table:table-cell>
        </table:table-row>
        <table:table-row table:style-name="ro1">
          <table:table-cell office:value-type="string" calcext:value-type="string">
            <text:p>2-FullIns_4</text:p>
          </table:table-cell>
          <table:table-cell table:formula="of:=[r1_gcp.AX10]-[r1_gcp.AW10]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9]=[.C9];1;&quot;&quot;)">
            <text:p/>
          </table:table-cell>
        </table:table-row>
        <table:table-row table:style-name="ro1">
          <table:table-cell office:value-type="string" calcext:value-type="string">
            <text:p>2-FullIns_5</text:p>
          </table:table-cell>
          <table:table-cell table:formula="of:=[r1_gcp.AX11]-[r1_gcp.AW11]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0]=[.C10];1;&quot;&quot;)">
            <text:p/>
          </table:table-cell>
        </table:table-row>
        <table:table-row table:style-name="ro1">
          <table:table-cell office:value-type="string" calcext:value-type="string">
            <text:p>2-Insertions_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1]=[.C11];1;&quot;&quot;)">
            <text:p/>
          </table:table-cell>
        </table:table-row>
        <table:table-row table:style-name="ro1">
          <table:table-cell office:value-type="string" calcext:value-type="string">
            <text:p>2-Insertions_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12]=[.C12];1;&quot;&quot;)">
            <text:p/>
          </table:table-cell>
        </table:table-row>
        <table:table-row table:style-name="ro1">
          <table:table-cell office:value-type="string" calcext:value-type="string">
            <text:p>2-Insertions_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8" table:formula="of:=IF([.B13]=[.C13];1;&quot;&quot;)">
            <text:p/>
          </table:table-cell>
        </table:table-row>
        <table:table-row table:style-name="ro1">
          <table:table-cell office:value-type="string" calcext:value-type="string">
            <text:p>3-FullIns_3</text:p>
          </table:table-cell>
          <table:table-cell table:formula="of:=[r1_gcp.AX15]-[r1_gcp.AW15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]=[.C14];1;&quot;&quot;)">
            <text:p/>
          </table:table-cell>
        </table:table-row>
        <table:table-row table:style-name="ro1">
          <table:table-cell office:value-type="string" calcext:value-type="string">
            <text:p>3-FullIns_4</text:p>
          </table:table-cell>
          <table:table-cell table:formula="of:=[r1_gcp.AX16]-[r1_gcp.AW16]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8" table:formula="of:=IF([.B15]=[.C15];1;&quot;&quot;)">
            <text:p/>
          </table:table-cell>
        </table:table-row>
        <table:table-row table:style-name="ro1">
          <table:table-cell office:value-type="string" calcext:value-type="string">
            <text:p>3-FullIns_5</text:p>
          </table:table-cell>
          <table:table-cell table:formula="of:=[r1_gcp.AX17]-[r1_gcp.AW17]"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8" table:formula="of:=IF([.B16]=[.C16];1;&quot;&quot;)">
            <text:p/>
          </table:table-cell>
        </table:table-row>
        <table:table-row table:style-name="ro1">
          <table:table-cell office:value-type="string" calcext:value-type="string">
            <text:p>3-Insertions_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7]=[.C17];1;&quot;&quot;)">
            <text:p/>
          </table:table-cell>
        </table:table-row>
        <table:table-row table:style-name="ro1">
          <table:table-cell office:value-type="string" calcext:value-type="string">
            <text:p>3-Insertions_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18]=[.C18];1;&quot;&quot;)">
            <text:p/>
          </table:table-cell>
        </table:table-row>
        <table:table-row table:style-name="ro1">
          <table:table-cell office:value-type="string" calcext:value-type="string">
            <text:p>3-Insertions_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8" table:formula="of:=IF([.B19]=[.C19];1;&quot;&quot;)">
            <text:p/>
          </table:table-cell>
        </table:table-row>
        <table:table-row table:style-name="ro1">
          <table:table-cell office:value-type="string" calcext:value-type="string">
            <text:p>4-FullIns_3</text:p>
          </table:table-cell>
          <table:table-cell table:formula="of:=[r1_gcp.AX21]-[r1_gcp.AW21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20]=[.C20];1;&quot;&quot;)">
            <text:p/>
          </table:table-cell>
        </table:table-row>
        <table:table-row table:style-name="ro1">
          <table:table-cell office:value-type="string" calcext:value-type="string">
            <text:p>4-FullIns_4</text:p>
          </table:table-cell>
          <table:table-cell table:formula="of:=[r1_gcp.AX22]-[r1_gcp.AW22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21]=[.C21];1;&quot;&quot;)">
            <text:p/>
          </table:table-cell>
        </table:table-row>
        <table:table-row table:style-name="ro1">
          <table:table-cell office:value-type="string" calcext:value-type="string">
            <text:p>4-FullIns_5</text:p>
          </table:table-cell>
          <table:table-cell table:formula="of:=[r1_gcp.AX23]-[r1_gcp.AW23]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8" table:formula="of:=IF([.B22]=[.C22];1;&quot;&quot;)">
            <text:p/>
          </table:table-cell>
        </table:table-row>
        <table:table-row table:style-name="ro1">
          <table:table-cell office:value-type="string" calcext:value-type="string">
            <text:p>4-Insertions_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8" table:formula="of:=IF([.B23]=[.C23];1;&quot;&quot;)">
            <text:p/>
          </table:table-cell>
        </table:table-row>
        <table:table-row table:style-name="ro1">
          <table:table-cell office:value-type="string" calcext:value-type="string">
            <text:p>4-Insertions_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24]=[.C24];1;&quot;&quot;)">
            <text:p/>
          </table:table-cell>
        </table:table-row>
        <table:table-row table:style-name="ro1">
          <table:table-cell office:value-type="string" calcext:value-type="string">
            <text:p>5-FullIns_3</text:p>
          </table:table-cell>
          <table:table-cell table:formula="of:=[r1_gcp.AX26]-[r1_gcp.AW26]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25]=[.C25];1;&quot;&quot;)">
            <text:p/>
          </table:table-cell>
        </table:table-row>
        <table:table-row table:style-name="ro1">
          <table:table-cell office:value-type="string" calcext:value-type="string">
            <text:p>5-FullIns_4</text:p>
          </table:table-cell>
          <table:table-cell table:formula="of:=[r1_gcp.AX27]-[r1_gcp.AW27]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8" table:formula="of:=IF([.B26]=[.C26];1;&quot;&quot;)">
            <text:p/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table:formula="of:=[r1_gcp.AX28]-[r1_gcp.AW28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27]=[.C2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table:formula="of:=[r1_gcp.AX29]-[r1_gcp.AW29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28]=[.C2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table:formula="of:=[r1_gcp.AX30]-[r1_gcp.AW30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29]=[.C2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ck</text:p>
          </table:table-cell>
          <table:table-cell table:formula="of:=[r1_gcp.AX31]-[r1_gcp.AW31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30]=[.C3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formula="of:=[r1_gcp.AX32]-[r1_gcp.AW3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31]=[.C3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120</text:p>
          </table:table-cell>
          <table:table-cell table:formula="of:=[r1_gcp.AX33]-[r1_gcp.AW33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32]=[.C3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313GPIA</text:p>
          </table:table-cell>
          <table:table-cell table:formula="of:=[r1_gcp.AX34]-[r1_gcp.AW34]"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8" table:formula="of:=IF([.B33]=[.C33];1;&quot;&quot;)">
            <text:p/>
          </table:table-cell>
        </table:table-row>
        <table:table-row table:style-name="ro1">
          <table:table-cell office:value-type="string" calcext:value-type="string">
            <text:p>ash331GPIA</text:p>
          </table:table-cell>
          <table:table-cell table:formula="of:=[r1_gcp.AX35]-[r1_gcp.AW35]"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8" table:formula="of:=IF([.B34]=[.C34];1;&quot;&quot;)">
            <text:p/>
          </table:table-cell>
        </table:table-row>
        <table:table-row table:style-name="ro1">
          <table:table-cell office:value-type="string" calcext:value-type="string">
            <text:p>ash608GPIA</text:p>
          </table:table-cell>
          <table:table-cell table:formula="of:=[r1_gcp.AX36]-[r1_gcp.AW36]" office:value-type="float" office:value="1215" calcext:value-type="float">
            <text:p>1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35]=[.C35];1;&quot;&quot;)">
            <text:p/>
          </table:table-cell>
        </table:table-row>
        <table:table-row table:style-name="ro1">
          <table:table-cell office:value-type="string" calcext:value-type="string">
            <text:p>ash958GPIA</text:p>
          </table:table-cell>
          <table:table-cell table:formula="of:=[r1_gcp.AX37]-[r1_gcp.AW37]"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36]=[.C36];1;&quot;&quot;)">
            <text:p/>
          </table:table-cell>
        </table:table-row>
        <table:table-row table:style-name="ro1">
          <table:table-cell office:value-type="string" calcext:value-type="string">
            <text:p>will199GPIA</text:p>
          </table:table-cell>
          <table:table-cell table:formula="of:=[r1_gcp.AX38]-[r1_gcp.AW38]"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8" table:formula="of:=IF([.B37]=[.C37];1;&quot;&quot;)">
            <text:p/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table:style-name="ce8" table:formula="of:=IF([.B38]=[.C38];1;&quot;&quot;)">
            <text:p/>
          </table:table-cell>
        </table:table-row>
        <table:table-row table:style-name="ro1">
          <table:table-cell office:value-type="string" calcext:value-type="string">
            <text:p>C2000.9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-</text:p>
          </table:table-cell>
          <table:table-cell table:style-name="ce8" table:formula="of:=IF([.B39]=[.C39];1;&quot;&quot;)">
            <text:p/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-</text:p>
          </table:table-cell>
          <table:table-cell table:style-name="ce8" table:formula="of:=IF([.B40]=[.C40];1;&quot;&quot;)">
            <text:p/>
          </table:table-cell>
        </table:table-row>
        <table:table-row table:style-name="ro1">
          <table:table-cell office:value-type="string" calcext:value-type="string">
            <text:p>DSJC125.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41]=[.C41];1;&quot;&quot;)">
            <text:p/>
          </table:table-cell>
        </table:table-row>
        <table:table-row table:style-name="ro1">
          <table:table-cell office:value-type="string" calcext:value-type="string">
            <text:p>DSJC12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style-name="ce8" table:formula="of:=IF([.B42]=[.C42];1;&quot;&quot;)">
            <text:p/>
          </table:table-cell>
        </table:table-row>
        <table:table-row table:style-name="ro1">
          <table:table-cell office:value-type="string" calcext:value-type="string">
            <text:p>DSJC125.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table:style-name="ce8" table:formula="of:=IF([.B43]=[.C43];1;&quot;&quot;)">
            <text:p/>
          </table:table-cell>
        </table:table-row>
        <table:table-row table:style-name="ro1">
          <table:table-cell office:value-type="string" calcext:value-type="string">
            <text:p>DSJC250.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8" table:formula="of:=IF([.B44]=[.C44];1;&quot;&quot;)">
            <text:p/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style-name="ce8" table:formula="of:=IF([.B45]=[.C45];1;&quot;&quot;)">
            <text:p/>
          </table:table-cell>
        </table:table-row>
        <table:table-row table:style-name="ro1">
          <table:table-cell office:value-type="string" calcext:value-type="string">
            <text:p>DSJC250.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table:style-name="ce8" table:formula="of:=IF([.B46]=[.C46];1;&quot;&quot;)">
            <text:p/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8" table:formula="of:=IF([.B47]=[.C47];1;&quot;&quot;)">
            <text:p/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8" table:formula="of:=IF([.B48]=[.C48];1;&quot;&quot;)">
            <text:p/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8" table:formula="of:=IF([.B49]=[.C49];1;&quot;&quot;)">
            <text:p/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style-name="ce8" table:formula="of:=IF([.B50]=[.C50];1;&quot;&quot;)">
            <text:p/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8" table:formula="of:=IF([.B51]=[.C51];1;&quot;&quot;)">
            <text:p/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-</text:p>
          </table:table-cell>
          <table:table-cell table:style-name="ce8" table:formula="of:=IF([.B52]=[.C52];1;&quot;&quot;)">
            <text:p/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formula="of:=[r1_gcp.AX54]-[r1_gcp.AW54]"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table:style-name="ce8" table:formula="of:=IF([.B53]=[.C53];1;&quot;&quot;)">
            <text:p/>
          </table:table-cell>
        </table:table-row>
        <table:table-row table:style-name="ro1">
          <table:table-cell office:value-type="string" calcext:value-type="string">
            <text:p>DSJR500.1</text:p>
          </table:table-cell>
          <table:table-cell table:formula="of:=[r1_gcp.AX55]-[r1_gcp.AW5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54]=[.C5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formula="of:=[r1_gcp.AX56]-[r1_gcp.AW56]" office:value-type="float" office:value="486" calcext:value-type="float">
            <text:p>48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*</text:p>
          </table:table-cell>
          <table:table-cell table:style-name="ce8" table:formula="of:=IF([.B55]=[.C55];1;&quot;&quot;)">
            <text:p/>
          </table:table-cell>
        </table:table-row>
        <table:table-row table:style-name="ro1">
          <table:table-cell office:value-type="string" calcext:value-type="string">
            <text:p>flat300_20_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table:style-name="ce8" table:formula="of:=IF([.B56]=[.C56];1;&quot;&quot;)">
            <text:p/>
          </table:table-cell>
        </table:table-row>
        <table:table-row table:style-name="ro1">
          <table:table-cell office:value-type="string" calcext:value-type="string">
            <text:p>flat300_26_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table:style-name="ce8" table:formula="of:=IF([.B57]=[.C57];1;&quot;&quot;)">
            <text:p/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table:style-name="ce8" table:formula="of:=IF([.B58]=[.C58];1;&quot;&quot;)">
            <text:p/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table:style-name="ce8" table:formula="of:=IF([.B59]=[.C59];1;&quot;&quot;)">
            <text:p/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table:style-name="ce8" table:formula="of:=IF([.B60]=[.C60];1;&quot;&quot;)">
            <text:p/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table:style-name="ce8" table:formula="of:=IF([.B61]=[.C61];1;&quot;&quot;)">
            <text:p/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formula="of:=[r1_gcp.AX63]-[r1_gcp.AW63]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table:style-name="ce8" table:formula="of:=IF([.B62]=[.C6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formula="of:=[r1_gcp.AX64]-[r1_gcp.AW64]"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8" table:formula="of:=IF([.B63]=[.C63];1;&quot;&quot;)">
            <text:p/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formula="of:=[r1_gcp.AX65]-[r1_gcp.AW65]"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8" table:formula="of:=IF([.B64]=[.C64];1;&quot;&quot;)">
            <text:p/>
          </table:table-cell>
        </table:table-row>
        <table:table-row table:style-name="ro1">
          <table:table-cell office:value-type="string" calcext:value-type="string">
            <text:p>GEOM20a</text:p>
          </table:table-cell>
          <table:table-cell table:formula="of:=[r1_gcp.AX66]-[r1_gcp.AW6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65]=[.C6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20b</text:p>
          </table:table-cell>
          <table:table-cell table:formula="of:=[r1_gcp.AX67]-[r1_gcp.AW67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ce8" table:formula="of:=IF([.B66]=[.C66];1;&quot;&quot;)">
            <text:p/>
          </table:table-cell>
        </table:table-row>
        <table:table-row table:style-name="ro1">
          <table:table-cell office:value-type="string" calcext:value-type="string">
            <text:p>GEOM20</text:p>
          </table:table-cell>
          <table:table-cell table:formula="of:=[r1_gcp.AX68]-[r1_gcp.AW6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67]=[.C6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30a</text:p>
          </table:table-cell>
          <table:table-cell table:formula="of:=[r1_gcp.AX69]-[r1_gcp.AW6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68]=[.C6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30b</text:p>
          </table:table-cell>
          <table:table-cell table:formula="of:=[r1_gcp.AX70]-[r1_gcp.AW7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69]=[.C6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30</text:p>
          </table:table-cell>
          <table:table-cell table:formula="of:=[r1_gcp.AX71]-[r1_gcp.AW71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70]=[.C7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40a</text:p>
          </table:table-cell>
          <table:table-cell table:formula="of:=[r1_gcp.AX72]-[r1_gcp.AW7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71]=[.C7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40b</text:p>
          </table:table-cell>
          <table:table-cell table:formula="of:=[r1_gcp.AX73]-[r1_gcp.AW7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72]=[.C7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40</text:p>
          </table:table-cell>
          <table:table-cell table:formula="of:=[r1_gcp.AX74]-[r1_gcp.AW7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73]=[.C7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50a</text:p>
          </table:table-cell>
          <table:table-cell table:formula="of:=[r1_gcp.AX75]-[r1_gcp.AW7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74]=[.C7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50b</text:p>
          </table:table-cell>
          <table:table-cell table:formula="of:=[r1_gcp.AX76]-[r1_gcp.AW7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75]=[.C7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50</text:p>
          </table:table-cell>
          <table:table-cell table:formula="of:=[r1_gcp.AX77]-[r1_gcp.AW7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76]=[.C7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60a</text:p>
          </table:table-cell>
          <table:table-cell table:formula="of:=[r1_gcp.AX78]-[r1_gcp.AW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77]=[.C7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60b</text:p>
          </table:table-cell>
          <table:table-cell table:formula="of:=[r1_gcp.AX79]-[r1_gcp.AW79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78]=[.C7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60</text:p>
          </table:table-cell>
          <table:table-cell table:formula="of:=[r1_gcp.AX80]-[r1_gcp.AW80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79]=[.C7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70a</text:p>
          </table:table-cell>
          <table:table-cell table:formula="of:=[r1_gcp.AX81]-[r1_gcp.AW81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80]=[.C8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70b</text:p>
          </table:table-cell>
          <table:table-cell table:formula="of:=[r1_gcp.AX82]-[r1_gcp.AW82]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81]=[.C81];1;&quot;&quot;)">
            <text:p/>
          </table:table-cell>
        </table:table-row>
        <table:table-row table:style-name="ro1">
          <table:table-cell office:value-type="string" calcext:value-type="string">
            <text:p>GEOM70</text:p>
          </table:table-cell>
          <table:table-cell table:formula="of:=[r1_gcp.AX83]-[r1_gcp.AW8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82]=[.C8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80a</text:p>
          </table:table-cell>
          <table:table-cell table:formula="of:=[r1_gcp.AX84]-[r1_gcp.AW84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83]=[.C8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80b</text:p>
          </table:table-cell>
          <table:table-cell table:formula="of:=[r1_gcp.AX85]-[r1_gcp.AW8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84]=[.C8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80</text:p>
          </table:table-cell>
          <table:table-cell table:formula="of:=[r1_gcp.AX86]-[r1_gcp.AW8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85]=[.C8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90a</text:p>
          </table:table-cell>
          <table:table-cell table:formula="of:=[r1_gcp.AX87]-[r1_gcp.AW87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86]=[.C8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90b</text:p>
          </table:table-cell>
          <table:table-cell table:formula="of:=[r1_gcp.AX88]-[r1_gcp.AW88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87]=[.C8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90</text:p>
          </table:table-cell>
          <table:table-cell table:formula="of:=[r1_gcp.AX89]-[r1_gcp.AW8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88]=[.C8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100a</text:p>
          </table:table-cell>
          <table:table-cell table:formula="of:=[r1_gcp.AX90]-[r1_gcp.AW90]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89]=[.C89];1;&quot;&quot;)">
            <text:p/>
          </table:table-cell>
        </table:table-row>
        <table:table-row table:style-name="ro1">
          <table:table-cell office:value-type="string" calcext:value-type="string">
            <text:p>GEOM100b</text:p>
          </table:table-cell>
          <table:table-cell table:formula="of:=[r1_gcp.AX91]-[r1_gcp.AW91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90]=[.C9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100</text:p>
          </table:table-cell>
          <table:table-cell table:formula="of:=[r1_gcp.AX92]-[r1_gcp.AW92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91]=[.C9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110a</text:p>
          </table:table-cell>
          <table:table-cell table:formula="of:=[r1_gcp.AX93]-[r1_gcp.AW93]"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92]=[.C92];1;&quot;&quot;)">
            <text:p/>
          </table:table-cell>
        </table:table-row>
        <table:table-row table:style-name="ro1">
          <table:table-cell office:value-type="string" calcext:value-type="string">
            <text:p>GEOM110b</text:p>
          </table:table-cell>
          <table:table-cell table:formula="of:=[r1_gcp.AX94]-[r1_gcp.AW94]"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93]=[.C93];1;&quot;&quot;)">
            <text:p/>
          </table:table-cell>
        </table:table-row>
        <table:table-row table:style-name="ro1">
          <table:table-cell office:value-type="string" calcext:value-type="string">
            <text:p>GEOM110</text:p>
          </table:table-cell>
          <table:table-cell table:formula="of:=[r1_gcp.AX95]-[r1_gcp.AW9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94]=[.C9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120a</text:p>
          </table:table-cell>
          <table:table-cell table:formula="of:=[r1_gcp.AX96]-[r1_gcp.AW96]"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95]=[.C95];1;&quot;&quot;)">
            <text:p/>
          </table:table-cell>
        </table:table-row>
        <table:table-row table:style-name="ro1">
          <table:table-cell office:value-type="string" calcext:value-type="string">
            <text:p>GEOM120b</text:p>
          </table:table-cell>
          <table:table-cell table:formula="of:=[r1_gcp.AX97]-[r1_gcp.AW97]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96]=[.C96];1;&quot;&quot;)">
            <text:p/>
          </table:table-cell>
        </table:table-row>
        <table:table-row table:style-name="ro1">
          <table:table-cell office:value-type="string" calcext:value-type="string">
            <text:p>GEOM120</text:p>
          </table:table-cell>
          <table:table-cell table:formula="of:=[r1_gcp.AX98]-[r1_gcp.AW98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97]=[.C9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formula="of:=[r1_gcp.AX99]-[r1_gcp.AW99]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table:style-name="ce8" table:formula="of:=IF([.B98]=[.C98];1;&quot;&quot;)">
            <text:p/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formula="of:=[r1_gcp.AX100]-[r1_gcp.AW100]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99]=[.C99];1;&quot;&quot;)">
            <text:p/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formula="of:=[r1_gcp.AX101]-[r1_gcp.AW101]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00]=[.C100];1;&quot;&quot;)">
            <text:p/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8" table:formula="of:=IF([.B101]=[.C101];1;&quot;&quot;)">
            <text:p/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02]=[.C102];1;&quot;&quot;)">
            <text:p/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03]=[.C103];1;&quot;&quot;)">
            <text:p/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04]=[.C104];1;&quot;&quot;)">
            <text:p/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05]=[.C105];1;&quot;&quot;)">
            <text:p/>
          </table:table-cell>
        </table:table-row>
        <table:table-row table:style-name="ro1">
          <table:table-cell office:value-type="string" calcext:value-type="string">
            <text:p>le450_15a</text:p>
          </table:table-cell>
          <table:table-cell table:formula="of:=[r1_gcp.AX107]-[r1_gcp.AW107]"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06]=[.C106];1;&quot;&quot;)">
            <text:p/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formula="of:=[r1_gcp.AX108]-[r1_gcp.AW108]"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07]=[.C107];1;&quot;&quot;)">
            <text:p/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08]=[.C108];1;&quot;&quot;)">
            <text:p/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09]=[.C109];1;&quot;&quot;)">
            <text:p/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formula="of:=[r1_gcp.AX111]-[r1_gcp.AW111]"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table:style-name="ce8" table:formula="of:=IF([.B110]=[.C110];1;&quot;&quot;)">
            <text:p/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formula="of:=[r1_gcp.AX112]-[r1_gcp.AW112]"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table:style-name="ce8" table:formula="of:=IF([.B111]=[.C111];1;&quot;&quot;)">
            <text:p/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formula="of:=[r1_gcp.AX113]-[r1_gcp.AW113]"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table:style-name="ce8" table:formula="of:=IF([.B112]=[.C112];1;&quot;&quot;)">
            <text:p/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formula="of:=[r1_gcp.AX114]-[r1_gcp.AW114]"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table:style-name="ce8" table:formula="of:=IF([.B113]=[.C113];1;&quot;&quot;)">
            <text:p/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formula="of:=[r1_gcp.AX115]-[r1_gcp.AW115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114]=[.C11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formula="of:=[r1_gcp.AX116]-[r1_gcp.AW116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table:style-name="ce8" table:formula="of:=IF([.B115]=[.C11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formula="of:=[r1_gcp.AX117]-[r1_gcp.AW117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16]=[.C11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formula="of:=[r1_gcp.AX118]-[r1_gcp.AW118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table:style-name="ce8" table:formula="of:=IF([.B117]=[.C11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formula="of:=[r1_gcp.AX119]-[r1_gcp.AW119]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table:style-name="ce8" table:formula="of:=IF([.B118]=[.C11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g100_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19]=[.C119];1;&quot;&quot;)">
            <text:p/>
          </table:table-cell>
        </table:table-row>
        <table:table-row table:style-name="ro1">
          <table:table-cell office:value-type="string" calcext:value-type="string">
            <text:p>mug100_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20]=[.C120];1;&quot;&quot;)">
            <text:p/>
          </table:table-cell>
        </table:table-row>
        <table:table-row table:style-name="ro1">
          <table:table-cell office:value-type="string" calcext:value-type="string">
            <text:p>mug88_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21]=[.C121];1;&quot;&quot;)">
            <text:p/>
          </table:table-cell>
        </table:table-row>
        <table:table-row table:style-name="ro1">
          <table:table-cell office:value-type="string" calcext:value-type="string">
            <text:p>mug88_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22]=[.C122];1;&quot;&quot;)">
            <text:p/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formula="of:=[r1_gcp.AX124]-[r1_gcp.AW124]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table:style-name="ce8" table:formula="of:=IF([.B123]=[.C12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formula="of:=[r1_gcp.AX125]-[r1_gcp.AW125]"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24]=[.C124];1;&quot;&quot;)">
            <text:p/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formula="of:=[r1_gcp.AX126]-[r1_gcp.AW126]"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25]=[.C125];1;&quot;&quot;)">
            <text:p/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formula="of:=[r1_gcp.AX127]-[r1_gcp.AW127]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26]=[.C126];1;&quot;&quot;)">
            <text:p/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formula="of:=[r1_gcp.AX128]-[r1_gcp.AW128]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table:style-name="ce8" table:formula="of:=IF([.B127]=[.C127];1;&quot;&quot;)">
            <text:p/>
          </table:table-cell>
        </table:table-row>
        <table:table-row table:style-name="ro1">
          <table:table-cell office:value-type="string" calcext:value-type="string">
            <text:p>myciel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28]=[.C128];1;&quot;&quot;)">
            <text:p/>
          </table:table-cell>
        </table:table-row>
        <table:table-row table:style-name="ro1">
          <table:table-cell office:value-type="string" calcext:value-type="string">
            <text:p>myciel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29]=[.C129];1;&quot;&quot;)">
            <text:p/>
          </table:table-cell>
        </table:table-row>
        <table:table-row table:style-name="ro1">
          <table:table-cell office:value-type="string" calcext:value-type="string">
            <text:p>myciel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30]=[.C130];1;&quot;&quot;)">
            <text:p/>
          </table:table-cell>
        </table:table-row>
        <table:table-row table:style-name="ro1">
          <table:table-cell office:value-type="string" calcext:value-type="string">
            <text:p>myciel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31]=[.C131];1;&quot;&quot;)">
            <text:p/>
          </table:table-cell>
        </table:table-row>
        <table:table-row table:style-name="ro1">
          <table:table-cell office:value-type="string" calcext:value-type="string">
            <text:p>myciel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132]=[.C132];1;&quot;&quot;)">
            <text:p/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33]=[.C133];1;&quot;&quot;)">
            <text:p/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34]=[.C134];1;&quot;&quot;)">
            <text:p/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35]=[.C135];1;&quot;&quot;)">
            <text:p/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36]=[.C136];1;&quot;&quot;)">
            <text:p/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137]=[.C137];1;&quot;&quot;)">
            <text:p/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38]=[.C138];1;&quot;&quot;)">
            <text:p/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39]=[.C139];1;&quot;&quot;)">
            <text:p/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0]=[.C140];1;&quot;&quot;)">
            <text:p/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formula="of:=[r1_gcp.AX142]-[r1_gcp.AW14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1]=[.C14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2]=[.C142];1;&quot;&quot;)">
            <text:p/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3]=[.C143];1;&quot;&quot;)">
            <text:p/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44]=[.C144];1;&quot;&quot;)">
            <text:p/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5]=[.C145];1;&quot;&quot;)">
            <text:p/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46]=[.C146];1;&quot;&quot;)">
            <text:p/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formula="of:=[r1_gcp.AX148]-[r1_gcp.AW148]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7]=[.C147];1;&quot;&quot;)">
            <text:p/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formula="of:=[r1_gcp.AX149]-[r1_gcp.AW1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48]=[.C14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formula="of:=[r1_gcp.AX150]-[r1_gcp.AW15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49]=[.C149];1;&quot;&quot;)">
            <text:p/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50]=[.C150];1;&quot;&quot;)">
            <text:p/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table:formula="of:=[r1_gcp.AX152]-[r1_gcp.AW15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51]=[.C15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formula="of:=[r1_gcp.AX153]-[r1_gcp.AW15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52]=[.C15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table:formula="of:=[r1_gcp.AX154]-[r1_gcp.AW15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53]=[.C15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style-name="ce8" table:formula="of:=IF([.B154]=[.C154];1;&quot;&quot;)">
            <text:p/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formula="of:=[r1_gcp.AX156]-[r1_gcp.AW15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55]=[.C15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table:formula="of:=[r1_gcp.AX157]-[r1_gcp.AW157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56]=[.C15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157]=[.C157];1;&quot;&quot;)">
            <text:p/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table:formula="of:=[r1_gcp.AX159]-[r1_gcp.AW15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158]=[.C158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table:formula="of:=[r1_gcp.AX160]-[r1_gcp.AW160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159]=[.C15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table:formula="of:=[r1_gcp.AX161]-[r1_gcp.AW161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60]=[.C16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table:formula="of:=[r1_gcp.AX162]-[r1_gcp.AW16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61]=[.C16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table:formula="of:=[r1_gcp.AX163]-[r1_gcp.AW163]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62]=[.C162];1;&quot;&quot;)">
            <text:p/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formula="of:=[r1_gcp.AX164]-[r1_gcp.AW164]"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163]=[.C163];1;&quot;&quot;)">
            <text:p/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table:formula="of:=[r1_gcp.AX165]-[r1_gcp.AW165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64]=[.C16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formula="of:=[r1_gcp.AX166]-[r1_gcp.AW16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65]=[.C16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table:formula="of:=[r1_gcp.AX167]-[r1_gcp.AW167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66]=[.C16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table:formula="of:=[r1_gcp.AX168]-[r1_gcp.AW168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167]=[.C167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g.order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table:formula="of:=IF([.B168]=[.C168];1;&quot;&quot;)">
            <text:p/>
          </table:table-cell>
        </table:table-row>
        <table:table-row table:style-name="ro1">
          <table:table-cell office:value-type="string" calcext:value-type="string">
            <text:p>qg.order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style-name="ce8" table:formula="of:=IF([.B169]=[.C169];1;&quot;&quot;)">
            <text:p/>
          </table:table-cell>
        </table:table-row>
        <table:table-row table:style-name="ro1">
          <table:table-cell office:value-type="string" calcext:value-type="string">
            <text:p>qg.order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table:style-name="ce8" table:formula="of:=IF([.B170]=[.C170];1;&quot;&quot;)">
            <text:p/>
          </table:table-cell>
        </table:table-row>
        <table:table-row table:style-name="ro1">
          <table:table-cell office:value-type="string" calcext:value-type="string">
            <text:p>qg.order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table:style-name="ce8" table:formula="of:=IF([.B171]=[.C171];1;&quot;&quot;)">
            <text:p/>
          </table:table-cell>
        </table:table-row>
        <table:table-row table:style-name="ro1">
          <table:table-cell office:value-type="string" calcext:value-type="string">
            <text:p>queen5_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172]=[.C172];1;&quot;&quot;)">
            <text:p/>
          </table:table-cell>
        </table:table-row>
        <table:table-row table:style-name="ro1">
          <table:table-cell office:value-type="string" calcext:value-type="string">
            <text:p>queen6_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73]=[.C173];1;&quot;&quot;)">
            <text:p/>
          </table:table-cell>
        </table:table-row>
        <table:table-row table:style-name="ro1">
          <table:table-cell office:value-type="string" calcext:value-type="string">
            <text:p>queen7_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8" table:formula="of:=IF([.B174]=[.C174];1;&quot;&quot;)">
            <text:p/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8" table:formula="of:=IF([.B175]=[.C175];1;&quot;&quot;)">
            <text:p/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176]=[.C176];1;&quot;&quot;)">
            <text:p/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177]=[.C177];1;&quot;&quot;)">
            <text:p/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178]=[.C178];1;&quot;&quot;)">
            <text:p/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8" table:formula="of:=IF([.B179]=[.C179];1;&quot;&quot;)">
            <text:p/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8" table:formula="of:=IF([.B180]=[.C180];1;&quot;&quot;)">
            <text:p/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1]=[.C181];1;&quot;&quot;)">
            <text:p/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182]=[.C182];1;&quot;&quot;)">
            <text:p/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style-name="ce8" table:formula="of:=IF([.B183]=[.C183];1;&quot;&quot;)">
            <text:p/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style-name="ce8" table:formula="of:=IF([.B184]=[.C184];1;&quot;&quot;)">
            <text:p/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5]=[.C185];1;&quot;&quot;)">
            <text:p/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table:formula="of:=[r1_gcp.AX187]-[r1_gcp.AW187]"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6]=[.C186];1;&quot;&quot;)">
            <text:p/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table:formula="of:=[r1_gcp.AX188]-[r1_gcp.AW188]"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7]=[.C187];1;&quot;&quot;)">
            <text:p/>
          </table:table-cell>
        </table:table-row>
        <table:table-row table:style-name="ro1">
          <table:table-cell office:value-type="string" calcext:value-type="string">
            <text:p>r04</text:p>
          </table:table-cell>
          <table:table-cell table:formula="of:=[r1_gcp.AX189]-[r1_gcp.AW189]"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8]=[.C188];1;&quot;&quot;)">
            <text:p/>
          </table:table-cell>
        </table:table-row>
        <table:table-row table:style-name="ro1">
          <table:table-cell office:value-type="string" calcext:value-type="string">
            <text:p>r05</text:p>
          </table:table-cell>
          <table:table-cell table:formula="of:=[r1_gcp.AX190]-[r1_gcp.AW190]"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89]=[.C189];1;&quot;&quot;)">
            <text:p/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table:formula="of:=[r1_gcp.AX191]-[r1_gcp.AW191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190]=[.C19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table:formula="of:=[r1_gcp.AX192]-[r1_gcp.AW192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191]=[.C191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08</text:p>
          </table:table-cell>
          <table:table-cell table:formula="of:=[r1_gcp.AX193]-[r1_gcp.AW193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92]=[.C192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09</text:p>
          </table:table-cell>
          <table:table-cell table:formula="of:=[r1_gcp.AX194]-[r1_gcp.AW194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93]=[.C19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formula="of:=[r1_gcp.AX195]-[r1_gcp.AW195]"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194]=[.C194];1;&quot;&quot;)">
            <text:p/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formula="of:=[r1_gcp.AX196]-[r1_gcp.AW196]"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95]=[.C195];1;&quot;&quot;)">
            <text:p/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formula="of:=[r1_gcp.AX197]-[r1_gcp.AW197]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196]=[.C196];1;&quot;&quot;)">
            <text:p/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97]=[.C197];1;&quot;&quot;)">
            <text:p/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198]=[.C198];1;&quot;&quot;)">
            <text:p/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table:formula="of:=[r1_gcp.AX200]-[r1_gcp.AW200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199]=[.C19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formula="of:=[r1_gcp.AX201]-[r1_gcp.AW201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200]=[.C200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table:formula="of:=[r1_gcp.AX202]-[r1_gcp.AW202]"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table:style-name="ce8" table:formula="of:=IF([.B201]=[.C201];1;&quot;&quot;)">
            <text:p/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202]=[.C202];1;&quot;&quot;)">
            <text:p/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table:formula="of:=[r1_gcp.AX204]-[r1_gcp.AW204]"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table:style-name="ce8" table:formula="of:=IF([.B203]=[.C203];1;&quot;&quot;)">
            <text:p/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204]=[.C204];1;&quot;&quot;)">
            <text:p/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style-name="ce8" table:formula="of:=IF([.B205]=[.C205];1;&quot;&quot;)">
            <text:p/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table:formula="of:=[r1_gcp.AX207]-[r1_gcp.AW207]"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8" table:formula="of:=IF([.B206]=[.C206];1;&quot;&quot;)">
            <text:p/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8" table:formula="of:=IF([.B207]=[.C207];1;&quot;&quot;)">
            <text:p/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table:formula="of:=[r1_gcp.AX209]-[r1_gcp.AW209]"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style-name="ce8" table:formula="of:=IF([.B208]=[.C208];1;&quot;&quot;)">
            <text:p/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style-name="ce8" table:formula="of:=IF([.B209]=[.C209];1;&quot;&quot;)">
            <text:p/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8" table:formula="of:=IF([.B210]=[.C210];1;&quot;&quot;)">
            <text:p/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table:formula="of:=[r1_gcp.AX212]-[r1_gcp.AW212]"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8" table:formula="of:=IF([.B211]=[.C211];1;&quot;&quot;)">
            <text:p/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table:formula="of:=[r1_gcp.AX213]-[r1_gcp.AW213]"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table:style-name="ce8" table:formula="of:=IF([.B212]=[.C212];1;&quot;&quot;)">
            <text:p/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table:style-name="ce8" table:formula="of:=IF([.B213]=[.C213];1;&quot;&quot;)">
            <text:p/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table:style-name="ce8" table:formula="of:=IF([.B214]=[.C214];1;&quot;&quot;)">
            <text:p/>
          </table:table-cell>
        </table:table-row>
        <table:table-row table:style-name="ro1">
          <table:table-cell office:value-type="string" calcext:value-type="string">
            <text:p>r125.1c</text:p>
          </table:table-cell>
          <table:table-cell table:formula="of:=[r1_gcp.AX216]-[r1_gcp.AW216]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table:style-name="ce8" table:formula="of:=IF([.B215]=[.C215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5.1</text:p>
          </table:table-cell>
          <table:table-cell table:formula="of:=[r1_gcp.AX217]-[r1_gcp.AW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style-name="ce8" table:formula="of:=IF([.B216]=[.C216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5.5</text:p>
          </table:table-cell>
          <table:table-cell table:formula="of:=[r1_gcp.AX218]-[r1_gcp.AW218]"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style-name="ce8" table:formula="of:=IF([.B217]=[.C217];1;&quot;&quot;)">
            <text:p/>
          </table:table-cell>
        </table:table-row>
        <table:table-row table:style-name="ro1">
          <table:table-cell office:value-type="string" calcext:value-type="string">
            <text:p>r250.1c</text:p>
          </table:table-cell>
          <table:table-cell table:formula="of:=[r1_gcp.AX219]-[r1_gcp.AW219]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table:style-name="ce8" table:formula="of:=IF([.B218]=[.C218];1;&quot;&quot;)">
            <text:p/>
          </table:table-cell>
        </table:table-row>
        <table:table-row table:style-name="ro1">
          <table:table-cell office:value-type="string" calcext:value-type="string">
            <text:p>r250.1</text:p>
          </table:table-cell>
          <table:table-cell table:formula="of:=[r1_gcp.AX220]-[r1_gcp.AW220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8" table:formula="of:=IF([.B219]=[.C219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formula="of:=[r1_gcp.AX221]-[r1_gcp.AW221]" office:value-type="float" office:value="235" calcext:value-type="float">
            <text:p>2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table:style-name="ce8" table:formula="of:=IF([.B220]=[.C220];1;&quot;&quot;)">
            <text:p/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formula="of:=[r1_gcp.AX222]-[r1_gcp.AW222]" office:value-type="float" office:value="686" calcext:value-type="float">
            <text:p>6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8" table:formula="of:=IF([.B221]=[.C221];1;&quot;&quot;)">
            <text:p/>
          </table:table-cell>
        </table:table-row>
        <table:table-row table:style-name="ro1">
          <table:table-cell office:value-type="string" calcext:value-type="string">
            <text:p>r1000.1</text:p>
          </table:table-cell>
          <table:table-cell table:formula="of:=[r1_gcp.AX223]-[r1_gcp.AW223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table:style-name="ce8" table:formula="of:=IF([.B222]=[.C222];1;&quot;&quot;)">
            <text:p/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formula="of:=[r1_gcp.AX224]-[r1_gcp.AW224]" office:value-type="float" office:value="966" calcext:value-type="float">
            <text:p>96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table:style-name="ce8" table:formula="of:=IF([.B223]=[.C223];1;&quot;&quot;)">
            <text:p/>
          </table:table-cell>
        </table:table-row>
        <table:table-row table:style-name="ro1">
          <table:table-cell office:value-type="string" calcext:value-type="string">
            <text:p>R50_1g</text:p>
          </table:table-cell>
          <table:table-cell table:formula="of:=[r1_gcp.AX225]-[r1_gcp.AW2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ce8" table:formula="of:=IF([.B224]=[.C224];1;&quot;&quot;)">
            <text:p/>
          </table:table-cell>
        </table:table-row>
        <table:table-row table:style-name="ro1">
          <table:table-cell office:value-type="string" calcext:value-type="string">
            <text:p>R50_5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8" table:formula="of:=IF([.B225]=[.C225];1;&quot;&quot;)">
            <text:p/>
          </table:table-cell>
        </table:table-row>
        <table:table-row table:style-name="ro1">
          <table:table-cell office:value-type="string" calcext:value-type="string">
            <text:p>R50_9g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table:style-name="ce8" table:formula="of:=IF([.B226]=[.C226];1;&quot;&quot;)">
            <text:p/>
          </table:table-cell>
        </table:table-row>
        <table:table-row table:style-name="ro1">
          <table:table-cell office:value-type="string" calcext:value-type="string">
            <text:p>R75_1g</text:p>
          </table:table-cell>
          <table:table-cell table:formula="of:=[r1_gcp.AX228]-[r1_gcp.AW228]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style-name="ce8" table:formula="of:=IF([.B227]=[.C227];1;&quot;&quot;)">
            <text:p/>
          </table:table-cell>
        </table:table-row>
        <table:table-row table:style-name="ro1">
          <table:table-cell office:value-type="string" calcext:value-type="string">
            <text:p>R75_5g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8" table:formula="of:=IF([.B228]=[.C228];1;&quot;&quot;)">
            <text:p/>
          </table:table-cell>
        </table:table-row>
        <table:table-row table:style-name="ro1">
          <table:table-cell office:value-type="string" calcext:value-type="string">
            <text:p>R75_9g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table:style-name="ce8" table:formula="of:=IF([.B229]=[.C229];1;&quot;&quot;)">
            <text:p/>
          </table:table-cell>
        </table:table-row>
        <table:table-row table:style-name="ro1">
          <table:table-cell office:value-type="string" calcext:value-type="string">
            <text:p>R100_1g</text:p>
          </table:table-cell>
          <table:table-cell table:formula="of:=[r1_gcp.AX231]-[r1_gcp.AW231]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8" table:formula="of:=IF([.B230]=[.C230];1;&quot;&quot;)">
            <text:p/>
          </table:table-cell>
        </table:table-row>
        <table:table-row table:style-name="ro1">
          <table:table-cell office:value-type="string" calcext:value-type="string">
            <text:p>R100_5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style-name="ce8" table:formula="of:=IF([.B231]=[.C231];1;&quot;&quot;)">
            <text:p/>
          </table:table-cell>
        </table:table-row>
        <table:table-row table:style-name="ro1">
          <table:table-cell office:value-type="string" calcext:value-type="string">
            <text:p>R100_9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table:style-name="ce8" table:formula="of:=IF([.B232]=[.C232];1;&quot;&quot;)">
            <text:p/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formula="of:=[r1_gcp.AX234]-[r1_gcp.AW234]"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233]=[.C233];1;&quot;&quot;)">
            <text:p/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formula="of:=[r1_gcp.AX235]-[r1_gcp.AW235]"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8" table:formula="of:=IF([.B234]=[.C234];1;&quot;&quot;)">
            <text:p/>
          </table:table-cell>
        </table:table-row>
        <table:table-row table:style-name="ro1">
          <table:table-cell office:value-type="string" calcext:value-type="string">
            <text:p>wap01a</text:p>
          </table:table-cell>
          <table:table-cell table:formula="of:=[r1_gcp.AX236]-[r1_gcp.AW236]" office:value-type="float" office:value="1760" calcext:value-type="float">
            <text:p>17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table:style-name="ce8" table:formula="of:=IF([.B235]=[.C235];1;&quot;&quot;)">
            <text:p/>
          </table:table-cell>
        </table:table-row>
        <table:table-row table:style-name="ro1">
          <table:table-cell office:value-type="string" calcext:value-type="string">
            <text:p>wap02a</text:p>
          </table:table-cell>
          <table:table-cell table:formula="of:=[r1_gcp.AX237]-[r1_gcp.AW237]" office:value-type="float" office:value="1698" calcext:value-type="float">
            <text:p>16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table:style-name="ce8" table:formula="of:=IF([.B236]=[.C236];1;&quot;&quot;)">
            <text:p/>
          </table:table-cell>
        </table:table-row>
        <table:table-row table:style-name="ro1">
          <table:table-cell office:value-type="string" calcext:value-type="string">
            <text:p>wap03a</text:p>
          </table:table-cell>
          <table:table-cell table:formula="of:=[r1_gcp.AX238]-[r1_gcp.AW238]" office:value-type="float" office:value="4090" calcext:value-type="float">
            <text:p>409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style-name="ce8" table:formula="of:=IF([.B237]=[.C237];1;&quot;&quot;)">
            <text:p/>
          </table:table-cell>
        </table:table-row>
        <table:table-row table:style-name="ro1">
          <table:table-cell office:value-type="string" calcext:value-type="string">
            <text:p>wap04a</text:p>
          </table:table-cell>
          <table:table-cell table:formula="of:=[r1_gcp.AX239]-[r1_gcp.AW239]" office:value-type="float" office:value="4032" calcext:value-type="float">
            <text:p>40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table:style-name="ce8" table:formula="of:=IF([.B238]=[.C238];1;&quot;&quot;)">
            <text:p/>
          </table:table-cell>
        </table:table-row>
        <table:table-row table:style-name="ro1">
          <table:table-cell office:value-type="string" calcext:value-type="string">
            <text:p>wap05a</text:p>
          </table:table-cell>
          <table:table-cell table:formula="of:=[r1_gcp.AX240]-[r1_gcp.AW240]" office:value-type="float" office:value="665" calcext:value-type="float">
            <text:p>6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table:style-name="ce8" table:formula="of:=IF([.B239]=[.C239];1;&quot;&quot;)">
            <text:p/>
          </table:table-cell>
        </table:table-row>
        <table:table-row table:style-name="ro1">
          <table:table-cell office:value-type="string" calcext:value-type="string">
            <text:p>wap06a</text:p>
          </table:table-cell>
          <table:table-cell table:formula="of:=[r1_gcp.AX241]-[r1_gcp.AW241]"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table:style-name="ce8" table:formula="of:=IF([.B240]=[.C240];1;&quot;&quot;)">
            <text:p/>
          </table:table-cell>
        </table:table-row>
        <table:table-row table:style-name="ro1">
          <table:table-cell office:value-type="string" calcext:value-type="string">
            <text:p>wap07a</text:p>
          </table:table-cell>
          <table:table-cell table:formula="of:=[r1_gcp.AX242]-[r1_gcp.AW242]" office:value-type="float" office:value="1605" calcext:value-type="float">
            <text:p>16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table:style-name="ce8" table:formula="of:=IF([.B241]=[.C241];1;&quot;&quot;)">
            <text:p/>
          </table:table-cell>
        </table:table-row>
        <table:table-row table:style-name="ro1">
          <table:table-cell office:value-type="string" calcext:value-type="string">
            <text:p>wap08a</text:p>
          </table:table-cell>
          <table:table-cell table:formula="of:=[r1_gcp.AX243]-[r1_gcp.AW243]" office:value-type="float" office:value="1598" calcext:value-type="float">
            <text:p>15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table:style-name="ce8" table:formula="of:=IF([.B242]=[.C242];1;&quot;&quot;)">
            <text:p/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formula="of:=[r1_gcp.AX244]-[r1_gcp.AW244]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table:style-name="ce8" table:formula="of:=IF([.B243]=[.C243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formula="of:=[r1_gcp.AX245]-[r1_gcp.AW245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8" table:formula="of:=IF([.B244]=[.C244];1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formula="of:=[r1_gcp.AX246]-[r1_gcp.AW24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8" table:formula="of:=IF([.B245]=[.C245];1;&quot;&quot;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2:.E245])" office:value-type="float" office:value="67" calcext:value-type="float">
            <text:p>67</text:p>
          </table:table-cell>
        </table:table-row>
        <table:table-row table:style-name="ro1" table:number-rows-repeated="10483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5:46:07.916880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7-25T17:47:10.458737732</dc:date>
    <meta:editing-duration>P3DT6H11M47S</meta:editing-duration>
    <meta:editing-cycles>14</meta:editing-cycles>
    <meta:document-statistic meta:table-count="3" meta:cell-count="15864" meta:object-count="0"/>
  </office:meta>
</office:document-meta>
</file>